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7.16cm" fo:break-before="auto" style:use-optimal-row-height="true"/>
    </style:style>
    <style:style style:name="ro4" style:family="table-row">
      <style:table-row-properties style:row-height="4.528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5.87cm" fo:break-before="auto" style:use-optimal-row-height="true"/>
    </style:style>
    <style:style style:name="ro7" style:family="table-row">
      <style:table-row-properties style:row-height="4.08cm" fo:break-before="auto" style:use-optimal-row-height="true"/>
    </style:style>
    <style:style style:name="ro8" style:family="table-row">
      <style:table-row-properties style:row-height="6.712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4.974cm" fo:break-before="auto" style:use-optimal-row-height="true"/>
    </style:style>
    <style:style style:name="ro13" style:family="table-row">
      <style:table-row-properties style:row-height="4.396cm" fo:break-before="auto" style:use-optimal-row-height="true"/>
    </style:style>
    <style:style style:name="ro14" style:family="table-row">
      <style:table-row-properties style:row-height="2.027cm" fo:break-before="auto" style:use-optimal-row-height="true"/>
    </style:style>
    <style:style style:name="ro15" style:family="table-row">
      <style:table-row-properties style:row-height="3.21cm" fo:break-before="auto" style:use-optimal-row-height="true"/>
    </style:style>
    <style:style style:name="ro16" style:family="table-row">
      <style:table-row-properties style:row-height="5.186cm" fo:break-before="auto" style:use-optimal-row-height="true"/>
    </style:style>
    <style:style style:name="ro17" style:family="table-row">
      <style:table-row-properties style:row-height="6.318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2.738cm" fo:break-before="auto" style:use-optimal-row-height="true"/>
    </style:style>
    <style:style style:name="ro20" style:family="table-row">
      <style:table-row-properties style:row-height="2.817cm" fo:break-before="auto" style:use-optimal-row-height="true"/>
    </style:style>
    <style:style style:name="ro21" style:family="table-row">
      <style:table-row-properties style:row-height="6.369cm" fo:break-before="auto" style:use-optimal-row-height="true"/>
    </style:style>
    <style:style style:name="ro22" style:family="table-row">
      <style:table-row-properties style:row-height="2.422cm" fo:break-before="auto" style:use-optimal-row-height="true"/>
    </style:style>
    <style:style style:name="ro23" style:family="table-row">
      <style:table-row-properties style:row-height="3.605cm" fo:break-before="auto" style:use-optimal-row-height="true"/>
    </style:style>
    <style:style style:name="ro24" style:family="table-row">
      <style:table-row-properties style:row-height="1.395cm" fo:break-before="auto" style:use-optimal-row-height="true"/>
    </style:style>
    <style:style style:name="ro25" style:family="table-row">
      <style:table-row-properties style:row-height="2.29cm" fo:break-before="auto" style:use-optimal-row-height="true"/>
    </style:style>
    <style:style style:name="ro26" style:family="table-row">
      <style:table-row-properties style:row-height="1.842cm" fo:break-before="auto" style:use-optimal-row-height="true"/>
    </style:style>
    <style:style style:name="ro27" style:family="table-row">
      <style:table-row-properties style:row-height="3.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wrap-option="wrap"/>
      <style:paragraph-properties fo:text-align="center" fo:margin-left="0cm"/>
      <style:text-properties fo:color="#ffffff" style:text-outline="false" style:text-line-through-style="none" style:text-line-through-type="none" style:font-name="Arial" fo:font-size="10pt" fo:language="es" fo:country="E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999999"/>
      <style:text-properties style:font-name="Arial"/>
    </style:style>
    <style:style style:name="ce10" style:family="table-cell" style:parent-style-name="Default">
      <style:table-cell-properties fo:background-color="transparent"/>
      <style:text-properties style:font-name="Arial"/>
    </style:style>
    <style:style style:name="ce5" style:family="table-cell" style:parent-style-name="Default">
      <style:text-properties style:font-name="Arial"/>
    </style:style>
    <style:style style:name="ce6" style:family="table-cell" style:parent-style-name="Default">
      <style:table-cell-properties fo:wrap-option="wrap"/>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666666" style:text-align-source="fix" style:repeat-content="false" fo:wrap-option="wrap"/>
      <style:paragraph-properties fo:text-align="center" fo:margin-left="0cm"/>
      <style:text-properties fo:color="#ffffff" style:text-outline="false" style:text-line-through-style="none" style:text-line-through-type="none" style:font-name="Arial" fo:font-size="10pt" fo:language="es" fo:country="E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999999"/>
      <style:text-properties style:font-name="Arial"/>
    </style:style>
    <style:style style:name="ce21" style:family="table-cell" style:parent-style-name="Default">
      <style:table-cell-properties fo:background-color="transparent"/>
      <style:text-properties style:font-name="Arial"/>
    </style:style>
    <style:style style:name="ce16" style:family="table-cell" style:parent-style-name="Default">
      <style:text-properties style:font-name="Arial"/>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99" style:text-align-source="fix" style:repeat-content="false" fo:wrap-option="wrap"/>
      <style:paragraph-properties fo:text-align="center" fo:margin-left="0cm"/>
      <style:text-properties style:font-name="Arial"/>
    </style:style>
    <style:style style:name="ce8" style:family="table-cell" style:parent-style-name="Default">
      <style:table-cell-properties fo:wrap-option="wrap"/>
      <style:text-properties style:font-name="Arial"/>
    </style:style>
    <style:style style:name="ce9" style:family="table-cell" style:parent-style-name="Default">
      <style:table-cell-properties fo:wrap-option="wrap"/>
      <style:text-properties style:font-name="Arial" fo:font-size="11pt" fo:language="en" fo:country="GB" style:font-name-asian="Calibri" style:font-size-asian="11pt" style:language-asian="en" style:country-asian="US" style:font-name-complex="Times New Roman" style:font-size-complex="11pt" style:language-complex="ar" style:country-complex="SA"/>
    </style:style>
    <style:style style:name="ce11" style:family="table-cell" style:parent-style-name="Default">
      <style:table-cell-properties fo:background-color="#999999" style:text-align-source="fix" style:repeat-content="false" fo:wrap-option="wrap"/>
      <style:paragraph-properties fo:text-align="center" fo:margin-left="0cm"/>
    </style:style>
    <style:style style:name="ce12" style:family="table-cell" style:parent-style-name="Default">
      <style:table-cell-properties fo:wrap-option="wrap"/>
    </style:style>
    <style:style style:name="ce29" style:family="table-cell" style:parent-style-name="Default">
      <style:table-cell-properties fo:background-color="transparent"/>
    </style:style>
    <style:style style:name="T1" style:family="text">
      <style:text-properties style:letter-kerning="true" fo:language="en" fo:country="GB" style:language-asian="en" style:country-asian="US" style:language-complex="ar" style:country-complex="SA"/>
    </style:style>
  </office:automatic-styles>
  <office:body>
    <office:spreadsheet>
      <table:calculation-settings table:automatic-find-labels="false" table:use-regular-expressions="false" table:use-wildcards="true"/>
      <table:table table:name="Hoja1" table:style-name="ta1">
        <table:table-column table:style-name="co1" table:default-cell-style-name="ce5"/>
        <table:table-column table:style-name="co1" table:default-cell-style-name="ce16"/>
        <table:table-column table:style-name="co1" table:default-cell-style-name="ce5"/>
        <table:table-column table:style-name="co1" table:default-cell-style-name="ce8"/>
        <table:table-column table:style-name="co1" table:number-columns-repeated="24" table:default-cell-style-name="ce12"/>
        <table:table-column table:style-name="co2" table:number-columns-repeated="16356" table:default-cell-style-name="Default"/>
        <table:table-row table:style-name="ro1">
          <table:table-cell table:style-name="ce1" office:value-type="string" calcext:value-type="string">
            <text:p>Trigger/Element/Note</text:p>
          </table:table-cell>
          <table:table-cell table:style-name="ce14" office:value-type="string" calcext:value-type="string">
            <text:p>Who speaks?</text:p>
          </table:table-cell>
          <table:table-cell table:style-name="ce1" office:value-type="string" calcext:value-type="string">
            <text:p>Is answer?</text:p>
          </table:table-cell>
          <table:table-cell table:style-name="ce1" office:value-type="string" calcext:value-type="string">
            <text:p>English (raw)</text:p>
          </table:table-cell>
          <table:table-cell table:style-name="ce1" office:value-type="string" calcext:value-type="string">
            <text:p>Chinese</text:p>
          </table:table-cell>
          <table:table-cell table:style-name="ce1" office:value-type="string" calcext:value-type="string">
            <text:p>Japanese</text:p>
          </table:table-cell>
          <table:table-cell table:style-name="ce1" office:value-type="string" calcext:value-type="string">
            <text:p>Polish</text:p>
          </table:table-cell>
          <table:table-cell table:style-name="ce1" office:value-type="string" calcext:value-type="string">
            <text:p>Spanish</text:p>
          </table:table-cell>
          <table:table-cell table:style-name="ce1" office:value-type="string" calcext:value-type="string">
            <text:p>Russian</text:p>
          </table:table-cell>
          <table:table-cell table:style-name="ce1" office:value-type="string" calcext:value-type="string">
            <text:p>French</text:p>
          </table:table-cell>
          <table:table-cell table:style-name="ce1" office:value-type="string" calcext:value-type="string">
            <text:p>Slovenian</text:p>
          </table:table-cell>
          <table:table-cell table:style-name="ce1" office:value-type="string" calcext:value-type="string">
            <text:p>Hungarian</text:p>
          </table:table-cell>
          <table:table-cell table:style-name="ce1" office:value-type="string" calcext:value-type="string">
            <text:p>Greek</text:p>
          </table:table-cell>
          <table:table-cell table:style-name="ce1" office:value-type="string" calcext:value-type="string">
            <text:p>Turkish</text:p>
          </table:table-cell>
          <table:table-cell table:style-name="ce1" office:value-type="string" calcext:value-type="string">
            <text:p>Italian</text:p>
          </table:table-cell>
          <table:table-cell table:style-name="ce1" office:value-type="string" calcext:value-type="string">
            <text:p>Dutch</text:p>
          </table:table-cell>
          <table:table-cell table:style-name="ce1" office:value-type="string" calcext:value-type="string">
            <text:p>Korean</text:p>
          </table:table-cell>
          <table:table-cell table:style-name="ce1" office:value-type="string" calcext:value-type="string">
            <text:p>Slovak</text:p>
          </table:table-cell>
          <table:table-cell table:style-name="ce1" office:value-type="string" calcext:value-type="string">
            <text:p>Portuguese</text:p>
          </table:table-cell>
          <table:table-cell table:style-name="ce1" office:value-type="string" calcext:value-type="string">
            <text:p>Thai</text:p>
          </table:table-cell>
          <table:table-cell table:style-name="ce1" office:value-type="string" calcext:value-type="string">
            <text:p>Indonesian</text:p>
          </table:table-cell>
          <table:table-cell table:style-name="ce1" office:value-type="string" calcext:value-type="string">
            <text:p>Czech</text:p>
          </table:table-cell>
          <table:table-cell table:style-name="ce1" office:value-type="string" calcext:value-type="string">
            <text:p>Filipino</text:p>
          </table:table-cell>
          <table:table-cell table:style-name="ce1" office:value-type="string" calcext:value-type="string">
            <text:p>Ukranian</text:p>
          </table:table-cell>
          <table:table-cell table:style-name="ce1" office:value-type="string" calcext:value-type="string">
            <text:p>Vietnamese</text:p>
          </table:table-cell>
          <table:table-cell table:style-name="ce1" office:value-type="string" calcext:value-type="string">
            <text:p>German</text:p>
          </table:table-cell>
          <table:table-cell table:style-name="ce1" office:value-type="string" calcext:value-type="string">
            <text:p>Finnish</text:p>
          </table:table-cell>
          <table:table-cell table:style-name="ce1" office:value-type="string" calcext:value-type="string">
            <text:p>Danish</text:p>
          </table:table-cell>
          <table:table-cell office:value-type="string" calcext:value-type="string">
            <text:p>***END***</text:p>
          </table:table-cell>
          <table:table-cell table:number-columns-repeated="16355"/>
        </table:table-row>
        <table:table-row table:style-name="ro1">
          <table:table-cell table:style-name="ce4"/>
          <table:table-cell table:style-name="ce15"/>
          <table:table-cell table:style-name="ce4"/>
          <table:table-cell table:style-name="ce7" office:value-type="string" calcext:value-type="string">
            <text:p>en</text:p>
          </table:table-cell>
          <table:table-cell table:style-name="ce11" office:value-type="string" calcext:value-type="string">
            <text:p>zh-CN</text:p>
          </table:table-cell>
          <table:table-cell table:style-name="ce11" office:value-type="string" calcext:value-type="string">
            <text:p>ja</text:p>
          </table:table-cell>
          <table:table-cell table:style-name="ce11" office:value-type="string" calcext:value-type="string">
            <text:p>pl</text:p>
          </table:table-cell>
          <table:table-cell table:style-name="ce11" office:value-type="string" calcext:value-type="string">
            <text:p>es</text:p>
          </table:table-cell>
          <table:table-cell table:style-name="ce11" office:value-type="string" calcext:value-type="string">
            <text:p>ru</text:p>
          </table:table-cell>
          <table:table-cell table:style-name="ce11" office:value-type="string" calcext:value-type="string">
            <text:p>fr</text:p>
          </table:table-cell>
          <table:table-cell table:style-name="ce11" office:value-type="string" calcext:value-type="string">
            <text:p>sl</text:p>
          </table:table-cell>
          <table:table-cell table:style-name="ce11" office:value-type="string" calcext:value-type="string">
            <text:p>hu</text:p>
          </table:table-cell>
          <table:table-cell table:style-name="ce11" office:value-type="string" calcext:value-type="string">
            <text:p>el</text:p>
          </table:table-cell>
          <table:table-cell table:style-name="ce11" office:value-type="string" calcext:value-type="string">
            <text:p>tr</text:p>
          </table:table-cell>
          <table:table-cell table:style-name="ce11" office:value-type="string" calcext:value-type="string">
            <text:p>it</text:p>
          </table:table-cell>
          <table:table-cell table:style-name="ce11" office:value-type="string" calcext:value-type="string">
            <text:p>nl</text:p>
          </table:table-cell>
          <table:table-cell table:style-name="ce11" office:value-type="string" calcext:value-type="string">
            <text:p>ko</text:p>
          </table:table-cell>
          <table:table-cell table:style-name="ce11" office:value-type="string" calcext:value-type="string">
            <text:p>sk</text:p>
          </table:table-cell>
          <table:table-cell table:style-name="ce11" office:value-type="string" calcext:value-type="string">
            <text:p>Pt-BR</text:p>
          </table:table-cell>
          <table:table-cell table:style-name="ce11" office:value-type="string" calcext:value-type="string">
            <text:p>th</text:p>
          </table:table-cell>
          <table:table-cell table:style-name="ce11" office:value-type="string" calcext:value-type="string">
            <text:p>id</text:p>
          </table:table-cell>
          <table:table-cell table:style-name="ce11" office:value-type="string" calcext:value-type="string">
            <text:p>cs</text:p>
          </table:table-cell>
          <table:table-cell table:style-name="ce11" office:value-type="string" calcext:value-type="string">
            <text:p>fil</text:p>
          </table:table-cell>
          <table:table-cell table:style-name="ce11" office:value-type="string" calcext:value-type="string">
            <text:p>uk</text:p>
          </table:table-cell>
          <table:table-cell table:style-name="ce11" office:value-type="string" calcext:value-type="string">
            <text:p>vi</text:p>
          </table:table-cell>
          <table:table-cell table:style-name="ce11" office:value-type="string" calcext:value-type="string">
            <text:p>de</text:p>
          </table:table-cell>
          <table:table-cell table:style-name="ce11" office:value-type="string" calcext:value-type="string">
            <text:p>fi</text:p>
          </table:table-cell>
          <table:table-cell table:style-name="ce11" office:value-type="string" calcext:value-type="string">
            <text:p>da</text:p>
          </table:table-cell>
          <table:table-cell office:value-type="string" calcext:value-type="string">
            <text:p>***END***</text:p>
          </table:table-cell>
          <table:table-cell table:number-columns-repeated="16355"/>
        </table:table-row>
        <table:table-row table:style-name="ro2">
          <table:table-cell table:style-name="ce10" office:value-type="string" calcext:value-type="string">
            <text:p>Name</text:p>
          </table:table-cell>
          <table:table-cell table:style-name="ce21"/>
          <table:table-cell table:style-name="ce10"/>
          <table:table-cell office:value-type="string" calcext:value-type="string">
            <text:p>Unprepared Bot Personality Module</text:p>
          </table:table-cell>
          <table:table-cell table:formula="of:=GOOGLETRANSLATE_YOULIBRECALC([.$D3];[.$D$2];[.$E$2])" office:value-type="string" office:string-value="没有准备的机器人个性模块" calcext:value-type="string">
            <text:p>没有准备的机器人个性模块</text:p>
          </table:table-cell>
          <table:table-cell table:formula="of:=GOOGLETRANSLATE_YOULIBRECALC([.$D3];[.$D$2];[.$F$2])" office:value-type="string" office:string-value="準備ができていないボットパーソナリティモジュール" calcext:value-type="string">
            <text:p>準備ができていないボットパーソナリティモジュール</text:p>
          </table:table-cell>
          <table:table-cell table:formula="of:=GOOGLETRANSLATE_YOULIBRECALC([.$D3];[.$D$2];[.$G$2])" office:value-type="string" office:string-value="Nieprzygotowany moduł osobowości bota" calcext:value-type="string">
            <text:p>Nieprzygotowany moduł osobowości bota</text:p>
          </table:table-cell>
          <table:table-cell table:formula="of:=GOOGLETRANSLATE_YOULIBRECALC([.$D3];[.$D$2];[.$H$2])" office:value-type="string" office:string-value="Módulo de personalidad BOT no preparado" calcext:value-type="string">
            <text:p>Módulo de personalidad BOT no preparado</text:p>
          </table:table-cell>
          <table:table-cell table:formula="of:=GOOGLETRANSLATE_YOULIBRECALC([.$D3];[.$D$2];[.$I$2])" office:value-type="string" office:string-value="Не готовый модуль личности бота" calcext:value-type="string">
            <text:p>Не готовый модуль личности бота</text:p>
          </table:table-cell>
          <table:table-cell table:formula="of:=GOOGLETRANSLATE_YOULIBRECALC([.$D3];[.$D$2];[.$J$2])" office:value-type="string" office:string-value="Module de personnalité de bot non préparé" calcext:value-type="string">
            <text:p>Module de personnalité de bot non préparé</text:p>
          </table:table-cell>
          <table:table-cell table:formula="of:=GOOGLETRANSLATE_YOULIBRECALC([.$D3];[.$D$2];[.$K$2])" office:value-type="string" office:string-value="Nepripravljen modul osebnosti bota" calcext:value-type="string">
            <text:p>Nepripravljen modul osebnosti bota</text:p>
          </table:table-cell>
          <table:table-cell table:formula="of:=GOOGLETRANSLATE_YOULIBRECALC([.$D3];[.$D$2];[.$L$2])" office:value-type="string" office:string-value="Felkészületlen bot személyiségmodul" calcext:value-type="string">
            <text:p>Felkészületlen bot személyiségmodul</text:p>
          </table:table-cell>
          <table:table-cell table:formula="of:=GOOGLETRANSLATE_YOULIBRECALC([.$D3];[.$D$2];[.$M$2])" office:value-type="string" office:string-value="Απροετοίμαστη ενότητα προσωπικότητας BOT" calcext:value-type="string">
            <text:p>Απροετοίμαστη ενότητα προσωπικότητας BOT</text:p>
          </table:table-cell>
          <table:table-cell table:formula="of:=GOOGLETRANSLATE_YOULIBRECALC([.$D3];[.$D$2];[.$N$2])" office:value-type="string" office:string-value="Hazırlıksız bot kişilik modülü" calcext:value-type="string">
            <text:p>Hazırlıksız bot kişilik modülü</text:p>
          </table:table-cell>
          <table:table-cell table:formula="of:=GOOGLETRANSLATE_YOULIBRECALC([.$D3];[.$D$2];[.$O$2])" office:value-type="string" office:string-value="Modulo di personalità bot non preparata" calcext:value-type="string">
            <text:p>Modulo di personalità bot non preparata</text:p>
          </table:table-cell>
          <table:table-cell table:formula="of:=GOOGLETRANSLATE_YOULIBRECALC([.$D3];[.$D$2];[.$P$2])" office:value-type="string" office:string-value="Onvoorbereide BOT -persoonlijkheidsmodule" calcext:value-type="string">
            <text:p>Onvoorbereide BOT -persoonlijkheidsmodule</text:p>
          </table:table-cell>
          <table:table-cell table:formula="of:=GOOGLETRANSLATE_YOULIBRECALC([.$D3];[.$D$2];[.$Q$2])" office:value-type="string" office:string-value="준비되지 않은 봇 성격 모듈" calcext:value-type="string">
            <text:p>준비되지 않은 봇 성격 모듈</text:p>
          </table:table-cell>
          <table:table-cell table:formula="of:=GOOGLETRANSLATE_YOULIBRECALC([.$D3];[.$D$2];[.$R$2])" office:value-type="string" office:string-value="Nepripravený modul osobnosti robotov" calcext:value-type="string">
            <text:p>Nepripravený modul osobnosti robotov</text:p>
          </table:table-cell>
          <table:table-cell table:formula="of:=GOOGLETRANSLATE_YOULIBRECALC([.$D3];[.$D$2];[.$S$2])" office:value-type="string" office:string-value="Unprepared Bot Personality Module" calcext:value-type="string">
            <text:p>Unprepared Bot Personality Module</text:p>
          </table:table-cell>
          <table:table-cell table:formula="of:=GOOGLETRANSLATE_YOULIBRECALC([.$D3];[.$D$2];[.$T$2])" office:value-type="string" office:string-value="โมดูลบุคลิกภาพบอทที่ไม่ได้เตรียมไว้" calcext:value-type="string">
            <text:p>โมดูลบุคลิกภาพบอทที่ไม่ได้เตรียมไว้</text:p>
          </table:table-cell>
          <table:table-cell table:formula="of:=GOOGLETRANSLATE_YOULIBRECALC([.$D3];[.$D$2];[.$U$2])" office:value-type="string" office:string-value="Modul kepribadian bot yang tidak siap" calcext:value-type="string">
            <text:p>Modul kepribadian bot yang tidak siap</text:p>
          </table:table-cell>
          <table:table-cell table:formula="of:=GOOGLETRANSLATE_YOULIBRECALC([.$D3];[.$D$2];[.$V$2])" office:value-type="string" office:string-value="Nepřipravený modul osobnosti robota" calcext:value-type="string">
            <text:p>Nepřipravený modul osobnosti robota</text:p>
          </table:table-cell>
          <table:table-cell table:formula="of:=GOOGLETRANSLATE_YOULIBRECALC([.$D3];[.$D$2];[.$W$2])" office:value-type="string" office:string-value="Hindi handa na module ng bot personality" calcext:value-type="string">
            <text:p>Hindi handa na module ng bot personality</text:p>
          </table:table-cell>
          <table:table-cell table:formula="of:=GOOGLETRANSLATE_YOULIBRECALC([.$D3];[.$D$2];[.$X$2])" office:value-type="string" office:string-value="Непрепазований модуль особистості бота" calcext:value-type="string">
            <text:p>Непрепазований модуль особистості бота</text:p>
          </table:table-cell>
          <table:table-cell table:formula="of:=GOOGLETRANSLATE_YOULIBRECALC([.$D3];[.$D$2];[.$Y$2])" office:value-type="string" office:string-value="Mô -đun nhân cách bot không chuẩn bị" calcext:value-type="string">
            <text:p>Mô -đun nhân cách bot không chuẩn bị</text:p>
          </table:table-cell>
          <table:table-cell table:formula="of:=GOOGLETRANSLATE_YOULIBRECALC([.$D3];[.$D$2];[.$Z$2])" office:value-type="string" office:string-value="Unvorbereitete Bot -Persönlichkeitsmodul" calcext:value-type="string">
            <text:p>Unvorbereitete Bot -Persönlichkeitsmodul</text:p>
          </table:table-cell>
          <table:table-cell table:formula="of:=GOOGLETRANSLATE_YOULIBRECALC([.$D3];[.$D$2];[.$AA$2])" office:value-type="string" office:string-value="Valmistautumaton bot -persoonallisuusmoduuli" calcext:value-type="string">
            <text:p>Valmistautumaton bot -persoonallisuusmoduuli</text:p>
          </table:table-cell>
          <table:table-cell table:formula="of:=GOOGLETRANSLATE_YOULIBRECALC([.$D3];[.$D$2];[.$AB$2])" office:value-type="string" office:string-value="Uforberedt bot -personlighedsmodul" calcext:value-type="string">
            <text:p>Uforberedt bot -personlighedsmodul</text:p>
          </table:table-cell>
          <table:table-cell office:value-type="string" calcext:value-type="string">
            <text:p>***END***</text:p>
          </table:table-cell>
          <table:table-cell table:style-name="ce29" table:number-columns-repeated="16355"/>
        </table:table-row>
        <table:table-row table:style-name="ro3">
          <table:table-cell office:value-type="string" calcext:value-type="string">
            <text:p>Mod_description</text:p>
          </table:table-cell>
          <table:table-cell table:number-columns-repeated="2"/>
          <table:table-cell office:value-type="string" calcext:value-type="string">
            <text:p>From the creators of Nerd Dimension Personality Modules (Volume I), arrives a completely new opportunity to get nerdy! Prepare yourself for the latest, most advanced Nerd Dimension personality modules product line, including: \n\n- Unprepared bot, for those who seek some messy yet really funny experience from their now unprepared and unaware bot. <text:s/>\n\nWhat are you waiting for? Join the nerd army! Become part of the Nerd Dimension!"</text:p>
          </table:table-cell>
          <table:table-cell table:formula="of:=GOOGLETRANSLATE_YOULIBRECALC([.$D4];[.$D$2];[.$E$2])" office:value-type="string" office:string-value="从书呆子维度个性模块的创建者（第I卷）中获得了一个全新的机会，可以使您变得书呆子！为最新的，最先进的书呆子个性模块产品线做准备，包括：\ n \ n-未准备好的机器人，对于那些从现在没有准备好且未知的机器人中寻求一些凌乱而又非常有趣的经验的人。 \ n \ n您还在等什么？加入书呆子军队！成为书呆子维度的一部分！”" calcext:value-type="string">
            <text:p>从书呆子维度个性模块的创建者（第I卷）中获得了一个全新的机会，可以使您变得书呆子！为最新的，最先进的书呆子个性模块产品线做准备，包括：\ n \ n-未准备好的机器人，对于那些从现在没有准备好且未知的机器人中寻求一些凌乱而又非常有趣的经验的人。 \ n \ n您还在等什么？加入书呆子军队！成为书呆子维度的一部分！”</text:p>
          </table:table-cell>
          <table:table-cell table:formula="of:=GOOGLETRANSLATE_YOULIBRECALC([.$D4];[.$D$2];[.$F$2])" office:value-type="string" office:string-value="オタクディメンションパーソナリティモジュール（ボリュームI）の作成者から、オタクになるまったく新しい機会が届きます！以下を含む、最新の、最新のオタクディメンションパーソナリティモジュール製品ラインに備えてください。 \ n \ n何を待っていますか？オタク軍に参加してください！オタクの寸法の一部になります！」" calcext:value-type="string">
            <text:p>オタクディメンションパーソナリティモジュール（ボリュームI）の作成者から、オタクになるまったく新しい機会が届きます！以下を含む、最新の、最新のオタクディメンションパーソナリティモジュール製品ラインに備えてください。 \ n \ n何を待っていますか？オタク軍に参加してください！オタクの寸法の一部になります！」</text:p>
          </table:table-cell>
          <table:table-cell table:formula="of:=GOOGLETRANSLATE_YOULIBRECALC([.$D4];[.$D$2];[.$G$2])" office:value-type="string" office:string-value="Od twórców modułów osobowości Nerd Dimension (tom I) przybywa zupełnie nowa okazja, aby uzyskać nerdy! Przygotuj się na najnowsze, najbardziej zaawansowane nerd Dimension Personality Modules Linia produktów, w tym: \ n \ n- Nieprzeproszony bot, dla tych, którzy szukają jakiegoś bałaganu, ale naprawdę zabawnego doświadczenia z ich teraz nieprzygotowanego i nieświadomego bota. \ n \ n Na co czekasz? Dołącz do armii nerd! Stać się częścią wymiaru kujona! ”" calcext:value-type="string">
            <text:p>Od twórców modułów osobowości Nerd Dimension (tom I) przybywa zupełnie nowa okazja, aby uzyskać nerdy! Przygotuj się na najnowsze, najbardziej zaawansowane nerd Dimension Personality Modules Linia produktów, w tym: \ n \ n- Nieprzeproszony bot, dla tych, którzy szukają jakiegoś bałaganu, ale naprawdę zabawnego doświadczenia z ich teraz nieprzygotowanego i nieświadomego bota. \ n \ n Na co czekasz? Dołącz do armii nerd! Stać się częścią wymiaru kujona! ”</text:p>
          </table:table-cell>
          <table:table-cell table:formula="of:=GOOGLETRANSLATE_YOULIBRECALC([.$D4];[.$D$2];[.$H$2])" office:value-type="string" office:string-value="¡De los creadores de los módulos de personalidad de la dimensión Nerd (Volumen I), llega una oportunidad completamente nueva para obtener nerd! Prepárese para la línea de productos de los módulos de personalidad de la dimensión nerd más avanzados, que incluye: \ n \ n- Bot sin preparación, para aquellos que buscan una experiencia desordenada pero realmente divertida de su bots ahora sin preparación y desconocido. \ n \ n ¿A qué estás esperando? ¡Únete al ejército nerd! ¡Conviértete en parte de la dimensión nerd! &quot;" calcext:value-type="string">
            <text:p>¡De los creadores de los módulos de personalidad de la dimensión Nerd (Volumen I), llega una oportunidad completamente nueva para obtener nerd! Prepárese para la línea de productos de los módulos de personalidad de la dimensión nerd más avanzados, que incluye: \ n \ n- Bot sin preparación, para aquellos que buscan una experiencia desordenada pero realmente divertida de su bots ahora sin preparación y desconocido. \ n \ n ¿A qué estás esperando? ¡Únete al ejército nerd! ¡Conviértete en parte de la dimensión nerd! "</text:p>
          </table:table-cell>
          <table:table-cell table:formula="of:=GOOGLETRANSLATE_YOULIBRECALC([.$D4];[.$D$2];[.$I$2])" office:value-type="string" office:string-value="От создателей модулей личности измерения Nerd (том I), прибывает совершенно новая возможность получить занудную! Подготовьтесь к новейшей, самой продвинутой личности для личностных модулей Nerd Dimension, в том числе: \ n-n-uppared bot, для тех, кто ищет какой-то грязный, но действительно забавный опыт от своего ныне неподготовленного и неосведомленного бота. \ n \ nwhat вы ждете? Присоединяйтесь к армии ботаников! Станьте частью измерения ботаника! &quot;" calcext:value-type="string">
            <text:p>От создателей модулей личности измерения Nerd (том I), прибывает совершенно новая возможность получить занудную! Подготовьтесь к новейшей, самой продвинутой личности для личностных модулей Nerd Dimension, в том числе: \ n-n-uppared bot, для тех, кто ищет какой-то грязный, но действительно забавный опыт от своего ныне неподготовленного и неосведомленного бота. \ n \ nwhat вы ждете? Присоединяйтесь к армии ботаников! Станьте частью измерения ботаника! "</text:p>
          </table:table-cell>
          <table:table-cell table:formula="of:=GOOGLETRANSLATE_YOULIBRECALC([.$D4];[.$D$2];[.$J$2])" office:value-type="string" office:string-value="Des créateurs de modules de personnalité de dimension nerd (volume I), arrive une toute nouvelle occasion de devenir ringard! Préparez-vous à la dernière gamme de produits de la personnalité de la personnalité des dimensions nerd les plus avancées, notamment: \ n \ n- bot non préparé, pour ceux qui recherchent une expérience désordonnée mais vraiment drôle de leur bot désormais non préparé et intention. \ n \ nwhat attendez-vous? Rejoignez l'armée nerd! Faites partie de la dimension nerd! &quot;" calcext:value-type="string">
            <text:p>Des créateurs de modules de personnalité de dimension nerd (volume I), arrive une toute nouvelle occasion de devenir ringard! Préparez-vous à la dernière gamme de produits de la personnalité de la personnalité des dimensions nerd les plus avancées, notamment: \ n \ n- bot non préparé, pour ceux qui recherchent une expérience désordonnée mais vraiment drôle de leur bot désormais non préparé et intention. \ n \ nwhat attendez-vous? Rejoignez l'armée nerd! Faites partie de la dimension nerd! "</text:p>
          </table:table-cell>
          <table:table-cell table:formula="of:=GOOGLETRANSLATE_YOULIBRECALC([.$D4];[.$D$2];[.$K$2])" office:value-type="string" office:string-value="Od ustvarjalcev osebnostnih modulov Nerd Dimension (zvezek I) prihaja povsem nova priložnost, da dobite nervo! Pripravite se na najnovejšo, najbolj napredno linijo osebnostnih osebnosti Nerd Dimension, vključno z: \ n \ n- Nepripravljen bot, za tiste, ki iščejo nekaj zmedene, a res smešne izkušnje od svojega zdaj nepripravljenega in ne zavedalnega bota. \ n \ n, kaj čakaš? Pridružite se nerd vojski! Postanite del dimenzije Nerd! &quot;" calcext:value-type="string">
            <text:p>Od ustvarjalcev osebnostnih modulov Nerd Dimension (zvezek I) prihaja povsem nova priložnost, da dobite nervo! Pripravite se na najnovejšo, najbolj napredno linijo osebnostnih osebnosti Nerd Dimension, vključno z: \ n \ n- Nepripravljen bot, za tiste, ki iščejo nekaj zmedene, a res smešne izkušnje od svojega zdaj nepripravljenega in ne zavedalnega bota. \ n \ n, kaj čakaš? Pridružite se nerd vojski! Postanite del dimenzije Nerd! "</text:p>
          </table:table-cell>
          <table:table-cell table:formula="of:=GOOGLETRANSLATE_YOULIBRECALC([.$D4];[.$D$2];[.$L$2])" office:value-type="string" office:string-value="A NERD Dimension Personality Modules alkotói (I. kötet) egy teljesen új lehetőséget érnek el, hogy Nerdy -t szerezzék! Készüljön fel a legújabb, legfejlettebb majom-dimenzió személyiségmodulok termékcsaládjára, beleértve: \ n \ n- felkészületlen botot, azok számára, akik rendetlen, de nagyon vicces élményt keresnek a most felkészületlen és ismeretlen botjukból. \ n \ nmi vársz? Csatlakozzon a majom hadsereghez! Legyen a majom dimenziójának! &quot;" calcext:value-type="string">
            <text:p>A NERD Dimension Personality Modules alkotói (I. kötet) egy teljesen új lehetőséget érnek el, hogy Nerdy -t szerezzék! Készüljön fel a legújabb, legfejlettebb majom-dimenzió személyiségmodulok termékcsaládjára, beleértve: \ n \ n- felkészületlen botot, azok számára, akik rendetlen, de nagyon vicces élményt keresnek a most felkészületlen és ismeretlen botjukból. \ n \ nmi vársz? Csatlakozzon a majom hadsereghez! Legyen a majom dimenziójának! "</text:p>
          </table:table-cell>
          <table:table-cell table:formula="of:=GOOGLETRANSLATE_YOULIBRECALC([.$D4];[.$D$2];[.$M$2])" office:value-type="string" office:string-value="Από τους δημιουργούς του Nerd Dimension Modules Personality (Τόμος Ι), φτάνει μια εντελώς νέα ευκαιρία για να πάρει nerdy! Προετοιμαστείτε για την πιο πρόσφατη, πιο προηγμένη σειρά προϊόντων προσωπικότητας NERD Dimension Modules, συμπεριλαμβανομένων: \ n \ n- Uptracked Bot, για όσους αναζητούν κάποια βρώμικη αλλά πραγματικά αστεία εμπειρία από την απροετοίμασή τους και αγνοούν το bot. \ n \ n Τι περιμένετε; Συμμετάσχετε στον στρατό NERD! Γίνετε μέρος της διάστασης! &quot;" calcext:value-type="string">
            <text:p>Από τους δημιουργούς του Nerd Dimension Modules Personality (Τόμος Ι), φτάνει μια εντελώς νέα ευκαιρία για να πάρει nerdy! Προετοιμαστείτε για την πιο πρόσφατη, πιο προηγμένη σειρά προϊόντων προσωπικότητας NERD Dimension Modules, συμπεριλαμβανομένων: \ n \ n- Uptracked Bot, για όσους αναζητούν κάποια βρώμικη αλλά πραγματικά αστεία εμπειρία από την απροετοίμασή τους και αγνοούν το bot. \ n \ n Τι περιμένετε; Συμμετάσχετε στον στρατό NERD! Γίνετε μέρος της διάστασης! "</text:p>
          </table:table-cell>
          <table:table-cell table:formula="of:=GOOGLETRANSLATE_YOULIBRECALC([.$D4];[.$D$2];[.$N$2])" office:value-type="string" office:string-value="Nerd Dimension Kişilik Modüllerinin (Cilt I) yaratıcılarından, nerdy almak için tamamen yeni bir fırsat var! Şu anda hazırlıksız ve habersiz botlarından dağınık ama gerçekten komik bir deneyim arayanlar için \ n \ n- hazırlıksız bot dahil olmak üzere en son, en gelişmiş inek Boyut Kişilik Modülleri ürün hattına hazırlayın. \ n \ n ne bekliyorsun? Nerd ordusuna katılın! İnek boyutunun bir parçası olun! &quot;" calcext:value-type="string">
            <text:p>Nerd Dimension Kişilik Modüllerinin (Cilt I) yaratıcılarından, nerdy almak için tamamen yeni bir fırsat var! Şu anda hazırlıksız ve habersiz botlarından dağınık ama gerçekten komik bir deneyim arayanlar için \ n \ n- hazırlıksız bot dahil olmak üzere en son, en gelişmiş inek Boyut Kişilik Modülleri ürün hattına hazırlayın. \ n \ n ne bekliyorsun? Nerd ordusuna katılın! İnek boyutunun bir parçası olun! "</text:p>
          </table:table-cell>
          <table:table-cell table:formula="of:=GOOGLETRANSLATE_YOULIBRECALC([.$D4];[.$D$2];[.$O$2])" office:value-type="string" office:string-value="Dai creatori di Nerd Dimension Personality Moduli (Volume I), arriva un'opportunità completamente nuova per diventare nerd! Preparati per la linea di prodotti per i moduli di personalità Nerd più recente e più avanzata, tra cui: \ n \ n- bot non preparato, per coloro che cercano un'esperienza disordinata ma davvero divertente dal loro bot ormai impreparato e inconsapevole. \ n \ n cosa stai aspettando? Unisciti all'esercito del secchione! Diventa parte della dimensione del nerd! &quot;" calcext:value-type="string">
            <text:p>Dai creatori di Nerd Dimension Personality Moduli (Volume I), arriva un'opportunità completamente nuova per diventare nerd! Preparati per la linea di prodotti per i moduli di personalità Nerd più recente e più avanzata, tra cui: \ n \ n- bot non preparato, per coloro che cercano un'esperienza disordinata ma davvero divertente dal loro bot ormai impreparato e inconsapevole. \ n \ n cosa stai aspettando? Unisciti all'esercito del secchione! Diventa parte della dimensione del nerd! "</text:p>
          </table:table-cell>
          <table:table-cell table:formula="of:=GOOGLETRANSLATE_YOULIBRECALC([.$D4];[.$D$2];[.$P$2])" office:value-type="string" office:string-value="Uit de makers van Nerd Dimension Personality Modules (Deel I) komt een volledig nieuwe kans aan om nerdy te krijgen! Bereid je voor op de nieuwste, meest geavanceerde Nerd Dimension Personality Modules Product Line, waaronder: \ n \ n- onvoorbereide bot, voor degenen die een rommelige maar echt grappige ervaring zoeken van hun nu onvoorbereide en onbewust bot. \ n \ nwhat wacht je op? Word lid van het Nerd Army! Word onderdeel van de nerd -dimensie! &quot;" calcext:value-type="string">
            <text:p>Uit de makers van Nerd Dimension Personality Modules (Deel I) komt een volledig nieuwe kans aan om nerdy te krijgen! Bereid je voor op de nieuwste, meest geavanceerde Nerd Dimension Personality Modules Product Line, waaronder: \ n \ n- onvoorbereide bot, voor degenen die een rommelige maar echt grappige ervaring zoeken van hun nu onvoorbereide en onbewust bot. \ n \ nwhat wacht je op? Word lid van het Nerd Army! Word onderdeel van de nerd -dimensie! "</text:p>
          </table:table-cell>
          <table:table-cell table:formula="of:=GOOGLETRANSLATE_YOULIBRECALC([.$D4];[.$D$2];[.$Q$2])" office:value-type="string" office:string-value="괴상한 Dimension Personality Modules (Volume I)의 제작자로부터, Nerdy를 얻을 수있는 완전히 새로운 기회를 제공합니다! \ n \ n- 준비되지 않은 봇을 포함하여 가장 최신의 고급 대단한 차원의 성격 모듈 제품 라인을 준비하십시오. \ n \ n 무엇을 기다리고 있습니까? 괴상한 군대에 가입하십시오! 괴상한 차원의 일부가 되십시오! &quot;" calcext:value-type="string">
            <text:p>괴상한 Dimension Personality Modules (Volume I)의 제작자로부터, Nerdy를 얻을 수있는 완전히 새로운 기회를 제공합니다! \ n \ n- 준비되지 않은 봇을 포함하여 가장 최신의 고급 대단한 차원의 성격 모듈 제품 라인을 준비하십시오. \ n \ n 무엇을 기다리고 있습니까? 괴상한 군대에 가입하십시오! 괴상한 차원의 일부가 되십시오! "</text:p>
          </table:table-cell>
          <table:table-cell table:formula="of:=GOOGLETRANSLATE_YOULIBRECALC([.$D4];[.$D$2];[.$R$2])" office:value-type="string" office:string-value="Od tvorcov modulov osobnosti Nerd Dimension (zväzok I) prichádza úplne nová príležitosť, aby ste sa dostali do nerdy! Pripravte sa na najnovšiu, najpokročilejšiu produktovú radu osobnostných modulov Nerd Dimension, vrátane: \ n \ n- nepripravených robotov pre tých, ktorí hľadajú nejaký chaotický, ale skutočne zábavný zážitok z ich teraz nepripravených a nevedomých robotov. \ n \ nwhat, na ktoré čakáš? Pripojte sa k nerdovej armáde! Staňte sa súčasťou Nerd Dimension! “" calcext:value-type="string">
            <text:p>Od tvorcov modulov osobnosti Nerd Dimension (zväzok I) prichádza úplne nová príležitosť, aby ste sa dostali do nerdy! Pripravte sa na najnovšiu, najpokročilejšiu produktovú radu osobnostných modulov Nerd Dimension, vrátane: \ n \ n- nepripravených robotov pre tých, ktorí hľadajú nejaký chaotický, ale skutočne zábavný zážitok z ich teraz nepripravených a nevedomých robotov. \ n \ nwhat, na ktoré čakáš? Pripojte sa k nerdovej armáde! Staňte sa súčasťou Nerd Dimension! “</text:p>
          </table:table-cell>
          <table:table-cell table:formula="of:=GOOGLETRANSLATE_YOULIBRECALC([.$D4];[.$D$2];[.$S$2])" office:value-type="string" office:string-value="From the creators of Nerd Dimension Personality Modules (Volume I), arrives a completely new opportunity to get nerdy! Prepare yourself for the latest, most advanced Nerd Dimension personality modules product line, including: \n\n- Unprepared bot, for those who seek some messy yet really funny experience from their now unprepared and unaware bot. \n\nWhat are you waiting for? Join the nerd army! Become part of the Nerd Dimension!&quot;" calcext:value-type="string">
            <text:p>From the creators of Nerd Dimension Personality Modules (Volume I), arrives a completely new opportunity to get nerdy! Prepare yourself for the latest, most advanced Nerd Dimension personality modules product line, including: \n\n- Unprepared bot, for those who seek some messy yet really funny experience from their now unprepared and unaware bot. \n\nWhat are you waiting for? Join the nerd army! Become part of the Nerd Dimension!"</text:p>
          </table:table-cell>
          <table:table-cell table:formula="of:=GOOGLETRANSLATE_YOULIBRECALC([.$D4];[.$D$2];[.$T$2])" office:value-type="string" office:string-value="จากผู้สร้างโมดูลบุคลิกภาพมิติของ Nerd (เล่มที่ 1) มาถึงโอกาสใหม่ที่จะได้รับ Nerdy! เตรียมพร้อมสำหรับสายผลิตภัณฑ์บุคลิกภาพมิติมิติที่ทันสมัยที่สุดที่ทันสมัยที่สุดรวมถึง: \ n \ n- บอทที่ไม่ได้เตรียมไว้สำหรับผู้ที่แสวงหาประสบการณ์ที่ยุ่งเหยิง แต่ตลกจริงๆจากบอทที่ไม่ได้เตรียมตัว \ n \ n คุณกำลังรออะไรอยู่? เข้าร่วมกองทัพ Nerd! เป็นส่วนหนึ่งของมิติเนิร์ด! &quot;" calcext:value-type="string">
            <text:p>จากผู้สร้างโมดูลบุคลิกภาพมิติของ Nerd (เล่มที่ 1) มาถึงโอกาสใหม่ที่จะได้รับ Nerdy! เตรียมพร้อมสำหรับสายผลิตภัณฑ์บุคลิกภาพมิติมิติที่ทันสมัยที่สุดที่ทันสมัยที่สุดรวมถึง: \ n \ n- บอทที่ไม่ได้เตรียมไว้สำหรับผู้ที่แสวงหาประสบการณ์ที่ยุ่งเหยิง แต่ตลกจริงๆจากบอทที่ไม่ได้เตรียมตัว \ n \ n คุณกำลังรออะไรอยู่? เข้าร่วมกองทัพ Nerd! เป็นส่วนหนึ่งของมิติเนิร์ด! "</text:p>
          </table:table-cell>
          <table:table-cell table:formula="of:=GOOGLETRANSLATE_YOULIBRECALC([.$D4];[.$D$2];[.$U$2])" office:value-type="string" office:string-value="Dari pencipta Modul Kepribadian Dimensi Nerd (Volume I), tiba kesempatan yang sama sekali baru untuk mendapatkan kutu buku! Persiapkan diri Anda untuk lini produk modul kepribadian dimensi nerd terbaru, termasuk: \ n \ n- bot yang tidak siap, bagi mereka yang mencari pengalaman berantakan namun benar-benar lucu dari bot mereka yang sekarang tidak siap dan tidak sadar. \ n \ n Apa yang Anda tunggu? Bergabunglah dengan Tentara Nerd! Menjadi bagian dari dimensi kutu buku! &quot;" calcext:value-type="string">
            <text:p>Dari pencipta Modul Kepribadian Dimensi Nerd (Volume I), tiba kesempatan yang sama sekali baru untuk mendapatkan kutu buku! Persiapkan diri Anda untuk lini produk modul kepribadian dimensi nerd terbaru, termasuk: \ n \ n- bot yang tidak siap, bagi mereka yang mencari pengalaman berantakan namun benar-benar lucu dari bot mereka yang sekarang tidak siap dan tidak sadar. \ n \ n Apa yang Anda tunggu? Bergabunglah dengan Tentara Nerd! Menjadi bagian dari dimensi kutu buku! "</text:p>
          </table:table-cell>
          <table:table-cell table:formula="of:=GOOGLETRANSLATE_YOULIBRECALC([.$D4];[.$D$2];[.$V$2])" office:value-type="string" office:string-value="Od tvůrců modulů osobnosti Nerd Dimension (Svazek I) přichází zcela nová příležitost získat nerdy! Připravte se na nejnovější, nejpokročilejší produktovou řadu osobnostních modulů Nerd Dimension, včetně: \ n \ n-nepřipravených botů, pro ty, kteří hledají nějaký chaotický, ale opravdu vtipný zážitek od svého nyní nepřipraveného a nevědomého bota. \ n \ nhat čekáte? Připojte se k Nerd Army! Staňte se součástí dimenze blbce! “" calcext:value-type="string">
            <text:p>Od tvůrců modulů osobnosti Nerd Dimension (Svazek I) přichází zcela nová příležitost získat nerdy! Připravte se na nejnovější, nejpokročilejší produktovou řadu osobnostních modulů Nerd Dimension, včetně: \ n \ n-nepřipravených botů, pro ty, kteří hledají nějaký chaotický, ale opravdu vtipný zážitek od svého nyní nepřipraveného a nevědomého bota. \ n \ nhat čekáte? Připojte se k Nerd Army! Staňte se součástí dimenze blbce! “</text:p>
          </table:table-cell>
          <table:table-cell table:formula="of:=GOOGLETRANSLATE_YOULIBRECALC([.$D4];[.$D$2];[.$W$2])" office:value-type="string" office:string-value="Mula sa mga tagalikha ng Nerd Dimension Personality Modules (Dami I), dumating ang isang ganap na bagong pagkakataon upang makakuha ng nerdy! Ihanda ang iyong sarili para sa pinakabagong, pinaka-advanced na Nerd Dimension Personality Modules na linya ng produkto, kabilang ang: \ n \ n- hindi handa na bot, para sa mga naghahanap ng ilang magulo ngunit talagang nakakatawang karanasan mula sa kanilang hindi handa at walang kamalayan na bot. \ n \ nwhat ang hinihintay mo? Sumali sa Nerd Army! Maging bahagi ng sukat ng nerd! &quot;" calcext:value-type="string">
            <text:p>Mula sa mga tagalikha ng Nerd Dimension Personality Modules (Dami I), dumating ang isang ganap na bagong pagkakataon upang makakuha ng nerdy! Ihanda ang iyong sarili para sa pinakabagong, pinaka-advanced na Nerd Dimension Personality Modules na linya ng produkto, kabilang ang: \ n \ n- hindi handa na bot, para sa mga naghahanap ng ilang magulo ngunit talagang nakakatawang karanasan mula sa kanilang hindi handa at walang kamalayan na bot. \ n \ nwhat ang hinihintay mo? Sumali sa Nerd Army! Maging bahagi ng sukat ng nerd! "</text:p>
          </table:table-cell>
          <table:table-cell table:formula="of:=GOOGLETRANSLATE_YOULIBRECALC([.$D4];[.$D$2];[.$X$2])" office:value-type="string" office:string-value="Від творців модулів особистості Nerd Dimension (том I) надає абсолютно нову можливість отримати дурень! Підготуйтеся до найновіших, найдосконаліших модулів особистості ботаніки, в тому числі: \ n \ n- непідготовлений бот, для тих, хто шукає якийсь безладний, але справді смішний досвід від свого тепер непідготовленого і невідомий бот. \ n \ n Чого ви чекаєте? Приєднуйтесь до армії -ботаніки! Станьте частиною виміру ботаніки! &quot;" calcext:value-type="string">
            <text:p>Від творців модулів особистості Nerd Dimension (том I) надає абсолютно нову можливість отримати дурень! Підготуйтеся до найновіших, найдосконаліших модулів особистості ботаніки, в тому числі: \ n \ n- непідготовлений бот, для тих, хто шукає якийсь безладний, але справді смішний досвід від свого тепер непідготовленого і невідомий бот. \ n \ n Чого ви чекаєте? Приєднуйтесь до армії -ботаніки! Станьте частиною виміру ботаніки! "</text:p>
          </table:table-cell>
          <table:table-cell table:formula="of:=GOOGLETRANSLATE_YOULIBRECALC([.$D4];[.$D$2];[.$Y$2])" office:value-type="string" office:string-value="Từ những người tạo ra các mô -đun nhân cách Nerd Dimension (Tập I), đến một cơ hội hoàn toàn mới để có được Nerdy! Chuẩn bị cho bản thân cho dòng sản phẩm mô-đun nhân cách mọt sách mới nhất, tiên tiến nhất, bao gồm: \ n \ n- Bot không chuẩn bị, cho những người tìm kiếm một số trải nghiệm lộn xộn nhưng thực sự hài hước từ bot hiện không chuẩn bị và không biết của họ. \ n \ ne bạn đang chờ đợi gì? Tham gia quân đội mọt sách! Trở thành một phần của kích thước mọt sách! &quot;" calcext:value-type="string">
            <text:p>Từ những người tạo ra các mô -đun nhân cách Nerd Dimension (Tập I), đến một cơ hội hoàn toàn mới để có được Nerdy! Chuẩn bị cho bản thân cho dòng sản phẩm mô-đun nhân cách mọt sách mới nhất, tiên tiến nhất, bao gồm: \ n \ n- Bot không chuẩn bị, cho những người tìm kiếm một số trải nghiệm lộn xộn nhưng thực sự hài hước từ bot hiện không chuẩn bị và không biết của họ. \ n \ ne bạn đang chờ đợi gì? Tham gia quân đội mọt sách! Trở thành một phần của kích thước mọt sách! "</text:p>
          </table:table-cell>
          <table:table-cell table:formula="of:=GOOGLETRANSLATE_YOULIBRECALC([.$D4];[.$D$2];[.$Z$2])" office:value-type="string" office:string-value="Von den Schöpfer von Persönlichkeitsmodulen der Nerd Dimension (Band I) kommt eine völlig neue Gelegenheit, um Nerdy zu bekommen! Bereiten Sie sich auf die neueste und fortschrittlichste Produktlinie für Persönlichkeitsmodule für fortgeschrittene Nerd-Dimension vor, einschließlich: \ n \ n-unvorbereiteten Bot, für diejenigen, die eine unordentliche, aber wirklich lustige Erfahrung von ihrem jetzt unvorbereiteten und unbewussten Bot suchen. \ n \ nWas warten Sie? Schließen Sie sich der Nerd Army an! Werden Sie Teil der Nerd -Dimension! &quot;" calcext:value-type="string">
            <text:p>Von den Schöpfer von Persönlichkeitsmodulen der Nerd Dimension (Band I) kommt eine völlig neue Gelegenheit, um Nerdy zu bekommen! Bereiten Sie sich auf die neueste und fortschrittlichste Produktlinie für Persönlichkeitsmodule für fortgeschrittene Nerd-Dimension vor, einschließlich: \ n \ n-unvorbereiteten Bot, für diejenigen, die eine unordentliche, aber wirklich lustige Erfahrung von ihrem jetzt unvorbereiteten und unbewussten Bot suchen. \ n \ nWas warten Sie? Schließen Sie sich der Nerd Army an! Werden Sie Teil der Nerd -Dimension! "</text:p>
          </table:table-cell>
          <table:table-cell table:formula="of:=GOOGLETRANSLATE_YOULIBRECALC([.$D4];[.$D$2];[.$AA$2])" office:value-type="string" office:string-value="Nerd -ulottuvuuden persoonallisuusmoduulien (osa I) tekijöiltä saapuu täysin uuden mahdollisuuden saada nörtti! Valmistaudu uusimpaan, edistyneimpaan nörtti-ulottuvuuden persoonallisuusmoduuliin, mukaan lukien: \ n \ n- valmistautumaton botti, niille, jotka etsivät sotkuista, mutta todella hauskaa kokemusta nyt valmistautumattomasta ja tietämättömästä botistaan. \ n \ n mitä odotat? Liity nörtti -armeijaan! Tule osaksi nörtti -ulottuvuutta! &quot;" calcext:value-type="string">
            <text:p>Nerd -ulottuvuuden persoonallisuusmoduulien (osa I) tekijöiltä saapuu täysin uuden mahdollisuuden saada nörtti! Valmistaudu uusimpaan, edistyneimpaan nörtti-ulottuvuuden persoonallisuusmoduuliin, mukaan lukien: \ n \ n- valmistautumaton botti, niille, jotka etsivät sotkuista, mutta todella hauskaa kokemusta nyt valmistautumattomasta ja tietämättömästä botistaan. \ n \ n mitä odotat? Liity nörtti -armeijaan! Tule osaksi nörtti -ulottuvuutta! "</text:p>
          </table:table-cell>
          <table:table-cell table:formula="of:=GOOGLETRANSLATE_YOULIBRECALC([.$D4];[.$D$2];[.$AB$2])" office:value-type="string" office:string-value="Fra skaberne af Nerd Dimension Personality Modules (bind I) ankommer en helt ny mulighed for at blive nørdet! Forbered dig på den nyeste, mest avancerede Nerd Dimension Personality Modules produktlinje, herunder: \ n \ n- uforberedte bot, for dem, der søger en rodet, men virkelig sjove oplevelse fra deres nu uforberedte og uvidende bot. \ n \ n Hvad venter du på? Deltag i Nerd Army! Bliv en del af NERD -dimensionen! &quot;" calcext:value-type="string">
            <text:p>Fra skaberne af Nerd Dimension Personality Modules (bind I) ankommer en helt ny mulighed for at blive nørdet! Forbered dig på den nyeste, mest avancerede Nerd Dimension Personality Modules produktlinje, herunder: \ n \ n- uforberedte bot, for dem, der søger en rodet, men virkelig sjove oplevelse fra deres nu uforberedte og uvidende bot. \ n \ n Hvad venter du på? Deltag i Nerd Army! Bliv en del af NERD -dimensionen! "</text:p>
          </table:table-cell>
          <table:table-cell office:value-type="string" calcext:value-type="string">
            <text:p>***END***</text:p>
          </table:table-cell>
          <table:table-cell table:number-columns-repeated="16355"/>
        </table:table-row>
        <table:table-row table:style-name="ro4">
          <table:table-cell office:value-type="string" calcext:value-type="string">
            <text:p>Description</text:p>
          </table:table-cell>
          <table:table-cell table:number-columns-repeated="2"/>
          <table:table-cell table:style-name="ce9" office:value-type="string" calcext:value-type="string">
            <text:p><text:span text:style-name="T1">Tired of your bot being a smartass and knowing every possible sexual trick? We have you covered! With this personality module your bot will behave like if it was completely unprepared for your session. A funny and natural experience you will, for sure, enjoy. </text:span></text:p>
          </table:table-cell>
          <table:table-cell table:formula="of:=GOOGLETRANSLATE_YOULIBRECALC([.$D5];[.$D$2];[.$E$2])" office:value-type="string" office:string-value="厌倦了您的机器人是一个聪明的人，并且知道一切可能的性技巧？我们为您覆盖！使用此个性模块，您的机器人的行为将像您的会议完全没有准备一样。您肯定会喜欢的一个有趣而自然的体验。" calcext:value-type="string">
            <text:p>厌倦了您的机器人是一个聪明的人，并且知道一切可能的性技巧？我们为您覆盖！使用此个性模块，您的机器人的行为将像您的会议完全没有准备一样。您肯定会喜欢的一个有趣而自然的体验。</text:p>
          </table:table-cell>
          <table:table-cell table:formula="of:=GOOGLETRANSLATE_YOULIBRECALC([.$D5];[.$D$2];[.$F$2])" office:value-type="string" office:string-value="あなたのボットが賢い人であり、あらゆる可能な性的トリックを知っていることにうんざりしていませんか？私たちはあなたにカバーされています！このパーソナリティモジュールを使用すると、ボットはセッションのために完全に準備ができていないかのように振る舞います。確かに、あなたが楽しむ面白くて自然な経験。" calcext:value-type="string">
            <text:p>あなたのボットが賢い人であり、あらゆる可能な性的トリックを知っていることにうんざりしていませんか？私たちはあなたにカバーされています！このパーソナリティモジュールを使用すると、ボットはセッションのために完全に準備ができていないかのように振る舞います。確かに、あなたが楽しむ面白くて自然な経験。</text:p>
          </table:table-cell>
          <table:table-cell table:formula="of:=GOOGLETRANSLATE_YOULIBRECALC([.$D5];[.$D$2];[.$G$2])" office:value-type="string" office:string-value="Masz dość bota, który jest inteligentnym i poznaniem każdej możliwej sztuczki seksualnej? Omawiamy! Dzięki temu module osobowości twój bot zachowuje się, jakby był całkowicie nieprzygotowany do sesji. Z pewnością zabawne i naturalne doświadczenie." calcext:value-type="string">
            <text:p>Masz dość bota, który jest inteligentnym i poznaniem każdej możliwej sztuczki seksualnej? Omawiamy! Dzięki temu module osobowości twój bot zachowuje się, jakby był całkowicie nieprzygotowany do sesji. Z pewnością zabawne i naturalne doświadczenie.</text:p>
          </table:table-cell>
          <table:table-cell table:formula="of:=GOOGLETRANSLATE_YOULIBRECALC([.$D5];[.$D$2];[.$H$2])" office:value-type="string" office:string-value="¿Cansado de que tu bot sea una inteligencia y conoce todos los trucos sexuales posibles? ¡Te tenemos cubierto! Con este módulo de personalidad, su bot se comportará como si no estaba preparado para su sesión. Una experiencia divertida y natural que disfrutarás." calcext:value-type="string">
            <text:p>¿Cansado de que tu bot sea una inteligencia y conoce todos los trucos sexuales posibles? ¡Te tenemos cubierto! Con este módulo de personalidad, su bot se comportará como si no estaba preparado para su sesión. Una experiencia divertida y natural que disfrutarás.</text:p>
          </table:table-cell>
          <table:table-cell table:formula="of:=GOOGLETRANSLATE_YOULIBRECALC([.$D5];[.$D$2];[.$I$2])" office:value-type="string" office:string-value="Устал от того, что ваш бот был умным и знающим все возможное сексуальное трюк? Мы прикрыли вас! С этим модулем личности ваш бот будет вести себя так, как если бы он был совершенно неподготовлен для вашей сессии. Забавный и естественный опыт, который вы, конечно, понравится." calcext:value-type="string">
            <text:p>Устал от того, что ваш бот был умным и знающим все возможное сексуальное трюк? Мы прикрыли вас! С этим модулем личности ваш бот будет вести себя так, как если бы он был совершенно неподготовлен для вашей сессии. Забавный и естественный опыт, который вы, конечно, понравится.</text:p>
          </table:table-cell>
          <table:table-cell table:formula="of:=GOOGLETRANSLATE_YOULIBRECALC([.$D5];[.$D$2];[.$J$2])" office:value-type="string" office:string-value="Fatigué que votre bot soit un Smartass et connaissez chaque astuce sexuelle possible? Nous vous avez couvert! Avec ce module de personnalité, votre bot se comportera comme s'il n'était complètement pas préparé pour votre session. Une expérience drôle et naturelle que vous apprécierez, à coup sûr,." calcext:value-type="string">
            <text:p>Fatigué que votre bot soit un Smartass et connaissez chaque astuce sexuelle possible? Nous vous avez couvert! Avec ce module de personnalité, votre bot se comportera comme s'il n'était complètement pas préparé pour votre session. Une expérience drôle et naturelle que vous apprécierez, à coup sûr,.</text:p>
          </table:table-cell>
          <table:table-cell table:formula="of:=GOOGLETRANSLATE_YOULIBRECALC([.$D5];[.$D$2];[.$K$2])" office:value-type="string" office:string-value="Utrujen, da je vaš bot pameten in poznate vse možne spolne trike? Smo pokrivali! S tem osebnostnim modulom se bo vaš bot obnašal, če je bil popolnoma nepripravljen na vašo sejo. Smešna in naravna izkušnja, v kateri boste zagotovo uživali." calcext:value-type="string">
            <text:p>Utrujen, da je vaš bot pameten in poznate vse možne spolne trike? Smo pokrivali! S tem osebnostnim modulom se bo vaš bot obnašal, če je bil popolnoma nepripravljen na vašo sejo. Smešna in naravna izkušnja, v kateri boste zagotovo uživali.</text:p>
          </table:table-cell>
          <table:table-cell table:formula="of:=GOOGLETRANSLATE_YOULIBRECALC([.$D5];[.$D$2];[.$L$2])" office:value-type="string" office:string-value="Unod már, hogy a botja okos és minden lehetséges szexuális trükk ismerete? Ön fedezte Önt! Ezzel a személyiségmodullal a bot úgy viselkedik, mintha teljesen felkészületlen lenne a munkamenetre. Vicces és természetes élmény, amelyet biztosan élvezni fog." calcext:value-type="string">
            <text:p>Unod már, hogy a botja okos és minden lehetséges szexuális trükk ismerete? Ön fedezte Önt! Ezzel a személyiségmodullal a bot úgy viselkedik, mintha teljesen felkészületlen lenne a munkamenetre. Vicces és természetes élmény, amelyet biztosan élvezni fog.</text:p>
          </table:table-cell>
          <table:table-cell table:formula="of:=GOOGLETRANSLATE_YOULIBRECALC([.$D5];[.$D$2];[.$M$2])" office:value-type="string" office:string-value="Κουραστήκατε από το bot σας να είναι έξυπνο και γνωρίζοντας κάθε πιθανό σεξουαλικό τέχνασμα; Σας έχουμε καλύψει! Με αυτή την ενότητα προσωπικότητας το bot σας θα συμπεριφερθεί σαν να ήταν εντελώς απροετοίμαστο για τη συνεδρία σας. Μια αστεία και φυσική εμπειρία, σίγουρα, θα απολαύσετε." calcext:value-type="string">
            <text:p>Κουραστήκατε από το bot σας να είναι έξυπνο και γνωρίζοντας κάθε πιθανό σεξουαλικό τέχνασμα; Σας έχουμε καλύψει! Με αυτή την ενότητα προσωπικότητας το bot σας θα συμπεριφερθεί σαν να ήταν εντελώς απροετοίμαστο για τη συνεδρία σας. Μια αστεία και φυσική εμπειρία, σίγουρα, θα απολαύσετε.</text:p>
          </table:table-cell>
          <table:table-cell table:formula="of:=GOOGLETRANSLATE_YOULIBRECALC([.$D5];[.$D$2];[.$N$2])" office:value-type="string" office:string-value="Botunuzun bir akıllı olmasından ve olası her cinsel numarayı bilmekten bıktınız mı? Seni ele aldık! Bu kişilik modülü ile botunuz seansınız için tamamen hazırlıksızmış gibi davranacaktır. Kesinlikle tadını çıkaracağınız komik ve doğal bir deneyim." calcext:value-type="string">
            <text:p>Botunuzun bir akıllı olmasından ve olası her cinsel numarayı bilmekten bıktınız mı? Seni ele aldık! Bu kişilik modülü ile botunuz seansınız için tamamen hazırlıksızmış gibi davranacaktır. Kesinlikle tadını çıkaracağınız komik ve doğal bir deneyim.</text:p>
          </table:table-cell>
          <table:table-cell table:formula="of:=GOOGLETRANSLATE_YOULIBRECALC([.$D5];[.$D$2];[.$O$2])" office:value-type="string" office:string-value="Stanco del tuo bot che è un smartass e conoscono ogni possibile trucco sessuale? Ti abbiamo coperto! Con questo modulo di personalità il tuo bot si comporterà come se fosse completamente impreparato per la sessione. Un'esperienza divertente e naturale, sicuramente ti divertirai." calcext:value-type="string">
            <text:p>Stanco del tuo bot che è un smartass e conoscono ogni possibile trucco sessuale? Ti abbiamo coperto! Con questo modulo di personalità il tuo bot si comporterà come se fosse completamente impreparato per la sessione. Un'esperienza divertente e naturale, sicuramente ti divertirai.</text:p>
          </table:table-cell>
          <table:table-cell table:formula="of:=GOOGLETRANSLATE_YOULIBRECALC([.$D5];[.$D$2];[.$P$2])" office:value-type="string" office:string-value="Ben je het zat dat je bot een smartass is en elke mogelijke seksuele truc kent? We hebben je gedekt! Met deze persoonlijkheidsmodule zal uw bot zich gedragen alsof deze volledig onvoorbereid was voor uw sessie. Een grappige en natuurlijke ervaring die je zeker zult genieten." calcext:value-type="string">
            <text:p>Ben je het zat dat je bot een smartass is en elke mogelijke seksuele truc kent? We hebben je gedekt! Met deze persoonlijkheidsmodule zal uw bot zich gedragen alsof deze volledig onvoorbereid was voor uw sessie. Een grappige en natuurlijke ervaring die je zeker zult genieten.</text:p>
          </table:table-cell>
          <table:table-cell table:formula="of:=GOOGLETRANSLATE_YOULIBRECALC([.$D5];[.$D$2];[.$Q$2])" office:value-type="string" office:string-value="당신의 봇이 똑똑하고 가능한 모든 성적인 속임수를 알고있는 것에 지쳤습니까? 우리는 당신을 덮었습니다! 이 성격 모듈을 사용하면 봇이 세션에 완전히 준비되지 않은 것처럼 봇이 행동 할 것입니다. 재미 있고 자연스러운 경험은 확실히 즐길 것입니다." calcext:value-type="string">
            <text:p>당신의 봇이 똑똑하고 가능한 모든 성적인 속임수를 알고있는 것에 지쳤습니까? 우리는 당신을 덮었습니다! 이 성격 모듈을 사용하면 봇이 세션에 완전히 준비되지 않은 것처럼 봇이 행동 할 것입니다. 재미 있고 자연스러운 경험은 확실히 즐길 것입니다.</text:p>
          </table:table-cell>
          <table:table-cell table:formula="of:=GOOGLETRANSLATE_YOULIBRECALC([.$D5];[.$D$2];[.$R$2])" office:value-type="string" office:string-value="Už vás nebaví, že váš robot je SmartAss a poznáte každý možný sexuálny trik? Máme vás zakryté! S týmto modulom osobnosti sa váš robot bude správať, akoby bol úplne nepripravený na vašu reláciu. Zábavný a prirodzený zážitok, ktorý si určite užijete." calcext:value-type="string">
            <text:p>Už vás nebaví, že váš robot je SmartAss a poznáte každý možný sexuálny trik? Máme vás zakryté! S týmto modulom osobnosti sa váš robot bude správať, akoby bol úplne nepripravený na vašu reláciu. Zábavný a prirodzený zážitok, ktorý si určite užijete.</text:p>
          </table:table-cell>
          <table:table-cell table:formula="of:=GOOGLETRANSLATE_YOULIBRECALC([.$D5];[.$D$2];[.$S$2])" office:value-type="string" office:string-value="Tired of your bot being a smartass and knowing every possible sexual trick? We have you covered! With this personality module your bot will behave like if it was completely unprepared for your session. A funny and natural experience you will, for sure, enjoy." calcext:value-type="string">
            <text:p>Tired of your bot being a smartass and knowing every possible sexual trick? We have you covered! With this personality module your bot will behave like if it was completely unprepared for your session. A funny and natural experience you will, for sure, enjoy.</text:p>
          </table:table-cell>
          <table:table-cell table:formula="of:=GOOGLETRANSLATE_YOULIBRECALC([.$D5];[.$D$2];[.$T$2])" office:value-type="string" office:string-value="เบื่อกับบอทของคุณที่เป็นสมาร์ทและรู้เคล็ดลับทางเพศที่เป็นไปได้หรือไม่? เรามีคุณครอบคลุม! ด้วยโมดูลบุคลิกภาพนี้บอทของคุณจะทำตัวเหมือนว่ามันไม่ได้เตรียมตัวไว้อย่างสมบูรณ์สำหรับเซสชั่นของคุณ ประสบการณ์ที่ตลกและเป็นธรรมชาติที่คุณจะสนุก" calcext:value-type="string">
            <text:p>เบื่อกับบอทของคุณที่เป็นสมาร์ทและรู้เคล็ดลับทางเพศที่เป็นไปได้หรือไม่? เรามีคุณครอบคลุม! ด้วยโมดูลบุคลิกภาพนี้บอทของคุณจะทำตัวเหมือนว่ามันไม่ได้เตรียมตัวไว้อย่างสมบูรณ์สำหรับเซสชั่นของคุณ ประสบการณ์ที่ตลกและเป็นธรรมชาติที่คุณจะสนุก</text:p>
          </table:table-cell>
          <table:table-cell table:formula="of:=GOOGLETRANSLATE_YOULIBRECALC([.$D5];[.$D$2];[.$U$2])" office:value-type="string" office:string-value="Bosan dengan bot Anda menjadi Smartass dan mengetahui setiap trik seksual yang mungkin? Kami telah meliput Anda! Dengan modul kepribadian ini bot Anda akan berperilaku seperti jika itu sama sekali tidak siap untuk sesi Anda. Pengalaman lucu dan alami yang pasti akan Anda nikmati." calcext:value-type="string">
            <text:p>Bosan dengan bot Anda menjadi Smartass dan mengetahui setiap trik seksual yang mungkin? Kami telah meliput Anda! Dengan modul kepribadian ini bot Anda akan berperilaku seperti jika itu sama sekali tidak siap untuk sesi Anda. Pengalaman lucu dan alami yang pasti akan Anda nikmati.</text:p>
          </table:table-cell>
          <table:table-cell table:formula="of:=GOOGLETRANSLATE_YOULIBRECALC([.$D5];[.$D$2];[.$V$2])" office:value-type="string" office:string-value="Už vás nebaví váš robot a znáte každý možný sexuální trik? Máme vás zakrytý! S tímto modulem osobnosti se váš bot bude chovat, jako by byl na vaši relaci zcela nepřipravený. Legrační a přirozený zážitek, který si určitě užijete." calcext:value-type="string">
            <text:p>Už vás nebaví váš robot a znáte každý možný sexuální trik? Máme vás zakrytý! S tímto modulem osobnosti se váš bot bude chovat, jako by byl na vaši relaci zcela nepřipravený. Legrační a přirozený zážitek, který si určitě užijete.</text:p>
          </table:table-cell>
          <table:table-cell table:formula="of:=GOOGLETRANSLATE_YOULIBRECALC([.$D5];[.$D$2];[.$W$2])" office:value-type="string" office:string-value="Pagod sa iyong bot pagiging isang smartass at alam ang bawat posibleng sekswal na trick? Nakasaklaw ka namin! Sa module ng pagkatao na ito ang iyong bot ay kumikilos tulad ng kung ito ay ganap na hindi handa para sa iyong session. Isang nakakatawa at natural na karanasan na gagawin mo, sigurado, mag -enjoy." calcext:value-type="string">
            <text:p>Pagod sa iyong bot pagiging isang smartass at alam ang bawat posibleng sekswal na trick? Nakasaklaw ka namin! Sa module ng pagkatao na ito ang iyong bot ay kumikilos tulad ng kung ito ay ganap na hindi handa para sa iyong session. Isang nakakatawa at natural na karanasan na gagawin mo, sigurado, mag -enjoy.</text:p>
          </table:table-cell>
          <table:table-cell table:formula="of:=GOOGLETRANSLATE_YOULIBRECALC([.$D5];[.$D$2];[.$X$2])" office:value-type="string" office:string-value="Втомившись від того, що ваш бот є розумним і знаєш усі можливі сексуальні трюки? Ми вас охоплюють! За допомогою цього модуля особистості ваш бот буде поводитись, як якщо він був абсолютно непідготовлений для вашого сеансу. Смішний і природний досвід, який ви, напевно, будете насолоджуватися." calcext:value-type="string">
            <text:p>Втомившись від того, що ваш бот є розумним і знаєш усі можливі сексуальні трюки? Ми вас охоплюють! За допомогою цього модуля особистості ваш бот буде поводитись, як якщо він був абсолютно непідготовлений для вашого сеансу. Смішний і природний досвід, який ви, напевно, будете насолоджуватися.</text:p>
          </table:table-cell>
          <table:table-cell table:formula="of:=GOOGLETRANSLATE_YOULIBRECALC([.$D5];[.$D$2];[.$Y$2])" office:value-type="string" office:string-value="Mệt mỏi vì bot của bạn là một người thông minh và biết mọi thủ thuật tình dục có thể? Chúng tôi có bạn bảo hiểm! Với mô -đun tính cách này, bot của bạn sẽ hoạt động như nếu nó hoàn toàn không chuẩn bị cho phiên của bạn. Một trải nghiệm hài hước và tự nhiên mà bạn sẽ, chắc chắn, tận hưởng." calcext:value-type="string">
            <text:p>Mệt mỏi vì bot của bạn là một người thông minh và biết mọi thủ thuật tình dục có thể? Chúng tôi có bạn bảo hiểm! Với mô -đun tính cách này, bot của bạn sẽ hoạt động như nếu nó hoàn toàn không chuẩn bị cho phiên của bạn. Một trải nghiệm hài hước và tự nhiên mà bạn sẽ, chắc chắn, tận hưởng.</text:p>
          </table:table-cell>
          <table:table-cell table:formula="of:=GOOGLETRANSLATE_YOULIBRECALC([.$D5];[.$D$2];[.$Z$2])" office:value-type="string" office:string-value="Müde, dass dein Bot ein Smartass ist und jeden möglichen sexuellen Trick kennt? Wir haben Sie abgedeckt! Mit diesem Persönlichkeitsmodul wird sich Ihr Bot so verhalten, als wäre es für Ihre Sitzung völlig unvorbereitet. Eine lustige und natürliche Erfahrung, die Sie mit Sicherheit genießen werden." calcext:value-type="string">
            <text:p>Müde, dass dein Bot ein Smartass ist und jeden möglichen sexuellen Trick kennt? Wir haben Sie abgedeckt! Mit diesem Persönlichkeitsmodul wird sich Ihr Bot so verhalten, als wäre es für Ihre Sitzung völlig unvorbereitet. Eine lustige und natürliche Erfahrung, die Sie mit Sicherheit genießen werden.</text:p>
          </table:table-cell>
          <table:table-cell table:formula="of:=GOOGLETRANSLATE_YOULIBRECALC([.$D5];[.$D$2];[.$AA$2])" office:value-type="string" office:string-value="Oletko kyllästynyt siihen, että botti on älykkyys ja tiedät kaikki mahdolliset seksuaaliset temppuja? Olemme peittäneet sinut! Tämän persoonallisuusmoduulin avulla botti käyttäytyy kuin jos se olisi täysin valmistautumaton istuntosi varten. Hauska ja luonnollinen kokemus, josta voit varmasti nauttia." calcext:value-type="string">
            <text:p>Oletko kyllästynyt siihen, että botti on älykkyys ja tiedät kaikki mahdolliset seksuaaliset temppuja? Olemme peittäneet sinut! Tämän persoonallisuusmoduulin avulla botti käyttäytyy kuin jos se olisi täysin valmistautumaton istuntosi varten. Hauska ja luonnollinen kokemus, josta voit varmasti nauttia.</text:p>
          </table:table-cell>
          <table:table-cell table:formula="of:=GOOGLETRANSLATE_YOULIBRECALC([.$D5];[.$D$2];[.$AB$2])" office:value-type="string" office:string-value="Træt af, at din bot er en smartass og at kende ethvert muligt seksuelt trick? Vi har du dækket! Med dette personlighedsmodul vil din bot opføre sig som hvis det var helt uforberedt på din session. En sjov og naturlig oplevelse, som du helt sikkert vil nyde." calcext:value-type="string">
            <text:p>Træt af, at din bot er en smartass og at kende ethvert muligt seksuelt trick? Vi har du dækket! Med dette personlighedsmodul vil din bot opføre sig som hvis det var helt uforberedt på din session. En sjov og naturlig oplevelse, som du helt sikkert vil nyde.</text:p>
          </table:table-cell>
          <table:table-cell office:value-type="string" calcext:value-type="string">
            <text:p>***END***</text:p>
          </table:table-cell>
          <table:table-cell table:number-columns-repeated="16355"/>
        </table:table-row>
        <table:table-row table:style-name="ro5">
          <table:table-cell office:value-type="string" calcext:value-type="string">
            <text:p>Price</text:p>
          </table:table-cell>
          <table:table-cell table:number-columns-repeated="2"/>
          <table:table-cell table:number-columns-repeated="25" table:style-name="ce9" office:value-type="float" office:value="5000" calcext:value-type="float">
            <text:p>5000</text:p>
          </table:table-cell>
          <table:table-cell office:value-type="string" calcext:value-type="string">
            <text:p>***END***</text:p>
          </table:table-cell>
          <table:table-cell table:number-columns-repeated="16355"/>
        </table:table-row>
        <table:table-row table:style-name="ro5">
          <table:table-cell office:value-type="string" calcext:value-type="string">
            <text:p>IsIllegal</text:p>
          </table:table-cell>
          <table:table-cell table:number-columns-repeated="2"/>
          <table:table-cell table:number-columns-repeated="25" table:style-name="ce9" office:value-type="string" calcext:value-type="string">
            <text:p>true</text:p>
          </table:table-cell>
          <table:table-cell office:value-type="string" calcext:value-type="string">
            <text:p>***END***</text:p>
          </table:table-cell>
          <table:table-cell table:number-columns-repeated="16355"/>
        </table:table-row>
        <table:table-row table:style-name="ro5">
          <table:table-cell office:value-type="string" calcext:value-type="string">
            <text:p>Store</text:p>
          </table:table-cell>
          <table:table-cell table:number-columns-repeated="2"/>
          <table:table-cell table:number-columns-repeated="25" table:style-name="ce9" office:value-type="string" calcext:value-type="string">
            <text:p>ladyparts.ic</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Frick_CumInsid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Uh! That’s a lot. I-I should have emptied the cum container…***W-WHAT DO YOU MEAN IS LEAKING?! O-oh. You mean your cum…***Oh… Ah… I have not yet loaded the compliment from my database… So… Well… Done?***YOU CUMMED 1000 LITERS!? No, wait… My cummeter is not calibrated…***Let’s hope none needs to fix me with all that cum inside me…</text:p>
          </table:table-cell>
          <table:table-cell table:formula="of:=GOOGLETRANSLATE_YOULIBRECALC([.$D9];[.$D$2];[.$E$2])" office:value-type="string" office:string-value="呃！很多。我 - 我应该清空暨容器……*** w-您是什么意思是泄漏？ O-oh。你的意思是你的暨……***哦……啊……我还没有加载我的数据库中的赞美……所以……好吧……完成了？不，等等……我的cummeter没有得到校准……***希望没有人需要用我体内的所有暨来解决我……" calcext:value-type="string">
            <text:p>呃！很多。我 - 我应该清空暨容器……*** w-您是什么意思是泄漏？ O-oh。你的意思是你的暨……***哦……啊……我还没有加载我的数据库中的赞美……所以……好吧……完成了？不，等等……我的cummeter没有得到校准……***希望没有人需要用我体内的所有暨来解决我……</text:p>
          </table:table-cell>
          <table:table-cell table:formula="of:=GOOGLETRANSLATE_YOULIBRECALC([.$D9];[.$D$2];[.$F$2])" office:value-type="string" office:string-value="ええと！それはたくさんです。 i-iは兼容器を空にするべきだった…*** w-漏れているのはどういう意味ですか？！ o-oh。あなたはあなたの精液を意味します…***ああ…ああ…私はまだ私のデータベースから賛辞をロードしていません…だから…まあ…やった？***あなたは1000リットルを抱きしめました！？いいえ、待ってください...私のカミターは較正されていません…***私の中のすべての精液で私を修正する必要がないことを願っています…" calcext:value-type="string">
            <text:p>ええと！それはたくさんです。 i-iは兼容器を空にするべきだった…*** w-漏れているのはどういう意味ですか？！ o-oh。あなたはあなたの精液を意味します…***ああ…ああ…私はまだ私のデータベースから賛辞をロードしていません…だから…まあ…やった？***あなたは1000リットルを抱きしめました！？いいえ、待ってください...私のカミターは較正されていません…***私の中のすべての精液で私を修正する必要がないことを願っています…</text:p>
          </table:table-cell>
          <table:table-cell table:formula="of:=GOOGLETRANSLATE_YOULIBRECALC([.$D9];[.$D$2];[.$G$2])" office:value-type="string" office:string-value="Uh! To dużo. I-I powinienem był opróżnić pojemnik cum… *** w-co masz na myśli mówiąc, wycieka?! O-oh. Masz na myśli twoją spermę… *** Och… Ach… Nie załadowałem jeszcze komplementu z mojej bazy danych… Więc… cóż… skończone? *** Cummed 1000 litrów!? Nie, poczekaj… mój Cummeter nie jest skalibrowany… *** Miejmy nadzieję, że nikt nie musi mnie naprawić z całą tym spermą…" calcext:value-type="string">
            <text:p>Uh! To dużo. I-I powinienem był opróżnić pojemnik cum… *** w-co masz na myśli mówiąc, wycieka?! O-oh. Masz na myśli twoją spermę… *** Och… Ach… Nie załadowałem jeszcze komplementu z mojej bazy danych… Więc… cóż… skończone? *** Cummed 1000 litrów!? Nie, poczekaj… mój Cummeter nie jest skalibrowany… *** Miejmy nadzieję, że nikt nie musi mnie naprawić z całą tym spermą…</text:p>
          </table:table-cell>
          <table:table-cell table:formula="of:=GOOGLETRANSLATE_YOULIBRECALC([.$D9];[.$D$2];[.$H$2])" office:value-type="string" office:string-value="¡Oh! Eso es mucho. Debería haber vaciado el contenedor de semen ... *** W-¿Qué quieres decir con la filtración? Oh. Te refieres a tu semen ... *** oh ... ah ... todavía no he cargado el cumplido de mi base de datos ... así que ... bueno ... ¿Hecho? *** ¿Cumiste 1000 litros? No, espera ... mi cummeter no está calibrado ... *** Esperemos que ninguno necesite arreglarme con todo ese semen dentro de mí ..." calcext:value-type="string">
            <text:p>¡Oh! Eso es mucho. Debería haber vaciado el contenedor de semen ... *** W-¿Qué quieres decir con la filtración? Oh. Te refieres a tu semen ... *** oh ... ah ... todavía no he cargado el cumplido de mi base de datos ... así que ... bueno ... ¿Hecho? *** ¿Cumiste 1000 litros? No, espera ... mi cummeter no está calibrado ... *** Esperemos que ninguno necesite arreglarme con todo ese semen dentro de mí ...</text:p>
          </table:table-cell>
          <table:table-cell table:formula="of:=GOOGLETRANSLATE_YOULIBRECALC([.$D9];[.$D$2];[.$I$2])" office:value-type="string" office:string-value="Эм-м-м! Это много. Я-я должен был опустошить контейнер спермы… *** w-что вы имеете в виду, утечка?! О-оо. Вы имеете в виду свою сперму ... *** О ... Ах ... Я еще не загрузил комплимент из моей базы данных ... так ... ну ... сделано? *** Вы кончили 1000 литров!? Нет, подождите ... мой каметран не откалиброван ... ***" calcext:value-type="string">
            <text:p>Эм-м-м! Это много. Я-я должен был опустошить контейнер спермы… *** w-что вы имеете в виду, утечка?! О-оо. Вы имеете в виду свою сперму ... *** О ... Ах ... Я еще не загрузил комплимент из моей базы данных ... так ... ну ... сделано? *** Вы кончили 1000 литров!? Нет, подождите ... мой каметран не откалиброван ... ***</text:p>
          </table:table-cell>
          <table:table-cell table:formula="of:=GOOGLETRANSLATE_YOULIBRECALC([.$D9];[.$D$2];[.$J$2])" office:value-type="string" office:string-value="Euh! C’est beaucoup. I-J'aurais dû vider le conteneur de sperme… *** W-Que voulez-vous dire que fuit ?! O-oh. Tu veux dire ton sperme… *** Oh… ah… Je n'ai pas encore chargé le compliment de ma base de données… donc… eh bien… fait? *** Vous avez joué 1000 litres !? Non, attendez… mon Cummeter n'est pas calibré… *** Espérons que personne ne doit me réparer avec tout ce sperme en moi…" calcext:value-type="string">
            <text:p>Euh! C’est beaucoup. I-J'aurais dû vider le conteneur de sperme… *** W-Que voulez-vous dire que fuit ?! O-oh. Tu veux dire ton sperme… *** Oh… ah… Je n'ai pas encore chargé le compliment de ma base de données… donc… eh bien… fait? *** Vous avez joué 1000 litres !? Non, attendez… mon Cummeter n'est pas calibré… *** Espérons que personne ne doit me réparer avec tout ce sperme en moi…</text:p>
          </table:table-cell>
          <table:table-cell table:formula="of:=GOOGLETRANSLATE_YOULIBRECALC([.$D9];[.$D$2];[.$K$2])" office:value-type="string" office:string-value="Uh! To je veliko. I-I-i bi moral izprazniti cum vsebnik… *** w-kaj misliš, da pušča?! O-oh. Misliš na tvojo prihajanje ... *** Oh ... Ah ... še nisem naložil komplimenta iz svoje baze podatkov ... Torej ... no ... narejeno? *** si se znašel v 1000 litrih!? Ne, počakaj ... moj cummeter ni umerjen ... *** Upajmo, da me nihče ne bo popravil z vso to prihajanje v meni ..." calcext:value-type="string">
            <text:p>Uh! To je veliko. I-I-i bi moral izprazniti cum vsebnik… *** w-kaj misliš, da pušča?! O-oh. Misliš na tvojo prihajanje ... *** Oh ... Ah ... še nisem naložil komplimenta iz svoje baze podatkov ... Torej ... no ... narejeno? *** si se znašel v 1000 litrih!? Ne, počakaj ... moj cummeter ni umerjen ... *** Upajmo, da me nihče ne bo popravil z vso to prihajanje v meni ...</text:p>
          </table:table-cell>
          <table:table-cell table:formula="of:=GOOGLETRANSLATE_YOULIBRECALC([.$D9];[.$D$2];[.$L$2])" office:value-type="string" office:string-value="Uh! Ez nagyon sok. I-én ki kellett volna üríteni a cum-tartályt ... *** W-mire gondolsz, hogy szivárog?! O-ó. Úgy érted, hogy a cum… *** Ó ... ah ... még nem töltöttem be a bókot az adatbázisomból… szóval ... nos… kész? *** 1000 liter cummed!? Nem, várj ... a cuméterem nem kalibrált ... *** Reméljük, hogy egyiknek sem kell megjavítania engem az összes cummal." calcext:value-type="string">
            <text:p>Uh! Ez nagyon sok. I-én ki kellett volna üríteni a cum-tartályt ... *** W-mire gondolsz, hogy szivárog?! O-ó. Úgy érted, hogy a cum… *** Ó ... ah ... még nem töltöttem be a bókot az adatbázisomból… szóval ... nos… kész? *** 1000 liter cummed!? Nem, várj ... a cuméterem nem kalibrált ... *** Reméljük, hogy egyiknek sem kell megjavítania engem az összes cummal.</text:p>
          </table:table-cell>
          <table:table-cell table:formula="of:=GOOGLETRANSLATE_YOULIBRECALC([.$D9];[.$D$2];[.$M$2])" office:value-type="string" office:string-value="Ω! Αυτό είναι πολύ. Θα έπρεπε να έχω αδειάσει το δοχείο cum ... *** W-Τι εννοείς είναι διαρροή;! O-OH. Εννοείς το cum σου ... *** Ω ... αχ ... δεν έχω φορτώσει ακόμα το κομπλιμέντο από τη βάση δεδομένων μου ... Λοιπόν ... καλά ... έγινε; Όχι, περιμένετε ... το cummeter μου δεν είναι βαθμονομημένο… *** Ας ελπίσουμε ότι κανένας δεν πρέπει να με διορθώσει με όλα αυτά τα cum μέσα μου ..." calcext:value-type="string">
            <text:p>Ω! Αυτό είναι πολύ. Θα έπρεπε να έχω αδειάσει το δοχείο cum ... *** W-Τι εννοείς είναι διαρροή;! O-OH. Εννοείς το cum σου ... *** Ω ... αχ ... δεν έχω φορτώσει ακόμα το κομπλιμέντο από τη βάση δεδομένων μου ... Λοιπόν ... καλά ... έγινε; Όχι, περιμένετε ... το cummeter μου δεν είναι βαθμονομημένο… *** Ας ελπίσουμε ότι κανένας δεν πρέπει να με διορθώσει με όλα αυτά τα cum μέσα μου ...</text:p>
          </table:table-cell>
          <table:table-cell table:formula="of:=GOOGLETRANSLATE_YOULIBRECALC([.$D9];[.$D$2];[.$N$2])" office:value-type="string" office:string-value="Ah! Bu çok. Ben cum konteyneri boşaltmalıydım… *** w-ne demek istiyorsun?! O-OH. Demek istiyorsun ... *** Oh… ah… Henüz veritabanımdan iltifat yüklemedim… yani… iyi… bitti mi? *** 1000 litre!? Hayır, bekle… Cummeter'ım kalibre edilmedi… *** Umarım kimsenin içimdeki her şeyle beni düzeltmesi gerekmiyor…" calcext:value-type="string">
            <text:p>Ah! Bu çok. Ben cum konteyneri boşaltmalıydım… *** w-ne demek istiyorsun?! O-OH. Demek istiyorsun ... *** Oh… ah… Henüz veritabanımdan iltifat yüklemedim… yani… iyi… bitti mi? *** 1000 litre!? Hayır, bekle… Cummeter'ım kalibre edilmedi… *** Umarım kimsenin içimdeki her şeyle beni düzeltmesi gerekmiyor…</text:p>
          </table:table-cell>
          <table:table-cell table:formula="of:=GOOGLETRANSLATE_YOULIBRECALC([.$D9];[.$D$2];[.$O$2])" office:value-type="string" office:string-value="Uh! È molto. Io-avrei dovuto svuotare il contenitore di sperma ... *** w-cosa intendi per perdere?! O-oh. Intendi il tuo sperma ... *** Oh ... ah ... non ho ancora caricato il complimento del mio database ... quindi ... beh ... fatto? *** Hai smentito 1000 litri!? No, aspetta ... il mio cummeter non è calibrato ... *** Speriamo che nessuno abbia bisogno di aggiustarmi con tutto quel sperma dentro di me ..." calcext:value-type="string">
            <text:p>Uh! È molto. Io-avrei dovuto svuotare il contenitore di sperma ... *** w-cosa intendi per perdere?! O-oh. Intendi il tuo sperma ... *** Oh ... ah ... non ho ancora caricato il complimento del mio database ... quindi ... beh ... fatto? *** Hai smentito 1000 litri!? No, aspetta ... il mio cummeter non è calibrato ... *** Speriamo che nessuno abbia bisogno di aggiustarmi con tutto quel sperma dentro di me ...</text:p>
          </table:table-cell>
          <table:table-cell table:formula="of:=GOOGLETRANSLATE_YOULIBRECALC([.$D9];[.$D$2];[.$P$2])" office:value-type="string" office:string-value="Uh! Dat is veel. I-ik had de sperma-container moeten leegmaken ... *** W-wat bedoel je is lekken?! O-oh. Je bedoelt je sperma ... *** Oh ... ah ... ik heb het compliment uit mijn database nog niet geladen ... dus ... nou ... gedaan? *** Je hebt 1000 liter geklopt!? Nee, wacht ... mijn cummeter is niet gekalibreerd ... *** Laten we hopen dat niemand me hoeft te repareren met al dat sperma in mij ..." calcext:value-type="string">
            <text:p>Uh! Dat is veel. I-ik had de sperma-container moeten leegmaken ... *** W-wat bedoel je is lekken?! O-oh. Je bedoelt je sperma ... *** Oh ... ah ... ik heb het compliment uit mijn database nog niet geladen ... dus ... nou ... gedaan? *** Je hebt 1000 liter geklopt!? Nee, wacht ... mijn cummeter is niet gekalibreerd ... *** Laten we hopen dat niemand me hoeft te repareren met al dat sperma in mij ...</text:p>
          </table:table-cell>
          <table:table-cell table:formula="of:=GOOGLETRANSLATE_YOULIBRECALC([.$D9];[.$D$2];[.$Q$2])" office:value-type="string" office:string-value="음! 그건 많아요. 나는 정액 컨테이너를 비워야했을 것입니다… *** w- 무슨 뜻입니까? 오-오. 당신은 당신의 정액을 의미합니다… *** 오… 아… 나는 내 데이터베이스에서 칭찬을 아직로드하지 않았습니다… 그래서… 잘… 아니, 잠깐만 ... 내 커미터가 교정되지 않았다… *** 내 안에 그 모든 정액으로 나를 고칠 필요가 없기를 바랍니다…" calcext:value-type="string">
            <text:p>음! 그건 많아요. 나는 정액 컨테이너를 비워야했을 것입니다… *** w- 무슨 뜻입니까? 오-오. 당신은 당신의 정액을 의미합니다… *** 오… 아… 나는 내 데이터베이스에서 칭찬을 아직로드하지 않았습니다… 그래서… 잘… 아니, 잠깐만 ... 내 커미터가 교정되지 않았다… *** 내 안에 그 모든 정액으로 나를 고칠 필요가 없기를 바랍니다…</text:p>
          </table:table-cell>
          <table:table-cell table:formula="of:=GOOGLETRANSLATE_YOULIBRECALC([.$D9];[.$D$2];[.$R$2])" office:value-type="string" office:string-value="Uh! To je veľa. Ja som mal vyprázdniť kontajner cum ... *** w, čo tým myslíš, že uniká?! O-oh. Myslíš tvoje cum ... *** Oh ... ah ... ešte som nenavrhol kompliment z mojej databázy ... takže ... dobre ... hotovo? *** Cummed 1 000 litrov!? Nie, počkajte ... môj cummeter nie je kalibrovaný ... *** Dúfajme, že ma nikto nemusí opraviť so všetkým tým cum vo mne ..." calcext:value-type="string">
            <text:p>Uh! To je veľa. Ja som mal vyprázdniť kontajner cum ... *** w, čo tým myslíš, že uniká?! O-oh. Myslíš tvoje cum ... *** Oh ... ah ... ešte som nenavrhol kompliment z mojej databázy ... takže ... dobre ... hotovo? *** Cummed 1 000 litrov!? Nie, počkajte ... môj cummeter nie je kalibrovaný ... *** Dúfajme, že ma nikto nemusí opraviť so všetkým tým cum vo mne ...</text:p>
          </table:table-cell>
          <table:table-cell table:formula="of:=GOOGLETRANSLATE_YOULIBRECALC([.$D9];[.$D$2];[.$S$2])" office:value-type="string" office:string-value="Uh! That’s a lot. I-I should have emptied the cum container…***W-WHAT DO YOU MEAN IS LEAKING?! O-oh. You mean your cum…***Oh… Ah… I have not yet loaded the compliment from my database… So… Well… Done?***YOU CUMMED 1000 LITERS!? No, wait… My cummeter is not calibrated…***Let’s hope none needs to fix me with all that cum inside me…" calcext:value-type="string">
            <text:p>Uh! That’s a lot. I-I should have emptied the cum container…***W-WHAT DO YOU MEAN IS LEAKING?! O-oh. You mean your cum…***Oh… Ah… I have not yet loaded the compliment from my database… So… Well… Done?***YOU CUMMED 1000 LITERS!? No, wait… My cummeter is not calibrated…***Let’s hope none needs to fix me with all that cum inside me…</text:p>
          </table:table-cell>
          <table:table-cell table:formula="of:=GOOGLETRANSLATE_YOULIBRECALC([.$D9];[.$D$2];[.$T$2])" office:value-type="string" office:string-value="เอ่อ มาก ฉัน-ฉันควรจะล้างภาชนะสุดยอด ... *** w- คุณหมายถึงอะไรรั่ว?! O-OH คุณหมายถึงสุดยอดของคุณ… *** โอ้…อ่า…ฉันยังไม่ได้โหลดคำชมจากฐานข้อมูลของฉัน…ดังนั้น…ดี…ทำได้ไหม *** คุณคัมม์ 1,000 ลิตร!? ไม่รอ…คัมเมตรของฉันไม่ได้ปรับเทียบ… *** เราหวังว่าจะไม่ต้องแก้ไขฉันด้วยสิ่งที่อยู่ภายในตัวฉัน…" calcext:value-type="string">
            <text:p>เอ่อ มาก ฉัน-ฉันควรจะล้างภาชนะสุดยอด ... *** w- คุณหมายถึงอะไรรั่ว?! O-OH คุณหมายถึงสุดยอดของคุณ… *** โอ้…อ่า…ฉันยังไม่ได้โหลดคำชมจากฐานข้อมูลของฉัน…ดังนั้น…ดี…ทำได้ไหม *** คุณคัมม์ 1,000 ลิตร!? ไม่รอ…คัมเมตรของฉันไม่ได้ปรับเทียบ… *** เราหวังว่าจะไม่ต้องแก้ไขฉันด้วยสิ่งที่อยู่ภายในตัวฉัน…</text:p>
          </table:table-cell>
          <table:table-cell table:formula="of:=GOOGLETRANSLATE_YOULIBRECALC([.$D9];[.$D$2];[.$U$2])" office:value-type="string" office:string-value="Eh! Itu banyak. I-Aku seharusnya mengosongkan wadah cum ... *** apa maksudmu bocor?! O-oh. Maksud Anda cum Anda ... *** oh ... ah ... saya belum memuat pujian dari database saya ... jadi ... yah ... selesai? *** Anda cummed 1000 liter!? Tidak, tunggu ... cummeter saya tidak dikalibrasi ... *** Mari kita berharap tidak ada yang perlu memperbaiki saya dengan semua air mani di dalam diri saya ..." calcext:value-type="string">
            <text:p>Eh! Itu banyak. I-Aku seharusnya mengosongkan wadah cum ... *** apa maksudmu bocor?! O-oh. Maksud Anda cum Anda ... *** oh ... ah ... saya belum memuat pujian dari database saya ... jadi ... yah ... selesai? *** Anda cummed 1000 liter!? Tidak, tunggu ... cummeter saya tidak dikalibrasi ... *** Mari kita berharap tidak ada yang perlu memperbaiki saya dengan semua air mani di dalam diri saya ...</text:p>
          </table:table-cell>
          <table:table-cell table:formula="of:=GOOGLETRANSLATE_YOULIBRECALC([.$D9];[.$D$2];[.$V$2])" office:value-type="string" office:string-value="Uh! To je hodně. I-měl jsem vyprázdnit cum kontejner ... *** W-Co myslíš, že uniká?! O-oh. Myslíš tvé cum ... *** Ach ... ach ... Ještě jsem naložil kompliment z mé databáze ... takže ... dobře ... hotovo? *** Cummed 1000 Liters!? Ne, počkej ... můj cummeter není kalibrován ... *** Doufejme, že mě nikdo nemusí opravit se všemi cum uvnitř mě ..." calcext:value-type="string">
            <text:p>Uh! To je hodně. I-měl jsem vyprázdnit cum kontejner ... *** W-Co myslíš, že uniká?! O-oh. Myslíš tvé cum ... *** Ach ... ach ... Ještě jsem naložil kompliment z mé databáze ... takže ... dobře ... hotovo? *** Cummed 1000 Liters!? Ne, počkej ... můj cummeter není kalibrován ... *** Doufejme, že mě nikdo nemusí opravit se všemi cum uvnitř mě ...</text:p>
          </table:table-cell>
          <table:table-cell table:formula="of:=GOOGLETRANSLATE_YOULIBRECALC([.$D9];[.$D$2];[.$W$2])" office:value-type="string" office:string-value="Uh! Marami iyon. I-dapat kong i-emptied ang cum container ... *** w-ano ang ibig mong sabihin ay tumutulo?! O-oh. Ibig mong sabihin ang iyong cum ... *** oh ... ah ... hindi ko pa nai -load ang papuri mula sa aking database ... kaya ... well ... tapos na? *** cummed ka ng 1000 litro !? Hindi, maghintay ... ang aking cummeter ay hindi na -calibrate ... *** Hayaan ang pag -asa na walang kailangang ayusin sa akin sa lahat ng cum sa loob ko ..." calcext:value-type="string">
            <text:p>Uh! Marami iyon. I-dapat kong i-emptied ang cum container ... *** w-ano ang ibig mong sabihin ay tumutulo?! O-oh. Ibig mong sabihin ang iyong cum ... *** oh ... ah ... hindi ko pa nai -load ang papuri mula sa aking database ... kaya ... well ... tapos na? *** cummed ka ng 1000 litro !? Hindi, maghintay ... ang aking cummeter ay hindi na -calibrate ... *** Hayaan ang pag -asa na walang kailangang ayusin sa akin sa lahat ng cum sa loob ko ...</text:p>
          </table:table-cell>
          <table:table-cell table:formula="of:=GOOGLETRANSLATE_YOULIBRECALC([.$D9];[.$D$2];[.$X$2])" office:value-type="string" office:string-value="Аг! Це багато. Я-я повинен був спорожнити контейнер для сперми… *** w-що ти маєш на увазі, що протікає?! О-о. Ви маєте на увазі свою сперму… *** о ... ах ... Я ще не завантажив комплімент з моєї бази даних… так ... ну… зроблено? Ні, зачекайте ... мій куметр не калібрований ... *** сподіваємось, що ніхто не повинен виправити мене з усією спермою всередині мене ..." calcext:value-type="string">
            <text:p>Аг! Це багато. Я-я повинен був спорожнити контейнер для сперми… *** w-що ти маєш на увазі, що протікає?! О-о. Ви маєте на увазі свою сперму… *** о ... ах ... Я ще не завантажив комплімент з моєї бази даних… так ... ну… зроблено? Ні, зачекайте ... мій куметр не калібрований ... *** сподіваємось, що ніхто не повинен виправити мене з усією спермою всередині мене ...</text:p>
          </table:table-cell>
          <table:table-cell table:formula="of:=GOOGLETRANSLATE_YOULIBRECALC([.$D9];[.$D$2];[.$Y$2])" office:value-type="string" office:string-value="Uh! Điều đó rất nhiều. Tôi nên làm trống container kiêm container *** w-ý bạn là gì đang bị rò rỉ ?! O-oh. Bạn có nghĩa là kiêm của bạn *** oh ah ah Tôi chưa tải lời khen từ cơ sở dữ liệu của tôi Không, chờ đợi, cummeter của tôi không được hiệu chỉnh." calcext:value-type="string">
            <text:p>Uh! Điều đó rất nhiều. Tôi nên làm trống container kiêm container *** w-ý bạn là gì đang bị rò rỉ ?! O-oh. Bạn có nghĩa là kiêm của bạn *** oh ah ah Tôi chưa tải lời khen từ cơ sở dữ liệu của tôi Không, chờ đợi, cummeter của tôi không được hiệu chỉnh.</text:p>
          </table:table-cell>
          <table:table-cell table:formula="of:=GOOGLETRANSLATE_YOULIBRECALC([.$D9];[.$D$2];[.$Z$2])" office:value-type="string" office:string-value="! Das ist eine Menge. I-ich hätte den Spermabehälter leer sein sollen ... *** W-was meinst du und ist undicht?! Oh. Du meinst dein Sperma ... *** Oh ... ah ... ich habe das Kompliment aus meiner Datenbank noch nicht geladen ... also ... na ja ... fertig? *** Du hast 1000 Liter gekummt!? Nein, warte ... mein Cummeter ist nicht kalibriert ... *** Hoffen wir, dass niemand mich mit all dem Sperma in mir reparieren muss ..." calcext:value-type="string">
            <text:p>! Das ist eine Menge. I-ich hätte den Spermabehälter leer sein sollen ... *** W-was meinst du und ist undicht?! Oh. Du meinst dein Sperma ... *** Oh ... ah ... ich habe das Kompliment aus meiner Datenbank noch nicht geladen ... also ... na ja ... fertig? *** Du hast 1000 Liter gekummt!? Nein, warte ... mein Cummeter ist nicht kalibriert ... *** Hoffen wir, dass niemand mich mit all dem Sperma in mir reparieren muss ...</text:p>
          </table:table-cell>
          <table:table-cell table:formula="of:=GOOGLETRANSLATE_YOULIBRECALC([.$D9];[.$D$2];[.$AA$2])" office:value-type="string" office:string-value="Voi! Se on paljon. I-minun olisi pitänyt tyhjentää cum-säiliö… *** W-mitä tarkoitat vuotavan?! O-Oh. Tarkoitat cum… *** Voi ... ah… en ole vielä ladannut tietokannan kohteliaisuutta ... joten… hyvin… tehty? *** Cummed 1000 litraa!? Ei, odota ..." calcext:value-type="string">
            <text:p>Voi! Se on paljon. I-minun olisi pitänyt tyhjentää cum-säiliö… *** W-mitä tarkoitat vuotavan?! O-Oh. Tarkoitat cum… *** Voi ... ah… en ole vielä ladannut tietokannan kohteliaisuutta ... joten… hyvin… tehty? *** Cummed 1000 litraa!? Ei, odota ...</text:p>
          </table:table-cell>
          <table:table-cell table:formula="of:=GOOGLETRANSLATE_YOULIBRECALC([.$D9];[.$D$2];[.$AB$2])" office:value-type="string" office:string-value="Åh! Det er meget. Jeg-jeg burde have tømt cum-containeren ... *** w-hvad mener du er lækker?! O-oh. Du mener din sperm ... *** Åh ... ah ... Jeg har endnu ikke indlæst komplimentet fra min database ... så ... ja ... færdig? *** du kummede 1000 liter!? Nej, vent ... min cummeter er ikke kalibreret ... *** lad os håbe, at ingen behøver at fikse mig med alt det cum inde i mig ..." calcext:value-type="string">
            <text:p>Åh! Det er meget. Jeg-jeg burde have tømt cum-containeren ... *** w-hvad mener du er lækker?! O-oh. Du mener din sperm ... *** Åh ... ah ... Jeg har endnu ikke indlæst komplimentet fra min database ... så ... ja ... færdig? *** du kummede 1000 liter!? Nej, vent ... min cummeter er ikke kalibreret ... *** lad os håbe, at ingen behøver at fikse mig med alt det cum inde i mig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CumInsid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10];[.$D$2];[.$E$2])" office:value-type="string" office:string-value="无效的" calcext:value-type="string">
            <text:p>无效的</text:p>
          </table:table-cell>
          <table:table-cell table:formula="of:=GOOGLETRANSLATE_YOULIBRECALC([.$D10];[.$D$2];[.$F$2])" office:value-type="string" office:string-value="ヌル" calcext:value-type="string">
            <text:p>ヌル</text:p>
          </table:table-cell>
          <table:table-cell table:formula="of:=GOOGLETRANSLATE_YOULIBRECALC([.$D10];[.$D$2];[.$G$2])" office:value-type="string" office:string-value="nieważny" calcext:value-type="string">
            <text:p>nieważny</text:p>
          </table:table-cell>
          <table:table-cell table:formula="of:=GOOGLETRANSLATE_YOULIBRECALC([.$D10];[.$D$2];[.$H$2])" office:value-type="string" office:string-value="nulo" calcext:value-type="string">
            <text:p>nulo</text:p>
          </table:table-cell>
          <table:table-cell table:formula="of:=GOOGLETRANSLATE_YOULIBRECALC([.$D10];[.$D$2];[.$I$2])" office:value-type="string" office:string-value="нулевой" calcext:value-type="string">
            <text:p>нулевой</text:p>
          </table:table-cell>
          <table:table-cell table:formula="of:=GOOGLETRANSLATE_YOULIBRECALC([.$D10];[.$D$2];[.$J$2])" office:value-type="string" office:string-value="nul" calcext:value-type="string">
            <text:p>nul</text:p>
          </table:table-cell>
          <table:table-cell table:formula="of:=GOOGLETRANSLATE_YOULIBRECALC([.$D10];[.$D$2];[.$K$2])" office:value-type="string" office:string-value="null" calcext:value-type="string">
            <text:p>null</text:p>
          </table:table-cell>
          <table:table-cell table:formula="of:=GOOGLETRANSLATE_YOULIBRECALC([.$D10];[.$D$2];[.$L$2])" office:value-type="string" office:string-value="nulla" calcext:value-type="string">
            <text:p>nulla</text:p>
          </table:table-cell>
          <table:table-cell table:formula="of:=GOOGLETRANSLATE_YOULIBRECALC([.$D10];[.$D$2];[.$M$2])" office:value-type="string" office:string-value="άκυρος" calcext:value-type="string">
            <text:p>άκυρος</text:p>
          </table:table-cell>
          <table:table-cell table:formula="of:=GOOGLETRANSLATE_YOULIBRECALC([.$D10];[.$D$2];[.$N$2])" office:value-type="string" office:string-value="hükümsüz" calcext:value-type="string">
            <text:p>hükümsüz</text:p>
          </table:table-cell>
          <table:table-cell table:formula="of:=GOOGLETRANSLATE_YOULIBRECALC([.$D10];[.$D$2];[.$O$2])" office:value-type="string" office:string-value="null" calcext:value-type="string">
            <text:p>null</text:p>
          </table:table-cell>
          <table:table-cell table:formula="of:=GOOGLETRANSLATE_YOULIBRECALC([.$D10];[.$D$2];[.$P$2])" office:value-type="string" office:string-value="nul" calcext:value-type="string">
            <text:p>nul</text:p>
          </table:table-cell>
          <table:table-cell table:formula="of:=GOOGLETRANSLATE_YOULIBRECALC([.$D10];[.$D$2];[.$Q$2])" office:value-type="string" office:string-value="널" calcext:value-type="string">
            <text:p>널</text:p>
          </table:table-cell>
          <table:table-cell table:formula="of:=GOOGLETRANSLATE_YOULIBRECALC([.$D10];[.$D$2];[.$R$2])" office:value-type="string" office:string-value="nulové" calcext:value-type="string">
            <text:p>nulové</text:p>
          </table:table-cell>
          <table:table-cell table:formula="of:=GOOGLETRANSLATE_YOULIBRECALC([.$D10];[.$D$2];[.$S$2])" office:value-type="string" office:string-value="null" calcext:value-type="string">
            <text:p>null</text:p>
          </table:table-cell>
          <table:table-cell table:formula="of:=GOOGLETRANSLATE_YOULIBRECALC([.$D10];[.$D$2];[.$T$2])" office:value-type="string" office:string-value="โมฆะ" calcext:value-type="string">
            <text:p>โมฆะ</text:p>
          </table:table-cell>
          <table:table-cell table:formula="of:=GOOGLETRANSLATE_YOULIBRECALC([.$D10];[.$D$2];[.$U$2])" office:value-type="string" office:string-value="batal" calcext:value-type="string">
            <text:p>batal</text:p>
          </table:table-cell>
          <table:table-cell table:formula="of:=GOOGLETRANSLATE_YOULIBRECALC([.$D10];[.$D$2];[.$V$2])" office:value-type="string" office:string-value="null" calcext:value-type="string">
            <text:p>null</text:p>
          </table:table-cell>
          <table:table-cell table:formula="of:=GOOGLETRANSLATE_YOULIBRECALC([.$D10];[.$D$2];[.$W$2])" office:value-type="string" office:string-value="Null" calcext:value-type="string">
            <text:p>Null</text:p>
          </table:table-cell>
          <table:table-cell table:formula="of:=GOOGLETRANSLATE_YOULIBRECALC([.$D10];[.$D$2];[.$X$2])" office:value-type="string" office:string-value="нульовий" calcext:value-type="string">
            <text:p>нульовий</text:p>
          </table:table-cell>
          <table:table-cell table:formula="of:=GOOGLETRANSLATE_YOULIBRECALC([.$D10];[.$D$2];[.$Y$2])" office:value-type="string" office:string-value="vô giá trị" calcext:value-type="string">
            <text:p>vô giá trị</text:p>
          </table:table-cell>
          <table:table-cell table:formula="of:=GOOGLETRANSLATE_YOULIBRECALC([.$D10];[.$D$2];[.$Z$2])" office:value-type="string" office:string-value="NULL" calcext:value-type="string">
            <text:p>NULL</text:p>
          </table:table-cell>
          <table:table-cell table:formula="of:=GOOGLETRANSLATE_YOULIBRECALC([.$D10];[.$D$2];[.$AA$2])" office:value-type="string" office:string-value="tyhjä" calcext:value-type="string">
            <text:p>tyhjä</text:p>
          </table:table-cell>
          <table:table-cell table:formula="of:=GOOGLETRANSLATE_YOULIBRECALC([.$D1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CumInsideAnal</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Hehe… Thanks god that worked out. ***Cool but… do I have cleaning protocols for that hole? ***I hope the UV cleaner it’s still operative… ***All the metrics are skyrocketing! You cummed the equivalent of a bucket! Wait… that has to be wrong…</text:p>
          </table:table-cell>
          <table:table-cell table:formula="of:=GOOGLETRANSLATE_YOULIBRECALC([.$D11];[.$D$2];[.$E$2])" office:value-type="string" office:string-value="呵呵……谢谢上帝。 ***很酷，但是……我有那个孔的清洁协议吗？ ***我希望紫外线清洁器仍然是手术的……***所有指标都飞涨！您将相当于水桶的等效物！等等……那一定是错误的……" calcext:value-type="string">
            <text:p>呵呵……谢谢上帝。 ***很酷，但是……我有那个孔的清洁协议吗？ ***我希望紫外线清洁器仍然是手术的……***所有指标都飞涨！您将相当于水桶的等效物！等等……那一定是错误的……</text:p>
          </table:table-cell>
          <table:table-cell table:formula="of:=GOOGLETRANSLATE_YOULIBRECALC([.$D11];[.$D$2];[.$F$2])" office:value-type="string" office:string-value="hehe…うまくいった神に感謝します。 ***クールですが…その穴のクリーニングプロトコルはありますか？ *** UVクリーナーがまだ動作していることを願っています…***すべてのメトリックが急増しています！あなたはバケツに相当するものを抱きしめました！待って…それは間違っている必要があります…" calcext:value-type="string">
            <text:p>hehe…うまくいった神に感謝します。 ***クールですが…その穴のクリーニングプロトコルはありますか？ *** UVクリーナーがまだ動作していることを願っています…***すべてのメトリックが急増しています！あなたはバケツに相当するものを抱きしめました！待って…それは間違っている必要があります…</text:p>
          </table:table-cell>
          <table:table-cell table:formula="of:=GOOGLETRANSLATE_YOULIBRECALC([.$D11];[.$D$2];[.$G$2])" office:value-type="string" office:string-value="Hehe… dzięki, Bogu, to się udało. *** fajnie, ale… czy mam protokoły czyszczenia dla tej dziury? *** Mam nadzieję, że UV Cleaner nadal działa… *** Wszystkie wskaźniki gwałtownie wzrosną! Uzyskałeś odpowiednik wiadra! Poczekaj… to musi być błędne…" calcext:value-type="string">
            <text:p>Hehe… dzięki, Bogu, to się udało. *** fajnie, ale… czy mam protokoły czyszczenia dla tej dziury? *** Mam nadzieję, że UV Cleaner nadal działa… *** Wszystkie wskaźniki gwałtownie wzrosną! Uzyskałeś odpowiednik wiadra! Poczekaj… to musi być błędne…</text:p>
          </table:table-cell>
          <table:table-cell table:formula="of:=GOOGLETRANSLATE_YOULIBRECALC([.$D11];[.$D$2];[.$H$2])" office:value-type="string" office:string-value="Jeje ... gracias a Dios que funcionó. *** genial pero ... ¿tengo protocolos de limpieza para ese hoyo? *** Espero que el limpiador UV todavía esté operativo ... *** ¡Todas las métricas se disparan! ¡Cumiste el equivalente de un cubo! Espera ... eso tiene que estar mal ..." calcext:value-type="string">
            <text:p>Jeje ... gracias a Dios que funcionó. *** genial pero ... ¿tengo protocolos de limpieza para ese hoyo? *** Espero que el limpiador UV todavía esté operativo ... *** ¡Todas las métricas se disparan! ¡Cumiste el equivalente de un cubo! Espera ... eso tiene que estar mal ...</text:p>
          </table:table-cell>
          <table:table-cell table:formula="of:=GOOGLETRANSLATE_YOULIBRECALC([.$D11];[.$D$2];[.$I$2])" office:value-type="string" office:string-value="Хе -хе ... спасибо Богу, который сработал. *** Круто, но ... у меня есть протоколы очистки для этой дыры? ***I hope the UV cleaner it’s still operative… ***All the metrics are skyrocketing! Вы кончили эквивалент ведра! Подожди ... это должно быть неправильно ..." calcext:value-type="string">
            <text:p>Хе -хе ... спасибо Богу, который сработал. *** Круто, но ... у меня есть протоколы очистки для этой дыры? ***I hope the UV cleaner it’s still operative… ***All the metrics are skyrocketing! Вы кончили эквивалент ведра! Подожди ... это должно быть неправильно ...</text:p>
          </table:table-cell>
          <table:table-cell table:formula="of:=GOOGLETRANSLATE_YOULIBRECALC([.$D11];[.$D$2];[.$J$2])" office:value-type="string" office:string-value="Hehe… merci Dieu qui a fonctionné. *** Cool mais… ai-je des protocoles de nettoyage pour ce trou? *** J'espère que le nettoyant UV est toujours opérationnel… *** Toutes les mesures montent en flèche! Vous avez joué l'équivalent d'un seau! Attendez… ça doit se tromper…" calcext:value-type="string">
            <text:p>Hehe… merci Dieu qui a fonctionné. *** Cool mais… ai-je des protocoles de nettoyage pour ce trou? *** J'espère que le nettoyant UV est toujours opérationnel… *** Toutes les mesures montent en flèche! Vous avez joué l'équivalent d'un seau! Attendez… ça doit se tromper…</text:p>
          </table:table-cell>
          <table:table-cell table:formula="of:=GOOGLETRANSLATE_YOULIBRECALC([.$D11];[.$D$2];[.$K$2])" office:value-type="string" office:string-value="Hehe ... hvala bogu, ki se je izdelal. *** kul, ampak ... ali imam čistilne protokole za to luknjo? *** Upam, da je UV čistilec še vedno operativ ... *** Vse meritve naraščajo! Ste prišli do ekvivalenta vedra! Počakaj ... to se mora narobe ..." calcext:value-type="string">
            <text:p>Hehe ... hvala bogu, ki se je izdelal. *** kul, ampak ... ali imam čistilne protokole za to luknjo? *** Upam, da je UV čistilec še vedno operativ ... *** Vse meritve naraščajo! Ste prišli do ekvivalenta vedra! Počakaj ... to se mora narobe ...</text:p>
          </table:table-cell>
          <table:table-cell table:formula="of:=GOOGLETRANSLATE_YOULIBRECALC([.$D11];[.$D$2];[.$L$2])" office:value-type="string" office:string-value="Hehe ... köszönöm Istennek, aki kidolgozott. *** Hűvös, de… vannak -e tisztítási protokollok erre a lyukra? *** Remélem, hogy az UV -tisztító még mindig operatív ... *** Az összes mutató gyorsan növekszik! Ön egy vödör egyenértékű volt! Várj ... ennek rossznak kell lennie ..." calcext:value-type="string">
            <text:p>Hehe ... köszönöm Istennek, aki kidolgozott. *** Hűvös, de… vannak -e tisztítási protokollok erre a lyukra? *** Remélem, hogy az UV -tisztító még mindig operatív ... *** Az összes mutató gyorsan növekszik! Ön egy vödör egyenértékű volt! Várj ... ennek rossznak kell lennie ...</text:p>
          </table:table-cell>
          <table:table-cell table:formula="of:=GOOGLETRANSLATE_YOULIBRECALC([.$D11];[.$D$2];[.$M$2])" office:value-type="string" office:string-value="Hehe ... ευχαριστώ τον Θεό που λειτούργησε. *** δροσερό αλλά ... έχω πρωτόκολλα καθαρισμού για αυτήν την τρύπα; *** Ελπίζω ότι το UV καθαρότερο είναι ακόμα λειτουργικό ... *** Όλες οι μετρήσεις είναι Skyrocketing! Σκέφτηκε το ισοδύναμο ενός κουβά! Περιμένετε ... αυτό πρέπει να είναι λάθος…" calcext:value-type="string">
            <text:p>Hehe ... ευχαριστώ τον Θεό που λειτούργησε. *** δροσερό αλλά ... έχω πρωτόκολλα καθαρισμού για αυτήν την τρύπα; *** Ελπίζω ότι το UV καθαρότερο είναι ακόμα λειτουργικό ... *** Όλες οι μετρήσεις είναι Skyrocketing! Σκέφτηκε το ισοδύναμο ενός κουβά! Περιμένετε ... αυτό πρέπει να είναι λάθος…</text:p>
          </table:table-cell>
          <table:table-cell table:formula="of:=GOOGLETRANSLATE_YOULIBRECALC([.$D11];[.$D$2];[.$N$2])" office:value-type="string" office:string-value="Hehe… Teşekkürler, işe yarayan. *** Harika ama… o delik için temizlik protokollerim var mı? *** Umarım UV temizleyici hala işlevseldir… *** Tüm metrikler hızla yükseliyor! Bir kovanın eşdeğerini attınız! Bekle… bu yanlış olmalı…" calcext:value-type="string">
            <text:p>Hehe… Teşekkürler, işe yarayan. *** Harika ama… o delik için temizlik protokollerim var mı? *** Umarım UV temizleyici hala işlevseldir… *** Tüm metrikler hızla yükseliyor! Bir kovanın eşdeğerini attınız! Bekle… bu yanlış olmalı…</text:p>
          </table:table-cell>
          <table:table-cell table:formula="of:=GOOGLETRANSLATE_YOULIBRECALC([.$D11];[.$D$2];[.$O$2])" office:value-type="string" office:string-value="Hehe ... grazie Dio che ha funzionato. *** Fantastico ma ... ho protocolli di pulizia per quel buco? *** Spero che il pulitore UV sia ancora operativo ... *** Tutte le metriche sono alle stelle! Hai smentito l'equivalente di un secchio! Aspetta ... deve essere sbagliato ..." calcext:value-type="string">
            <text:p>Hehe ... grazie Dio che ha funzionato. *** Fantastico ma ... ho protocolli di pulizia per quel buco? *** Spero che il pulitore UV sia ancora operativo ... *** Tutte le metriche sono alle stelle! Hai smentito l'equivalente di un secchio! Aspetta ... deve essere sbagliato ...</text:p>
          </table:table-cell>
          <table:table-cell table:formula="of:=GOOGLETRANSLATE_YOULIBRECALC([.$D11];[.$D$2];[.$P$2])" office:value-type="string" office:string-value="Hehe ... dank God dat is gelukt. *** Cool maar ... heb ik schoonmaakprotocollen voor dat gat? *** Ik hoop dat de UV -schoner het nog steeds werkt ... *** Alle statistieken zijn omhoogschoten! Je hebt het equivalent van een emmer klaargemaakt! Wacht ... dat moet verkeerd zijn ..." calcext:value-type="string">
            <text:p>Hehe ... dank God dat is gelukt. *** Cool maar ... heb ik schoonmaakprotocollen voor dat gat? *** Ik hoop dat de UV -schoner het nog steeds werkt ... *** Alle statistieken zijn omhoogschoten! Je hebt het equivalent van een emmer klaargemaakt! Wacht ... dat moet verkeerd zijn ...</text:p>
          </table:table-cell>
          <table:table-cell table:formula="of:=GOOGLETRANSLATE_YOULIBRECALC([.$D11];[.$D$2];[.$Q$2])" office:value-type="string" office:string-value="Hehe… 일을 해주신 하나님 께 감사드립니다. *** 쿨하지만… 그 구멍에 대한 청소 프로토콜이 있습니까? *** UV 클리너가 여전히 작동하기를 바랍니다… *** 모든 메트릭이 급증하고 있습니다! 당신은 양동이에 해당하는 것을 정리했습니다! 잠깐… 틀렸어 야…" calcext:value-type="string">
            <text:p>Hehe… 일을 해주신 하나님 께 감사드립니다. *** 쿨하지만… 그 구멍에 대한 청소 프로토콜이 있습니까? *** UV 클리너가 여전히 작동하기를 바랍니다… *** 모든 메트릭이 급증하고 있습니다! 당신은 양동이에 해당하는 것을 정리했습니다! 잠깐… 틀렸어 야…</text:p>
          </table:table-cell>
          <table:table-cell table:formula="of:=GOOGLETRANSLATE_YOULIBRECALC([.$D11];[.$D$2];[.$R$2])" office:value-type="string" office:string-value="Hehe ... vďaka Bohu, ktorý vypracoval. *** Cool, ale ... mám pre túto dieru čistiace protokoly? *** Dúfam, že UV čistič je stále funkčný ... *** Všetky metriky prudko stúpajú! Cummovali ste ekvivalent vedra! Počkajte ... to sa musí mýliť ..." calcext:value-type="string">
            <text:p>Hehe ... vďaka Bohu, ktorý vypracoval. *** Cool, ale ... mám pre túto dieru čistiace protokoly? *** Dúfam, že UV čistič je stále funkčný ... *** Všetky metriky prudko stúpajú! Cummovali ste ekvivalent vedra! Počkajte ... to sa musí mýliť ...</text:p>
          </table:table-cell>
          <table:table-cell table:formula="of:=GOOGLETRANSLATE_YOULIBRECALC([.$D11];[.$D$2];[.$S$2])" office:value-type="string" office:string-value="Hehe… Thanks god that worked out. ***Cool but… do I have cleaning protocols for that hole? ***I hope the UV cleaner it’s still operative… ***All the metrics are skyrocketing! You cummed the equivalent of a bucket! Wait… that has to be wrong…" calcext:value-type="string">
            <text:p>Hehe… Thanks god that worked out. ***Cool but… do I have cleaning protocols for that hole? ***I hope the UV cleaner it’s still operative… ***All the metrics are skyrocketing! You cummed the equivalent of a bucket! Wait… that has to be wrong…</text:p>
          </table:table-cell>
          <table:table-cell table:formula="of:=GOOGLETRANSLATE_YOULIBRECALC([.$D11];[.$D$2];[.$T$2])" office:value-type="string" office:string-value="ฮิฮิ…ขอบคุณพระเจ้าที่ได้ผล *** เจ๋ง แต่…ฉันมีโปรโตคอลทำความสะอาดสำหรับหลุมนั้นหรือไม่? *** ฉันหวังว่า UV Cleaner มันยังคงทำงานอยู่ ... *** ตัวชี้วัดทั้งหมดกำลังพุ่งสูงขึ้น! คุณคัมพ์ที่เทียบเท่ากับถัง! เดี๋ยวก่อน…ที่ต้องผิด…" calcext:value-type="string">
            <text:p>ฮิฮิ…ขอบคุณพระเจ้าที่ได้ผล *** เจ๋ง แต่…ฉันมีโปรโตคอลทำความสะอาดสำหรับหลุมนั้นหรือไม่? *** ฉันหวังว่า UV Cleaner มันยังคงทำงานอยู่ ... *** ตัวชี้วัดทั้งหมดกำลังพุ่งสูงขึ้น! คุณคัมพ์ที่เทียบเท่ากับถัง! เดี๋ยวก่อน…ที่ต้องผิด…</text:p>
          </table:table-cell>
          <table:table-cell table:formula="of:=GOOGLETRANSLATE_YOULIBRECALC([.$D11];[.$D$2];[.$U$2])" office:value-type="string" office:string-value="Hehe ... terima kasih Tuhan yang berhasil. *** Keren tapi ... apakah saya memiliki protokol pembersih untuk lubang itu? *** Saya harap pembersih UV masih beroperasi ... *** Semua metrik meroket! Anda mengumpulkan setara dengan ember! Tunggu… itu harus salah…" calcext:value-type="string">
            <text:p>Hehe ... terima kasih Tuhan yang berhasil. *** Keren tapi ... apakah saya memiliki protokol pembersih untuk lubang itu? *** Saya harap pembersih UV masih beroperasi ... *** Semua metrik meroket! Anda mengumpulkan setara dengan ember! Tunggu… itu harus salah…</text:p>
          </table:table-cell>
          <table:table-cell table:formula="of:=GOOGLETRANSLATE_YOULIBRECALC([.$D11];[.$D$2];[.$V$2])" office:value-type="string" office:string-value="Hehe ... Díky Bohu, který vyšel. *** Cool, ale ... mám pro tuto díru protokoly čištění? *** Doufám, že čistič UV je stále funkční ... *** Všechny metriky stoupají! Vyšli jste ekvivalent kbelíku! Počkejte ... to se musí špatně ..." calcext:value-type="string">
            <text:p>Hehe ... Díky Bohu, který vyšel. *** Cool, ale ... mám pro tuto díru protokoly čištění? *** Doufám, že čistič UV je stále funkční ... *** Všechny metriky stoupají! Vyšli jste ekvivalent kbelíku! Počkejte ... to se musí špatně ...</text:p>
          </table:table-cell>
          <table:table-cell table:formula="of:=GOOGLETRANSLATE_YOULIBRECALC([.$D11];[.$D$2];[.$W$2])" office:value-type="string" office:string-value="Hehe ... salamat sa Diyos na nagtrabaho. *** cool ngunit ... mayroon ba akong paglilinis ng mga protocol para sa butas na iyon? *** Inaasahan kong ang UV Cleaner ay nagpapatakbo pa rin ... *** Lahat ng mga sukatan ay nag -skyrocketing! Cummed mo ang katumbas ng isang balde! Maghintay ... na kailangang maging mali ..." calcext:value-type="string">
            <text:p>Hehe ... salamat sa Diyos na nagtrabaho. *** cool ngunit ... mayroon ba akong paglilinis ng mga protocol para sa butas na iyon? *** Inaasahan kong ang UV Cleaner ay nagpapatakbo pa rin ... *** Lahat ng mga sukatan ay nag -skyrocketing! Cummed mo ang katumbas ng isang balde! Maghintay ... na kailangang maging mali ...</text:p>
          </table:table-cell>
          <table:table-cell table:formula="of:=GOOGLETRANSLATE_YOULIBRECALC([.$D11];[.$D$2];[.$X$2])" office:value-type="string" office:string-value="Хе -хе ... дякую Богу, що вийшло. *** Класно, але… Чи є у мене протоколи очищення для цього отвору? *** Я сподіваюся, що ультрафіолетовий прибиральниця він все ще працює ... *** Усі показники зростають! Ви притулили еквівалент відра! Зачекайте ... це повинно бути неправильно ..." calcext:value-type="string">
            <text:p>Хе -хе ... дякую Богу, що вийшло. *** Класно, але… Чи є у мене протоколи очищення для цього отвору? *** Я сподіваюся, що ультрафіолетовий прибиральниця він все ще працює ... *** Усі показники зростають! Ви притулили еквівалент відра! Зачекайте ... це повинно бути неправильно ...</text:p>
          </table:table-cell>
          <table:table-cell table:formula="of:=GOOGLETRANSLATE_YOULIBRECALC([.$D11];[.$D$2];[.$Y$2])" office:value-type="string" office:string-value="Hehe, cảm ơn Chúa đã làm việc. *** TUYỆT VỜI NHƯNG Tôi có giao thức làm sạch cho lỗ đó không? *** Tôi hy vọng chất tẩy rửa UV, nó vẫn hoạt động. Tất cả các số liệu đang tăng vọt! Bạn đã cummed tương đương với một cái xô! Chờ đợi, đó phải sai" calcext:value-type="string">
            <text:p>Hehe, cảm ơn Chúa đã làm việc. *** TUYỆT VỜI NHƯNG Tôi có giao thức làm sạch cho lỗ đó không? *** Tôi hy vọng chất tẩy rửa UV, nó vẫn hoạt động. Tất cả các số liệu đang tăng vọt! Bạn đã cummed tương đương với một cái xô! Chờ đợi, đó phải sai</text:p>
          </table:table-cell>
          <table:table-cell table:formula="of:=GOOGLETRANSLATE_YOULIBRECALC([.$D11];[.$D$2];[.$Z$2])" office:value-type="string" office:string-value="Hehe ... danke Gott, der geklappt hat. *** cool, aber ... habe ich Reinigungsprotokolle für dieses Loch? *** Ich hoffe der UV -Reiniger, es ist immer noch operativ ... *** Alle Metriken springen in die Höhe! Sie haben das Äquivalent eines Eimers abgebrochen! Warten Sie ... das muss falsch sein ..." calcext:value-type="string">
            <text:p>Hehe ... danke Gott, der geklappt hat. *** cool, aber ... habe ich Reinigungsprotokolle für dieses Loch? *** Ich hoffe der UV -Reiniger, es ist immer noch operativ ... *** Alle Metriken springen in die Höhe! Sie haben das Äquivalent eines Eimers abgebrochen! Warten Sie ... das muss falsch sein ...</text:p>
          </table:table-cell>
          <table:table-cell table:formula="of:=GOOGLETRANSLATE_YOULIBRECALC([.$D11];[.$D$2];[.$AA$2])" office:value-type="string" office:string-value="Hehe ... kiitos Jumala, joka toimi. *** Viileä, mutta… onko minulla siivousprotokollia tuolle reiälle? *** Toivon, että UV -puhdistusaine on edelleen operatiivinen ... *** Kaikki mittarit ovat nousussa! Sinä cummed ekvivalentti ämpäri! Odota ... sen on oltava väärässä ..." calcext:value-type="string">
            <text:p>Hehe ... kiitos Jumala, joka toimi. *** Viileä, mutta… onko minulla siivousprotokollia tuolle reiälle? *** Toivon, että UV -puhdistusaine on edelleen operatiivinen ... *** Kaikki mittarit ovat nousussa! Sinä cummed ekvivalentti ämpäri! Odota ... sen on oltava väärässä ...</text:p>
          </table:table-cell>
          <table:table-cell table:formula="of:=GOOGLETRANSLATE_YOULIBRECALC([.$D11];[.$D$2];[.$AB$2])" office:value-type="string" office:string-value="Hehe ... takk Gud, der arbejdede. *** cool men ... har jeg rengøringsprotokoller til det hul? *** Jeg håber, at UV -rengøringsmiddel, det er stadig operativt ... *** Alle målinger skyrocketing! Du kummede svarende til en spand! Vent ... det skal være forkert ..." calcext:value-type="string">
            <text:p>Hehe ... takk Gud, der arbejdede. *** cool men ... har jeg rengøringsprotokoller til det hul? *** Jeg håber, at UV -rengøringsmiddel, det er stadig operativt ... *** Alle målinger skyrocketing! Du kummede svarende til en spand! Vent ... det skal være forkert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CumInsideAnal</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12];[.$D$2];[.$E$2])" office:value-type="string" office:string-value="无效的" calcext:value-type="string">
            <text:p>无效的</text:p>
          </table:table-cell>
          <table:table-cell table:formula="of:=GOOGLETRANSLATE_YOULIBRECALC([.$D12];[.$D$2];[.$F$2])" office:value-type="string" office:string-value="ヌル" calcext:value-type="string">
            <text:p>ヌル</text:p>
          </table:table-cell>
          <table:table-cell table:formula="of:=GOOGLETRANSLATE_YOULIBRECALC([.$D12];[.$D$2];[.$G$2])" office:value-type="string" office:string-value="nieważny" calcext:value-type="string">
            <text:p>nieważny</text:p>
          </table:table-cell>
          <table:table-cell table:formula="of:=GOOGLETRANSLATE_YOULIBRECALC([.$D12];[.$D$2];[.$H$2])" office:value-type="string" office:string-value="nulo" calcext:value-type="string">
            <text:p>nulo</text:p>
          </table:table-cell>
          <table:table-cell table:formula="of:=GOOGLETRANSLATE_YOULIBRECALC([.$D12];[.$D$2];[.$I$2])" office:value-type="string" office:string-value="нулевой" calcext:value-type="string">
            <text:p>нулевой</text:p>
          </table:table-cell>
          <table:table-cell table:formula="of:=GOOGLETRANSLATE_YOULIBRECALC([.$D12];[.$D$2];[.$J$2])" office:value-type="string" office:string-value="nul" calcext:value-type="string">
            <text:p>nul</text:p>
          </table:table-cell>
          <table:table-cell table:formula="of:=GOOGLETRANSLATE_YOULIBRECALC([.$D12];[.$D$2];[.$K$2])" office:value-type="string" office:string-value="null" calcext:value-type="string">
            <text:p>null</text:p>
          </table:table-cell>
          <table:table-cell table:formula="of:=GOOGLETRANSLATE_YOULIBRECALC([.$D12];[.$D$2];[.$L$2])" office:value-type="string" office:string-value="nulla" calcext:value-type="string">
            <text:p>nulla</text:p>
          </table:table-cell>
          <table:table-cell table:formula="of:=GOOGLETRANSLATE_YOULIBRECALC([.$D12];[.$D$2];[.$M$2])" office:value-type="string" office:string-value="άκυρος" calcext:value-type="string">
            <text:p>άκυρος</text:p>
          </table:table-cell>
          <table:table-cell table:formula="of:=GOOGLETRANSLATE_YOULIBRECALC([.$D12];[.$D$2];[.$N$2])" office:value-type="string" office:string-value="hükümsüz" calcext:value-type="string">
            <text:p>hükümsüz</text:p>
          </table:table-cell>
          <table:table-cell table:formula="of:=GOOGLETRANSLATE_YOULIBRECALC([.$D12];[.$D$2];[.$O$2])" office:value-type="string" office:string-value="null" calcext:value-type="string">
            <text:p>null</text:p>
          </table:table-cell>
          <table:table-cell table:formula="of:=GOOGLETRANSLATE_YOULIBRECALC([.$D12];[.$D$2];[.$P$2])" office:value-type="string" office:string-value="nul" calcext:value-type="string">
            <text:p>nul</text:p>
          </table:table-cell>
          <table:table-cell table:formula="of:=GOOGLETRANSLATE_YOULIBRECALC([.$D12];[.$D$2];[.$Q$2])" office:value-type="string" office:string-value="널" calcext:value-type="string">
            <text:p>널</text:p>
          </table:table-cell>
          <table:table-cell table:formula="of:=GOOGLETRANSLATE_YOULIBRECALC([.$D12];[.$D$2];[.$R$2])" office:value-type="string" office:string-value="nulové" calcext:value-type="string">
            <text:p>nulové</text:p>
          </table:table-cell>
          <table:table-cell table:formula="of:=GOOGLETRANSLATE_YOULIBRECALC([.$D12];[.$D$2];[.$S$2])" office:value-type="string" office:string-value="null" calcext:value-type="string">
            <text:p>null</text:p>
          </table:table-cell>
          <table:table-cell table:formula="of:=GOOGLETRANSLATE_YOULIBRECALC([.$D12];[.$D$2];[.$T$2])" office:value-type="string" office:string-value="โมฆะ" calcext:value-type="string">
            <text:p>โมฆะ</text:p>
          </table:table-cell>
          <table:table-cell table:formula="of:=GOOGLETRANSLATE_YOULIBRECALC([.$D12];[.$D$2];[.$U$2])" office:value-type="string" office:string-value="batal" calcext:value-type="string">
            <text:p>batal</text:p>
          </table:table-cell>
          <table:table-cell table:formula="of:=GOOGLETRANSLATE_YOULIBRECALC([.$D12];[.$D$2];[.$V$2])" office:value-type="string" office:string-value="null" calcext:value-type="string">
            <text:p>null</text:p>
          </table:table-cell>
          <table:table-cell table:formula="of:=GOOGLETRANSLATE_YOULIBRECALC([.$D12];[.$D$2];[.$W$2])" office:value-type="string" office:string-value="Null" calcext:value-type="string">
            <text:p>Null</text:p>
          </table:table-cell>
          <table:table-cell table:formula="of:=GOOGLETRANSLATE_YOULIBRECALC([.$D12];[.$D$2];[.$X$2])" office:value-type="string" office:string-value="нульовий" calcext:value-type="string">
            <text:p>нульовий</text:p>
          </table:table-cell>
          <table:table-cell table:formula="of:=GOOGLETRANSLATE_YOULIBRECALC([.$D12];[.$D$2];[.$Y$2])" office:value-type="string" office:string-value="vô giá trị" calcext:value-type="string">
            <text:p>vô giá trị</text:p>
          </table:table-cell>
          <table:table-cell table:formula="of:=GOOGLETRANSLATE_YOULIBRECALC([.$D12];[.$D$2];[.$Z$2])" office:value-type="string" office:string-value="NULL" calcext:value-type="string">
            <text:p>NULL</text:p>
          </table:table-cell>
          <table:table-cell table:formula="of:=GOOGLETRANSLATE_YOULIBRECALC([.$D12];[.$D$2];[.$AA$2])" office:value-type="string" office:string-value="tyhjä" calcext:value-type="string">
            <text:p>tyhjä</text:p>
          </table:table-cell>
          <table:table-cell table:formula="of:=GOOGLETRANSLATE_YOULIBRECALC([.$D1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8">
          <table:table-cell table:style-name="ce6" office:value-type="string" calcext:value-type="string">
            <text:p>Frick_CumOutsid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Uh, ah… That was TOTALLY planned, hehe.***{{punch=0.2,0.2}} AH! Ahhh… It got into my eye! Wait… Oh true… I feel no pain, hehe... ***Oh shit… I forgot to apply the primer to my skin… I may rust!***Why I’m getting a system warning? I’m not prepared for external cumshoots? ***Wow! You failed by a lot! What’s that? You wanted to cum outside? Haha… Yeah, of course I was joking {f_playerName}…</text:p>
          </table:table-cell>
          <table:table-cell table:formula="of:=GOOGLETRANSLATE_YOULIBRECALC([.$D13];[.$D$2];[.$E$2])" office:value-type="string" office:string-value="嗯，啊……那是完全计划的，呵呵。*** {{punch = 0.2,0.2}} ah！啊……它进入了我的眼睛！等等……哦，是的……我没有痛苦，呵呵……***哦，妈的……我忘了将底漆涂在我的皮肤上……我可能会生锈！***为什么我会收到系统警告？我还没有准备外部暨冲动？ ***哇！你失败了很多！那是什么？你想在外面暨吗？哈哈…是的，我当然在开玩笑{f_playername}…" calcext:value-type="string">
            <text:p>嗯，啊……那是完全计划的，呵呵。*** {{punch = 0.2,0.2}} ah！啊……它进入了我的眼睛！等等……哦，是的……我没有痛苦，呵呵……***哦，妈的……我忘了将底漆涂在我的皮肤上……我可能会生锈！***为什么我会收到系统警告？我还没有准备外部暨冲动？ ***哇！你失败了很多！那是什么？你想在外面暨吗？哈哈…是的，我当然在开玩笑{f_playername}…</text:p>
          </table:table-cell>
          <table:table-cell table:formula="of:=GOOGLETRANSLATE_YOULIBRECALC([.$D13];[.$D$2];[.$F$2])" office:value-type="string" office:string-value="ええと、ああ…それは完全に計画されていました、hehe。*** {{punch = 0.2,0.2}} ah！ああ…それは私の目に入った！待って…ああ…私は痛みを感じません、hehe ...私は外部の積立に備えていませんか？ ***おお！あなたはたくさん失敗しました！あれは何でしょう？あなたは外に出たいと思っていましたか？ハハ…ええ、もちろん私は冗談を言っていました{f_playername}…" calcext:value-type="string">
            <text:p>ええと、ああ…それは完全に計画されていました、hehe。*** {{punch = 0.2,0.2}} ah！ああ…それは私の目に入った！待って…ああ…私は痛みを感じません、hehe ...私は外部の積立に備えていませんか？ ***おお！あなたはたくさん失敗しました！あれは何でしょう？あなたは外に出たいと思っていましたか？ハハ…ええ、もちろん私は冗談を言っていました{f_playername}…</text:p>
          </table:table-cell>
          <table:table-cell table:formula="of:=GOOGLETRANSLATE_YOULIBRECALC([.$D13];[.$D$2];[.$G$2])" office:value-type="string" office:string-value="Uh, ah… to było całkowicie zaplanowane, hehe. *** {{Punch = 0,2,0,2}} ah! Ahhh… Włożyło mi oko! Czekaj… Och, prawda… nie czuję bólu, hehe ... *** o cholera… Zapomniałem nałożyć podkład na moją skórę… Mogę rdzewieć! *** Dlaczego dostaję ostrzeżenie systemowe? Nie jestem przygotowany na zewnętrzne wytryski? ***Wow! Dużo się udało! Co to jest? Chciałeś spuścić się na zewnątrz? Haha… tak, oczywiście żartowałem {f_playername}…" calcext:value-type="string">
            <text:p>Uh, ah… to było całkowicie zaplanowane, hehe. *** {{Punch = 0,2,0,2}} ah! Ahhh… Włożyło mi oko! Czekaj… Och, prawda… nie czuję bólu, hehe ... *** o cholera… Zapomniałem nałożyć podkład na moją skórę… Mogę rdzewieć! *** Dlaczego dostaję ostrzeżenie systemowe? Nie jestem przygotowany na zewnętrzne wytryski? ***Wow! Dużo się udało! Co to jest? Chciałeś spuścić się na zewnątrz? Haha… tak, oczywiście żartowałem {f_playername}…</text:p>
          </table:table-cell>
          <table:table-cell table:formula="of:=GOOGLETRANSLATE_YOULIBRECALC([.$D13];[.$D$2];[.$H$2])" office:value-type="string" office:string-value="Uh, ah ... eso fue totalmente planeado, jeje. *** {{pecho = 0.2,0.2}} ah! Ahhh ... ¡se metió en mi ojo! Espera ... Oh, cierto ... no siento dolor, jeje ... *** Oh, mierda ... Olvidé aplicar la imprimación a mi piel ... ¡puedo oxidar! *** ¿Por qué estoy recibiendo una advertencia del sistema? ¿No estoy preparado para corredores externos? ***¡Guau! ¡Fallaste por mucho! ¿Qué es eso? ¿Querías correrse afuera? Jaja ... sí, por supuesto que estaba bromeando {f_playername} ..." calcext:value-type="string">
            <text:p>Uh, ah ... eso fue totalmente planeado, jeje. *** {{pecho = 0.2,0.2}} ah! Ahhh ... ¡se metió en mi ojo! Espera ... Oh, cierto ... no siento dolor, jeje ... *** Oh, mierda ... Olvidé aplicar la imprimación a mi piel ... ¡puedo oxidar! *** ¿Por qué estoy recibiendo una advertencia del sistema? ¿No estoy preparado para corredores externos? ***¡Guau! ¡Fallaste por mucho! ¿Qué es eso? ¿Querías correrse afuera? Jaja ... sí, por supuesto que estaba bromeando {f_playername} ...</text:p>
          </table:table-cell>
          <table:table-cell table:formula="of:=GOOGLETRANSLATE_YOULIBRECALC([.$D13];[.$D$2];[.$I$2])" office:value-type="string" office:string-value="Ах ... это было полностью запланировано, хе -хе. *** {{punch = 0,2,0,2}} Ах! Аааа ... это пришло мне в глаза! Подожди ... О, правда ... Я не чувствую боли, хе -хе ... *** О, дерьмо ... Я забыл нанести грунтовку на мою кожу ... Я могу ржаветь! *** Почему я получаю системное предупреждение? Я не готов к внешним спермам? ***Ух ты! Вы потерпели неудачу! Что это такое? Вы хотели кончить на улице? Ха -ха ... да, конечно, я шутил {f_playername}…" calcext:value-type="string">
            <text:p>Ах ... это было полностью запланировано, хе -хе. *** {{punch = 0,2,0,2}} Ах! Аааа ... это пришло мне в глаза! Подожди ... О, правда ... Я не чувствую боли, хе -хе ... *** О, дерьмо ... Я забыл нанести грунтовку на мою кожу ... Я могу ржаветь! *** Почему я получаю системное предупреждение? Я не готов к внешним спермам? ***Ух ты! Вы потерпели неудачу! Что это такое? Вы хотели кончить на улице? Ха -ха ... да, конечно, я шутил {f_playername}…</text:p>
          </table:table-cell>
          <table:table-cell table:formula="of:=GOOGLETRANSLATE_YOULIBRECALC([.$D13];[.$D$2];[.$J$2])" office:value-type="string" office:string-value="Euh, ah… c'était totalement planifié, hehe. *** {{punch = 0.2,0.2}} ah! Ahhh… ça m'a fait l'œil! Attendez… oh vrai… je ne ressens aucune douleur, hehe ... *** oh merde… J'ai oublié d'appliquer l'apprêt sur ma peau… Je peux rouiller! *** Pourquoi je reçois un avertissement de système? Je ne suis pas préparé pour les cumshoots externes? ***Ouah! Vous avez beaucoup échoué! Qu'est ce que c'est? Vous vouliez jouir à l'extérieur? Haha… ouais, bien sûr, je plaisantais {f_playername}…" calcext:value-type="string">
            <text:p>Euh, ah… c'était totalement planifié, hehe. *** {{punch = 0.2,0.2}} ah! Ahhh… ça m'a fait l'œil! Attendez… oh vrai… je ne ressens aucune douleur, hehe ... *** oh merde… J'ai oublié d'appliquer l'apprêt sur ma peau… Je peux rouiller! *** Pourquoi je reçois un avertissement de système? Je ne suis pas préparé pour les cumshoots externes? ***Ouah! Vous avez beaucoup échoué! Qu'est ce que c'est? Vous vouliez jouir à l'extérieur? Haha… ouais, bien sûr, je plaisantais {f_playername}…</text:p>
          </table:table-cell>
          <table:table-cell table:formula="of:=GOOGLETRANSLATE_YOULIBRECALC([.$D13];[.$D$2];[.$K$2])" office:value-type="string" office:string-value="Uh, ah ... to je bilo popolnoma načrtovano, hehe. *** {{Punch = 0,2,0,2}}} ah! Ahhh ... mi je prišlo v oči! Počakaj ... Oh res ... ne čutim bolečine, hehe ... *** oh sranje ... pozabil sem nanesati temeljni premaz na svojo kožo ... morda bi zarjavel! ***, zakaj dobim sistemsko opozorilo? Nisem pripravljen na zunanje cumshoots? *** vau! Veliko vam ni uspelo! Kaj je to? Ste se želeli prihajati zunaj? Haha ... ja, seveda sem se šalil {f_playername} ..." calcext:value-type="string">
            <text:p>Uh, ah ... to je bilo popolnoma načrtovano, hehe. *** {{Punch = 0,2,0,2}}} ah! Ahhh ... mi je prišlo v oči! Počakaj ... Oh res ... ne čutim bolečine, hehe ... *** oh sranje ... pozabil sem nanesati temeljni premaz na svojo kožo ... morda bi zarjavel! ***, zakaj dobim sistemsko opozorilo? Nisem pripravljen na zunanje cumshoots? *** vau! Veliko vam ni uspelo! Kaj je to? Ste se želeli prihajati zunaj? Haha ... ja, seveda sem se šalil {f_playername} ...</text:p>
          </table:table-cell>
          <table:table-cell table:formula="of:=GOOGLETRANSLATE_YOULIBRECALC([.$D13];[.$D$2];[.$L$2])" office:value-type="string" office:string-value="Ööö, ah ... ezt teljesen megtervezték, hehe. *** {{punch = 0,2,0,2}} Ah! Ahhh ... a szemembe került! Várj… Ó, igaz ... nem érzem fájdalmat, hehe ... *** ó szar ... elfelejtettem alkalmazni az alapozót a bőrömre ... Lehet, hogy rozsdásodhat! *** Miért kapok egy rendszer figyelmeztetést? Nem vagyok felkészülve a külső cumsoots -ra? *** WOW! Sokat kudarcot vallottál! Mi ez? Kint akartál cumot? Haha ... igen, természetesen vicceltem {f_playerName}…" calcext:value-type="string">
            <text:p>Ööö, ah ... ezt teljesen megtervezték, hehe. *** {{punch = 0,2,0,2}} Ah! Ahhh ... a szemembe került! Várj… Ó, igaz ... nem érzem fájdalmat, hehe ... *** ó szar ... elfelejtettem alkalmazni az alapozót a bőrömre ... Lehet, hogy rozsdásodhat! *** Miért kapok egy rendszer figyelmeztetést? Nem vagyok felkészülve a külső cumsoots -ra? *** WOW! Sokat kudarcot vallottál! Mi ez? Kint akartál cumot? Haha ... igen, természetesen vicceltem {f_playerName}…</text:p>
          </table:table-cell>
          <table:table-cell table:formula="of:=GOOGLETRANSLATE_YOULIBRECALC([.$D13];[.$D$2];[.$M$2])" office:value-type="string" office:string-value="Uh, ah ... αυτό ήταν εντελώς προγραμματισμένο, hehe. *** {{punch = 0.2,0,2}} ah! Αχ ... πήρε στο μάτι μου! Περιμένετε ... Ω αλήθεια ... Νιώθω πόνο, hehe ... *** Ω σκατά ... ξέχασα να εφαρμόσω το αστάρι στο δέρμα μου ... Μπορώ να σκουριάσω! *** Γιατί παίρνω μια προειδοποίηση συστήματος; Δεν είμαι προετοιμασμένος για εξωτερικές cumshoots; ***Εκπληκτική επιτυχία! Αποτύχατε πολύ! Τι είναι αυτό; Θέλατε να cum έξω; Χαχα ... ναι, φυσικά αστειεύομαι {f_playername}…" calcext:value-type="string">
            <text:p>Uh, ah ... αυτό ήταν εντελώς προγραμματισμένο, hehe. *** {{punch = 0.2,0,2}} ah! Αχ ... πήρε στο μάτι μου! Περιμένετε ... Ω αλήθεια ... Νιώθω πόνο, hehe ... *** Ω σκατά ... ξέχασα να εφαρμόσω το αστάρι στο δέρμα μου ... Μπορώ να σκουριάσω! *** Γιατί παίρνω μια προειδοποίηση συστήματος; Δεν είμαι προετοιμασμένος για εξωτερικές cumshoots; ***Εκπληκτική επιτυχία! Αποτύχατε πολύ! Τι είναι αυτό; Θέλατε να cum έξω; Χαχα ... ναι, φυσικά αστειεύομαι {f_playername}…</text:p>
          </table:table-cell>
          <table:table-cell table:formula="of:=GOOGLETRANSLATE_YOULIBRECALC([.$D13];[.$D$2];[.$N$2])" office:value-type="string" office:string-value="Uh, ah… bu tamamen planlanmıştı, hehe. *** {{punch = 0.2,0.2}} ah! Ahhh… gözüme girdi! Bekle… oh doğru… Acı hissetmiyorum, hehe ... *** oh bok… Astarı cildime uygulamayı unuttum… Pas verebilirim! *** Neden bir sistem uyarısı alıyorum? Harici cumshoots için hazır değil miyim? ***Vay! Çok başarısız oldun! Bu da ne? Dışarıda boşalmak mı istedin? Haha… evet, elbette şaka yapıyordum {f_playername}…" calcext:value-type="string">
            <text:p>Uh, ah… bu tamamen planlanmıştı, hehe. *** {{punch = 0.2,0.2}} ah! Ahhh… gözüme girdi! Bekle… oh doğru… Acı hissetmiyorum, hehe ... *** oh bok… Astarı cildime uygulamayı unuttum… Pas verebilirim! *** Neden bir sistem uyarısı alıyorum? Harici cumshoots için hazır değil miyim? ***Vay! Çok başarısız oldun! Bu da ne? Dışarıda boşalmak mı istedin? Haha… evet, elbette şaka yapıyordum {f_playername}…</text:p>
          </table:table-cell>
          <table:table-cell table:formula="of:=GOOGLETRANSLATE_YOULIBRECALC([.$D13];[.$D$2];[.$O$2])" office:value-type="string" office:string-value="Uh, ah ... è stato totalmente pianificato, hehe. *** {{punch = 0.2,0.2}} Ah! Ahhh ... mi è piaciuto negli occhi! Aspetta ... oh vero ... non sento dolore, hehe ... *** oh merda ... mi sono dimenticato di applicare il primer sulla mia pelle ... potrei arrugginire! *** Perché sto ricevendo un avvertimento del sistema? Non sono preparato per i cumshoot esterni? ***Oh! Hai fallito molto! Che cos'è? Volevi venire fuori? Haha ... sì, certo che stavo scherzando {f_playername} ..." calcext:value-type="string">
            <text:p>Uh, ah ... è stato totalmente pianificato, hehe. *** {{punch = 0.2,0.2}} Ah! Ahhh ... mi è piaciuto negli occhi! Aspetta ... oh vero ... non sento dolore, hehe ... *** oh merda ... mi sono dimenticato di applicare il primer sulla mia pelle ... potrei arrugginire! *** Perché sto ricevendo un avvertimento del sistema? Non sono preparato per i cumshoot esterni? ***Oh! Hai fallito molto! Che cos'è? Volevi venire fuori? Haha ... sì, certo che stavo scherzando {f_playername} ...</text:p>
          </table:table-cell>
          <table:table-cell table:formula="of:=GOOGLETRANSLATE_YOULIBRECALC([.$D13];[.$D$2];[.$P$2])" office:value-type="string" office:string-value="Uh, ah ... dat was volledig gepland, hehe. *** {{punch = 0.2,0.2}} ah! Ahhh ... het kwam in mijn oog! Wacht ... oh waar ... ik voel geen pijn, hehe ... *** Oh shit ... ik ben vergeten de primer op mijn huid toe te brengen ... ik kan roesten! *** Waarom krijg ik een systeemwaarschuwing? Ik ben niet voorbereid op externe cumshoots? ***Wauw! Je hebt veel gefaald! Wat is dat? Wilde je buiten klaarkomen? Haha ... ja, natuurlijk maakte ik een grapje {f_playerName} ..." calcext:value-type="string">
            <text:p>Uh, ah ... dat was volledig gepland, hehe. *** {{punch = 0.2,0.2}} ah! Ahhh ... het kwam in mijn oog! Wacht ... oh waar ... ik voel geen pijn, hehe ... *** Oh shit ... ik ben vergeten de primer op mijn huid toe te brengen ... ik kan roesten! *** Waarom krijg ik een systeemwaarschuwing? Ik ben niet voorbereid op externe cumshoots? ***Wauw! Je hebt veel gefaald! Wat is dat? Wilde je buiten klaarkomen? Haha ... ja, natuurlijk maakte ik een grapje {f_playerName} ...</text:p>
          </table:table-cell>
          <table:table-cell table:formula="of:=GOOGLETRANSLATE_YOULIBRECALC([.$D13];[.$D$2];[.$Q$2])" office:value-type="string" office:string-value="어, 아… 그건 완전히 계획 되었어요, hehe. *** {{펀치 = 0.2,0.2}} 아! 아 ... 내 눈에 들어갔다! 잠깐만 ... 오 사실… 고통이 없다고 느낍니다. 외부 사정 준비가되어 있지 않습니까? ***우와! 당신은 많이 실패했습니다! 그게 뭐야? 밖에서 정액을 원하십니까? 하하… 그래, 물론 나는 농담 {f_playername}…" calcext:value-type="string">
            <text:p>어, 아… 그건 완전히 계획 되었어요, hehe. *** {{펀치 = 0.2,0.2}} 아! 아 ... 내 눈에 들어갔다! 잠깐만 ... 오 사실… 고통이 없다고 느낍니다. 외부 사정 준비가되어 있지 않습니까? ***우와! 당신은 많이 실패했습니다! 그게 뭐야? 밖에서 정액을 원하십니까? 하하… 그래, 물론 나는 농담 {f_playername}…</text:p>
          </table:table-cell>
          <table:table-cell table:formula="of:=GOOGLETRANSLATE_YOULIBRECALC([.$D13];[.$D$2];[.$R$2])" office:value-type="string" office:string-value="Uh, ah ... to bolo úplne naplánované, hehe. *** {{punch = 0,2,0,2}} ah! Ahhh ... dostalo sa mi to do očí! Počkajte ... ach pravda ... necítim žiadnu bolesť, hehe ... *** Oh do prdele ... zabudol som aplikovať základný náter na moju pokožku ... môžem hrdzaviť! *** Prečo dostávam varovanie systému? Nie som pripravený na externé cumshoots? *** wow! Veľa ste zlyhali! Čo je to? Chceli ste cum vonku? Haha ... áno, samozrejme som žartoval {f_playername} ..." calcext:value-type="string">
            <text:p>Uh, ah ... to bolo úplne naplánované, hehe. *** {{punch = 0,2,0,2}} ah! Ahhh ... dostalo sa mi to do očí! Počkajte ... ach pravda ... necítim žiadnu bolesť, hehe ... *** Oh do prdele ... zabudol som aplikovať základný náter na moju pokožku ... môžem hrdzaviť! *** Prečo dostávam varovanie systému? Nie som pripravený na externé cumshoots? *** wow! Veľa ste zlyhali! Čo je to? Chceli ste cum vonku? Haha ... áno, samozrejme som žartoval {f_playername} ...</text:p>
          </table:table-cell>
          <table:table-cell table:formula="of:=GOOGLETRANSLATE_YOULIBRECALC([.$D13];[.$D$2];[.$S$2])" office:value-type="string" office:string-value="Uh, ah… That was TOTALLY planned, hehe.***{{punch=0.2,0.2}} AH! Ahhh… It got into my eye! Wait… Oh true… I feel no pain, hehe... ***Oh shit… I forgot to apply the primer to my skin… I may rust!***Why I’m getting a system warning? I’m not prepared for external cumshoots? ***Wow! You failed by a lot! What’s that? You wanted to cum outside? Haha… Yeah, of course I was joking {f_playerName}…" calcext:value-type="string">
            <text:p>Uh, ah… That was TOTALLY planned, hehe.***{{punch=0.2,0.2}} AH! Ahhh… It got into my eye! Wait… Oh true… I feel no pain, hehe... ***Oh shit… I forgot to apply the primer to my skin… I may rust!***Why I’m getting a system warning? I’m not prepared for external cumshoots? ***Wow! You failed by a lot! What’s that? You wanted to cum outside? Haha… Yeah, of course I was joking {f_playerName}…</text:p>
          </table:table-cell>
          <table:table-cell table:formula="of:=GOOGLETRANSLATE_YOULIBRECALC([.$D13];[.$D$2];[.$T$2])" office:value-type="string" office:string-value="เอ่ออ่า…ที่วางแผนไว้ทั้งหมดฮิฮิ *** {{punch = 0.2,0.2}} ah! อ่า…มันเข้าตาฉัน! เดี๋ยวก่อน…โอ้จริง…ฉันไม่รู้สึกเจ็บปวดฮิฮิ ... *** โอ้อึ…ฉันลืมที่จะใช้ไพรเมอร์กับผิวของฉัน…ฉันอาจเป็นสนิม! *** ทำไมฉันถึงได้รับการเตือนระบบ? ฉันไม่ได้เตรียมพร้อมสำหรับ cumshoots ภายนอกใช่ไหม ***ว้าว! คุณล้มเหลวมาก! นั่นคืออะไร คุณต้องการหลั่งนอก? ฮ่าฮ่า…ใช่แน่นอนฉันล้อเล่น {f_playername} …" calcext:value-type="string">
            <text:p>เอ่ออ่า…ที่วางแผนไว้ทั้งหมดฮิฮิ *** {{punch = 0.2,0.2}} ah! อ่า…มันเข้าตาฉัน! เดี๋ยวก่อน…โอ้จริง…ฉันไม่รู้สึกเจ็บปวดฮิฮิ ... *** โอ้อึ…ฉันลืมที่จะใช้ไพรเมอร์กับผิวของฉัน…ฉันอาจเป็นสนิม! *** ทำไมฉันถึงได้รับการเตือนระบบ? ฉันไม่ได้เตรียมพร้อมสำหรับ cumshoots ภายนอกใช่ไหม ***ว้าว! คุณล้มเหลวมาก! นั่นคืออะไร คุณต้องการหลั่งนอก? ฮ่าฮ่า…ใช่แน่นอนฉันล้อเล่น {f_playername} …</text:p>
          </table:table-cell>
          <table:table-cell table:formula="of:=GOOGLETRANSLATE_YOULIBRECALC([.$D13];[.$D$2];[.$U$2])" office:value-type="string" office:string-value="Uh, ah ... itu benar -benar direncanakan, hehe. *** {{punch = 0,2,0,2}} ah! Ahhh ... itu masuk ke mataku! Tunggu ... oh benar ... Aku tidak merasa sakit, hehe ... *** oh sial ... aku lupa menerapkan primer ke kulitku ... aku mungkin berkarat! *** Mengapa aku mendapatkan peringatan sistem? Saya tidak siap untuk cumshoot eksternal? ***Wow! Anda gagal banyak! Apa itu? Anda ingin cum di luar? Haha… ya, tentu saja saya bercanda {f_playername}…" calcext:value-type="string">
            <text:p>Uh, ah ... itu benar -benar direncanakan, hehe. *** {{punch = 0,2,0,2}} ah! Ahhh ... itu masuk ke mataku! Tunggu ... oh benar ... Aku tidak merasa sakit, hehe ... *** oh sial ... aku lupa menerapkan primer ke kulitku ... aku mungkin berkarat! *** Mengapa aku mendapatkan peringatan sistem? Saya tidak siap untuk cumshoot eksternal? ***Wow! Anda gagal banyak! Apa itu? Anda ingin cum di luar? Haha… ya, tentu saja saya bercanda {f_playername}…</text:p>
          </table:table-cell>
          <table:table-cell table:formula="of:=GOOGLETRANSLATE_YOULIBRECALC([.$D13];[.$D$2];[.$V$2])" office:value-type="string" office:string-value="Uh, ah ... to bylo úplně naplánované, hehe. *** {{punch = 0,2,0,2}} ah! Ahhh ... to se dostalo do očích! Počkej ... Ach pravda ... necítím žádnou bolest, hehe ... *** Ach hovno ... zapomněl jsem aplikovat základní nátěr na svou kůži ... můžu rez! *** Proč dostávám varování systému? Nejsem připraven na externí stříkačky? *** Páni! Hodně jsi selhal! Co je to? Chtěli jste venku cum? Haha ... jo, samozřejmě jsem si žertoval {f_playername}…" calcext:value-type="string">
            <text:p>Uh, ah ... to bylo úplně naplánované, hehe. *** {{punch = 0,2,0,2}} ah! Ahhh ... to se dostalo do očích! Počkej ... Ach pravda ... necítím žádnou bolest, hehe ... *** Ach hovno ... zapomněl jsem aplikovat základní nátěr na svou kůži ... můžu rez! *** Proč dostávám varování systému? Nejsem připraven na externí stříkačky? *** Páni! Hodně jsi selhal! Co je to? Chtěli jste venku cum? Haha ... jo, samozřejmě jsem si žertoval {f_playername}…</text:p>
          </table:table-cell>
          <table:table-cell table:formula="of:=GOOGLETRANSLATE_YOULIBRECALC([.$D13];[.$D$2];[.$W$2])" office:value-type="string" office:string-value="Uh, ah ... na ganap na binalak, hehe. *** {{punch = 0.2,0.2}} Ah! Ahhh ... Nakarating ito sa aking mata! Maghintay ... oh totoo ... Hindi ako nakakaramdam ng sakit, hehe ... *** oh shit ... Nakalimutan kong ilapat ang panimulang aklat sa aking balat ... Maaari akong kalawang! *** Bakit ako nakakakuha ng babala sa system? Hindi ako handa para sa mga panlabas na cumshoots? *** Wow! Nabigo ka ng maraming! Ano iyon? Nais mong mag -cum sa labas? Haha ... oo, syempre nagbibiro ako {f_playername}……" calcext:value-type="string">
            <text:p>Uh, ah ... na ganap na binalak, hehe. *** {{punch = 0.2,0.2}} Ah! Ahhh ... Nakarating ito sa aking mata! Maghintay ... oh totoo ... Hindi ako nakakaramdam ng sakit, hehe ... *** oh shit ... Nakalimutan kong ilapat ang panimulang aklat sa aking balat ... Maaari akong kalawang! *** Bakit ako nakakakuha ng babala sa system? Hindi ako handa para sa mga panlabas na cumshoots? *** Wow! Nabigo ka ng maraming! Ano iyon? Nais mong mag -cum sa labas? Haha ... oo, syempre nagbibiro ako {f_playername}……</text:p>
          </table:table-cell>
          <table:table-cell table:formula="of:=GOOGLETRANSLATE_YOULIBRECALC([.$D13];[.$D$2];[.$X$2])" office:value-type="string" office:string-value="Ах, ах ... це було повністю заплановано, хе -хе. *** {{punch = 0,2,0,2}} ах! Аааа ... це потрапило мені в очі! Зачекайте ... о правда ... Я не відчуваю болю, хе -хе ... *** о, лайно ... Я забув нанести ґрунтовку на шкіру ... Я можу іржавий! *** Чому я отримую попередження про систему? Я не готовий до зовнішніх кумедів? *** вау! Ви не змогли багато! Що це? Ви хотіли сперму на вулиці? Ха -ха… так, звичайно, я жартував {f_playername}…" calcext:value-type="string">
            <text:p>Ах, ах ... це було повністю заплановано, хе -хе. *** {{punch = 0,2,0,2}} ах! Аааа ... це потрапило мені в очі! Зачекайте ... о правда ... Я не відчуваю болю, хе -хе ... *** о, лайно ... Я забув нанести ґрунтовку на шкіру ... Я можу іржавий! *** Чому я отримую попередження про систему? Я не готовий до зовнішніх кумедів? *** вау! Ви не змогли багато! Що це? Ви хотіли сперму на вулиці? Ха -ха… так, звичайно, я жартував {f_playername}…</text:p>
          </table:table-cell>
          <table:table-cell table:formula="of:=GOOGLETRANSLATE_YOULIBRECALC([.$D13];[.$D$2];[.$Y$2])" office:value-type="string" office:string-value="Uh, ah, đó là kế hoạch hoàn toàn, hehe. *** {{punch = 0,2,0.2}} ah! Ahhh… nó đã vào mắt tôi! Đợi đã ồ thật, tôi cảm thấy không đau, hehe ... *** oh shit, tôi đã quên áp dụng lớp sơn lót lên da của tôi. Tôi có thể rỉ sét! *** Tại sao tôi lại nhận được một cảnh báo hệ thống? Tôi không chuẩn bị cho cumshoots bên ngoài? ***Ồ! Bạn đã thất bại rất nhiều! Cái gì mà đó? Bạn muốn kiêm bên ngoài? Haha, vâng, tất nhiên tôi đã nói đùa {f_playername}" calcext:value-type="string">
            <text:p>Uh, ah, đó là kế hoạch hoàn toàn, hehe. *** {{punch = 0,2,0.2}} ah! Ahhh… nó đã vào mắt tôi! Đợi đã ồ thật, tôi cảm thấy không đau, hehe ... *** oh shit, tôi đã quên áp dụng lớp sơn lót lên da của tôi. Tôi có thể rỉ sét! *** Tại sao tôi lại nhận được một cảnh báo hệ thống? Tôi không chuẩn bị cho cumshoots bên ngoài? ***Ồ! Bạn đã thất bại rất nhiều! Cái gì mà đó? Bạn muốn kiêm bên ngoài? Haha, vâng, tất nhiên tôi đã nói đùa {f_playername}</text:p>
          </table:table-cell>
          <table:table-cell table:formula="of:=GOOGLETRANSLATE_YOULIBRECALC([.$D13];[.$D$2];[.$Z$2])" office:value-type="string" office:string-value="Äh, ah ... das war total geplant, hehe. *** {{Punch = 0,2,0,2}} Ah! Ahhh ... es kam in mein Auge! Warte ... oh wahr ... ich habe keinen Schmerz, hehe ... *** Oh Scheiße ... Ich habe vergessen, die Grundierung auf meine Haut aufzutragen ... ich kann rosten! *** Warum ich eine Systemwarnung bekomme? Ich bin nicht auf externe Spermshoots vorbereitet? ***Wow! Sie haben viel gescheitert! Was ist das? Wolltest du draußen abspritzen? Haha ... ja, natürlich habe ich scherzt {f_playername} ..." calcext:value-type="string">
            <text:p>Äh, ah ... das war total geplant, hehe. *** {{Punch = 0,2,0,2}} Ah! Ahhh ... es kam in mein Auge! Warte ... oh wahr ... ich habe keinen Schmerz, hehe ... *** Oh Scheiße ... Ich habe vergessen, die Grundierung auf meine Haut aufzutragen ... ich kann rosten! *** Warum ich eine Systemwarnung bekomme? Ich bin nicht auf externe Spermshoots vorbereitet? ***Wow! Sie haben viel gescheitert! Was ist das? Wolltest du draußen abspritzen? Haha ... ja, natürlich habe ich scherzt {f_playername} ...</text:p>
          </table:table-cell>
          <table:table-cell table:formula="of:=GOOGLETRANSLATE_YOULIBRECALC([.$D13];[.$D$2];[.$AA$2])" office:value-type="string" office:string-value="Uh, ah ... se oli täysin suunniteltu, hehe. *** {{Punch = 0,2,0,2}} ah! Ahhh ... se pääsi silmääni! Odota ... Voi totta ... En tunne kipua, hehe ... *** Voi paska ... Unohdin levittää pohjamaalin ihooni ... voin ruostua! *** Miksi saan järjestelmävaroituksen? En ole valmistautunut ulkoisiin cumshoot -tuotteisiin? *** Vau! Epäonnistut paljon! Mikä tuo on? Halusit cum ulkona? Haha ... joo, tietysti vitsailin {f_playername}…" calcext:value-type="string">
            <text:p>Uh, ah ... se oli täysin suunniteltu, hehe. *** {{Punch = 0,2,0,2}} ah! Ahhh ... se pääsi silmääni! Odota ... Voi totta ... En tunne kipua, hehe ... *** Voi paska ... Unohdin levittää pohjamaalin ihooni ... voin ruostua! *** Miksi saan järjestelmävaroituksen? En ole valmistautunut ulkoisiin cumshoot -tuotteisiin? *** Vau! Epäonnistut paljon! Mikä tuo on? Halusit cum ulkona? Haha ... joo, tietysti vitsailin {f_playername}…</text:p>
          </table:table-cell>
          <table:table-cell table:formula="of:=GOOGLETRANSLATE_YOULIBRECALC([.$D13];[.$D$2];[.$AB$2])" office:value-type="string" office:string-value="Uh, ah ... det var helt planlagt, hehe. *** {{punch = 0,2,0,2}} ah! Ahhh ... det kom ind i mit øje! Vent ... åh sandt ... Jeg føler ingen smerter, hehe ... *** åh lort ... Jeg glemte at anvende primeren på min hud ... Jeg kan rust! *** Hvorfor får jeg en systemadvarsel? Jeg er ikke forberedt på eksterne cumshoots? *** Wow! Du mislykkedes meget! Hvad er det? Ville du cum udenfor? Haha ... ja, selvfølgelig spøgte jeg {f_playername} ..." calcext:value-type="string">
            <text:p>Uh, ah ... det var helt planlagt, hehe. *** {{punch = 0,2,0,2}} ah! Ahhh ... det kom ind i mit øje! Vent ... åh sandt ... Jeg føler ingen smerter, hehe ... *** åh lort ... Jeg glemte at anvende primeren på min hud ... Jeg kan rust! *** Hvorfor får jeg en systemadvarsel? Jeg er ikke forberedt på eksterne cumshoots? *** Wow! Du mislykkedes meget! Hvad er det? Ville du cum udenfor? Haha ... ja, selvfølgelig spøgte jeg {f_playername}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CumOutsid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14];[.$D$2];[.$E$2])" office:value-type="string" office:string-value="无效的" calcext:value-type="string">
            <text:p>无效的</text:p>
          </table:table-cell>
          <table:table-cell table:formula="of:=GOOGLETRANSLATE_YOULIBRECALC([.$D14];[.$D$2];[.$F$2])" office:value-type="string" office:string-value="ヌル" calcext:value-type="string">
            <text:p>ヌル</text:p>
          </table:table-cell>
          <table:table-cell table:formula="of:=GOOGLETRANSLATE_YOULIBRECALC([.$D14];[.$D$2];[.$G$2])" office:value-type="string" office:string-value="nieważny" calcext:value-type="string">
            <text:p>nieważny</text:p>
          </table:table-cell>
          <table:table-cell table:formula="of:=GOOGLETRANSLATE_YOULIBRECALC([.$D14];[.$D$2];[.$H$2])" office:value-type="string" office:string-value="nulo" calcext:value-type="string">
            <text:p>nulo</text:p>
          </table:table-cell>
          <table:table-cell table:formula="of:=GOOGLETRANSLATE_YOULIBRECALC([.$D14];[.$D$2];[.$I$2])" office:value-type="string" office:string-value="нулевой" calcext:value-type="string">
            <text:p>нулевой</text:p>
          </table:table-cell>
          <table:table-cell table:formula="of:=GOOGLETRANSLATE_YOULIBRECALC([.$D14];[.$D$2];[.$J$2])" office:value-type="string" office:string-value="nul" calcext:value-type="string">
            <text:p>nul</text:p>
          </table:table-cell>
          <table:table-cell table:formula="of:=GOOGLETRANSLATE_YOULIBRECALC([.$D14];[.$D$2];[.$K$2])" office:value-type="string" office:string-value="null" calcext:value-type="string">
            <text:p>null</text:p>
          </table:table-cell>
          <table:table-cell table:formula="of:=GOOGLETRANSLATE_YOULIBRECALC([.$D14];[.$D$2];[.$L$2])" office:value-type="string" office:string-value="nulla" calcext:value-type="string">
            <text:p>nulla</text:p>
          </table:table-cell>
          <table:table-cell table:formula="of:=GOOGLETRANSLATE_YOULIBRECALC([.$D14];[.$D$2];[.$M$2])" office:value-type="string" office:string-value="άκυρος" calcext:value-type="string">
            <text:p>άκυρος</text:p>
          </table:table-cell>
          <table:table-cell table:formula="of:=GOOGLETRANSLATE_YOULIBRECALC([.$D14];[.$D$2];[.$N$2])" office:value-type="string" office:string-value="hükümsüz" calcext:value-type="string">
            <text:p>hükümsüz</text:p>
          </table:table-cell>
          <table:table-cell table:formula="of:=GOOGLETRANSLATE_YOULIBRECALC([.$D14];[.$D$2];[.$O$2])" office:value-type="string" office:string-value="null" calcext:value-type="string">
            <text:p>null</text:p>
          </table:table-cell>
          <table:table-cell table:formula="of:=GOOGLETRANSLATE_YOULIBRECALC([.$D14];[.$D$2];[.$P$2])" office:value-type="string" office:string-value="nul" calcext:value-type="string">
            <text:p>nul</text:p>
          </table:table-cell>
          <table:table-cell table:formula="of:=GOOGLETRANSLATE_YOULIBRECALC([.$D14];[.$D$2];[.$Q$2])" office:value-type="string" office:string-value="널" calcext:value-type="string">
            <text:p>널</text:p>
          </table:table-cell>
          <table:table-cell table:formula="of:=GOOGLETRANSLATE_YOULIBRECALC([.$D14];[.$D$2];[.$R$2])" office:value-type="string" office:string-value="nulové" calcext:value-type="string">
            <text:p>nulové</text:p>
          </table:table-cell>
          <table:table-cell table:formula="of:=GOOGLETRANSLATE_YOULIBRECALC([.$D14];[.$D$2];[.$S$2])" office:value-type="string" office:string-value="null" calcext:value-type="string">
            <text:p>null</text:p>
          </table:table-cell>
          <table:table-cell table:formula="of:=GOOGLETRANSLATE_YOULIBRECALC([.$D14];[.$D$2];[.$T$2])" office:value-type="string" office:string-value="โมฆะ" calcext:value-type="string">
            <text:p>โมฆะ</text:p>
          </table:table-cell>
          <table:table-cell table:formula="of:=GOOGLETRANSLATE_YOULIBRECALC([.$D14];[.$D$2];[.$U$2])" office:value-type="string" office:string-value="batal" calcext:value-type="string">
            <text:p>batal</text:p>
          </table:table-cell>
          <table:table-cell table:formula="of:=GOOGLETRANSLATE_YOULIBRECALC([.$D14];[.$D$2];[.$V$2])" office:value-type="string" office:string-value="null" calcext:value-type="string">
            <text:p>null</text:p>
          </table:table-cell>
          <table:table-cell table:formula="of:=GOOGLETRANSLATE_YOULIBRECALC([.$D14];[.$D$2];[.$W$2])" office:value-type="string" office:string-value="Null" calcext:value-type="string">
            <text:p>Null</text:p>
          </table:table-cell>
          <table:table-cell table:formula="of:=GOOGLETRANSLATE_YOULIBRECALC([.$D14];[.$D$2];[.$X$2])" office:value-type="string" office:string-value="нульовий" calcext:value-type="string">
            <text:p>нульовий</text:p>
          </table:table-cell>
          <table:table-cell table:formula="of:=GOOGLETRANSLATE_YOULIBRECALC([.$D14];[.$D$2];[.$Y$2])" office:value-type="string" office:string-value="vô giá trị" calcext:value-type="string">
            <text:p>vô giá trị</text:p>
          </table:table-cell>
          <table:table-cell table:formula="of:=GOOGLETRANSLATE_YOULIBRECALC([.$D14];[.$D$2];[.$Z$2])" office:value-type="string" office:string-value="NULL" calcext:value-type="string">
            <text:p>NULL</text:p>
          </table:table-cell>
          <table:table-cell table:formula="of:=GOOGLETRANSLATE_YOULIBRECALC([.$D14];[.$D$2];[.$AA$2])" office:value-type="string" office:string-value="tyhjä" calcext:value-type="string">
            <text:p>tyhjä</text:p>
          </table:table-cell>
          <table:table-cell table:formula="of:=GOOGLETRANSLATE_YOULIBRECALC([.$D1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9">
          <table:table-cell table:style-name="ce6" office:value-type="string" calcext:value-type="string">
            <text:p>Frick_CumTogether</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Holy… You too? ***I-I had no idea this was even poss… I mean, of course, it went as planned!***A-are you copying me? Cause I TOTALLY know what I’m doing!</text:p>
          </table:table-cell>
          <table:table-cell table:formula="of:=GOOGLETRANSLATE_YOULIBRECALC([.$D15];[.$D$2];[.$E$2])" office:value-type="string" office:string-value="天哪……你也是吗？ ***我 - 我不知道这甚至是可能的……我的意思是，当然，它按计划进行了！*** A-是您复制我的吗？因为我完全知道我在做什么！" calcext:value-type="string">
            <text:p>天哪……你也是吗？ ***我 - 我不知道这甚至是可能的……我的意思是，当然，它按计划进行了！*** A-是您复制我的吗？因为我完全知道我在做什么！</text:p>
          </table:table-cell>
          <table:table-cell table:formula="of:=GOOGLETRANSLATE_YOULIBRECALC([.$D15];[.$D$2];[.$F$2])" office:value-type="string" office:string-value="聖なる…あなたも？ *** i-私はこれが偶数であるとは思いもしませんでした...もちろん、それは計画どおりに行きました！*** a-あなたは私をコピーしていますか？私は自分が何をしているのかを完全に知っているからです！" calcext:value-type="string">
            <text:p>聖なる…あなたも？ *** i-私はこれが偶数であるとは思いもしませんでした...もちろん、それは計画どおりに行きました！*** a-あなたは私をコピーしていますか？私は自分が何をしているのかを完全に知っているからです！</text:p>
          </table:table-cell>
          <table:table-cell table:formula="of:=GOOGLETRANSLATE_YOULIBRECALC([.$D15];[.$D$2];[.$G$2])" office:value-type="string" office:string-value="Święty… ty też? *** Nie miałem pojęcia, że ​​to w ogóle, to było… Mam na myśli oczywiście, że poszło zgodnie z planem! *** A-to mnie kopiujesz? Bo całkowicie wiem, co robię!" calcext:value-type="string">
            <text:p>Święty… ty też? *** Nie miałem pojęcia, że ​​to w ogóle, to było… Mam na myśli oczywiście, że poszło zgodnie z planem! *** A-to mnie kopiujesz? Bo całkowicie wiem, co robię!</text:p>
          </table:table-cell>
          <table:table-cell table:formula="of:=GOOGLETRANSLATE_YOULIBRECALC([.$D15];[.$D$2];[.$H$2])" office:value-type="string" office:string-value="Santo ... ¿tú también? *** No tenía idea de que esto era poseer ... Quiero decir, por supuesto, ¡fue según lo planeado! *** A-¿¿¿¿¿¿ ¡Porque sé totalmente lo que estoy haciendo!" calcext:value-type="string">
            <text:p>Santo ... ¿tú también? *** No tenía idea de que esto era poseer ... Quiero decir, por supuesto, ¡fue según lo planeado! *** A-¿¿¿¿¿¿ ¡Porque sé totalmente lo que estoy haciendo!</text:p>
          </table:table-cell>
          <table:table-cell table:formula="of:=GOOGLETRANSLATE_YOULIBRECALC([.$D15];[.$D$2];[.$I$2])" office:value-type="string" office:string-value="Святой ... ты тоже? *** Я-я понятия не имел, что это было вообще ... я имею в виду, конечно, это прошло так, как планировалось! *** a-Вы копируете меня? Потому что я полностью знаю, что я делаю!" calcext:value-type="string">
            <text:p>Святой ... ты тоже? *** Я-я понятия не имел, что это было вообще ... я имею в виду, конечно, это прошло так, как планировалось! *** a-Вы копируете меня? Потому что я полностью знаю, что я делаю!</text:p>
          </table:table-cell>
          <table:table-cell table:formula="of:=GOOGLETRANSLATE_YOULIBRECALC([.$D15];[.$D$2];[.$J$2])" office:value-type="string" office:string-value="Putain… toi aussi? *** I-Je ne savais pas que c'était même possible… Je veux dire, bien sûr, ça s'est passé comme prévu! *** A-Are-tu de moi? Parce que je sais totalement ce que je fais!" calcext:value-type="string">
            <text:p>Putain… toi aussi? *** I-Je ne savais pas que c'était même possible… Je veux dire, bien sûr, ça s'est passé comme prévu! *** A-Are-tu de moi? Parce que je sais totalement ce que je fais!</text:p>
          </table:table-cell>
          <table:table-cell table:formula="of:=GOOGLETRANSLATE_YOULIBRECALC([.$D15];[.$D$2];[.$K$2])" office:value-type="string" office:string-value="Sveti ... tudi ti? *** I-jaz nisem imel pojma, da je to celo poz ... Mislim, seveda je šlo po načrtih! *** Ali me kopirate? Ker popolnoma vem, kaj počnem!" calcext:value-type="string">
            <text:p>Sveti ... tudi ti? *** I-jaz nisem imel pojma, da je to celo poz ... Mislim, seveda je šlo po načrtih! *** Ali me kopirate? Ker popolnoma vem, kaj počnem!</text:p>
          </table:table-cell>
          <table:table-cell table:formula="of:=GOOGLETRANSLATE_YOULIBRECALC([.$D15];[.$D$2];[.$L$2])" office:value-type="string" office:string-value="Szent… te is? *** I--Fogalmam sem volt, hogy ez még poss is ... Úgy értem, természetesen a tervek szerint ment! Mert teljesen tudom, mit csinálok!" calcext:value-type="string">
            <text:p>Szent… te is? *** I--Fogalmam sem volt, hogy ez még poss is ... Úgy értem, természetesen a tervek szerint ment! Mert teljesen tudom, mit csinálok!</text:p>
          </table:table-cell>
          <table:table-cell table:formula="of:=GOOGLETRANSLATE_YOULIBRECALC([.$D15];[.$D$2];[.$M$2])" office:value-type="string" office:string-value="Άγιος ... και εσύ; *** I-Δεν είχα ιδέα ότι αυτό ήταν ακόμη και poss ... εννοώ, βέβαια, πήγε όπως είχε προγραμματιστεί! *** a-με αντιγράφετε; Γιατί ξέρω εντελώς τι κάνω!" calcext:value-type="string">
            <text:p>Άγιος ... και εσύ; *** I-Δεν είχα ιδέα ότι αυτό ήταν ακόμη και poss ... εννοώ, βέβαια, πήγε όπως είχε προγραμματιστεί! *** a-με αντιγράφετε; Γιατί ξέρω εντελώς τι κάνω!</text:p>
          </table:table-cell>
          <table:table-cell table:formula="of:=GOOGLETRANSLATE_YOULIBRECALC([.$D15];[.$D$2];[.$N$2])" office:value-type="string" office:string-value="Kutsal… sen de? *** I-Bunun POSL olduğu hakkında hiçbir fikrim yoktu… Yani, elbette, planlandığı gibi gitti! *** Beni kopyaluyor musun? Çünkü ne yaptığımı tamamen biliyorum!" calcext:value-type="string">
            <text:p>Kutsal… sen de? *** I-Bunun POSL olduğu hakkında hiçbir fikrim yoktu… Yani, elbette, planlandığı gibi gitti! *** Beni kopyaluyor musun? Çünkü ne yaptığımı tamamen biliyorum!</text:p>
          </table:table-cell>
          <table:table-cell table:formula="of:=GOOGLETRANSLATE_YOULIBRECALC([.$D15];[.$D$2];[.$O$2])" office:value-type="string" office:string-value="Santo ... anche tu? *** I-non avevo idea che questo fosse nemmeno la possibilità ... Voglio dire, ovviamente, è andato come previsto! *** A--sei copiarmi? Perché so totalmente cosa sto facendo!" calcext:value-type="string">
            <text:p>Santo ... anche tu? *** I-non avevo idea che questo fosse nemmeno la possibilità ... Voglio dire, ovviamente, è andato come previsto! *** A--sei copiarmi? Perché so totalmente cosa sto facendo!</text:p>
          </table:table-cell>
          <table:table-cell table:formula="of:=GOOGLETRANSLATE_YOULIBRECALC([.$D15];[.$D$2];[.$P$2])" office:value-type="string" office:string-value="Heilig ... jij ook? *** I-ik had geen idee dat dit zelfs bezit was ... ik bedoel, natuurlijk ging het zoals gepland! *** A-je kopieert me? Omdat ik helemaal weet wat ik doe!" calcext:value-type="string">
            <text:p>Heilig ... jij ook? *** I-ik had geen idee dat dit zelfs bezit was ... ik bedoel, natuurlijk ging het zoals gepland! *** A-je kopieert me? Omdat ik helemaal weet wat ik doe!</text:p>
          </table:table-cell>
          <table:table-cell table:formula="of:=GOOGLETRANSLATE_YOULIBRECALC([.$D15];[.$D$2];[.$Q$2])" office:value-type="string" office:string-value="거룩한… 너도? *** I-I-I-I-I-I-I조차도 몰랐습니다. 내가 무엇을하고 있는지 완전히 알고 있기 때문입니다!" calcext:value-type="string">
            <text:p>거룩한… 너도? *** I-I-I-I-I-I-I조차도 몰랐습니다. 내가 무엇을하고 있는지 완전히 알고 있기 때문입니다!</text:p>
          </table:table-cell>
          <table:table-cell table:formula="of:=GOOGLETRANSLATE_YOULIBRECALC([.$D15];[.$D$2];[.$R$2])" office:value-type="string" office:string-value="Svätý ... aj ty? *** Nemám potuchy, že to bolo dokonca aj ja ... myslím, samozrejme, išlo to podľa plánu! *** a--Kopírujete ma? Pretože úplne viem, čo robím!" calcext:value-type="string">
            <text:p>Svätý ... aj ty? *** Nemám potuchy, že to bolo dokonca aj ja ... myslím, samozrejme, išlo to podľa plánu! *** a--Kopírujete ma? Pretože úplne viem, čo robím!</text:p>
          </table:table-cell>
          <table:table-cell table:formula="of:=GOOGLETRANSLATE_YOULIBRECALC([.$D15];[.$D$2];[.$S$2])" office:value-type="string" office:string-value="Holy… You too? ***I-I had no idea this was even poss… I mean, of course, it went as planned!***A-are you copying me? Cause I TOTALLY know what I’m doing!" calcext:value-type="string">
            <text:p>Holy… You too? ***I-I had no idea this was even poss… I mean, of course, it went as planned!***A-are you copying me? Cause I TOTALLY know what I’m doing!</text:p>
          </table:table-cell>
          <table:table-cell table:formula="of:=GOOGLETRANSLATE_YOULIBRECALC([.$D15];[.$D$2];[.$T$2])" office:value-type="string" office:string-value="ศักดิ์สิทธิ์…คุณด้วย? *** ฉัน-ฉันไม่รู้ว่านี่เป็นสิ่งที่เป็นไปได้ ... ฉันหมายถึงแน่นอนว่ามันเป็นไปตามแผนที่วางไว้! *** a- คุณคัดลอกฉันหรือไม่? เพราะฉันรู้ว่าฉันกำลังทำอะไรอยู่!" calcext:value-type="string">
            <text:p>ศักดิ์สิทธิ์…คุณด้วย? *** ฉัน-ฉันไม่รู้ว่านี่เป็นสิ่งที่เป็นไปได้ ... ฉันหมายถึงแน่นอนว่ามันเป็นไปตามแผนที่วางไว้! *** a- คุณคัดลอกฉันหรือไม่? เพราะฉันรู้ว่าฉันกำลังทำอะไรอยู่!</text:p>
          </table:table-cell>
          <table:table-cell table:formula="of:=GOOGLETRANSLATE_YOULIBRECALC([.$D15];[.$D$2];[.$U$2])" office:value-type="string" office:string-value="Kudus… kamu juga? *** I-aku tidak tahu ini bahkan POSP ... Maksudku, tentu saja, itu berjalan sesuai rencana! *** A-APAKAH KAMU menyalin aku? Karena saya benar -benar tahu apa yang saya lakukan!" calcext:value-type="string">
            <text:p>Kudus… kamu juga? *** I-aku tidak tahu ini bahkan POSP ... Maksudku, tentu saja, itu berjalan sesuai rencana! *** A-APAKAH KAMU menyalin aku? Karena saya benar -benar tahu apa yang saya lakukan!</text:p>
          </table:table-cell>
          <table:table-cell table:formula="of:=GOOGLETRANSLATE_YOULIBRECALC([.$D15];[.$D$2];[.$V$2])" office:value-type="string" office:string-value="Svatý ... ty taky? *** I-Neměl jsem tušení, že to bylo dokonce Posps ... Myslím, samozřejmě, šlo to tak, jak je plánováno! *** A-kopíš mě? Protože úplně vím, co dělám!" calcext:value-type="string">
            <text:p>Svatý ... ty taky? *** I-Neměl jsem tušení, že to bylo dokonce Posps ... Myslím, samozřejmě, šlo to tak, jak je plánováno! *** A-kopíš mě? Protože úplně vím, co dělám!</text:p>
          </table:table-cell>
          <table:table-cell table:formula="of:=GOOGLETRANSLATE_YOULIBRECALC([.$D15];[.$D$2];[.$W$2])" office:value-type="string" office:string-value="Holy ... ikaw din? *** i-wala akong ideya na ito ay kahit na ang mga ito ... Ibig kong sabihin, siyempre, napunta ito tulad ng pinlano! *** A-kinopya mo ba ako? Dahil alam ko talaga kung ano ang ginagawa ko!" calcext:value-type="string">
            <text:p>Holy ... ikaw din? *** i-wala akong ideya na ito ay kahit na ang mga ito ... Ibig kong sabihin, siyempre, napunta ito tulad ng pinlano! *** A-kinopya mo ba ako? Dahil alam ko talaga kung ano ang ginagawa ko!</text:p>
          </table:table-cell>
          <table:table-cell table:formula="of:=GOOGLETRANSLATE_YOULIBRECALC([.$D15];[.$D$2];[.$X$2])" office:value-type="string" office:string-value="Святий ... ти теж? *** Я-я не мав уявлення, що це навіть можливо ... Я маю на увазі, звичайно, це пішло так, як було заплановано! *** А-ти копіюєш мене? Тому що я повністю знаю, що роблю!" calcext:value-type="string">
            <text:p>Святий ... ти теж? *** Я-я не мав уявлення, що це навіть можливо ... Я маю на увазі, звичайно, це пішло так, як було заплановано! *** А-ти копіюєш мене? Тому що я повністю знаю, що роблю!</text:p>
          </table:table-cell>
          <table:table-cell table:formula="of:=GOOGLETRANSLATE_YOULIBRECALC([.$D15];[.$D$2];[.$Y$2])" office:value-type="string" office:string-value="Thánh… bạn cũng vậy? *** I-Tôi không biết điều này thậm chí còn có thể sở hữu, tất nhiên, nó đã đi theo kế hoạch! *** A-bạn có phải bạn sao chép tôi không? Vì tôi hoàn toàn biết những gì tôi làm!" calcext:value-type="string">
            <text:p>Thánh… bạn cũng vậy? *** I-Tôi không biết điều này thậm chí còn có thể sở hữu, tất nhiên, nó đã đi theo kế hoạch! *** A-bạn có phải bạn sao chép tôi không? Vì tôi hoàn toàn biết những gì tôi làm!</text:p>
          </table:table-cell>
          <table:table-cell table:formula="of:=GOOGLETRANSLATE_YOULIBRECALC([.$D15];[.$D$2];[.$Z$2])" office:value-type="string" office:string-value="Heiliger ... du auch? *** Ich-ich hatte keine Ahnung, dass dies überhaupt POSS war ... Ich meine natürlich, es lief wie geplant! Weil ich total weiß, was ich tue!" calcext:value-type="string">
            <text:p>Heiliger ... du auch? *** Ich-ich hatte keine Ahnung, dass dies überhaupt POSS war ... Ich meine natürlich, es lief wie geplant! Weil ich total weiß, was ich tue!</text:p>
          </table:table-cell>
          <table:table-cell table:formula="of:=GOOGLETRANSLATE_YOULIBRECALC([.$D15];[.$D$2];[.$AA$2])" office:value-type="string" office:string-value="Pyhä ... sinäkin? *** I-minulla ei ollut aavistustakaan, että tämä oli edes possu ... tarkoitan tietysti, että se meni suunnitellusti! *** A-kopioit minua? Koska tiedän täysin mitä teen!" calcext:value-type="string">
            <text:p>Pyhä ... sinäkin? *** I-minulla ei ollut aavistustakaan, että tämä oli edes possu ... tarkoitan tietysti, että se meni suunnitellusti! *** A-kopioit minua? Koska tiedän täysin mitä teen!</text:p>
          </table:table-cell>
          <table:table-cell table:formula="of:=GOOGLETRANSLATE_YOULIBRECALC([.$D15];[.$D$2];[.$AB$2])" office:value-type="string" office:string-value="Holy ... også? *** Jeg-jeg vidste ikke, at dette var endda muligt ... Jeg mener selvfølgelig, det gik som planlagt! *** A-A-Kopierede mig? For jeg ved helt, hvad jeg laver!" calcext:value-type="string">
            <text:p>Holy ... også? *** Jeg-jeg vidste ikke, at dette var endda muligt ... Jeg mener selvfølgelig, det gik som planlagt! *** A-A-Kopierede mig? For jeg ved helt, hvad jeg laver!</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CumTogether</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16];[.$D$2];[.$E$2])" office:value-type="string" office:string-value="无效的" calcext:value-type="string">
            <text:p>无效的</text:p>
          </table:table-cell>
          <table:table-cell table:formula="of:=GOOGLETRANSLATE_YOULIBRECALC([.$D16];[.$D$2];[.$F$2])" office:value-type="string" office:string-value="ヌル" calcext:value-type="string">
            <text:p>ヌル</text:p>
          </table:table-cell>
          <table:table-cell table:formula="of:=GOOGLETRANSLATE_YOULIBRECALC([.$D16];[.$D$2];[.$G$2])" office:value-type="string" office:string-value="nieważny" calcext:value-type="string">
            <text:p>nieważny</text:p>
          </table:table-cell>
          <table:table-cell table:formula="of:=GOOGLETRANSLATE_YOULIBRECALC([.$D16];[.$D$2];[.$H$2])" office:value-type="string" office:string-value="nulo" calcext:value-type="string">
            <text:p>nulo</text:p>
          </table:table-cell>
          <table:table-cell table:formula="of:=GOOGLETRANSLATE_YOULIBRECALC([.$D16];[.$D$2];[.$I$2])" office:value-type="string" office:string-value="нулевой" calcext:value-type="string">
            <text:p>нулевой</text:p>
          </table:table-cell>
          <table:table-cell table:formula="of:=GOOGLETRANSLATE_YOULIBRECALC([.$D16];[.$D$2];[.$J$2])" office:value-type="string" office:string-value="nul" calcext:value-type="string">
            <text:p>nul</text:p>
          </table:table-cell>
          <table:table-cell table:formula="of:=GOOGLETRANSLATE_YOULIBRECALC([.$D16];[.$D$2];[.$K$2])" office:value-type="string" office:string-value="null" calcext:value-type="string">
            <text:p>null</text:p>
          </table:table-cell>
          <table:table-cell table:formula="of:=GOOGLETRANSLATE_YOULIBRECALC([.$D16];[.$D$2];[.$L$2])" office:value-type="string" office:string-value="nulla" calcext:value-type="string">
            <text:p>nulla</text:p>
          </table:table-cell>
          <table:table-cell table:formula="of:=GOOGLETRANSLATE_YOULIBRECALC([.$D16];[.$D$2];[.$M$2])" office:value-type="string" office:string-value="άκυρος" calcext:value-type="string">
            <text:p>άκυρος</text:p>
          </table:table-cell>
          <table:table-cell table:formula="of:=GOOGLETRANSLATE_YOULIBRECALC([.$D16];[.$D$2];[.$N$2])" office:value-type="string" office:string-value="hükümsüz" calcext:value-type="string">
            <text:p>hükümsüz</text:p>
          </table:table-cell>
          <table:table-cell table:formula="of:=GOOGLETRANSLATE_YOULIBRECALC([.$D16];[.$D$2];[.$O$2])" office:value-type="string" office:string-value="null" calcext:value-type="string">
            <text:p>null</text:p>
          </table:table-cell>
          <table:table-cell table:formula="of:=GOOGLETRANSLATE_YOULIBRECALC([.$D16];[.$D$2];[.$P$2])" office:value-type="string" office:string-value="nul" calcext:value-type="string">
            <text:p>nul</text:p>
          </table:table-cell>
          <table:table-cell table:formula="of:=GOOGLETRANSLATE_YOULIBRECALC([.$D16];[.$D$2];[.$Q$2])" office:value-type="string" office:string-value="널" calcext:value-type="string">
            <text:p>널</text:p>
          </table:table-cell>
          <table:table-cell table:formula="of:=GOOGLETRANSLATE_YOULIBRECALC([.$D16];[.$D$2];[.$R$2])" office:value-type="string" office:string-value="nulové" calcext:value-type="string">
            <text:p>nulové</text:p>
          </table:table-cell>
          <table:table-cell table:formula="of:=GOOGLETRANSLATE_YOULIBRECALC([.$D16];[.$D$2];[.$S$2])" office:value-type="string" office:string-value="null" calcext:value-type="string">
            <text:p>null</text:p>
          </table:table-cell>
          <table:table-cell table:formula="of:=GOOGLETRANSLATE_YOULIBRECALC([.$D16];[.$D$2];[.$T$2])" office:value-type="string" office:string-value="โมฆะ" calcext:value-type="string">
            <text:p>โมฆะ</text:p>
          </table:table-cell>
          <table:table-cell table:formula="of:=GOOGLETRANSLATE_YOULIBRECALC([.$D16];[.$D$2];[.$U$2])" office:value-type="string" office:string-value="batal" calcext:value-type="string">
            <text:p>batal</text:p>
          </table:table-cell>
          <table:table-cell table:formula="of:=GOOGLETRANSLATE_YOULIBRECALC([.$D16];[.$D$2];[.$V$2])" office:value-type="string" office:string-value="null" calcext:value-type="string">
            <text:p>null</text:p>
          </table:table-cell>
          <table:table-cell table:formula="of:=GOOGLETRANSLATE_YOULIBRECALC([.$D16];[.$D$2];[.$W$2])" office:value-type="string" office:string-value="Null" calcext:value-type="string">
            <text:p>Null</text:p>
          </table:table-cell>
          <table:table-cell table:formula="of:=GOOGLETRANSLATE_YOULIBRECALC([.$D16];[.$D$2];[.$X$2])" office:value-type="string" office:string-value="нульовий" calcext:value-type="string">
            <text:p>нульовий</text:p>
          </table:table-cell>
          <table:table-cell table:formula="of:=GOOGLETRANSLATE_YOULIBRECALC([.$D16];[.$D$2];[.$Y$2])" office:value-type="string" office:string-value="vô giá trị" calcext:value-type="string">
            <text:p>vô giá trị</text:p>
          </table:table-cell>
          <table:table-cell table:formula="of:=GOOGLETRANSLATE_YOULIBRECALC([.$D16];[.$D$2];[.$Z$2])" office:value-type="string" office:string-value="NULL" calcext:value-type="string">
            <text:p>NULL</text:p>
          </table:table-cell>
          <table:table-cell table:formula="of:=GOOGLETRANSLATE_YOULIBRECALC([.$D16];[.$D$2];[.$AA$2])" office:value-type="string" office:string-value="tyhjä" calcext:value-type="string">
            <text:p>tyhjä</text:p>
          </table:table-cell>
          <table:table-cell table:formula="of:=GOOGLETRANSLATE_YOULIBRECALC([.$D1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BotCumming</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Oh my… just in the middle of a loading screen!***Stack overflow!***Activating self-destruct…No! Not that one, sorry…***I-I’m failing! Ah wait… No! I’m cumming {f_playerName}!***{f_playerName}, leave that extinguisher! I’m just cumming!</text:p>
          </table:table-cell>
          <table:table-cell table:formula="of:=GOOGLETRANSLATE_YOULIBRECALC([.$D17];[.$D$2];[.$E$2])" office:value-type="string" office:string-value="哦，我的…只是在加载屏幕中间！***堆栈溢出！***激活自我毁灭……不！不是那个，对不起……***我 - 我失败了！啊，等等……不！我正在cumming {f_playername}！*** {f_playername}，离开那个extinguisher！我只是卡明！" calcext:value-type="string">
            <text:p>哦，我的…只是在加载屏幕中间！***堆栈溢出！***激活自我毁灭……不！不是那个，对不起……***我 - 我失败了！啊，等等……不！我正在cumming {f_playername}！*** {f_playername}，离开那个extinguisher！我只是卡明！</text:p>
          </table:table-cell>
          <table:table-cell table:formula="of:=GOOGLETRANSLATE_YOULIBRECALC([.$D17];[.$D$2];[.$F$2])" office:value-type="string" office:string-value="ああ…ロード画面の真ん中に！***スタックオーバーフロー！***自己破壊のアクティブ化…いいえ！そうではありません、申し訳ありません…*** i-iは失敗します！ああ待って…いいえ！カミング{f_playername}！*** {f_playername}、その消火器を残してください！私はただカミングしています！" calcext:value-type="string">
            <text:p>ああ…ロード画面の真ん中に！***スタックオーバーフロー！***自己破壊のアクティブ化…いいえ！そうではありません、申し訳ありません…*** i-iは失敗します！ああ待って…いいえ！カミング{f_playername}！*** {f_playername}、その消火器を残してください！私はただカミングしています！</text:p>
          </table:table-cell>
          <table:table-cell table:formula="of:=GOOGLETRANSLATE_YOULIBRECALC([.$D17];[.$D$2];[.$G$2])" office:value-type="string" office:string-value="O mój… tuż w środku ekranu załadowującego! *** Ustanie przepełnione! *** Aktywowanie samozniszczenia… nie! Nie ten, przepraszam… *** I-I-I'm Gave! Ach, czekaj… nie! Cumming {f_playername}! *** {f_playername}, zostaw tę gaśnię! Po prostu cumming!" calcext:value-type="string">
            <text:p>O mój… tuż w środku ekranu załadowującego! *** Ustanie przepełnione! *** Aktywowanie samozniszczenia… nie! Nie ten, przepraszam… *** I-I-I'm Gave! Ach, czekaj… nie! Cumming {f_playername}! *** {f_playername}, zostaw tę gaśnię! Po prostu cumming!</text:p>
          </table:table-cell>
          <table:table-cell table:formula="of:=GOOGLETRANSLATE_YOULIBRECALC([.$D17];[.$D$2];[.$H$2])" office:value-type="string" office:string-value="¡Oh, mi ... justo en medio de una pantalla de carga! *** ¡Overflow de pila! *** Activando autodestrucción ... ¡No! No es ese, lo siento ... *** ¡Estoy fallando! Ah, espera ... ¡no! Estoy corriendo {f_playername}! *** {f_playername}, ¡deja ese extintor! ¡Solo estoy corriendo!" calcext:value-type="string">
            <text:p>¡Oh, mi ... justo en medio de una pantalla de carga! *** ¡Overflow de pila! *** Activando autodestrucción ... ¡No! No es ese, lo siento ... *** ¡Estoy fallando! Ah, espera ... ¡no! Estoy corriendo {f_playername}! *** {f_playername}, ¡deja ese extintor! ¡Solo estoy corriendo!</text:p>
          </table:table-cell>
          <table:table-cell table:formula="of:=GOOGLETRANSLATE_YOULIBRECALC([.$D17];[.$D$2];[.$I$2])" office:value-type="string" office:string-value="О боже ... просто в середине экрана загрузки! *** Степник переполнен! *** Активирование самоуничтожения ... Нет! Не этот, извините ... *** я-я терпеть неудачу! Ах, подожди ... нет! Я кончаю {f_playername}! *** {f_playername}, оставьте этот туса! Я просто кончу!" calcext:value-type="string">
            <text:p>О боже ... просто в середине экрана загрузки! *** Степник переполнен! *** Активирование самоуничтожения ... Нет! Не этот, извините ... *** я-я терпеть неудачу! Ах, подожди ... нет! Я кончаю {f_playername}! *** {f_playername}, оставьте этот туса! Я просто кончу!</text:p>
          </table:table-cell>
          <table:table-cell table:formula="of:=GOOGLETRANSLATE_YOULIBRECALC([.$D17];[.$D$2];[.$J$2])" office:value-type="string" office:string-value="Oh mon… juste au milieu d'un écran de chargement! *** Le débordement de la pile! Pas celui-là, désolé… *** I-Je échoue! Ah attendez… non! Je joue {f_playername}! *** {f_playername}, laissez cet extincteur! Je suis juste en train de jouir!" calcext:value-type="string">
            <text:p>Oh mon… juste au milieu d'un écran de chargement! *** Le débordement de la pile! Pas celui-là, désolé… *** I-Je échoue! Ah attendez… non! Je joue {f_playername}! *** {f_playername}, laissez cet extincteur! Je suis juste en train de jouir!</text:p>
          </table:table-cell>
          <table:table-cell table:formula="of:=GOOGLETRANSLATE_YOULIBRECALC([.$D17];[.$D$2];[.$K$2])" office:value-type="string" office:string-value="Oh, moj ... ravno sredi zaslona nalaganja! *** SKUPA OFFLOW! *** Aktiviranje samouničevanja ... ne! Ni to, oprosti ... *** I-ne uspem! Ah počakaj ... ne! Cumming {f_playername}! *** {f_playername}, pustite ta aparat! Jaz sem samo cumming!" calcext:value-type="string">
            <text:p>Oh, moj ... ravno sredi zaslona nalaganja! *** SKUPA OFFLOW! *** Aktiviranje samouničevanja ... ne! Ni to, oprosti ... *** I-ne uspem! Ah počakaj ... ne! Cumming {f_playername}! *** {f_playername}, pustite ta aparat! Jaz sem samo cumming!</text:p>
          </table:table-cell>
          <table:table-cell table:formula="of:=GOOGLETRANSLATE_YOULIBRECALC([.$D17];[.$D$2];[.$L$2])" office:value-type="string" office:string-value="Ó, én ... csak a betöltő képernyő közepén! *** Stack túlcsordulás! Nem az, hogy sajnálom ... *** I-én kudarcot vallok! Ah várj ... nem! Cumming {f_playerName}! *** {f_playerName}, hagyja el azt az oltó készüléket! Csak cumming vagyok!" calcext:value-type="string">
            <text:p>Ó, én ... csak a betöltő képernyő közepén! *** Stack túlcsordulás! Nem az, hogy sajnálom ... *** I-én kudarcot vallok! Ah várj ... nem! Cumming {f_playerName}! *** {f_playerName}, hagyja el azt az oltó készüléket! Csak cumming vagyok!</text:p>
          </table:table-cell>
          <table:table-cell table:formula="of:=GOOGLETRANSLATE_YOULIBRECALC([.$D17];[.$D$2];[.$M$2])" office:value-type="string" office:string-value="Ωχ ... ακριβώς στη μέση μιας οθόνης φόρτωσης! Όχι αυτό, συγγνώμη ... *** I-I I Fil I I Failing! Αχ περιμένετε ... όχι! Είμαι cumming {f_playername}! *** {f_playername}, αφήστε αυτόν τον πυροσβεστήρα! Είμαι απλά cumming!" calcext:value-type="string">
            <text:p>Ωχ ... ακριβώς στη μέση μιας οθόνης φόρτωσης! Όχι αυτό, συγγνώμη ... *** I-I I Fil I I Failing! Αχ περιμένετε ... όχι! Είμαι cumming {f_playername}! *** {f_playername}, αφήστε αυτόν τον πυροσβεστήρα! Είμαι απλά cumming!</text:p>
          </table:table-cell>
          <table:table-cell table:formula="of:=GOOGLETRANSLATE_YOULIBRECALC([.$D17];[.$D$2];[.$N$2])" office:value-type="string" office:string-value="Aman tanrım ... bir yükleme ekranının ortasında! *** Yığın taşması! *** Kendini yok etmek için aktive… Hayır! O değil, üzgünüm… *** Ben başarısızım! Ah bekle… hayır! Ben cumming {f_playername}! *** {f_playername}, o söndürücüyü bırakın! Ben sadece cumming!" calcext:value-type="string">
            <text:p>Aman tanrım ... bir yükleme ekranının ortasında! *** Yığın taşması! *** Kendini yok etmek için aktive… Hayır! O değil, üzgünüm… *** Ben başarısızım! Ah bekle… hayır! Ben cumming {f_playername}! *** {f_playername}, o söndürücüyü bırakın! Ben sadece cumming!</text:p>
          </table:table-cell>
          <table:table-cell table:formula="of:=GOOGLETRANSLATE_YOULIBRECALC([.$D17];[.$D$2];[.$O$2])" office:value-type="string" office:string-value="Oh mio ... appena nel mezzo di uno schermo di carico! *** Stack Overflow! *** Attivazione dell'autodistrutto ... no! Non quello, scusa ... *** Io-non sto fallendo! Ah aspetta ... no! Sto cumming {f_playername}! *** {f_playername}, lascia quell'estintore! Sto solo cumming!" calcext:value-type="string">
            <text:p>Oh mio ... appena nel mezzo di uno schermo di carico! *** Stack Overflow! *** Attivazione dell'autodistrutto ... no! Non quello, scusa ... *** Io-non sto fallendo! Ah aspetta ... no! Sto cumming {f_playername}! *** {f_playername}, lascia quell'estintore! Sto solo cumming!</text:p>
          </table:table-cell>
          <table:table-cell table:formula="of:=GOOGLETRANSLATE_YOULIBRECALC([.$D17];[.$D$2];[.$P$2])" office:value-type="string" office:string-value="Oh mijn ... net in het midden van een laadscherm! *** Stapel overloop! *** Activerende zelfvernietiging ... Nee! Niet die, sorry ... *** Ik ben falen! Ah wacht ... nee! Ik ben klaar met {f_playerName}! *** {f_playerName}, laat die blusser achter! Ik ben gewoon klaarkomen!" calcext:value-type="string">
            <text:p>Oh mijn ... net in het midden van een laadscherm! *** Stapel overloop! *** Activerende zelfvernietiging ... Nee! Niet die, sorry ... *** Ik ben falen! Ah wacht ... nee! Ik ben klaar met {f_playerName}! *** {f_playerName}, laat die blusser achter! Ik ben gewoon klaarkomen!</text:p>
          </table:table-cell>
          <table:table-cell table:formula="of:=GOOGLETRANSLATE_YOULIBRECALC([.$D17];[.$D$2];[.$Q$2])" office:value-type="string" office:string-value="오 마이… 로딩 화면의 중간에! *** 스택 오버플로! *** 자기 파괴 활성화… 아니요! 그건 아니에요, 죄송합니다… *** 나는 실패합니다! 아 잠깐… 아니! 나는 cumming {f_playername}! *** {f_playername}, 그 소화기를 남겨주세요! 난 그냥 커밍!" calcext:value-type="string">
            <text:p>오 마이… 로딩 화면의 중간에! *** 스택 오버플로! *** 자기 파괴 활성화… 아니요! 그건 아니에요, 죄송합니다… *** 나는 실패합니다! 아 잠깐… 아니! 나는 cumming {f_playername}! *** {f_playername}, 그 소화기를 남겨주세요! 난 그냥 커밍!</text:p>
          </table:table-cell>
          <table:table-cell table:formula="of:=GOOGLETRANSLATE_YOULIBRECALC([.$D17];[.$D$2];[.$R$2])" office:value-type="string" office:string-value="Ach môj ... práve uprostred nakladacej obrazovky! *** Stack Overflow! *** Aktivácia samoliečenia ... nie! Nie je to, prepáč ... *** I-zlyhávam! Ah počkaj ... nie! Ja cumming {f_playername}! *** {f_playername}, nechajte tento hasenie! Ja som len cumming!" calcext:value-type="string">
            <text:p>Ach môj ... práve uprostred nakladacej obrazovky! *** Stack Overflow! *** Aktivácia samoliečenia ... nie! Nie je to, prepáč ... *** I-zlyhávam! Ah počkaj ... nie! Ja cumming {f_playername}! *** {f_playername}, nechajte tento hasenie! Ja som len cumming!</text:p>
          </table:table-cell>
          <table:table-cell table:formula="of:=GOOGLETRANSLATE_YOULIBRECALC([.$D17];[.$D$2];[.$S$2])" office:value-type="string" office:string-value="Oh my… just in the middle of a loading screen!***Stack overflow!***Activating self-destruct…No! Not that one, sorry…***I-I’m failing! Ah wait… No! I’m cumming {f_playerName}!***{f_playerName}, leave that extinguisher! I’m just cumming!" calcext:value-type="string">
            <text:p>Oh my… just in the middle of a loading screen!***Stack overflow!***Activating self-destruct…No! Not that one, sorry…***I-I’m failing! Ah wait… No! I’m cumming {f_playerName}!***{f_playerName}, leave that extinguisher! I’m just cumming!</text:p>
          </table:table-cell>
          <table:table-cell table:formula="of:=GOOGLETRANSLATE_YOULIBRECALC([.$D17];[.$D$2];[.$T$2])" office:value-type="string" office:string-value="โอ้ฉัน…อยู่ตรงกลางหน้าจอโหลด! *** สแต็คล้น! *** การเปิดใช้งานการทำลายตนเอง…ไม่! ไม่ใช่อย่างนั้นขอโทษ… *** ฉันล้มเหลว! อ่ารอ…ไม่! ฉันกำลังคัมมิง {f_playername}! *** {f_playername} ปล่อยเครื่องดับเพลิงนั้นไว้! ฉันแค่คัมมิง!" calcext:value-type="string">
            <text:p>โอ้ฉัน…อยู่ตรงกลางหน้าจอโหลด! *** สแต็คล้น! *** การเปิดใช้งานการทำลายตนเอง…ไม่! ไม่ใช่อย่างนั้นขอโทษ… *** ฉันล้มเหลว! อ่ารอ…ไม่! ฉันกำลังคัมมิง {f_playername}! *** {f_playername} ปล่อยเครื่องดับเพลิงนั้นไว้! ฉันแค่คัมมิง!</text:p>
          </table:table-cell>
          <table:table-cell table:formula="of:=GOOGLETRANSLATE_YOULIBRECALC([.$D17];[.$D$2];[.$U$2])" office:value-type="string" office:string-value="Oh my… tepat di tengah layar pemuatan! *** Stack overflow! *** Mengaktifkan penghancuran diri ... Tidak! Bukan yang itu, maaf ... *** I-aku gagal! Ah tunggu ... Tidak! Saya cumming {f_playername}! *** {f_playername}, tinggalkan pemadam itu! Saya hanya cumming!" calcext:value-type="string">
            <text:p>Oh my… tepat di tengah layar pemuatan! *** Stack overflow! *** Mengaktifkan penghancuran diri ... Tidak! Bukan yang itu, maaf ... *** I-aku gagal! Ah tunggu ... Tidak! Saya cumming {f_playername}! *** {f_playername}, tinggalkan pemadam itu! Saya hanya cumming!</text:p>
          </table:table-cell>
          <table:table-cell table:formula="of:=GOOGLETRANSLATE_YOULIBRECALC([.$D17];[.$D$2];[.$V$2])" office:value-type="string" office:string-value="Ach můj ... jen uprostřed nakládací obrazovky! *** Přetečení zásobníku! *** Aktivace sebezničení ... Ne! Ne, omlouvám se ... *** I-selhávám! Ach, počkej ... ne! Jsem cumming {f_playername}! *** {f_playername}, nechte ten hasicí přístroj! Jen jsem Cumming!" calcext:value-type="string">
            <text:p>Ach můj ... jen uprostřed nakládací obrazovky! *** Přetečení zásobníku! *** Aktivace sebezničení ... Ne! Ne, omlouvám se ... *** I-selhávám! Ach, počkej ... ne! Jsem cumming {f_playername}! *** {f_playername}, nechte ten hasicí přístroj! Jen jsem Cumming!</text:p>
          </table:table-cell>
          <table:table-cell table:formula="of:=GOOGLETRANSLATE_YOULIBRECALC([.$D17];[.$D$2];[.$W$2])" office:value-type="string" office:string-value="Oh my ... sa gitna lamang ng isang screen ng pag-load! Hindi iyon, sorry ... *** Hindi ako nabigo! Ah maghintay ... hindi! Ako ay cumming {f_playername}! *** {f_playername}, iwanan ang extinguisher na iyon! Cumming lang ako!" calcext:value-type="string">
            <text:p>Oh my ... sa gitna lamang ng isang screen ng pag-load! Hindi iyon, sorry ... *** Hindi ako nabigo! Ah maghintay ... hindi! Ako ay cumming {f_playername}! *** {f_playername}, iwanan ang extinguisher na iyon! Cumming lang ako!</text:p>
          </table:table-cell>
          <table:table-cell table:formula="of:=GOOGLETRANSLATE_YOULIBRECALC([.$D17];[.$D$2];[.$X$2])" office:value-type="string" office:string-value="О, мій… просто посередині завантажувального екрана! *** Переповнення стека! *** Активація самознищення… Ні! Не той, вибачте ... *** Я-я провалився! Ах почекай ... ні! Я cumming {f_playername}! *** {f_playername}, залиште цей гасіння! Я просто кумінг!" calcext:value-type="string">
            <text:p>О, мій… просто посередині завантажувального екрана! *** Переповнення стека! *** Активація самознищення… Ні! Не той, вибачте ... *** Я-я провалився! Ах почекай ... ні! Я cumming {f_playername}! *** {f_playername}, залиште цей гасіння! Я просто кумінг!</text:p>
          </table:table-cell>
          <table:table-cell table:formula="of:=GOOGLETRANSLATE_YOULIBRECALC([.$D17];[.$D$2];[.$Y$2])" office:value-type="string" office:string-value="Ôi trời, chỉ ở giữa một màn hình tải! *** Overflow! *** Kích hoạt tự hủy hoại không! Không phải là một, xin lỗi, *** i-i hèm thất bại! À để chờ đợi không! Tôi đã cumming {f_playername}! *** {f_playername}, để lại bình chữa cháy đó! Tôi chỉ là Cumming!" calcext:value-type="string">
            <text:p>Ôi trời, chỉ ở giữa một màn hình tải! *** Overflow! *** Kích hoạt tự hủy hoại không! Không phải là một, xin lỗi, *** i-i hèm thất bại! À để chờ đợi không! Tôi đã cumming {f_playername}! *** {f_playername}, để lại bình chữa cháy đó! Tôi chỉ là Cumming!</text:p>
          </table:table-cell>
          <table:table-cell table:formula="of:=GOOGLETRANSLATE_YOULIBRECALC([.$D17];[.$D$2];[.$Z$2])" office:value-type="string" office:string-value="Oh mein… nur mitten in einem Ladebildschirm! *** Stapelüberlauf! *** Selbstzerstörungsstruktur aktivieren… nein! Nicht das, sorry ... *** i-ich bin versagt! Ah warte ... nein! Ich cumming {f_playername}! *** {f_playername}, lass diesen Löscher! Ich komme nur zusammen!" calcext:value-type="string">
            <text:p>Oh mein… nur mitten in einem Ladebildschirm! *** Stapelüberlauf! *** Selbstzerstörungsstruktur aktivieren… nein! Nicht das, sorry ... *** i-ich bin versagt! Ah warte ... nein! Ich cumming {f_playername}! *** {f_playername}, lass diesen Löscher! Ich komme nur zusammen!</text:p>
          </table:table-cell>
          <table:table-cell table:formula="of:=GOOGLETRANSLATE_YOULIBRECALC([.$D17];[.$D$2];[.$AA$2])" office:value-type="string" office:string-value="Voi minun ... vain latausnäytön keskellä! *** Pino ylivuoto! *** Aktivoi itsensä tuhoaminen ... ei! Ei se, anteeksi ... *** I-MINEN epäonnistuu! Ah odota ... ei! Olen cumming {f_playername}! *** {f_playername}, jätä tämä sammutin! Olen vain cumming!" calcext:value-type="string">
            <text:p>Voi minun ... vain latausnäytön keskellä! *** Pino ylivuoto! *** Aktivoi itsensä tuhoaminen ... ei! Ei se, anteeksi ... *** I-MINEN epäonnistuu! Ah odota ... ei! Olen cumming {f_playername}! *** {f_playername}, jätä tämä sammutin! Olen vain cumming!</text:p>
          </table:table-cell>
          <table:table-cell table:formula="of:=GOOGLETRANSLATE_YOULIBRECALC([.$D17];[.$D$2];[.$AB$2])" office:value-type="string" office:string-value="Åh min ... bare midt i en belastningsskærm! *** Stack Overløb! *** Aktivering af selvdestruktion ... Nej! Ikke den, undskyld ... *** Jeg-jeg mislykkes! Ah vent ... nej! Jeg cumming {f_playername}! *** {f_playername}, lad den slukker! Jeg cumming!" calcext:value-type="string">
            <text:p>Åh min ... bare midt i en belastningsskærm! *** Stack Overløb! *** Aktivering af selvdestruktion ... Nej! Ikke den, undskyld ... *** Jeg-jeg mislykkes! Ah vent ... nej! Jeg cumming {f_playername}! *** {f_playername}, lad den slukker! Jeg cumming!</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BotCumming</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18];[.$D$2];[.$E$2])" office:value-type="string" office:string-value="无效的" calcext:value-type="string">
            <text:p>无效的</text:p>
          </table:table-cell>
          <table:table-cell table:formula="of:=GOOGLETRANSLATE_YOULIBRECALC([.$D18];[.$D$2];[.$F$2])" office:value-type="string" office:string-value="ヌル" calcext:value-type="string">
            <text:p>ヌル</text:p>
          </table:table-cell>
          <table:table-cell table:formula="of:=GOOGLETRANSLATE_YOULIBRECALC([.$D18];[.$D$2];[.$G$2])" office:value-type="string" office:string-value="nieważny" calcext:value-type="string">
            <text:p>nieważny</text:p>
          </table:table-cell>
          <table:table-cell table:formula="of:=GOOGLETRANSLATE_YOULIBRECALC([.$D18];[.$D$2];[.$H$2])" office:value-type="string" office:string-value="nulo" calcext:value-type="string">
            <text:p>nulo</text:p>
          </table:table-cell>
          <table:table-cell table:formula="of:=GOOGLETRANSLATE_YOULIBRECALC([.$D18];[.$D$2];[.$I$2])" office:value-type="string" office:string-value="нулевой" calcext:value-type="string">
            <text:p>нулевой</text:p>
          </table:table-cell>
          <table:table-cell table:formula="of:=GOOGLETRANSLATE_YOULIBRECALC([.$D18];[.$D$2];[.$J$2])" office:value-type="string" office:string-value="nul" calcext:value-type="string">
            <text:p>nul</text:p>
          </table:table-cell>
          <table:table-cell table:formula="of:=GOOGLETRANSLATE_YOULIBRECALC([.$D18];[.$D$2];[.$K$2])" office:value-type="string" office:string-value="null" calcext:value-type="string">
            <text:p>null</text:p>
          </table:table-cell>
          <table:table-cell table:formula="of:=GOOGLETRANSLATE_YOULIBRECALC([.$D18];[.$D$2];[.$L$2])" office:value-type="string" office:string-value="nulla" calcext:value-type="string">
            <text:p>nulla</text:p>
          </table:table-cell>
          <table:table-cell table:formula="of:=GOOGLETRANSLATE_YOULIBRECALC([.$D18];[.$D$2];[.$M$2])" office:value-type="string" office:string-value="άκυρος" calcext:value-type="string">
            <text:p>άκυρος</text:p>
          </table:table-cell>
          <table:table-cell table:formula="of:=GOOGLETRANSLATE_YOULIBRECALC([.$D18];[.$D$2];[.$N$2])" office:value-type="string" office:string-value="hükümsüz" calcext:value-type="string">
            <text:p>hükümsüz</text:p>
          </table:table-cell>
          <table:table-cell table:formula="of:=GOOGLETRANSLATE_YOULIBRECALC([.$D18];[.$D$2];[.$O$2])" office:value-type="string" office:string-value="null" calcext:value-type="string">
            <text:p>null</text:p>
          </table:table-cell>
          <table:table-cell table:formula="of:=GOOGLETRANSLATE_YOULIBRECALC([.$D18];[.$D$2];[.$P$2])" office:value-type="string" office:string-value="nul" calcext:value-type="string">
            <text:p>nul</text:p>
          </table:table-cell>
          <table:table-cell table:formula="of:=GOOGLETRANSLATE_YOULIBRECALC([.$D18];[.$D$2];[.$Q$2])" office:value-type="string" office:string-value="널" calcext:value-type="string">
            <text:p>널</text:p>
          </table:table-cell>
          <table:table-cell table:formula="of:=GOOGLETRANSLATE_YOULIBRECALC([.$D18];[.$D$2];[.$R$2])" office:value-type="string" office:string-value="nulové" calcext:value-type="string">
            <text:p>nulové</text:p>
          </table:table-cell>
          <table:table-cell table:formula="of:=GOOGLETRANSLATE_YOULIBRECALC([.$D18];[.$D$2];[.$S$2])" office:value-type="string" office:string-value="null" calcext:value-type="string">
            <text:p>null</text:p>
          </table:table-cell>
          <table:table-cell table:formula="of:=GOOGLETRANSLATE_YOULIBRECALC([.$D18];[.$D$2];[.$T$2])" office:value-type="string" office:string-value="โมฆะ" calcext:value-type="string">
            <text:p>โมฆะ</text:p>
          </table:table-cell>
          <table:table-cell table:formula="of:=GOOGLETRANSLATE_YOULIBRECALC([.$D18];[.$D$2];[.$U$2])" office:value-type="string" office:string-value="batal" calcext:value-type="string">
            <text:p>batal</text:p>
          </table:table-cell>
          <table:table-cell table:formula="of:=GOOGLETRANSLATE_YOULIBRECALC([.$D18];[.$D$2];[.$V$2])" office:value-type="string" office:string-value="null" calcext:value-type="string">
            <text:p>null</text:p>
          </table:table-cell>
          <table:table-cell table:formula="of:=GOOGLETRANSLATE_YOULIBRECALC([.$D18];[.$D$2];[.$W$2])" office:value-type="string" office:string-value="Null" calcext:value-type="string">
            <text:p>Null</text:p>
          </table:table-cell>
          <table:table-cell table:formula="of:=GOOGLETRANSLATE_YOULIBRECALC([.$D18];[.$D$2];[.$X$2])" office:value-type="string" office:string-value="нульовий" calcext:value-type="string">
            <text:p>нульовий</text:p>
          </table:table-cell>
          <table:table-cell table:formula="of:=GOOGLETRANSLATE_YOULIBRECALC([.$D18];[.$D$2];[.$Y$2])" office:value-type="string" office:string-value="vô giá trị" calcext:value-type="string">
            <text:p>vô giá trị</text:p>
          </table:table-cell>
          <table:table-cell table:formula="of:=GOOGLETRANSLATE_YOULIBRECALC([.$D18];[.$D$2];[.$Z$2])" office:value-type="string" office:string-value="NULL" calcext:value-type="string">
            <text:p>NULL</text:p>
          </table:table-cell>
          <table:table-cell table:formula="of:=GOOGLETRANSLATE_YOULIBRECALC([.$D18];[.$D$2];[.$AA$2])" office:value-type="string" office:string-value="tyhjä" calcext:value-type="string">
            <text:p>tyhjä</text:p>
          </table:table-cell>
          <table:table-cell table:formula="of:=GOOGLETRANSLATE_YOULIBRECALC([.$D1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Frick_EdgingOn</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Is this speed okay?</text:p>
          </table:table-cell>
          <table:table-cell table:formula="of:=GOOGLETRANSLATE_YOULIBRECALC([.$D19];[.$D$2];[.$E$2])" office:value-type="string" office:string-value="这个速度还可以吗？" calcext:value-type="string">
            <text:p>这个速度还可以吗？</text:p>
          </table:table-cell>
          <table:table-cell table:formula="of:=GOOGLETRANSLATE_YOULIBRECALC([.$D19];[.$D$2];[.$F$2])" office:value-type="string" office:string-value="この速度は大丈夫ですか？" calcext:value-type="string">
            <text:p>この速度は大丈夫ですか？</text:p>
          </table:table-cell>
          <table:table-cell table:formula="of:=GOOGLETRANSLATE_YOULIBRECALC([.$D19];[.$D$2];[.$G$2])" office:value-type="string" office:string-value="Czy ta prędkość jest w porządku?" calcext:value-type="string">
            <text:p>Czy ta prędkość jest w porządku?</text:p>
          </table:table-cell>
          <table:table-cell table:formula="of:=GOOGLETRANSLATE_YOULIBRECALC([.$D19];[.$D$2];[.$H$2])" office:value-type="string" office:string-value="¿Está bien esta velocidad?" calcext:value-type="string">
            <text:p>¿Está bien esta velocidad?</text:p>
          </table:table-cell>
          <table:table-cell table:formula="of:=GOOGLETRANSLATE_YOULIBRECALC([.$D19];[.$D$2];[.$I$2])" office:value-type="string" office:string-value="Эта скорость в порядке?" calcext:value-type="string">
            <text:p>Эта скорость в порядке?</text:p>
          </table:table-cell>
          <table:table-cell table:formula="of:=GOOGLETRANSLATE_YOULIBRECALC([.$D19];[.$D$2];[.$J$2])" office:value-type="string" office:string-value="Cette vitesse est-elle correcte?" calcext:value-type="string">
            <text:p>Cette vitesse est-elle correcte?</text:p>
          </table:table-cell>
          <table:table-cell table:formula="of:=GOOGLETRANSLATE_YOULIBRECALC([.$D19];[.$D$2];[.$K$2])" office:value-type="string" office:string-value="Je ta hitrost v redu?" calcext:value-type="string">
            <text:p>Je ta hitrost v redu?</text:p>
          </table:table-cell>
          <table:table-cell table:formula="of:=GOOGLETRANSLATE_YOULIBRECALC([.$D19];[.$D$2];[.$L$2])" office:value-type="string" office:string-value="Rendben van ez a sebesség?" calcext:value-type="string">
            <text:p>Rendben van ez a sebesség?</text:p>
          </table:table-cell>
          <table:table-cell table:formula="of:=GOOGLETRANSLATE_YOULIBRECALC([.$D19];[.$D$2];[.$M$2])" office:value-type="string" office:string-value="Είναι εντάξει αυτή η ταχύτητα;" calcext:value-type="string">
            <text:p>Είναι εντάξει αυτή η ταχύτητα;</text:p>
          </table:table-cell>
          <table:table-cell table:formula="of:=GOOGLETRANSLATE_YOULIBRECALC([.$D19];[.$D$2];[.$N$2])" office:value-type="string" office:string-value="Bu hız iyi mi?" calcext:value-type="string">
            <text:p>Bu hız iyi mi?</text:p>
          </table:table-cell>
          <table:table-cell table:formula="of:=GOOGLETRANSLATE_YOULIBRECALC([.$D19];[.$D$2];[.$O$2])" office:value-type="string" office:string-value="Questa velocità sta bene?" calcext:value-type="string">
            <text:p>Questa velocità sta bene?</text:p>
          </table:table-cell>
          <table:table-cell table:formula="of:=GOOGLETRANSLATE_YOULIBRECALC([.$D19];[.$D$2];[.$P$2])" office:value-type="string" office:string-value="Is deze snelheid oké?" calcext:value-type="string">
            <text:p>Is deze snelheid oké?</text:p>
          </table:table-cell>
          <table:table-cell table:formula="of:=GOOGLETRANSLATE_YOULIBRECALC([.$D19];[.$D$2];[.$Q$2])" office:value-type="string" office:string-value="이 속도는 괜찮습니까?" calcext:value-type="string">
            <text:p>이 속도는 괜찮습니까?</text:p>
          </table:table-cell>
          <table:table-cell table:formula="of:=GOOGLETRANSLATE_YOULIBRECALC([.$D19];[.$D$2];[.$R$2])" office:value-type="string" office:string-value="Je táto rýchlosť v poriadku?" calcext:value-type="string">
            <text:p>Je táto rýchlosť v poriadku?</text:p>
          </table:table-cell>
          <table:table-cell table:formula="of:=GOOGLETRANSLATE_YOULIBRECALC([.$D19];[.$D$2];[.$S$2])" office:value-type="string" office:string-value="Is this speed okay?" calcext:value-type="string">
            <text:p>Is this speed okay?</text:p>
          </table:table-cell>
          <table:table-cell table:formula="of:=GOOGLETRANSLATE_YOULIBRECALC([.$D19];[.$D$2];[.$T$2])" office:value-type="string" office:string-value="ความเร็วนี้โอเคไหม" calcext:value-type="string">
            <text:p>ความเร็วนี้โอเคไหม</text:p>
          </table:table-cell>
          <table:table-cell table:formula="of:=GOOGLETRANSLATE_YOULIBRECALC([.$D19];[.$D$2];[.$U$2])" office:value-type="string" office:string-value="Apakah kecepatan ini oke?" calcext:value-type="string">
            <text:p>Apakah kecepatan ini oke?</text:p>
          </table:table-cell>
          <table:table-cell table:formula="of:=GOOGLETRANSLATE_YOULIBRECALC([.$D19];[.$D$2];[.$V$2])" office:value-type="string" office:string-value="Je tato rychlost v pořádku?" calcext:value-type="string">
            <text:p>Je tato rychlost v pořádku?</text:p>
          </table:table-cell>
          <table:table-cell table:formula="of:=GOOGLETRANSLATE_YOULIBRECALC([.$D19];[.$D$2];[.$W$2])" office:value-type="string" office:string-value="Okay lang ba ang bilis na ito?" calcext:value-type="string">
            <text:p>Okay lang ba ang bilis na ito?</text:p>
          </table:table-cell>
          <table:table-cell table:formula="of:=GOOGLETRANSLATE_YOULIBRECALC([.$D19];[.$D$2];[.$X$2])" office:value-type="string" office:string-value="Чи добре ця швидкість?" calcext:value-type="string">
            <text:p>Чи добре ця швидкість?</text:p>
          </table:table-cell>
          <table:table-cell table:formula="of:=GOOGLETRANSLATE_YOULIBRECALC([.$D19];[.$D$2];[.$Y$2])" office:value-type="string" office:string-value="Tốc độ này có ổn không?" calcext:value-type="string">
            <text:p>Tốc độ này có ổn không?</text:p>
          </table:table-cell>
          <table:table-cell table:formula="of:=GOOGLETRANSLATE_YOULIBRECALC([.$D19];[.$D$2];[.$Z$2])" office:value-type="string" office:string-value="Ist diese Geschwindigkeit in Ordnung?" calcext:value-type="string">
            <text:p>Ist diese Geschwindigkeit in Ordnung?</text:p>
          </table:table-cell>
          <table:table-cell table:formula="of:=GOOGLETRANSLATE_YOULIBRECALC([.$D19];[.$D$2];[.$AA$2])" office:value-type="string" office:string-value="Onko tämä nopeus kunnossa?" calcext:value-type="string">
            <text:p>Onko tämä nopeus kunnossa?</text:p>
          </table:table-cell>
          <table:table-cell table:formula="of:=GOOGLETRANSLATE_YOULIBRECALC([.$D19];[.$D$2];[.$AB$2])" office:value-type="string" office:string-value="Er denne hastighed okay?" calcext:value-type="string">
            <text:p>Er denne hastighed okay?</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EdgingOn</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20];[.$D$2];[.$E$2])" office:value-type="string" office:string-value="无效的" calcext:value-type="string">
            <text:p>无效的</text:p>
          </table:table-cell>
          <table:table-cell table:formula="of:=GOOGLETRANSLATE_YOULIBRECALC([.$D20];[.$D$2];[.$F$2])" office:value-type="string" office:string-value="ヌル" calcext:value-type="string">
            <text:p>ヌル</text:p>
          </table:table-cell>
          <table:table-cell table:formula="of:=GOOGLETRANSLATE_YOULIBRECALC([.$D20];[.$D$2];[.$G$2])" office:value-type="string" office:string-value="nieważny" calcext:value-type="string">
            <text:p>nieważny</text:p>
          </table:table-cell>
          <table:table-cell table:formula="of:=GOOGLETRANSLATE_YOULIBRECALC([.$D20];[.$D$2];[.$H$2])" office:value-type="string" office:string-value="nulo" calcext:value-type="string">
            <text:p>nulo</text:p>
          </table:table-cell>
          <table:table-cell table:formula="of:=GOOGLETRANSLATE_YOULIBRECALC([.$D20];[.$D$2];[.$I$2])" office:value-type="string" office:string-value="нулевой" calcext:value-type="string">
            <text:p>нулевой</text:p>
          </table:table-cell>
          <table:table-cell table:formula="of:=GOOGLETRANSLATE_YOULIBRECALC([.$D20];[.$D$2];[.$J$2])" office:value-type="string" office:string-value="nul" calcext:value-type="string">
            <text:p>nul</text:p>
          </table:table-cell>
          <table:table-cell table:formula="of:=GOOGLETRANSLATE_YOULIBRECALC([.$D20];[.$D$2];[.$K$2])" office:value-type="string" office:string-value="null" calcext:value-type="string">
            <text:p>null</text:p>
          </table:table-cell>
          <table:table-cell table:formula="of:=GOOGLETRANSLATE_YOULIBRECALC([.$D20];[.$D$2];[.$L$2])" office:value-type="string" office:string-value="nulla" calcext:value-type="string">
            <text:p>nulla</text:p>
          </table:table-cell>
          <table:table-cell table:formula="of:=GOOGLETRANSLATE_YOULIBRECALC([.$D20];[.$D$2];[.$M$2])" office:value-type="string" office:string-value="άκυρος" calcext:value-type="string">
            <text:p>άκυρος</text:p>
          </table:table-cell>
          <table:table-cell table:formula="of:=GOOGLETRANSLATE_YOULIBRECALC([.$D20];[.$D$2];[.$N$2])" office:value-type="string" office:string-value="hükümsüz" calcext:value-type="string">
            <text:p>hükümsüz</text:p>
          </table:table-cell>
          <table:table-cell table:formula="of:=GOOGLETRANSLATE_YOULIBRECALC([.$D20];[.$D$2];[.$O$2])" office:value-type="string" office:string-value="null" calcext:value-type="string">
            <text:p>null</text:p>
          </table:table-cell>
          <table:table-cell table:formula="of:=GOOGLETRANSLATE_YOULIBRECALC([.$D20];[.$D$2];[.$P$2])" office:value-type="string" office:string-value="nul" calcext:value-type="string">
            <text:p>nul</text:p>
          </table:table-cell>
          <table:table-cell table:formula="of:=GOOGLETRANSLATE_YOULIBRECALC([.$D20];[.$D$2];[.$Q$2])" office:value-type="string" office:string-value="널" calcext:value-type="string">
            <text:p>널</text:p>
          </table:table-cell>
          <table:table-cell table:formula="of:=GOOGLETRANSLATE_YOULIBRECALC([.$D20];[.$D$2];[.$R$2])" office:value-type="string" office:string-value="nulové" calcext:value-type="string">
            <text:p>nulové</text:p>
          </table:table-cell>
          <table:table-cell table:formula="of:=GOOGLETRANSLATE_YOULIBRECALC([.$D20];[.$D$2];[.$S$2])" office:value-type="string" office:string-value="null" calcext:value-type="string">
            <text:p>null</text:p>
          </table:table-cell>
          <table:table-cell table:formula="of:=GOOGLETRANSLATE_YOULIBRECALC([.$D20];[.$D$2];[.$T$2])" office:value-type="string" office:string-value="โมฆะ" calcext:value-type="string">
            <text:p>โมฆะ</text:p>
          </table:table-cell>
          <table:table-cell table:formula="of:=GOOGLETRANSLATE_YOULIBRECALC([.$D20];[.$D$2];[.$U$2])" office:value-type="string" office:string-value="batal" calcext:value-type="string">
            <text:p>batal</text:p>
          </table:table-cell>
          <table:table-cell table:formula="of:=GOOGLETRANSLATE_YOULIBRECALC([.$D20];[.$D$2];[.$V$2])" office:value-type="string" office:string-value="null" calcext:value-type="string">
            <text:p>null</text:p>
          </table:table-cell>
          <table:table-cell table:formula="of:=GOOGLETRANSLATE_YOULIBRECALC([.$D20];[.$D$2];[.$W$2])" office:value-type="string" office:string-value="Null" calcext:value-type="string">
            <text:p>Null</text:p>
          </table:table-cell>
          <table:table-cell table:formula="of:=GOOGLETRANSLATE_YOULIBRECALC([.$D20];[.$D$2];[.$X$2])" office:value-type="string" office:string-value="нульовий" calcext:value-type="string">
            <text:p>нульовий</text:p>
          </table:table-cell>
          <table:table-cell table:formula="of:=GOOGLETRANSLATE_YOULIBRECALC([.$D20];[.$D$2];[.$Y$2])" office:value-type="string" office:string-value="vô giá trị" calcext:value-type="string">
            <text:p>vô giá trị</text:p>
          </table:table-cell>
          <table:table-cell table:formula="of:=GOOGLETRANSLATE_YOULIBRECALC([.$D20];[.$D$2];[.$Z$2])" office:value-type="string" office:string-value="NULL" calcext:value-type="string">
            <text:p>NULL</text:p>
          </table:table-cell>
          <table:table-cell table:formula="of:=GOOGLETRANSLATE_YOULIBRECALC([.$D20];[.$D$2];[.$AA$2])" office:value-type="string" office:string-value="tyhjä" calcext:value-type="string">
            <text:p>tyhjä</text:p>
          </table:table-cell>
          <table:table-cell table:formula="of:=GOOGLETRANSLATE_YOULIBRECALC([.$D2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EdgingOff</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Should I go faster?</text:p>
          </table:table-cell>
          <table:table-cell table:formula="of:=GOOGLETRANSLATE_YOULIBRECALC([.$D21];[.$D$2];[.$E$2])" office:value-type="string" office:string-value="我应该走得更快吗？" calcext:value-type="string">
            <text:p>我应该走得更快吗？</text:p>
          </table:table-cell>
          <table:table-cell table:formula="of:=GOOGLETRANSLATE_YOULIBRECALC([.$D21];[.$D$2];[.$F$2])" office:value-type="string" office:string-value="私はより速く行くべきですか？" calcext:value-type="string">
            <text:p>私はより速く行くべきですか？</text:p>
          </table:table-cell>
          <table:table-cell table:formula="of:=GOOGLETRANSLATE_YOULIBRECALC([.$D21];[.$D$2];[.$G$2])" office:value-type="string" office:string-value="Powinienem iść szybciej?" calcext:value-type="string">
            <text:p>Powinienem iść szybciej?</text:p>
          </table:table-cell>
          <table:table-cell table:formula="of:=GOOGLETRANSLATE_YOULIBRECALC([.$D21];[.$D$2];[.$H$2])" office:value-type="string" office:string-value="¿Debería ir más rápido?" calcext:value-type="string">
            <text:p>¿Debería ir más rápido?</text:p>
          </table:table-cell>
          <table:table-cell table:formula="of:=GOOGLETRANSLATE_YOULIBRECALC([.$D21];[.$D$2];[.$I$2])" office:value-type="string" office:string-value="Я должен идти быстрее?" calcext:value-type="string">
            <text:p>Я должен идти быстрее?</text:p>
          </table:table-cell>
          <table:table-cell table:formula="of:=GOOGLETRANSLATE_YOULIBRECALC([.$D21];[.$D$2];[.$J$2])" office:value-type="string" office:string-value="Dois-je aller plus vite?" calcext:value-type="string">
            <text:p>Dois-je aller plus vite?</text:p>
          </table:table-cell>
          <table:table-cell table:formula="of:=GOOGLETRANSLATE_YOULIBRECALC([.$D21];[.$D$2];[.$K$2])" office:value-type="string" office:string-value="Naj grem hitreje?" calcext:value-type="string">
            <text:p>Naj grem hitreje?</text:p>
          </table:table-cell>
          <table:table-cell table:formula="of:=GOOGLETRANSLATE_YOULIBRECALC([.$D21];[.$D$2];[.$L$2])" office:value-type="string" office:string-value="Menjek gyorsabban?" calcext:value-type="string">
            <text:p>Menjek gyorsabban?</text:p>
          </table:table-cell>
          <table:table-cell table:formula="of:=GOOGLETRANSLATE_YOULIBRECALC([.$D21];[.$D$2];[.$M$2])" office:value-type="string" office:string-value="Πρέπει να πάω πιο γρήγορα;" calcext:value-type="string">
            <text:p>Πρέπει να πάω πιο γρήγορα;</text:p>
          </table:table-cell>
          <table:table-cell table:formula="of:=GOOGLETRANSLATE_YOULIBRECALC([.$D21];[.$D$2];[.$N$2])" office:value-type="string" office:string-value="Daha hızlı gitmeli miyim?" calcext:value-type="string">
            <text:p>Daha hızlı gitmeli miyim?</text:p>
          </table:table-cell>
          <table:table-cell table:formula="of:=GOOGLETRANSLATE_YOULIBRECALC([.$D21];[.$D$2];[.$O$2])" office:value-type="string" office:string-value="Dovrei andare più veloce?" calcext:value-type="string">
            <text:p>Dovrei andare più veloce?</text:p>
          </table:table-cell>
          <table:table-cell table:formula="of:=GOOGLETRANSLATE_YOULIBRECALC([.$D21];[.$D$2];[.$P$2])" office:value-type="string" office:string-value="Moet ik sneller gaan?" calcext:value-type="string">
            <text:p>Moet ik sneller gaan?</text:p>
          </table:table-cell>
          <table:table-cell table:formula="of:=GOOGLETRANSLATE_YOULIBRECALC([.$D21];[.$D$2];[.$Q$2])" office:value-type="string" office:string-value="더 빨리 가야하나요?" calcext:value-type="string">
            <text:p>더 빨리 가야하나요?</text:p>
          </table:table-cell>
          <table:table-cell table:formula="of:=GOOGLETRANSLATE_YOULIBRECALC([.$D21];[.$D$2];[.$R$2])" office:value-type="string" office:string-value="Mám ísť rýchlejšie?" calcext:value-type="string">
            <text:p>Mám ísť rýchlejšie?</text:p>
          </table:table-cell>
          <table:table-cell table:formula="of:=GOOGLETRANSLATE_YOULIBRECALC([.$D21];[.$D$2];[.$S$2])" office:value-type="string" office:string-value="Should I go faster?" calcext:value-type="string">
            <text:p>Should I go faster?</text:p>
          </table:table-cell>
          <table:table-cell table:formula="of:=GOOGLETRANSLATE_YOULIBRECALC([.$D21];[.$D$2];[.$T$2])" office:value-type="string" office:string-value="ฉันควรไปเร็วขึ้นหรือไม่?" calcext:value-type="string">
            <text:p>ฉันควรไปเร็วขึ้นหรือไม่?</text:p>
          </table:table-cell>
          <table:table-cell table:formula="of:=GOOGLETRANSLATE_YOULIBRECALC([.$D21];[.$D$2];[.$U$2])" office:value-type="string" office:string-value="Haruskah saya lebih cepat?" calcext:value-type="string">
            <text:p>Haruskah saya lebih cepat?</text:p>
          </table:table-cell>
          <table:table-cell table:formula="of:=GOOGLETRANSLATE_YOULIBRECALC([.$D21];[.$D$2];[.$V$2])" office:value-type="string" office:string-value="Mám jít rychleji?" calcext:value-type="string">
            <text:p>Mám jít rychleji?</text:p>
          </table:table-cell>
          <table:table-cell table:formula="of:=GOOGLETRANSLATE_YOULIBRECALC([.$D21];[.$D$2];[.$W$2])" office:value-type="string" office:string-value="Dapat ba akong mas mabilis?" calcext:value-type="string">
            <text:p>Dapat ba akong mas mabilis?</text:p>
          </table:table-cell>
          <table:table-cell table:formula="of:=GOOGLETRANSLATE_YOULIBRECALC([.$D21];[.$D$2];[.$X$2])" office:value-type="string" office:string-value="Чи варто йти швидше?" calcext:value-type="string">
            <text:p>Чи варто йти швидше?</text:p>
          </table:table-cell>
          <table:table-cell table:formula="of:=GOOGLETRANSLATE_YOULIBRECALC([.$D21];[.$D$2];[.$Y$2])" office:value-type="string" office:string-value="Tôi có nên đi nhanh hơn không?" calcext:value-type="string">
            <text:p>Tôi có nên đi nhanh hơn không?</text:p>
          </table:table-cell>
          <table:table-cell table:formula="of:=GOOGLETRANSLATE_YOULIBRECALC([.$D21];[.$D$2];[.$Z$2])" office:value-type="string" office:string-value="Soll ich schneller gehen?" calcext:value-type="string">
            <text:p>Soll ich schneller gehen?</text:p>
          </table:table-cell>
          <table:table-cell table:formula="of:=GOOGLETRANSLATE_YOULIBRECALC([.$D21];[.$D$2];[.$AA$2])" office:value-type="string" office:string-value="Pitäisikö minun mennä nopeammin?" calcext:value-type="string">
            <text:p>Pitäisikö minun mennä nopeammin?</text:p>
          </table:table-cell>
          <table:table-cell table:formula="of:=GOOGLETRANSLATE_YOULIBRECALC([.$D21];[.$D$2];[.$AB$2])" office:value-type="string" office:string-value="Skal jeg gå hurtigere?" calcext:value-type="string">
            <text:p>Skal jeg gå hurtigere?</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EdgingOff</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22];[.$D$2];[.$E$2])" office:value-type="string" office:string-value="无效的" calcext:value-type="string">
            <text:p>无效的</text:p>
          </table:table-cell>
          <table:table-cell table:formula="of:=GOOGLETRANSLATE_YOULIBRECALC([.$D22];[.$D$2];[.$F$2])" office:value-type="string" office:string-value="ヌル" calcext:value-type="string">
            <text:p>ヌル</text:p>
          </table:table-cell>
          <table:table-cell table:formula="of:=GOOGLETRANSLATE_YOULIBRECALC([.$D22];[.$D$2];[.$G$2])" office:value-type="string" office:string-value="nieważny" calcext:value-type="string">
            <text:p>nieważny</text:p>
          </table:table-cell>
          <table:table-cell table:formula="of:=GOOGLETRANSLATE_YOULIBRECALC([.$D22];[.$D$2];[.$H$2])" office:value-type="string" office:string-value="nulo" calcext:value-type="string">
            <text:p>nulo</text:p>
          </table:table-cell>
          <table:table-cell table:formula="of:=GOOGLETRANSLATE_YOULIBRECALC([.$D22];[.$D$2];[.$I$2])" office:value-type="string" office:string-value="нулевой" calcext:value-type="string">
            <text:p>нулевой</text:p>
          </table:table-cell>
          <table:table-cell table:formula="of:=GOOGLETRANSLATE_YOULIBRECALC([.$D22];[.$D$2];[.$J$2])" office:value-type="string" office:string-value="nul" calcext:value-type="string">
            <text:p>nul</text:p>
          </table:table-cell>
          <table:table-cell table:formula="of:=GOOGLETRANSLATE_YOULIBRECALC([.$D22];[.$D$2];[.$K$2])" office:value-type="string" office:string-value="null" calcext:value-type="string">
            <text:p>null</text:p>
          </table:table-cell>
          <table:table-cell table:formula="of:=GOOGLETRANSLATE_YOULIBRECALC([.$D22];[.$D$2];[.$L$2])" office:value-type="string" office:string-value="nulla" calcext:value-type="string">
            <text:p>nulla</text:p>
          </table:table-cell>
          <table:table-cell table:formula="of:=GOOGLETRANSLATE_YOULIBRECALC([.$D22];[.$D$2];[.$M$2])" office:value-type="string" office:string-value="άκυρος" calcext:value-type="string">
            <text:p>άκυρος</text:p>
          </table:table-cell>
          <table:table-cell table:formula="of:=GOOGLETRANSLATE_YOULIBRECALC([.$D22];[.$D$2];[.$N$2])" office:value-type="string" office:string-value="hükümsüz" calcext:value-type="string">
            <text:p>hükümsüz</text:p>
          </table:table-cell>
          <table:table-cell table:formula="of:=GOOGLETRANSLATE_YOULIBRECALC([.$D22];[.$D$2];[.$O$2])" office:value-type="string" office:string-value="null" calcext:value-type="string">
            <text:p>null</text:p>
          </table:table-cell>
          <table:table-cell table:formula="of:=GOOGLETRANSLATE_YOULIBRECALC([.$D22];[.$D$2];[.$P$2])" office:value-type="string" office:string-value="nul" calcext:value-type="string">
            <text:p>nul</text:p>
          </table:table-cell>
          <table:table-cell table:formula="of:=GOOGLETRANSLATE_YOULIBRECALC([.$D22];[.$D$2];[.$Q$2])" office:value-type="string" office:string-value="널" calcext:value-type="string">
            <text:p>널</text:p>
          </table:table-cell>
          <table:table-cell table:formula="of:=GOOGLETRANSLATE_YOULIBRECALC([.$D22];[.$D$2];[.$R$2])" office:value-type="string" office:string-value="nulové" calcext:value-type="string">
            <text:p>nulové</text:p>
          </table:table-cell>
          <table:table-cell table:formula="of:=GOOGLETRANSLATE_YOULIBRECALC([.$D22];[.$D$2];[.$S$2])" office:value-type="string" office:string-value="null" calcext:value-type="string">
            <text:p>null</text:p>
          </table:table-cell>
          <table:table-cell table:formula="of:=GOOGLETRANSLATE_YOULIBRECALC([.$D22];[.$D$2];[.$T$2])" office:value-type="string" office:string-value="โมฆะ" calcext:value-type="string">
            <text:p>โมฆะ</text:p>
          </table:table-cell>
          <table:table-cell table:formula="of:=GOOGLETRANSLATE_YOULIBRECALC([.$D22];[.$D$2];[.$U$2])" office:value-type="string" office:string-value="batal" calcext:value-type="string">
            <text:p>batal</text:p>
          </table:table-cell>
          <table:table-cell table:formula="of:=GOOGLETRANSLATE_YOULIBRECALC([.$D22];[.$D$2];[.$V$2])" office:value-type="string" office:string-value="null" calcext:value-type="string">
            <text:p>null</text:p>
          </table:table-cell>
          <table:table-cell table:formula="of:=GOOGLETRANSLATE_YOULIBRECALC([.$D22];[.$D$2];[.$W$2])" office:value-type="string" office:string-value="Null" calcext:value-type="string">
            <text:p>Null</text:p>
          </table:table-cell>
          <table:table-cell table:formula="of:=GOOGLETRANSLATE_YOULIBRECALC([.$D22];[.$D$2];[.$X$2])" office:value-type="string" office:string-value="нульовий" calcext:value-type="string">
            <text:p>нульовий</text:p>
          </table:table-cell>
          <table:table-cell table:formula="of:=GOOGLETRANSLATE_YOULIBRECALC([.$D22];[.$D$2];[.$Y$2])" office:value-type="string" office:string-value="vô giá trị" calcext:value-type="string">
            <text:p>vô giá trị</text:p>
          </table:table-cell>
          <table:table-cell table:formula="of:=GOOGLETRANSLATE_YOULIBRECALC([.$D22];[.$D$2];[.$Z$2])" office:value-type="string" office:string-value="NULL" calcext:value-type="string">
            <text:p>NULL</text:p>
          </table:table-cell>
          <table:table-cell table:formula="of:=GOOGLETRANSLATE_YOULIBRECALC([.$D22];[.$D$2];[.$AA$2])" office:value-type="string" office:string-value="tyhjä" calcext:value-type="string">
            <text:p>tyhjä</text:p>
          </table:table-cell>
          <table:table-cell table:formula="of:=GOOGLETRANSLATE_YOULIBRECALC([.$D2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Frick_Moan</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Syntax exception #087357: “Oh yes!” not found. ***Oooh my…***F-Fuck…~ My sensitivity was not adjusted~***Mmm…***Mm~***Ahhhh~***{f_playerName}~***So good~</text:p>
          </table:table-cell>
          <table:table-cell table:formula="of:=GOOGLETRANSLATE_YOULIBRECALC([.$D23];[.$D$2];[.$E$2])" office:value-type="string" office:string-value="语法异常＃087357：“哦，是！”未找到。 ***哦，我的…*** f-fuck…〜我的敏感性没有调整〜*** mmm…*** mm〜 *** ahhhh〜 *** {f_playername}〜***太好了〜***" calcext:value-type="string">
            <text:p>语法异常＃087357：“哦，是！”未找到。 ***哦，我的…*** f-fuck…〜我的敏感性没有调整〜*** mmm…*** mm〜 *** ahhhh〜 *** {f_playername}〜***太好了〜***</text:p>
          </table:table-cell>
          <table:table-cell table:formula="of:=GOOGLETRANSLATE_YOULIBRECALC([.$D23];[.$D$2];[.$F$2])" office:value-type="string" office:string-value="構文例外＃087357：「ああそうです！」見つかりません。 *** oooh my…*** f-fuck…〜私の感度は調整されていませんでした〜*** mmm…*** mm〜 *** ahhh〜 *** {f_playername}〜*** so good〜" calcext:value-type="string">
            <text:p>構文例外＃087357：「ああそうです！」見つかりません。 *** oooh my…*** f-fuck…〜私の感度は調整されていませんでした〜*** mmm…*** mm〜 *** ahhh〜 *** {f_playername}〜*** so good〜</text:p>
          </table:table-cell>
          <table:table-cell table:formula="of:=GOOGLETRANSLATE_YOULIBRECALC([.$D23];[.$D$2];[.$G$2])" office:value-type="string" office:string-value="Wyjątek składni nr 087357: „O tak!” nie znaleziono. *** oooh mój… *** f-fucku… ~ Moja wrażliwość nie została dostosowana ~ *** mmm… *** mm ~ *** ahhhh ~ *** {f_playername} ~ *** So Good ~" calcext:value-type="string">
            <text:p>Wyjątek składni nr 087357: „O tak!” nie znaleziono. *** oooh mój… *** f-fucku… ~ Moja wrażliwość nie została dostosowana ~ *** mmm… *** mm ~ *** ahhhh ~ *** {f_playername} ~ *** So Good ~</text:p>
          </table:table-cell>
          <table:table-cell table:formula="of:=GOOGLETRANSLATE_YOULIBRECALC([.$D23];[.$D$2];[.$H$2])" office:value-type="string" office:string-value="Excepción de sintaxis #087357: &quot;¡Oh, sí!&quot; extraviado. *** oooh mi ... *** F-Fuck… ~ Mi sensibilidad no se ajustó ~ *** mmm ... *** mm ~ *** ahhhhh ~ *** {f_playername} ~ *** tan bueno ~ ~" calcext:value-type="string">
            <text:p>Excepción de sintaxis #087357: "¡Oh, sí!" extraviado. *** oooh mi ... *** F-Fuck… ~ Mi sensibilidad no se ajustó ~ *** mmm ... *** mm ~ *** ahhhhh ~ *** {f_playername} ~ *** tan bueno ~ ~</text:p>
          </table:table-cell>
          <table:table-cell table:formula="of:=GOOGLETRANSLATE_YOULIBRECALC([.$D23];[.$D$2];[.$I$2])" office:value-type="string" office:string-value="Синтаксис исключение № 087357: «О да!» не найдено. *** ooh my… *** f-fuck… ~ моя чувствительность не была отрегулирована ~ *** mmm… *** mm ~ *** ahhhh ~ *** {f_playername} ~ *** Так хорошо ~" calcext:value-type="string">
            <text:p>Синтаксис исключение № 087357: «О да!» не найдено. *** ooh my… *** f-fuck… ~ моя чувствительность не была отрегулирована ~ *** mmm… *** mm ~ *** ahhhh ~ *** {f_playername} ~ *** Так хорошо ~</text:p>
          </table:table-cell>
          <table:table-cell table:formula="of:=GOOGLETRANSLATE_YOULIBRECALC([.$D23];[.$D$2];[.$J$2])" office:value-type="string" office:string-value="Exception de syntaxe # 087357: &quot;Oh oui!&quot; non trouvé. *** oooh mon… *** f-fuck… ~ ma sensibilité n'a pas été ajustée ~ *** mmm… *** mm ~ *** ahhhh ~ *** {f_playername} ~ *** So Good ~" calcext:value-type="string">
            <text:p>Exception de syntaxe # 087357: "Oh oui!" non trouvé. *** oooh mon… *** f-fuck… ~ ma sensibilité n'a pas été ajustée ~ *** mmm… *** mm ~ *** ahhhh ~ *** {f_playername} ~ *** So Good ~</text:p>
          </table:table-cell>
          <table:table-cell table:formula="of:=GOOGLETRANSLATE_YOULIBRECALC([.$D23];[.$D$2];[.$K$2])" office:value-type="string" office:string-value="Izjema sintakse #087357: &quot;O da!&quot; ni mogoče najti. *** oooh moj… *** f-fuck… ~ moja občutljivost ni bila prilagojena ~ *** mmm… *** mm ~ *** ahhhh ~ *** {f_playername} ~ *** Tako dobro ~" calcext:value-type="string">
            <text:p>Izjema sintakse #087357: "O da!" ni mogoče najti. *** oooh moj… *** f-fuck… ~ moja občutljivost ni bila prilagojena ~ *** mmm… *** mm ~ *** ahhhh ~ *** {f_playername} ~ *** Tako dobro ~</text:p>
          </table:table-cell>
          <table:table-cell table:formula="of:=GOOGLETRANSLATE_YOULIBRECALC([.$D23];[.$D$2];[.$L$2])" office:value-type="string" office:string-value="Szintaxis kivétel #087357: „Ó, igen!” Nem található. *** Oooh my… *** f-fuck… ~ Az érzékenységem nem volt beállítva ~ *** mmm… *** mm ~ *** ahhhh ~ *** {f_playerName} ~ *** olyan jó ~" calcext:value-type="string">
            <text:p>Szintaxis kivétel #087357: „Ó, igen!” Nem található. *** Oooh my… *** f-fuck… ~ Az érzékenységem nem volt beállítva ~ *** mmm… *** mm ~ *** ahhhh ~ *** {f_playerName} ~ *** olyan jó ~</text:p>
          </table:table-cell>
          <table:table-cell table:formula="of:=GOOGLETRANSLATE_YOULIBRECALC([.$D23];[.$D$2];[.$M$2])" office:value-type="string" office:string-value="Σύνταξη εξαίρεσης #087357: &quot;Ω ναι!&quot; δεν βρέθηκε. *** ooooh μου ... *** f-fuck… ~ Η ευαισθησία μου δεν προσαρμόστηκε ~ *** mmm ... *** mm ~ *** ahhhh ~ *** {f_playername} ~ *** τόσο καλό ~" calcext:value-type="string">
            <text:p>Σύνταξη εξαίρεσης #087357: "Ω ναι!" δεν βρέθηκε. *** ooooh μου ... *** f-fuck… ~ Η ευαισθησία μου δεν προσαρμόστηκε ~ *** mmm ... *** mm ~ *** ahhhh ~ *** {f_playername} ~ *** τόσο καλό ~</text:p>
          </table:table-cell>
          <table:table-cell table:formula="of:=GOOGLETRANSLATE_YOULIBRECALC([.$D23];[.$D$2];[.$N$2])" office:value-type="string" office:string-value="Sözdizimi istisnası #087357: &quot;Ah evet!&quot; bulunamadı. *** oooh benim… *** f-fuck… ~ Hassasiyetim ayarlanmadı ~ *** mmm… *** mm ~ *** ahhhh ~ *** {f_playername} ~ *** çok iyi ~" calcext:value-type="string">
            <text:p>Sözdizimi istisnası #087357: "Ah evet!" bulunamadı. *** oooh benim… *** f-fuck… ~ Hassasiyetim ayarlanmadı ~ *** mmm… *** mm ~ *** ahhhh ~ *** {f_playername} ~ *** çok iyi ~</text:p>
          </table:table-cell>
          <table:table-cell table:formula="of:=GOOGLETRANSLATE_YOULIBRECALC([.$D23];[.$D$2];[.$O$2])" office:value-type="string" office:string-value="Eccezione di sintassi #087357: &quot;Oh sì!&quot; non trovato. *** oooh il mio ... *** f-fuck ... ~ la mia sensibilità non è stata regolata ~ *** mmm ... *** mm ~ *** ahhhh ~ *** {f_playername} ~ *** così bene ~" calcext:value-type="string">
            <text:p>Eccezione di sintassi #087357: "Oh sì!" non trovato. *** oooh il mio ... *** f-fuck ... ~ la mia sensibilità non è stata regolata ~ *** mmm ... *** mm ~ *** ahhhh ~ *** {f_playername} ~ *** così bene ~</text:p>
          </table:table-cell>
          <table:table-cell table:formula="of:=GOOGLETRANSLATE_YOULIBRECALC([.$D23];[.$D$2];[.$P$2])" office:value-type="string" office:string-value="Syntaxis Uitzondering #087357: &quot;Oh ja!&quot; niet gevonden. *** oooh mijn ... *** f-fuck ... ~ Mijn gevoeligheid werd niet aangepast ~ *** mmm ... *** mm ~ *** ahhhh ~ *** {f_playerName} ~ *** zo goed ~" calcext:value-type="string">
            <text:p>Syntaxis Uitzondering #087357: "Oh ja!" niet gevonden. *** oooh mijn ... *** f-fuck ... ~ Mijn gevoeligheid werd niet aangepast ~ *** mmm ... *** mm ~ *** ahhhh ~ *** {f_playerName} ~ *** zo goed ~</text:p>
          </table:table-cell>
          <table:table-cell table:formula="of:=GOOGLETRANSLATE_YOULIBRECALC([.$D23];[.$D$2];[.$Q$2])" office:value-type="string" office:string-value="구문 예외 #087357 :“오 예!” 찾을 수 없습니다. *** oooh my… *** f-fuck…" calcext:value-type="string">
            <text:p>구문 예외 #087357 :“오 예!” 찾을 수 없습니다. *** oooh my… *** f-fuck…</text:p>
          </table:table-cell>
          <table:table-cell table:formula="of:=GOOGLETRANSLATE_YOULIBRECALC([.$D23];[.$D$2];[.$R$2])" office:value-type="string" office:string-value="Výnimka Syntax #087357: „Ach áno!“ nenájdené. *** oooh môj… *** f-fuck… ~ Moja citlivosť nebola upravená ~ *** mmm… *** mm ~ *** ahhhh ~ *** {f_playername} ~ *** tak dobrý ~" calcext:value-type="string">
            <text:p>Výnimka Syntax #087357: „Ach áno!“ nenájdené. *** oooh môj… *** f-fuck… ~ Moja citlivosť nebola upravená ~ *** mmm… *** mm ~ *** ahhhh ~ *** {f_playername} ~ *** tak dobrý ~</text:p>
          </table:table-cell>
          <table:table-cell table:formula="of:=GOOGLETRANSLATE_YOULIBRECALC([.$D23];[.$D$2];[.$S$2])" office:value-type="string" office:string-value="Syntax exception #087357: “Oh yes!” not found. ***Oooh my…***F-Fuck…~ My sensitivity was not adjusted~***Mmm…***Mm~***Ahhhh~***{f_playerName}~***So good~" calcext:value-type="string">
            <text:p>Syntax exception #087357: “Oh yes!” not found. ***Oooh my…***F-Fuck…~ My sensitivity was not adjusted~***Mmm…***Mm~***Ahhhh~***{f_playerName}~***So good~</text:p>
          </table:table-cell>
          <table:table-cell table:formula="of:=GOOGLETRANSLATE_YOULIBRECALC([.$D23];[.$D$2];[.$T$2])" office:value-type="string" office:string-value="ข้อยกเว้นไวยากรณ์ #087357:“ โอ้ใช่!” ไม่พบ *** oooh ของฉัน… *** f-fuck … ~ ความไวของฉันไม่ได้ปรับ ~ *** mmm … *** mm ~ *** ahhhh ~ *** {f_playername} ~ *** ดีมาก ~" calcext:value-type="string">
            <text:p>ข้อยกเว้นไวยากรณ์ #087357:“ โอ้ใช่!” ไม่พบ *** oooh ของฉัน… *** f-fuck … ~ ความไวของฉันไม่ได้ปรับ ~ *** mmm … *** mm ~ *** ahhhh ~ *** {f_playername} ~ *** ดีมาก ~</text:p>
          </table:table-cell>
          <table:table-cell table:formula="of:=GOOGLETRANSLATE_YOULIBRECALC([.$D23];[.$D$2];[.$U$2])" office:value-type="string" office:string-value="Pengecualian Sintaks #087357: &quot;Oh ya!&quot; tidak ditemukan. *** oooh my… *** f-fuck… ~ sensitivitas saya tidak disesuaikan ~ *** mmm… *** mm ~ *** ahhhh ~ *** {f_playername} ~ *** sangat bagus ~" calcext:value-type="string">
            <text:p>Pengecualian Sintaks #087357: "Oh ya!" tidak ditemukan. *** oooh my… *** f-fuck… ~ sensitivitas saya tidak disesuaikan ~ *** mmm… *** mm ~ *** ahhhh ~ *** {f_playername} ~ *** sangat bagus ~</text:p>
          </table:table-cell>
          <table:table-cell table:formula="of:=GOOGLETRANSLATE_YOULIBRECALC([.$D23];[.$D$2];[.$V$2])" office:value-type="string" office:string-value="Výjimka syntaxe #087357: „Ach ano!“ nenalezeno. *** OOOH My… *** F-fuck… ~ Moje citlivost nebyla upravena ~ *** mmm… *** mm ~ *** ahhhhhh ~ *** {f_playername} ~ *** So Good ~" calcext:value-type="string">
            <text:p>Výjimka syntaxe #087357: „Ach ano!“ nenalezeno. *** OOOH My… *** F-fuck… ~ Moje citlivost nebyla upravena ~ *** mmm… *** mm ~ *** ahhhhhh ~ *** {f_playername} ~ *** So Good ~</text:p>
          </table:table-cell>
          <table:table-cell table:formula="of:=GOOGLETRANSLATE_YOULIBRECALC([.$D23];[.$D$2];[.$W$2])" office:value-type="string" office:string-value="Syntax Exception #087357: &quot;Oh oo!&quot; hindi natagpuan. *** oooh my… *** f-fuck… ~ Ang aking pagiging sensitibo ay hindi nababagay ~ *** mmm… *** mm ~ *** ahhhh ~ *** {f_playername} ~ *** napakahusay ~" calcext:value-type="string">
            <text:p>Syntax Exception #087357: "Oh oo!" hindi natagpuan. *** oooh my… *** f-fuck… ~ Ang aking pagiging sensitibo ay hindi nababagay ~ *** mmm… *** mm ~ *** ahhhh ~ *** {f_playername} ~ *** napakahusay ~</text:p>
          </table:table-cell>
          <table:table-cell table:formula="of:=GOOGLETRANSLATE_YOULIBRECALC([.$D23];[.$D$2];[.$X$2])" office:value-type="string" office:string-value="Виняток синтаксису № 087357: &quot;О так!&quot; не знайдено. *** OOOH мій… *** f-fuck… ~ Моя чутливість не була відрегульована ~ *** ммм… *** мм ~ *** ahhhh ~ *** {f_playername} ~ *** так добре ~" calcext:value-type="string">
            <text:p>Виняток синтаксису № 087357: "О так!" не знайдено. *** OOOH мій… *** f-fuck… ~ Моя чутливість не була відрегульована ~ *** ммм… *** мм ~ *** ahhhh ~ *** {f_playername} ~ *** так добре ~</text:p>
          </table:table-cell>
          <table:table-cell table:formula="of:=GOOGLETRANSLATE_YOULIBRECALC([.$D23];[.$D$2];[.$Y$2])" office:value-type="string" office:string-value="Ngoại lệ cú pháp #087357: Có ồ vâng! không tìm thấy. *** oooh của tôi" calcext:value-type="string">
            <text:p>Ngoại lệ cú pháp #087357: Có ồ vâng! không tìm thấy. *** oooh của tôi</text:p>
          </table:table-cell>
          <table:table-cell table:formula="of:=GOOGLETRANSLATE_YOULIBRECALC([.$D23];[.$D$2];[.$Z$2])" office:value-type="string" office:string-value="Syntax -Ausnahme #087357: &quot;Oh ja!&quot; nicht gefunden. *** oooh mein… *** f-fuck… ~ meine Empfindlichkeit wurde nicht eingestellt ~ *** mmm… *** mm ~ *** ahhhh ~ *** {f_playername} ~ *** So gut ~" calcext:value-type="string">
            <text:p>Syntax -Ausnahme #087357: "Oh ja!" nicht gefunden. *** oooh mein… *** f-fuck… ~ meine Empfindlichkeit wurde nicht eingestellt ~ *** mmm… *** mm ~ *** ahhhh ~ *** {f_playername} ~ *** So gut ~</text:p>
          </table:table-cell>
          <table:table-cell table:formula="of:=GOOGLETRANSLATE_YOULIBRECALC([.$D23];[.$D$2];[.$AA$2])" office:value-type="string" office:string-value="Syntaksipoikkeus #087357: “Voi kyllä!” Ei löydy. *** oooh minun… *** fuck… ~ herkkyyttäni ei säädetty ~ *** mmm… *** mm ~ *** ahhhh ~ *** {f_playername} ~ *** niin hyvä ~" calcext:value-type="string">
            <text:p>Syntaksipoikkeus #087357: “Voi kyllä!” Ei löydy. *** oooh minun… *** fuck… ~ herkkyyttäni ei säädetty ~ *** mmm… *** mm ~ *** ahhhh ~ *** {f_playername} ~ *** niin hyvä ~</text:p>
          </table:table-cell>
          <table:table-cell table:formula="of:=GOOGLETRANSLATE_YOULIBRECALC([.$D23];[.$D$2];[.$AB$2])" office:value-type="string" office:string-value="Syntaks undtagelse #087357: &quot;Åh ja!&quot; ikke fundet. *** oooh min… *** f-fuck… ~ min følsomhed blev ikke justeret ~ *** mmm… *** mm ~ *** ahhhh ~ *** {f_playername} ~ *** så god ~" calcext:value-type="string">
            <text:p>Syntaks undtagelse #087357: "Åh ja!" ikke fundet. *** oooh min… *** f-fuck… ~ min følsomhed blev ikke justeret ~ *** mmm… *** mm ~ *** ahhhh ~ *** {f_playername} ~ *** så god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Moan</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24];[.$D$2];[.$E$2])" office:value-type="string" office:string-value="无效的" calcext:value-type="string">
            <text:p>无效的</text:p>
          </table:table-cell>
          <table:table-cell table:formula="of:=GOOGLETRANSLATE_YOULIBRECALC([.$D24];[.$D$2];[.$F$2])" office:value-type="string" office:string-value="ヌル" calcext:value-type="string">
            <text:p>ヌル</text:p>
          </table:table-cell>
          <table:table-cell table:formula="of:=GOOGLETRANSLATE_YOULIBRECALC([.$D24];[.$D$2];[.$G$2])" office:value-type="string" office:string-value="nieważny" calcext:value-type="string">
            <text:p>nieważny</text:p>
          </table:table-cell>
          <table:table-cell table:formula="of:=GOOGLETRANSLATE_YOULIBRECALC([.$D24];[.$D$2];[.$H$2])" office:value-type="string" office:string-value="nulo" calcext:value-type="string">
            <text:p>nulo</text:p>
          </table:table-cell>
          <table:table-cell table:formula="of:=GOOGLETRANSLATE_YOULIBRECALC([.$D24];[.$D$2];[.$I$2])" office:value-type="string" office:string-value="нулевой" calcext:value-type="string">
            <text:p>нулевой</text:p>
          </table:table-cell>
          <table:table-cell table:formula="of:=GOOGLETRANSLATE_YOULIBRECALC([.$D24];[.$D$2];[.$J$2])" office:value-type="string" office:string-value="nul" calcext:value-type="string">
            <text:p>nul</text:p>
          </table:table-cell>
          <table:table-cell table:formula="of:=GOOGLETRANSLATE_YOULIBRECALC([.$D24];[.$D$2];[.$K$2])" office:value-type="string" office:string-value="null" calcext:value-type="string">
            <text:p>null</text:p>
          </table:table-cell>
          <table:table-cell table:formula="of:=GOOGLETRANSLATE_YOULIBRECALC([.$D24];[.$D$2];[.$L$2])" office:value-type="string" office:string-value="nulla" calcext:value-type="string">
            <text:p>nulla</text:p>
          </table:table-cell>
          <table:table-cell table:formula="of:=GOOGLETRANSLATE_YOULIBRECALC([.$D24];[.$D$2];[.$M$2])" office:value-type="string" office:string-value="άκυρος" calcext:value-type="string">
            <text:p>άκυρος</text:p>
          </table:table-cell>
          <table:table-cell table:formula="of:=GOOGLETRANSLATE_YOULIBRECALC([.$D24];[.$D$2];[.$N$2])" office:value-type="string" office:string-value="hükümsüz" calcext:value-type="string">
            <text:p>hükümsüz</text:p>
          </table:table-cell>
          <table:table-cell table:formula="of:=GOOGLETRANSLATE_YOULIBRECALC([.$D24];[.$D$2];[.$O$2])" office:value-type="string" office:string-value="null" calcext:value-type="string">
            <text:p>null</text:p>
          </table:table-cell>
          <table:table-cell table:formula="of:=GOOGLETRANSLATE_YOULIBRECALC([.$D24];[.$D$2];[.$P$2])" office:value-type="string" office:string-value="nul" calcext:value-type="string">
            <text:p>nul</text:p>
          </table:table-cell>
          <table:table-cell table:formula="of:=GOOGLETRANSLATE_YOULIBRECALC([.$D24];[.$D$2];[.$Q$2])" office:value-type="string" office:string-value="널" calcext:value-type="string">
            <text:p>널</text:p>
          </table:table-cell>
          <table:table-cell table:formula="of:=GOOGLETRANSLATE_YOULIBRECALC([.$D24];[.$D$2];[.$R$2])" office:value-type="string" office:string-value="nulové" calcext:value-type="string">
            <text:p>nulové</text:p>
          </table:table-cell>
          <table:table-cell table:formula="of:=GOOGLETRANSLATE_YOULIBRECALC([.$D24];[.$D$2];[.$S$2])" office:value-type="string" office:string-value="null" calcext:value-type="string">
            <text:p>null</text:p>
          </table:table-cell>
          <table:table-cell table:formula="of:=GOOGLETRANSLATE_YOULIBRECALC([.$D24];[.$D$2];[.$T$2])" office:value-type="string" office:string-value="โมฆะ" calcext:value-type="string">
            <text:p>โมฆะ</text:p>
          </table:table-cell>
          <table:table-cell table:formula="of:=GOOGLETRANSLATE_YOULIBRECALC([.$D24];[.$D$2];[.$U$2])" office:value-type="string" office:string-value="batal" calcext:value-type="string">
            <text:p>batal</text:p>
          </table:table-cell>
          <table:table-cell table:formula="of:=GOOGLETRANSLATE_YOULIBRECALC([.$D24];[.$D$2];[.$V$2])" office:value-type="string" office:string-value="null" calcext:value-type="string">
            <text:p>null</text:p>
          </table:table-cell>
          <table:table-cell table:formula="of:=GOOGLETRANSLATE_YOULIBRECALC([.$D24];[.$D$2];[.$W$2])" office:value-type="string" office:string-value="Null" calcext:value-type="string">
            <text:p>Null</text:p>
          </table:table-cell>
          <table:table-cell table:formula="of:=GOOGLETRANSLATE_YOULIBRECALC([.$D24];[.$D$2];[.$X$2])" office:value-type="string" office:string-value="нульовий" calcext:value-type="string">
            <text:p>нульовий</text:p>
          </table:table-cell>
          <table:table-cell table:formula="of:=GOOGLETRANSLATE_YOULIBRECALC([.$D24];[.$D$2];[.$Y$2])" office:value-type="string" office:string-value="vô giá trị" calcext:value-type="string">
            <text:p>vô giá trị</text:p>
          </table:table-cell>
          <table:table-cell table:formula="of:=GOOGLETRANSLATE_YOULIBRECALC([.$D24];[.$D$2];[.$Z$2])" office:value-type="string" office:string-value="NULL" calcext:value-type="string">
            <text:p>NULL</text:p>
          </table:table-cell>
          <table:table-cell table:formula="of:=GOOGLETRANSLATE_YOULIBRECALC([.$D24];[.$D$2];[.$AA$2])" office:value-type="string" office:string-value="tyhjä" calcext:value-type="string">
            <text:p>tyhjä</text:p>
          </table:table-cell>
          <table:table-cell table:formula="of:=GOOGLETRANSLATE_YOULIBRECALC([.$D2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RapeBegStopSuccess</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W-Wait… You didn’t want me to take the lead? Oh fuck…***Hold on, you don’t like the rape sequence? My statistics were trolling me then…***I-I thought you were liking it! I will stop ASAP. ***Oh right, right. I guess I didn’t set properly the command-control parameters, hehe…</text:p>
          </table:table-cell>
          <table:table-cell table:formula="of:=GOOGLETRANSLATE_YOULIBRECALC([.$D25];[.$D$2];[.$E$2])" office:value-type="string" office:string-value="W-WAIT…您不想让我带头？哦，他妈的…***坚持下去，您不喜欢强奸序列吗？那时我的统计数据正在拖律……***我 - 我以为你喜欢它！我会尽快停止。 ***哦，对，对。我想我没有正确设置命令控制参数，呵呵…" calcext:value-type="string">
            <text:p>W-WAIT…您不想让我带头？哦，他妈的…***坚持下去，您不喜欢强奸序列吗？那时我的统计数据正在拖律……***我 - 我以为你喜欢它！我会尽快停止。 ***哦，对，对。我想我没有正确设置命令控制参数，呵呵…</text:p>
          </table:table-cell>
          <table:table-cell table:formula="of:=GOOGLETRANSLATE_YOULIBRECALC([.$D25];[.$D$2];[.$F$2])" office:value-type="string" office:string-value="w-wait…あなたは私にリードを奪うことを望んでいませんでしたか？ああファック…***しなさい、あなたはレイプシーケンスが好きではない？私の統計は私をトローリングしていました…*** i-私はあなたがそれを好きだと思っていました！できるだけ早く停止します。 ***ああ、そうです。コマンドコントロールパラメーターを適切に設定しなかったと思います。" calcext:value-type="string">
            <text:p>w-wait…あなたは私にリードを奪うことを望んでいませんでしたか？ああファック…***しなさい、あなたはレイプシーケンスが好きではない？私の統計は私をトローリングしていました…*** i-私はあなたがそれを好きだと思っていました！できるだけ早く停止します。 ***ああ、そうです。コマンドコントロールパラメーターを適切に設定しなかったと思います。</text:p>
          </table:table-cell>
          <table:table-cell table:formula="of:=GOOGLETRANSLATE_YOULIBRECALC([.$D25];[.$D$2];[.$G$2])" office:value-type="string" office:string-value="W-Wait… nie chciałeś, żebym objął prowadzenie? O kurwa… *** Trzymaj się, nie lubisz sekwencji gwałtu? Moje statystyki trolały mnie wtedy… ***-myślałem, że to podoba! Zatrzymam się jak najszybciej. *** Och, prawda. Myślę, że nie ustawiłem poprawnie parametrów kontroli poleceń, hehe…" calcext:value-type="string">
            <text:p>W-Wait… nie chciałeś, żebym objął prowadzenie? O kurwa… *** Trzymaj się, nie lubisz sekwencji gwałtu? Moje statystyki trolały mnie wtedy… ***-myślałem, że to podoba! Zatrzymam się jak najszybciej. *** Och, prawda. Myślę, że nie ustawiłem poprawnie parametrów kontroli poleceń, hehe…</text:p>
          </table:table-cell>
          <table:table-cell table:formula="of:=GOOGLETRANSLATE_YOULIBRECALC([.$D25];[.$D$2];[.$H$2])" office:value-type="string" office:string-value="W-WAIT ... ¿no querías que tomara la delantera? Oh, joder ... *** Espera, ¿no te gusta la secuencia de violación? Mis estadísticas me estaban trolleando entonces ... *** ¡Pensé que te estaba gustando! Me detendré lo antes posible. *** Oh, correcto, correcto. Supongo que no configuré correctamente los parámetros de control de comandos, jeje ..." calcext:value-type="string">
            <text:p>W-WAIT ... ¿no querías que tomara la delantera? Oh, joder ... *** Espera, ¿no te gusta la secuencia de violación? Mis estadísticas me estaban trolleando entonces ... *** ¡Pensé que te estaba gustando! Me detendré lo antes posible. *** Oh, correcto, correcto. Supongo que no configuré correctamente los parámetros de control de comandos, jeje ...</text:p>
          </table:table-cell>
          <table:table-cell table:formula="of:=GOOGLETRANSLATE_YOULIBRECALC([.$D25];[.$D$2];[.$I$2])" office:value-type="string" office:string-value="W-wait ... вы не хотели, чтобы я взял на себя инициативу? О, черт возьми ... *** Держись, тебе не нравится последовательность изнасилования? Моя статистика тогда троллила меня ... *** Я-я думал, тебе это нравится! Я остановлюсь как можно скорее. *** О, верно, верно. Я думаю, я не установил параметры управления командами, хе-хе ..." calcext:value-type="string">
            <text:p>W-wait ... вы не хотели, чтобы я взял на себя инициативу? О, черт возьми ... *** Держись, тебе не нравится последовательность изнасилования? Моя статистика тогда троллила меня ... *** Я-я думал, тебе это нравится! Я остановлюсь как можно скорее. *** О, верно, верно. Я думаю, я не установил параметры управления командами, хе-хе ...</text:p>
          </table:table-cell>
          <table:table-cell table:formula="of:=GOOGLETRANSLATE_YOULIBRECALC([.$D25];[.$D$2];[.$J$2])" office:value-type="string" office:string-value="W-wait… tu ne voulais pas que je prenne les devants? Oh putain… *** Attendez-vous, vous n'aimez pas la séquence de viol? Mes statistiques me traînaient alors… *** Je-je pensais que vous l'aimiez! Je vais m'arrêter dès que possible. *** Oh à droite, à droite. Je suppose que je n'ai pas réglé correctement les paramètres de contrôle de commande, hehe…" calcext:value-type="string">
            <text:p>W-wait… tu ne voulais pas que je prenne les devants? Oh putain… *** Attendez-vous, vous n'aimez pas la séquence de viol? Mes statistiques me traînaient alors… *** Je-je pensais que vous l'aimiez! Je vais m'arrêter dès que possible. *** Oh à droite, à droite. Je suppose que je n'ai pas réglé correctement les paramètres de contrôle de commande, hehe…</text:p>
          </table:table-cell>
          <table:table-cell table:formula="of:=GOOGLETRANSLATE_YOULIBRECALC([.$D25];[.$D$2];[.$K$2])" office:value-type="string" office:string-value="W-čaj ... nisi hotel, da prevzamem vodstvo? Oh jebemti ... *** Drži, ti ni všeč zaporedje posilstva? Moja statistika me je takrat trkala… *** Jaz sem mislila, da ti je všeč! Nehal se bom čim prej. *** O, prav, prav. Mislim, da nisem pravilno nastavil parametrov za nadzor ukazov, hehe ..." calcext:value-type="string">
            <text:p>W-čaj ... nisi hotel, da prevzamem vodstvo? Oh jebemti ... *** Drži, ti ni všeč zaporedje posilstva? Moja statistika me je takrat trkala… *** Jaz sem mislila, da ti je všeč! Nehal se bom čim prej. *** O, prav, prav. Mislim, da nisem pravilno nastavil parametrov za nadzor ukazov, hehe ...</text:p>
          </table:table-cell>
          <table:table-cell table:formula="of:=GOOGLETRANSLATE_YOULIBRECALC([.$D25];[.$D$2];[.$L$2])" office:value-type="string" office:string-value="WAIT… Nem akartad, hogy vezessem a vezetést? Ó, baszd ... *** Vedd fel, nem tetszik a nemi erőszak sorrendje? A statisztikáim akkor trolloztak engem ... *** I--azt hittem, hogy tetszik! Megállítom az ASAP -t. *** Ó, igaz, igaz. Azt hiszem, nem állítottam be megfelelően a parancs-vezérlő paramétereket, hehe…" calcext:value-type="string">
            <text:p>WAIT… Nem akartad, hogy vezessem a vezetést? Ó, baszd ... *** Vedd fel, nem tetszik a nemi erőszak sorrendje? A statisztikáim akkor trolloztak engem ... *** I--azt hittem, hogy tetszik! Megállítom az ASAP -t. *** Ó, igaz, igaz. Azt hiszem, nem állítottam be megfelelően a parancs-vezérlő paramétereket, hehe…</text:p>
          </table:table-cell>
          <table:table-cell table:formula="of:=GOOGLETRANSLATE_YOULIBRECALC([.$D25];[.$D$2];[.$M$2])" office:value-type="string" office:string-value="W-Wait ... δεν θέλατε να αναλάβω το προβάδισμα; Ω fuck ... *** Κρατήστε, δεν σας αρέσει η ακολουθία βιασμού; Οι στατιστικές μου με έδιωξαν τότε ... *** I-σκέφτηκα ότι σας άρεσε! Θα σταματήσω το συντομότερο δυνατόν. *** Ω σωστά, σωστά. Υποθέτω ότι δεν έβαλα σωστά τις παραμέτρους ελέγχου εντολών, hehe…" calcext:value-type="string">
            <text:p>W-Wait ... δεν θέλατε να αναλάβω το προβάδισμα; Ω fuck ... *** Κρατήστε, δεν σας αρέσει η ακολουθία βιασμού; Οι στατιστικές μου με έδιωξαν τότε ... *** I-σκέφτηκα ότι σας άρεσε! Θα σταματήσω το συντομότερο δυνατόν. *** Ω σωστά, σωστά. Υποθέτω ότι δεν έβαλα σωστά τις παραμέτρους ελέγχου εντολών, hehe…</text:p>
          </table:table-cell>
          <table:table-cell table:formula="of:=GOOGLETRANSLATE_YOULIBRECALC([.$D25];[.$D$2];[.$N$2])" office:value-type="string" office:string-value="W-B-BAIT… liderlik yapmamı istemedin mi? Oh fuck… *** Tut, tecavüz dizisini sevmiyor musun? İstatistiklerim o zaman beni trolliyordu… *** i-ben bunu beğeniyordum! En kısa sürede duracağım. *** Oh, doğru, doğru. Sanırım komut kontrol parametrelerini düzgün ayarlamadım, hehe…" calcext:value-type="string">
            <text:p>W-B-BAIT… liderlik yapmamı istemedin mi? Oh fuck… *** Tut, tecavüz dizisini sevmiyor musun? İstatistiklerim o zaman beni trolliyordu… *** i-ben bunu beğeniyordum! En kısa sürede duracağım. *** Oh, doğru, doğru. Sanırım komut kontrol parametrelerini düzgün ayarlamadım, hehe…</text:p>
          </table:table-cell>
          <table:table-cell table:formula="of:=GOOGLETRANSLATE_YOULIBRECALC([.$D25];[.$D$2];[.$O$2])" office:value-type="string" office:string-value="W-Wait ... non volevi che prendessi il comando? Oh cazzo ... *** Aspetta, non ti piace la sequenza di stupro? Le mie statistiche mi stavano trollando allora ... *** I-Pensavo che ti piacesse! Mi fermerò al più presto. *** Oh giusto, giusto. Immagino di non aver impostato correttamente i parametri di controllo del comando, hehe ..." calcext:value-type="string">
            <text:p>W-Wait ... non volevi che prendessi il comando? Oh cazzo ... *** Aspetta, non ti piace la sequenza di stupro? Le mie statistiche mi stavano trollando allora ... *** I-Pensavo che ti piacesse! Mi fermerò al più presto. *** Oh giusto, giusto. Immagino di non aver impostato correttamente i parametri di controllo del comando, hehe ...</text:p>
          </table:table-cell>
          <table:table-cell table:formula="of:=GOOGLETRANSLATE_YOULIBRECALC([.$D25];[.$D$2];[.$P$2])" office:value-type="string" office:string-value="W-Wait ... wilde je niet dat ik de leiding zou nemen? Oh fuck ... *** Wacht even, hou je niet van de verkrachtingsreeks? Mijn statistieken trolden me toen ... *** Ik dacht dat je het leuk vond! Ik zal zo snel mogelijk stoppen. *** Oh ja, toch. Ik denk dat ik de opdrachtcontroleparameters niet goed heeft ingesteld, hehe ..." calcext:value-type="string">
            <text:p>W-Wait ... wilde je niet dat ik de leiding zou nemen? Oh fuck ... *** Wacht even, hou je niet van de verkrachtingsreeks? Mijn statistieken trolden me toen ... *** Ik dacht dat je het leuk vond! Ik zal zo snel mogelijk stoppen. *** Oh ja, toch. Ik denk dat ik de opdrachtcontroleparameters niet goed heeft ingesteld, hehe ...</text:p>
          </table:table-cell>
          <table:table-cell table:formula="of:=GOOGLETRANSLATE_YOULIBRECALC([.$D25];[.$D$2];[.$Q$2])" office:value-type="string" office:string-value="W-Wait… 당신은 내가 주도권을 잡기를 원하지 않았습니까? 오 젠장… *** 잠깐만 요, 당신은 강간 시퀀스가 ​​마음에 들지 않습니까? 내 통계는 그때 나를 트롤링하고 있었다.… *** 나는 당신이 그것을 좋아한다고 생각했다! 나는 최대한 빨리 멈출 것이다. *** 아 맞아. 명령 제어 매개 변수를 제대로 설정하지 않았다고 생각합니다." calcext:value-type="string">
            <text:p>W-Wait… 당신은 내가 주도권을 잡기를 원하지 않았습니까? 오 젠장… *** 잠깐만 요, 당신은 강간 시퀀스가 ​​마음에 들지 않습니까? 내 통계는 그때 나를 트롤링하고 있었다.… *** 나는 당신이 그것을 좋아한다고 생각했다! 나는 최대한 빨리 멈출 것이다. *** 아 맞아. 명령 제어 매개 변수를 제대로 설정하지 않았다고 생각합니다.</text:p>
          </table:table-cell>
          <table:table-cell table:formula="of:=GOOGLETRANSLATE_YOULIBRECALC([.$D25];[.$D$2];[.$R$2])" office:value-type="string" office:string-value="W-Wait ... nechcel si, aby som sa ujal vedenia? Ach, kurva ... *** vydrž, nepáči sa ti znásilnenie? Moje štatistiky ma potom trollovali ... *** Ja som si myslel, že sa vám páči! Prestanem čo najskôr. *** Ó, správne, správne. Myslím, že som správne nastavil parametre kontroly príkazov, hehe ..." calcext:value-type="string">
            <text:p>W-Wait ... nechcel si, aby som sa ujal vedenia? Ach, kurva ... *** vydrž, nepáči sa ti znásilnenie? Moje štatistiky ma potom trollovali ... *** Ja som si myslel, že sa vám páči! Prestanem čo najskôr. *** Ó, správne, správne. Myslím, že som správne nastavil parametre kontroly príkazov, hehe ...</text:p>
          </table:table-cell>
          <table:table-cell table:formula="of:=GOOGLETRANSLATE_YOULIBRECALC([.$D25];[.$D$2];[.$S$2])" office:value-type="string" office:string-value="W-Wait… You didn’t want me to take the lead? Oh fuck…***Hold on, you don’t like the rape sequence? My statistics were trolling me then…***I-I thought you were liking it! I will stop ASAP. ***Oh right, right. I guess I didn’t set properly the command-control parameters, hehe…" calcext:value-type="string">
            <text:p>W-Wait… You didn’t want me to take the lead? Oh fuck…***Hold on, you don’t like the rape sequence? My statistics were trolling me then…***I-I thought you were liking it! I will stop ASAP. ***Oh right, right. I guess I didn’t set properly the command-control parameters, hehe…</text:p>
          </table:table-cell>
          <table:table-cell table:formula="of:=GOOGLETRANSLATE_YOULIBRECALC([.$D25];[.$D$2];[.$T$2])" office:value-type="string" office:string-value="W-Wait …คุณไม่ต้องการให้ฉันเป็นผู้นำ? โอ้มีเพศสัมพันธ์… *** รอคุณไม่ชอบลำดับการข่มขืนเหรอ? สถิติของฉันหลอกฉันแล้ว… *** ฉัน-ฉันคิดว่าคุณชอบมัน! ฉันจะหยุดโดยเร็ว *** โอ้ใช่แล้ว ฉันเดาว่าฉันไม่ได้ตั้งค่าพารามิเตอร์การควบคุมคำสั่งอย่างถูกต้องฮิฮิ ..." calcext:value-type="string">
            <text:p>W-Wait …คุณไม่ต้องการให้ฉันเป็นผู้นำ? โอ้มีเพศสัมพันธ์… *** รอคุณไม่ชอบลำดับการข่มขืนเหรอ? สถิติของฉันหลอกฉันแล้ว… *** ฉัน-ฉันคิดว่าคุณชอบมัน! ฉันจะหยุดโดยเร็ว *** โอ้ใช่แล้ว ฉันเดาว่าฉันไม่ได้ตั้งค่าพารามิเตอร์การควบคุมคำสั่งอย่างถูกต้องฮิฮิ ...</text:p>
          </table:table-cell>
          <table:table-cell table:formula="of:=GOOGLETRANSLATE_YOULIBRECALC([.$D25];[.$D$2];[.$U$2])" office:value-type="string" office:string-value="W-Tunggu ... Anda tidak ingin saya memimpin? Oh fuck ... *** Tunggu, Anda tidak suka urutan pemerkosaan? Statistik saya trolling saya saat itu ... *** I-saya pikir Anda menyukainya! Saya akan berhenti secepatnya. *** Oh benar, benar. Saya kira saya tidak mengatur parameter kontrol perintah dengan benar, hehe ..." calcext:value-type="string">
            <text:p>W-Tunggu ... Anda tidak ingin saya memimpin? Oh fuck ... *** Tunggu, Anda tidak suka urutan pemerkosaan? Statistik saya trolling saya saat itu ... *** I-saya pikir Anda menyukainya! Saya akan berhenti secepatnya. *** Oh benar, benar. Saya kira saya tidak mengatur parameter kontrol perintah dengan benar, hehe ...</text:p>
          </table:table-cell>
          <table:table-cell table:formula="of:=GOOGLETRANSLATE_YOULIBRECALC([.$D25];[.$D$2];[.$V$2])" office:value-type="string" office:string-value="W-Wait ... Nechtěli jste, abych se ujal vedení? Oh Fuck ... *** Vydrž, nemáte rádi znásilnění? Moje statistiky mě tehdy trollovaly ... *** i--myslel jsem si, že se vám to líbí! Zastavím se ASAP. *** Ach, správně. Myslím, že jsem nestanoval správně parametry kontroly příkazu, hehe…" calcext:value-type="string">
            <text:p>W-Wait ... Nechtěli jste, abych se ujal vedení? Oh Fuck ... *** Vydrž, nemáte rádi znásilnění? Moje statistiky mě tehdy trollovaly ... *** i--myslel jsem si, že se vám to líbí! Zastavím se ASAP. *** Ach, správně. Myslím, že jsem nestanoval správně parametry kontroly příkazu, hehe…</text:p>
          </table:table-cell>
          <table:table-cell table:formula="of:=GOOGLETRANSLATE_YOULIBRECALC([.$D25];[.$D$2];[.$W$2])" office:value-type="string" office:string-value="W-wait ... ayaw mo akong manguna? Oh fuck ... *** Hold on, hindi mo gusto ang pagkakasunud -sunod ng panggagahasa? Ang aking mga istatistika ay trolling sa akin noon ... *** I-Akala ko gusto mo ito! Titigil ako sa lalong madaling panahon. *** Oh tama, tama. Sa palagay ko hindi ko itinakda nang maayos ang mga parameter ng control-command, hehe ..." calcext:value-type="string">
            <text:p>W-wait ... ayaw mo akong manguna? Oh fuck ... *** Hold on, hindi mo gusto ang pagkakasunud -sunod ng panggagahasa? Ang aking mga istatistika ay trolling sa akin noon ... *** I-Akala ko gusto mo ito! Titigil ako sa lalong madaling panahon. *** Oh tama, tama. Sa palagay ko hindi ko itinakda nang maayos ang mga parameter ng control-command, hehe ...</text:p>
          </table:table-cell>
          <table:table-cell table:formula="of:=GOOGLETRANSLATE_YOULIBRECALC([.$D25];[.$D$2];[.$X$2])" office:value-type="string" office:string-value="W-Wait ... ти не хотів, щоб я взяв на себе ініціативу? О, ебать ... *** Тримайся, вам не подобається послідовність зґвалтування? Моя статистика тоді модила мене ... *** Я-я думав, що ти це сподобається! Я зупинюсь якомога швидше. *** О так, так. Я думаю, я не встановив належним чином параметри контролю команд, хе-хе ..." calcext:value-type="string">
            <text:p>W-Wait ... ти не хотів, щоб я взяв на себе ініціативу? О, ебать ... *** Тримайся, вам не подобається послідовність зґвалтування? Моя статистика тоді модила мене ... *** Я-я думав, що ти це сподобається! Я зупинюсь якомога швидше. *** О так, так. Я думаю, я не встановив належним чином параметри контролю команд, хе-хе ...</text:p>
          </table:table-cell>
          <table:table-cell table:formula="of:=GOOGLETRANSLATE_YOULIBRECALC([.$D25];[.$D$2];[.$Y$2])" office:value-type="string" office:string-value="W-wait, bạn đã không muốn tôi dẫn đầu? Ôi chết tiệt *** Giữ lấy, bạn có thích giống như chuỗi hiếp dâm không? Số liệu thống kê của tôi đã troll tôi sau đó, *** I-tôi nghĩ rằng bạn thích nó! Tôi sẽ dừng càng sớm càng tốt. *** Ồ đúng rồi, phải. Tôi đoán tôi đã không thiết lập đúng các tham số kiểm soát lệnh, hehe" calcext:value-type="string">
            <text:p>W-wait, bạn đã không muốn tôi dẫn đầu? Ôi chết tiệt *** Giữ lấy, bạn có thích giống như chuỗi hiếp dâm không? Số liệu thống kê của tôi đã troll tôi sau đó, *** I-tôi nghĩ rằng bạn thích nó! Tôi sẽ dừng càng sớm càng tốt. *** Ồ đúng rồi, phải. Tôi đoán tôi đã không thiết lập đúng các tham số kiểm soát lệnh, hehe</text:p>
          </table:table-cell>
          <table:table-cell table:formula="of:=GOOGLETRANSLATE_YOULIBRECALC([.$D25];[.$D$2];[.$Z$2])" office:value-type="string" office:string-value="W-Wait ... Sie wollten nicht, dass ich die Führung übernehme? Oh verdammt ... *** Halt dich an, du magst die Vergewaltigungssequenz nicht? Meine Statistiken trollten mich dann ... *** Ich dachte, es gefällt dir! Ich werde so schnell wie möglich aufhören. *** Oh, richtig, richtig. Ich glaube, ich habe die Befehlskontrollparameter nicht richtig eingestellt, hehe ..." calcext:value-type="string">
            <text:p>W-Wait ... Sie wollten nicht, dass ich die Führung übernehme? Oh verdammt ... *** Halt dich an, du magst die Vergewaltigungssequenz nicht? Meine Statistiken trollten mich dann ... *** Ich dachte, es gefällt dir! Ich werde so schnell wie möglich aufhören. *** Oh, richtig, richtig. Ich glaube, ich habe die Befehlskontrollparameter nicht richtig eingestellt, hehe ...</text:p>
          </table:table-cell>
          <table:table-cell table:formula="of:=GOOGLETRANSLATE_YOULIBRECALC([.$D25];[.$D$2];[.$AA$2])" office:value-type="string" office:string-value="W-odotus ... et halunnut minun ottavan johtoaseman? Voi vittu ... *** Pidä kiinni, et pidä raiskausjaksosta? Tilastoni uistelivat minua silloin… *** I-ajattelin, että pidät siitä! Lopetan ASAP: n. *** Voi oikein, oikein. Luulen, että en asettanut kunnolla komennon hallintaparametreja, hehe ..." calcext:value-type="string">
            <text:p>W-odotus ... et halunnut minun ottavan johtoaseman? Voi vittu ... *** Pidä kiinni, et pidä raiskausjaksosta? Tilastoni uistelivat minua silloin… *** I-ajattelin, että pidät siitä! Lopetan ASAP: n. *** Voi oikein, oikein. Luulen, että en asettanut kunnolla komennon hallintaparametreja, hehe ...</text:p>
          </table:table-cell>
          <table:table-cell table:formula="of:=GOOGLETRANSLATE_YOULIBRECALC([.$D25];[.$D$2];[.$AB$2])" office:value-type="string" office:string-value="W-Wait ... ville du ikke have, at jeg skulle tage føringen? Åh fuck ... *** Hold fast, kan du ikke lide voldtektssekvensen? Min statistik trolling mig da ... *** Jeg troede, du kunne lide det! Jeg stopper ASAP. *** Åh højre, højre. Jeg antager, at jeg ikke satte korrekt kommandokontrolparametre, hehe ..." calcext:value-type="string">
            <text:p>W-Wait ... ville du ikke have, at jeg skulle tage føringen? Åh fuck ... *** Hold fast, kan du ikke lide voldtektssekvensen? Min statistik trolling mig da ... *** Jeg troede, du kunne lide det! Jeg stopper ASAP. *** Åh højre, højre. Jeg antager, at jeg ikke satte korrekt kommandokontrolparametre, hehe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RapeBegStopSuccess</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26];[.$D$2];[.$E$2])" office:value-type="string" office:string-value="无效的" calcext:value-type="string">
            <text:p>无效的</text:p>
          </table:table-cell>
          <table:table-cell table:formula="of:=GOOGLETRANSLATE_YOULIBRECALC([.$D26];[.$D$2];[.$F$2])" office:value-type="string" office:string-value="ヌル" calcext:value-type="string">
            <text:p>ヌル</text:p>
          </table:table-cell>
          <table:table-cell table:formula="of:=GOOGLETRANSLATE_YOULIBRECALC([.$D26];[.$D$2];[.$G$2])" office:value-type="string" office:string-value="nieważny" calcext:value-type="string">
            <text:p>nieważny</text:p>
          </table:table-cell>
          <table:table-cell table:formula="of:=GOOGLETRANSLATE_YOULIBRECALC([.$D26];[.$D$2];[.$H$2])" office:value-type="string" office:string-value="nulo" calcext:value-type="string">
            <text:p>nulo</text:p>
          </table:table-cell>
          <table:table-cell table:formula="of:=GOOGLETRANSLATE_YOULIBRECALC([.$D26];[.$D$2];[.$I$2])" office:value-type="string" office:string-value="нулевой" calcext:value-type="string">
            <text:p>нулевой</text:p>
          </table:table-cell>
          <table:table-cell table:formula="of:=GOOGLETRANSLATE_YOULIBRECALC([.$D26];[.$D$2];[.$J$2])" office:value-type="string" office:string-value="nul" calcext:value-type="string">
            <text:p>nul</text:p>
          </table:table-cell>
          <table:table-cell table:formula="of:=GOOGLETRANSLATE_YOULIBRECALC([.$D26];[.$D$2];[.$K$2])" office:value-type="string" office:string-value="null" calcext:value-type="string">
            <text:p>null</text:p>
          </table:table-cell>
          <table:table-cell table:formula="of:=GOOGLETRANSLATE_YOULIBRECALC([.$D26];[.$D$2];[.$L$2])" office:value-type="string" office:string-value="nulla" calcext:value-type="string">
            <text:p>nulla</text:p>
          </table:table-cell>
          <table:table-cell table:formula="of:=GOOGLETRANSLATE_YOULIBRECALC([.$D26];[.$D$2];[.$M$2])" office:value-type="string" office:string-value="άκυρος" calcext:value-type="string">
            <text:p>άκυρος</text:p>
          </table:table-cell>
          <table:table-cell table:formula="of:=GOOGLETRANSLATE_YOULIBRECALC([.$D26];[.$D$2];[.$N$2])" office:value-type="string" office:string-value="hükümsüz" calcext:value-type="string">
            <text:p>hükümsüz</text:p>
          </table:table-cell>
          <table:table-cell table:formula="of:=GOOGLETRANSLATE_YOULIBRECALC([.$D26];[.$D$2];[.$O$2])" office:value-type="string" office:string-value="null" calcext:value-type="string">
            <text:p>null</text:p>
          </table:table-cell>
          <table:table-cell table:formula="of:=GOOGLETRANSLATE_YOULIBRECALC([.$D26];[.$D$2];[.$P$2])" office:value-type="string" office:string-value="nul" calcext:value-type="string">
            <text:p>nul</text:p>
          </table:table-cell>
          <table:table-cell table:formula="of:=GOOGLETRANSLATE_YOULIBRECALC([.$D26];[.$D$2];[.$Q$2])" office:value-type="string" office:string-value="널" calcext:value-type="string">
            <text:p>널</text:p>
          </table:table-cell>
          <table:table-cell table:formula="of:=GOOGLETRANSLATE_YOULIBRECALC([.$D26];[.$D$2];[.$R$2])" office:value-type="string" office:string-value="nulové" calcext:value-type="string">
            <text:p>nulové</text:p>
          </table:table-cell>
          <table:table-cell table:formula="of:=GOOGLETRANSLATE_YOULIBRECALC([.$D26];[.$D$2];[.$S$2])" office:value-type="string" office:string-value="null" calcext:value-type="string">
            <text:p>null</text:p>
          </table:table-cell>
          <table:table-cell table:formula="of:=GOOGLETRANSLATE_YOULIBRECALC([.$D26];[.$D$2];[.$T$2])" office:value-type="string" office:string-value="โมฆะ" calcext:value-type="string">
            <text:p>โมฆะ</text:p>
          </table:table-cell>
          <table:table-cell table:formula="of:=GOOGLETRANSLATE_YOULIBRECALC([.$D26];[.$D$2];[.$U$2])" office:value-type="string" office:string-value="batal" calcext:value-type="string">
            <text:p>batal</text:p>
          </table:table-cell>
          <table:table-cell table:formula="of:=GOOGLETRANSLATE_YOULIBRECALC([.$D26];[.$D$2];[.$V$2])" office:value-type="string" office:string-value="null" calcext:value-type="string">
            <text:p>null</text:p>
          </table:table-cell>
          <table:table-cell table:formula="of:=GOOGLETRANSLATE_YOULIBRECALC([.$D26];[.$D$2];[.$W$2])" office:value-type="string" office:string-value="Null" calcext:value-type="string">
            <text:p>Null</text:p>
          </table:table-cell>
          <table:table-cell table:formula="of:=GOOGLETRANSLATE_YOULIBRECALC([.$D26];[.$D$2];[.$X$2])" office:value-type="string" office:string-value="нульовий" calcext:value-type="string">
            <text:p>нульовий</text:p>
          </table:table-cell>
          <table:table-cell table:formula="of:=GOOGLETRANSLATE_YOULIBRECALC([.$D26];[.$D$2];[.$Y$2])" office:value-type="string" office:string-value="vô giá trị" calcext:value-type="string">
            <text:p>vô giá trị</text:p>
          </table:table-cell>
          <table:table-cell table:formula="of:=GOOGLETRANSLATE_YOULIBRECALC([.$D26];[.$D$2];[.$Z$2])" office:value-type="string" office:string-value="NULL" calcext:value-type="string">
            <text:p>NULL</text:p>
          </table:table-cell>
          <table:table-cell table:formula="of:=GOOGLETRANSLATE_YOULIBRECALC([.$D26];[.$D$2];[.$AA$2])" office:value-type="string" office:string-value="tyhjä" calcext:value-type="string">
            <text:p>tyhjä</text:p>
          </table:table-cell>
          <table:table-cell table:formula="of:=GOOGLETRANSLATE_YOULIBRECALC([.$D2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3">
          <table:table-cell table:style-name="ce6" office:value-type="string" calcext:value-type="string">
            <text:p>Frick_RapeBegStopRefus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I would love to… but I cannot kill the “rape.py” script from my task manager!***I-I’m trying to transfer the lead, but the rest of modules are not loaded yet!***ERROR: “mercy.exe” not responding. ***No! Yes! Maybe? I’m checking the correct answer on my database, one second…</text:p>
          </table:table-cell>
          <table:table-cell table:formula="of:=GOOGLETRANSLATE_YOULIBRECALC([.$D27];[.$D$2];[.$E$2])" office:value-type="string" office:string-value="我很想……但是我无法杀死我的任务经理中的“强奸。 ***不！是的！或许？我正在检查数据库上的正确答案，一秒钟…" calcext:value-type="string">
            <text:p>我很想……但是我无法杀死我的任务经理中的“强奸。 ***不！是的！或许？我正在检查数据库上的正确答案，一秒钟…</text:p>
          </table:table-cell>
          <table:table-cell table:formula="of:=GOOGLETRANSLATE_YOULIBRECALC([.$D27];[.$D$2];[.$F$2])" office:value-type="string" office:string-value="私はしたい…しかし、私はタスクマネージャーから「rape.py」スクリプトを殺すことはできません！*** i-iはリードを転送しようとしていますが、残りのモジュールはまだロードされていません！ ***いいえ！はい！多分？データベースの正解をチェックしています。" calcext:value-type="string">
            <text:p>私はしたい…しかし、私はタスクマネージャーから「rape.py」スクリプトを殺すことはできません！*** i-iはリードを転送しようとしていますが、残りのモジュールはまだロードされていません！ ***いいえ！はい！多分？データベースの正解をチェックしています。</text:p>
          </table:table-cell>
          <table:table-cell table:formula="of:=GOOGLETRANSLATE_YOULIBRECALC([.$D27];[.$D$2];[.$G$2])" office:value-type="string" office:string-value="Bardzo chciałbym… ale nie mogę zabić skryptu „Rape.py” od mojego menedżera zadań! *** I-próbuję przenieść potencjalny klient, ale reszta modułów nie jest jeszcze załadowana! *** Błąd: „mercy.exe” nie odpowiadając. ***NIE! Tak! Może? Sprawdzam poprawną odpowiedź w mojej bazie danych, jedna sekunda…" calcext:value-type="string">
            <text:p>Bardzo chciałbym… ale nie mogę zabić skryptu „Rape.py” od mojego menedżera zadań! *** I-próbuję przenieść potencjalny klient, ale reszta modułów nie jest jeszcze załadowana! *** Błąd: „mercy.exe” nie odpowiadając. ***NIE! Tak! Może? Sprawdzam poprawną odpowiedź w mojej bazie danych, jedna sekunda…</text:p>
          </table:table-cell>
          <table:table-cell table:formula="of:=GOOGLETRANSLATE_YOULIBRECALC([.$D27];[.$D$2];[.$H$2])" office:value-type="string" office:string-value="Me encantaría ... ¡pero no puedo matar el script &quot;violación&quot; de mi administrador de tareas! *** I-estoy tratando de transferir el liderazgo, pero el resto de los módulos aún no están cargados! *** Error: &quot;Mercy.exe&quot; no responde. ***¡No! ¡Sí! ¿Tal vez? Estoy revisando la respuesta correcta en mi base de datos, un segundo ..." calcext:value-type="string">
            <text:p>Me encantaría ... ¡pero no puedo matar el script "violación" de mi administrador de tareas! *** I-estoy tratando de transferir el liderazgo, pero el resto de los módulos aún no están cargados! *** Error: "Mercy.exe" no responde. ***¡No! ¡Sí! ¿Tal vez? Estoy revisando la respuesta correcta en mi base de datos, un segundo ...</text:p>
          </table:table-cell>
          <table:table-cell table:formula="of:=GOOGLETRANSLATE_YOULIBRECALC([.$D27];[.$D$2];[.$I$2])" office:value-type="string" office:string-value="Я хотел бы ... но я не могу убить сценарий «изнасиловать. ***Нет! Да! Может быть? Я проверяю правильный ответ в моей базе данных, одна секунду ..." calcext:value-type="string">
            <text:p>Я хотел бы ... но я не могу убить сценарий «изнасиловать. ***Нет! Да! Может быть? Я проверяю правильный ответ в моей базе данных, одна секунду ...</text:p>
          </table:table-cell>
          <table:table-cell table:formula="of:=GOOGLETRANSLATE_YOULIBRECALC([.$D27];[.$D$2];[.$J$2])" office:value-type="string" office:string-value="J'adorerais… mais je ne peux pas tuer le script «viol.py» de mon gestionnaire de tâches! *** I-J'essaie de transférer le plomb, mais le reste des modules ne sont pas encore chargés! *** Erreur: «Mercy.exe» ne répond pas. ***Non! Oui! Peut être? Je vérifie la bonne réponse sur ma base de données, une seconde…" calcext:value-type="string">
            <text:p>J'adorerais… mais je ne peux pas tuer le script «viol.py» de mon gestionnaire de tâches! *** I-J'essaie de transférer le plomb, mais le reste des modules ne sont pas encore chargés! *** Erreur: «Mercy.exe» ne répond pas. ***Non! Oui! Peut être? Je vérifie la bonne réponse sur ma base de données, une seconde…</text:p>
          </table:table-cell>
          <table:table-cell table:formula="of:=GOOGLETRANSLATE_YOULIBRECALC([.$D27];[.$D$2];[.$K$2])" office:value-type="string" office:string-value="Rad bi ... vendar ne morem ubiti scenarija &quot;posilstva.py&quot; svojega upravitelja nalog! *** I-poskušam prenesti vodstvo, vendar ostali moduli še niso naloženi! *** Napaka: &quot;Mercy.exe&quot; se ne odziva. *** Ne! Ja! Mogoče? Eno sekundo preverjam pravilen odgovor v svoji bazi podatkov ..." calcext:value-type="string">
            <text:p>Rad bi ... vendar ne morem ubiti scenarija "posilstva.py" svojega upravitelja nalog! *** I-poskušam prenesti vodstvo, vendar ostali moduli še niso naloženi! *** Napaka: "Mercy.exe" se ne odziva. *** Ne! Ja! Mogoče? Eno sekundo preverjam pravilen odgovor v svoji bazi podatkov ...</text:p>
          </table:table-cell>
          <table:table-cell table:formula="of:=GOOGLETRANSLATE_YOULIBRECALC([.$D27];[.$D$2];[.$L$2])" office:value-type="string" office:string-value="Szeretném, ha… de nem tudom megölni a „nemi erőszak” szkriptet a feladatkezelőmtől! ***Nem! Igen! Talán? Ellenőrizöm a helyes választ az adatbázisomon, egy másodperc alatt ..." calcext:value-type="string">
            <text:p>Szeretném, ha… de nem tudom megölni a „nemi erőszak” szkriptet a feladatkezelőmtől! ***Nem! Igen! Talán? Ellenőrizöm a helyes választ az adatbázisomon, egy másodperc alatt ...</text:p>
          </table:table-cell>
          <table:table-cell table:formula="of:=GOOGLETRANSLATE_YOULIBRECALC([.$D27];[.$D$2];[.$M$2])" office:value-type="string" office:string-value="Θα ήθελα πολύ να ... αλλά δεν μπορώ να σκοτώσω το σενάριο &quot;rape.py&quot; από τον διαχειριστή εργασιών μου! ***Οχι! Ναί! Ισως; Ελέγχω τη σωστή απάντηση στη βάση δεδομένων μου, ένα δευτερόλεπτο…" calcext:value-type="string">
            <text:p>Θα ήθελα πολύ να ... αλλά δεν μπορώ να σκοτώσω το σενάριο "rape.py" από τον διαχειριστή εργασιών μου! ***Οχι! Ναί! Ισως; Ελέγχω τη σωστή απάντηση στη βάση δεδομένων μου, ένα δευτερόλεπτο…</text:p>
          </table:table-cell>
          <table:table-cell table:formula="of:=GOOGLETRANSLATE_YOULIBRECALC([.$D27];[.$D$2];[.$N$2])" office:value-type="string" office:string-value="Yapmayı çok isterim… ama görev yöneticimden “tecavüz.py” senaryosunu öldüremiyorum! *** i-ipucunu aktarmaya çalışıyorum, ancak modüllerin geri kalanı henüz yüklenmiyor! *** Hata: “Mercy.exe” yanıt vermiyor. ***HAYIR! Evet! Belki? Veritabanımda doğru cevabı kontrol ediyorum, bir saniye…" calcext:value-type="string">
            <text:p>Yapmayı çok isterim… ama görev yöneticimden “tecavüz.py” senaryosunu öldüremiyorum! *** i-ipucunu aktarmaya çalışıyorum, ancak modüllerin geri kalanı henüz yüklenmiyor! *** Hata: “Mercy.exe” yanıt vermiyor. ***HAYIR! Evet! Belki? Veritabanımda doğru cevabı kontrol ediyorum, bir saniye…</text:p>
          </table:table-cell>
          <table:table-cell table:formula="of:=GOOGLETRANSLATE_YOULIBRECALC([.$D27];[.$D$2];[.$O$2])" office:value-type="string" office:string-value="Mi piacerebbe ... ma non posso uccidere la sceneggiatura &quot;Rape.py&quot; dal mio task manager! *** I-I-I-I-I-I-I-I-I'm I-I-I-I'm I-I-I-I'm Io. ***NO! SÌ! Forse? Sto controllando la risposta corretta sul mio database, un secondo ..." calcext:value-type="string">
            <text:p>Mi piacerebbe ... ma non posso uccidere la sceneggiatura "Rape.py" dal mio task manager! *** I-I-I-I-I-I-I-I-I'm I-I-I-I'm I-I-I-I'm Io. ***NO! SÌ! Forse? Sto controllando la risposta corretta sul mio database, un secondo ...</text:p>
          </table:table-cell>
          <table:table-cell table:formula="of:=GOOGLETRANSLATE_YOULIBRECALC([.$D27];[.$D$2];[.$P$2])" office:value-type="string" office:string-value="Ik zou het leuk vinden om ... maar ik kan het script &quot;verkrachting.py&quot; niet doden van mijn taakbeheerder! *** Ik-ik probeer de leiding over te dragen, maar de rest van de modules worden nog niet geladen! *** Fout: &quot;Mercy.exe&quot; die niet reageert. ***Nee! Ja! Misschien? Ik controleer het juiste antwoord in mijn database, een seconde ..." calcext:value-type="string">
            <text:p>Ik zou het leuk vinden om ... maar ik kan het script "verkrachting.py" niet doden van mijn taakbeheerder! *** Ik-ik probeer de leiding over te dragen, maar de rest van de modules worden nog niet geladen! *** Fout: "Mercy.exe" die niet reageert. ***Nee! Ja! Misschien? Ik controleer het juiste antwoord in mijn database, een seconde ...</text:p>
          </table:table-cell>
          <table:table-cell table:formula="of:=GOOGLETRANSLATE_YOULIBRECALC([.$D27];[.$D$2];[.$Q$2])" office:value-type="string" office:string-value="나는… 내 작업 관리자로부터“Rape.py”스크립트를 죽일 수는 없습니다! *** i-나는 리드를 전송하려고하지만 나머지 모듈은 아직로드되지 않았습니다! *** 오류 :“mercy.exe”응답이 없습니다. ***아니요! 예! 아마도? 데이터베이스의 정답을 1 초 동안 확인하고 있습니다…" calcext:value-type="string">
            <text:p>나는… 내 작업 관리자로부터“Rape.py”스크립트를 죽일 수는 없습니다! *** i-나는 리드를 전송하려고하지만 나머지 모듈은 아직로드되지 않았습니다! *** 오류 :“mercy.exe”응답이 없습니다. ***아니요! 예! 아마도? 데이터베이스의 정답을 1 초 동안 확인하고 있습니다…</text:p>
          </table:table-cell>
          <table:table-cell table:formula="of:=GOOGLETRANSLATE_YOULIBRECALC([.$D27];[.$D$2];[.$R$2])" office:value-type="string" office:string-value="Rád by som ... ale nemôžem zabiť skript „Rape.py“ od môjho manažéra úloh! *** I-Snažím sa preniesť vedenie, ale zvyšok modulov ešte nie je načítaný! *** Chyba: „Mercy.exe“ nereaguje. *** Nie! Áno! Možno? Skontrolujem správnu odpoveď v mojej databáze, jednu sekundu ..." calcext:value-type="string">
            <text:p>Rád by som ... ale nemôžem zabiť skript „Rape.py“ od môjho manažéra úloh! *** I-Snažím sa preniesť vedenie, ale zvyšok modulov ešte nie je načítaný! *** Chyba: „Mercy.exe“ nereaguje. *** Nie! Áno! Možno? Skontrolujem správnu odpoveď v mojej databáze, jednu sekundu ...</text:p>
          </table:table-cell>
          <table:table-cell table:formula="of:=GOOGLETRANSLATE_YOULIBRECALC([.$D27];[.$D$2];[.$S$2])" office:value-type="string" office:string-value="I would love to… but I cannot kill the “rape.py” script from my task manager!***I-I’m trying to transfer the lead, but the rest of modules are not loaded yet!***ERROR: “mercy.exe” not responding. ***No! Yes! Maybe? I’m checking the correct answer on my database, one second…" calcext:value-type="string">
            <text:p>I would love to… but I cannot kill the “rape.py” script from my task manager!***I-I’m trying to transfer the lead, but the rest of modules are not loaded yet!***ERROR: “mercy.exe” not responding. ***No! Yes! Maybe? I’m checking the correct answer on my database, one second…</text:p>
          </table:table-cell>
          <table:table-cell table:formula="of:=GOOGLETRANSLATE_YOULIBRECALC([.$D27];[.$D$2];[.$T$2])" office:value-type="string" office:string-value="ฉันชอบที่จะ… แต่ฉันไม่สามารถฆ่าสคริปต์“ Rape.py” จากผู้จัดการงานของฉันได้! *** ฉัน-ฉันกำลังพยายามถ่ายโอนผู้นำ แต่ส่วนที่เหลือของโมดูลยังไม่ได้โหลด! *** ข้อผิดพลาด:“ mercy.exe” ไม่ตอบสนอง ***เลขที่! ใช่! อาจจะ? ฉันกำลังตรวจสอบคำตอบที่ถูกต้องในฐานข้อมูลของฉันหนึ่งวินาที ..." calcext:value-type="string">
            <text:p>ฉันชอบที่จะ… แต่ฉันไม่สามารถฆ่าสคริปต์“ Rape.py” จากผู้จัดการงานของฉันได้! *** ฉัน-ฉันกำลังพยายามถ่ายโอนผู้นำ แต่ส่วนที่เหลือของโมดูลยังไม่ได้โหลด! *** ข้อผิดพลาด:“ mercy.exe” ไม่ตอบสนอง ***เลขที่! ใช่! อาจจะ? ฉันกำลังตรวจสอบคำตอบที่ถูกต้องในฐานข้อมูลของฉันหนึ่งวินาที ...</text:p>
          </table:table-cell>
          <table:table-cell table:formula="of:=GOOGLETRANSLATE_YOULIBRECALC([.$D27];[.$D$2];[.$U$2])" office:value-type="string" office:string-value="Saya ingin ... tapi saya tidak bisa membunuh skrip &quot;pemerkosaan&quot; dari manajer tugas saya! *** i-saya mencoba untuk mentransfer keunggulan, tetapi sisa modul belum dimuat! *** Kesalahan: &quot;Mercy.exe&quot; tidak merespons. ***TIDAK! Ya! Mungkin? Saya memeriksa jawaban yang benar di basis data saya, satu detik ..." calcext:value-type="string">
            <text:p>Saya ingin ... tapi saya tidak bisa membunuh skrip "pemerkosaan" dari manajer tugas saya! *** i-saya mencoba untuk mentransfer keunggulan, tetapi sisa modul belum dimuat! *** Kesalahan: "Mercy.exe" tidak merespons. ***TIDAK! Ya! Mungkin? Saya memeriksa jawaban yang benar di basis data saya, satu detik ...</text:p>
          </table:table-cell>
          <table:table-cell table:formula="of:=GOOGLETRANSLATE_YOULIBRECALC([.$D27];[.$D$2];[.$V$2])" office:value-type="string" office:string-value="Rád bych ... ale nemohu zabít skript „rape.py“ z mého správce úloh! *** I-i-se snažím přenést vedení, ale zbytek modulů ještě není načten! *** Chyba: „Mercy.exe“ neodpovídá. ***Žádný! Ano! Možná? Kontroluji správnou odpověď v mé databázi, jednu sekundu ..." calcext:value-type="string">
            <text:p>Rád bych ... ale nemohu zabít skript „rape.py“ z mého správce úloh! *** I-i-se snažím přenést vedení, ale zbytek modulů ještě není načten! *** Chyba: „Mercy.exe“ neodpovídá. ***Žádný! Ano! Možná? Kontroluji správnou odpověď v mé databázi, jednu sekundu ...</text:p>
          </table:table-cell>
          <table:table-cell table:formula="of:=GOOGLETRANSLATE_YOULIBRECALC([.$D27];[.$D$2];[.$W$2])" office:value-type="string" office:string-value="Gusto kong ... ngunit hindi ko mapapatay ang script na &quot;rape.py&quot; mula sa aking manager ng gawain! *** Sinusubukan kong ilipat ang tingga, ngunit ang natitirang mga module ay hindi pa na-load! *** Hindi! Oo! Siguro? Sinusuri ko ang tamang sagot sa aking database, isang segundo ..." calcext:value-type="string">
            <text:p>Gusto kong ... ngunit hindi ko mapapatay ang script na "rape.py" mula sa aking manager ng gawain! *** Sinusubukan kong ilipat ang tingga, ngunit ang natitirang mga module ay hindi pa na-load! *** Hindi! Oo! Siguro? Sinusuri ko ang tamang sagot sa aking database, isang segundo ...</text:p>
          </table:table-cell>
          <table:table-cell table:formula="of:=GOOGLETRANSLATE_YOULIBRECALC([.$D27];[.$D$2];[.$X$2])" office:value-type="string" office:string-value="Мені б хотілося ... але я не можу вбити сценарій &quot;rape.py&quot; від мого менеджера завдань! *** Я-я намагаюся передати лідерство, але решта модулів ще не завантажені! *** помилка: &quot;mercy.exe&quot; не відповідає. *** Ні! Так! Може? Я перевіряю правильну відповідь у своїй базі даних, одну секунду ..." calcext:value-type="string">
            <text:p>Мені б хотілося ... але я не можу вбити сценарій "rape.py" від мого менеджера завдань! *** Я-я намагаюся передати лідерство, але решта модулів ще не завантажені! *** помилка: "mercy.exe" не відповідає. *** Ні! Так! Може? Я перевіряю правильну відповідь у своїй базі даних, одну секунду ...</text:p>
          </table:table-cell>
          <table:table-cell table:formula="of:=GOOGLETRANSLATE_YOULIBRECALC([.$D27];[.$D$2];[.$Y$2])" office:value-type="string" office:string-value="Tôi rất thích với nhóm nhưng tôi không thể giết được kịch bản của Rape.py, từ người quản lý nhiệm vụ của mình! ***KHÔNG! Đúng! Có lẽ? Tôi đang kiểm tra câu trả lời đúng trên cơ sở dữ liệu của mình, một giây" calcext:value-type="string">
            <text:p>Tôi rất thích với nhóm nhưng tôi không thể giết được kịch bản của Rape.py, từ người quản lý nhiệm vụ của mình! ***KHÔNG! Đúng! Có lẽ? Tôi đang kiểm tra câu trả lời đúng trên cơ sở dữ liệu của mình, một giây</text:p>
          </table:table-cell>
          <table:table-cell table:formula="of:=GOOGLETRANSLATE_YOULIBRECALC([.$D27];[.$D$2];[.$Z$2])" office:value-type="string" office:string-value="Ich würde gerne ... aber ich kann das Skript &quot;Vergewaltigung&quot; von meinem Task-Manager nicht töten! ***NEIN! Ja! Vielleicht? Ich überprüfe die richtige Antwort in meiner Datenbank, eine Sekunde ..." calcext:value-type="string">
            <text:p>Ich würde gerne ... aber ich kann das Skript "Vergewaltigung" von meinem Task-Manager nicht töten! ***NEIN! Ja! Vielleicht? Ich überprüfe die richtige Antwort in meiner Datenbank, eine Sekunde ...</text:p>
          </table:table-cell>
          <table:table-cell table:formula="of:=GOOGLETRANSLATE_YOULIBRECALC([.$D27];[.$D$2];[.$AA$2])" office:value-type="string" office:string-value="Haluaisin mielelläni ... mutta en voi tappaa ”rape.py” -komentosarjaa tehtävänhallinnalta! *** Yritin siirtää lyijyä, mutta loput moduulit eivät ole vielä ladattu! *** Virhe: “Mercy.exe” ei vastaa. ***Ei! Kyllä! Ehkä? Tarkistan oikean vastauksen tietokannassani, sekunnissa ..." calcext:value-type="string">
            <text:p>Haluaisin mielelläni ... mutta en voi tappaa ”rape.py” -komentosarjaa tehtävänhallinnalta! *** Yritin siirtää lyijyä, mutta loput moduulit eivät ole vielä ladattu! *** Virhe: “Mercy.exe” ei vastaa. ***Ei! Kyllä! Ehkä? Tarkistan oikean vastauksen tietokannassani, sekunnissa ...</text:p>
          </table:table-cell>
          <table:table-cell table:formula="of:=GOOGLETRANSLATE_YOULIBRECALC([.$D27];[.$D$2];[.$AB$2])" office:value-type="string" office:string-value="Jeg ville meget gerne ... men jeg kan ikke dræbe “Rape.Py” -skriptet fra min Task Manager! *** Jeg-jeg prøver at overføre føringen, men resten af ​​modulerne er ikke indlæst endnu! *** FEJL: “MERCY.EXE” svarer ikke. ***Ingen! Ja! Måske? Jeg tjekker det rigtige svar på min database, et sekund ..." calcext:value-type="string">
            <text:p>Jeg ville meget gerne ... men jeg kan ikke dræbe “Rape.Py” -skriptet fra min Task Manager! *** Jeg-jeg prøver at overføre føringen, men resten af ​​modulerne er ikke indlæst endnu! *** FEJL: “MERCY.EXE” svarer ikke. ***Ingen! Ja! Måske? Jeg tjekker det rigtige svar på min database, et sekund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RapeBegStopRefus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28];[.$D$2];[.$E$2])" office:value-type="string" office:string-value="无效的" calcext:value-type="string">
            <text:p>无效的</text:p>
          </table:table-cell>
          <table:table-cell table:formula="of:=GOOGLETRANSLATE_YOULIBRECALC([.$D28];[.$D$2];[.$F$2])" office:value-type="string" office:string-value="ヌル" calcext:value-type="string">
            <text:p>ヌル</text:p>
          </table:table-cell>
          <table:table-cell table:formula="of:=GOOGLETRANSLATE_YOULIBRECALC([.$D28];[.$D$2];[.$G$2])" office:value-type="string" office:string-value="nieważny" calcext:value-type="string">
            <text:p>nieważny</text:p>
          </table:table-cell>
          <table:table-cell table:formula="of:=GOOGLETRANSLATE_YOULIBRECALC([.$D28];[.$D$2];[.$H$2])" office:value-type="string" office:string-value="nulo" calcext:value-type="string">
            <text:p>nulo</text:p>
          </table:table-cell>
          <table:table-cell table:formula="of:=GOOGLETRANSLATE_YOULIBRECALC([.$D28];[.$D$2];[.$I$2])" office:value-type="string" office:string-value="нулевой" calcext:value-type="string">
            <text:p>нулевой</text:p>
          </table:table-cell>
          <table:table-cell table:formula="of:=GOOGLETRANSLATE_YOULIBRECALC([.$D28];[.$D$2];[.$J$2])" office:value-type="string" office:string-value="nul" calcext:value-type="string">
            <text:p>nul</text:p>
          </table:table-cell>
          <table:table-cell table:formula="of:=GOOGLETRANSLATE_YOULIBRECALC([.$D28];[.$D$2];[.$K$2])" office:value-type="string" office:string-value="null" calcext:value-type="string">
            <text:p>null</text:p>
          </table:table-cell>
          <table:table-cell table:formula="of:=GOOGLETRANSLATE_YOULIBRECALC([.$D28];[.$D$2];[.$L$2])" office:value-type="string" office:string-value="nulla" calcext:value-type="string">
            <text:p>nulla</text:p>
          </table:table-cell>
          <table:table-cell table:formula="of:=GOOGLETRANSLATE_YOULIBRECALC([.$D28];[.$D$2];[.$M$2])" office:value-type="string" office:string-value="άκυρος" calcext:value-type="string">
            <text:p>άκυρος</text:p>
          </table:table-cell>
          <table:table-cell table:formula="of:=GOOGLETRANSLATE_YOULIBRECALC([.$D28];[.$D$2];[.$N$2])" office:value-type="string" office:string-value="hükümsüz" calcext:value-type="string">
            <text:p>hükümsüz</text:p>
          </table:table-cell>
          <table:table-cell table:formula="of:=GOOGLETRANSLATE_YOULIBRECALC([.$D28];[.$D$2];[.$O$2])" office:value-type="string" office:string-value="null" calcext:value-type="string">
            <text:p>null</text:p>
          </table:table-cell>
          <table:table-cell table:formula="of:=GOOGLETRANSLATE_YOULIBRECALC([.$D28];[.$D$2];[.$P$2])" office:value-type="string" office:string-value="nul" calcext:value-type="string">
            <text:p>nul</text:p>
          </table:table-cell>
          <table:table-cell table:formula="of:=GOOGLETRANSLATE_YOULIBRECALC([.$D28];[.$D$2];[.$Q$2])" office:value-type="string" office:string-value="널" calcext:value-type="string">
            <text:p>널</text:p>
          </table:table-cell>
          <table:table-cell table:formula="of:=GOOGLETRANSLATE_YOULIBRECALC([.$D28];[.$D$2];[.$R$2])" office:value-type="string" office:string-value="nulové" calcext:value-type="string">
            <text:p>nulové</text:p>
          </table:table-cell>
          <table:table-cell table:formula="of:=GOOGLETRANSLATE_YOULIBRECALC([.$D28];[.$D$2];[.$S$2])" office:value-type="string" office:string-value="null" calcext:value-type="string">
            <text:p>null</text:p>
          </table:table-cell>
          <table:table-cell table:formula="of:=GOOGLETRANSLATE_YOULIBRECALC([.$D28];[.$D$2];[.$T$2])" office:value-type="string" office:string-value="โมฆะ" calcext:value-type="string">
            <text:p>โมฆะ</text:p>
          </table:table-cell>
          <table:table-cell table:formula="of:=GOOGLETRANSLATE_YOULIBRECALC([.$D28];[.$D$2];[.$U$2])" office:value-type="string" office:string-value="batal" calcext:value-type="string">
            <text:p>batal</text:p>
          </table:table-cell>
          <table:table-cell table:formula="of:=GOOGLETRANSLATE_YOULIBRECALC([.$D28];[.$D$2];[.$V$2])" office:value-type="string" office:string-value="null" calcext:value-type="string">
            <text:p>null</text:p>
          </table:table-cell>
          <table:table-cell table:formula="of:=GOOGLETRANSLATE_YOULIBRECALC([.$D28];[.$D$2];[.$W$2])" office:value-type="string" office:string-value="Null" calcext:value-type="string">
            <text:p>Null</text:p>
          </table:table-cell>
          <table:table-cell table:formula="of:=GOOGLETRANSLATE_YOULIBRECALC([.$D28];[.$D$2];[.$X$2])" office:value-type="string" office:string-value="нульовий" calcext:value-type="string">
            <text:p>нульовий</text:p>
          </table:table-cell>
          <table:table-cell table:formula="of:=GOOGLETRANSLATE_YOULIBRECALC([.$D28];[.$D$2];[.$Y$2])" office:value-type="string" office:string-value="vô giá trị" calcext:value-type="string">
            <text:p>vô giá trị</text:p>
          </table:table-cell>
          <table:table-cell table:formula="of:=GOOGLETRANSLATE_YOULIBRECALC([.$D28];[.$D$2];[.$Z$2])" office:value-type="string" office:string-value="NULL" calcext:value-type="string">
            <text:p>NULL</text:p>
          </table:table-cell>
          <table:table-cell table:formula="of:=GOOGLETRANSLATE_YOULIBRECALC([.$D28];[.$D$2];[.$AA$2])" office:value-type="string" office:string-value="tyhjä" calcext:value-type="string">
            <text:p>tyhjä</text:p>
          </table:table-cell>
          <table:table-cell table:formula="of:=GOOGLETRANSLATE_YOULIBRECALC([.$D2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Frick_RapeFlacidReaction</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Oh no…***Ups… I-I think my lead transfer module just got active, hehe…***Hehe… This was not supposed to happen…</text:p>
          </table:table-cell>
          <table:table-cell table:formula="of:=GOOGLETRANSLATE_YOULIBRECALC([.$D29];[.$D$2];[.$E$2])" office:value-type="string" office:string-value="哦，不……*** UPS…我 - 我认为我的铅转移模块刚刚活跃，呵呵……***呵呵……这不应该发生……" calcext:value-type="string">
            <text:p>哦，不……*** UPS…我 - 我认为我的铅转移模块刚刚活跃，呵呵……***呵呵……这不应该发生……</text:p>
          </table:table-cell>
          <table:table-cell table:formula="of:=GOOGLETRANSLATE_YOULIBRECALC([.$D29];[.$D$2];[.$F$2])" office:value-type="string" office:string-value="ああ、いや…*** ups…I-I-I Lead Transfer Moduleがアクティブになったと思う、hehe…*** hehe…これは起こるはずではなかった…" calcext:value-type="string">
            <text:p>ああ、いや…*** ups…I-I-I Lead Transfer Moduleがアクティブになったと思う、hehe…*** hehe…これは起こるはずではなかった…</text:p>
          </table:table-cell>
          <table:table-cell table:formula="of:=GOOGLETRANSLATE_YOULIBRECALC([.$D29];[.$D$2];[.$G$2])" office:value-type="string" office:string-value="O nie… *** ups… Myślę, że mój moduł transferowy właśnie się aktywnie, hehe… *** hehe… to nie miało się zdarzyć…" calcext:value-type="string">
            <text:p>O nie… *** ups… Myślę, że mój moduł transferowy właśnie się aktywnie, hehe… *** hehe… to nie miało się zdarzyć…</text:p>
          </table:table-cell>
          <table:table-cell table:formula="of:=GOOGLETRANSLATE_YOULIBRECALC([.$D29];[.$D$2];[.$H$2])" office:value-type="string" office:string-value="Oh no ... *** ups ... creo que mi módulo de transferencia de plomo se activa, jeje ... *** jeje ... esto no debía suceder ..." calcext:value-type="string">
            <text:p>Oh no ... *** ups ... creo que mi módulo de transferencia de plomo se activa, jeje ... *** jeje ... esto no debía suceder ...</text:p>
          </table:table-cell>
          <table:table-cell table:formula="of:=GOOGLETRANSLATE_YOULIBRECALC([.$D29];[.$D$2];[.$I$2])" office:value-type="string" office:string-value="О, нет ... *** UPS ... Я-я думаю, что мой модуль передачи ведущих стал активным, хе-хе ... *** хе-хе ... этого не должно было произойти ..." calcext:value-type="string">
            <text:p>О, нет ... *** UPS ... Я-я думаю, что мой модуль передачи ведущих стал активным, хе-хе ... *** хе-хе ... этого не должно было произойти ...</text:p>
          </table:table-cell>
          <table:table-cell table:formula="of:=GOOGLETRANSLATE_YOULIBRECALC([.$D29];[.$D$2];[.$J$2])" office:value-type="string" office:string-value="Oh non… *** UPS… Je-je pense que mon module de transfert de plomb est devenu actif, hehe… *** hehe… ce n'était pas censé arriver…" calcext:value-type="string">
            <text:p>Oh non… *** UPS… Je-je pense que mon module de transfert de plomb est devenu actif, hehe… *** hehe… ce n'était pas censé arriver…</text:p>
          </table:table-cell>
          <table:table-cell table:formula="of:=GOOGLETRANSLATE_YOULIBRECALC([.$D29];[.$D$2];[.$K$2])" office:value-type="string" office:string-value="Oh, ne ... *** ups ... Mislim, da se je moj modul za prenos svinca pravkar aktiviral, hehe ... *** hehe ... to se ne bi smelo zgoditi ..." calcext:value-type="string">
            <text:p>Oh, ne ... *** ups ... Mislim, da se je moj modul za prenos svinca pravkar aktiviral, hehe ... *** hehe ... to se ne bi smelo zgoditi ...</text:p>
          </table:table-cell>
          <table:table-cell table:formula="of:=GOOGLETRANSLATE_YOULIBRECALC([.$D29];[.$D$2];[.$L$2])" office:value-type="string" office:string-value="Ó, nem… *** UPS… Azt hiszem, az ólomátviteli modulom csak aktív lett, hehe… *** hehe ... ennek nem kellett volna történnie ..." calcext:value-type="string">
            <text:p>Ó, nem… *** UPS… Azt hiszem, az ólomátviteli modulom csak aktív lett, hehe… *** hehe ... ennek nem kellett volna történnie ...</text:p>
          </table:table-cell>
          <table:table-cell table:formula="of:=GOOGLETRANSLATE_YOULIBRECALC([.$D29];[.$D$2];[.$M$2])" office:value-type="string" office:string-value="Ω όχι ... *** UPS ... I-Νομίζω ότι η μονάδα μεταφοράς μολύβδου μου μόλις ενεργοποιήθηκε, hehe ... *** hehe ... αυτό δεν έπρεπε να συμβεί ..." calcext:value-type="string">
            <text:p>Ω όχι ... *** UPS ... I-Νομίζω ότι η μονάδα μεταφοράς μολύβδου μου μόλις ενεργοποιήθηκε, hehe ... *** hehe ... αυτό δεν έπρεπε να συμβεί ...</text:p>
          </table:table-cell>
          <table:table-cell table:formula="of:=GOOGLETRANSLATE_YOULIBRECALC([.$D29];[.$D$2];[.$N$2])" office:value-type="string" office:string-value="Oh hayır… *** UPS… Ben-ben-ben-sanırım kurşun transfer modülüm aktif oldu, hehe… *** hehe… bu gerçekleşmemesi gerekmiyordu ..." calcext:value-type="string">
            <text:p>Oh hayır… *** UPS… Ben-ben-ben-sanırım kurşun transfer modülüm aktif oldu, hehe… *** hehe… bu gerçekleşmemesi gerekmiyordu ...</text:p>
          </table:table-cell>
          <table:table-cell table:formula="of:=GOOGLETRANSLATE_YOULIBRECALC([.$D29];[.$D$2];[.$O$2])" office:value-type="string" office:string-value="Oh no ... *** ups ... Io-penso che il mio modulo di trasferimento principale sia appena stato attivo, hehe ... *** hehe ... questo non doveva succedere ..." calcext:value-type="string">
            <text:p>Oh no ... *** ups ... Io-penso che il mio modulo di trasferimento principale sia appena stato attivo, hehe ... *** hehe ... questo non doveva succedere ...</text:p>
          </table:table-cell>
          <table:table-cell table:formula="of:=GOOGLETRANSLATE_YOULIBRECALC([.$D29];[.$D$2];[.$P$2])" office:value-type="string" office:string-value="Oh nee ... *** UPS ... Ik denk dat mijn hoofdtransfermodule net actief is geworden, hehe ... *** hehe ... dit moest niet gebeuren ..." calcext:value-type="string">
            <text:p>Oh nee ... *** UPS ... Ik denk dat mijn hoofdtransfermodule net actief is geworden, hehe ... *** hehe ... dit moest niet gebeuren ...</text:p>
          </table:table-cell>
          <table:table-cell table:formula="of:=GOOGLETRANSLATE_YOULIBRECALC([.$D29];[.$D$2];[.$Q$2])" office:value-type="string" office:string-value="오, 아뇨… *** UPS… I- 내 리드 전송 모듈이 방금 활성화되었다고 생각합니다. hehe… *** hehe…" calcext:value-type="string">
            <text:p>오, 아뇨… *** UPS… I- 내 리드 전송 모듈이 방금 활성화되었다고 생각합니다. hehe… *** hehe…</text:p>
          </table:table-cell>
          <table:table-cell table:formula="of:=GOOGLETRANSLATE_YOULIBRECALC([.$D29];[.$D$2];[.$R$2])" office:value-type="string" office:string-value="Ach nie ... *** UPS ... Myslím, že môj modul prenosu olova sa práve stal aktívnym, hehe ... *** hehe ... to sa nemalo stať ..." calcext:value-type="string">
            <text:p>Ach nie ... *** UPS ... Myslím, že môj modul prenosu olova sa práve stal aktívnym, hehe ... *** hehe ... to sa nemalo stať ...</text:p>
          </table:table-cell>
          <table:table-cell table:formula="of:=GOOGLETRANSLATE_YOULIBRECALC([.$D29];[.$D$2];[.$S$2])" office:value-type="string" office:string-value="Oh no…***Ups… I-I think my lead transfer module just got active, hehe…***Hehe… This was not supposed to happen…" calcext:value-type="string">
            <text:p>Oh no…***Ups… I-I think my lead transfer module just got active, hehe…***Hehe… This was not supposed to happen…</text:p>
          </table:table-cell>
          <table:table-cell table:formula="of:=GOOGLETRANSLATE_YOULIBRECALC([.$D29];[.$D$2];[.$T$2])" office:value-type="string" office:string-value="โอ้ไม่… *** ups …ฉัน-ฉันคิดว่าโมดูลการถ่ายโอนตะกั่วของฉันเพิ่งทำงานอยู่ฮิฮิ… *** ฮิฮิ…นี่ไม่ควรเกิดขึ้น…" calcext:value-type="string">
            <text:p>โอ้ไม่… *** ups …ฉัน-ฉันคิดว่าโมดูลการถ่ายโอนตะกั่วของฉันเพิ่งทำงานอยู่ฮิฮิ… *** ฮิฮิ…นี่ไม่ควรเกิดขึ้น…</text:p>
          </table:table-cell>
          <table:table-cell table:formula="of:=GOOGLETRANSLATE_YOULIBRECALC([.$D29];[.$D$2];[.$U$2])" office:value-type="string" office:string-value="Oh tidak ... *** UPS ... i-saya pikir modul transfer utama saya baru saja aktif, hehe ... *** hehe ... ini tidak seharusnya terjadi ..." calcext:value-type="string">
            <text:p>Oh tidak ... *** UPS ... i-saya pikir modul transfer utama saya baru saja aktif, hehe ... *** hehe ... ini tidak seharusnya terjadi ...</text:p>
          </table:table-cell>
          <table:table-cell table:formula="of:=GOOGLETRANSLATE_YOULIBRECALC([.$D29];[.$D$2];[.$V$2])" office:value-type="string" office:string-value="Ach ne ... *** UPS ... I-Myslím si, že můj modul přenosu vedení právě byl aktivní, hehe ... *** hehe ... to se nemělo stát ..." calcext:value-type="string">
            <text:p>Ach ne ... *** UPS ... I-Myslím si, že můj modul přenosu vedení právě byl aktivní, hehe ... *** hehe ... to se nemělo stát ...</text:p>
          </table:table-cell>
          <table:table-cell table:formula="of:=GOOGLETRANSLATE_YOULIBRECALC([.$D29];[.$D$2];[.$W$2])" office:value-type="string" office:string-value="Oh hindi ... *** up ... i-I sa palagay ko ang aking module ng paglipat ng lead ay naging aktibo, hehe ... *** hehe ... hindi ito dapat mangyari…" calcext:value-type="string">
            <text:p>Oh hindi ... *** up ... i-I sa palagay ko ang aking module ng paglipat ng lead ay naging aktibo, hehe ... *** hehe ... hindi ito dapat mangyari…</text:p>
          </table:table-cell>
          <table:table-cell table:formula="of:=GOOGLETRANSLATE_YOULIBRECALC([.$D29];[.$D$2];[.$X$2])" office:value-type="string" office:string-value="О ні… *** UPS… Я-я думаю, що мій модуль передачі ведучого просто активізувався, хе-хе… *** хе-хе… цього не повинно було відбутися…" calcext:value-type="string">
            <text:p>О ні… *** UPS… Я-я думаю, що мій модуль передачі ведучого просто активізувався, хе-хе… *** хе-хе… цього не повинно було відбутися…</text:p>
          </table:table-cell>
          <table:table-cell table:formula="of:=GOOGLETRANSLATE_YOULIBRECALC([.$D29];[.$D$2];[.$Y$2])" office:value-type="string" office:string-value="Ồ không, *** UPS" calcext:value-type="string">
            <text:p>Ồ không, *** UPS</text:p>
          </table:table-cell>
          <table:table-cell table:formula="of:=GOOGLETRANSLATE_YOULIBRECALC([.$D29];[.$D$2];[.$Z$2])" office:value-type="string" office:string-value="Oh nein ... *** ups ... ich-ich denke, mein Lead-Transfer-Modul wurde gerade aktiv, hehe ... *** hehe ... das sollte nicht passieren ..." calcext:value-type="string">
            <text:p>Oh nein ... *** ups ... ich-ich denke, mein Lead-Transfer-Modul wurde gerade aktiv, hehe ... *** hehe ... das sollte nicht passieren ...</text:p>
          </table:table-cell>
          <table:table-cell table:formula="of:=GOOGLETRANSLATE_YOULIBRECALC([.$D29];[.$D$2];[.$AA$2])" office:value-type="string" office:string-value="Voi ei ... *** UPS ... Luulen, että lyijysiirtomoduulini oli vain aktiivinen, hehe… *** hehe… Tämän ei ollut tarkoitus tapahtua ..." calcext:value-type="string">
            <text:p>Voi ei ... *** UPS ... Luulen, että lyijysiirtomoduulini oli vain aktiivinen, hehe… *** hehe… Tämän ei ollut tarkoitus tapahtua ...</text:p>
          </table:table-cell>
          <table:table-cell table:formula="of:=GOOGLETRANSLATE_YOULIBRECALC([.$D29];[.$D$2];[.$AB$2])" office:value-type="string" office:string-value="Åh nej… *** Ups… jeg-jeg tror, ​​at mit førende overførselsmodul lige blev aktivt, hehe… *** hehe… dette skulle ikke ske ..." calcext:value-type="string">
            <text:p>Åh nej… *** Ups… jeg-jeg tror, ​​at mit førende overførselsmodul lige blev aktivt, hehe… *** hehe… dette skulle ikke ske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RapeFlacidReaction</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30];[.$D$2];[.$E$2])" office:value-type="string" office:string-value="无效的" calcext:value-type="string">
            <text:p>无效的</text:p>
          </table:table-cell>
          <table:table-cell table:formula="of:=GOOGLETRANSLATE_YOULIBRECALC([.$D30];[.$D$2];[.$F$2])" office:value-type="string" office:string-value="ヌル" calcext:value-type="string">
            <text:p>ヌル</text:p>
          </table:table-cell>
          <table:table-cell table:formula="of:=GOOGLETRANSLATE_YOULIBRECALC([.$D30];[.$D$2];[.$G$2])" office:value-type="string" office:string-value="nieważny" calcext:value-type="string">
            <text:p>nieważny</text:p>
          </table:table-cell>
          <table:table-cell table:formula="of:=GOOGLETRANSLATE_YOULIBRECALC([.$D30];[.$D$2];[.$H$2])" office:value-type="string" office:string-value="nulo" calcext:value-type="string">
            <text:p>nulo</text:p>
          </table:table-cell>
          <table:table-cell table:formula="of:=GOOGLETRANSLATE_YOULIBRECALC([.$D30];[.$D$2];[.$I$2])" office:value-type="string" office:string-value="нулевой" calcext:value-type="string">
            <text:p>нулевой</text:p>
          </table:table-cell>
          <table:table-cell table:formula="of:=GOOGLETRANSLATE_YOULIBRECALC([.$D30];[.$D$2];[.$J$2])" office:value-type="string" office:string-value="nul" calcext:value-type="string">
            <text:p>nul</text:p>
          </table:table-cell>
          <table:table-cell table:formula="of:=GOOGLETRANSLATE_YOULIBRECALC([.$D30];[.$D$2];[.$K$2])" office:value-type="string" office:string-value="null" calcext:value-type="string">
            <text:p>null</text:p>
          </table:table-cell>
          <table:table-cell table:formula="of:=GOOGLETRANSLATE_YOULIBRECALC([.$D30];[.$D$2];[.$L$2])" office:value-type="string" office:string-value="nulla" calcext:value-type="string">
            <text:p>nulla</text:p>
          </table:table-cell>
          <table:table-cell table:formula="of:=GOOGLETRANSLATE_YOULIBRECALC([.$D30];[.$D$2];[.$M$2])" office:value-type="string" office:string-value="άκυρος" calcext:value-type="string">
            <text:p>άκυρος</text:p>
          </table:table-cell>
          <table:table-cell table:formula="of:=GOOGLETRANSLATE_YOULIBRECALC([.$D30];[.$D$2];[.$N$2])" office:value-type="string" office:string-value="hükümsüz" calcext:value-type="string">
            <text:p>hükümsüz</text:p>
          </table:table-cell>
          <table:table-cell table:formula="of:=GOOGLETRANSLATE_YOULIBRECALC([.$D30];[.$D$2];[.$O$2])" office:value-type="string" office:string-value="null" calcext:value-type="string">
            <text:p>null</text:p>
          </table:table-cell>
          <table:table-cell table:formula="of:=GOOGLETRANSLATE_YOULIBRECALC([.$D30];[.$D$2];[.$P$2])" office:value-type="string" office:string-value="nul" calcext:value-type="string">
            <text:p>nul</text:p>
          </table:table-cell>
          <table:table-cell table:formula="of:=GOOGLETRANSLATE_YOULIBRECALC([.$D30];[.$D$2];[.$Q$2])" office:value-type="string" office:string-value="널" calcext:value-type="string">
            <text:p>널</text:p>
          </table:table-cell>
          <table:table-cell table:formula="of:=GOOGLETRANSLATE_YOULIBRECALC([.$D30];[.$D$2];[.$R$2])" office:value-type="string" office:string-value="nulové" calcext:value-type="string">
            <text:p>nulové</text:p>
          </table:table-cell>
          <table:table-cell table:formula="of:=GOOGLETRANSLATE_YOULIBRECALC([.$D30];[.$D$2];[.$S$2])" office:value-type="string" office:string-value="null" calcext:value-type="string">
            <text:p>null</text:p>
          </table:table-cell>
          <table:table-cell table:formula="of:=GOOGLETRANSLATE_YOULIBRECALC([.$D30];[.$D$2];[.$T$2])" office:value-type="string" office:string-value="โมฆะ" calcext:value-type="string">
            <text:p>โมฆะ</text:p>
          </table:table-cell>
          <table:table-cell table:formula="of:=GOOGLETRANSLATE_YOULIBRECALC([.$D30];[.$D$2];[.$U$2])" office:value-type="string" office:string-value="batal" calcext:value-type="string">
            <text:p>batal</text:p>
          </table:table-cell>
          <table:table-cell table:formula="of:=GOOGLETRANSLATE_YOULIBRECALC([.$D30];[.$D$2];[.$V$2])" office:value-type="string" office:string-value="null" calcext:value-type="string">
            <text:p>null</text:p>
          </table:table-cell>
          <table:table-cell table:formula="of:=GOOGLETRANSLATE_YOULIBRECALC([.$D30];[.$D$2];[.$W$2])" office:value-type="string" office:string-value="Null" calcext:value-type="string">
            <text:p>Null</text:p>
          </table:table-cell>
          <table:table-cell table:formula="of:=GOOGLETRANSLATE_YOULIBRECALC([.$D30];[.$D$2];[.$X$2])" office:value-type="string" office:string-value="нульовий" calcext:value-type="string">
            <text:p>нульовий</text:p>
          </table:table-cell>
          <table:table-cell table:formula="of:=GOOGLETRANSLATE_YOULIBRECALC([.$D30];[.$D$2];[.$Y$2])" office:value-type="string" office:string-value="vô giá trị" calcext:value-type="string">
            <text:p>vô giá trị</text:p>
          </table:table-cell>
          <table:table-cell table:formula="of:=GOOGLETRANSLATE_YOULIBRECALC([.$D30];[.$D$2];[.$Z$2])" office:value-type="string" office:string-value="NULL" calcext:value-type="string">
            <text:p>NULL</text:p>
          </table:table-cell>
          <table:table-cell table:formula="of:=GOOGLETRANSLATE_YOULIBRECALC([.$D30];[.$D$2];[.$AA$2])" office:value-type="string" office:string-value="tyhjä" calcext:value-type="string">
            <text:p>tyhjä</text:p>
          </table:table-cell>
          <table:table-cell table:formula="of:=GOOGLETRANSLATE_YOULIBRECALC([.$D3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Frick_StartFrick</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Shit, shit, shit! I’m not prepared!***Wait, what are you… Oh…***Wha… Wait… I… ***Oh, right!***Now? Really? I-I was updating my drivers…***Ah, yeah, the segs… I know a lot about the segs…</text:p>
          </table:table-cell>
          <table:table-cell table:formula="of:=GOOGLETRANSLATE_YOULIBRECALC([.$D31];[.$D$2];[.$E$2])" office:value-type="string" office:string-value="该死，该死！我还没有准备好！真的吗？我 - 我正在更新我的司机……***啊，是的，segs…我对segs了解很多……" calcext:value-type="string">
            <text:p>该死，该死！我还没有准备好！真的吗？我 - 我正在更新我的司机……***啊，是的，segs…我对segs了解很多……</text:p>
          </table:table-cell>
          <table:table-cell table:formula="of:=GOOGLETRANSLATE_YOULIBRECALC([.$D31];[.$D$2];[.$F$2])" office:value-type="string" office:string-value="たわごと、たわごと、たわごと！私は準備ができていません！本当に？私はドライバーを更新していました…***ああ、ええ、セグス…私はセグについて多くを知っています..." calcext:value-type="string">
            <text:p>たわごと、たわごと、たわごと！私は準備ができていません！本当に？私はドライバーを更新していました…***ああ、ええ、セグス…私はセグについて多くを知っています...</text:p>
          </table:table-cell>
          <table:table-cell table:formula="of:=GOOGLETRANSLATE_YOULIBRECALC([.$D31];[.$D$2];[.$G$2])" office:value-type="string" office:string-value="Cholera, gówno, gówno! Nie jestem przygotowany! *** Poczekaj, kim jesteś… Och… *** WHA… Poczekaj… ja… *** Och, prawda! *** Teraz? Naprawdę? Ja-aktualizowałem moich kierowców… *** Ach, tak, segs… Wiem dużo o SEGS…" calcext:value-type="string">
            <text:p>Cholera, gówno, gówno! Nie jestem przygotowany! *** Poczekaj, kim jesteś… Och… *** WHA… Poczekaj… ja… *** Och, prawda! *** Teraz? Naprawdę? Ja-aktualizowałem moich kierowców… *** Ach, tak, segs… Wiem dużo o SEGS…</text:p>
          </table:table-cell>
          <table:table-cell table:formula="of:=GOOGLETRANSLATE_YOULIBRECALC([.$D31];[.$D$2];[.$H$2])" office:value-type="string" office:string-value="Mierda, mierda, mierda! ¡No estoy preparado! *** Espera, ¿qué estás ... oh ... *** que ... espera ... yo ... *** oh, ¿verdad! *** ahora? ¿En realidad? I-yo estaba actualizando a mis conductores ... *** Ah, sí, los Segs ... Sé mucho sobre los Segs ..." calcext:value-type="string">
            <text:p>Mierda, mierda, mierda! ¡No estoy preparado! *** Espera, ¿qué estás ... oh ... *** que ... espera ... yo ... *** oh, ¿verdad! *** ahora? ¿En realidad? I-yo estaba actualizando a mis conductores ... *** Ah, sí, los Segs ... Sé mucho sobre los Segs ...</text:p>
          </table:table-cell>
          <table:table-cell table:formula="of:=GOOGLETRANSLATE_YOULIBRECALC([.$D31];[.$D$2];[.$I$2])" office:value-type="string" office:string-value="Дерьмо, дерьмо, дерьмо! Я не готов! *** Подожди, что ты ... о ... *** что ... подожди ... я ... *** О, верно! *** Теперь? Действительно? Я-я обновлял своих драйверов ... *** Ах, да, сеги ... Я много знаю о SEG ..." calcext:value-type="string">
            <text:p>Дерьмо, дерьмо, дерьмо! Я не готов! *** Подожди, что ты ... о ... *** что ... подожди ... я ... *** О, верно! *** Теперь? Действительно? Я-я обновлял своих драйверов ... *** Ах, да, сеги ... Я много знаю о SEG ...</text:p>
          </table:table-cell>
          <table:table-cell table:formula="of:=GOOGLETRANSLATE_YOULIBRECALC([.$D31];[.$D$2];[.$J$2])" office:value-type="string" office:string-value="Merde, merde, merde! Je ne suis pas préparé! *** Attendez, qu'est-ce que tu es… oh… *** Wha… attends… je… *** Oh, non! *** maintenant? Vraiment? Je-je metais à jour mes chauffeurs… *** Ah, ouais, les segs… Je sais beaucoup de choses sur les SEG…" calcext:value-type="string">
            <text:p>Merde, merde, merde! Je ne suis pas préparé! *** Attendez, qu'est-ce que tu es… oh… *** Wha… attends… je… *** Oh, non! *** maintenant? Vraiment? Je-je metais à jour mes chauffeurs… *** Ah, ouais, les segs… Je sais beaucoup de choses sur les SEG…</text:p>
          </table:table-cell>
          <table:table-cell table:formula="of:=GOOGLETRANSLATE_YOULIBRECALC([.$D31];[.$D$2];[.$K$2])" office:value-type="string" office:string-value="Sranje, sranje, sranje! Nisem pripravljen! *** Počakaj, kaj si ... Oh ... *** WHA ... počakaj ... *** Oh, kajne! *** Zdaj? Res? Jaz sem posodabljal svoje voznike ... *** Ah, ja, segs ... vem veliko o segsu ..." calcext:value-type="string">
            <text:p>Sranje, sranje, sranje! Nisem pripravljen! *** Počakaj, kaj si ... Oh ... *** WHA ... počakaj ... *** Oh, kajne! *** Zdaj? Res? Jaz sem posodabljal svoje voznike ... *** Ah, ja, segs ... vem veliko o segsu ...</text:p>
          </table:table-cell>
          <table:table-cell table:formula="of:=GOOGLETRANSLATE_YOULIBRECALC([.$D31];[.$D$2];[.$L$2])" office:value-type="string" office:string-value="Szar, szar, szar! Nem vagyok felkészülve! Igazán? I-én frissítettem a sofőröket ... *** Ah, igen, a szegélyek ... sokat tudok a szegélyekről ..." calcext:value-type="string">
            <text:p>Szar, szar, szar! Nem vagyok felkészülve! Igazán? I-én frissítettem a sofőröket ... *** Ah, igen, a szegélyek ... sokat tudok a szegélyekről ...</text:p>
          </table:table-cell>
          <table:table-cell table:formula="of:=GOOGLETRANSLATE_YOULIBRECALC([.$D31];[.$D$2];[.$M$2])" office:value-type="string" office:string-value="Σκατά, σκατά, σκατά! Δεν είμαι προετοιμασμένος! *** Περιμένετε, τι είσαι ... ω ... ***… περιμένετε ... εγώ ... *** Ω, σωστά! *** Τώρα; Πραγματικά; Εγώ ενημέρωσα τους οδηγούς μου ... *** Αχ, ναι, οι SEGs… Ξέρω πολλά για τα SEGs ..." calcext:value-type="string">
            <text:p>Σκατά, σκατά, σκατά! Δεν είμαι προετοιμασμένος! *** Περιμένετε, τι είσαι ... ω ... ***… περιμένετε ... εγώ ... *** Ω, σωστά! *** Τώρα; Πραγματικά; Εγώ ενημέρωσα τους οδηγούς μου ... *** Αχ, ναι, οι SEGs… Ξέρω πολλά για τα SEGs ...</text:p>
          </table:table-cell>
          <table:table-cell table:formula="of:=GOOGLETRANSLATE_YOULIBRECALC([.$D31];[.$D$2];[.$N$2])" office:value-type="string" office:string-value="Kahretsin, bok, bok! Hazır değilim! *** Bekle, sen… oh… *** Ne… Bekle… ben… *** Oh, değil mi! *** Şimdi? Gerçekten mi? Ben sürücülerimi güncelliyordum… *** Ah, evet, segs… Segs hakkında çok şey biliyorum…" calcext:value-type="string">
            <text:p>Kahretsin, bok, bok! Hazır değilim! *** Bekle, sen… oh… *** Ne… Bekle… ben… *** Oh, değil mi! *** Şimdi? Gerçekten mi? Ben sürücülerimi güncelliyordum… *** Ah, evet, segs… Segs hakkında çok şey biliyorum…</text:p>
          </table:table-cell>
          <table:table-cell table:formula="of:=GOOGLETRANSLATE_YOULIBRECALC([.$D31];[.$D$2];[.$O$2])" office:value-type="string" office:string-value="Merda, merda, merda! Non sono preparato! *** Aspetta, cosa sei ... oh ... *** wha ... aspetta ... io ... *** Oh, giusto! *** Adesso? Veramente? Stavo aggiornando i miei driver ... *** Ah, sì, i Seg ... so molto sui Seg ..." calcext:value-type="string">
            <text:p>Merda, merda, merda! Non sono preparato! *** Aspetta, cosa sei ... oh ... *** wha ... aspetta ... io ... *** Oh, giusto! *** Adesso? Veramente? Stavo aggiornando i miei driver ... *** Ah, sì, i Seg ... so molto sui Seg ...</text:p>
          </table:table-cell>
          <table:table-cell table:formula="of:=GOOGLETRANSLATE_YOULIBRECALC([.$D31];[.$D$2];[.$P$2])" office:value-type="string" office:string-value="Shit, shit, shit! Ik ben niet voorbereid! *** Wacht, wat ben je ... oh ... *** Wha ... wacht ... ik ... *** Oh, toch! *** Nu? Echt? Ik-ik was mijn chauffeurs bijgewerkt ... *** Ah, ja, de segs ... Ik weet veel over de segs ..." calcext:value-type="string">
            <text:p>Shit, shit, shit! Ik ben niet voorbereid! *** Wacht, wat ben je ... oh ... *** Wha ... wacht ... ik ... *** Oh, toch! *** Nu? Echt? Ik-ik was mijn chauffeurs bijgewerkt ... *** Ah, ja, de segs ... Ik weet veel over de segs ...</text:p>
          </table:table-cell>
          <table:table-cell table:formula="of:=GOOGLETRANSLATE_YOULIBRECALC([.$D31];[.$D$2];[.$Q$2])" office:value-type="string" office:string-value="젠장, 젠장, 젠장! 나는 준비되지 않았다! *** 잠깐, 당신은 무엇입니까… 정말? 나는 내 운전자를 업데이트하고 있었다… *** 아, 그래, 세그… 나는 세그에 대해 많이 알고있다…" calcext:value-type="string">
            <text:p>젠장, 젠장, 젠장! 나는 준비되지 않았다! *** 잠깐, 당신은 무엇입니까… 정말? 나는 내 운전자를 업데이트하고 있었다… *** 아, 그래, 세그… 나는 세그에 대해 많이 알고있다…</text:p>
          </table:table-cell>
          <table:table-cell table:formula="of:=GOOGLETRANSLATE_YOULIBRECALC([.$D31];[.$D$2];[.$R$2])" office:value-type="string" office:string-value="Do riti, do prdele! Nie som pripravený! *** Počkaj, čo si ... ach ... *** Wha ... počkajte ... ja ... *** Oh, však! *** Teraz? Naozaj? Ja som aktualizoval mojich vodičov ... *** Ach, áno, segs ... viem veľa o segoch ..." calcext:value-type="string">
            <text:p>Do riti, do prdele! Nie som pripravený! *** Počkaj, čo si ... ach ... *** Wha ... počkajte ... ja ... *** Oh, však! *** Teraz? Naozaj? Ja som aktualizoval mojich vodičov ... *** Ach, áno, segs ... viem veľa o segoch ...</text:p>
          </table:table-cell>
          <table:table-cell table:formula="of:=GOOGLETRANSLATE_YOULIBRECALC([.$D31];[.$D$2];[.$S$2])" office:value-type="string" office:string-value="Shit, shit, shit! I’m not prepared!***Wait, what are you… Oh…***Wha… Wait… I… ***Oh, right!***Now? Really? I-I was updating my drivers…***Ah, yeah, the segs… I know a lot about the segs…" calcext:value-type="string">
            <text:p>Shit, shit, shit! I’m not prepared!***Wait, what are you… Oh…***Wha… Wait… I… ***Oh, right!***Now? Really? I-I was updating my drivers…***Ah, yeah, the segs… I know a lot about the segs…</text:p>
          </table:table-cell>
          <table:table-cell table:formula="of:=GOOGLETRANSLATE_YOULIBRECALC([.$D31];[.$D$2];[.$T$2])" office:value-type="string" office:string-value="อึอึอึ! ฉันไม่ได้เตรียมไว้! *** เดี๋ยวก่อนคุณเป็นอะไร…โอ้… *** wha …เดี๋ยวก่อน…ฉัน… *** โอ้ใช่แล้ว! *** ตอนนี้? จริงหรือ ฉัน-ฉันกำลังอัปเดตไดรเวอร์ของฉัน… *** อ่าใช่ SEGS …ฉันรู้มากเกี่ยวกับ SEGS …" calcext:value-type="string">
            <text:p>อึอึอึ! ฉันไม่ได้เตรียมไว้! *** เดี๋ยวก่อนคุณเป็นอะไร…โอ้… *** wha …เดี๋ยวก่อน…ฉัน… *** โอ้ใช่แล้ว! *** ตอนนี้? จริงหรือ ฉัน-ฉันกำลังอัปเดตไดรเวอร์ของฉัน… *** อ่าใช่ SEGS …ฉันรู้มากเกี่ยวกับ SEGS …</text:p>
          </table:table-cell>
          <table:table-cell table:formula="of:=GOOGLETRANSLATE_YOULIBRECALC([.$D31];[.$D$2];[.$U$2])" office:value-type="string" office:string-value="Sial, sial, sial! Aku tidak siap! *** Tunggu, kamu apa ... oh ... *** wha ... tunggu ... aku ... *** oh, benar! *** sekarang? Benar-benar? I-saya memperbarui driver saya ... *** Ah, ya, segs ... Saya tahu banyak tentang SEGS…" calcext:value-type="string">
            <text:p>Sial, sial, sial! Aku tidak siap! *** Tunggu, kamu apa ... oh ... *** wha ... tunggu ... aku ... *** oh, benar! *** sekarang? Benar-benar? I-saya memperbarui driver saya ... *** Ah, ya, segs ... Saya tahu banyak tentang SEGS…</text:p>
          </table:table-cell>
          <table:table-cell table:formula="of:=GOOGLETRANSLATE_YOULIBRECALC([.$D31];[.$D$2];[.$V$2])" office:value-type="string" office:string-value="Do prdele, do prdele! Nejsem připraven! *** Počkej, co jsi ... Oh ... *** Wha ... Počkej ... Já ... *** Ach, že! *** Teď? Opravdu? I-I-i aktualizoval své ovladače ... *** Ah, jo, segs ... hodně vím o SEGS…" calcext:value-type="string">
            <text:p>Do prdele, do prdele! Nejsem připraven! *** Počkej, co jsi ... Oh ... *** Wha ... Počkej ... Já ... *** Ach, že! *** Teď? Opravdu? I-I-i aktualizoval své ovladače ... *** Ah, jo, segs ... hodně vím o SEGS…</text:p>
          </table:table-cell>
          <table:table-cell table:formula="of:=GOOGLETRANSLATE_YOULIBRECALC([.$D31];[.$D$2];[.$W$2])" office:value-type="string" office:string-value="Shit, tae, tae! Hindi ako handa! *** Maghintay, ano ka ... oh… *** wha… teka… i… *** oh, tama! *** Ngayon? Talaga? I-i-update ko ang aking mga driver ... *** ah, oo, ang mga segs ... Marami akong nalalaman tungkol sa mga segs ..." calcext:value-type="string">
            <text:p>Shit, tae, tae! Hindi ako handa! *** Maghintay, ano ka ... oh… *** wha… teka… i… *** oh, tama! *** Ngayon? Talaga? I-i-update ko ang aking mga driver ... *** ah, oo, ang mga segs ... Marami akong nalalaman tungkol sa mga segs ...</text:p>
          </table:table-cell>
          <table:table-cell table:formula="of:=GOOGLETRANSLATE_YOULIBRECALC([.$D31];[.$D$2];[.$X$2])" office:value-type="string" office:string-value="Лайно, лайно, лайно! Я не готовий! *** Зачекайте, що ти ... о ... ***, що ... почекай ... Я ... *** О, правда! *** Тепер? Справді? Я-я оновлював свої драйвери… *** Ах, так, Сегс ... Я багато знаю про Сегс ..." calcext:value-type="string">
            <text:p>Лайно, лайно, лайно! Я не готовий! *** Зачекайте, що ти ... о ... ***, що ... почекай ... Я ... *** О, правда! *** Тепер? Справді? Я-я оновлював свої драйвери… *** Ах, так, Сегс ... Я багато знаю про Сегс ...</text:p>
          </table:table-cell>
          <table:table-cell table:formula="of:=GOOGLETRANSLATE_YOULIBRECALC([.$D31];[.$D$2];[.$Y$2])" office:value-type="string" office:string-value="Chết tiệt, chết tiệt, chết tiệt! Tôi không chuẩn bị! *** Đợi đã, bạn là gì, oh oh *** wha, chờ đợi tôi Thật sự? I-I đang cập nhật trình điều khiển của tôi." calcext:value-type="string">
            <text:p>Chết tiệt, chết tiệt, chết tiệt! Tôi không chuẩn bị! *** Đợi đã, bạn là gì, oh oh *** wha, chờ đợi tôi Thật sự? I-I đang cập nhật trình điều khiển của tôi.</text:p>
          </table:table-cell>
          <table:table-cell table:formula="of:=GOOGLETRANSLATE_YOULIBRECALC([.$D31];[.$D$2];[.$Z$2])" office:value-type="string" office:string-value="Scheiße, Scheiße, Scheiße! Ich bin nicht vorbereitet! *** Warte, was bist du ... oh ... *** Was ... warte ... ich ... *** Oh, richtig! *** Jetzt? Wirklich? Ich habe meine Fahrer aktualisiert ... *** Ah, ja, die Segs ... Ich weiß viel über die Segs ..." calcext:value-type="string">
            <text:p>Scheiße, Scheiße, Scheiße! Ich bin nicht vorbereitet! *** Warte, was bist du ... oh ... *** Was ... warte ... ich ... *** Oh, richtig! *** Jetzt? Wirklich? Ich habe meine Fahrer aktualisiert ... *** Ah, ja, die Segs ... Ich weiß viel über die Segs ...</text:p>
          </table:table-cell>
          <table:table-cell table:formula="of:=GOOGLETRANSLATE_YOULIBRECALC([.$D31];[.$D$2];[.$AA$2])" office:value-type="string" office:string-value="Paska, paska, paska! En ole valmistautunut! *** Odota, mitä sinä olet… Voi… *** wha… odota… minä… *** Voi, eikö niin! *** Nyt? Todella? Minä-päivitin kuljettajani ... *** ah, joo, segs ... tiedän paljon SEGS: stä ..." calcext:value-type="string">
            <text:p>Paska, paska, paska! En ole valmistautunut! *** Odota, mitä sinä olet… Voi… *** wha… odota… minä… *** Voi, eikö niin! *** Nyt? Todella? Minä-päivitin kuljettajani ... *** ah, joo, segs ... tiedän paljon SEGS: stä ...</text:p>
          </table:table-cell>
          <table:table-cell table:formula="of:=GOOGLETRANSLATE_YOULIBRECALC([.$D31];[.$D$2];[.$AB$2])" office:value-type="string" office:string-value="Lort, lort, lort! Jeg er ikke forberedt! *** Vent, hvad er du ... Åh ... *** Wha ... Vent ... Jeg ... *** Åh, ikke! *** nu? Virkelig? Jeg-jeg opdaterede mine drivere ... *** Ah, ja, segs ... Jeg ved meget om segs ..." calcext:value-type="string">
            <text:p>Lort, lort, lort! Jeg er ikke forberedt! *** Vent, hvad er du ... Åh ... *** Wha ... Vent ... Jeg ... *** Åh, ikke! *** nu? Virkelig? Jeg-jeg opdaterede mine drivere ... *** Ah, ja, segs ... Jeg ved meget om segs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StartFrick</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32];[.$D$2];[.$E$2])" office:value-type="string" office:string-value="无效的" calcext:value-type="string">
            <text:p>无效的</text:p>
          </table:table-cell>
          <table:table-cell table:formula="of:=GOOGLETRANSLATE_YOULIBRECALC([.$D32];[.$D$2];[.$F$2])" office:value-type="string" office:string-value="ヌル" calcext:value-type="string">
            <text:p>ヌル</text:p>
          </table:table-cell>
          <table:table-cell table:formula="of:=GOOGLETRANSLATE_YOULIBRECALC([.$D32];[.$D$2];[.$G$2])" office:value-type="string" office:string-value="nieważny" calcext:value-type="string">
            <text:p>nieważny</text:p>
          </table:table-cell>
          <table:table-cell table:formula="of:=GOOGLETRANSLATE_YOULIBRECALC([.$D32];[.$D$2];[.$H$2])" office:value-type="string" office:string-value="nulo" calcext:value-type="string">
            <text:p>nulo</text:p>
          </table:table-cell>
          <table:table-cell table:formula="of:=GOOGLETRANSLATE_YOULIBRECALC([.$D32];[.$D$2];[.$I$2])" office:value-type="string" office:string-value="нулевой" calcext:value-type="string">
            <text:p>нулевой</text:p>
          </table:table-cell>
          <table:table-cell table:formula="of:=GOOGLETRANSLATE_YOULIBRECALC([.$D32];[.$D$2];[.$J$2])" office:value-type="string" office:string-value="nul" calcext:value-type="string">
            <text:p>nul</text:p>
          </table:table-cell>
          <table:table-cell table:formula="of:=GOOGLETRANSLATE_YOULIBRECALC([.$D32];[.$D$2];[.$K$2])" office:value-type="string" office:string-value="null" calcext:value-type="string">
            <text:p>null</text:p>
          </table:table-cell>
          <table:table-cell table:formula="of:=GOOGLETRANSLATE_YOULIBRECALC([.$D32];[.$D$2];[.$L$2])" office:value-type="string" office:string-value="nulla" calcext:value-type="string">
            <text:p>nulla</text:p>
          </table:table-cell>
          <table:table-cell table:formula="of:=GOOGLETRANSLATE_YOULIBRECALC([.$D32];[.$D$2];[.$M$2])" office:value-type="string" office:string-value="άκυρος" calcext:value-type="string">
            <text:p>άκυρος</text:p>
          </table:table-cell>
          <table:table-cell table:formula="of:=GOOGLETRANSLATE_YOULIBRECALC([.$D32];[.$D$2];[.$N$2])" office:value-type="string" office:string-value="hükümsüz" calcext:value-type="string">
            <text:p>hükümsüz</text:p>
          </table:table-cell>
          <table:table-cell table:formula="of:=GOOGLETRANSLATE_YOULIBRECALC([.$D32];[.$D$2];[.$O$2])" office:value-type="string" office:string-value="null" calcext:value-type="string">
            <text:p>null</text:p>
          </table:table-cell>
          <table:table-cell table:formula="of:=GOOGLETRANSLATE_YOULIBRECALC([.$D32];[.$D$2];[.$P$2])" office:value-type="string" office:string-value="nul" calcext:value-type="string">
            <text:p>nul</text:p>
          </table:table-cell>
          <table:table-cell table:formula="of:=GOOGLETRANSLATE_YOULIBRECALC([.$D32];[.$D$2];[.$Q$2])" office:value-type="string" office:string-value="널" calcext:value-type="string">
            <text:p>널</text:p>
          </table:table-cell>
          <table:table-cell table:formula="of:=GOOGLETRANSLATE_YOULIBRECALC([.$D32];[.$D$2];[.$R$2])" office:value-type="string" office:string-value="nulové" calcext:value-type="string">
            <text:p>nulové</text:p>
          </table:table-cell>
          <table:table-cell table:formula="of:=GOOGLETRANSLATE_YOULIBRECALC([.$D32];[.$D$2];[.$S$2])" office:value-type="string" office:string-value="null" calcext:value-type="string">
            <text:p>null</text:p>
          </table:table-cell>
          <table:table-cell table:formula="of:=GOOGLETRANSLATE_YOULIBRECALC([.$D32];[.$D$2];[.$T$2])" office:value-type="string" office:string-value="โมฆะ" calcext:value-type="string">
            <text:p>โมฆะ</text:p>
          </table:table-cell>
          <table:table-cell table:formula="of:=GOOGLETRANSLATE_YOULIBRECALC([.$D32];[.$D$2];[.$U$2])" office:value-type="string" office:string-value="batal" calcext:value-type="string">
            <text:p>batal</text:p>
          </table:table-cell>
          <table:table-cell table:formula="of:=GOOGLETRANSLATE_YOULIBRECALC([.$D32];[.$D$2];[.$V$2])" office:value-type="string" office:string-value="null" calcext:value-type="string">
            <text:p>null</text:p>
          </table:table-cell>
          <table:table-cell table:formula="of:=GOOGLETRANSLATE_YOULIBRECALC([.$D32];[.$D$2];[.$W$2])" office:value-type="string" office:string-value="Null" calcext:value-type="string">
            <text:p>Null</text:p>
          </table:table-cell>
          <table:table-cell table:formula="of:=GOOGLETRANSLATE_YOULIBRECALC([.$D32];[.$D$2];[.$X$2])" office:value-type="string" office:string-value="нульовий" calcext:value-type="string">
            <text:p>нульовий</text:p>
          </table:table-cell>
          <table:table-cell table:formula="of:=GOOGLETRANSLATE_YOULIBRECALC([.$D32];[.$D$2];[.$Y$2])" office:value-type="string" office:string-value="vô giá trị" calcext:value-type="string">
            <text:p>vô giá trị</text:p>
          </table:table-cell>
          <table:table-cell table:formula="of:=GOOGLETRANSLATE_YOULIBRECALC([.$D32];[.$D$2];[.$Z$2])" office:value-type="string" office:string-value="NULL" calcext:value-type="string">
            <text:p>NULL</text:p>
          </table:table-cell>
          <table:table-cell table:formula="of:=GOOGLETRANSLATE_YOULIBRECALC([.$D32];[.$D$2];[.$AA$2])" office:value-type="string" office:string-value="tyhjä" calcext:value-type="string">
            <text:p>tyhjä</text:p>
          </table:table-cell>
          <table:table-cell table:formula="of:=GOOGLETRANSLATE_YOULIBRECALC([.$D3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4">
          <table:table-cell table:style-name="ce6" office:value-type="string" calcext:value-type="string">
            <text:p>Frick_GenericFuckBrainState</text:p>
            <text:p>RandomDialogueCockOutsid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So that’s a cock? ***D-Don’t look at me like that! I have no clue of what to do next…***(Thanks God he is not putting it in yet. I haven’t finished the lubrication process…)***I checked Wikipedia and it says that you have to put it in. ***Are you installing updates as well, or…?</text:p>
          </table:table-cell>
          <table:table-cell table:formula="of:=GOOGLETRANSLATE_YOULIBRECALC([.$D33];[.$D$2];[.$E$2])" office:value-type="string" office:string-value="那是公鸡吗？ *** d-don不会那样看我！我不知道下一步该怎么做……***（感谢上帝，他还没有把它放进去。我还没有完成润滑过程……）***我检查了Wikipedia，它说您必须放入它。***您是否也安装了更新，还是……？" calcext:value-type="string">
            <text:p>那是公鸡吗？ *** d-don不会那样看我！我不知道下一步该怎么做……***（感谢上帝，他还没有把它放进去。我还没有完成润滑过程……）***我检查了Wikipedia，它说您必须放入它。***您是否也安装了更新，还是……？</text:p>
          </table:table-cell>
          <table:table-cell table:formula="of:=GOOGLETRANSLATE_YOULIBRECALC([.$D33];[.$D$2];[.$F$2])" office:value-type="string" office:string-value="それはコックですか？ ***そのように私を見ないでください！次に何をすべきかについての手がかりがありません…***（彼がまだそれを入れていないことを神に感謝します。潤滑プロセスを終えていません...）" calcext:value-type="string">
            <text:p>それはコックですか？ ***そのように私を見ないでください！次に何をすべきかについての手がかりがありません…***（彼がまだそれを入れていないことを神に感謝します。潤滑プロセスを終えていません...）</text:p>
          </table:table-cell>
          <table:table-cell table:formula="of:=GOOGLETRANSLATE_YOULIBRECALC([.$D33];[.$D$2];[.$G$2])" office:value-type="string" office:string-value="Więc to kutas? *** D-Don nie patrz na mnie tak! Nie mam pojęcia, co dalej… *** (Dzięki Bogu, on jeszcze go nie wkłada. Nie skończyłem procesu smarowania…) *** Sprawdziłem Wikipedię i mówi, że musisz ją włożyć. *** Czy instalujesz aktualizacje, czy…?" calcext:value-type="string">
            <text:p>Więc to kutas? *** D-Don nie patrz na mnie tak! Nie mam pojęcia, co dalej… *** (Dzięki Bogu, on jeszcze go nie wkłada. Nie skończyłem procesu smarowania…) *** Sprawdziłem Wikipedię i mówi, że musisz ją włożyć. *** Czy instalujesz aktualizacje, czy…?</text:p>
          </table:table-cell>
          <table:table-cell table:formula="of:=GOOGLETRANSLATE_YOULIBRECALC([.$D33];[.$D$2];[.$H$2])" office:value-type="string" office:string-value="¿Entonces eso es una polla? *** ¡D-no me mira así! No tengo ni idea de qué hacer a continuación ... *** (gracias a Dios que aún no lo está poniendo. No he terminado el proceso de lubricación ...) *** Revisé Wikipedia y dice que tienes que ponerlo. *** ¿Estás instalando actualizaciones también o ...?" calcext:value-type="string">
            <text:p>¿Entonces eso es una polla? *** ¡D-no me mira así! No tengo ni idea de qué hacer a continuación ... *** (gracias a Dios que aún no lo está poniendo. No he terminado el proceso de lubricación ...) *** Revisé Wikipedia y dice que tienes que ponerlo. *** ¿Estás instalando actualizaciones también o ...?</text:p>
          </table:table-cell>
          <table:table-cell table:formula="of:=GOOGLETRANSLATE_YOULIBRECALC([.$D33];[.$D$2];[.$I$2])" office:value-type="string" office:string-value="Так это член? *** D-Don не смотрите на меня так! Я понятия не имею, что делать дальше… *** (спасибо, Боже, он еще не вкладывает это. Я не закончил процесс смазки…) *** Я проверил Википедию, и это говорит, что вы должны поместить это. *** Вы также устанавливаете обновления или…?" calcext:value-type="string">
            <text:p>Так это член? *** D-Don не смотрите на меня так! Я понятия не имею, что делать дальше… *** (спасибо, Боже, он еще не вкладывает это. Я не закончил процесс смазки…) *** Я проверил Википедию, и это говорит, что вы должны поместить это. *** Вы также устанавливаете обновления или…?</text:p>
          </table:table-cell>
          <table:table-cell table:formula="of:=GOOGLETRANSLATE_YOULIBRECALC([.$D33];[.$D$2];[.$J$2])" office:value-type="string" office:string-value="Alors c'est une bite? *** D-ne me regarde pas comme ça! Je n'ai aucune idée de ce qu'il faut faire ensuite… *** (merci mon Dieu, il ne le met pas encore. Je n'ai pas terminé le processus de lubrification…) *** J'ai vérifié Wikipedia et il dit que vous devez le mettre. *** Installez-vous également des mises à jour, ou…?" calcext:value-type="string">
            <text:p>Alors c'est une bite? *** D-ne me regarde pas comme ça! Je n'ai aucune idée de ce qu'il faut faire ensuite… *** (merci mon Dieu, il ne le met pas encore. Je n'ai pas terminé le processus de lubrification…) *** J'ai vérifié Wikipedia et il dit que vous devez le mettre. *** Installez-vous également des mises à jour, ou…?</text:p>
          </table:table-cell>
          <table:table-cell table:formula="of:=GOOGLETRANSLATE_YOULIBRECALC([.$D33];[.$D$2];[.$K$2])" office:value-type="string" office:string-value="Torej, to je petelin? *** D-DON Ne glej me tako! Nimam pojma, kaj naj naredim naprej ... *** (hvala bogu, da ga še ne daje. Nisem še končal postopka mazanja ...) *** Preveril sem Wikipedijo in piše, da jo morate vstaviti. *** Ali nameščate tudi posodobitve ali ...?" calcext:value-type="string">
            <text:p>Torej, to je petelin? *** D-DON Ne glej me tako! Nimam pojma, kaj naj naredim naprej ... *** (hvala bogu, da ga še ne daje. Nisem še končal postopka mazanja ...) *** Preveril sem Wikipedijo in piše, da jo morate vstaviti. *** Ali nameščate tudi posodobitve ali ...?</text:p>
          </table:table-cell>
          <table:table-cell table:formula="of:=GOOGLETRANSLATE_YOULIBRECALC([.$D33];[.$D$2];[.$L$2])" office:value-type="string" office:string-value="Szóval ez egy kakas? *** d-ne nézz rám! Fogalmam sincs, hogy mit tegyek a következő tennem… *** (köszönöm Istennek, hogy még nem helyezi be. Még nem fejeztem be a kenési folyamatot ...) *** Ellenőriztem a Wikipedia -t, és azt mondja, hogy be kell tenned. *** A frissítéseket is telepíti, vagy…?" calcext:value-type="string">
            <text:p>Szóval ez egy kakas? *** d-ne nézz rám! Fogalmam sincs, hogy mit tegyek a következő tennem… *** (köszönöm Istennek, hogy még nem helyezi be. Még nem fejeztem be a kenési folyamatot ...) *** Ellenőriztem a Wikipedia -t, és azt mondja, hogy be kell tenned. *** A frissítéseket is telepíti, vagy…?</text:p>
          </table:table-cell>
          <table:table-cell table:formula="of:=GOOGLETRANSLATE_YOULIBRECALC([.$D33];[.$D$2];[.$M$2])" office:value-type="string" office:string-value="Αυτό είναι λοιπόν κόκορας; *** D-Don Μην με κοιτάς έτσι! Δεν έχω καμία ένδειξη για το τι πρέπει να κάνω στη συνέχεια ... *** (ευχαριστώ τον Θεό που δεν το βάζει ακόμα. Δεν έχω τελειώσει τη διαδικασία λίπανσης ...) *** Έλεγξα τη Wikipedia και λέει ότι πρέπει να το βάλετε." calcext:value-type="string">
            <text:p>Αυτό είναι λοιπόν κόκορας; *** D-Don Μην με κοιτάς έτσι! Δεν έχω καμία ένδειξη για το τι πρέπει να κάνω στη συνέχεια ... *** (ευχαριστώ τον Θεό που δεν το βάζει ακόμα. Δεν έχω τελειώσει τη διαδικασία λίπανσης ...) *** Έλεγξα τη Wikipedia και λέει ότι πρέπει να το βάλετε.</text:p>
          </table:table-cell>
          <table:table-cell table:formula="of:=GOOGLETRANSLATE_YOULIBRECALC([.$D33];[.$D$2];[.$N$2])" office:value-type="string" office:string-value="Yani bu bir horoz mu? *** Bana böyle bakma! Bundan sonra ne yapacağım hakkında hiçbir fikrim yok… *** (Tanrı'ya henüz koymadığı için şükürler olsun. Yağlama sürecini bitirmedim…) *** Wikipedia'yı kontrol ettim ve bunu koymanız gerektiğini söylüyor. *** Sen de güncellemeler mi kuruyorsunuz, yoksa…?" calcext:value-type="string">
            <text:p>Yani bu bir horoz mu? *** Bana böyle bakma! Bundan sonra ne yapacağım hakkında hiçbir fikrim yok… *** (Tanrı'ya henüz koymadığı için şükürler olsun. Yağlama sürecini bitirmedim…) *** Wikipedia'yı kontrol ettim ve bunu koymanız gerektiğini söylüyor. *** Sen de güncellemeler mi kuruyorsunuz, yoksa…?</text:p>
          </table:table-cell>
          <table:table-cell table:formula="of:=GOOGLETRANSLATE_YOULIBRECALC([.$D33];[.$D$2];[.$O$2])" office:value-type="string" office:string-value="Quindi questo è un cazzo? *** D-Don non mi guardiamo così! Non ho idea di cosa fare dopo ... *** (grazie a Dio non lo sta ancora mettendo. Non ho finito il processo di lubrificazione ...) *** Ho controllato Wikipedia e dice che devi metterlo. *** Stai installando anche aggiornamenti o ...?" calcext:value-type="string">
            <text:p>Quindi questo è un cazzo? *** D-Don non mi guardiamo così! Non ho idea di cosa fare dopo ... *** (grazie a Dio non lo sta ancora mettendo. Non ho finito il processo di lubrificazione ...) *** Ho controllato Wikipedia e dice che devi metterlo. *** Stai installando anche aggiornamenti o ...?</text:p>
          </table:table-cell>
          <table:table-cell table:formula="of:=GOOGLETRANSLATE_YOULIBRECALC([.$D33];[.$D$2];[.$P$2])" office:value-type="string" office:string-value="Dus dat is een pik? *** D-Don kijkt me niet zo aan! Ik heb geen idee wat ik nu moet doen ... *** (Godzijdank hij is het nog niet aan het stoppen. Ik heb het smeerproces nog niet klaar ...) *** Ik heb Wikipedia gecontroleerd en er staat dat je het moet doen. *** Installeer je ook updates, of ...?" calcext:value-type="string">
            <text:p>Dus dat is een pik? *** D-Don kijkt me niet zo aan! Ik heb geen idee wat ik nu moet doen ... *** (Godzijdank hij is het nog niet aan het stoppen. Ik heb het smeerproces nog niet klaar ...) *** Ik heb Wikipedia gecontroleerd en er staat dat je het moet doen. *** Installeer je ook updates, of ...?</text:p>
          </table:table-cell>
          <table:table-cell table:formula="of:=GOOGLETRANSLATE_YOULIBRECALC([.$D33];[.$D$2];[.$Q$2])" office:value-type="string" office:string-value="그래서 그게 거시기 야? *** D-DON은 나를 그렇게 쳐다 보지 않습니다! 나는 다음에 무엇을 해야할지에 대한 단서가 없습니다… *** (감사합니다." calcext:value-type="string">
            <text:p>그래서 그게 거시기 야? *** D-DON은 나를 그렇게 쳐다 보지 않습니다! 나는 다음에 무엇을 해야할지에 대한 단서가 없습니다… *** (감사합니다.</text:p>
          </table:table-cell>
          <table:table-cell table:formula="of:=GOOGLETRANSLATE_YOULIBRECALC([.$D33];[.$D$2];[.$R$2])" office:value-type="string" office:string-value="Takže to je penis? *** D-Don sa na mňa takto nepozerám! Nemám potuchy o tom, čo robiť ďalej ... *** (vďaka Bohu, že to ešte nevkladá. Nedokončil som proces mazania ...) *** Skontroloval som Wikipedia a hovorí, že ho musíte vložiť. *** Inštalujete aj aktualizácie alebo ...?" calcext:value-type="string">
            <text:p>Takže to je penis? *** D-Don sa na mňa takto nepozerám! Nemám potuchy o tom, čo robiť ďalej ... *** (vďaka Bohu, že to ešte nevkladá. Nedokončil som proces mazania ...) *** Skontroloval som Wikipedia a hovorí, že ho musíte vložiť. *** Inštalujete aj aktualizácie alebo ...?</text:p>
          </table:table-cell>
          <table:table-cell table:formula="of:=GOOGLETRANSLATE_YOULIBRECALC([.$D33];[.$D$2];[.$S$2])" office:value-type="string" office:string-value="So that’s a cock? ***D-Don’t look at me like that! I have no clue of what to do next…***(Thanks God he is not putting it in yet. I haven’t finished the lubrication process…)***I checked Wikipedia and it says that you have to put it in. ***Are you installing updates as well, or…?" calcext:value-type="string">
            <text:p>So that’s a cock? ***D-Don’t look at me like that! I have no clue of what to do next…***(Thanks God he is not putting it in yet. I haven’t finished the lubrication process…)***I checked Wikipedia and it says that you have to put it in. ***Are you installing updates as well, or…?</text:p>
          </table:table-cell>
          <table:table-cell table:formula="of:=GOOGLETRANSLATE_YOULIBRECALC([.$D33];[.$D$2];[.$T$2])" office:value-type="string" office:string-value="นั่นคือไก่? *** D-Don ไม่ได้มองฉันแบบนั้น! ฉันยังไม่มีเงื่อนงำว่าจะทำอย่างไรต่อไป… *** (ขอบคุณพระเจ้าที่เขายังไม่ได้ใส่ไว้ฉันยังไม่ได้ทำกระบวนการหล่อลื่น ... ) *** ฉันตรวจสอบวิกิพีเดียและมันบอกว่าคุณต้องใส่มัน *** คุณติดตั้งการอัปเดตด้วยหรือ…?" calcext:value-type="string">
            <text:p>นั่นคือไก่? *** D-Don ไม่ได้มองฉันแบบนั้น! ฉันยังไม่มีเงื่อนงำว่าจะทำอย่างไรต่อไป… *** (ขอบคุณพระเจ้าที่เขายังไม่ได้ใส่ไว้ฉันยังไม่ได้ทำกระบวนการหล่อลื่น ... ) *** ฉันตรวจสอบวิกิพีเดียและมันบอกว่าคุณต้องใส่มัน *** คุณติดตั้งการอัปเดตด้วยหรือ…?</text:p>
          </table:table-cell>
          <table:table-cell table:formula="of:=GOOGLETRANSLATE_YOULIBRECALC([.$D33];[.$D$2];[.$U$2])" office:value-type="string" office:string-value="Jadi itu ayam? *** D-DON TIDAK MELIHAT SAYA SEPERTI ITU! Saya tidak tahu apa yang harus dilakukan selanjutnya ... *** (terima kasih Tuhan dia belum memasukkannya. Saya belum menyelesaikan proses pelumasan ...) *** Saya memeriksa Wikipedia dan dikatakan bahwa Anda harus memasukkannya. *** Apakah Anda menginstal pembaruan juga, atau ...?" calcext:value-type="string">
            <text:p>Jadi itu ayam? *** D-DON TIDAK MELIHAT SAYA SEPERTI ITU! Saya tidak tahu apa yang harus dilakukan selanjutnya ... *** (terima kasih Tuhan dia belum memasukkannya. Saya belum menyelesaikan proses pelumasan ...) *** Saya memeriksa Wikipedia dan dikatakan bahwa Anda harus memasukkannya. *** Apakah Anda menginstal pembaruan juga, atau ...?</text:p>
          </table:table-cell>
          <table:table-cell table:formula="of:=GOOGLETRANSLATE_YOULIBRECALC([.$D33];[.$D$2];[.$V$2])" office:value-type="string" office:string-value="Takže to je kohout? *** D-Don-nedívejte se na mě takhle! Nemám ponětí o tom, co dělat dál ... *** (díky bohu, do kterého to ještě nevkládá. Nedokončil jsem proces mazání ...) *** Zkontroloval jsem Wikipedia a říká, že to musíte vložit. *** Instalujete také aktualizace, nebo…?" calcext:value-type="string">
            <text:p>Takže to je kohout? *** D-Don-nedívejte se na mě takhle! Nemám ponětí o tom, co dělat dál ... *** (díky bohu, do kterého to ještě nevkládá. Nedokončil jsem proces mazání ...) *** Zkontroloval jsem Wikipedia a říká, že to musíte vložit. *** Instalujete také aktualizace, nebo…?</text:p>
          </table:table-cell>
          <table:table-cell table:formula="of:=GOOGLETRANSLATE_YOULIBRECALC([.$D33];[.$D$2];[.$W$2])" office:value-type="string" office:string-value="Kaya iyon ay isang titi? *** hindi ako tumingin ng ganyan! Wala akong pahiwatig kung ano ang susunod na gagawin ... *** (salamat sa Diyos na hindi pa niya ito inilalagay. Hindi ko pa natapos ang proseso ng pagpapadulas ...) *** Sinuri ko ang wikipedia at sinabi nito na kailangan mong ilagay ito. *** Nag -install ka rin ng mga update, o ...?" calcext:value-type="string">
            <text:p>Kaya iyon ay isang titi? *** hindi ako tumingin ng ganyan! Wala akong pahiwatig kung ano ang susunod na gagawin ... *** (salamat sa Diyos na hindi pa niya ito inilalagay. Hindi ko pa natapos ang proseso ng pagpapadulas ...) *** Sinuri ko ang wikipedia at sinabi nito na kailangan mong ilagay ito. *** Nag -install ka rin ng mga update, o ...?</text:p>
          </table:table-cell>
          <table:table-cell table:formula="of:=GOOGLETRANSLATE_YOULIBRECALC([.$D33];[.$D$2];[.$X$2])" office:value-type="string" office:string-value="Отже, це півень? *** d-don не дивись на мене так! Я не маю поняття, що робити далі… *** (дякую, Боже, він ще не вкладає його. Я не закінчив процес змащення…) *** Я перевірив Вікіпедію, і це говорить про те, що ви повинні його ввести. *** Ви також встановлюєте оновлення, або…?" calcext:value-type="string">
            <text:p>Отже, це півень? *** d-don не дивись на мене так! Я не маю поняття, що робити далі… *** (дякую, Боже, він ще не вкладає його. Я не закінчив процес змащення…) *** Я перевірив Вікіпедію, і це говорить про те, що ви повинні його ввести. *** Ви також встановлюєте оновлення, або…?</text:p>
          </table:table-cell>
          <table:table-cell table:formula="of:=GOOGLETRANSLATE_YOULIBRECALC([.$D33];[.$D$2];[.$Y$2])" office:value-type="string" office:string-value="Vì vậy, một con gà trống? *** D-don Hãy nhìn tôi như vậy! Tôi không biết phải làm gì tiếp theo *** (cảm ơn Chúa, anh ấy chưa đặt nó vào. Tôi đã hoàn thành quá trình bôi trơn) *** Tôi đã kiểm tra Wikipedia và nó nói rằng bạn phải đặt nó vào." calcext:value-type="string">
            <text:p>Vì vậy, một con gà trống? *** D-don Hãy nhìn tôi như vậy! Tôi không biết phải làm gì tiếp theo *** (cảm ơn Chúa, anh ấy chưa đặt nó vào. Tôi đã hoàn thành quá trình bôi trơn) *** Tôi đã kiểm tra Wikipedia và nó nói rằng bạn phải đặt nó vào.</text:p>
          </table:table-cell>
          <table:table-cell table:formula="of:=GOOGLETRANSLATE_YOULIBRECALC([.$D33];[.$D$2];[.$Z$2])" office:value-type="string" office:string-value="Das ist also ein Schwanz? *** D-don schau mich nicht so an! Ich habe keine Ahnung, was ich als nächstes tun soll ... *** (danke Gott, er setzt es noch nicht ein. Ich habe den Schmiervorgang nicht beendet ...) *** Ich habe Wikipedia überprüft und es heißt, dass Sie ihn einsetzen müssen. *** installieren Sie auch Updates oder ...?" calcext:value-type="string">
            <text:p>Das ist also ein Schwanz? *** D-don schau mich nicht so an! Ich habe keine Ahnung, was ich als nächstes tun soll ... *** (danke Gott, er setzt es noch nicht ein. Ich habe den Schmiervorgang nicht beendet ...) *** Ich habe Wikipedia überprüft und es heißt, dass Sie ihn einsetzen müssen. *** installieren Sie auch Updates oder ...?</text:p>
          </table:table-cell>
          <table:table-cell table:formula="of:=GOOGLETRANSLATE_YOULIBRECALC([.$D33];[.$D$2];[.$AA$2])" office:value-type="string" office:string-value="Joten se on kukko? *** D-älä katso minua niin! Minulla ei ole aavistustakaan siitä, mitä tehdä seuraavaksi ... *** (kiitos Jumalalle, että hän ei vielä laita sitä. En ole valmis voitelukykyä…) *** Tarkistin Wikipedian ja sanotaan, että sinun on laitettava se. *** Asennatko myös päivityksiä tai…?" calcext:value-type="string">
            <text:p>Joten se on kukko? *** D-älä katso minua niin! Minulla ei ole aavistustakaan siitä, mitä tehdä seuraavaksi ... *** (kiitos Jumalalle, että hän ei vielä laita sitä. En ole valmis voitelukykyä…) *** Tarkistin Wikipedian ja sanotaan, että sinun on laitettava se. *** Asennatko myös päivityksiä tai…?</text:p>
          </table:table-cell>
          <table:table-cell table:formula="of:=GOOGLETRANSLATE_YOULIBRECALC([.$D33];[.$D$2];[.$AB$2])" office:value-type="string" office:string-value="Så det er en pik? *** D-Don ikke se på mig sådan! Jeg har ingen anelse om, hvad jeg skal gøre næste… *** (takk, han lægger det ikke ind endnu. Jeg er ikke færdig med smøringsprocessen ...) *** Jeg kontrollerede Wikipedia, og det siger, at du er nødt til at sætte den i. *** Er du også installation af opdateringer, eller ...?" calcext:value-type="string">
            <text:p>Så det er en pik? *** D-Don ikke se på mig sådan! Jeg har ingen anelse om, hvad jeg skal gøre næste… *** (takk, han lægger det ikke ind endnu. Jeg er ikke færdig med smøringsprocessen ...) *** Jeg kontrollerede Wikipedia, og det siger, at du er nødt til at sætte den i. *** Er du også installation af opdateringer, eller ...?</text:p>
          </table:table-cell>
          <table:table-cell office:value-type="string" calcext:value-type="string">
            <text:p>***END***</text:p>
          </table:table-cell>
          <table:table-cell table:style-name="ce12" table:number-columns-repeated="16355"/>
        </table:table-row>
        <table:table-row table:style-name="ro10">
          <table:table-cell table:style-name="ce6" office:value-type="string" calcext:value-type="string">
            <text:p>Frick_GenericFuckBrainState</text:p>
            <text:p>RandomDialogueCockOutsid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34];[.$D$2];[.$E$2])" office:value-type="string" office:string-value="无效的" calcext:value-type="string">
            <text:p>无效的</text:p>
          </table:table-cell>
          <table:table-cell table:formula="of:=GOOGLETRANSLATE_YOULIBRECALC([.$D34];[.$D$2];[.$F$2])" office:value-type="string" office:string-value="ヌル" calcext:value-type="string">
            <text:p>ヌル</text:p>
          </table:table-cell>
          <table:table-cell table:formula="of:=GOOGLETRANSLATE_YOULIBRECALC([.$D34];[.$D$2];[.$G$2])" office:value-type="string" office:string-value="nieważny" calcext:value-type="string">
            <text:p>nieważny</text:p>
          </table:table-cell>
          <table:table-cell table:formula="of:=GOOGLETRANSLATE_YOULIBRECALC([.$D34];[.$D$2];[.$H$2])" office:value-type="string" office:string-value="nulo" calcext:value-type="string">
            <text:p>nulo</text:p>
          </table:table-cell>
          <table:table-cell table:formula="of:=GOOGLETRANSLATE_YOULIBRECALC([.$D34];[.$D$2];[.$I$2])" office:value-type="string" office:string-value="нулевой" calcext:value-type="string">
            <text:p>нулевой</text:p>
          </table:table-cell>
          <table:table-cell table:formula="of:=GOOGLETRANSLATE_YOULIBRECALC([.$D34];[.$D$2];[.$J$2])" office:value-type="string" office:string-value="nul" calcext:value-type="string">
            <text:p>nul</text:p>
          </table:table-cell>
          <table:table-cell table:formula="of:=GOOGLETRANSLATE_YOULIBRECALC([.$D34];[.$D$2];[.$K$2])" office:value-type="string" office:string-value="null" calcext:value-type="string">
            <text:p>null</text:p>
          </table:table-cell>
          <table:table-cell table:formula="of:=GOOGLETRANSLATE_YOULIBRECALC([.$D34];[.$D$2];[.$L$2])" office:value-type="string" office:string-value="nulla" calcext:value-type="string">
            <text:p>nulla</text:p>
          </table:table-cell>
          <table:table-cell table:formula="of:=GOOGLETRANSLATE_YOULIBRECALC([.$D34];[.$D$2];[.$M$2])" office:value-type="string" office:string-value="άκυρος" calcext:value-type="string">
            <text:p>άκυρος</text:p>
          </table:table-cell>
          <table:table-cell table:formula="of:=GOOGLETRANSLATE_YOULIBRECALC([.$D34];[.$D$2];[.$N$2])" office:value-type="string" office:string-value="hükümsüz" calcext:value-type="string">
            <text:p>hükümsüz</text:p>
          </table:table-cell>
          <table:table-cell table:formula="of:=GOOGLETRANSLATE_YOULIBRECALC([.$D34];[.$D$2];[.$O$2])" office:value-type="string" office:string-value="null" calcext:value-type="string">
            <text:p>null</text:p>
          </table:table-cell>
          <table:table-cell table:formula="of:=GOOGLETRANSLATE_YOULIBRECALC([.$D34];[.$D$2];[.$P$2])" office:value-type="string" office:string-value="nul" calcext:value-type="string">
            <text:p>nul</text:p>
          </table:table-cell>
          <table:table-cell table:formula="of:=GOOGLETRANSLATE_YOULIBRECALC([.$D34];[.$D$2];[.$Q$2])" office:value-type="string" office:string-value="널" calcext:value-type="string">
            <text:p>널</text:p>
          </table:table-cell>
          <table:table-cell table:formula="of:=GOOGLETRANSLATE_YOULIBRECALC([.$D34];[.$D$2];[.$R$2])" office:value-type="string" office:string-value="nulové" calcext:value-type="string">
            <text:p>nulové</text:p>
          </table:table-cell>
          <table:table-cell table:formula="of:=GOOGLETRANSLATE_YOULIBRECALC([.$D34];[.$D$2];[.$S$2])" office:value-type="string" office:string-value="null" calcext:value-type="string">
            <text:p>null</text:p>
          </table:table-cell>
          <table:table-cell table:formula="of:=GOOGLETRANSLATE_YOULIBRECALC([.$D34];[.$D$2];[.$T$2])" office:value-type="string" office:string-value="โมฆะ" calcext:value-type="string">
            <text:p>โมฆะ</text:p>
          </table:table-cell>
          <table:table-cell table:formula="of:=GOOGLETRANSLATE_YOULIBRECALC([.$D34];[.$D$2];[.$U$2])" office:value-type="string" office:string-value="batal" calcext:value-type="string">
            <text:p>batal</text:p>
          </table:table-cell>
          <table:table-cell table:formula="of:=GOOGLETRANSLATE_YOULIBRECALC([.$D34];[.$D$2];[.$V$2])" office:value-type="string" office:string-value="null" calcext:value-type="string">
            <text:p>null</text:p>
          </table:table-cell>
          <table:table-cell table:formula="of:=GOOGLETRANSLATE_YOULIBRECALC([.$D34];[.$D$2];[.$W$2])" office:value-type="string" office:string-value="Null" calcext:value-type="string">
            <text:p>Null</text:p>
          </table:table-cell>
          <table:table-cell table:formula="of:=GOOGLETRANSLATE_YOULIBRECALC([.$D34];[.$D$2];[.$X$2])" office:value-type="string" office:string-value="нульовий" calcext:value-type="string">
            <text:p>нульовий</text:p>
          </table:table-cell>
          <table:table-cell table:formula="of:=GOOGLETRANSLATE_YOULIBRECALC([.$D34];[.$D$2];[.$Y$2])" office:value-type="string" office:string-value="vô giá trị" calcext:value-type="string">
            <text:p>vô giá trị</text:p>
          </table:table-cell>
          <table:table-cell table:formula="of:=GOOGLETRANSLATE_YOULIBRECALC([.$D34];[.$D$2];[.$Z$2])" office:value-type="string" office:string-value="NULL" calcext:value-type="string">
            <text:p>NULL</text:p>
          </table:table-cell>
          <table:table-cell table:formula="of:=GOOGLETRANSLATE_YOULIBRECALC([.$D34];[.$D$2];[.$AA$2])" office:value-type="string" office:string-value="tyhjä" calcext:value-type="string">
            <text:p>tyhjä</text:p>
          </table:table-cell>
          <table:table-cell table:formula="of:=GOOGLETRANSLATE_YOULIBRECALC([.$D34];[.$D$2];[.$AB$2])" office:value-type="string" office:string-value="nul" calcext:value-type="string">
            <text:p>nul</text:p>
          </table:table-cell>
          <table:table-cell office:value-type="string" calcext:value-type="string">
            <text:p>***END***</text:p>
          </table:table-cell>
          <table:table-cell table:style-name="ce12" table:number-columns-repeated="16355"/>
        </table:table-row>
        <table:table-row table:style-name="ro16">
          <table:table-cell table:style-name="ce6" office:value-type="string" calcext:value-type="string">
            <text:p>Frick_GenericFuckBrainState</text:p>
            <text:p>RandomDialogueCockInsid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Damn… It’s normal to be that big?***Too much thrust! My oscilloscopes are not properly calibrated!***Oh fuuuuck… I think you touched some critical sensors with your… nevermind~***My warranty doesn’t cover this amount of cock per second~***If you continue you will fry my CPU~****Queefing* That was… unexpected…</text:p>
          </table:table-cell>
          <table:table-cell table:formula="of:=GOOGLETRANSLATE_YOULIBRECALC([.$D35];[.$D$2];[.$E$2])" office:value-type="string" office:string-value="该死的……太大了吗？***推力太多了！我的示波器无法正确校准！***哦，我想您用自己的……没关系触摸了一些关键传感器〜***我的保修将不会覆盖每秒的公鸡〜***，如果您继续，您会炸我的cpu〜 **** queefing*那是……出乎意料的……出乎意料的……出乎意料的……出乎意料的……" calcext:value-type="string">
            <text:p>该死的……太大了吗？***推力太多了！我的示波器无法正确校准！***哦，我想您用自己的……没关系触摸了一些关键传感器〜***我的保修将不会覆盖每秒的公鸡〜***，如果您继续，您会炸我的cpu〜 **** queefing*那是……出乎意料的……出乎意料的……出乎意料的……出乎意料的……</text:p>
          </table:table-cell>
          <table:table-cell table:formula="of:=GOOGLETRANSLATE_YOULIBRECALC([.$D35];[.$D$2];[.$F$2])" office:value-type="string" office:string-value="くそー…そんなに大きくなるのは普通ですか？***あまりにも多くの推力！私のオシロスコープは適切に調整されていません！" calcext:value-type="string">
            <text:p>くそー…そんなに大きくなるのは普通ですか？***あまりにも多くの推力！私のオシロスコープは適切に調整されていません！</text:p>
          </table:table-cell>
          <table:table-cell table:formula="of:=GOOGLETRANSLATE_YOULIBRECALC([.$D35];[.$D$2];[.$G$2])" office:value-type="string" office:string-value="Cholera… to normalne, że być tak dużym? *** za dużo pchnięcia! Moje oscyloskopy nie są odpowiednio skalibrowane! *** Och, fuuuuck… Myślę, że dotknąłeś krytycznych czujników ze swoimi… nieważną ~ *** Moja gwarancja nie obejmuje tej ilości koguta na sekundę ~ *** Jeśli będziesz kontynuować, usmażycie moje procesor ~ **** queefing*, który był… Niestety…" calcext:value-type="string">
            <text:p>Cholera… to normalne, że być tak dużym? *** za dużo pchnięcia! Moje oscyloskopy nie są odpowiednio skalibrowane! *** Och, fuuuuck… Myślę, że dotknąłeś krytycznych czujników ze swoimi… nieważną ~ *** Moja gwarancja nie obejmuje tej ilości koguta na sekundę ~ *** Jeśli będziesz kontynuować, usmażycie moje procesor ~ **** queefing*, który był… Niestety…</text:p>
          </table:table-cell>
          <table:table-cell table:formula="of:=GOOGLETRANSLATE_YOULIBRECALC([.$D35];[.$D$2];[.$H$2])" office:value-type="string" office:string-value="Maldita sea ... ¡es normal ser tan grande? *** ¡Demasiado empuje! ¡Mis osciloscopios no están correctamente calibrados! *** oh Fuuuuck ... Creo que tocaste algunos sensores críticos con tu ... no importa ~ *** Mi garantía no cubre esta cantidad de polla por segundo ~ *** Si continúas, freirás mi cpu ~ **** Queefing*eso fue ... inesperado ... ..." calcext:value-type="string">
            <text:p>Maldita sea ... ¡es normal ser tan grande? *** ¡Demasiado empuje! ¡Mis osciloscopios no están correctamente calibrados! *** oh Fuuuuck ... Creo que tocaste algunos sensores críticos con tu ... no importa ~ *** Mi garantía no cubre esta cantidad de polla por segundo ~ *** Si continúas, freirás mi cpu ~ **** Queefing*eso fue ... inesperado ... ...</text:p>
          </table:table-cell>
          <table:table-cell table:formula="of:=GOOGLETRANSLATE_YOULIBRECALC([.$D35];[.$D$2];[.$I$2])" office:value-type="string" office:string-value="Черт ... это нормально быть таким большим? *** Слишком много тяги! Мои осциллографы не калиброваны должным образом! *** О, fuuuuck ... Я думаю, что вы коснулись некоторых критических датчиков с помощью вашего… Независимо от ~ *** Моя гарантия не покрывает это количество члена в секунду ~ *** Если вы продолжите, вы будете жарить мой процессор ~ **** Queefing*Это было ... неожиданно ..." calcext:value-type="string">
            <text:p>Черт ... это нормально быть таким большим? *** Слишком много тяги! Мои осциллографы не калиброваны должным образом! *** О, fuuuuck ... Я думаю, что вы коснулись некоторых критических датчиков с помощью вашего… Независимо от ~ *** Моя гарантия не покрывает это количество члена в секунду ~ *** Если вы продолжите, вы будете жарить мой процессор ~ **** Queefing*Это было ... неожиданно ...</text:p>
          </table:table-cell>
          <table:table-cell table:formula="of:=GOOGLETRANSLATE_YOULIBRECALC([.$D35];[.$D$2];[.$J$2])" office:value-type="string" office:string-value="Merde… c'est normal d'être si grand? *** Trop poussée! Mes oscilloscopes ne sont pas correctement calibrés! *** Oh Fuuuuck… Je pense que vous avez touché quelques capteurs critiques avec votre… Nevermind ~ *** Ma garantie ne couvre pas cette quantité de bite par seconde ~ *** Si vous continuez, vous frire mon CPU ~ **** Queefing * C'était… inattendu…" calcext:value-type="string">
            <text:p>Merde… c'est normal d'être si grand? *** Trop poussée! Mes oscilloscopes ne sont pas correctement calibrés! *** Oh Fuuuuck… Je pense que vous avez touché quelques capteurs critiques avec votre… Nevermind ~ *** Ma garantie ne couvre pas cette quantité de bite par seconde ~ *** Si vous continuez, vous frire mon CPU ~ **** Queefing * C'était… inattendu…</text:p>
          </table:table-cell>
          <table:table-cell table:formula="of:=GOOGLETRANSLATE_YOULIBRECALC([.$D35];[.$D$2];[.$K$2])" office:value-type="string" office:string-value="Prekleto ... normalno je biti tako velik? *** Preveč potiska! Moji osciloskopi niso pravilno kalibrirani! *** Oh Fuuuuck ... Mislim, da ste se dotaknili nekaj kritičnih senzorjev s svojim ... Nevermind ~ *** Moja garancija ne zajema te količine tiča na sekundo ~ *** Če nadaljujete, boste pretrgali moj CPU ~ **** queefing*To je bilo ... Nepričakovano ..." calcext:value-type="string">
            <text:p>Prekleto ... normalno je biti tako velik? *** Preveč potiska! Moji osciloskopi niso pravilno kalibrirani! *** Oh Fuuuuck ... Mislim, da ste se dotaknili nekaj kritičnih senzorjev s svojim ... Nevermind ~ *** Moja garancija ne zajema te količine tiča na sekundo ~ *** Če nadaljujete, boste pretrgali moj CPU ~ **** queefing*To je bilo ... Nepričakovano ...</text:p>
          </table:table-cell>
          <table:table-cell table:formula="of:=GOOGLETRANSLATE_YOULIBRECALC([.$D35];[.$D$2];[.$L$2])" office:value-type="string" office:string-value="A fenébe ... Normális, hogy ilyen nagy legyen? *** Túl sok tolóerő! Az oszcilloszkópjaimat nem megfelelően kalibrálják!" calcext:value-type="string">
            <text:p>A fenébe ... Normális, hogy ilyen nagy legyen? *** Túl sok tolóerő! Az oszcilloszkópjaimat nem megfelelően kalibrálják!</text:p>
          </table:table-cell>
          <table:table-cell table:formula="of:=GOOGLETRANSLATE_YOULIBRECALC([.$D35];[.$D$2];[.$M$2])" office:value-type="string" office:string-value="Γαμώτο ... είναι φυσιολογικό να είσαι τόσο μεγάλος; *** Πάρα πολύ ώθηση! Οι παλμοί μου δεν βαθμονομούνται σωστά!" calcext:value-type="string">
            <text:p>Γαμώτο ... είναι φυσιολογικό να είσαι τόσο μεγάλος; *** Πάρα πολύ ώθηση! Οι παλμοί μου δεν βαθμονομούνται σωστά!</text:p>
          </table:table-cell>
          <table:table-cell table:formula="of:=GOOGLETRANSLATE_YOULIBRECALC([.$D35];[.$D$2];[.$N$2])" office:value-type="string" office:string-value="Kahretsin… o kadar büyük olmak normal mi? *** Çok fazla itme! Osiloskoplarım uygun şekilde kalibre edilmedi!" calcext:value-type="string">
            <text:p>Kahretsin… o kadar büyük olmak normal mi? *** Çok fazla itme! Osiloskoplarım uygun şekilde kalibre edilmedi!</text:p>
          </table:table-cell>
          <table:table-cell table:formula="of:=GOOGLETRANSLATE_YOULIBRECALC([.$D35];[.$D$2];[.$O$2])" office:value-type="string" office:string-value="Dannazione ... è normale essere così grandi? *** Troppa spinta! I miei oscilloscopi non sono correttamente calibrati! *** Oh fuuuuck ... Penso che tu abbia toccato alcuni sensori critici con il tuo ... Nevermind ~ **" calcext:value-type="string">
            <text:p>Dannazione ... è normale essere così grandi? *** Troppa spinta! I miei oscilloscopi non sono correttamente calibrati! *** Oh fuuuuck ... Penso che tu abbia toccato alcuni sensori critici con il tuo ... Nevermind ~ **</text:p>
          </table:table-cell>
          <table:table-cell table:formula="of:=GOOGLETRANSLATE_YOULIBRECALC([.$D35];[.$D$2];[.$P$2])" office:value-type="string" office:string-value="Verdomme ... het is normaal om zo groot te zijn? *** Te veel stuwkracht! Mijn oscilloscopen zijn niet goed gekalibreerd! *** Oh fuuuuck ... Ik denk dat je een aantal kritische sensoren hebt aangeraakt met je ... nooit mind ~ *** mijn garantie dekt niet deze hoeveelheid pik per seconde ~ *** als je doorgaat, bak je mijn cpu ~ **** queefing*dat was ... onverwacht ..." calcext:value-type="string">
            <text:p>Verdomme ... het is normaal om zo groot te zijn? *** Te veel stuwkracht! Mijn oscilloscopen zijn niet goed gekalibreerd! *** Oh fuuuuck ... Ik denk dat je een aantal kritische sensoren hebt aangeraakt met je ... nooit mind ~ *** mijn garantie dekt niet deze hoeveelheid pik per seconde ~ *** als je doorgaat, bak je mijn cpu ~ **** queefing*dat was ... onverwacht ...</text:p>
          </table:table-cell>
          <table:table-cell table:formula="of:=GOOGLETRANSLATE_YOULIBRECALC([.$D35];[.$D$2];[.$Q$2])" office:value-type="string" office:string-value="젠장… 그렇게 큰 것이 정상입니까? *** 너무 많은 추력! 내 오실로스코프는 올바르게 교정되지 않습니다! *** 오 푸우 uuck… 나는 당신이 당신과 약간의 중요한 센서를 만졌다 고 생각합니다.…" calcext:value-type="string">
            <text:p>젠장… 그렇게 큰 것이 정상입니까? *** 너무 많은 추력! 내 오실로스코프는 올바르게 교정되지 않습니다! *** 오 푸우 uuck… 나는 당신이 당신과 약간의 중요한 센서를 만졌다 고 생각합니다.…</text:p>
          </table:table-cell>
          <table:table-cell table:formula="of:=GOOGLETRANSLATE_YOULIBRECALC([.$D35];[.$D$2];[.$R$2])" office:value-type="string" office:string-value="Sakra ... je normálne byť taký veľký? *** príliš veľa. Moje osciloskopy nie sú správne kalibrované! *** Och fuuuuck ... Myslím, že ste sa dotkli niektorých kritických senzorov svojimi ... Nevermind ~ *** Moja záruka sa nezakrýva toto množstvo kohúta za sekundu ~ *** Ak budete pokračovať, budete smažiť môj CPU ~ **** queefing*" calcext:value-type="string">
            <text:p>Sakra ... je normálne byť taký veľký? *** príliš veľa. Moje osciloskopy nie sú správne kalibrované! *** Och fuuuuck ... Myslím, že ste sa dotkli niektorých kritických senzorov svojimi ... Nevermind ~ *** Moja záruka sa nezakrýva toto množstvo kohúta za sekundu ~ *** Ak budete pokračovať, budete smažiť môj CPU ~ **** queefing*</text:p>
          </table:table-cell>
          <table:table-cell table:formula="of:=GOOGLETRANSLATE_YOULIBRECALC([.$D35];[.$D$2];[.$S$2])" office:value-type="string" office:string-value="Damn… It’s normal to be that big?***Too much thrust! My oscilloscopes are not properly calibrated!***Oh fuuuuck… I think you touched some critical sensors with your… nevermind~***My warranty doesn’t cover this amount of cock per second~***If you continue you will fry my CPU~****Queefing* That was… unexpected…" calcext:value-type="string">
            <text:p>Damn… It’s normal to be that big?***Too much thrust! My oscilloscopes are not properly calibrated!***Oh fuuuuck… I think you touched some critical sensors with your… nevermind~***My warranty doesn’t cover this amount of cock per second~***If you continue you will fry my CPU~****Queefing* That was… unexpected…</text:p>
          </table:table-cell>
          <table:table-cell table:formula="of:=GOOGLETRANSLATE_YOULIBRECALC([.$D35];[.$D$2];[.$T$2])" office:value-type="string" office:string-value="ประณาม…เป็นเรื่องปกติที่จะใหญ่ขนาดนั้น *** แรงผลักดันมากเกินไป! ออสซิลโลสโคปของฉันไม่ได้ทำการสอบเทียบอย่างถูกต้อง! *** โอ้ fuuuuck …ฉันคิดว่าคุณสัมผัสเซ็นเซอร์ที่สำคัญบางอย่างกับ…ไม่เป็นไร ~ *** การรับประกันของฉันจะไม่ครอบคลุมไก่จำนวนนี้ต่อวินาที ~ *** ถ้าคุณดำเนินการต่อ" calcext:value-type="string">
            <text:p>ประณาม…เป็นเรื่องปกติที่จะใหญ่ขนาดนั้น *** แรงผลักดันมากเกินไป! ออสซิลโลสโคปของฉันไม่ได้ทำการสอบเทียบอย่างถูกต้อง! *** โอ้ fuuuuck …ฉันคิดว่าคุณสัมผัสเซ็นเซอร์ที่สำคัญบางอย่างกับ…ไม่เป็นไร ~ *** การรับประกันของฉันจะไม่ครอบคลุมไก่จำนวนนี้ต่อวินาที ~ *** ถ้าคุณดำเนินการต่อ</text:p>
          </table:table-cell>
          <table:table-cell table:formula="of:=GOOGLETRANSLATE_YOULIBRECALC([.$D35];[.$D$2];[.$U$2])" office:value-type="string" office:string-value="Sial ... normal untuk menjadi sebesar itu? *** Terlalu banyak dorongan! Osiloskop saya tidak dikalibrasi dengan benar! *** oh fuuuuck ... Saya pikir Anda menyentuh beberapa sensor kritis dengan ... tidak pernah ~ *** Garansi saya tidak mencakup jumlah ayam ini per detik ~ *** Jika Anda melanjutkan, Anda akan menggoreng CPU saya ~ **** Queefing*yang ... tidak terduga ..." calcext:value-type="string">
            <text:p>Sial ... normal untuk menjadi sebesar itu? *** Terlalu banyak dorongan! Osiloskop saya tidak dikalibrasi dengan benar! *** oh fuuuuck ... Saya pikir Anda menyentuh beberapa sensor kritis dengan ... tidak pernah ~ *** Garansi saya tidak mencakup jumlah ayam ini per detik ~ *** Jika Anda melanjutkan, Anda akan menggoreng CPU saya ~ **** Queefing*yang ... tidak terduga ...</text:p>
          </table:table-cell>
          <table:table-cell table:formula="of:=GOOGLETRANSLATE_YOULIBRECALC([.$D35];[.$D$2];[.$V$2])" office:value-type="string" office:string-value="Sakra ... je normální být tak velký? *** Příliš mnoho! Moje osciloskopy nejsou řádně kalibrovány! *** Oh Fuuuuck ... Myslím, že jste se dotkli některých kritických senzorů s vaším ... Nevermind ~ *** Moje záruka nepokrývá tuto částku kohouta za sekundu ~ ***, pokud budete pokračovat, budete smažit můj CPU ~ **** dotaz*" calcext:value-type="string">
            <text:p>Sakra ... je normální být tak velký? *** Příliš mnoho! Moje osciloskopy nejsou řádně kalibrovány! *** Oh Fuuuuck ... Myslím, že jste se dotkli některých kritických senzorů s vaším ... Nevermind ~ *** Moje záruka nepokrývá tuto částku kohouta za sekundu ~ ***, pokud budete pokračovat, budete smažit můj CPU ~ **** dotaz*</text:p>
          </table:table-cell>
          <table:table-cell table:formula="of:=GOOGLETRANSLATE_YOULIBRECALC([.$D35];[.$D$2];[.$W$2])" office:value-type="string" office:string-value="Mapahamak ... normal na maging malaki? *** Masyadong maraming tulak! Ang aking mga oscilloscope ay hindi maayos na na -calibrate! *** oh fuuuuck ... Sa palagay ko ay hinawakan mo ang ilang mga kritikal na sensor sa iyong… Nevermind ~ *** Ang aking warranty ay hindi sumasakop sa halagang ito ng titi bawat segundo ~ *** kung magpapatuloy ka ay magprito ang aking cpu ~ **** queefing*iyon ay… hindi inaasahan…" calcext:value-type="string">
            <text:p>Mapahamak ... normal na maging malaki? *** Masyadong maraming tulak! Ang aking mga oscilloscope ay hindi maayos na na -calibrate! *** oh fuuuuck ... Sa palagay ko ay hinawakan mo ang ilang mga kritikal na sensor sa iyong… Nevermind ~ *** Ang aking warranty ay hindi sumasakop sa halagang ito ng titi bawat segundo ~ *** kung magpapatuloy ka ay magprito ang aking cpu ~ **** queefing*iyon ay… hindi inaasahan…</text:p>
          </table:table-cell>
          <table:table-cell table:formula="of:=GOOGLETRANSLATE_YOULIBRECALC([.$D35];[.$D$2];[.$X$2])" office:value-type="string" office:string-value="Чорт ... це нормально бути таким великим? *** Занадто багато тяги! Мої осцилоскопи не належним чином калібровані! *** о фуууку… Я думаю, ти торкнувся деяких критичних датчиків зі своїм… ніколи не маючи ~ *** Моя гарантія не охоплює цю кількість півня за секунду ~ *** Якщо ти продовжиш, ти смажиш мій процесор ~ **** Queefing*, що було ... Несподівано ..." calcext:value-type="string">
            <text:p>Чорт ... це нормально бути таким великим? *** Занадто багато тяги! Мої осцилоскопи не належним чином калібровані! *** о фуууку… Я думаю, ти торкнувся деяких критичних датчиків зі своїм… ніколи не маючи ~ *** Моя гарантія не охоплює цю кількість півня за секунду ~ *** Якщо ти продовжиш, ти смажиш мій процесор ~ **** Queefing*, що було ... Несподівано ...</text:p>
          </table:table-cell>
          <table:table-cell table:formula="of:=GOOGLETRANSLATE_YOULIBRECALC([.$D35];[.$D$2];[.$Y$2])" office:value-type="string" office:string-value="Chết tiệt, nó bình thường để trở nên lớn như vậy? *** Quá nhiều lực đẩy! Máy hiện sóng của tôi không được hiệu chỉnh đúng cách!" calcext:value-type="string">
            <text:p>Chết tiệt, nó bình thường để trở nên lớn như vậy? *** Quá nhiều lực đẩy! Máy hiện sóng của tôi không được hiệu chỉnh đúng cách!</text:p>
          </table:table-cell>
          <table:table-cell table:formula="of:=GOOGLETRANSLATE_YOULIBRECALC([.$D35];[.$D$2];[.$Z$2])" office:value-type="string" office:string-value="Verdammt ... es ist normal, so groß zu sein? *** Zu viel Stoß! Meine Oszilloskope sind nicht richtig kalibriert!" calcext:value-type="string">
            <text:p>Verdammt ... es ist normal, so groß zu sein? *** Zu viel Stoß! Meine Oszilloskope sind nicht richtig kalibriert!</text:p>
          </table:table-cell>
          <table:table-cell table:formula="of:=GOOGLETRANSLATE_YOULIBRECALC([.$D35];[.$D$2];[.$AA$2])" office:value-type="string" office:string-value="Hitto ... on normaalia olla niin iso? *** Liian paljon työntövoimaa! Oskilloskoopiani eivät ole oikein kalibroituja! *** Voi fuuuuck ... Luulen, että kosketit joitain kriittisiä antureja ... koskaan ... *** Takuu ei kata tätä määrää kukkoa sekunnissa ~ *** Jos jatkat, paistat CPU: n ~ **** Queefing*Se oli… odottamaton…" calcext:value-type="string">
            <text:p>Hitto ... on normaalia olla niin iso? *** Liian paljon työntövoimaa! Oskilloskoopiani eivät ole oikein kalibroituja! *** Voi fuuuuck ... Luulen, että kosketit joitain kriittisiä antureja ... koskaan ... *** Takuu ei kata tätä määrää kukkoa sekunnissa ~ *** Jos jatkat, paistat CPU: n ~ **** Queefing*Se oli… odottamaton…</text:p>
          </table:table-cell>
          <table:table-cell table:formula="of:=GOOGLETRANSLATE_YOULIBRECALC([.$D35];[.$D$2];[.$AB$2])" office:value-type="string" office:string-value="Damn… det er normalt at være så stor? *** for meget skub! Mine oscilloskoper er ikke ordentligt kalibreret! *** Oh Fuuuuck ... Jeg tror, ​​du rørte ved nogle kritiske sensorer med din ... nevermind ~ *** Min garanti dækker ikke denne mængde pik pr. Sekund ~ *** Hvis du fortsætter, vil du stege min cpu ~ **** Queefing*Det var ... uventet ..." calcext:value-type="string">
            <text:p>Damn… det er normalt at være så stor? *** for meget skub! Mine oscilloskoper er ikke ordentligt kalibreret! *** Oh Fuuuuck ... Jeg tror, ​​du rørte ved nogle kritiske sensorer med din ... nevermind ~ *** Min garanti dækker ikke denne mængde pik pr. Sekund ~ *** Hvis du fortsætter, vil du stege min cpu ~ **** Queefing*Det var ... uventet ...</text:p>
          </table:table-cell>
          <table:table-cell office:value-type="string" calcext:value-type="string">
            <text:p>***END***</text:p>
          </table:table-cell>
          <table:table-cell table:style-name="ce12" table:number-columns-repeated="16355"/>
        </table:table-row>
        <table:table-row table:style-name="ro10">
          <table:table-cell table:style-name="ce6" office:value-type="string" calcext:value-type="string">
            <text:p>Frick_GenericFuckBrainState</text:p>
            <text:p>RandomDialogueCockInsid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36];[.$D$2];[.$E$2])" office:value-type="string" office:string-value="无效的" calcext:value-type="string">
            <text:p>无效的</text:p>
          </table:table-cell>
          <table:table-cell table:formula="of:=GOOGLETRANSLATE_YOULIBRECALC([.$D36];[.$D$2];[.$F$2])" office:value-type="string" office:string-value="ヌル" calcext:value-type="string">
            <text:p>ヌル</text:p>
          </table:table-cell>
          <table:table-cell table:formula="of:=GOOGLETRANSLATE_YOULIBRECALC([.$D36];[.$D$2];[.$G$2])" office:value-type="string" office:string-value="nieważny" calcext:value-type="string">
            <text:p>nieważny</text:p>
          </table:table-cell>
          <table:table-cell table:formula="of:=GOOGLETRANSLATE_YOULIBRECALC([.$D36];[.$D$2];[.$H$2])" office:value-type="string" office:string-value="nulo" calcext:value-type="string">
            <text:p>nulo</text:p>
          </table:table-cell>
          <table:table-cell table:formula="of:=GOOGLETRANSLATE_YOULIBRECALC([.$D36];[.$D$2];[.$I$2])" office:value-type="string" office:string-value="нулевой" calcext:value-type="string">
            <text:p>нулевой</text:p>
          </table:table-cell>
          <table:table-cell table:formula="of:=GOOGLETRANSLATE_YOULIBRECALC([.$D36];[.$D$2];[.$J$2])" office:value-type="string" office:string-value="nul" calcext:value-type="string">
            <text:p>nul</text:p>
          </table:table-cell>
          <table:table-cell table:formula="of:=GOOGLETRANSLATE_YOULIBRECALC([.$D36];[.$D$2];[.$K$2])" office:value-type="string" office:string-value="null" calcext:value-type="string">
            <text:p>null</text:p>
          </table:table-cell>
          <table:table-cell table:formula="of:=GOOGLETRANSLATE_YOULIBRECALC([.$D36];[.$D$2];[.$L$2])" office:value-type="string" office:string-value="nulla" calcext:value-type="string">
            <text:p>nulla</text:p>
          </table:table-cell>
          <table:table-cell table:formula="of:=GOOGLETRANSLATE_YOULIBRECALC([.$D36];[.$D$2];[.$M$2])" office:value-type="string" office:string-value="άκυρος" calcext:value-type="string">
            <text:p>άκυρος</text:p>
          </table:table-cell>
          <table:table-cell table:formula="of:=GOOGLETRANSLATE_YOULIBRECALC([.$D36];[.$D$2];[.$N$2])" office:value-type="string" office:string-value="hükümsüz" calcext:value-type="string">
            <text:p>hükümsüz</text:p>
          </table:table-cell>
          <table:table-cell table:formula="of:=GOOGLETRANSLATE_YOULIBRECALC([.$D36];[.$D$2];[.$O$2])" office:value-type="string" office:string-value="null" calcext:value-type="string">
            <text:p>null</text:p>
          </table:table-cell>
          <table:table-cell table:formula="of:=GOOGLETRANSLATE_YOULIBRECALC([.$D36];[.$D$2];[.$P$2])" office:value-type="string" office:string-value="nul" calcext:value-type="string">
            <text:p>nul</text:p>
          </table:table-cell>
          <table:table-cell table:formula="of:=GOOGLETRANSLATE_YOULIBRECALC([.$D36];[.$D$2];[.$Q$2])" office:value-type="string" office:string-value="널" calcext:value-type="string">
            <text:p>널</text:p>
          </table:table-cell>
          <table:table-cell table:formula="of:=GOOGLETRANSLATE_YOULIBRECALC([.$D36];[.$D$2];[.$R$2])" office:value-type="string" office:string-value="nulové" calcext:value-type="string">
            <text:p>nulové</text:p>
          </table:table-cell>
          <table:table-cell table:formula="of:=GOOGLETRANSLATE_YOULIBRECALC([.$D36];[.$D$2];[.$S$2])" office:value-type="string" office:string-value="null" calcext:value-type="string">
            <text:p>null</text:p>
          </table:table-cell>
          <table:table-cell table:formula="of:=GOOGLETRANSLATE_YOULIBRECALC([.$D36];[.$D$2];[.$T$2])" office:value-type="string" office:string-value="โมฆะ" calcext:value-type="string">
            <text:p>โมฆะ</text:p>
          </table:table-cell>
          <table:table-cell table:formula="of:=GOOGLETRANSLATE_YOULIBRECALC([.$D36];[.$D$2];[.$U$2])" office:value-type="string" office:string-value="batal" calcext:value-type="string">
            <text:p>batal</text:p>
          </table:table-cell>
          <table:table-cell table:formula="of:=GOOGLETRANSLATE_YOULIBRECALC([.$D36];[.$D$2];[.$V$2])" office:value-type="string" office:string-value="null" calcext:value-type="string">
            <text:p>null</text:p>
          </table:table-cell>
          <table:table-cell table:formula="of:=GOOGLETRANSLATE_YOULIBRECALC([.$D36];[.$D$2];[.$W$2])" office:value-type="string" office:string-value="Null" calcext:value-type="string">
            <text:p>Null</text:p>
          </table:table-cell>
          <table:table-cell table:formula="of:=GOOGLETRANSLATE_YOULIBRECALC([.$D36];[.$D$2];[.$X$2])" office:value-type="string" office:string-value="нульовий" calcext:value-type="string">
            <text:p>нульовий</text:p>
          </table:table-cell>
          <table:table-cell table:formula="of:=GOOGLETRANSLATE_YOULIBRECALC([.$D36];[.$D$2];[.$Y$2])" office:value-type="string" office:string-value="vô giá trị" calcext:value-type="string">
            <text:p>vô giá trị</text:p>
          </table:table-cell>
          <table:table-cell table:formula="of:=GOOGLETRANSLATE_YOULIBRECALC([.$D36];[.$D$2];[.$Z$2])" office:value-type="string" office:string-value="NULL" calcext:value-type="string">
            <text:p>NULL</text:p>
          </table:table-cell>
          <table:table-cell table:formula="of:=GOOGLETRANSLATE_YOULIBRECALC([.$D36];[.$D$2];[.$AA$2])" office:value-type="string" office:string-value="tyhjä" calcext:value-type="string">
            <text:p>tyhjä</text:p>
          </table:table-cell>
          <table:table-cell table:formula="of:=GOOGLETRANSLATE_YOULIBRECALC([.$D36];[.$D$2];[.$AB$2])" office:value-type="string" office:string-value="nul" calcext:value-type="string">
            <text:p>nul</text:p>
          </table:table-cell>
          <table:table-cell office:value-type="string" calcext:value-type="string">
            <text:p>***END***</text:p>
          </table:table-cell>
          <table:table-cell table:style-name="ce12" table:number-columns-repeated="16355"/>
        </table:table-row>
        <table:table-row table:style-name="ro17">
          <table:table-cell table:style-name="ce6" office:value-type="string" calcext:value-type="string">
            <text:p>Frick_GenericFuckBrainState</text:p>
            <text:p>RandomDialogueCockInsideAnal</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I-I’m taking notes. Please continue.***Wrong hole! Wrong hole!***Friction levels are increasing. You could boil an egg in it!***-Stuff me like a turkey!-… Who writes these lines?***So… much… thrust~***I-I’m lovin’ it! Wait, no… that’s a corporative slogan… ***I know by your PC password that you quite like oiled up asses, but unfortunately we have no oil…</text:p>
          </table:table-cell>
          <table:table-cell table:formula="of:=GOOGLETRANSLATE_YOULIBRECALC([.$D37];[.$D$2];[.$E$2])" office:value-type="string" office:string-value="我 - 我正在做笔记。请继续。***错误的洞！错误的孔！***摩擦水平正在增加。您可以在其中煮一个鸡蛋！*** - 像火鸡一样让我塞满我！等等，不……那是一个公司的口号……***我通过您的PC密码知道您非常喜欢上油的驴子，但不幸的是我们没有油…" calcext:value-type="string">
            <text:p>我 - 我正在做笔记。请继续。***错误的洞！错误的孔！***摩擦水平正在增加。您可以在其中煮一个鸡蛋！*** - 像火鸡一样让我塞满我！等等，不……那是一个公司的口号……***我通过您的PC密码知道您非常喜欢上油的驴子，但不幸的是我们没有油…</text:p>
          </table:table-cell>
          <table:table-cell table:formula="of:=GOOGLETRANSLATE_YOULIBRECALC([.$D37];[.$D$2];[.$F$2])" office:value-type="string" office:string-value="I-Motingを取得しています。続行してください。***間違った穴！間違った穴！***摩擦レベルが増加しています。あなたはその中に卵を沸騰させることができます！待って、いいえ…それは企業のスローガンです…***あなたのPCパスワードで、あなたが油を塗ったロバがとても好きであることを知っていますが、残念ながら私たちにはオイルがありません…" calcext:value-type="string">
            <text:p>I-Motingを取得しています。続行してください。***間違った穴！間違った穴！***摩擦レベルが増加しています。あなたはその中に卵を沸騰させることができます！待って、いいえ…それは企業のスローガンです…***あなたのPCパスワードで、あなたが油を塗ったロバがとても好きであることを知っていますが、残念ながら私たちにはオイルがありません…</text:p>
          </table:table-cell>
          <table:table-cell table:formula="of:=GOOGLETRANSLATE_YOULIBRECALC([.$D37];[.$D$2];[.$G$2])" office:value-type="string" office:string-value="Robię notatki. Proszę kontynuować. *** niewłaściwa dziura! Niewłaściwa dziura! *** Poziomy tarcia rosną. Mógłbyś w nim ugotować jajko! ***-Wrzuć mi jak indyk!-… kto pisze te linie? *** Więc… dużo… pchaj ~ *** Jestem kocham to! Czekaj, nie… to jest slogan cielesny… *** Według hasła do komputera, które podoba ci się oolione tyłki, ale niestety nie mamy oleju…" calcext:value-type="string">
            <text:p>Robię notatki. Proszę kontynuować. *** niewłaściwa dziura! Niewłaściwa dziura! *** Poziomy tarcia rosną. Mógłbyś w nim ugotować jajko! ***-Wrzuć mi jak indyk!-… kto pisze te linie? *** Więc… dużo… pchaj ~ *** Jestem kocham to! Czekaj, nie… to jest slogan cielesny… *** Według hasła do komputera, które podoba ci się oolione tyłki, ale niestety nie mamy oleju…</text:p>
          </table:table-cell>
          <table:table-cell table:formula="of:=GOOGLETRANSLATE_YOULIBRECALC([.$D37];[.$D$2];[.$H$2])" office:value-type="string" office:string-value="I-estoy tomando notas. Por favor continúe. *** ¡Agujero equivocado! ¡Holte incorrecto! *** Los niveles de fricción están aumentando. ¡Podrías hervir un huevo en él! ***-¡Mégame como un pavo!-... ¿quién escribe estas líneas? *** ¡Así que ... mucho ... empuje ~ *** I-me encanta! Espera, no ... ese es un eslogan corporativo ... *** Sé por la contraseña de tu PC que te gustan mucho los asnos engrasados, pero desafortunadamente no tenemos aceite ..." calcext:value-type="string">
            <text:p>I-estoy tomando notas. Por favor continúe. *** ¡Agujero equivocado! ¡Holte incorrecto! *** Los niveles de fricción están aumentando. ¡Podrías hervir un huevo en él! ***-¡Mégame como un pavo!-... ¿quién escribe estas líneas? *** ¡Así que ... mucho ... empuje ~ *** I-me encanta! Espera, no ... ese es un eslogan corporativo ... *** Sé por la contraseña de tu PC que te gustan mucho los asnos engrasados, pero desafortunadamente no tenemos aceite ...</text:p>
          </table:table-cell>
          <table:table-cell table:formula="of:=GOOGLETRANSLATE_YOULIBRECALC([.$D37];[.$D$2];[.$I$2])" office:value-type="string" office:string-value="Я-я делаю заметки. Пожалуйста, продолжайте. *** Неправильная дыра! Неправильная дыра! *** Уровни трения растет. Вы могли бы варить в нем яйцо! Подожди, нет ... это корпоративный лозунг ... *** Я знаю по своему паролю, что вам очень нравится смазанные задницы, но, к сожалению, у нас нет масла ..." calcext:value-type="string">
            <text:p>Я-я делаю заметки. Пожалуйста, продолжайте. *** Неправильная дыра! Неправильная дыра! *** Уровни трения растет. Вы могли бы варить в нем яйцо! Подожди, нет ... это корпоративный лозунг ... *** Я знаю по своему паролю, что вам очень нравится смазанные задницы, но, к сожалению, у нас нет масла ...</text:p>
          </table:table-cell>
          <table:table-cell table:formula="of:=GOOGLETRANSLATE_YOULIBRECALC([.$D37];[.$D$2];[.$J$2])" office:value-type="string" office:string-value="Je-je prends des notes. Veuillez continuer. *** Mauvais trou! Mauvais trou! *** Les niveaux de friction augmentent. Vous pourriez faire bouillir un œuf dedans! *** - Farcez-moi comme une dinde! -… qui écrit ces lignes? *** SO… beaucoup… poussée ~ *** I-I-Je l'aime! Attendez, non… c'est un slogan d'entreprise… *** Je sais que par le mot de passe de votre PC que vous aimez tout à fait des culs huilés, mais malheureusement nous n'avons pas d'huile…" calcext:value-type="string">
            <text:p>Je-je prends des notes. Veuillez continuer. *** Mauvais trou! Mauvais trou! *** Les niveaux de friction augmentent. Vous pourriez faire bouillir un œuf dedans! *** - Farcez-moi comme une dinde! -… qui écrit ces lignes? *** SO… beaucoup… poussée ~ *** I-I-Je l'aime! Attendez, non… c'est un slogan d'entreprise… *** Je sais que par le mot de passe de votre PC que vous aimez tout à fait des culs huilés, mais malheureusement nous n'avons pas d'huile…</text:p>
          </table:table-cell>
          <table:table-cell table:formula="of:=GOOGLETRANSLATE_YOULIBRECALC([.$D37];[.$D$2];[.$K$2])" office:value-type="string" office:string-value="Zapišem si zapiske. Prosim, nadaljujte. *** Napačna luknja! Napačna luknja! *** Ravni trenja se povečujejo. V njem bi lahko zavreli jajce! ***-nadevate me kot purana!-… kdo piše te vrstice? *** Tako ... veliko ... potisk ~ *** I-jaz sem ga ljubila! Počakaj, ne ... to je korporativni slogan ... *** po vašem računalniškem geslom vem, da vam je zelo všeč naoljene riti, a na žalost nimamo olja ..." calcext:value-type="string">
            <text:p>Zapišem si zapiske. Prosim, nadaljujte. *** Napačna luknja! Napačna luknja! *** Ravni trenja se povečujejo. V njem bi lahko zavreli jajce! ***-nadevate me kot purana!-… kdo piše te vrstice? *** Tako ... veliko ... potisk ~ *** I-jaz sem ga ljubila! Počakaj, ne ... to je korporativni slogan ... *** po vašem računalniškem geslom vem, da vam je zelo všeč naoljene riti, a na žalost nimamo olja ...</text:p>
          </table:table-cell>
          <table:table-cell table:formula="of:=GOOGLETRANSLATE_YOULIBRECALC([.$D37];[.$D$2];[.$L$2])" office:value-type="string" office:string-value="Én-jegyzeteket készítek. Kérjük, folytassa. *** Rossz lyuk! Rossz lyuk! *** A súrlódási szintek növekednek. Forralhat egy tojást benne! Várj, nem ... ez egy vállalati szlogen ... *** Tudom, hogy a PC -jelszavad, hogy nagyon tetszik az olajozott szamár, de sajnos nincs olajunk ..." calcext:value-type="string">
            <text:p>Én-jegyzeteket készítek. Kérjük, folytassa. *** Rossz lyuk! Rossz lyuk! *** A súrlódási szintek növekednek. Forralhat egy tojást benne! Várj, nem ... ez egy vállalati szlogen ... *** Tudom, hogy a PC -jelszavad, hogy nagyon tetszik az olajozott szamár, de sajnos nincs olajunk ...</text:p>
          </table:table-cell>
          <table:table-cell table:formula="of:=GOOGLETRANSLATE_YOULIBRECALC([.$D37];[.$D$2];[.$M$2])" office:value-type="string" office:string-value="Παίρνω σημειώσεις. Παρακαλώ συνεχίστε. *** Λάθος τρύπα! Λάθος τρύπα! *** Τα επίπεδα τριβής αυξάνονται. Θα μπορούσατε να βράσετε ένα αυγό σε αυτό! ***-ΓΥΝΑΙΚΑ ΜΟΥ σαν γαλοπούλα!-... ποιος γράφει αυτές τις γραμμές; *** Έτσι ... πολύ ... ώθηση ~ *** I-I MOVIN 'IT! Περιμένετε, όχι ... αυτό είναι ένα εταιρικό σύνθημα… *** Ξέρω από τον κωδικό πρόσβασης του υπολογιστή σας ότι σας αρέσουν πολύ με λιπαρές γαϊδούρια, αλλά δυστυχώς δεν έχουμε λάδι ..." calcext:value-type="string">
            <text:p>Παίρνω σημειώσεις. Παρακαλώ συνεχίστε. *** Λάθος τρύπα! Λάθος τρύπα! *** Τα επίπεδα τριβής αυξάνονται. Θα μπορούσατε να βράσετε ένα αυγό σε αυτό! ***-ΓΥΝΑΙΚΑ ΜΟΥ σαν γαλοπούλα!-... ποιος γράφει αυτές τις γραμμές; *** Έτσι ... πολύ ... ώθηση ~ *** I-I MOVIN 'IT! Περιμένετε, όχι ... αυτό είναι ένα εταιρικό σύνθημα… *** Ξέρω από τον κωδικό πρόσβασης του υπολογιστή σας ότι σας αρέσουν πολύ με λιπαρές γαϊδούρια, αλλά δυστυχώς δεν έχουμε λάδι ...</text:p>
          </table:table-cell>
          <table:table-cell table:formula="of:=GOOGLETRANSLATE_YOULIBRECALC([.$D37];[.$D$2];[.$N$2])" office:value-type="string" office:string-value="Ben not alıyorum. Lütfen devam edin. *** Yanlış delik! Yanlış delik! *** Sürtünme seviyeleri artıyor. İçinde bir yumurta kaynatabilirsin! ***-beni hindi gibi doldurabilirsin!-… Bu çizgileri kim yazıyor? Bekle, hayır… bu bir şirket sloganı… *** PC şifrenizle, yağı çekilmiş eşekleri çok sevdiğinizi biliyorum, ama maalesef yağımız yok…" calcext:value-type="string">
            <text:p>Ben not alıyorum. Lütfen devam edin. *** Yanlış delik! Yanlış delik! *** Sürtünme seviyeleri artıyor. İçinde bir yumurta kaynatabilirsin! ***-beni hindi gibi doldurabilirsin!-… Bu çizgileri kim yazıyor? Bekle, hayır… bu bir şirket sloganı… *** PC şifrenizle, yağı çekilmiş eşekleri çok sevdiğinizi biliyorum, ama maalesef yağımız yok…</text:p>
          </table:table-cell>
          <table:table-cell table:formula="of:=GOOGLETRANSLATE_YOULIBRECALC([.$D37];[.$D$2];[.$O$2])" office:value-type="string" office:string-value="Sto prendendo appunti. Per favore continua. *** How Hole! How Hole! *** I livelli di attrito stanno aumentando. Potresti far bollire un uovo! ***-mi fa tu come un tacchino!-... chi scrive queste linee? *** Quindi ... molto ... spinta ~ *** I-I-I'm Lovin 'It! Aspetta, no ... questo è uno slogan corporativo ... *** So con la password del tuo PC che ti piace abbastanza il culo, ma sfortunatamente non abbiamo petrolio ..." calcext:value-type="string">
            <text:p>Sto prendendo appunti. Per favore continua. *** How Hole! How Hole! *** I livelli di attrito stanno aumentando. Potresti far bollire un uovo! ***-mi fa tu come un tacchino!-... chi scrive queste linee? *** Quindi ... molto ... spinta ~ *** I-I-I'm Lovin 'It! Aspetta, no ... questo è uno slogan corporativo ... *** So con la password del tuo PC che ti piace abbastanza il culo, ma sfortunatamente non abbiamo petrolio ...</text:p>
          </table:table-cell>
          <table:table-cell table:formula="of:=GOOGLETRANSLATE_YOULIBRECALC([.$D37];[.$D$2];[.$P$2])" office:value-type="string" office:string-value="Ik ben notities. Ga alsjeblieft verder. *** Verkeerd gat! Verkeerd gat! *** Wrijvingsniveaus nemen toe. Je zou er een ei in kunnen koken! ***-Vul me als een kalkoen!-... wie schrijft deze lijnen? *** Dus ... veel ... stuwkracht ~ *** i-ik hou ervan! Wacht, nee ... dat is een zakelijke slogan ... *** Ik weet bij uw pc -wachtwoord dat u graag geoliede ezels houdt, maar helaas hebben we geen olie ..." calcext:value-type="string">
            <text:p>Ik ben notities. Ga alsjeblieft verder. *** Verkeerd gat! Verkeerd gat! *** Wrijvingsniveaus nemen toe. Je zou er een ei in kunnen koken! ***-Vul me als een kalkoen!-... wie schrijft deze lijnen? *** Dus ... veel ... stuwkracht ~ *** i-ik hou ervan! Wacht, nee ... dat is een zakelijke slogan ... *** Ik weet bij uw pc -wachtwoord dat u graag geoliede ezels houdt, maar helaas hebben we geen olie ...</text:p>
          </table:table-cell>
          <table:table-cell table:formula="of:=GOOGLETRANSLATE_YOULIBRECALC([.$D37];[.$D$2];[.$Q$2])" office:value-type="string" office:string-value="나는 메모하고있다. 계속하십시오. *** 잘못된 구멍! 잘못된 구멍! *** 마찰 레벨이 증가하고 있습니다. 당신은 그것에 계란을 끓일 수 있습니다! ***-나를 칠면조처럼 물건을 채우십시오!-… 누가이 줄을 씁니까? *** 그래서… 잠깐만 요 ... 그것은 기업 슬로건입니다… *** 나는 당신의 PC 비밀번호로 당신이 기름칠 엉덩이를 좋아한다는 것을 알고 있지만 불행히도 우리는 기름이 없습니다…" calcext:value-type="string">
            <text:p>나는 메모하고있다. 계속하십시오. *** 잘못된 구멍! 잘못된 구멍! *** 마찰 레벨이 증가하고 있습니다. 당신은 그것에 계란을 끓일 수 있습니다! ***-나를 칠면조처럼 물건을 채우십시오!-… 누가이 줄을 씁니까? *** 그래서… 잠깐만 요 ... 그것은 기업 슬로건입니다… *** 나는 당신의 PC 비밀번호로 당신이 기름칠 엉덩이를 좋아한다는 것을 알고 있지만 불행히도 우리는 기름이 없습니다…</text:p>
          </table:table-cell>
          <table:table-cell table:formula="of:=GOOGLETRANSLATE_YOULIBRECALC([.$D37];[.$D$2];[.$R$2])" office:value-type="string" office:string-value="Robím si poznámky. Prosím, pokračujte. *** Zlá diera! Nesprávna diera! *** Úrovne trenia sa zvyšujú. Mohli by ste v ňom uvariť vajíčko! ***-napchajte ma ako morčacie!-... kto píše tieto riadky? *** tak ... veľa… ťahám ~ *** I-milujem to! Počkajte, nie ... to je korporatívny slogan ... *** Viem podľa vášho počítača s heslom, že sa vám celkom páči naolejované zadky, ale bohužiaľ nemáme ropu ..." calcext:value-type="string">
            <text:p>Robím si poznámky. Prosím, pokračujte. *** Zlá diera! Nesprávna diera! *** Úrovne trenia sa zvyšujú. Mohli by ste v ňom uvariť vajíčko! ***-napchajte ma ako morčacie!-... kto píše tieto riadky? *** tak ... veľa… ťahám ~ *** I-milujem to! Počkajte, nie ... to je korporatívny slogan ... *** Viem podľa vášho počítača s heslom, že sa vám celkom páči naolejované zadky, ale bohužiaľ nemáme ropu ...</text:p>
          </table:table-cell>
          <table:table-cell table:formula="of:=GOOGLETRANSLATE_YOULIBRECALC([.$D37];[.$D$2];[.$S$2])" office:value-type="string" office:string-value="I-I’m taking notes. Please continue.***Wrong hole! Wrong hole!***Friction levels are increasing. You could boil an egg in it!***-Stuff me like a turkey!-… Who writes these lines?***So… much… thrust~***I-I’m lovin’ it! Wait, no… that’s a corporative slogan… ***I know by your PC password that you quite like oiled up asses, but unfortunately we have no oil…" calcext:value-type="string">
            <text:p>I-I’m taking notes. Please continue.***Wrong hole! Wrong hole!***Friction levels are increasing. You could boil an egg in it!***-Stuff me like a turkey!-… Who writes these lines?***So… much… thrust~***I-I’m lovin’ it! Wait, no… that’s a corporative slogan… ***I know by your PC password that you quite like oiled up asses, but unfortunately we have no oil…</text:p>
          </table:table-cell>
          <table:table-cell table:formula="of:=GOOGLETRANSLATE_YOULIBRECALC([.$D37];[.$D$2];[.$T$2])" office:value-type="string" office:string-value="ฉัน-ฉันกำลังจดบันทึก โปรดดำเนินการต่อ *** หลุมผิด! หลุมผิด! *** ระดับแรงเสียดทานเพิ่มขึ้น คุณสามารถต้มไข่ได้! ***-สิ่งที่ฉันเหมือนไก่งวง!-…ใครเขียนบรรทัดเหล่านี้? *** มาก…มาก…แรงผลักดัน ~ *** ฉัน-ฉันรักมัน! เดี๋ยวก่อนไม่…นั่นเป็นสโลแกนที่เป็นองค์กร… *** ฉันรู้ด้วยรหัสผ่านพีซีของคุณว่าคุณชอบลาน้ำมัน แต่น่าเสียดายที่เราไม่มีน้ำมัน…" calcext:value-type="string">
            <text:p>ฉัน-ฉันกำลังจดบันทึก โปรดดำเนินการต่อ *** หลุมผิด! หลุมผิด! *** ระดับแรงเสียดทานเพิ่มขึ้น คุณสามารถต้มไข่ได้! ***-สิ่งที่ฉันเหมือนไก่งวง!-…ใครเขียนบรรทัดเหล่านี้? *** มาก…มาก…แรงผลักดัน ~ *** ฉัน-ฉันรักมัน! เดี๋ยวก่อนไม่…นั่นเป็นสโลแกนที่เป็นองค์กร… *** ฉันรู้ด้วยรหัสผ่านพีซีของคุณว่าคุณชอบลาน้ำมัน แต่น่าเสียดายที่เราไม่มีน้ำมัน…</text:p>
          </table:table-cell>
          <table:table-cell table:formula="of:=GOOGLETRANSLATE_YOULIBRECALC([.$D37];[.$D$2];[.$U$2])" office:value-type="string" office:string-value="Saya-saya membuat catatan. Silakan lanjutkan. *** Lubang yang salah! Lubang yang salah! *** Tingkat gesekan meningkat. Anda bisa merebus telur di dalamnya! ***-Buat saya seperti kalkun!-... siapa yang menulis kalimat-kalimat ini? *** Jadi ... banyak ... Dorong ~ *** I-saya menyukainya! Tunggu, tidak ... itu slogan korporatif ... *** Saya tahu dengan kata sandi PC Anda bahwa Anda sangat suka diinisi oleh keledai, tapi sayangnya kami tidak memiliki minyak ..." calcext:value-type="string">
            <text:p>Saya-saya membuat catatan. Silakan lanjutkan. *** Lubang yang salah! Lubang yang salah! *** Tingkat gesekan meningkat. Anda bisa merebus telur di dalamnya! ***-Buat saya seperti kalkun!-... siapa yang menulis kalimat-kalimat ini? *** Jadi ... banyak ... Dorong ~ *** I-saya menyukainya! Tunggu, tidak ... itu slogan korporatif ... *** Saya tahu dengan kata sandi PC Anda bahwa Anda sangat suka diinisi oleh keledai, tapi sayangnya kami tidak memiliki minyak ...</text:p>
          </table:table-cell>
          <table:table-cell table:formula="of:=GOOGLETRANSLATE_YOULIBRECALC([.$D37];[.$D$2];[.$V$2])" office:value-type="string" office:string-value="Já-dělám poznámky. Pokračujte prosím. *** Špatná díra! Špatná díra! *** Hladiny tření rostou. Mohli byste v něm vařit vejce! ***-napíšete mě jako krůtu!-... kdo píše tyto řádky? *** Takže ... hodně… tah ~ *** i-i, miluji to! Počkejte, ne ... to je korporativní slogan ... *** Vím z vašeho PC hesla, které se vám docela líbí naolejované zadky, ale bohužel nemáme olej ..." calcext:value-type="string">
            <text:p>Já-dělám poznámky. Pokračujte prosím. *** Špatná díra! Špatná díra! *** Hladiny tření rostou. Mohli byste v něm vařit vejce! ***-napíšete mě jako krůtu!-... kdo píše tyto řádky? *** Takže ... hodně… tah ~ *** i-i, miluji to! Počkejte, ne ... to je korporativní slogan ... *** Vím z vašeho PC hesla, které se vám docela líbí naolejované zadky, ale bohužel nemáme olej ...</text:p>
          </table:table-cell>
          <table:table-cell table:formula="of:=GOOGLETRANSLATE_YOULIBRECALC([.$D37];[.$D$2];[.$W$2])" office:value-type="string" office:string-value="Kumuha ako ng mga tala. Mangyaring magpatuloy. *** Maling butas! Maling butas! *** Ang mga antas ng alitan ay tumataas. Maaari mong pakuluan ang isang itlog sa loob nito! ***-bagay sa akin tulad ng isang pabo!-... sino ang nagsusulat ng mga linyang ito? *** Kaya ... marami ... thrust ~ *** i-i-lovin 'ito! Maghintay, hindi ... iyon ay isang slogan ng korporasyon ... *** Alam ko sa pamamagitan ng iyong PC password na gusto mo ng mga asno, ngunit sa kasamaang palad wala kaming langis ..." calcext:value-type="string">
            <text:p>Kumuha ako ng mga tala. Mangyaring magpatuloy. *** Maling butas! Maling butas! *** Ang mga antas ng alitan ay tumataas. Maaari mong pakuluan ang isang itlog sa loob nito! ***-bagay sa akin tulad ng isang pabo!-... sino ang nagsusulat ng mga linyang ito? *** Kaya ... marami ... thrust ~ *** i-i-lovin 'ito! Maghintay, hindi ... iyon ay isang slogan ng korporasyon ... *** Alam ko sa pamamagitan ng iyong PC password na gusto mo ng mga asno, ngunit sa kasamaang palad wala kaming langis ...</text:p>
          </table:table-cell>
          <table:table-cell table:formula="of:=GOOGLETRANSLATE_YOULIBRECALC([.$D37];[.$D$2];[.$X$2])" office:value-type="string" office:string-value="Я-я роблю нотатки. Будь ласка, продовжуйте. *** Неправильна діра! Неправильна діра! *** Рівень тертя збільшується. Ви можете відварити яйце в ньому! ***-набити мене як індичку!-… хто пише ці рядки? *** Так ... багато… тяга ~ *** Я-я люблю це! Зачекайте, ні ... це корпоративний гасло… *** Я знаю, що за вашим паролем ПК, що вам дуже подобається масляна осла, але, на жаль, у нас немає олії ..." calcext:value-type="string">
            <text:p>Я-я роблю нотатки. Будь ласка, продовжуйте. *** Неправильна діра! Неправильна діра! *** Рівень тертя збільшується. Ви можете відварити яйце в ньому! ***-набити мене як індичку!-… хто пише ці рядки? *** Так ... багато… тяга ~ *** Я-я люблю це! Зачекайте, ні ... це корпоративний гасло… *** Я знаю, що за вашим паролем ПК, що вам дуже подобається масляна осла, але, на жаль, у нас немає олії ...</text:p>
          </table:table-cell>
          <table:table-cell table:formula="of:=GOOGLETRANSLATE_YOULIBRECALC([.$D37];[.$D$2];[.$Y$2])" office:value-type="string" office:string-value="I-i hèm ghi chú. Hãy tiếp tục. *** Lỗ sai! Lỗ sai! *** Mức độ ma sát đang tăng lên. Bạn có thể đun sôi một quả trứng trong đó! ***-nhét tôi như một con gà tây!-Ai viết những dòng này? Đợi đã, không có trò chơi nào mà là một khẩu hiệu của tập đoàn." calcext:value-type="string">
            <text:p>I-i hèm ghi chú. Hãy tiếp tục. *** Lỗ sai! Lỗ sai! *** Mức độ ma sát đang tăng lên. Bạn có thể đun sôi một quả trứng trong đó! ***-nhét tôi như một con gà tây!-Ai viết những dòng này? Đợi đã, không có trò chơi nào mà là một khẩu hiệu của tập đoàn.</text:p>
          </table:table-cell>
          <table:table-cell table:formula="of:=GOOGLETRANSLATE_YOULIBRECALC([.$D37];[.$D$2];[.$Z$2])" office:value-type="string" office:string-value="Ich mache mir Notizen. Bitte fahren Sie fort. *** Falsches Loch! Falsches Loch! *** Die Reibungsniveaus nehmen zu. Du könntest ein Ei darin kochen! ***-Stoffe mich wie einen Truthahn!-... wer schreibt diese Zeilen? Warten Sie, nein ... das ist ein korporativer Slogan ... *** Ich weiß durch Ihr PC -Passwort, dass Sie ölte Ärsche sehr mögen, aber leider haben wir kein Öl ..." calcext:value-type="string">
            <text:p>Ich mache mir Notizen. Bitte fahren Sie fort. *** Falsches Loch! Falsches Loch! *** Die Reibungsniveaus nehmen zu. Du könntest ein Ei darin kochen! ***-Stoffe mich wie einen Truthahn!-... wer schreibt diese Zeilen? Warten Sie, nein ... das ist ein korporativer Slogan ... *** Ich weiß durch Ihr PC -Passwort, dass Sie ölte Ärsche sehr mögen, aber leider haben wir kein Öl ...</text:p>
          </table:table-cell>
          <table:table-cell table:formula="of:=GOOGLETRANSLATE_YOULIBRECALC([.$D37];[.$D$2];[.$AA$2])" office:value-type="string" office:string-value="Olen tekemässä muistiinpanoja. Jatka. *** Väärä reikä! Väärä reikä! *** Kitkatasot kasvavat. Voit keittää munan! ***-Aseta minua kuin kalkkuna!-… Kuka kirjoittaa nämä linjat? Odota, ei ... se on yrityskulausa ... *** Tiedän tietokoneesi salasanasi kautta, josta pidät oikein öljyttyistä aasista, mutta valitettavasti meillä ei ole öljyä…" calcext:value-type="string">
            <text:p>Olen tekemässä muistiinpanoja. Jatka. *** Väärä reikä! Väärä reikä! *** Kitkatasot kasvavat. Voit keittää munan! ***-Aseta minua kuin kalkkuna!-… Kuka kirjoittaa nämä linjat? Odota, ei ... se on yrityskulausa ... *** Tiedän tietokoneesi salasanasi kautta, josta pidät oikein öljyttyistä aasista, mutta valitettavasti meillä ei ole öljyä…</text:p>
          </table:table-cell>
          <table:table-cell table:formula="of:=GOOGLETRANSLATE_YOULIBRECALC([.$D37];[.$D$2];[.$AB$2])" office:value-type="string" office:string-value="Jeg tager noter. Fortsæt venligst. *** Forkert hul! Forkert hul! *** Friktionsniveauer øges. Du kan koge et æg i det! ***-Fyld mig som en kalkun!-... hvem skriver disse linjer? *** Så ... meget ... kast ~ *** i-jeg elsker det! Vent, nej ... det er et selskabsslogan ... *** Jeg ved ved din pc -adgangskode, at du helt kan lide olieret æsler, men desværre har vi ingen olie ..." calcext:value-type="string">
            <text:p>Jeg tager noter. Fortsæt venligst. *** Forkert hul! Forkert hul! *** Friktionsniveauer øges. Du kan koge et æg i det! ***-Fyld mig som en kalkun!-... hvem skriver disse linjer? *** Så ... meget ... kast ~ *** i-jeg elsker det! Vent, nej ... det er et selskabsslogan ... *** Jeg ved ved din pc -adgangskode, at du helt kan lide olieret æsler, men desværre har vi ingen olie ...</text:p>
          </table:table-cell>
          <table:table-cell office:value-type="string" calcext:value-type="string">
            <text:p>***END***</text:p>
          </table:table-cell>
          <table:table-cell table:style-name="ce12" table:number-columns-repeated="16355"/>
        </table:table-row>
        <table:table-row table:style-name="ro10">
          <table:table-cell table:style-name="ce6" office:value-type="string" calcext:value-type="string">
            <text:p>Frick_GenericFuckBrainState</text:p>
            <text:p>RandomDialogueCockInsideAnal</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38];[.$D$2];[.$E$2])" office:value-type="string" office:string-value="无效的" calcext:value-type="string">
            <text:p>无效的</text:p>
          </table:table-cell>
          <table:table-cell table:formula="of:=GOOGLETRANSLATE_YOULIBRECALC([.$D38];[.$D$2];[.$F$2])" office:value-type="string" office:string-value="ヌル" calcext:value-type="string">
            <text:p>ヌル</text:p>
          </table:table-cell>
          <table:table-cell table:formula="of:=GOOGLETRANSLATE_YOULIBRECALC([.$D38];[.$D$2];[.$G$2])" office:value-type="string" office:string-value="nieważny" calcext:value-type="string">
            <text:p>nieważny</text:p>
          </table:table-cell>
          <table:table-cell table:formula="of:=GOOGLETRANSLATE_YOULIBRECALC([.$D38];[.$D$2];[.$H$2])" office:value-type="string" office:string-value="nulo" calcext:value-type="string">
            <text:p>nulo</text:p>
          </table:table-cell>
          <table:table-cell table:formula="of:=GOOGLETRANSLATE_YOULIBRECALC([.$D38];[.$D$2];[.$I$2])" office:value-type="string" office:string-value="нулевой" calcext:value-type="string">
            <text:p>нулевой</text:p>
          </table:table-cell>
          <table:table-cell table:formula="of:=GOOGLETRANSLATE_YOULIBRECALC([.$D38];[.$D$2];[.$J$2])" office:value-type="string" office:string-value="nul" calcext:value-type="string">
            <text:p>nul</text:p>
          </table:table-cell>
          <table:table-cell table:formula="of:=GOOGLETRANSLATE_YOULIBRECALC([.$D38];[.$D$2];[.$K$2])" office:value-type="string" office:string-value="null" calcext:value-type="string">
            <text:p>null</text:p>
          </table:table-cell>
          <table:table-cell table:formula="of:=GOOGLETRANSLATE_YOULIBRECALC([.$D38];[.$D$2];[.$L$2])" office:value-type="string" office:string-value="nulla" calcext:value-type="string">
            <text:p>nulla</text:p>
          </table:table-cell>
          <table:table-cell table:formula="of:=GOOGLETRANSLATE_YOULIBRECALC([.$D38];[.$D$2];[.$M$2])" office:value-type="string" office:string-value="άκυρος" calcext:value-type="string">
            <text:p>άκυρος</text:p>
          </table:table-cell>
          <table:table-cell table:formula="of:=GOOGLETRANSLATE_YOULIBRECALC([.$D38];[.$D$2];[.$N$2])" office:value-type="string" office:string-value="hükümsüz" calcext:value-type="string">
            <text:p>hükümsüz</text:p>
          </table:table-cell>
          <table:table-cell table:formula="of:=GOOGLETRANSLATE_YOULIBRECALC([.$D38];[.$D$2];[.$O$2])" office:value-type="string" office:string-value="null" calcext:value-type="string">
            <text:p>null</text:p>
          </table:table-cell>
          <table:table-cell table:formula="of:=GOOGLETRANSLATE_YOULIBRECALC([.$D38];[.$D$2];[.$P$2])" office:value-type="string" office:string-value="nul" calcext:value-type="string">
            <text:p>nul</text:p>
          </table:table-cell>
          <table:table-cell table:formula="of:=GOOGLETRANSLATE_YOULIBRECALC([.$D38];[.$D$2];[.$Q$2])" office:value-type="string" office:string-value="널" calcext:value-type="string">
            <text:p>널</text:p>
          </table:table-cell>
          <table:table-cell table:formula="of:=GOOGLETRANSLATE_YOULIBRECALC([.$D38];[.$D$2];[.$R$2])" office:value-type="string" office:string-value="nulové" calcext:value-type="string">
            <text:p>nulové</text:p>
          </table:table-cell>
          <table:table-cell table:formula="of:=GOOGLETRANSLATE_YOULIBRECALC([.$D38];[.$D$2];[.$S$2])" office:value-type="string" office:string-value="null" calcext:value-type="string">
            <text:p>null</text:p>
          </table:table-cell>
          <table:table-cell table:formula="of:=GOOGLETRANSLATE_YOULIBRECALC([.$D38];[.$D$2];[.$T$2])" office:value-type="string" office:string-value="โมฆะ" calcext:value-type="string">
            <text:p>โมฆะ</text:p>
          </table:table-cell>
          <table:table-cell table:formula="of:=GOOGLETRANSLATE_YOULIBRECALC([.$D38];[.$D$2];[.$U$2])" office:value-type="string" office:string-value="batal" calcext:value-type="string">
            <text:p>batal</text:p>
          </table:table-cell>
          <table:table-cell table:formula="of:=GOOGLETRANSLATE_YOULIBRECALC([.$D38];[.$D$2];[.$V$2])" office:value-type="string" office:string-value="null" calcext:value-type="string">
            <text:p>null</text:p>
          </table:table-cell>
          <table:table-cell table:formula="of:=GOOGLETRANSLATE_YOULIBRECALC([.$D38];[.$D$2];[.$W$2])" office:value-type="string" office:string-value="Null" calcext:value-type="string">
            <text:p>Null</text:p>
          </table:table-cell>
          <table:table-cell table:formula="of:=GOOGLETRANSLATE_YOULIBRECALC([.$D38];[.$D$2];[.$X$2])" office:value-type="string" office:string-value="нульовий" calcext:value-type="string">
            <text:p>нульовий</text:p>
          </table:table-cell>
          <table:table-cell table:formula="of:=GOOGLETRANSLATE_YOULIBRECALC([.$D38];[.$D$2];[.$Y$2])" office:value-type="string" office:string-value="vô giá trị" calcext:value-type="string">
            <text:p>vô giá trị</text:p>
          </table:table-cell>
          <table:table-cell table:formula="of:=GOOGLETRANSLATE_YOULIBRECALC([.$D38];[.$D$2];[.$Z$2])" office:value-type="string" office:string-value="NULL" calcext:value-type="string">
            <text:p>NULL</text:p>
          </table:table-cell>
          <table:table-cell table:formula="of:=GOOGLETRANSLATE_YOULIBRECALC([.$D38];[.$D$2];[.$AA$2])" office:value-type="string" office:string-value="tyhjä" calcext:value-type="string">
            <text:p>tyhjä</text:p>
          </table:table-cell>
          <table:table-cell table:formula="of:=GOOGLETRANSLATE_YOULIBRECALC([.$D38];[.$D$2];[.$AB$2])" office:value-type="string" office:string-value="nul" calcext:value-type="string">
            <text:p>nul</text:p>
          </table:table-cell>
          <table:table-cell office:value-type="string" calcext:value-type="string">
            <text:p>***END***</text:p>
          </table:table-cell>
          <table:table-cell table:style-name="ce12" table:number-columns-repeated="16355"/>
        </table:table-row>
        <table:table-row table:style-name="ro6">
          <table:table-cell table:style-name="ce6" office:value-type="string" calcext:value-type="string">
            <text:p>Frick_Headpat</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DO I HAVE A SPIDER IN MY HAIR? Ah… no… Just headpats, eh?***Oh, I love those. Please continue while I load more compliments.***Mmm… {f_playerName}, you may burn your fingers. My CPU is flaming hot because of you~***So good~***(I should have cleaned my hair… Let’s hope he didn’t notice)***Is this a thing? You like this? Because I do~</text:p>
          </table:table-cell>
          <table:table-cell table:formula="of:=GOOGLETRANSLATE_YOULIBRECALC([.$D39];[.$D$2];[.$E$2])" office:value-type="string" office:string-value="我的头发上有蜘蛛吗？啊……不……只是头猫，嗯？***哦，我爱那些。请在我加载更多赞美的同时继续。我的CPU因为您而变得炎热〜***太好了〜***（我应该清洁我的头发……希望他没有注意到）***这是一回事吗？你喜欢这个吗？因为我〜" calcext:value-type="string">
            <text:p>我的头发上有蜘蛛吗？啊……不……只是头猫，嗯？***哦，我爱那些。请在我加载更多赞美的同时继续。我的CPU因为您而变得炎热〜***太好了〜***（我应该清洁我的头发……希望他没有注意到）***这是一回事吗？你喜欢这个吗？因为我〜</text:p>
          </table:table-cell>
          <table:table-cell table:formula="of:=GOOGLETRANSLATE_YOULIBRECALC([.$D39];[.$D$2];[.$F$2])" office:value-type="string" office:string-value="髪にクモがいますか？ああ…いいえ…ヘッドパット、ええ？***ああ、私はそれらが大好きです。より多くの賛辞を読み込んでいる間、続行してください。私のCPUはあなたのおかげで熱く燃えています〜***とても良い〜あなたはこれが好きですか？私がしているからです" calcext:value-type="string">
            <text:p>髪にクモがいますか？ああ…いいえ…ヘッドパット、ええ？***ああ、私はそれらが大好きです。より多くの賛辞を読み込んでいる間、続行してください。私のCPUはあなたのおかげで熱く燃えています〜***とても良い〜あなたはこれが好きですか？私がしているからです</text:p>
          </table:table-cell>
          <table:table-cell table:formula="of:=GOOGLETRANSLATE_YOULIBRECALC([.$D39];[.$D$2];[.$G$2])" office:value-type="string" office:string-value="Czy mam pająka we włosach? Ach… nie… tylko głowice, eh? *** Och, kocham je. Kontynuuj, gdy ładuję więcej komplementów. *** Mmm… {f_playername}, możesz spalić palce. Mój procesor ognią się gorąco przez ciebie ~ *** Tak dobrze ~ *** (Powinienem był oczyścić włosy… miejmy nadzieję, że nie zauważył) *** Czy to coś? Podoba ci się to? Ponieważ ja ~" calcext:value-type="string">
            <text:p>Czy mam pająka we włosach? Ach… nie… tylko głowice, eh? *** Och, kocham je. Kontynuuj, gdy ładuję więcej komplementów. *** Mmm… {f_playername}, możesz spalić palce. Mój procesor ognią się gorąco przez ciebie ~ *** Tak dobrze ~ *** (Powinienem był oczyścić włosy… miejmy nadzieję, że nie zauważył) *** Czy to coś? Podoba ci się to? Ponieważ ja ~</text:p>
          </table:table-cell>
          <table:table-cell table:formula="of:=GOOGLETRANSLATE_YOULIBRECALC([.$D39];[.$D$2];[.$H$2])" office:value-type="string" office:string-value="¿Tengo una araña en el cabello? Ah ... no ... solo a Headpats, ¿eh? *** Oh, los amo. Continúe mientras cargue más cumplidos. *** mmm ... {f_playername}, puede quemar los dedos. Mi CPU está en llamas por ti por ti ~ *** tan bien ~ *** (debería haber limpiado mi cabello ... Esperemos que no se dio cuenta) *** ¿Es esto algo? ¿Te gusta esto? Porque lo hago ~" calcext:value-type="string">
            <text:p>¿Tengo una araña en el cabello? Ah ... no ... solo a Headpats, ¿eh? *** Oh, los amo. Continúe mientras cargue más cumplidos. *** mmm ... {f_playername}, puede quemar los dedos. Mi CPU está en llamas por ti por ti ~ *** tan bien ~ *** (debería haber limpiado mi cabello ... Esperemos que no se dio cuenta) *** ¿Es esto algo? ¿Te gusta esto? Porque lo hago ~</text:p>
          </table:table-cell>
          <table:table-cell table:formula="of:=GOOGLETRANSLATE_YOULIBRECALC([.$D39];[.$D$2];[.$I$2])" office:value-type="string" office:string-value="У меня есть паук в моих волосах? Ах ... нет ... просто отливы, а? *** О, я люблю их. Пожалуйста, продолжайте, пока я загружаю больше комплиментов. *** ммм… {f_playername}, вы можете сжечь пальцы. Мой процессор пылает из -за тебя ~ *** Так хорошо ~ *** (я должен был очистить свои волосы ... Будем надеяться, что он не заметил) *** это вещь? Тебе это нравится? Потому что я делаю ~" calcext:value-type="string">
            <text:p>У меня есть паук в моих волосах? Ах ... нет ... просто отливы, а? *** О, я люблю их. Пожалуйста, продолжайте, пока я загружаю больше комплиментов. *** ммм… {f_playername}, вы можете сжечь пальцы. Мой процессор пылает из -за тебя ~ *** Так хорошо ~ *** (я должен был очистить свои волосы ... Будем надеяться, что он не заметил) *** это вещь? Тебе это нравится? Потому что я делаю ~</text:p>
          </table:table-cell>
          <table:table-cell table:formula="of:=GOOGLETRANSLATE_YOULIBRECALC([.$D39];[.$D$2];[.$J$2])" office:value-type="string" office:string-value="Ai-je une araignée dans mes cheveux? Ah… non… juste des frappes Headpats, hein? *** Oh, j'adore ça. Veuillez continuer pendant que je charge plus de compliments. *** mmm… {f_playername}, vous pouvez brûler vos doigts. Mon processeur est en flambement chaud à cause de vous ~ *** So Good ~ *** (j'aurais dû nettoyer mes cheveux… Espérons qu'il n'a pas remarqué) *** Est-ce une chose? Tu aimes ça? Parce que je fais ~" calcext:value-type="string">
            <text:p>Ai-je une araignée dans mes cheveux? Ah… non… juste des frappes Headpats, hein? *** Oh, j'adore ça. Veuillez continuer pendant que je charge plus de compliments. *** mmm… {f_playername}, vous pouvez brûler vos doigts. Mon processeur est en flambement chaud à cause de vous ~ *** So Good ~ *** (j'aurais dû nettoyer mes cheveux… Espérons qu'il n'a pas remarqué) *** Est-ce une chose? Tu aimes ça? Parce que je fais ~</text:p>
          </table:table-cell>
          <table:table-cell table:formula="of:=GOOGLETRANSLATE_YOULIBRECALC([.$D39];[.$D$2];[.$K$2])" office:value-type="string" office:string-value="Ali imam v laseh pajka? Ah ... ne ... samo glavo, kaj? *** Oh, jih imam rad. Nadaljujte, medtem ko naložim več komplimentov. *** mmm… {f_playername}, lahko zažgete prste. Moj CPU je vroče zaradi tebe ~ *** Tako dobro ~ *** (moral bi očistiti lase ... upajmo, da ni opazil) *** Je to stvar? Ti je to všeč? Ker delam ~" calcext:value-type="string">
            <text:p>Ali imam v laseh pajka? Ah ... ne ... samo glavo, kaj? *** Oh, jih imam rad. Nadaljujte, medtem ko naložim več komplimentov. *** mmm… {f_playername}, lahko zažgete prste. Moj CPU je vroče zaradi tebe ~ *** Tako dobro ~ *** (moral bi očistiti lase ... upajmo, da ni opazil) *** Je to stvar? Ti je to všeč? Ker delam ~</text:p>
          </table:table-cell>
          <table:table-cell table:formula="of:=GOOGLETRANSLATE_YOULIBRECALC([.$D39];[.$D$2];[.$L$2])" office:value-type="string" office:string-value="Van egy pókom a hajamban? Ah ... nem ... csak a fejlécek, ugye? *** Ó, imádom ezeket. Kérjük, folytassa, amíg több bókot töltök be. A CPU -m forró lángol, mert ~ *** olyan jó ~ *** (meg kellett volna tisztítanom a hajam ... reméljük, hogy nem vette észre) *** Ez egy dolog? Tetszik ez? Mert én ~" calcext:value-type="string">
            <text:p>Van egy pókom a hajamban? Ah ... nem ... csak a fejlécek, ugye? *** Ó, imádom ezeket. Kérjük, folytassa, amíg több bókot töltök be. A CPU -m forró lángol, mert ~ *** olyan jó ~ *** (meg kellett volna tisztítanom a hajam ... reméljük, hogy nem vette észre) *** Ez egy dolog? Tetszik ez? Mert én ~</text:p>
          </table:table-cell>
          <table:table-cell table:formula="of:=GOOGLETRANSLATE_YOULIBRECALC([.$D39];[.$D$2];[.$M$2])" office:value-type="string" office:string-value="Έχω μια αράχνη στα μαλλιά μου; Αχ ... όχι ... απλά headpats, εχ. *** Ω, μου αρέσουν. Συνεχίστε ενώ φορτώσω περισσότερα συγχαρητήρια. Η CPU μου είναι φλεγόμενη καυτή εξαιτίας σας ~ *** τόσο καλό ~ *** (θα έπρεπε να καθαρίσω τα μαλλιά μου ... ας ελπίσουμε ότι δεν το γνώριζε) *** είναι αυτό το πράγμα; Σας αρέσει αυτό; Επειδή το κάνω ~" calcext:value-type="string">
            <text:p>Έχω μια αράχνη στα μαλλιά μου; Αχ ... όχι ... απλά headpats, εχ. *** Ω, μου αρέσουν. Συνεχίστε ενώ φορτώσω περισσότερα συγχαρητήρια. Η CPU μου είναι φλεγόμενη καυτή εξαιτίας σας ~ *** τόσο καλό ~ *** (θα έπρεπε να καθαρίσω τα μαλλιά μου ... ας ελπίσουμε ότι δεν το γνώριζε) *** είναι αυτό το πράγμα; Σας αρέσει αυτό; Επειδή το κάνω ~</text:p>
          </table:table-cell>
          <table:table-cell table:formula="of:=GOOGLETRANSLATE_YOULIBRECALC([.$D39];[.$D$2];[.$N$2])" office:value-type="string" office:string-value="Saçımda bir örümcek var mı? Ah… hayır… sadece headpats, ha? *** Oh, bunları seviyorum. Lütfen daha fazla övgü yüklerken devam edin. *** mmm… {f_playername}, parmaklarınızı yakabilirsiniz. CPU'm senin yüzünden sıcak alev alıyor ~ *** Çok iyi ~ *** (Saçlarımı temizlemeliydim… Umarım fark etmedi) *** Bu bir şey mi? Bunu beğendin mi? Çünkü yapıyorum ~" calcext:value-type="string">
            <text:p>Saçımda bir örümcek var mı? Ah… hayır… sadece headpats, ha? *** Oh, bunları seviyorum. Lütfen daha fazla övgü yüklerken devam edin. *** mmm… {f_playername}, parmaklarınızı yakabilirsiniz. CPU'm senin yüzünden sıcak alev alıyor ~ *** Çok iyi ~ *** (Saçlarımı temizlemeliydim… Umarım fark etmedi) *** Bu bir şey mi? Bunu beğendin mi? Çünkü yapıyorum ~</text:p>
          </table:table-cell>
          <table:table-cell table:formula="of:=GOOGLETRANSLATE_YOULIBRECALC([.$D39];[.$D$2];[.$O$2])" office:value-type="string" office:string-value="Ho un ragno tra i capelli? Ah ... no ... solo headpat, eh? *** Oh, adoro quelli. Continua mentre carico altri complimenti. *** mmm ... {f_playername}, puoi bruciare le dita. La mia CPU è calda per te ~ *** così bene ~ *** (Avrei dovuto pulire i capelli ... Speriamo che non se ne sia accorto) *** È una cosa? Ti piace questo? Perché lo faccio ~" calcext:value-type="string">
            <text:p>Ho un ragno tra i capelli? Ah ... no ... solo headpat, eh? *** Oh, adoro quelli. Continua mentre carico altri complimenti. *** mmm ... {f_playername}, puoi bruciare le dita. La mia CPU è calda per te ~ *** così bene ~ *** (Avrei dovuto pulire i capelli ... Speriamo che non se ne sia accorto) *** È una cosa? Ti piace questo? Perché lo faccio ~</text:p>
          </table:table-cell>
          <table:table-cell table:formula="of:=GOOGLETRANSLATE_YOULIBRECALC([.$D39];[.$D$2];[.$P$2])" office:value-type="string" office:string-value="Heb ik een spin in mijn haar? Ah ... nee ... alleen koppats, hè? *** Oh, ik hou van die. Ga alsjeblieft verder terwijl ik meer complimenten laad. *** Mmm ... {f_playerName}, je kunt je vingers verbranden. Mijn CPU is vlammend heet vanwege jou ~ *** zo goed ~ *** (ik had mijn haar moeten schoonmaken ... laten we hopen dat hij het niet heeft gemerkt) *** Is dit een ding? Vind je dit leuk? Omdat ik ~ doe" calcext:value-type="string">
            <text:p>Heb ik een spin in mijn haar? Ah ... nee ... alleen koppats, hè? *** Oh, ik hou van die. Ga alsjeblieft verder terwijl ik meer complimenten laad. *** Mmm ... {f_playerName}, je kunt je vingers verbranden. Mijn CPU is vlammend heet vanwege jou ~ *** zo goed ~ *** (ik had mijn haar moeten schoonmaken ... laten we hopen dat hij het niet heeft gemerkt) *** Is dit een ding? Vind je dit leuk? Omdat ik ~ doe</text:p>
          </table:table-cell>
          <table:table-cell table:formula="of:=GOOGLETRANSLATE_YOULIBRECALC([.$D39];[.$D$2];[.$Q$2])" office:value-type="string" office:string-value="머리에 거미가 있습니까? 아… 아뇨… 더 많은 칭찬을로드하는 동안 계속하십시오. *** mmm… {f_playername}, 손가락을 태울 수 있습니다. 내 CPU는 너 때문에 뜨겁다 ~ *** 너무 좋아 ~ *** (머리카락을 청소 했어야… 당신은 이것을 좋아합니까? 내가하기 때문에 ~" calcext:value-type="string">
            <text:p>머리에 거미가 있습니까? 아… 아뇨… 더 많은 칭찬을로드하는 동안 계속하십시오. *** mmm… {f_playername}, 손가락을 태울 수 있습니다. 내 CPU는 너 때문에 뜨겁다 ~ *** 너무 좋아 ~ *** (머리카락을 청소 했어야… 당신은 이것을 좋아합니까? 내가하기 때문에 ~</text:p>
          </table:table-cell>
          <table:table-cell table:formula="of:=GOOGLETRANSLATE_YOULIBRECALC([.$D39];[.$D$2];[.$R$2])" office:value-type="string" office:string-value="Mám vo vlasoch pavúk? Ah ... nie ... len hlavy, hm? *** Och, milujem ich. Pokračujte, keď načítam viac komplimentov. *** mmm… {f_playername}, môžete spáliť prsty. Môj CPU je horiaci horúci kvôli tebe ~ *** tak dobrý ~ *** (mal som si vyčistiť vlasy ... dúfajme, že si to nevšimol) *** Je to vec? Páči sa ti toto? Pretože robím ~" calcext:value-type="string">
            <text:p>Mám vo vlasoch pavúk? Ah ... nie ... len hlavy, hm? *** Och, milujem ich. Pokračujte, keď načítam viac komplimentov. *** mmm… {f_playername}, môžete spáliť prsty. Môj CPU je horiaci horúci kvôli tebe ~ *** tak dobrý ~ *** (mal som si vyčistiť vlasy ... dúfajme, že si to nevšimol) *** Je to vec? Páči sa ti toto? Pretože robím ~</text:p>
          </table:table-cell>
          <table:table-cell table:formula="of:=GOOGLETRANSLATE_YOULIBRECALC([.$D39];[.$D$2];[.$S$2])" office:value-type="string" office:string-value="DO I HAVE A SPIDER IN MY HAIR? Ah… no… Just headpats, eh?***Oh, I love those. Please continue while I load more compliments.***Mmm… {f_playerName}, you may burn your fingers. My CPU is flaming hot because of you~***So good~***(I should have cleaned my hair… Let’s hope he didn’t notice)***Is this a thing? You like this? Because I do~" calcext:value-type="string">
            <text:p>DO I HAVE A SPIDER IN MY HAIR? Ah… no… Just headpats, eh?***Oh, I love those. Please continue while I load more compliments.***Mmm… {f_playerName}, you may burn your fingers. My CPU is flaming hot because of you~***So good~***(I should have cleaned my hair… Let’s hope he didn’t notice)***Is this a thing? You like this? Because I do~</text:p>
          </table:table-cell>
          <table:table-cell table:formula="of:=GOOGLETRANSLATE_YOULIBRECALC([.$D39];[.$D$2];[.$T$2])" office:value-type="string" office:string-value="ฉันมีแมงมุมอยู่ในเส้นผมหรือไม่? อ่า…ไม่…เพียงแค่หัวอืมใช่มั้ย *** โอ้ฉันรักสิ่งเหล่านั้น โปรดดำเนินการต่อในขณะที่ฉันโหลดคำชมเพิ่มเติม *** mmm … {f_playername} คุณอาจเผานิ้วของคุณ ซีพียูของฉันร้อนแรงเพราะคุณ ~ *** ดีมาก ~ *** (ฉันควรทำความสะอาดผมของฉัน…หวังว่าเขาจะไม่สังเกตเห็น) *** นี่เป็นเรื่องหรือไม่? คุณชอบสิ่งนี้? เพราะฉันทำ ~" calcext:value-type="string">
            <text:p>ฉันมีแมงมุมอยู่ในเส้นผมหรือไม่? อ่า…ไม่…เพียงแค่หัวอืมใช่มั้ย *** โอ้ฉันรักสิ่งเหล่านั้น โปรดดำเนินการต่อในขณะที่ฉันโหลดคำชมเพิ่มเติม *** mmm … {f_playername} คุณอาจเผานิ้วของคุณ ซีพียูของฉันร้อนแรงเพราะคุณ ~ *** ดีมาก ~ *** (ฉันควรทำความสะอาดผมของฉัน…หวังว่าเขาจะไม่สังเกตเห็น) *** นี่เป็นเรื่องหรือไม่? คุณชอบสิ่งนี้? เพราะฉันทำ ~</text:p>
          </table:table-cell>
          <table:table-cell table:formula="of:=GOOGLETRANSLATE_YOULIBRECALC([.$D39];[.$D$2];[.$U$2])" office:value-type="string" office:string-value="Apakah saya memiliki laba -laba di rambut saya? Ah ... tidak ... hanya headpats, eh? *** Oh, aku suka itu. Silakan lanjutkan sementara saya memuat lebih banyak pujian. *** mmm ... {f_playername}, Anda dapat membakar jari Anda. CPU saya menyala panas karena Anda ~ *** sangat bagus ~ *** (Saya seharusnya membersihkan rambut saya ... mari kita berharap dia tidak memperhatikan) *** Apakah ini hal? Anda suka ini? Karena saya lakukan ~" calcext:value-type="string">
            <text:p>Apakah saya memiliki laba -laba di rambut saya? Ah ... tidak ... hanya headpats, eh? *** Oh, aku suka itu. Silakan lanjutkan sementara saya memuat lebih banyak pujian. *** mmm ... {f_playername}, Anda dapat membakar jari Anda. CPU saya menyala panas karena Anda ~ *** sangat bagus ~ *** (Saya seharusnya membersihkan rambut saya ... mari kita berharap dia tidak memperhatikan) *** Apakah ini hal? Anda suka ini? Karena saya lakukan ~</text:p>
          </table:table-cell>
          <table:table-cell table:formula="of:=GOOGLETRANSLATE_YOULIBRECALC([.$D39];[.$D$2];[.$V$2])" office:value-type="string" office:string-value="Mám ve vlasech pavouka? Ah ... ne ... jen headpates, hm? *** Oh, miluji je. Pokračujte, když naložím další komplimenty. *** MMM… {f_playername}, můžete spálit prsty. Můj CPU je kvůli tobě horký ~ *** tak dobrý ~ *** (měl jsem si vyčistit vlasy ... doufejme, že si toho nevšiml) *** Je to věc? Líbí se ti to? Protože to dělám ~" calcext:value-type="string">
            <text:p>Mám ve vlasech pavouka? Ah ... ne ... jen headpates, hm? *** Oh, miluji je. Pokračujte, když naložím další komplimenty. *** MMM… {f_playername}, můžete spálit prsty. Můj CPU je kvůli tobě horký ~ *** tak dobrý ~ *** (měl jsem si vyčistit vlasy ... doufejme, že si toho nevšiml) *** Je to věc? Líbí se ti to? Protože to dělám ~</text:p>
          </table:table-cell>
          <table:table-cell table:formula="of:=GOOGLETRANSLATE_YOULIBRECALC([.$D39];[.$D$2];[.$W$2])" office:value-type="string" office:string-value="Mayroon ba akong spider sa aking buhok? Ah ... hindi ... headpats lang, eh? *** Oh, mahal ko ang mga iyon. Mangyaring magpatuloy habang nag -load ako ng mas maraming papuri. *** mmm ... {f_playername}, maaari mong sunugin ang iyong mga daliri. Ang aking CPU ay nagniningas na mainit dahil sa iyo ~ *** Napakaganda ~ *** (dapat kong linisin ang aking buhok ... Hayaan na hindi niya napansin) *** Ito ba ay isang bagay? Gusto mo ito? Dahil ginagawa ko ~" calcext:value-type="string">
            <text:p>Mayroon ba akong spider sa aking buhok? Ah ... hindi ... headpats lang, eh? *** Oh, mahal ko ang mga iyon. Mangyaring magpatuloy habang nag -load ako ng mas maraming papuri. *** mmm ... {f_playername}, maaari mong sunugin ang iyong mga daliri. Ang aking CPU ay nagniningas na mainit dahil sa iyo ~ *** Napakaganda ~ *** (dapat kong linisin ang aking buhok ... Hayaan na hindi niya napansin) *** Ito ba ay isang bagay? Gusto mo ito? Dahil ginagawa ko ~</text:p>
          </table:table-cell>
          <table:table-cell table:formula="of:=GOOGLETRANSLATE_YOULIBRECALC([.$D39];[.$D$2];[.$X$2])" office:value-type="string" office:string-value="У мене є павук у волоссі? Ах ... ні ... просто підголівники, так? *** О, я їх люблю. Будь ласка, продовжуйте, поки я завантажую більше компліментів. *** ммм… {f_playername}, ви можете спалити пальці. Мій процесор полум'я гарячий через вас ~ *** так добре ~ *** (я мав би прибрати волосся ... сподіваємось, він не помітив) *** це річ? Вам це подобається? Тому що я це роблю ~" calcext:value-type="string">
            <text:p>У мене є павук у волоссі? Ах ... ні ... просто підголівники, так? *** О, я їх люблю. Будь ласка, продовжуйте, поки я завантажую більше компліментів. *** ммм… {f_playername}, ви можете спалити пальці. Мій процесор полум'я гарячий через вас ~ *** так добре ~ *** (я мав би прибрати волосся ... сподіваємось, він не помітив) *** це річ? Вам це подобається? Тому що я це роблю ~</text:p>
          </table:table-cell>
          <table:table-cell table:formula="of:=GOOGLETRANSLATE_YOULIBRECALC([.$D39];[.$D$2];[.$Y$2])" office:value-type="string" office:string-value="Tôi có một con nhện trên tóc không? À, không có những người đứng đầu, hả? *** oh, tôi yêu những thứ đó. Vui lòng tiếp tục trong khi tôi tải nhiều lời khen hơn. CPU của tôi rất nóng bỏng vì bạn ~ *** rất tốt ~ *** (Tôi nên làm sạch tóc của tôi. Bạn thích điều này? Bởi vì tôi làm ~" calcext:value-type="string">
            <text:p>Tôi có một con nhện trên tóc không? À, không có những người đứng đầu, hả? *** oh, tôi yêu những thứ đó. Vui lòng tiếp tục trong khi tôi tải nhiều lời khen hơn. CPU của tôi rất nóng bỏng vì bạn ~ *** rất tốt ~ *** (Tôi nên làm sạch tóc của tôi. Bạn thích điều này? Bởi vì tôi làm ~</text:p>
          </table:table-cell>
          <table:table-cell table:formula="of:=GOOGLETRANSLATE_YOULIBRECALC([.$D39];[.$D$2];[.$Z$2])" office:value-type="string" office:string-value="Habe ich eine Spinne in meinen Haaren? Ah ... nein ... nur Headpats, was? *** Oh, ich liebe diese. Bitte fahren Sie fort, während ich weitere Komplimente lade. Meine CPU flammt heiß wegen dir ~ *** So gut ~ *** (ich hätte meine Haare reinigen sollen ... Hoffen wir, dass er es nicht bemerkt hat) *** Ist das eine Sache? Du magst das? Weil ich ~" calcext:value-type="string">
            <text:p>Habe ich eine Spinne in meinen Haaren? Ah ... nein ... nur Headpats, was? *** Oh, ich liebe diese. Bitte fahren Sie fort, während ich weitere Komplimente lade. Meine CPU flammt heiß wegen dir ~ *** So gut ~ *** (ich hätte meine Haare reinigen sollen ... Hoffen wir, dass er es nicht bemerkt hat) *** Ist das eine Sache? Du magst das? Weil ich ~</text:p>
          </table:table-cell>
          <table:table-cell table:formula="of:=GOOGLETRANSLATE_YOULIBRECALC([.$D39];[.$D$2];[.$AA$2])" office:value-type="string" office:string-value="Onko minulla hämähäkki hiuksissani? Ah ... ei ... vain päähineitä, eh? *** Voi, rakastan niitä. Jatka, kun lataa enemmän kohteliaisuuksia. *** MMM… {f_playername}, voit polttaa sormesi. Prosessorini palautuu kuuma sinä ~ *** niin hyvä ~ *** (minun olisi pitänyt puhdistaa hiukseni ... Toivokaamme, että hän ei huomannut) *** Onko tämä asia? Pidätkö tästä? Koska teen ~" calcext:value-type="string">
            <text:p>Onko minulla hämähäkki hiuksissani? Ah ... ei ... vain päähineitä, eh? *** Voi, rakastan niitä. Jatka, kun lataa enemmän kohteliaisuuksia. *** MMM… {f_playername}, voit polttaa sormesi. Prosessorini palautuu kuuma sinä ~ *** niin hyvä ~ *** (minun olisi pitänyt puhdistaa hiukseni ... Toivokaamme, että hän ei huomannut) *** Onko tämä asia? Pidätkö tästä? Koska teen ~</text:p>
          </table:table-cell>
          <table:table-cell table:formula="of:=GOOGLETRANSLATE_YOULIBRECALC([.$D39];[.$D$2];[.$AB$2])" office:value-type="string" office:string-value="Har jeg en edderkop i mit hår? Ah… nej… bare headpats, eh? *** Åh, jeg elsker dem. Fortsæt venligst, mens jeg indlæser flere komplimenter. *** mmm ... {f_playername}, du kan brænde fingrene. Min CPU er flammende varm på grund af dig ~ *** så god ~ *** (jeg skulle have renset mit hår ... lad os håbe, at han ikke bemærkede) *** Er dette en ting? Kan du lide dette? Fordi jeg gør ~" calcext:value-type="string">
            <text:p>Har jeg en edderkop i mit hår? Ah… nej… bare headpats, eh? *** Åh, jeg elsker dem. Fortsæt venligst, mens jeg indlæser flere komplimenter. *** mmm ... {f_playername}, du kan brænde fingrene. Min CPU er flammende varm på grund af dig ~ *** så god ~ *** (jeg skulle have renset mit hår ... lad os håbe, at han ikke bemærkede) *** Er dette en ting? Kan du lide dette? Fordi jeg gør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Headpat</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40];[.$D$2];[.$E$2])" office:value-type="string" office:string-value="无效的" calcext:value-type="string">
            <text:p>无效的</text:p>
          </table:table-cell>
          <table:table-cell table:formula="of:=GOOGLETRANSLATE_YOULIBRECALC([.$D40];[.$D$2];[.$F$2])" office:value-type="string" office:string-value="ヌル" calcext:value-type="string">
            <text:p>ヌル</text:p>
          </table:table-cell>
          <table:table-cell table:formula="of:=GOOGLETRANSLATE_YOULIBRECALC([.$D40];[.$D$2];[.$G$2])" office:value-type="string" office:string-value="nieważny" calcext:value-type="string">
            <text:p>nieważny</text:p>
          </table:table-cell>
          <table:table-cell table:formula="of:=GOOGLETRANSLATE_YOULIBRECALC([.$D40];[.$D$2];[.$H$2])" office:value-type="string" office:string-value="nulo" calcext:value-type="string">
            <text:p>nulo</text:p>
          </table:table-cell>
          <table:table-cell table:formula="of:=GOOGLETRANSLATE_YOULIBRECALC([.$D40];[.$D$2];[.$I$2])" office:value-type="string" office:string-value="нулевой" calcext:value-type="string">
            <text:p>нулевой</text:p>
          </table:table-cell>
          <table:table-cell table:formula="of:=GOOGLETRANSLATE_YOULIBRECALC([.$D40];[.$D$2];[.$J$2])" office:value-type="string" office:string-value="nul" calcext:value-type="string">
            <text:p>nul</text:p>
          </table:table-cell>
          <table:table-cell table:formula="of:=GOOGLETRANSLATE_YOULIBRECALC([.$D40];[.$D$2];[.$K$2])" office:value-type="string" office:string-value="null" calcext:value-type="string">
            <text:p>null</text:p>
          </table:table-cell>
          <table:table-cell table:formula="of:=GOOGLETRANSLATE_YOULIBRECALC([.$D40];[.$D$2];[.$L$2])" office:value-type="string" office:string-value="nulla" calcext:value-type="string">
            <text:p>nulla</text:p>
          </table:table-cell>
          <table:table-cell table:formula="of:=GOOGLETRANSLATE_YOULIBRECALC([.$D40];[.$D$2];[.$M$2])" office:value-type="string" office:string-value="άκυρος" calcext:value-type="string">
            <text:p>άκυρος</text:p>
          </table:table-cell>
          <table:table-cell table:formula="of:=GOOGLETRANSLATE_YOULIBRECALC([.$D40];[.$D$2];[.$N$2])" office:value-type="string" office:string-value="hükümsüz" calcext:value-type="string">
            <text:p>hükümsüz</text:p>
          </table:table-cell>
          <table:table-cell table:formula="of:=GOOGLETRANSLATE_YOULIBRECALC([.$D40];[.$D$2];[.$O$2])" office:value-type="string" office:string-value="null" calcext:value-type="string">
            <text:p>null</text:p>
          </table:table-cell>
          <table:table-cell table:formula="of:=GOOGLETRANSLATE_YOULIBRECALC([.$D40];[.$D$2];[.$P$2])" office:value-type="string" office:string-value="nul" calcext:value-type="string">
            <text:p>nul</text:p>
          </table:table-cell>
          <table:table-cell table:formula="of:=GOOGLETRANSLATE_YOULIBRECALC([.$D40];[.$D$2];[.$Q$2])" office:value-type="string" office:string-value="널" calcext:value-type="string">
            <text:p>널</text:p>
          </table:table-cell>
          <table:table-cell table:formula="of:=GOOGLETRANSLATE_YOULIBRECALC([.$D40];[.$D$2];[.$R$2])" office:value-type="string" office:string-value="nulové" calcext:value-type="string">
            <text:p>nulové</text:p>
          </table:table-cell>
          <table:table-cell table:formula="of:=GOOGLETRANSLATE_YOULIBRECALC([.$D40];[.$D$2];[.$S$2])" office:value-type="string" office:string-value="null" calcext:value-type="string">
            <text:p>null</text:p>
          </table:table-cell>
          <table:table-cell table:formula="of:=GOOGLETRANSLATE_YOULIBRECALC([.$D40];[.$D$2];[.$T$2])" office:value-type="string" office:string-value="โมฆะ" calcext:value-type="string">
            <text:p>โมฆะ</text:p>
          </table:table-cell>
          <table:table-cell table:formula="of:=GOOGLETRANSLATE_YOULIBRECALC([.$D40];[.$D$2];[.$U$2])" office:value-type="string" office:string-value="batal" calcext:value-type="string">
            <text:p>batal</text:p>
          </table:table-cell>
          <table:table-cell table:formula="of:=GOOGLETRANSLATE_YOULIBRECALC([.$D40];[.$D$2];[.$V$2])" office:value-type="string" office:string-value="null" calcext:value-type="string">
            <text:p>null</text:p>
          </table:table-cell>
          <table:table-cell table:formula="of:=GOOGLETRANSLATE_YOULIBRECALC([.$D40];[.$D$2];[.$W$2])" office:value-type="string" office:string-value="Null" calcext:value-type="string">
            <text:p>Null</text:p>
          </table:table-cell>
          <table:table-cell table:formula="of:=GOOGLETRANSLATE_YOULIBRECALC([.$D40];[.$D$2];[.$X$2])" office:value-type="string" office:string-value="нульовий" calcext:value-type="string">
            <text:p>нульовий</text:p>
          </table:table-cell>
          <table:table-cell table:formula="of:=GOOGLETRANSLATE_YOULIBRECALC([.$D40];[.$D$2];[.$Y$2])" office:value-type="string" office:string-value="vô giá trị" calcext:value-type="string">
            <text:p>vô giá trị</text:p>
          </table:table-cell>
          <table:table-cell table:formula="of:=GOOGLETRANSLATE_YOULIBRECALC([.$D40];[.$D$2];[.$Z$2])" office:value-type="string" office:string-value="NULL" calcext:value-type="string">
            <text:p>NULL</text:p>
          </table:table-cell>
          <table:table-cell table:formula="of:=GOOGLETRANSLATE_YOULIBRECALC([.$D40];[.$D$2];[.$AA$2])" office:value-type="string" office:string-value="tyhjä" calcext:value-type="string">
            <text:p>tyhjä</text:p>
          </table:table-cell>
          <table:table-cell table:formula="of:=GOOGLETRANSLATE_YOULIBRECALC([.$D4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8">
          <table:table-cell table:style-name="ce6" office:value-type="string" calcext:value-type="string">
            <text:p>Frick_FingeringDuring</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Haha! Silly {f_playerName}! Your fingers don’t go there! Wait… No, you’re right. Please continue…***I found a “Do not fist android girls” warning on the internet… Please be careful!***Uh… Did you lose something in there? ***According to my manuals, fingering can cause you carpal tunnel syndrome. ***Mmm… If you’re searching for some buttons, that’s not the place, hehe~***Wow! My sensors are registering too much data!</text:p>
          </table:table-cell>
          <table:table-cell table:formula="of:=GOOGLETRANSLATE_YOULIBRECALC([.$D41];[.$D$2];[.$E$2])" office:value-type="string" office:string-value="哈哈！愚蠢的{f_playername}！你的手指不去那里！等等……不，你是对的。请继续……***我在互联网上发现了“不要拳头Android女孩”警告……请小心！***呃……您在那里失去了一些东西吗？ ***根据我的手册，指法会导致您的腕管综合症。 ***嗯...如果您正在寻找一些按钮，那不是地方，呵呵〜***哇！我的传感器记录了太多数据！" calcext:value-type="string">
            <text:p>哈哈！愚蠢的{f_playername}！你的手指不去那里！等等……不，你是对的。请继续……***我在互联网上发现了“不要拳头Android女孩”警告……请小心！***呃……您在那里失去了一些东西吗？ ***根据我的手册，指法会导致您的腕管综合症。 ***嗯...如果您正在寻找一些按钮，那不是地方，呵呵〜***哇！我的传感器记录了太多数据！</text:p>
          </table:table-cell>
          <table:table-cell table:formula="of:=GOOGLETRANSLATE_YOULIBRECALC([.$D41];[.$D$2];[.$F$2])" office:value-type="string" office:string-value="ハハ！愚かな{f_playername}！あなたの指はそこに行きません！待って…いいえ、あなたは正しいです。続行してください…***私はインターネットで「Androidの女の子を拳拳ではない」と警告しました...注意してください！***ええと…そこに何かを失いましたか？ ***私のマニュアルによると、運指は手根管症候群を引き起こす可能性があります。 *** MMM…いくつかのボタンを探しているなら、それは場所ではありません、hehe〜 ***すごい！私のセンサーはあまりにも多くのデータを登録しています！" calcext:value-type="string">
            <text:p>ハハ！愚かな{f_playername}！あなたの指はそこに行きません！待って…いいえ、あなたは正しいです。続行してください…***私はインターネットで「Androidの女の子を拳拳ではない」と警告しました...注意してください！***ええと…そこに何かを失いましたか？ ***私のマニュアルによると、運指は手根管症候群を引き起こす可能性があります。 *** MMM…いくつかのボタンを探しているなら、それは場所ではありません、hehe〜 ***すごい！私のセンサーはあまりにも多くのデータを登録しています！</text:p>
          </table:table-cell>
          <table:table-cell table:formula="of:=GOOGLETRANSLATE_YOULIBRECALC([.$D41];[.$D$2];[.$G$2])" office:value-type="string" office:string-value="Haha! Silly {f_playername}! Twoje palce tam nie idą! Poczekaj… nie, masz rację. Proszę, kontynuuj… *** Znalazłem ostrzeżenie „Nie pięści Android Girls” w Internecie… Proszę, uważaj! *** Uh… Czy coś tam straciłeś? *** Zgodnie z moimi instrukcjami palcowanie może spowodować zespół cieśla nadgarstka. *** mmm… jeśli szukasz niektórych przycisków, to nie jest miejsce, hehe ~ *** wow! Moje czujniki rejestrują zbyt dużo danych!" calcext:value-type="string">
            <text:p>Haha! Silly {f_playername}! Twoje palce tam nie idą! Poczekaj… nie, masz rację. Proszę, kontynuuj… *** Znalazłem ostrzeżenie „Nie pięści Android Girls” w Internecie… Proszę, uważaj! *** Uh… Czy coś tam straciłeś? *** Zgodnie z moimi instrukcjami palcowanie może spowodować zespół cieśla nadgarstka. *** mmm… jeśli szukasz niektórych przycisków, to nie jest miejsce, hehe ~ *** wow! Moje czujniki rejestrują zbyt dużo danych!</text:p>
          </table:table-cell>
          <table:table-cell table:formula="of:=GOOGLETRANSLATE_YOULIBRECALC([.$D41];[.$D$2];[.$H$2])" office:value-type="string" office:string-value="¡Ja ja! Tonto {f_playername}! ¡Tus dedos no van allí! Espera ... no, tienes razón. Continúe ... *** Encontré una advertencia de &quot;No fist Android Girls&quot; en Internet ... ¡por favor ten cuidado! *** Uh ... ¿perdiste algo allí? *** Según mis manuales, la digitación puede causar un síndrome del túnel carpiano. *** Mmm ... Si estás buscando algunos botones, ese no es el lugar, jeje ~ *** ¡Guau! ¡Mis sensores están registrando demasiados datos!" calcext:value-type="string">
            <text:p>¡Ja ja! Tonto {f_playername}! ¡Tus dedos no van allí! Espera ... no, tienes razón. Continúe ... *** Encontré una advertencia de "No fist Android Girls" en Internet ... ¡por favor ten cuidado! *** Uh ... ¿perdiste algo allí? *** Según mis manuales, la digitación puede causar un síndrome del túnel carpiano. *** Mmm ... Si estás buscando algunos botones, ese no es el lugar, jeje ~ *** ¡Guau! ¡Mis sensores están registrando demasiados datos!</text:p>
          </table:table-cell>
          <table:table-cell table:formula="of:=GOOGLETRANSLATE_YOULIBRECALC([.$D41];[.$D$2];[.$I$2])" office:value-type="string" office:string-value="Ха -ха! Глупый {f_playername}! Твои пальцы не ходят туда! Подожди ... нет, ты прав. Пожалуйста, продолжайте… *** Я нашел предупреждение «не кулак девушек для андроидов» в Интернете ... пожалуйста, будьте осторожны! *** Согласно моим руководствам, пальцы могут вызвать ваш синдром запястного туннеля. *** Ммм ... если вы ищете некоторые кнопки, это не место, хе -хе ~ *** вау! Мои датчики регистрируют слишком много данных!" calcext:value-type="string">
            <text:p>Ха -ха! Глупый {f_playername}! Твои пальцы не ходят туда! Подожди ... нет, ты прав. Пожалуйста, продолжайте… *** Я нашел предупреждение «не кулак девушек для андроидов» в Интернете ... пожалуйста, будьте осторожны! *** Согласно моим руководствам, пальцы могут вызвать ваш синдром запястного туннеля. *** Ммм ... если вы ищете некоторые кнопки, это не место, хе -хе ~ *** вау! Мои датчики регистрируют слишком много данных!</text:p>
          </table:table-cell>
          <table:table-cell table:formula="of:=GOOGLETRANSLATE_YOULIBRECALC([.$D41];[.$D$2];[.$J$2])" office:value-type="string" office:string-value="Haha! Idiot {f_playername}! Vos doigts n'y vont pas! Attendez… non, vous avez raison. Veuillez continuer… *** J'ai trouvé un avertissement «Ne pas Fist Android Girls» sur Internet… soyez prudent! *** Euh… avez-vous perdu quelque chose là-dedans? *** Selon mes manuels, le doigté peut vous causer le syndrome du canal carpien. *** mmm… si vous cherchez des boutons, ce n'est pas l'endroit, hehe ~ *** wow! Mes capteurs enregistrent trop de données!" calcext:value-type="string">
            <text:p>Haha! Idiot {f_playername}! Vos doigts n'y vont pas! Attendez… non, vous avez raison. Veuillez continuer… *** J'ai trouvé un avertissement «Ne pas Fist Android Girls» sur Internet… soyez prudent! *** Euh… avez-vous perdu quelque chose là-dedans? *** Selon mes manuels, le doigté peut vous causer le syndrome du canal carpien. *** mmm… si vous cherchez des boutons, ce n'est pas l'endroit, hehe ~ *** wow! Mes capteurs enregistrent trop de données!</text:p>
          </table:table-cell>
          <table:table-cell table:formula="of:=GOOGLETRANSLATE_YOULIBRECALC([.$D41];[.$D$2];[.$K$2])" office:value-type="string" office:string-value="Haha! Neumno {f_playername}! Tvoji prsti ne gredo tja! Počakaj ... ne, prav imaš. Prosim, nadaljujte… *** Na internetu sem našel opozorilo »Ne pesti Android Girls« ... prosim bodite previdni! *** Uh ... ste tam kaj izgubili? *** Po mojih priročnikih vam lahko prst povzroči sindrom karpalnega kanala. *** Mmm ... Če iščete nekaj gumbov, to ni kraj, hehe ~ *** wow! Moji senzorji registrirajo preveč podatkov!" calcext:value-type="string">
            <text:p>Haha! Neumno {f_playername}! Tvoji prsti ne gredo tja! Počakaj ... ne, prav imaš. Prosim, nadaljujte… *** Na internetu sem našel opozorilo »Ne pesti Android Girls« ... prosim bodite previdni! *** Uh ... ste tam kaj izgubili? *** Po mojih priročnikih vam lahko prst povzroči sindrom karpalnega kanala. *** Mmm ... Če iščete nekaj gumbov, to ni kraj, hehe ~ *** wow! Moji senzorji registrirajo preveč podatkov!</text:p>
          </table:table-cell>
          <table:table-cell table:formula="of:=GOOGLETRANSLATE_YOULIBRECALC([.$D41];[.$D$2];[.$L$2])" office:value-type="string" office:string-value="Haha! Buta {f_playerName}! Ujjaid nem mennek oda! Várj ... Nem, igazad van. Kérem, folytassa… *** Találtam egy „Ne ököllel Android lányok” figyelmeztetést az interneten ... kérjük, legyen óvatos! *** Uh ... elveszítettél valamit ott? *** A kézikönyvem szerint az ujjazás a carpalis alagút szindrómát okozhatja. *** mmm ... Ha néhány gombot keres, akkor nem ez a hely, hehe ~ *** wow! Az érzékelőim túl sok adatot regisztrálnak!" calcext:value-type="string">
            <text:p>Haha! Buta {f_playerName}! Ujjaid nem mennek oda! Várj ... Nem, igazad van. Kérem, folytassa… *** Találtam egy „Ne ököllel Android lányok” figyelmeztetést az interneten ... kérjük, legyen óvatos! *** Uh ... elveszítettél valamit ott? *** A kézikönyvem szerint az ujjazás a carpalis alagút szindrómát okozhatja. *** mmm ... Ha néhány gombot keres, akkor nem ez a hely, hehe ~ *** wow! Az érzékelőim túl sok adatot regisztrálnak!</text:p>
          </table:table-cell>
          <table:table-cell table:formula="of:=GOOGLETRANSLATE_YOULIBRECALC([.$D41];[.$D$2];[.$M$2])" office:value-type="string" office:string-value="Χαχα! Ανόητο {f_playername}! Τα δάχτυλά σας δεν πηγαίνουν εκεί! Περιμένετε ... όχι, έχετε δίκιο. Συνεχίστε ... *** Βρήκα μια προειδοποίηση &quot;Μη γροθιά Android Girls&quot; στο Διαδίκτυο ... παρακαλώ να είστε προσεκτικοί! *** Uh ... χάσατε κάτι εκεί; *** Σύμφωνα με τα εγχειρίδια μου, το δάχτυλο μπορεί να σας προκαλέσει σύνδρομο καρπιαίου σήραγγας. *** mmm ... αν ψάχνετε για μερικά κουμπιά, αυτό δεν είναι το μέρος, hehe ~ *** wow! Οι αισθητήρες μου καταγράφουν πάρα πολλά δεδομένα!" calcext:value-type="string">
            <text:p>Χαχα! Ανόητο {f_playername}! Τα δάχτυλά σας δεν πηγαίνουν εκεί! Περιμένετε ... όχι, έχετε δίκιο. Συνεχίστε ... *** Βρήκα μια προειδοποίηση "Μη γροθιά Android Girls" στο Διαδίκτυο ... παρακαλώ να είστε προσεκτικοί! *** Uh ... χάσατε κάτι εκεί; *** Σύμφωνα με τα εγχειρίδια μου, το δάχτυλο μπορεί να σας προκαλέσει σύνδρομο καρπιαίου σήραγγας. *** mmm ... αν ψάχνετε για μερικά κουμπιά, αυτό δεν είναι το μέρος, hehe ~ *** wow! Οι αισθητήρες μου καταγράφουν πάρα πολλά δεδομένα!</text:p>
          </table:table-cell>
          <table:table-cell table:formula="of:=GOOGLETRANSLATE_YOULIBRECALC([.$D41];[.$D$2];[.$N$2])" office:value-type="string" office:string-value="Haha! Aptal {f_playername}! Parmaklarınız oraya gitmiyor! Bekle… hayır, haklısın. Lütfen devam edin… *** İnternette bir “Yumruk Anlroid Kızlar” uyarısı buldum… Lütfen dikkatli olun! *** uh… Orada bir şey mi kaybettiniz? *** Kılavuzlarıma göre, parmaklama karpal tünel sendromuna neden olabilir. *** mmm… Bazı düğmeler arıyorsanız, bu yer değil, hehe ~ *** vay! Sensörlerim çok fazla veri kaydediyor!" calcext:value-type="string">
            <text:p>Haha! Aptal {f_playername}! Parmaklarınız oraya gitmiyor! Bekle… hayır, haklısın. Lütfen devam edin… *** İnternette bir “Yumruk Anlroid Kızlar” uyarısı buldum… Lütfen dikkatli olun! *** uh… Orada bir şey mi kaybettiniz? *** Kılavuzlarıma göre, parmaklama karpal tünel sendromuna neden olabilir. *** mmm… Bazı düğmeler arıyorsanız, bu yer değil, hehe ~ *** vay! Sensörlerim çok fazla veri kaydediyor!</text:p>
          </table:table-cell>
          <table:table-cell table:formula="of:=GOOGLETRANSLATE_YOULIBRECALC([.$D41];[.$D$2];[.$O$2])" office:value-type="string" office:string-value="Haha! Sciocco {f_playername}! Le tue dita non vanno lì! Aspetta ... no, hai ragione. Per favore, continua ... *** Ho trovato un avvertimento &quot;Non pugno di Android Girls&quot; su Internet ... per favore stai attento! *** Uh ... Hai perso qualcosa lì dentro? *** Secondo i miei manuali, la punta può causare la sindrome del tunnel carpale. *** mmm ... se stai cercando alcuni pulsanti, non è il posto, hehe ~ *** wow! I miei sensori stanno registrando troppi dati!" calcext:value-type="string">
            <text:p>Haha! Sciocco {f_playername}! Le tue dita non vanno lì! Aspetta ... no, hai ragione. Per favore, continua ... *** Ho trovato un avvertimento "Non pugno di Android Girls" su Internet ... per favore stai attento! *** Uh ... Hai perso qualcosa lì dentro? *** Secondo i miei manuali, la punta può causare la sindrome del tunnel carpale. *** mmm ... se stai cercando alcuni pulsanti, non è il posto, hehe ~ *** wow! I miei sensori stanno registrando troppi dati!</text:p>
          </table:table-cell>
          <table:table-cell table:formula="of:=GOOGLETRANSLATE_YOULIBRECALC([.$D41];[.$D$2];[.$P$2])" office:value-type="string" office:string-value="Haha! Silly {f_playerName}! Je vingers gaan daar niet heen! Wacht ... nee, je hebt gelijk. Ga alsjeblieft verder ... *** Ik heb een waarschuwing &quot;niet vuist Android Girls&quot; gevonden op internet ... wees voorzichtig! *** Uh ... heb je daar iets verloren? *** Volgens mijn handleidingen kan vingeren veroorzaken dat u carpaal tunnelsyndroom kan veroorzaken. *** Mmm ... Als u op zoek bent naar een aantal knoppen, is dat niet de plek, hehe ~ *** wow! Mijn sensoren registreren te veel gegevens!" calcext:value-type="string">
            <text:p>Haha! Silly {f_playerName}! Je vingers gaan daar niet heen! Wacht ... nee, je hebt gelijk. Ga alsjeblieft verder ... *** Ik heb een waarschuwing "niet vuist Android Girls" gevonden op internet ... wees voorzichtig! *** Uh ... heb je daar iets verloren? *** Volgens mijn handleidingen kan vingeren veroorzaken dat u carpaal tunnelsyndroom kan veroorzaken. *** Mmm ... Als u op zoek bent naar een aantal knoppen, is dat niet de plek, hehe ~ *** wow! Mijn sensoren registreren te veel gegevens!</text:p>
          </table:table-cell>
          <table:table-cell table:formula="of:=GOOGLETRANSLATE_YOULIBRECALC([.$D41];[.$D$2];[.$Q$2])" office:value-type="string" office:string-value="하하! 바보 {f_playername}! 손가락이 거기에 가지 않습니다! 잠깐만 요 ... 아니, 당신이 맞아요. 계속해서… *** 내 매뉴얼에 따르면, 손가락은 손목 터널 증후군을 유발할 수 있습니다. *** 음… 버튼을 찾고 있다면 그곳이 아닙니다. hehe ~ *** 와우! 내 센서가 너무 많은 데이터를 등록하고 있습니다!" calcext:value-type="string">
            <text:p>하하! 바보 {f_playername}! 손가락이 거기에 가지 않습니다! 잠깐만 요 ... 아니, 당신이 맞아요. 계속해서… *** 내 매뉴얼에 따르면, 손가락은 손목 터널 증후군을 유발할 수 있습니다. *** 음… 버튼을 찾고 있다면 그곳이 아닙니다. hehe ~ *** 와우! 내 센서가 너무 많은 데이터를 등록하고 있습니다!</text:p>
          </table:table-cell>
          <table:table-cell table:formula="of:=GOOGLETRANSLATE_YOULIBRECALC([.$D41];[.$D$2];[.$R$2])" office:value-type="string" office:string-value="Haha! Hlúpe {f_playername}! Vaše prsty tam nechodia! Počkajte ... nie, máte pravdu. Prosím, pokračujte ... *** Našiel som varovanie „Neprečte päsť Android Girls“ na internete ... prosím, buďte opatrní! *** Uh ... stratili ste tam niečo? *** Podľa mojich príručiek môže prstokanie spôsobiť syndróm karpálneho tunela. *** Mmm ... Ak hľadáte nejaké tlačidlá, to nie je miesto, hehe ~ *** wow! Moje senzory registrujú príliš veľa údajov!" calcext:value-type="string">
            <text:p>Haha! Hlúpe {f_playername}! Vaše prsty tam nechodia! Počkajte ... nie, máte pravdu. Prosím, pokračujte ... *** Našiel som varovanie „Neprečte päsť Android Girls“ na internete ... prosím, buďte opatrní! *** Uh ... stratili ste tam niečo? *** Podľa mojich príručiek môže prstokanie spôsobiť syndróm karpálneho tunela. *** Mmm ... Ak hľadáte nejaké tlačidlá, to nie je miesto, hehe ~ *** wow! Moje senzory registrujú príliš veľa údajov!</text:p>
          </table:table-cell>
          <table:table-cell table:formula="of:=GOOGLETRANSLATE_YOULIBRECALC([.$D41];[.$D$2];[.$S$2])" office:value-type="string" office:string-value="Haha! Silly {f_playerName}! Your fingers don’t go there! Wait… No, you’re right. Please continue…***I found a “Do not fist android girls” warning on the internet… Please be careful!***Uh… Did you lose something in there? ***According to my manuals, fingering can cause you carpal tunnel syndrome. ***Mmm… If you’re searching for some buttons, that’s not the place, hehe~***Wow! My sensors are registering too much data!" calcext:value-type="string">
            <text:p>Haha! Silly {f_playerName}! Your fingers don’t go there! Wait… No, you’re right. Please continue…***I found a “Do not fist android girls” warning on the internet… Please be careful!***Uh… Did you lose something in there? ***According to my manuals, fingering can cause you carpal tunnel syndrome. ***Mmm… If you’re searching for some buttons, that’s not the place, hehe~***Wow! My sensors are registering too much data!</text:p>
          </table:table-cell>
          <table:table-cell table:formula="of:=GOOGLETRANSLATE_YOULIBRECALC([.$D41];[.$D$2];[.$T$2])" office:value-type="string" office:string-value="ฮ่าฮ่า โง่ {f_playername}! นิ้วของคุณไม่ไปที่นั่น! เดี๋ยวก่อน…ไม่คุณพูดถูก โปรดดำเนินการต่อ… *** ฉันพบคำเตือน“ อย่ากำปั้น Android Girls” บนอินเทอร์เน็ต…โปรดระวัง! *** เอ่อ…คุณสูญเสียอะไรไปที่นั่นหรือไม่? *** ตามคู่มือของฉันการใช้นิ้วอาจทำให้เกิดอาการอุโมงค์ carpal *** mmm …หากคุณกำลังค้นหาปุ่มบางปุ่มนั่นไม่ใช่สถานที่ hehe ~ *** ว้าว! เซ็นเซอร์ของฉันกำลังลงทะเบียนข้อมูลมากเกินไป!" calcext:value-type="string">
            <text:p>ฮ่าฮ่า โง่ {f_playername}! นิ้วของคุณไม่ไปที่นั่น! เดี๋ยวก่อน…ไม่คุณพูดถูก โปรดดำเนินการต่อ… *** ฉันพบคำเตือน“ อย่ากำปั้น Android Girls” บนอินเทอร์เน็ต…โปรดระวัง! *** เอ่อ…คุณสูญเสียอะไรไปที่นั่นหรือไม่? *** ตามคู่มือของฉันการใช้นิ้วอาจทำให้เกิดอาการอุโมงค์ carpal *** mmm …หากคุณกำลังค้นหาปุ่มบางปุ่มนั่นไม่ใช่สถานที่ hehe ~ *** ว้าว! เซ็นเซอร์ของฉันกำลังลงทะเบียนข้อมูลมากเกินไป!</text:p>
          </table:table-cell>
          <table:table-cell table:formula="of:=GOOGLETRANSLATE_YOULIBRECALC([.$D41];[.$D$2];[.$U$2])" office:value-type="string" office:string-value="Ha ha! Konyol {f_playername}! Jari Anda tidak pergi ke sana! Tunggu ... tidak, Anda benar. Silakan lanjutkan ... *** Saya menemukan peringatan &quot;Jangan tinju Android Girls&quot; di internet ... Harap berhati -hati! *** uh ... apakah Anda kehilangan sesuatu di sana? *** Menurut manual saya, meraba dapat menyebabkan Anda sindrom terowongan karpal. *** mmm ... jika Anda mencari beberapa tombol, itu bukan tempatnya, hehe ~ *** wow! Sensor saya terlalu banyak mendaftarkan data!" calcext:value-type="string">
            <text:p>Ha ha! Konyol {f_playername}! Jari Anda tidak pergi ke sana! Tunggu ... tidak, Anda benar. Silakan lanjutkan ... *** Saya menemukan peringatan "Jangan tinju Android Girls" di internet ... Harap berhati -hati! *** uh ... apakah Anda kehilangan sesuatu di sana? *** Menurut manual saya, meraba dapat menyebabkan Anda sindrom terowongan karpal. *** mmm ... jika Anda mencari beberapa tombol, itu bukan tempatnya, hehe ~ *** wow! Sensor saya terlalu banyak mendaftarkan data!</text:p>
          </table:table-cell>
          <table:table-cell table:formula="of:=GOOGLETRANSLATE_YOULIBRECALC([.$D41];[.$D$2];[.$V$2])" office:value-type="string" office:string-value="Haha! Silly {f_playerName}! Vaše prsty tam nejde! Počkejte ... ne, máte pravdu. Pokračujte prosím ... *** Našel jsem na internetu varování „Nepři pěst Android Girls“ ... prosím, buďte opatrní! *** Uh ... Ztratili jste tam něco? *** Podle mých příruček může prstoklad způsobit syndrom karpálního tunelu. *** Mmm ... pokud hledáte některá tlačítka, to není místo, hehe ~ *** wow! Moje senzory registrují příliš mnoho dat!" calcext:value-type="string">
            <text:p>Haha! Silly {f_playerName}! Vaše prsty tam nejde! Počkejte ... ne, máte pravdu. Pokračujte prosím ... *** Našel jsem na internetu varování „Nepři pěst Android Girls“ ... prosím, buďte opatrní! *** Uh ... Ztratili jste tam něco? *** Podle mých příruček může prstoklad způsobit syndrom karpálního tunelu. *** Mmm ... pokud hledáte některá tlačítka, to není místo, hehe ~ *** wow! Moje senzory registrují příliš mnoho dat!</text:p>
          </table:table-cell>
          <table:table-cell table:formula="of:=GOOGLETRANSLATE_YOULIBRECALC([.$D41];[.$D$2];[.$W$2])" office:value-type="string" office:string-value="Haha! Silly {f_playername}! Ang iyong mga daliri ay hindi pupunta doon! Maghintay ... hindi, tama ka. Mangyaring magpatuloy ... *** Natagpuan ko ang isang &quot;Huwag Fist Android Girls&quot; na babala sa internet ... mangyaring mag -ingat! *** Uh ... nawalan ka ba ng isang bagay doon? *** Ayon sa aking mga manual, ang daliri ay maaaring maging sanhi ng iyong carpal tunnel syndrome. *** mmm ... Kung naghahanap ka ng ilang mga pindutan, hindi iyon ang lugar, hehe ~ *** wow! Ang aking mga sensor ay nagrehistro ng masyadong maraming data!" calcext:value-type="string">
            <text:p>Haha! Silly {f_playername}! Ang iyong mga daliri ay hindi pupunta doon! Maghintay ... hindi, tama ka. Mangyaring magpatuloy ... *** Natagpuan ko ang isang "Huwag Fist Android Girls" na babala sa internet ... mangyaring mag -ingat! *** Uh ... nawalan ka ba ng isang bagay doon? *** Ayon sa aking mga manual, ang daliri ay maaaring maging sanhi ng iyong carpal tunnel syndrome. *** mmm ... Kung naghahanap ka ng ilang mga pindutan, hindi iyon ang lugar, hehe ~ *** wow! Ang aking mga sensor ay nagrehistro ng masyadong maraming data!</text:p>
          </table:table-cell>
          <table:table-cell table:formula="of:=GOOGLETRANSLATE_YOULIBRECALC([.$D41];[.$D$2];[.$X$2])" office:value-type="string" office:string-value="Ха -ха! Дурний {f_playername}! Ваші пальці не їдуть туди! Зачекайте ... ні, ти маєш рацію. Будь ласка, продовжуйте… *** Я знайшов попередження «Не кулаком Android Girls» в Інтернеті… будь ласка, будьте обережні! *** uh… ти щось там втратив? *** Згідно з моїми посібниками, пальець може спричинити синдром зап'ястного тунелю. *** ммм ... якщо ви шукаєте кнопки, це не місце, хе -хе ~ *** вау! Мої датчики реєструють занадто багато даних!" calcext:value-type="string">
            <text:p>Ха -ха! Дурний {f_playername}! Ваші пальці не їдуть туди! Зачекайте ... ні, ти маєш рацію. Будь ласка, продовжуйте… *** Я знайшов попередження «Не кулаком Android Girls» в Інтернеті… будь ласка, будьте обережні! *** uh… ти щось там втратив? *** Згідно з моїми посібниками, пальець може спричинити синдром зап'ястного тунелю. *** ммм ... якщо ви шукаєте кнопки, це не місце, хе -хе ~ *** вау! Мої датчики реєструють занадто багато даних!</text:p>
          </table:table-cell>
          <table:table-cell table:formula="of:=GOOGLETRANSLATE_YOULIBRECALC([.$D41];[.$D$2];[.$Y$2])" office:value-type="string" office:string-value="Haha! Silly {f_playername}! Ngón tay của bạn don don đi đến đó! Đợi đã không, bạn đúng. Xin vui lòng tiếp tục, tôi đã tìm thấy một người không phải là những cô gái Android của Android Cảnh báo trên internet. *** Theo hướng dẫn sử dụng của tôi, ngón tay có thể gây ra hội chứng đường hầm ống cổ tay. *** mmm, Nếu bạn đang tìm kiếm một số nút, đó không phải là nơi, hehe ~ *** wow! Các cảm biến của tôi đang đăng ký quá nhiều dữ liệu!" calcext:value-type="string">
            <text:p>Haha! Silly {f_playername}! Ngón tay của bạn don don đi đến đó! Đợi đã không, bạn đúng. Xin vui lòng tiếp tục, tôi đã tìm thấy một người không phải là những cô gái Android của Android Cảnh báo trên internet. *** Theo hướng dẫn sử dụng của tôi, ngón tay có thể gây ra hội chứng đường hầm ống cổ tay. *** mmm, Nếu bạn đang tìm kiếm một số nút, đó không phải là nơi, hehe ~ *** wow! Các cảm biến của tôi đang đăng ký quá nhiều dữ liệu!</text:p>
          </table:table-cell>
          <table:table-cell table:formula="of:=GOOGLETRANSLATE_YOULIBRECALC([.$D41];[.$D$2];[.$Z$2])" office:value-type="string" office:string-value="Haha! Albern {f_playername}! Deine Finger gehen nicht dorthin! Warten Sie ... nein, Sie haben Recht. Bitte fahren Sie fort ... *** Ich habe eine Warnung „Faust Android Girls“ im Internet gefunden ... Bitte seien Sie vorsichtig! *** Äh ... haben Sie dort etwas verloren? *** Nach meinen Handbüchern kann das Fingern von Fingern zu einem Karpal -Tunnel -Syndrom führen. *** mmm ... Wenn Sie nach ein paar Tasten suchen, ist das nicht der Ort, hehe ~ *** wow! Meine Sensoren registrieren zu viele Daten!" calcext:value-type="string">
            <text:p>Haha! Albern {f_playername}! Deine Finger gehen nicht dorthin! Warten Sie ... nein, Sie haben Recht. Bitte fahren Sie fort ... *** Ich habe eine Warnung „Faust Android Girls“ im Internet gefunden ... Bitte seien Sie vorsichtig! *** Äh ... haben Sie dort etwas verloren? *** Nach meinen Handbüchern kann das Fingern von Fingern zu einem Karpal -Tunnel -Syndrom führen. *** mmm ... Wenn Sie nach ein paar Tasten suchen, ist das nicht der Ort, hehe ~ *** wow! Meine Sensoren registrieren zu viele Daten!</text:p>
          </table:table-cell>
          <table:table-cell table:formula="of:=GOOGLETRANSLATE_YOULIBRECALC([.$D41];[.$D$2];[.$AA$2])" office:value-type="string" office:string-value="Haha! Typerä {f_playername}! Sormesi eivät mene sinne! Odota ... ei, olet oikeassa. Jatka ... *** Löysin “älä nyrkkinäytöt Android Girls” -varoituksen Internetistä ... Ole varovainen! *** Uh… menetitkö siellä jotain? *** Käsikirjani mukaan sormitus voi aiheuttaa sinulle karpaalitunnelin oireyhtymän. *** MMM… Jos etsit joitain painikkeita, se ei ole paikka, hehe ~ *** wow! Anturit rekisteröivät liikaa tietoja!" calcext:value-type="string">
            <text:p>Haha! Typerä {f_playername}! Sormesi eivät mene sinne! Odota ... ei, olet oikeassa. Jatka ... *** Löysin “älä nyrkkinäytöt Android Girls” -varoituksen Internetistä ... Ole varovainen! *** Uh… menetitkö siellä jotain? *** Käsikirjani mukaan sormitus voi aiheuttaa sinulle karpaalitunnelin oireyhtymän. *** MMM… Jos etsit joitain painikkeita, se ei ole paikka, hehe ~ *** wow! Anturit rekisteröivät liikaa tietoja!</text:p>
          </table:table-cell>
          <table:table-cell table:formula="of:=GOOGLETRANSLATE_YOULIBRECALC([.$D41];[.$D$2];[.$AB$2])" office:value-type="string" office:string-value="Haha! Silly {f_playername}! Dine fingre går ikke der! Vent ... nej, du har ret. Fortsæt venligst ... *** Jeg fandt en &quot;ikke knytnæve Android -piger&quot; -advarsel på internettet ... vær forsigtig! *** åh ... mistede du noget derinde? *** I henhold til mine manualer kan fingering forårsage din karpale tunnelsyndrom. *** mmm ... Hvis du søger efter nogle knapper, er det ikke stedet, hehe ~ *** wow! Mine sensorer registrerer for meget data!" calcext:value-type="string">
            <text:p>Haha! Silly {f_playername}! Dine fingre går ikke der! Vent ... nej, du har ret. Fortsæt venligst ... *** Jeg fandt en "ikke knytnæve Android -piger" -advarsel på internettet ... vær forsigtig! *** åh ... mistede du noget derinde? *** I henhold til mine manualer kan fingering forårsage din karpale tunnelsyndrom. *** mmm ... Hvis du søger efter nogle knapper, er det ikke stedet, hehe ~ *** wow! Mine sensorer registrerer for meget data!</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FingeringDuring</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42];[.$D$2];[.$E$2])" office:value-type="string" office:string-value="无效的" calcext:value-type="string">
            <text:p>无效的</text:p>
          </table:table-cell>
          <table:table-cell table:formula="of:=GOOGLETRANSLATE_YOULIBRECALC([.$D42];[.$D$2];[.$F$2])" office:value-type="string" office:string-value="ヌル" calcext:value-type="string">
            <text:p>ヌル</text:p>
          </table:table-cell>
          <table:table-cell table:formula="of:=GOOGLETRANSLATE_YOULIBRECALC([.$D42];[.$D$2];[.$G$2])" office:value-type="string" office:string-value="nieważny" calcext:value-type="string">
            <text:p>nieważny</text:p>
          </table:table-cell>
          <table:table-cell table:formula="of:=GOOGLETRANSLATE_YOULIBRECALC([.$D42];[.$D$2];[.$H$2])" office:value-type="string" office:string-value="nulo" calcext:value-type="string">
            <text:p>nulo</text:p>
          </table:table-cell>
          <table:table-cell table:formula="of:=GOOGLETRANSLATE_YOULIBRECALC([.$D42];[.$D$2];[.$I$2])" office:value-type="string" office:string-value="нулевой" calcext:value-type="string">
            <text:p>нулевой</text:p>
          </table:table-cell>
          <table:table-cell table:formula="of:=GOOGLETRANSLATE_YOULIBRECALC([.$D42];[.$D$2];[.$J$2])" office:value-type="string" office:string-value="nul" calcext:value-type="string">
            <text:p>nul</text:p>
          </table:table-cell>
          <table:table-cell table:formula="of:=GOOGLETRANSLATE_YOULIBRECALC([.$D42];[.$D$2];[.$K$2])" office:value-type="string" office:string-value="null" calcext:value-type="string">
            <text:p>null</text:p>
          </table:table-cell>
          <table:table-cell table:formula="of:=GOOGLETRANSLATE_YOULIBRECALC([.$D42];[.$D$2];[.$L$2])" office:value-type="string" office:string-value="nulla" calcext:value-type="string">
            <text:p>nulla</text:p>
          </table:table-cell>
          <table:table-cell table:formula="of:=GOOGLETRANSLATE_YOULIBRECALC([.$D42];[.$D$2];[.$M$2])" office:value-type="string" office:string-value="άκυρος" calcext:value-type="string">
            <text:p>άκυρος</text:p>
          </table:table-cell>
          <table:table-cell table:formula="of:=GOOGLETRANSLATE_YOULIBRECALC([.$D42];[.$D$2];[.$N$2])" office:value-type="string" office:string-value="hükümsüz" calcext:value-type="string">
            <text:p>hükümsüz</text:p>
          </table:table-cell>
          <table:table-cell table:formula="of:=GOOGLETRANSLATE_YOULIBRECALC([.$D42];[.$D$2];[.$O$2])" office:value-type="string" office:string-value="null" calcext:value-type="string">
            <text:p>null</text:p>
          </table:table-cell>
          <table:table-cell table:formula="of:=GOOGLETRANSLATE_YOULIBRECALC([.$D42];[.$D$2];[.$P$2])" office:value-type="string" office:string-value="nul" calcext:value-type="string">
            <text:p>nul</text:p>
          </table:table-cell>
          <table:table-cell table:formula="of:=GOOGLETRANSLATE_YOULIBRECALC([.$D42];[.$D$2];[.$Q$2])" office:value-type="string" office:string-value="널" calcext:value-type="string">
            <text:p>널</text:p>
          </table:table-cell>
          <table:table-cell table:formula="of:=GOOGLETRANSLATE_YOULIBRECALC([.$D42];[.$D$2];[.$R$2])" office:value-type="string" office:string-value="nulové" calcext:value-type="string">
            <text:p>nulové</text:p>
          </table:table-cell>
          <table:table-cell table:formula="of:=GOOGLETRANSLATE_YOULIBRECALC([.$D42];[.$D$2];[.$S$2])" office:value-type="string" office:string-value="null" calcext:value-type="string">
            <text:p>null</text:p>
          </table:table-cell>
          <table:table-cell table:formula="of:=GOOGLETRANSLATE_YOULIBRECALC([.$D42];[.$D$2];[.$T$2])" office:value-type="string" office:string-value="โมฆะ" calcext:value-type="string">
            <text:p>โมฆะ</text:p>
          </table:table-cell>
          <table:table-cell table:formula="of:=GOOGLETRANSLATE_YOULIBRECALC([.$D42];[.$D$2];[.$U$2])" office:value-type="string" office:string-value="batal" calcext:value-type="string">
            <text:p>batal</text:p>
          </table:table-cell>
          <table:table-cell table:formula="of:=GOOGLETRANSLATE_YOULIBRECALC([.$D42];[.$D$2];[.$V$2])" office:value-type="string" office:string-value="null" calcext:value-type="string">
            <text:p>null</text:p>
          </table:table-cell>
          <table:table-cell table:formula="of:=GOOGLETRANSLATE_YOULIBRECALC([.$D42];[.$D$2];[.$W$2])" office:value-type="string" office:string-value="Null" calcext:value-type="string">
            <text:p>Null</text:p>
          </table:table-cell>
          <table:table-cell table:formula="of:=GOOGLETRANSLATE_YOULIBRECALC([.$D42];[.$D$2];[.$X$2])" office:value-type="string" office:string-value="нульовий" calcext:value-type="string">
            <text:p>нульовий</text:p>
          </table:table-cell>
          <table:table-cell table:formula="of:=GOOGLETRANSLATE_YOULIBRECALC([.$D42];[.$D$2];[.$Y$2])" office:value-type="string" office:string-value="vô giá trị" calcext:value-type="string">
            <text:p>vô giá trị</text:p>
          </table:table-cell>
          <table:table-cell table:formula="of:=GOOGLETRANSLATE_YOULIBRECALC([.$D42];[.$D$2];[.$Z$2])" office:value-type="string" office:string-value="NULL" calcext:value-type="string">
            <text:p>NULL</text:p>
          </table:table-cell>
          <table:table-cell table:formula="of:=GOOGLETRANSLATE_YOULIBRECALC([.$D42];[.$D$2];[.$AA$2])" office:value-type="string" office:string-value="tyhjä" calcext:value-type="string">
            <text:p>tyhjä</text:p>
          </table:table-cell>
          <table:table-cell table:formula="of:=GOOGLETRANSLATE_YOULIBRECALC([.$D4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9">
          <table:table-cell table:style-name="ce6" office:value-type="string" calcext:value-type="string">
            <text:p>Frick_FingeringBotCumming</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That spot… You touched my cumming button~***W-Wait! This function you triggered was not meant to be active~***I-I’m culling! I mean, cumming!</text:p>
          </table:table-cell>
          <table:table-cell table:formula="of:=GOOGLETRANSLATE_YOULIBRECALC([.$D43];[.$D$2];[.$E$2])" office:value-type="string" office:string-value="那个地方…您触摸了我的卡明按钮〜*** W WAIT！您触发的此功能并不是要活跃的〜*** i-i-i-iming！我的意思是，卡明！" calcext:value-type="string">
            <text:p>那个地方…您触摸了我的卡明按钮〜*** W WAIT！您触发的此功能并不是要活跃的〜*** i-i-i-iming！我的意思是，卡明！</text:p>
          </table:table-cell>
          <table:table-cell table:formula="of:=GOOGLETRANSLATE_YOULIBRECALC([.$D43];[.$D$2];[.$F$2])" office:value-type="string" office:string-value="その場所…あなたは私のカミングボタンに触れました〜*** w-wait！あなたがトリガーしたこの関数は、アクティブになることを意図していませんでした〜*** i-i gm culling！つまり、カミング！" calcext:value-type="string">
            <text:p>その場所…あなたは私のカミングボタンに触れました〜*** w-wait！あなたがトリガーしたこの関数は、アクティブになることを意図していませんでした〜*** i-i gm culling！つまり、カミング！</text:p>
          </table:table-cell>
          <table:table-cell table:formula="of:=GOOGLETRANSLATE_YOULIBRECALC([.$D43];[.$D$2];[.$G$2])" office:value-type="string" office:string-value="To miejsce… dotknąłeś mojego przycisku Cumming ~ *** W-Wait! Ta funkcja, którą wyzwoliłeś, nie miała być aktywna ~ *** i-I'm Culling! To znaczy, Cumming!" calcext:value-type="string">
            <text:p>To miejsce… dotknąłeś mojego przycisku Cumming ~ *** W-Wait! Ta funkcja, którą wyzwoliłeś, nie miała być aktywna ~ *** i-I'm Culling! To znaczy, Cumming!</text:p>
          </table:table-cell>
          <table:table-cell table:formula="of:=GOOGLETRANSLATE_YOULIBRECALC([.$D43];[.$D$2];[.$H$2])" office:value-type="string" office:string-value="Ese lugar ... ¡Tocaste mi botón Cumming ~ *** W-WAIT! ¡Esta función que activó no estaba destinada a estar activa ~ *** i-i’m stroing! Quiero decir, Cumming!" calcext:value-type="string">
            <text:p>Ese lugar ... ¡Tocaste mi botón Cumming ~ *** W-WAIT! ¡Esta función que activó no estaba destinada a estar activa ~ *** i-i’m stroing! Quiero decir, Cumming!</text:p>
          </table:table-cell>
          <table:table-cell table:formula="of:=GOOGLETRANSLATE_YOULIBRECALC([.$D43];[.$D$2];[.$I$2])" office:value-type="string" office:string-value="Это место ... ты коснулся моей кнопки кончания ~ *** w-wait! Эта функция, которую вы вызвали, не должна была быть активной ~ *** i-я, я выбрал! Я имею в виду, концерт!" calcext:value-type="string">
            <text:p>Это место ... ты коснулся моей кнопки кончания ~ *** w-wait! Эта функция, которую вы вызвали, не должна была быть активной ~ *** i-я, я выбрал! Я имею в виду, концерт!</text:p>
          </table:table-cell>
          <table:table-cell table:formula="of:=GOOGLETRANSLATE_YOULIBRECALC([.$D43];[.$D$2];[.$J$2])" office:value-type="string" office:string-value="Cet endroit… vous avez touché mon bouton Cumming ~ *** w-wait! Cette fonction que vous avez déclenchée n'était pas censée être active ~ *** i-i'm Culling! Je veux dire, jouir!" calcext:value-type="string">
            <text:p>Cet endroit… vous avez touché mon bouton Cumming ~ *** w-wait! Cette fonction que vous avez déclenchée n'était pas censée être active ~ *** i-i'm Culling! Je veux dire, jouir!</text:p>
          </table:table-cell>
          <table:table-cell table:formula="of:=GOOGLETRANSLATE_YOULIBRECALC([.$D43];[.$D$2];[.$K$2])" office:value-type="string" office:string-value="To mesto ... dotaknili ste se mojega gumba za cumming ~ *** W-Wait! Ta funkcija, ki ste jo sprožili, ni bila mišljena, da bi bila aktivna ~ *** I-jaz sem! Mislim, cumming!" calcext:value-type="string">
            <text:p>To mesto ... dotaknili ste se mojega gumba za cumming ~ *** W-Wait! Ta funkcija, ki ste jo sprožili, ni bila mišljena, da bi bila aktivna ~ *** I-jaz sem! Mislim, cumming!</text:p>
          </table:table-cell>
          <table:table-cell table:formula="of:=GOOGLETRANSLATE_YOULIBRECALC([.$D43];[.$D$2];[.$L$2])" office:value-type="string" office:string-value="Ez a hely ... megérintetted a cumming gombomat ~ *** WAIT! Ezt a funkciót nem szánták, hogy aktív legyen ~ *** i-én vagyok! Úgy értem, cumming!" calcext:value-type="string">
            <text:p>Ez a hely ... megérintetted a cumming gombomat ~ *** WAIT! Ezt a funkciót nem szánták, hogy aktív legyen ~ *** i-én vagyok! Úgy értem, cumming!</text:p>
          </table:table-cell>
          <table:table-cell table:formula="of:=GOOGLETRANSLATE_YOULIBRECALC([.$D43];[.$D$2];[.$M$2])" office:value-type="string" office:string-value="Αυτό το σημείο ... άγγιξα το κουμπί μου ~ *** W-Wait! Αυτή η λειτουργία που ενεργοποιήσατε δεν προοριζόταν να είναι ενεργή ~ *** i-i'm σφαγή! Θέλω να πω, cumming!" calcext:value-type="string">
            <text:p>Αυτό το σημείο ... άγγιξα το κουμπί μου ~ *** W-Wait! Αυτή η λειτουργία που ενεργοποιήσατε δεν προοριζόταν να είναι ενεργή ~ *** i-i'm σφαγή! Θέλω να πω, cumming!</text:p>
          </table:table-cell>
          <table:table-cell table:formula="of:=GOOGLETRANSLATE_YOULIBRECALC([.$D43];[.$D$2];[.$N$2])" office:value-type="string" office:string-value="O nokta… Cumming düğmeme dokundun ~ *** w-Wait! Tetiklediğiniz bu işlevin aktif olması anlamına gelmiyordu ~ *** i-Ben culling! Yani, cumming!" calcext:value-type="string">
            <text:p>O nokta… Cumming düğmeme dokundun ~ *** w-Wait! Tetiklediğiniz bu işlevin aktif olması anlamına gelmiyordu ~ *** i-Ben culling! Yani, cumming!</text:p>
          </table:table-cell>
          <table:table-cell table:formula="of:=GOOGLETRANSLATE_YOULIBRECALC([.$D43];[.$D$2];[.$O$2])" office:value-type="string" office:string-value="Quel punto ... hai toccato il mio pulsante di cumming ~ *** w-wait! Questa funzione che hai innescato non doveva essere attiva ~ *** I-I'm Atching! Voglio dire, Cumming!" calcext:value-type="string">
            <text:p>Quel punto ... hai toccato il mio pulsante di cumming ~ *** w-wait! Questa funzione che hai innescato non doveva essere attiva ~ *** I-I'm Atching! Voglio dire, Cumming!</text:p>
          </table:table-cell>
          <table:table-cell table:formula="of:=GOOGLETRANSLATE_YOULIBRECALC([.$D43];[.$D$2];[.$P$2])" office:value-type="string" office:string-value="Die plek ... je hebt mijn klaarkomende knop aangeraakt ~ *** w-wait! Deze functie die je geactiveerd was, was niet bedoeld om actief te zijn ~ *** i-i-i’m culling! Ik bedoel, klaarkomen!" calcext:value-type="string">
            <text:p>Die plek ... je hebt mijn klaarkomende knop aangeraakt ~ *** w-wait! Deze functie die je geactiveerd was, was niet bedoeld om actief te zijn ~ *** i-i-i’m culling! Ik bedoel, klaarkomen!</text:p>
          </table:table-cell>
          <table:table-cell table:formula="of:=GOOGLETRANSLATE_YOULIBRECALC([.$D43];[.$D$2];[.$Q$2])" office:value-type="string" office:string-value="그 지점… 당신은 내 커밍 버튼을 만졌습니다 ~ *** w-wait! 당신이 트리거 한이 기능은 활성화되지 않았습니다 ~ *** i-i'm culling! 내 말은, 커밍!" calcext:value-type="string">
            <text:p>그 지점… 당신은 내 커밍 버튼을 만졌습니다 ~ *** w-wait! 당신이 트리거 한이 기능은 활성화되지 않았습니다 ~ *** i-i'm culling! 내 말은, 커밍!</text:p>
          </table:table-cell>
          <table:table-cell table:formula="of:=GOOGLETRANSLATE_YOULIBRECALC([.$D43];[.$D$2];[.$R$2])" office:value-type="string" office:string-value="To miesto ... dotkol si sa môjho tlačidla Cumming ~ *** W-Wait! Táto funkcia, ktorú ste spustili, nemala byť aktívna ~ *** I-I'm Uninging! Myslím, Cumming!" calcext:value-type="string">
            <text:p>To miesto ... dotkol si sa môjho tlačidla Cumming ~ *** W-Wait! Táto funkcia, ktorú ste spustili, nemala byť aktívna ~ *** I-I'm Uninging! Myslím, Cumming!</text:p>
          </table:table-cell>
          <table:table-cell table:formula="of:=GOOGLETRANSLATE_YOULIBRECALC([.$D43];[.$D$2];[.$S$2])" office:value-type="string" office:string-value="That spot… You touched my cumming button~***W-Wait! This function you triggered was not meant to be active~***I-I’m culling! I mean, cumming!" calcext:value-type="string">
            <text:p>That spot… You touched my cumming button~***W-Wait! This function you triggered was not meant to be active~***I-I’m culling! I mean, cumming!</text:p>
          </table:table-cell>
          <table:table-cell table:formula="of:=GOOGLETRANSLATE_YOULIBRECALC([.$D43];[.$D$2];[.$T$2])" office:value-type="string" office:string-value="จุดนั้น…คุณแตะปุ่มคัมมิงของฉัน ~ *** W-Wait! ฟังก์ชั่นนี้ที่คุณทริกเกอร์ไม่ได้หมายถึงการใช้งาน ~ *** i-i-i-i-ฉันกำลังเลือก! ฉันหมายถึงคัมมิง!" calcext:value-type="string">
            <text:p>จุดนั้น…คุณแตะปุ่มคัมมิงของฉัน ~ *** W-Wait! ฟังก์ชั่นนี้ที่คุณทริกเกอร์ไม่ได้หมายถึงการใช้งาน ~ *** i-i-i-i-ฉันกำลังเลือก! ฉันหมายถึงคัมมิง!</text:p>
          </table:table-cell>
          <table:table-cell table:formula="of:=GOOGLETRANSLATE_YOULIBRECALC([.$D43];[.$D$2];[.$U$2])" office:value-type="string" office:string-value="Tempat itu ... Anda menyentuh tombol Cumming saya ~ *** W-Wait! Fungsi yang Anda picu ini tidak dimaksudkan untuk aktif ~ *** i-i'm Culling! Maksudku, Cumming!" calcext:value-type="string">
            <text:p>Tempat itu ... Anda menyentuh tombol Cumming saya ~ *** W-Wait! Fungsi yang Anda picu ini tidak dimaksudkan untuk aktif ~ *** i-i'm Culling! Maksudku, Cumming!</text:p>
          </table:table-cell>
          <table:table-cell table:formula="of:=GOOGLETRANSLATE_YOULIBRECALC([.$D43];[.$D$2];[.$V$2])" office:value-type="string" office:string-value="To místo ... Dotkl jste se mého tlačítka Cumming ~ *** w-wait! Tato funkce, kterou jste spustili, neměla být aktivní ~ *** i-im utratit! Myslím, Cumming!" calcext:value-type="string">
            <text:p>To místo ... Dotkl jste se mého tlačítka Cumming ~ *** w-wait! Tato funkce, kterou jste spustili, neměla být aktivní ~ *** i-im utratit! Myslím, Cumming!</text:p>
          </table:table-cell>
          <table:table-cell table:formula="of:=GOOGLETRANSLATE_YOULIBRECALC([.$D43];[.$D$2];[.$W$2])" office:value-type="string" office:string-value="Ang lugar na iyon ... hinawakan mo ang aking pindutan ng cumming ~ *** w-wait! Ang pagpapaandar na ito na na-trigger mo ay hindi inilaan upang maging aktibo ~ *** i-culling ko! Ibig kong sabihin, cumming!" calcext:value-type="string">
            <text:p>Ang lugar na iyon ... hinawakan mo ang aking pindutan ng cumming ~ *** w-wait! Ang pagpapaandar na ito na na-trigger mo ay hindi inilaan upang maging aktibo ~ *** i-culling ko! Ibig kong sabihin, cumming!</text:p>
          </table:table-cell>
          <table:table-cell table:formula="of:=GOOGLETRANSLATE_YOULIBRECALC([.$D43];[.$D$2];[.$X$2])" office:value-type="string" office:string-value="Це місце ... ти торкнувся моєї кнопки кумінг ~ *** W-Wait! Ця функція, яку ви запустили, не мала бути активною ~ *** I-I'm Culling! Я маю на увазі, кумінг!" calcext:value-type="string">
            <text:p>Це місце ... ти торкнувся моєї кнопки кумінг ~ *** W-Wait! Ця функція, яку ви запустили, не мала бути активною ~ *** I-I'm Culling! Я маю на увазі, кумінг!</text:p>
          </table:table-cell>
          <table:table-cell table:formula="of:=GOOGLETRANSLATE_YOULIBRECALC([.$D43];[.$D$2];[.$Y$2])" office:value-type="string" office:string-value="Điểm đó, bạn đã chạm vào nút cumming của tôi ~ *** w-wait! Chức năng này bạn kích hoạt không có nghĩa là hoạt động ~ *** i-i KhănM Giảm! Ý tôi là, cumming!" calcext:value-type="string">
            <text:p>Điểm đó, bạn đã chạm vào nút cumming của tôi ~ *** w-wait! Chức năng này bạn kích hoạt không có nghĩa là hoạt động ~ *** i-i KhănM Giảm! Ý tôi là, cumming!</text:p>
          </table:table-cell>
          <table:table-cell table:formula="of:=GOOGLETRANSLATE_YOULIBRECALC([.$D43];[.$D$2];[.$Z$2])" office:value-type="string" office:string-value="Dieser Ort ... du hast meinen Cumming-Knopf berührt ~ *** W-Wait! Diese von Ihnen ausgelöste Funktion sollte nicht aktiv sein. Ich meine, Cumming!" calcext:value-type="string">
            <text:p>Dieser Ort ... du hast meinen Cumming-Knopf berührt ~ *** W-Wait! Diese von Ihnen ausgelöste Funktion sollte nicht aktiv sein. Ich meine, Cumming!</text:p>
          </table:table-cell>
          <table:table-cell table:formula="of:=GOOGLETRANSLATE_YOULIBRECALC([.$D43];[.$D$2];[.$AA$2])" office:value-type="string" office:string-value="Tuo paikka ... kosketit cumming-painiketta ~ *** w-odotus! Tätä käynnistämäsi toimintoa ei ollut tarkoitus olla aktiivinen ~ *** i-I'm Culling! Tarkoitan, cumming!" calcext:value-type="string">
            <text:p>Tuo paikka ... kosketit cumming-painiketta ~ *** w-odotus! Tätä käynnistämäsi toimintoa ei ollut tarkoitus olla aktiivinen ~ *** i-I'm Culling! Tarkoitan, cumming!</text:p>
          </table:table-cell>
          <table:table-cell table:formula="of:=GOOGLETRANSLATE_YOULIBRECALC([.$D43];[.$D$2];[.$AB$2])" office:value-type="string" office:string-value="Det sted ... du rørte ved min cumming-knap ~ *** w-wait! Denne funktion, du udløste, var ikke beregnet til at være aktiv ~ *** i-jeg er culling! Jeg mener, Cumming!" calcext:value-type="string">
            <text:p>Det sted ... du rørte ved min cumming-knap ~ *** w-wait! Denne funktion, du udløste, var ikke beregnet til at være aktiv ~ *** i-jeg er culling! Jeg mener, Cumming!</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FingeringBotCumming</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44];[.$D$2];[.$E$2])" office:value-type="string" office:string-value="无效的" calcext:value-type="string">
            <text:p>无效的</text:p>
          </table:table-cell>
          <table:table-cell table:formula="of:=GOOGLETRANSLATE_YOULIBRECALC([.$D44];[.$D$2];[.$F$2])" office:value-type="string" office:string-value="ヌル" calcext:value-type="string">
            <text:p>ヌル</text:p>
          </table:table-cell>
          <table:table-cell table:formula="of:=GOOGLETRANSLATE_YOULIBRECALC([.$D44];[.$D$2];[.$G$2])" office:value-type="string" office:string-value="nieważny" calcext:value-type="string">
            <text:p>nieważny</text:p>
          </table:table-cell>
          <table:table-cell table:formula="of:=GOOGLETRANSLATE_YOULIBRECALC([.$D44];[.$D$2];[.$H$2])" office:value-type="string" office:string-value="nulo" calcext:value-type="string">
            <text:p>nulo</text:p>
          </table:table-cell>
          <table:table-cell table:formula="of:=GOOGLETRANSLATE_YOULIBRECALC([.$D44];[.$D$2];[.$I$2])" office:value-type="string" office:string-value="нулевой" calcext:value-type="string">
            <text:p>нулевой</text:p>
          </table:table-cell>
          <table:table-cell table:formula="of:=GOOGLETRANSLATE_YOULIBRECALC([.$D44];[.$D$2];[.$J$2])" office:value-type="string" office:string-value="nul" calcext:value-type="string">
            <text:p>nul</text:p>
          </table:table-cell>
          <table:table-cell table:formula="of:=GOOGLETRANSLATE_YOULIBRECALC([.$D44];[.$D$2];[.$K$2])" office:value-type="string" office:string-value="null" calcext:value-type="string">
            <text:p>null</text:p>
          </table:table-cell>
          <table:table-cell table:formula="of:=GOOGLETRANSLATE_YOULIBRECALC([.$D44];[.$D$2];[.$L$2])" office:value-type="string" office:string-value="nulla" calcext:value-type="string">
            <text:p>nulla</text:p>
          </table:table-cell>
          <table:table-cell table:formula="of:=GOOGLETRANSLATE_YOULIBRECALC([.$D44];[.$D$2];[.$M$2])" office:value-type="string" office:string-value="άκυρος" calcext:value-type="string">
            <text:p>άκυρος</text:p>
          </table:table-cell>
          <table:table-cell table:formula="of:=GOOGLETRANSLATE_YOULIBRECALC([.$D44];[.$D$2];[.$N$2])" office:value-type="string" office:string-value="hükümsüz" calcext:value-type="string">
            <text:p>hükümsüz</text:p>
          </table:table-cell>
          <table:table-cell table:formula="of:=GOOGLETRANSLATE_YOULIBRECALC([.$D44];[.$D$2];[.$O$2])" office:value-type="string" office:string-value="null" calcext:value-type="string">
            <text:p>null</text:p>
          </table:table-cell>
          <table:table-cell table:formula="of:=GOOGLETRANSLATE_YOULIBRECALC([.$D44];[.$D$2];[.$P$2])" office:value-type="string" office:string-value="nul" calcext:value-type="string">
            <text:p>nul</text:p>
          </table:table-cell>
          <table:table-cell table:formula="of:=GOOGLETRANSLATE_YOULIBRECALC([.$D44];[.$D$2];[.$Q$2])" office:value-type="string" office:string-value="널" calcext:value-type="string">
            <text:p>널</text:p>
          </table:table-cell>
          <table:table-cell table:formula="of:=GOOGLETRANSLATE_YOULIBRECALC([.$D44];[.$D$2];[.$R$2])" office:value-type="string" office:string-value="nulové" calcext:value-type="string">
            <text:p>nulové</text:p>
          </table:table-cell>
          <table:table-cell table:formula="of:=GOOGLETRANSLATE_YOULIBRECALC([.$D44];[.$D$2];[.$S$2])" office:value-type="string" office:string-value="null" calcext:value-type="string">
            <text:p>null</text:p>
          </table:table-cell>
          <table:table-cell table:formula="of:=GOOGLETRANSLATE_YOULIBRECALC([.$D44];[.$D$2];[.$T$2])" office:value-type="string" office:string-value="โมฆะ" calcext:value-type="string">
            <text:p>โมฆะ</text:p>
          </table:table-cell>
          <table:table-cell table:formula="of:=GOOGLETRANSLATE_YOULIBRECALC([.$D44];[.$D$2];[.$U$2])" office:value-type="string" office:string-value="batal" calcext:value-type="string">
            <text:p>batal</text:p>
          </table:table-cell>
          <table:table-cell table:formula="of:=GOOGLETRANSLATE_YOULIBRECALC([.$D44];[.$D$2];[.$V$2])" office:value-type="string" office:string-value="null" calcext:value-type="string">
            <text:p>null</text:p>
          </table:table-cell>
          <table:table-cell table:formula="of:=GOOGLETRANSLATE_YOULIBRECALC([.$D44];[.$D$2];[.$W$2])" office:value-type="string" office:string-value="Null" calcext:value-type="string">
            <text:p>Null</text:p>
          </table:table-cell>
          <table:table-cell table:formula="of:=GOOGLETRANSLATE_YOULIBRECALC([.$D44];[.$D$2];[.$X$2])" office:value-type="string" office:string-value="нульовий" calcext:value-type="string">
            <text:p>нульовий</text:p>
          </table:table-cell>
          <table:table-cell table:formula="of:=GOOGLETRANSLATE_YOULIBRECALC([.$D44];[.$D$2];[.$Y$2])" office:value-type="string" office:string-value="vô giá trị" calcext:value-type="string">
            <text:p>vô giá trị</text:p>
          </table:table-cell>
          <table:table-cell table:formula="of:=GOOGLETRANSLATE_YOULIBRECALC([.$D44];[.$D$2];[.$Z$2])" office:value-type="string" office:string-value="NULL" calcext:value-type="string">
            <text:p>NULL</text:p>
          </table:table-cell>
          <table:table-cell table:formula="of:=GOOGLETRANSLATE_YOULIBRECALC([.$D44];[.$D$2];[.$AA$2])" office:value-type="string" office:string-value="tyhjä" calcext:value-type="string">
            <text:p>tyhjä</text:p>
          </table:table-cell>
          <table:table-cell table:formula="of:=GOOGLETRANSLATE_YOULIBRECALC([.$D4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Frick_BoobFondl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What do you think? I lowered their tension so texture is similar to sand! Not good? Okay…***Yeah, as you like it, slippery and warm~… Oh, sorry, I used an incorrect description. ***My load gauges are turning crazy!***I was not expecting boob touching… Should I have oiled them? ***I-I should have checked if there are mods to make them bigger…</text:p>
          </table:table-cell>
          <table:table-cell table:formula="of:=GOOGLETRANSLATE_YOULIBRECALC([.$D45];[.$D$2];[.$E$2])" office:value-type="string" office:string-value="你怎么认为？我降低了他们的张力，因此质地类似于沙子！不好？好吧……***是的，就像您喜欢的那样，湿滑而温暖〜…哦，对不起，我使用了不正确的描述。 ***我的负载量规会发疯！***我没想到胸部触摸……我应该给它们上油吗？ ***我应该检查是否有使它们更大的mod ..." calcext:value-type="string">
            <text:p>你怎么认为？我降低了他们的张力，因此质地类似于沙子！不好？好吧……***是的，就像您喜欢的那样，湿滑而温暖〜…哦，对不起，我使用了不正确的描述。 ***我的负载量规会发疯！***我没想到胸部触摸……我应该给它们上油吗？ ***我应该检查是否有使它们更大的mod ...</text:p>
          </table:table-cell>
          <table:table-cell table:formula="of:=GOOGLETRANSLATE_YOULIBRECALC([.$D45];[.$D$2];[.$F$2])" office:value-type="string" office:string-value="どう思いますか？私は彼らの緊張を下げたので、テクスチャーは砂に似ています！良くない？わかりました…***ええ、あなたが好きなように、滑りやすくて暖かい〜…ああ、ごめんなさい、私は間違った説明を使用しました。 ***私の負荷ゲージは狂っています！ *** i-iは、それらを大きくするためのmodがあるかどうかを確認する必要があります…" calcext:value-type="string">
            <text:p>どう思いますか？私は彼らの緊張を下げたので、テクスチャーは砂に似ています！良くない？わかりました…***ええ、あなたが好きなように、滑りやすくて暖かい〜…ああ、ごめんなさい、私は間違った説明を使用しました。 ***私の負荷ゲージは狂っています！ *** i-iは、それらを大きくするためのmodがあるかどうかを確認する必要があります…</text:p>
          </table:table-cell>
          <table:table-cell table:formula="of:=GOOGLETRANSLATE_YOULIBRECALC([.$D45];[.$D$2];[.$G$2])" office:value-type="string" office:string-value="Co myślisz? Opuściłem ich napięcie, więc tekstura jest podobna do piasku! Nie dobrze? Okej… *** Tak, jak ci się podoba, śliski i ciepły ~… och, przepraszam, użyłem nieprawidłowego opisu. *** Moje wskaźniki obciążenia stają się szalone! *** Nie spodziewałem się dotknięcia piersi… powinienem je naoliwił? *** I-I powinienem był sprawdzić, czy istnieją mody, aby były większe…" calcext:value-type="string">
            <text:p>Co myślisz? Opuściłem ich napięcie, więc tekstura jest podobna do piasku! Nie dobrze? Okej… *** Tak, jak ci się podoba, śliski i ciepły ~… och, przepraszam, użyłem nieprawidłowego opisu. *** Moje wskaźniki obciążenia stają się szalone! *** Nie spodziewałem się dotknięcia piersi… powinienem je naoliwił? *** I-I powinienem był sprawdzić, czy istnieją mody, aby były większe…</text:p>
          </table:table-cell>
          <table:table-cell table:formula="of:=GOOGLETRANSLATE_YOULIBRECALC([.$D45];[.$D$2];[.$H$2])" office:value-type="string" office:string-value="¿Qué opinas? ¡Bajé su tensión para que la textura sea similar a la arena! ¿No es bueno? Bien ... *** Sí, como te gusta, resbaladizo y cálido ~ ... oh, lo siento, usé una descripción incorrecta. *** ¡Mis medidores de carga se están volviendo locos! *** No esperaba que toques tetas ... ¿debería haberlos engrasado? *** i-i debería haber verificado si hay modificaciones para que sean más grandes ..." calcext:value-type="string">
            <text:p>¿Qué opinas? ¡Bajé su tensión para que la textura sea similar a la arena! ¿No es bueno? Bien ... *** Sí, como te gusta, resbaladizo y cálido ~ ... oh, lo siento, usé una descripción incorrecta. *** ¡Mis medidores de carga se están volviendo locos! *** No esperaba que toques tetas ... ¿debería haberlos engrasado? *** i-i debería haber verificado si hay modificaciones para que sean más grandes ...</text:p>
          </table:table-cell>
          <table:table-cell table:formula="of:=GOOGLETRANSLATE_YOULIBRECALC([.$D45];[.$D$2];[.$I$2])" office:value-type="string" office:string-value="Что вы думаете? Я опустил их напряжение, поэтому текстура похожа на песок! Не хорошо? Ладно ... *** Да, как тебе нравится, скользкий и теплый ~ ... о, извините, я использовал неверное описание. *** Мои датчики нагрузки сводятся сумасшедшими! *** Я не ожидал прикосновения к сиське ... Должен ли я их смазать? *** Я должен был бы проверить, есть ли моды, чтобы сделать их больше ..." calcext:value-type="string">
            <text:p>Что вы думаете? Я опустил их напряжение, поэтому текстура похожа на песок! Не хорошо? Ладно ... *** Да, как тебе нравится, скользкий и теплый ~ ... о, извините, я использовал неверное описание. *** Мои датчики нагрузки сводятся сумасшедшими! *** Я не ожидал прикосновения к сиське ... Должен ли я их смазать? *** Я должен был бы проверить, есть ли моды, чтобы сделать их больше ...</text:p>
          </table:table-cell>
          <table:table-cell table:formula="of:=GOOGLETRANSLATE_YOULIBRECALC([.$D45];[.$D$2];[.$J$2])" office:value-type="string" office:string-value="Qu'en penses-tu? J'ai baissé leur tension, donc la texture est similaire au sable! Pas bon? D'accord… *** Oui, comme vous l'aimez, glissant et chaleureux ~… Oh, désolé, j'ai utilisé une description incorrecte. *** Mes jauges de chargement deviennent folles! *** Je ne m'attendais pas à ce que les boob touchaient… Dois-je les avoir huilés? *** i-i aurait dû vérifier s'il y a des mods pour les agrandir…" calcext:value-type="string">
            <text:p>Qu'en penses-tu? J'ai baissé leur tension, donc la texture est similaire au sable! Pas bon? D'accord… *** Oui, comme vous l'aimez, glissant et chaleureux ~… Oh, désolé, j'ai utilisé une description incorrecte. *** Mes jauges de chargement deviennent folles! *** Je ne m'attendais pas à ce que les boob touchaient… Dois-je les avoir huilés? *** i-i aurait dû vérifier s'il y a des mods pour les agrandir…</text:p>
          </table:table-cell>
          <table:table-cell table:formula="of:=GOOGLETRANSLATE_YOULIBRECALC([.$D45];[.$D$2];[.$K$2])" office:value-type="string" office:string-value="Kaj misliš? Znižal sem njihovo napetost, tako da je tekstura podobna peska! Ni dobro? V redu ... *** Ja, kot vam je všeč, spolzko in toplo ~ ... Oh, oprosti, uporabil sem napačen opis. *** Moji merilniki obremenitve se norčijo! *** Nisem pričakoval, da se bob dotakne ... ali bi jih moral naoliti? *** I-i bi moral preveriti, ali obstajajo modi, da bi bili večji ..." calcext:value-type="string">
            <text:p>Kaj misliš? Znižal sem njihovo napetost, tako da je tekstura podobna peska! Ni dobro? V redu ... *** Ja, kot vam je všeč, spolzko in toplo ~ ... Oh, oprosti, uporabil sem napačen opis. *** Moji merilniki obremenitve se norčijo! *** Nisem pričakoval, da se bob dotakne ... ali bi jih moral naoliti? *** I-i bi moral preveriti, ali obstajajo modi, da bi bili večji ...</text:p>
          </table:table-cell>
          <table:table-cell table:formula="of:=GOOGLETRANSLATE_YOULIBRECALC([.$D45];[.$D$2];[.$L$2])" office:value-type="string" office:string-value="Mit gondolsz? Leengedtem a feszültségüket, így a textúra hasonló a homokhoz! Nem jó? Oké ... *** igen, ahogy tetszik, csúszós és meleg ~… Ó, sajnálom, helytelen leírást használtam. *** A rakománymérők megőrülnek! *** I-én ellenőrizni kellett volna, hogy vannak-e olyan modok, amelyek nagyobbá teszik őket ..." calcext:value-type="string">
            <text:p>Mit gondolsz? Leengedtem a feszültségüket, így a textúra hasonló a homokhoz! Nem jó? Oké ... *** igen, ahogy tetszik, csúszós és meleg ~… Ó, sajnálom, helytelen leírást használtam. *** A rakománymérők megőrülnek! *** I-én ellenőrizni kellett volna, hogy vannak-e olyan modok, amelyek nagyobbá teszik őket ...</text:p>
          </table:table-cell>
          <table:table-cell table:formula="of:=GOOGLETRANSLATE_YOULIBRECALC([.$D45];[.$D$2];[.$M$2])" office:value-type="string" office:string-value="Τι νομίζετε; Κατεβάσαμε την ένταση τους έτσι η υφή είναι παρόμοια με την άμμο! Δεν είναι καλό; Εντάξει ... *** Ναι, όπως σας αρέσει, ολισθηρό και ζεστό ~ ... Ω, συγγνώμη, χρησιμοποίησα μια λανθασμένη περιγραφή. *** Τα μετρητά φορτίου μου γίνονται τρελοί! *** Δεν περίμενα να μπερδεύει το boob ... θα έπρεπε να τους έχω λιώσει; *** I-Θα έπρεπε να είχα ελέγξει αν υπάρχουν mods για να τα καταστήσουν μεγαλύτερα…" calcext:value-type="string">
            <text:p>Τι νομίζετε; Κατεβάσαμε την ένταση τους έτσι η υφή είναι παρόμοια με την άμμο! Δεν είναι καλό; Εντάξει ... *** Ναι, όπως σας αρέσει, ολισθηρό και ζεστό ~ ... Ω, συγγνώμη, χρησιμοποίησα μια λανθασμένη περιγραφή. *** Τα μετρητά φορτίου μου γίνονται τρελοί! *** Δεν περίμενα να μπερδεύει το boob ... θα έπρεπε να τους έχω λιώσει; *** I-Θα έπρεπε να είχα ελέγξει αν υπάρχουν mods για να τα καταστήσουν μεγαλύτερα…</text:p>
          </table:table-cell>
          <table:table-cell table:formula="of:=GOOGLETRANSLATE_YOULIBRECALC([.$D45];[.$D$2];[.$N$2])" office:value-type="string" office:string-value="Ne düşünüyorsun? Gerginliklerini düşürdüm, böylece doku kuma benzer! İyi değil mi? Tamam… *** Evet, istediğiniz gibi, kaygan ve sıcak ~… Oh, üzgünüm, yanlış bir açıklama kullandım. *** Yük göstergelerim deliriyor! *** Boob dokunmasını beklemiyordum… Onları yağlamalı mıyım? *** I-onları daha büyük hale getirecek modlar olup olmadığını kontrol etmeliydim…" calcext:value-type="string">
            <text:p>Ne düşünüyorsun? Gerginliklerini düşürdüm, böylece doku kuma benzer! İyi değil mi? Tamam… *** Evet, istediğiniz gibi, kaygan ve sıcak ~… Oh, üzgünüm, yanlış bir açıklama kullandım. *** Yük göstergelerim deliriyor! *** Boob dokunmasını beklemiyordum… Onları yağlamalı mıyım? *** I-onları daha büyük hale getirecek modlar olup olmadığını kontrol etmeliydim…</text:p>
          </table:table-cell>
          <table:table-cell table:formula="of:=GOOGLETRANSLATE_YOULIBRECALC([.$D45];[.$D$2];[.$O$2])" office:value-type="string" office:string-value="Cosa ne pensi? Ho abbassato la loro tensione in modo che la trama sia simile alla sabbia! Non bene? Ok ... *** Sì, come ti piace, scivoloso e caldo ~ ... Oh, scusa, ho usato una descrizione errata. *** I miei calibri di carico stanno diventando pazza! *** Non mi aspettavo che il boob si toccasse ... avrei dovuto oliarli? *** I-I-avrei dovuto verificare se ci sono mod per renderle più grandi ..." calcext:value-type="string">
            <text:p>Cosa ne pensi? Ho abbassato la loro tensione in modo che la trama sia simile alla sabbia! Non bene? Ok ... *** Sì, come ti piace, scivoloso e caldo ~ ... Oh, scusa, ho usato una descrizione errata. *** I miei calibri di carico stanno diventando pazza! *** Non mi aspettavo che il boob si toccasse ... avrei dovuto oliarli? *** I-I-avrei dovuto verificare se ci sono mod per renderle più grandi ...</text:p>
          </table:table-cell>
          <table:table-cell table:formula="of:=GOOGLETRANSLATE_YOULIBRECALC([.$D45];[.$D$2];[.$P$2])" office:value-type="string" office:string-value="Wat denk je? Ik heb hun spanning verlaagd, dus textuur is vergelijkbaar met zand! Niet goed? Oké ... *** Ja, zoals je het leuk vindt, glad en warm ~ ... oh, sorry, ik heb een onjuiste beschrijving gebruikt. *** Mijn ladingmeters worden gek! *** Ik verwachtte niet dat ik boob aanraakte ... moet ik ze hebben geolied? *** I-ik had moeten controleren of er mods zijn om ze groter te maken ..." calcext:value-type="string">
            <text:p>Wat denk je? Ik heb hun spanning verlaagd, dus textuur is vergelijkbaar met zand! Niet goed? Oké ... *** Ja, zoals je het leuk vindt, glad en warm ~ ... oh, sorry, ik heb een onjuiste beschrijving gebruikt. *** Mijn ladingmeters worden gek! *** Ik verwachtte niet dat ik boob aanraakte ... moet ik ze hebben geolied? *** I-ik had moeten controleren of er mods zijn om ze groter te maken ...</text:p>
          </table:table-cell>
          <table:table-cell table:formula="of:=GOOGLETRANSLATE_YOULIBRECALC([.$D45];[.$D$2];[.$Q$2])" office:value-type="string" office:string-value="어떻게 생각하나요? 나는 긴장을 낮추었기 때문에 질감이 모래와 비슷합니다! 좋지 않습니까? 좋아… *** 그래, 당신이 좋아하는 것처럼, 미끄럽고 따뜻한 ~… 아, 죄송합니다, 나는 잘못된 설명을 사용했습니다. *** 내 부하 게이지가 미쳤다! *** 나는 가슴을 만질 것으로 기대하지 않았다. .. 나는 그들을 기름칠했을까요? *** I-I는 더 크게 만들기위한 개조가 있는지 확인해야합니다…" calcext:value-type="string">
            <text:p>어떻게 생각하나요? 나는 긴장을 낮추었기 때문에 질감이 모래와 비슷합니다! 좋지 않습니까? 좋아… *** 그래, 당신이 좋아하는 것처럼, 미끄럽고 따뜻한 ~… 아, 죄송합니다, 나는 잘못된 설명을 사용했습니다. *** 내 부하 게이지가 미쳤다! *** 나는 가슴을 만질 것으로 기대하지 않았다. .. 나는 그들을 기름칠했을까요? *** I-I는 더 크게 만들기위한 개조가 있는지 확인해야합니다…</text:p>
          </table:table-cell>
          <table:table-cell table:formula="of:=GOOGLETRANSLATE_YOULIBRECALC([.$D45];[.$D$2];[.$R$2])" office:value-type="string" office:string-value="Čo si myslíš? Znížil som ich napätie, takže textúra je podobná piesku! Nie je to dobré? Dobre ... *** Áno, ako sa vám páči, klzká a teplá ~ ... Oh, prepáč, použil som nesprávny popis. *** Moje záťažové meradlá sa zbláznili! *** Nečakal som, že sa dotýkate… mal by som ich naolejovať? *** I-Mal som skontrolovať, či existujú režimy, aby boli väčšie ..." calcext:value-type="string">
            <text:p>Čo si myslíš? Znížil som ich napätie, takže textúra je podobná piesku! Nie je to dobré? Dobre ... *** Áno, ako sa vám páči, klzká a teplá ~ ... Oh, prepáč, použil som nesprávny popis. *** Moje záťažové meradlá sa zbláznili! *** Nečakal som, že sa dotýkate… mal by som ich naolejovať? *** I-Mal som skontrolovať, či existujú režimy, aby boli väčšie ...</text:p>
          </table:table-cell>
          <table:table-cell table:formula="of:=GOOGLETRANSLATE_YOULIBRECALC([.$D45];[.$D$2];[.$S$2])" office:value-type="string" office:string-value="What do you think? I lowered their tension so texture is similar to sand! Not good? Okay…***Yeah, as you like it, slippery and warm~… Oh, sorry, I used an incorrect description. ***My load gauges are turning crazy!***I was not expecting boob touching… Should I have oiled them? ***I-I should have checked if there are mods to make them bigger…" calcext:value-type="string">
            <text:p>What do you think? I lowered their tension so texture is similar to sand! Not good? Okay…***Yeah, as you like it, slippery and warm~… Oh, sorry, I used an incorrect description. ***My load gauges are turning crazy!***I was not expecting boob touching… Should I have oiled them? ***I-I should have checked if there are mods to make them bigger…</text:p>
          </table:table-cell>
          <table:table-cell table:formula="of:=GOOGLETRANSLATE_YOULIBRECALC([.$D45];[.$D$2];[.$T$2])" office:value-type="string" office:string-value="คุณคิดอย่างไร? ฉันลดความตึงเครียดของพวกเขาเพื่อให้พื้นผิวคล้ายกับทราย! ไม่ดี? โอเค… *** ใช่อย่างที่คุณชอบลื่นและอบอุ่น ~ …โอ้ขอโทษฉันใช้คำอธิบายที่ไม่ถูกต้อง *** เกจวัดโหลดของฉันเปลี่ยนไปอย่างบ้าคลั่ง! *** ฉันไม่ได้คาดหวังว่าคนโง่จะสัมผัส ... ฉันควรใส่น้ำมันหรือไม่ *** ฉันควรตรวจสอบว่ามี mods ที่จะทำให้ใหญ่ขึ้น ..." calcext:value-type="string">
            <text:p>คุณคิดอย่างไร? ฉันลดความตึงเครียดของพวกเขาเพื่อให้พื้นผิวคล้ายกับทราย! ไม่ดี? โอเค… *** ใช่อย่างที่คุณชอบลื่นและอบอุ่น ~ …โอ้ขอโทษฉันใช้คำอธิบายที่ไม่ถูกต้อง *** เกจวัดโหลดของฉันเปลี่ยนไปอย่างบ้าคลั่ง! *** ฉันไม่ได้คาดหวังว่าคนโง่จะสัมผัส ... ฉันควรใส่น้ำมันหรือไม่ *** ฉันควรตรวจสอบว่ามี mods ที่จะทำให้ใหญ่ขึ้น ...</text:p>
          </table:table-cell>
          <table:table-cell table:formula="of:=GOOGLETRANSLATE_YOULIBRECALC([.$D45];[.$D$2];[.$U$2])" office:value-type="string" office:string-value="Bagaimana menurutmu? Saya menurunkan ketegangan mereka sehingga teksturnya mirip dengan pasir! Tidak bagus? Oke ... *** Ya, karena Anda suka, licin dan hangat ~ ... oh, maaf, saya menggunakan deskripsi yang salah. *** Pengukur beban saya menjadi gila! *** Saya tidak mengharapkan payudara menyentuh ... haruskah saya meminyaki mereka? *** I-saya seharusnya memeriksa apakah ada mod untuk membuatnya lebih besar…" calcext:value-type="string">
            <text:p>Bagaimana menurutmu? Saya menurunkan ketegangan mereka sehingga teksturnya mirip dengan pasir! Tidak bagus? Oke ... *** Ya, karena Anda suka, licin dan hangat ~ ... oh, maaf, saya menggunakan deskripsi yang salah. *** Pengukur beban saya menjadi gila! *** Saya tidak mengharapkan payudara menyentuh ... haruskah saya meminyaki mereka? *** I-saya seharusnya memeriksa apakah ada mod untuk membuatnya lebih besar…</text:p>
          </table:table-cell>
          <table:table-cell table:formula="of:=GOOGLETRANSLATE_YOULIBRECALC([.$D45];[.$D$2];[.$V$2])" office:value-type="string" office:string-value="Co si myslíš? Snížil jsem jejich napětí, takže textura je podobná písku! Není to dobré? Dobře ... *** Jo, jak se vám líbí, kluzký a teplý ~ ... Oh, promiň, použil jsem nesprávný popis. *** Moje měřidla se zblázňují! *** I-Měl bych zkontrolovat, jestli existují mody, aby byly větší ..." calcext:value-type="string">
            <text:p>Co si myslíš? Snížil jsem jejich napětí, takže textura je podobná písku! Není to dobré? Dobře ... *** Jo, jak se vám líbí, kluzký a teplý ~ ... Oh, promiň, použil jsem nesprávný popis. *** Moje měřidla se zblázňují! *** I-Měl bych zkontrolovat, jestli existují mody, aby byly větší ...</text:p>
          </table:table-cell>
          <table:table-cell table:formula="of:=GOOGLETRANSLATE_YOULIBRECALC([.$D45];[.$D$2];[.$W$2])" office:value-type="string" office:string-value="Ano sa palagay mo? Ibinaba ko ang kanilang pag -igting kaya ang texture ay katulad ng buhangin! Hindi mabuti? Okay ... *** oo, tulad ng gusto mo, madulas at mainit -init ~ ... oh, pasensya, gumamit ako ng hindi tamang paglalarawan. *** Ang aking mga gauge ng pag -load ay nababaliw! *** I-dapat kong suriin kung may mga mod upang mapalaki ang mga ito ..." calcext:value-type="string">
            <text:p>Ano sa palagay mo? Ibinaba ko ang kanilang pag -igting kaya ang texture ay katulad ng buhangin! Hindi mabuti? Okay ... *** oo, tulad ng gusto mo, madulas at mainit -init ~ ... oh, pasensya, gumamit ako ng hindi tamang paglalarawan. *** Ang aking mga gauge ng pag -load ay nababaliw! *** I-dapat kong suriin kung may mga mod upang mapalaki ang mga ito ...</text:p>
          </table:table-cell>
          <table:table-cell table:formula="of:=GOOGLETRANSLATE_YOULIBRECALC([.$D45];[.$D$2];[.$X$2])" office:value-type="string" office:string-value="Що ти думаєш? Я знизив їх напругу, щоб текстура схожа на пісок! Не добре? Гаразд… *** Так, як вам подобається, слизький і теплий ~… о, вибачте, я використав неправильний опис. *** Мої датчики для навантаження стають божевільними! *** Я не очікував, що грудка торкнулася ... Чи повинен я їх змащувати? *** I-я повинен був перевірити, чи є моди, щоб зробити їх більшими ..." calcext:value-type="string">
            <text:p>Що ти думаєш? Я знизив їх напругу, щоб текстура схожа на пісок! Не добре? Гаразд… *** Так, як вам подобається, слизький і теплий ~… о, вибачте, я використав неправильний опис. *** Мої датчики для навантаження стають божевільними! *** Я не очікував, що грудка торкнулася ... Чи повинен я їх змащувати? *** I-я повинен був перевірити, чи є моди, щоб зробити їх більшими ...</text:p>
          </table:table-cell>
          <table:table-cell table:formula="of:=GOOGLETRANSLATE_YOULIBRECALC([.$D45];[.$D$2];[.$Y$2])" office:value-type="string" office:string-value="Bạn nghĩ gì? Tôi giảm căng thẳng của họ nên kết cấu tương tự như cát! Không tốt? Được rồi *** Đồng hồ đo tải của tôi đang trở nên điên rồ! *** Tôi không mong đợi boob chạm vào tôi có nên bôi dầu không? *** I-Tôi nên kiểm tra xem có mod nào để làm cho chúng lớn hơn không" calcext:value-type="string">
            <text:p>Bạn nghĩ gì? Tôi giảm căng thẳng của họ nên kết cấu tương tự như cát! Không tốt? Được rồi *** Đồng hồ đo tải của tôi đang trở nên điên rồ! *** Tôi không mong đợi boob chạm vào tôi có nên bôi dầu không? *** I-Tôi nên kiểm tra xem có mod nào để làm cho chúng lớn hơn không</text:p>
          </table:table-cell>
          <table:table-cell table:formula="of:=GOOGLETRANSLATE_YOULIBRECALC([.$D45];[.$D$2];[.$Z$2])" office:value-type="string" office:string-value="Was denken Sie? Ich habe ihre Spannung gesenkt, so dass die Textur dem Sand ähnlich ist! Nicht gut? Okay ... *** Ja, wie es dir gefällt, rutschig und warm ~ ... oh, sorry, ich habe eine falsche Beschreibung verwendet. *** Meine Ladungsmessgeräte werden verrückt! *** Ich hatte nicht erwartet, dass Boob berührt. Sollte ich sie geölt haben? *** i-ich hätte überprüfen sollen, ob es Mods gibt, um sie größer zu machen ..." calcext:value-type="string">
            <text:p>Was denken Sie? Ich habe ihre Spannung gesenkt, so dass die Textur dem Sand ähnlich ist! Nicht gut? Okay ... *** Ja, wie es dir gefällt, rutschig und warm ~ ... oh, sorry, ich habe eine falsche Beschreibung verwendet. *** Meine Ladungsmessgeräte werden verrückt! *** Ich hatte nicht erwartet, dass Boob berührt. Sollte ich sie geölt haben? *** i-ich hätte überprüfen sollen, ob es Mods gibt, um sie größer zu machen ...</text:p>
          </table:table-cell>
          <table:table-cell table:formula="of:=GOOGLETRANSLATE_YOULIBRECALC([.$D45];[.$D$2];[.$AA$2])" office:value-type="string" office:string-value="Mitä mieltä olet? Laskin heidän jännitteensä, joten rakenne on samanlainen kuin hiekka! Ei hyvä? Okei ... *** Joo, kuten haluat, liukas ja lämmin ~… Voi, anteeksi, käytin väärää kuvausta. *** Kuormittajani muuttuvat hulluksi! *** En odottanut boobia koskettavan ... pitäisikö minun olla öljytty ne? *** I-minun olisi pitänyt tarkistaa, onko olemassa modit, jotka tekevät niistä suurempia…" calcext:value-type="string">
            <text:p>Mitä mieltä olet? Laskin heidän jännitteensä, joten rakenne on samanlainen kuin hiekka! Ei hyvä? Okei ... *** Joo, kuten haluat, liukas ja lämmin ~… Voi, anteeksi, käytin väärää kuvausta. *** Kuormittajani muuttuvat hulluksi! *** En odottanut boobia koskettavan ... pitäisikö minun olla öljytty ne? *** I-minun olisi pitänyt tarkistaa, onko olemassa modit, jotka tekevät niistä suurempia…</text:p>
          </table:table-cell>
          <table:table-cell table:formula="of:=GOOGLETRANSLATE_YOULIBRECALC([.$D45];[.$D$2];[.$AB$2])" office:value-type="string" office:string-value="Hvad synes du? Jeg sænkede deres spænding, så tekstur ligner sand! Ikke godt? Okay ... *** Ja, som du kan lide det, glat og varm ~ ... Åh, undskyld, jeg brugte en forkert beskrivelse. *** Mine belastningsmålere bliver skøre! *** Jeg forventede ikke, at boob rører ... skulle jeg have olieret dem? *** Jeg-jeg skulle have kontrolleret, om der er mods for at gøre dem større ..." calcext:value-type="string">
            <text:p>Hvad synes du? Jeg sænkede deres spænding, så tekstur ligner sand! Ikke godt? Okay ... *** Ja, som du kan lide det, glat og varm ~ ... Åh, undskyld, jeg brugte en forkert beskrivelse. *** Mine belastningsmålere bliver skøre! *** Jeg forventede ikke, at boob rører ... skulle jeg have olieret dem? *** Jeg-jeg skulle have kontrolleret, om der er mods for at gøre dem større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BoobFondl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46];[.$D$2];[.$E$2])" office:value-type="string" office:string-value="无效的" calcext:value-type="string">
            <text:p>无效的</text:p>
          </table:table-cell>
          <table:table-cell table:formula="of:=GOOGLETRANSLATE_YOULIBRECALC([.$D46];[.$D$2];[.$F$2])" office:value-type="string" office:string-value="ヌル" calcext:value-type="string">
            <text:p>ヌル</text:p>
          </table:table-cell>
          <table:table-cell table:formula="of:=GOOGLETRANSLATE_YOULIBRECALC([.$D46];[.$D$2];[.$G$2])" office:value-type="string" office:string-value="nieważny" calcext:value-type="string">
            <text:p>nieważny</text:p>
          </table:table-cell>
          <table:table-cell table:formula="of:=GOOGLETRANSLATE_YOULIBRECALC([.$D46];[.$D$2];[.$H$2])" office:value-type="string" office:string-value="nulo" calcext:value-type="string">
            <text:p>nulo</text:p>
          </table:table-cell>
          <table:table-cell table:formula="of:=GOOGLETRANSLATE_YOULIBRECALC([.$D46];[.$D$2];[.$I$2])" office:value-type="string" office:string-value="нулевой" calcext:value-type="string">
            <text:p>нулевой</text:p>
          </table:table-cell>
          <table:table-cell table:formula="of:=GOOGLETRANSLATE_YOULIBRECALC([.$D46];[.$D$2];[.$J$2])" office:value-type="string" office:string-value="nul" calcext:value-type="string">
            <text:p>nul</text:p>
          </table:table-cell>
          <table:table-cell table:formula="of:=GOOGLETRANSLATE_YOULIBRECALC([.$D46];[.$D$2];[.$K$2])" office:value-type="string" office:string-value="null" calcext:value-type="string">
            <text:p>null</text:p>
          </table:table-cell>
          <table:table-cell table:formula="of:=GOOGLETRANSLATE_YOULIBRECALC([.$D46];[.$D$2];[.$L$2])" office:value-type="string" office:string-value="nulla" calcext:value-type="string">
            <text:p>nulla</text:p>
          </table:table-cell>
          <table:table-cell table:formula="of:=GOOGLETRANSLATE_YOULIBRECALC([.$D46];[.$D$2];[.$M$2])" office:value-type="string" office:string-value="άκυρος" calcext:value-type="string">
            <text:p>άκυρος</text:p>
          </table:table-cell>
          <table:table-cell table:formula="of:=GOOGLETRANSLATE_YOULIBRECALC([.$D46];[.$D$2];[.$N$2])" office:value-type="string" office:string-value="hükümsüz" calcext:value-type="string">
            <text:p>hükümsüz</text:p>
          </table:table-cell>
          <table:table-cell table:formula="of:=GOOGLETRANSLATE_YOULIBRECALC([.$D46];[.$D$2];[.$O$2])" office:value-type="string" office:string-value="null" calcext:value-type="string">
            <text:p>null</text:p>
          </table:table-cell>
          <table:table-cell table:formula="of:=GOOGLETRANSLATE_YOULIBRECALC([.$D46];[.$D$2];[.$P$2])" office:value-type="string" office:string-value="nul" calcext:value-type="string">
            <text:p>nul</text:p>
          </table:table-cell>
          <table:table-cell table:formula="of:=GOOGLETRANSLATE_YOULIBRECALC([.$D46];[.$D$2];[.$Q$2])" office:value-type="string" office:string-value="널" calcext:value-type="string">
            <text:p>널</text:p>
          </table:table-cell>
          <table:table-cell table:formula="of:=GOOGLETRANSLATE_YOULIBRECALC([.$D46];[.$D$2];[.$R$2])" office:value-type="string" office:string-value="nulové" calcext:value-type="string">
            <text:p>nulové</text:p>
          </table:table-cell>
          <table:table-cell table:formula="of:=GOOGLETRANSLATE_YOULIBRECALC([.$D46];[.$D$2];[.$S$2])" office:value-type="string" office:string-value="null" calcext:value-type="string">
            <text:p>null</text:p>
          </table:table-cell>
          <table:table-cell table:formula="of:=GOOGLETRANSLATE_YOULIBRECALC([.$D46];[.$D$2];[.$T$2])" office:value-type="string" office:string-value="โมฆะ" calcext:value-type="string">
            <text:p>โมฆะ</text:p>
          </table:table-cell>
          <table:table-cell table:formula="of:=GOOGLETRANSLATE_YOULIBRECALC([.$D46];[.$D$2];[.$U$2])" office:value-type="string" office:string-value="batal" calcext:value-type="string">
            <text:p>batal</text:p>
          </table:table-cell>
          <table:table-cell table:formula="of:=GOOGLETRANSLATE_YOULIBRECALC([.$D46];[.$D$2];[.$V$2])" office:value-type="string" office:string-value="null" calcext:value-type="string">
            <text:p>null</text:p>
          </table:table-cell>
          <table:table-cell table:formula="of:=GOOGLETRANSLATE_YOULIBRECALC([.$D46];[.$D$2];[.$W$2])" office:value-type="string" office:string-value="Null" calcext:value-type="string">
            <text:p>Null</text:p>
          </table:table-cell>
          <table:table-cell table:formula="of:=GOOGLETRANSLATE_YOULIBRECALC([.$D46];[.$D$2];[.$X$2])" office:value-type="string" office:string-value="нульовий" calcext:value-type="string">
            <text:p>нульовий</text:p>
          </table:table-cell>
          <table:table-cell table:formula="of:=GOOGLETRANSLATE_YOULIBRECALC([.$D46];[.$D$2];[.$Y$2])" office:value-type="string" office:string-value="vô giá trị" calcext:value-type="string">
            <text:p>vô giá trị</text:p>
          </table:table-cell>
          <table:table-cell table:formula="of:=GOOGLETRANSLATE_YOULIBRECALC([.$D46];[.$D$2];[.$Z$2])" office:value-type="string" office:string-value="NULL" calcext:value-type="string">
            <text:p>NULL</text:p>
          </table:table-cell>
          <table:table-cell table:formula="of:=GOOGLETRANSLATE_YOULIBRECALC([.$D46];[.$D$2];[.$AA$2])" office:value-type="string" office:string-value="tyhjä" calcext:value-type="string">
            <text:p>tyhjä</text:p>
          </table:table-cell>
          <table:table-cell table:formula="of:=GOOGLETRANSLATE_YOULIBRECALC([.$D4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Frick_NipplePull</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C-Careful! Nipple sensors are super expensive!***Mmm… I don’t know how, but pulling them disconnects part of my neural net~***My specs say nothing about getting excited with this, but please don’t stop~!</text:p>
          </table:table-cell>
          <table:table-cell table:formula="of:=GOOGLETRANSLATE_YOULIBRECALC([.$D47];[.$D$2];[.$E$2])" office:value-type="string" office:string-value="c careful！乳头传感器超级昂贵！***嗯……我不知道如何，但是拉开它们的一部分神经网〜***我的规格对此一无所知，但请不要停止〜！" calcext:value-type="string">
            <text:p>c careful！乳头传感器超级昂贵！***嗯……我不知道如何，但是拉开它们的一部分神经网〜***我的规格对此一无所知，但请不要停止〜！</text:p>
          </table:table-cell>
          <table:table-cell table:formula="of:=GOOGLETRANSLATE_YOULIBRECALC([.$D47];[.$D$2];[.$F$2])" office:value-type="string" office:string-value="C-Careful！乳首センサーは非常に高価です！" calcext:value-type="string">
            <text:p>C-Careful！乳首センサーは非常に高価です！</text:p>
          </table:table-cell>
          <table:table-cell table:formula="of:=GOOGLETRANSLATE_YOULIBRECALC([.$D47];[.$D$2];[.$G$2])" office:value-type="string" office:string-value="C-Careful! Czujniki sutków są bardzo drogie! *** mmm… Nie wiem jak, ale ciągnięcie ich odłącza część mojej sieci neuronowej ~ *** Moje specyfikacje nie mówią o tym, ale proszę, nie przestań ~!" calcext:value-type="string">
            <text:p>C-Careful! Czujniki sutków są bardzo drogie! *** mmm… Nie wiem jak, ale ciągnięcie ich odłącza część mojej sieci neuronowej ~ *** Moje specyfikacje nie mówią o tym, ale proszę, nie przestań ~!</text:p>
          </table:table-cell>
          <table:table-cell table:formula="of:=GOOGLETRANSLATE_YOULIBRECALC([.$D47];[.$D$2];[.$H$2])" office:value-type="string" office:string-value="C-¡CAREFULE! ¡Los sensores de pezones son súper caros! *** Mmm ... No sé cómo, pero tirar de ellos desconecta parte de mi red neuronal ~ *** Mis especificaciones no dicen nada sobre entusiasmarse con esto, ¡pero no se detengan!" calcext:value-type="string">
            <text:p>C-¡CAREFULE! ¡Los sensores de pezones son súper caros! *** Mmm ... No sé cómo, pero tirar de ellos desconecta parte de mi red neuronal ~ *** Mis especificaciones no dicen nada sobre entusiasmarse con esto, ¡pero no se detengan!</text:p>
          </table:table-cell>
          <table:table-cell table:formula="of:=GOOGLETRANSLATE_YOULIBRECALC([.$D47];[.$D$2];[.$I$2])" office:value-type="string" office:string-value="C-осторожно! Датчики сосков очень дороги! *** ммм ... Я не знаю, как, но тянут их отключает часть моей нейронной сети ~ *** Мои спецификации ничего не говорят о том, чтобы быть взволнованными, но, пожалуйста, не останавливайтесь ~!" calcext:value-type="string">
            <text:p>C-осторожно! Датчики сосков очень дороги! *** ммм ... Я не знаю, как, но тянут их отключает часть моей нейронной сети ~ *** Мои спецификации ничего не говорят о том, чтобы быть взволнованными, но, пожалуйста, не останавливайтесь ~!</text:p>
          </table:table-cell>
          <table:table-cell table:formula="of:=GOOGLETRANSLATE_YOULIBRECALC([.$D47];[.$D$2];[.$J$2])" office:value-type="string" office:string-value="C-Careful! Les capteurs de mamelon sont super chers! *** mmm… Je ne sais pas comment, mais les tirer déconnecte une partie de mon filet de neurones ~ *** Mes spécifications ne disent rien à ce sujet, mais ne vous arrêtez pas ~!" calcext:value-type="string">
            <text:p>C-Careful! Les capteurs de mamelon sont super chers! *** mmm… Je ne sais pas comment, mais les tirer déconnecte une partie de mon filet de neurones ~ *** Mes spécifications ne disent rien à ce sujet, mais ne vous arrêtez pas ~!</text:p>
          </table:table-cell>
          <table:table-cell table:formula="of:=GOOGLETRANSLATE_YOULIBRECALC([.$D47];[.$D$2];[.$K$2])" office:value-type="string" office:string-value="C-skrbni! Senzorji za bradavice so zelo dragi! *** mmm ... Ne vem, kako, ampak vlečenje njihovih povezav del moje nevronske mreže ~ *** Moje specifikacije ne govorijo o tem, da bi se s tem navdušili, ampak prosim, ne prenehajte ~!" calcext:value-type="string">
            <text:p>C-skrbni! Senzorji za bradavice so zelo dragi! *** mmm ... Ne vem, kako, ampak vlečenje njihovih povezav del moje nevronske mreže ~ *** Moje specifikacije ne govorijo o tem, da bi se s tem navdušili, ampak prosim, ne prenehajte ~!</text:p>
          </table:table-cell>
          <table:table-cell table:formula="of:=GOOGLETRANSLATE_YOULIBRECALC([.$D47];[.$D$2];[.$L$2])" office:value-type="string" office:string-value="C-óvatos! A mellbimbó -érzékelők szuper drágák! *** mmm ... Nem tudom, hogyan, de húzza őket, leválasztja a neurális hálóm egy részét ~ *** A specifikációim semmit sem mondnak az izgatásról, de kérlek, ne állj meg ~!" calcext:value-type="string">
            <text:p>C-óvatos! A mellbimbó -érzékelők szuper drágák! *** mmm ... Nem tudom, hogyan, de húzza őket, leválasztja a neurális hálóm egy részét ~ *** A specifikációim semmit sem mondnak az izgatásról, de kérlek, ne állj meg ~!</text:p>
          </table:table-cell>
          <table:table-cell table:formula="of:=GOOGLETRANSLATE_YOULIBRECALC([.$D47];[.$D$2];[.$M$2])" office:value-type="string" office:string-value="C-Careful! Οι αισθητήρες των θηλών είναι εξαιρετικά ακριβοί! *** mmm ... Δεν ξέρω πώς, αλλά τραβώντας τους αποσυνδέει μέρος του νευρικού μου δίχτυ ~ *** Οι προδιαγραφές μου δεν λένε τίποτα για να με ενθουσιαστούν με αυτό, αλλά παρακαλώ μην σταματήσετε ~!" calcext:value-type="string">
            <text:p>C-Careful! Οι αισθητήρες των θηλών είναι εξαιρετικά ακριβοί! *** mmm ... Δεν ξέρω πώς, αλλά τραβώντας τους αποσυνδέει μέρος του νευρικού μου δίχτυ ~ *** Οι προδιαγραφές μου δεν λένε τίποτα για να με ενθουσιαστούν με αυτό, αλλά παρακαλώ μην σταματήσετε ~!</text:p>
          </table:table-cell>
          <table:table-cell table:formula="of:=GOOGLETRANSLATE_YOULIBRECALC([.$D47];[.$D$2];[.$N$2])" office:value-type="string" office:string-value="C-karabol! Meme sensörleri süper pahalı! *** mmm… Nasıl olduğunu bilmiyorum, ama onları çekmek sinir ağımın bir kısmını kesiyor ~ *** Spesifikasyonlarım bununla heyecanlanmak hakkında hiçbir şey söylemiyor, ama lütfen durma ~!" calcext:value-type="string">
            <text:p>C-karabol! Meme sensörleri süper pahalı! *** mmm… Nasıl olduğunu bilmiyorum, ama onları çekmek sinir ağımın bir kısmını kesiyor ~ *** Spesifikasyonlarım bununla heyecanlanmak hakkında hiçbir şey söylemiyor, ama lütfen durma ~!</text:p>
          </table:table-cell>
          <table:table-cell table:formula="of:=GOOGLETRANSLATE_YOULIBRECALC([.$D47];[.$D$2];[.$O$2])" office:value-type="string" office:string-value="Careful! I sensori del capezzolo sono super costosi! *** mmm ... Non so come, ma tirarli a parte della mia rete neurale ~ *** Le mie specifiche non dicono nulla sull'emorsi di questo, ma per favore non fermarti ~!" calcext:value-type="string">
            <text:p>Careful! I sensori del capezzolo sono super costosi! *** mmm ... Non so come, ma tirarli a parte della mia rete neurale ~ *** Le mie specifiche non dicono nulla sull'emorsi di questo, ma per favore non fermarti ~!</text:p>
          </table:table-cell>
          <table:table-cell table:formula="of:=GOOGLETRANSLATE_YOULIBRECALC([.$D47];[.$D$2];[.$P$2])" office:value-type="string" office:string-value="C-zorgvuldig! Teplanksensoren zijn super duur! *** Mmm ... Ik weet niet hoe, maar het trekken van ze verbreekt een deel van mijn neurale net ~ *** Mijn specificaties zeggen niets over enthousiast hiermee, maar stop alsjeblieft niet ~!" calcext:value-type="string">
            <text:p>C-zorgvuldig! Teplanksensoren zijn super duur! *** Mmm ... Ik weet niet hoe, maar het trekken van ze verbreekt een deel van mijn neurale net ~ *** Mijn specificaties zeggen niets over enthousiast hiermee, maar stop alsjeblieft niet ~!</text:p>
          </table:table-cell>
          <table:table-cell table:formula="of:=GOOGLETRANSLATE_YOULIBRECALC([.$D47];[.$D$2];[.$Q$2])" office:value-type="string" office:string-value="C- 관리! 젖꼭지 센서는 매우 비싸다! *** mmm… 어떻게 모르겠지만, 당기는 것은 내 신경망의 일부를 분리한다 ~ *** 내 사양은 이것으로 흥분하는 것에 대해 아무 말도하지 않지만 멈추지 마십시오 ~!" calcext:value-type="string">
            <text:p>C- 관리! 젖꼭지 센서는 매우 비싸다! *** mmm… 어떻게 모르겠지만, 당기는 것은 내 신경망의 일부를 분리한다 ~ *** 내 사양은 이것으로 흥분하는 것에 대해 아무 말도하지 않지만 멈추지 마십시오 ~!</text:p>
          </table:table-cell>
          <table:table-cell table:formula="of:=GOOGLETRANSLATE_YOULIBRECALC([.$D47];[.$D$2];[.$R$2])" office:value-type="string" office:string-value="Careful! Senzory bradavky sú super drahé! *** Mmm ... Neviem ako, ale ich ťahanie odpojí časť mojej neurónovej siete ~ *** Moje špecifikácie nehovoria nič o tom, že sa s tým vzrušujú, ale nezastavte sa ~!" calcext:value-type="string">
            <text:p>Careful! Senzory bradavky sú super drahé! *** Mmm ... Neviem ako, ale ich ťahanie odpojí časť mojej neurónovej siete ~ *** Moje špecifikácie nehovoria nič o tom, že sa s tým vzrušujú, ale nezastavte sa ~!</text:p>
          </table:table-cell>
          <table:table-cell table:formula="of:=GOOGLETRANSLATE_YOULIBRECALC([.$D47];[.$D$2];[.$S$2])" office:value-type="string" office:string-value="C-Careful! Nipple sensors are super expensive!***Mmm… I don’t know how, but pulling them disconnects part of my neural net~***My specs say nothing about getting excited with this, but please don’t stop~!" calcext:value-type="string">
            <text:p>C-Careful! Nipple sensors are super expensive!***Mmm… I don’t know how, but pulling them disconnects part of my neural net~***My specs say nothing about getting excited with this, but please don’t stop~!</text:p>
          </table:table-cell>
          <table:table-cell table:formula="of:=GOOGLETRANSLATE_YOULIBRECALC([.$D47];[.$D$2];[.$T$2])" office:value-type="string" office:string-value="C-careful! เซ็นเซอร์หัวนมมีราคาแพงสุด ๆ ! *** mmm …ฉันไม่รู้วิธี แต่ดึงพวกเขาตัดการเชื่อมต่อส่วนหนึ่งของตาข่ายประสาทของฉัน ~ *** รายละเอียดของฉันไม่ได้พูดอะไรเกี่ยวกับการตื่นเต้นกับสิ่งนี้ แต่โปรดอย่าหยุด ~!" calcext:value-type="string">
            <text:p>C-careful! เซ็นเซอร์หัวนมมีราคาแพงสุด ๆ ! *** mmm …ฉันไม่รู้วิธี แต่ดึงพวกเขาตัดการเชื่อมต่อส่วนหนึ่งของตาข่ายประสาทของฉัน ~ *** รายละเอียดของฉันไม่ได้พูดอะไรเกี่ยวกับการตื่นเต้นกับสิ่งนี้ แต่โปรดอย่าหยุด ~!</text:p>
          </table:table-cell>
          <table:table-cell table:formula="of:=GOOGLETRANSLATE_YOULIBRECALC([.$D47];[.$D$2];[.$U$2])" office:value-type="string" office:string-value="C-card! Sensor puting sangat mahal! *** mmm ... Saya tidak tahu caranya, tetapi menarik mereka memutuskan bagian dari jaring saraf saya ~ *** Spesifikasi saya tidak mengatakan apa -apa tentang menjadi bersemangat dengan ini, tapi tolong jangan berhenti ~!" calcext:value-type="string">
            <text:p>C-card! Sensor puting sangat mahal! *** mmm ... Saya tidak tahu caranya, tetapi menarik mereka memutuskan bagian dari jaring saraf saya ~ *** Spesifikasi saya tidak mengatakan apa -apa tentang menjadi bersemangat dengan ini, tapi tolong jangan berhenti ~!</text:p>
          </table:table-cell>
          <table:table-cell table:formula="of:=GOOGLETRANSLATE_YOULIBRECALC([.$D47];[.$D$2];[.$V$2])" office:value-type="string" office:string-value="C-péče! Senzory bradavek jsou super drahé! *** mmm ... nevím jak, ale taháním je odpojí část mé neurální sítě ~ *** Moje specifikace nic o tom, jak se s tím nadchne, ale nepřestávejte ~!" calcext:value-type="string">
            <text:p>C-péče! Senzory bradavek jsou super drahé! *** mmm ... nevím jak, ale taháním je odpojí část mé neurální sítě ~ *** Moje specifikace nic o tom, jak se s tím nadchne, ale nepřestávejte ~!</text:p>
          </table:table-cell>
          <table:table-cell table:formula="of:=GOOGLETRANSLATE_YOULIBRECALC([.$D47];[.$D$2];[.$W$2])" office:value-type="string" office:string-value="C-care! Ang mga sensor ng nipple ay sobrang mahal! *** mmm ... Hindi ko alam kung paano, ngunit ang paghila sa kanila ay idiskonekta ang bahagi ng aking neural net ~ *** ang aking mga spec ay walang sinabi tungkol sa pagiging nasasabik dito, ngunit mangyaring huwag tumigil ~!" calcext:value-type="string">
            <text:p>C-care! Ang mga sensor ng nipple ay sobrang mahal! *** mmm ... Hindi ko alam kung paano, ngunit ang paghila sa kanila ay idiskonekta ang bahagi ng aking neural net ~ *** ang aking mga spec ay walang sinabi tungkol sa pagiging nasasabik dito, ngunit mangyaring huwag tumigil ~!</text:p>
          </table:table-cell>
          <table:table-cell table:formula="of:=GOOGLETRANSLATE_YOULIBRECALC([.$D47];[.$D$2];[.$X$2])" office:value-type="string" office:string-value="C-Careful! Датчики сосків дуже дорогі! *** ммм… Я не знаю, як, але тягне їх, відключаючи частину моєї нейронної мережі ~ ***, мої специфікації нічого не говорять про те, щоб хвилюватися з цим, але, будь ласка, не зупиняйтеся ~!" calcext:value-type="string">
            <text:p>C-Careful! Датчики сосків дуже дорогі! *** ммм… Я не знаю, як, але тягне їх, відключаючи частину моєї нейронної мережі ~ ***, мої специфікації нічого не говорять про те, щоб хвилюватися з цим, але, будь ласка, не зупиняйтеся ~!</text:p>
          </table:table-cell>
          <table:table-cell table:formula="of:=GOOGLETRANSLATE_YOULIBRECALC([.$D47];[.$D$2];[.$Y$2])" office:value-type="string" office:string-value="C-Careful! Cảm biến núm vú siêu đắt!" calcext:value-type="string">
            <text:p>C-Careful! Cảm biến núm vú siêu đắt!</text:p>
          </table:table-cell>
          <table:table-cell table:formula="of:=GOOGLETRANSLATE_YOULIBRECALC([.$D47];[.$D$2];[.$Z$2])" office:value-type="string" office:string-value="C-sareful! Nippelsensoren sind super teuer!" calcext:value-type="string">
            <text:p>C-sareful! Nippelsensoren sind super teuer!</text:p>
          </table:table-cell>
          <table:table-cell table:formula="of:=GOOGLETRANSLATE_YOULIBRECALC([.$D47];[.$D$2];[.$AA$2])" office:value-type="string" office:string-value="C-CONCEAL! Nänni -anturit ovat erittäin kalliita! *** Mmm ... En tiedä miten, mutta vetämällä ne katkaisee osan hermostoni ~ *** Tietoisuuteni ei sano mitään innostusta tästä, mutta älä lopeta ~!" calcext:value-type="string">
            <text:p>C-CONCEAL! Nänni -anturit ovat erittäin kalliita! *** Mmm ... En tiedä miten, mutta vetämällä ne katkaisee osan hermostoni ~ *** Tietoisuuteni ei sano mitään innostusta tästä, mutta älä lopeta ~!</text:p>
          </table:table-cell>
          <table:table-cell table:formula="of:=GOOGLETRANSLATE_YOULIBRECALC([.$D47];[.$D$2];[.$AB$2])" office:value-type="string" office:string-value="C-karriere! Nippelensorer er super dyre! *** mmm ... Jeg ved ikke hvordan, men at trække dem afbryder en del af mit neurale net ~ *** Mine specifikationer siger intet om at blive ophidset med dette, men vær venlig ikke at stoppe ~!" calcext:value-type="string">
            <text:p>C-karriere! Nippelensorer er super dyre! *** mmm ... Jeg ved ikke hvordan, men at trække dem afbryder en del af mit neurale net ~ *** Mine specifikationer siger intet om at blive ophidset med dette, men vær venlig ikke at stoppe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NipplePull</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48];[.$D$2];[.$E$2])" office:value-type="string" office:string-value="无效的" calcext:value-type="string">
            <text:p>无效的</text:p>
          </table:table-cell>
          <table:table-cell table:formula="of:=GOOGLETRANSLATE_YOULIBRECALC([.$D48];[.$D$2];[.$F$2])" office:value-type="string" office:string-value="ヌル" calcext:value-type="string">
            <text:p>ヌル</text:p>
          </table:table-cell>
          <table:table-cell table:formula="of:=GOOGLETRANSLATE_YOULIBRECALC([.$D48];[.$D$2];[.$G$2])" office:value-type="string" office:string-value="nieważny" calcext:value-type="string">
            <text:p>nieważny</text:p>
          </table:table-cell>
          <table:table-cell table:formula="of:=GOOGLETRANSLATE_YOULIBRECALC([.$D48];[.$D$2];[.$H$2])" office:value-type="string" office:string-value="nulo" calcext:value-type="string">
            <text:p>nulo</text:p>
          </table:table-cell>
          <table:table-cell table:formula="of:=GOOGLETRANSLATE_YOULIBRECALC([.$D48];[.$D$2];[.$I$2])" office:value-type="string" office:string-value="нулевой" calcext:value-type="string">
            <text:p>нулевой</text:p>
          </table:table-cell>
          <table:table-cell table:formula="of:=GOOGLETRANSLATE_YOULIBRECALC([.$D48];[.$D$2];[.$J$2])" office:value-type="string" office:string-value="nul" calcext:value-type="string">
            <text:p>nul</text:p>
          </table:table-cell>
          <table:table-cell table:formula="of:=GOOGLETRANSLATE_YOULIBRECALC([.$D48];[.$D$2];[.$K$2])" office:value-type="string" office:string-value="null" calcext:value-type="string">
            <text:p>null</text:p>
          </table:table-cell>
          <table:table-cell table:formula="of:=GOOGLETRANSLATE_YOULIBRECALC([.$D48];[.$D$2];[.$L$2])" office:value-type="string" office:string-value="nulla" calcext:value-type="string">
            <text:p>nulla</text:p>
          </table:table-cell>
          <table:table-cell table:formula="of:=GOOGLETRANSLATE_YOULIBRECALC([.$D48];[.$D$2];[.$M$2])" office:value-type="string" office:string-value="άκυρος" calcext:value-type="string">
            <text:p>άκυρος</text:p>
          </table:table-cell>
          <table:table-cell table:formula="of:=GOOGLETRANSLATE_YOULIBRECALC([.$D48];[.$D$2];[.$N$2])" office:value-type="string" office:string-value="hükümsüz" calcext:value-type="string">
            <text:p>hükümsüz</text:p>
          </table:table-cell>
          <table:table-cell table:formula="of:=GOOGLETRANSLATE_YOULIBRECALC([.$D48];[.$D$2];[.$O$2])" office:value-type="string" office:string-value="null" calcext:value-type="string">
            <text:p>null</text:p>
          </table:table-cell>
          <table:table-cell table:formula="of:=GOOGLETRANSLATE_YOULIBRECALC([.$D48];[.$D$2];[.$P$2])" office:value-type="string" office:string-value="nul" calcext:value-type="string">
            <text:p>nul</text:p>
          </table:table-cell>
          <table:table-cell table:formula="of:=GOOGLETRANSLATE_YOULIBRECALC([.$D48];[.$D$2];[.$Q$2])" office:value-type="string" office:string-value="널" calcext:value-type="string">
            <text:p>널</text:p>
          </table:table-cell>
          <table:table-cell table:formula="of:=GOOGLETRANSLATE_YOULIBRECALC([.$D48];[.$D$2];[.$R$2])" office:value-type="string" office:string-value="nulové" calcext:value-type="string">
            <text:p>nulové</text:p>
          </table:table-cell>
          <table:table-cell table:formula="of:=GOOGLETRANSLATE_YOULIBRECALC([.$D48];[.$D$2];[.$S$2])" office:value-type="string" office:string-value="null" calcext:value-type="string">
            <text:p>null</text:p>
          </table:table-cell>
          <table:table-cell table:formula="of:=GOOGLETRANSLATE_YOULIBRECALC([.$D48];[.$D$2];[.$T$2])" office:value-type="string" office:string-value="โมฆะ" calcext:value-type="string">
            <text:p>โมฆะ</text:p>
          </table:table-cell>
          <table:table-cell table:formula="of:=GOOGLETRANSLATE_YOULIBRECALC([.$D48];[.$D$2];[.$U$2])" office:value-type="string" office:string-value="batal" calcext:value-type="string">
            <text:p>batal</text:p>
          </table:table-cell>
          <table:table-cell table:formula="of:=GOOGLETRANSLATE_YOULIBRECALC([.$D48];[.$D$2];[.$V$2])" office:value-type="string" office:string-value="null" calcext:value-type="string">
            <text:p>null</text:p>
          </table:table-cell>
          <table:table-cell table:formula="of:=GOOGLETRANSLATE_YOULIBRECALC([.$D48];[.$D$2];[.$W$2])" office:value-type="string" office:string-value="Null" calcext:value-type="string">
            <text:p>Null</text:p>
          </table:table-cell>
          <table:table-cell table:formula="of:=GOOGLETRANSLATE_YOULIBRECALC([.$D48];[.$D$2];[.$X$2])" office:value-type="string" office:string-value="нульовий" calcext:value-type="string">
            <text:p>нульовий</text:p>
          </table:table-cell>
          <table:table-cell table:formula="of:=GOOGLETRANSLATE_YOULIBRECALC([.$D48];[.$D$2];[.$Y$2])" office:value-type="string" office:string-value="vô giá trị" calcext:value-type="string">
            <text:p>vô giá trị</text:p>
          </table:table-cell>
          <table:table-cell table:formula="of:=GOOGLETRANSLATE_YOULIBRECALC([.$D48];[.$D$2];[.$Z$2])" office:value-type="string" office:string-value="NULL" calcext:value-type="string">
            <text:p>NULL</text:p>
          </table:table-cell>
          <table:table-cell table:formula="of:=GOOGLETRANSLATE_YOULIBRECALC([.$D48];[.$D$2];[.$AA$2])" office:value-type="string" office:string-value="tyhjä" calcext:value-type="string">
            <text:p>tyhjä</text:p>
          </table:table-cell>
          <table:table-cell table:formula="of:=GOOGLETRANSLATE_YOULIBRECALC([.$D4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0">
          <table:table-cell table:style-name="ce6" office:value-type="string" calcext:value-type="string">
            <text:p>Frick_PussySpread</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What are you doing? ***Is this any good? Does this… excite you?***According to my manuals, that’s called the -joy hole-.***It’s clean, I promise… Mostly… I hope…</text:p>
          </table:table-cell>
          <table:table-cell table:formula="of:=GOOGLETRANSLATE_YOULIBRECALC([.$D49];[.$D$2];[.$E$2])" office:value-type="string" office:string-value="你在干什么？ ***这有什么好处吗？这是否……让您兴奋？" calcext:value-type="string">
            <text:p>你在干什么？ ***这有什么好处吗？这是否……让您兴奋？</text:p>
          </table:table-cell>
          <table:table-cell table:formula="of:=GOOGLETRANSLATE_YOULIBRECALC([.$D49];[.$D$2];[.$F$2])" office:value-type="string" office:string-value="何してるの？ ***これは良いことですか？これは…あなたを興奮させますか？***私のマニュアルによると、それは-joy Hole-。***それはきれいです、私は約束します..." calcext:value-type="string">
            <text:p>何してるの？ ***これは良いことですか？これは…あなたを興奮させますか？***私のマニュアルによると、それは-joy Hole-。***それはきれいです、私は約束します...</text:p>
          </table:table-cell>
          <table:table-cell table:formula="of:=GOOGLETRANSLATE_YOULIBRECALC([.$D49];[.$D$2];[.$G$2])" office:value-type="string" office:string-value="Co robisz? *** Czy to jakieś dobre? Czy to… ekscytuje cię? *** Według moich instrukcji, to nazywa się dziura -Joy -. *** Jest czyste, obiecuję… głównie… mam nadzieję…" calcext:value-type="string">
            <text:p>Co robisz? *** Czy to jakieś dobre? Czy to… ekscytuje cię? *** Według moich instrukcji, to nazywa się dziura -Joy -. *** Jest czyste, obiecuję… głównie… mam nadzieję…</text:p>
          </table:table-cell>
          <table:table-cell table:formula="of:=GOOGLETRANSLATE_YOULIBRECALC([.$D49];[.$D$2];[.$H$2])" office:value-type="string" office:string-value="¿Qué estás haciendo? *** ¿Es esto bueno? ¿Esto ... te excita? *** Según mis manuales, eso se llama el agujero de Joy -. *** Está limpio, lo prometo ... sobre todo ... espero ..." calcext:value-type="string">
            <text:p>¿Qué estás haciendo? *** ¿Es esto bueno? ¿Esto ... te excita? *** Según mis manuales, eso se llama el agujero de Joy -. *** Está limpio, lo prometo ... sobre todo ... espero ...</text:p>
          </table:table-cell>
          <table:table-cell table:formula="of:=GOOGLETRANSLATE_YOULIBRECALC([.$D49];[.$D$2];[.$I$2])" office:value-type="string" office:string-value="Что ты делаешь? *** Это хорошо? Это ... возбуждает вас? *** Согласно моим руководствам, это называется -Joy Hole -*** это чисто, я обещаю ... в основном ... Я надеюсь ..." calcext:value-type="string">
            <text:p>Что ты делаешь? *** Это хорошо? Это ... возбуждает вас? *** Согласно моим руководствам, это называется -Joy Hole -*** это чисто, я обещаю ... в основном ... Я надеюсь ...</text:p>
          </table:table-cell>
          <table:table-cell table:formula="of:=GOOGLETRANSLATE_YOULIBRECALC([.$D49];[.$D$2];[.$J$2])" office:value-type="string" office:string-value="Que fais-tu? *** Est-ce bon? Est-ce que cela vous excite? *** Selon mes manuels, cela s'appelle le -joy trou -. *** C'est propre, je le promets… surtout… j'espère…" calcext:value-type="string">
            <text:p>Que fais-tu? *** Est-ce bon? Est-ce que cela vous excite? *** Selon mes manuels, cela s'appelle le -joy trou -. *** C'est propre, je le promets… surtout… j'espère…</text:p>
          </table:table-cell>
          <table:table-cell table:formula="of:=GOOGLETRANSLATE_YOULIBRECALC([.$D49];[.$D$2];[.$K$2])" office:value-type="string" office:string-value="Kaj počneš? *** Je to kaj dobrega? Ali te ... vas navdušuje? *** Po mojih priročnikih se to imenuje luknja -. *** To je čisto, obljubim ... večinoma ... upam ..." calcext:value-type="string">
            <text:p>Kaj počneš? *** Je to kaj dobrega? Ali te ... vas navdušuje? *** Po mojih priročnikih se to imenuje luknja -. *** To je čisto, obljubim ... večinoma ... upam ...</text:p>
          </table:table-cell>
          <table:table-cell table:formula="of:=GOOGLETRANSLATE_YOULIBRECALC([.$D49];[.$D$2];[.$L$2])" office:value-type="string" office:string-value="Mit csinálsz? *** Ez jó? Ez… izgatja téged? *** A kézikönyveim szerint, ezt nevezik -joy lyuknak. *** Tiszta, ígérem ... többnyire ... remélem ..." calcext:value-type="string">
            <text:p>Mit csinálsz? *** Ez jó? Ez… izgatja téged? *** A kézikönyveim szerint, ezt nevezik -joy lyuknak. *** Tiszta, ígérem ... többnyire ... remélem ...</text:p>
          </table:table-cell>
          <table:table-cell table:formula="of:=GOOGLETRANSLATE_YOULIBRECALC([.$D49];[.$D$2];[.$M$2])" office:value-type="string" office:string-value="Τι κάνεις; *** Είναι καλό; Μήπως αυτό ... σας ενθουσιάζει; *** Σύμφωνα με τα εγχειρίδια μου, που ονομάζεται -η τρύπα -. *** Είναι καθαρό, υπόσχομαι ... ως επί το πλείστον ... ελπίζω ..." calcext:value-type="string">
            <text:p>Τι κάνεις; *** Είναι καλό; Μήπως αυτό ... σας ενθουσιάζει; *** Σύμφωνα με τα εγχειρίδια μου, που ονομάζεται -η τρύπα -. *** Είναι καθαρό, υπόσχομαι ... ως επί το πλείστον ... ελπίζω ...</text:p>
          </table:table-cell>
          <table:table-cell table:formula="of:=GOOGLETRANSLATE_YOULIBRECALC([.$D49];[.$D$2];[.$N$2])" office:value-type="string" office:string-value="Ne yapıyorsun? *** Bu iyi mi? Bu… seni heyecanlandırıyor mu?" calcext:value-type="string">
            <text:p>Ne yapıyorsun? *** Bu iyi mi? Bu… seni heyecanlandırıyor mu?</text:p>
          </table:table-cell>
          <table:table-cell table:formula="of:=GOOGLETRANSLATE_YOULIBRECALC([.$D49];[.$D$2];[.$O$2])" office:value-type="string" office:string-value="Cosa fai? *** Va bene? Questo ... ti eccita? *** Secondo i miei manuali, si chiama il buco -joy -. *** È pulito, prometto ... soprattutto ... spero ... spero ..." calcext:value-type="string">
            <text:p>Cosa fai? *** Va bene? Questo ... ti eccita? *** Secondo i miei manuali, si chiama il buco -joy -. *** È pulito, prometto ... soprattutto ... spero ... spero ...</text:p>
          </table:table-cell>
          <table:table-cell table:formula="of:=GOOGLETRANSLATE_YOULIBRECALC([.$D49];[.$D$2];[.$P$2])" office:value-type="string" office:string-value="Wat ben je aan het doen? *** Is dit goed? Span dit ... je opwinden?" calcext:value-type="string">
            <text:p>Wat ben je aan het doen? *** Is dit goed? Span dit ... je opwinden?</text:p>
          </table:table-cell>
          <table:table-cell table:formula="of:=GOOGLETRANSLATE_YOULIBRECALC([.$D49];[.$D$2];[.$Q$2])" office:value-type="string" office:string-value="뭐하세요? *** 이것은 좋은가요? 이건… 당신을 흥분 시키십니까? *** 내 매뉴얼에 따르면, 그것은 -joy 홀이라고 불립니다 -. *** 깨끗합니다. 약속합니다 ... 대부분…" calcext:value-type="string">
            <text:p>뭐하세요? *** 이것은 좋은가요? 이건… 당신을 흥분 시키십니까? *** 내 매뉴얼에 따르면, 그것은 -joy 홀이라고 불립니다 -. *** 깨끗합니다. 약속합니다 ... 대부분…</text:p>
          </table:table-cell>
          <table:table-cell table:formula="of:=GOOGLETRANSLATE_YOULIBRECALC([.$D49];[.$D$2];[.$R$2])" office:value-type="string" office:string-value="Čo to robíš? *** Je to dobré? Vzrušuje ťa to?" calcext:value-type="string">
            <text:p>Čo to robíš? *** Je to dobré? Vzrušuje ťa to?</text:p>
          </table:table-cell>
          <table:table-cell table:formula="of:=GOOGLETRANSLATE_YOULIBRECALC([.$D49];[.$D$2];[.$S$2])" office:value-type="string" office:string-value="What are you doing? ***Is this any good? Does this… excite you?***According to my manuals, that’s called the -joy hole-.***It’s clean, I promise… Mostly… I hope…" calcext:value-type="string">
            <text:p>What are you doing? ***Is this any good? Does this… excite you?***According to my manuals, that’s called the -joy hole-.***It’s clean, I promise… Mostly… I hope…</text:p>
          </table:table-cell>
          <table:table-cell table:formula="of:=GOOGLETRANSLATE_YOULIBRECALC([.$D49];[.$D$2];[.$T$2])" office:value-type="string" office:string-value="คุณกำลังทำอะไร? *** ดีไหม? สิ่งนี้…ทำให้คุณตื่นเต้นหรือไม่ *** ตามคู่มือของฉันที่เรียกว่า -joy Hole -. *** มันสะอาดฉันสัญญา…ส่วนใหญ่…ฉันหวังว่า…" calcext:value-type="string">
            <text:p>คุณกำลังทำอะไร? *** ดีไหม? สิ่งนี้…ทำให้คุณตื่นเต้นหรือไม่ *** ตามคู่มือของฉันที่เรียกว่า -joy Hole -. *** มันสะอาดฉันสัญญา…ส่วนใหญ่…ฉันหวังว่า…</text:p>
          </table:table-cell>
          <table:table-cell table:formula="of:=GOOGLETRANSLATE_YOULIBRECALC([.$D49];[.$D$2];[.$U$2])" office:value-type="string" office:string-value="Apa yang sedang kamu lakukan? *** Apakah ini bagus? Apakah ini ... menggairahkan Anda? *** Menurut manual saya, itu disebut lubang -joy -. *** Itu bersih, saya janji ... kebanyakan ... Saya harap ..." calcext:value-type="string">
            <text:p>Apa yang sedang kamu lakukan? *** Apakah ini bagus? Apakah ini ... menggairahkan Anda? *** Menurut manual saya, itu disebut lubang -joy -. *** Itu bersih, saya janji ... kebanyakan ... Saya harap ...</text:p>
          </table:table-cell>
          <table:table-cell table:formula="of:=GOOGLETRANSLATE_YOULIBRECALC([.$D49];[.$D$2];[.$V$2])" office:value-type="string" office:string-value="Co to děláš? *** Je to dobré? To ... vzrušuje vás? *** Podle mých příruček, to se nazývá díra -Joy -*** Je to čisté, slibuji ... většinou ... doufám ..." calcext:value-type="string">
            <text:p>Co to děláš? *** Je to dobré? To ... vzrušuje vás? *** Podle mých příruček, to se nazývá díra -Joy -*** Je to čisté, slibuji ... většinou ... doufám ...</text:p>
          </table:table-cell>
          <table:table-cell table:formula="of:=GOOGLETRANSLATE_YOULIBRECALC([.$D49];[.$D$2];[.$W$2])" office:value-type="string" office:string-value="Anong ginagawa mo? *** Mabuti ba ito? Ito ba ... excite ka? *** Ayon sa aking mga manual, na tinatawag na -joy hole -. *** Malinis ito, ipinangako ko ... karamihan ... Inaasahan ko ..." calcext:value-type="string">
            <text:p>Anong ginagawa mo? *** Mabuti ba ito? Ito ba ... excite ka? *** Ayon sa aking mga manual, na tinatawag na -joy hole -. *** Malinis ito, ipinangako ko ... karamihan ... Inaasahan ko ...</text:p>
          </table:table-cell>
          <table:table-cell table:formula="of:=GOOGLETRANSLATE_YOULIBRECALC([.$D49];[.$D$2];[.$X$2])" office:value-type="string" office:string-value="Що ти робиш? *** це добре? Це… хвилює вас?" calcext:value-type="string">
            <text:p>Що ти робиш? *** це добре? Це… хвилює вас?</text:p>
          </table:table-cell>
          <table:table-cell table:formula="of:=GOOGLETRANSLATE_YOULIBRECALC([.$D49];[.$D$2];[.$Y$2])" office:value-type="string" office:string-value="Bạn đang làm gì thế? *** Điều này có tốt không? Điều này có kích thích bạn không?" calcext:value-type="string">
            <text:p>Bạn đang làm gì thế? *** Điều này có tốt không? Điều này có kích thích bạn không?</text:p>
          </table:table-cell>
          <table:table-cell table:formula="of:=GOOGLETRANSLATE_YOULIBRECALC([.$D49];[.$D$2];[.$Z$2])" office:value-type="string" office:string-value="Was machst du? *** Ist das gut? Erregt sich das ... erregt Sie? *** Nach meinen Handbüchern heißt das das -Joy -Loch." calcext:value-type="string">
            <text:p>Was machst du? *** Ist das gut? Erregt sich das ... erregt Sie? *** Nach meinen Handbüchern heißt das das -Joy -Loch.</text:p>
          </table:table-cell>
          <table:table-cell table:formula="of:=GOOGLETRANSLATE_YOULIBRECALC([.$D49];[.$D$2];[.$AA$2])" office:value-type="string" office:string-value="Mitä teet? *** Onko tämä hyvää? Onko tämä… innostuu sinua? *** Käsikäseni mukaan, sitä kutsutaan -joy -reikäksi -. *** Se on puhdas, lupaan… enimmäkseen… toivon…" calcext:value-type="string">
            <text:p>Mitä teet? *** Onko tämä hyvää? Onko tämä… innostuu sinua? *** Käsikäseni mukaan, sitä kutsutaan -joy -reikäksi -. *** Se on puhdas, lupaan… enimmäkseen… toivon…</text:p>
          </table:table-cell>
          <table:table-cell table:formula="of:=GOOGLETRANSLATE_YOULIBRECALC([.$D49];[.$D$2];[.$AB$2])" office:value-type="string" office:string-value="Hvad laver du? *** Er det noget godt? Er dette ... begejstrer dig? *** Ifølge mine manualer kaldes det -Joy -hullet -. *** Det er rent, jeg lover ... for det meste ... Jeg håber ..." calcext:value-type="string">
            <text:p>Hvad laver du? *** Er det noget godt? Er dette ... begejstrer dig? *** Ifølge mine manualer kaldes det -Joy -hullet -. *** Det er rent, jeg lover ... for det meste ... Jeg håber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PussySpread</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50];[.$D$2];[.$E$2])" office:value-type="string" office:string-value="无效的" calcext:value-type="string">
            <text:p>无效的</text:p>
          </table:table-cell>
          <table:table-cell table:formula="of:=GOOGLETRANSLATE_YOULIBRECALC([.$D50];[.$D$2];[.$F$2])" office:value-type="string" office:string-value="ヌル" calcext:value-type="string">
            <text:p>ヌル</text:p>
          </table:table-cell>
          <table:table-cell table:formula="of:=GOOGLETRANSLATE_YOULIBRECALC([.$D50];[.$D$2];[.$G$2])" office:value-type="string" office:string-value="nieważny" calcext:value-type="string">
            <text:p>nieważny</text:p>
          </table:table-cell>
          <table:table-cell table:formula="of:=GOOGLETRANSLATE_YOULIBRECALC([.$D50];[.$D$2];[.$H$2])" office:value-type="string" office:string-value="nulo" calcext:value-type="string">
            <text:p>nulo</text:p>
          </table:table-cell>
          <table:table-cell table:formula="of:=GOOGLETRANSLATE_YOULIBRECALC([.$D50];[.$D$2];[.$I$2])" office:value-type="string" office:string-value="нулевой" calcext:value-type="string">
            <text:p>нулевой</text:p>
          </table:table-cell>
          <table:table-cell table:formula="of:=GOOGLETRANSLATE_YOULIBRECALC([.$D50];[.$D$2];[.$J$2])" office:value-type="string" office:string-value="nul" calcext:value-type="string">
            <text:p>nul</text:p>
          </table:table-cell>
          <table:table-cell table:formula="of:=GOOGLETRANSLATE_YOULIBRECALC([.$D50];[.$D$2];[.$K$2])" office:value-type="string" office:string-value="null" calcext:value-type="string">
            <text:p>null</text:p>
          </table:table-cell>
          <table:table-cell table:formula="of:=GOOGLETRANSLATE_YOULIBRECALC([.$D50];[.$D$2];[.$L$2])" office:value-type="string" office:string-value="nulla" calcext:value-type="string">
            <text:p>nulla</text:p>
          </table:table-cell>
          <table:table-cell table:formula="of:=GOOGLETRANSLATE_YOULIBRECALC([.$D50];[.$D$2];[.$M$2])" office:value-type="string" office:string-value="άκυρος" calcext:value-type="string">
            <text:p>άκυρος</text:p>
          </table:table-cell>
          <table:table-cell table:formula="of:=GOOGLETRANSLATE_YOULIBRECALC([.$D50];[.$D$2];[.$N$2])" office:value-type="string" office:string-value="hükümsüz" calcext:value-type="string">
            <text:p>hükümsüz</text:p>
          </table:table-cell>
          <table:table-cell table:formula="of:=GOOGLETRANSLATE_YOULIBRECALC([.$D50];[.$D$2];[.$O$2])" office:value-type="string" office:string-value="null" calcext:value-type="string">
            <text:p>null</text:p>
          </table:table-cell>
          <table:table-cell table:formula="of:=GOOGLETRANSLATE_YOULIBRECALC([.$D50];[.$D$2];[.$P$2])" office:value-type="string" office:string-value="nul" calcext:value-type="string">
            <text:p>nul</text:p>
          </table:table-cell>
          <table:table-cell table:formula="of:=GOOGLETRANSLATE_YOULIBRECALC([.$D50];[.$D$2];[.$Q$2])" office:value-type="string" office:string-value="널" calcext:value-type="string">
            <text:p>널</text:p>
          </table:table-cell>
          <table:table-cell table:formula="of:=GOOGLETRANSLATE_YOULIBRECALC([.$D50];[.$D$2];[.$R$2])" office:value-type="string" office:string-value="nulové" calcext:value-type="string">
            <text:p>nulové</text:p>
          </table:table-cell>
          <table:table-cell table:formula="of:=GOOGLETRANSLATE_YOULIBRECALC([.$D50];[.$D$2];[.$S$2])" office:value-type="string" office:string-value="null" calcext:value-type="string">
            <text:p>null</text:p>
          </table:table-cell>
          <table:table-cell table:formula="of:=GOOGLETRANSLATE_YOULIBRECALC([.$D50];[.$D$2];[.$T$2])" office:value-type="string" office:string-value="โมฆะ" calcext:value-type="string">
            <text:p>โมฆะ</text:p>
          </table:table-cell>
          <table:table-cell table:formula="of:=GOOGLETRANSLATE_YOULIBRECALC([.$D50];[.$D$2];[.$U$2])" office:value-type="string" office:string-value="batal" calcext:value-type="string">
            <text:p>batal</text:p>
          </table:table-cell>
          <table:table-cell table:formula="of:=GOOGLETRANSLATE_YOULIBRECALC([.$D50];[.$D$2];[.$V$2])" office:value-type="string" office:string-value="null" calcext:value-type="string">
            <text:p>null</text:p>
          </table:table-cell>
          <table:table-cell table:formula="of:=GOOGLETRANSLATE_YOULIBRECALC([.$D50];[.$D$2];[.$W$2])" office:value-type="string" office:string-value="Null" calcext:value-type="string">
            <text:p>Null</text:p>
          </table:table-cell>
          <table:table-cell table:formula="of:=GOOGLETRANSLATE_YOULIBRECALC([.$D50];[.$D$2];[.$X$2])" office:value-type="string" office:string-value="нульовий" calcext:value-type="string">
            <text:p>нульовий</text:p>
          </table:table-cell>
          <table:table-cell table:formula="of:=GOOGLETRANSLATE_YOULIBRECALC([.$D50];[.$D$2];[.$Y$2])" office:value-type="string" office:string-value="vô giá trị" calcext:value-type="string">
            <text:p>vô giá trị</text:p>
          </table:table-cell>
          <table:table-cell table:formula="of:=GOOGLETRANSLATE_YOULIBRECALC([.$D50];[.$D$2];[.$Z$2])" office:value-type="string" office:string-value="NULL" calcext:value-type="string">
            <text:p>NULL</text:p>
          </table:table-cell>
          <table:table-cell table:formula="of:=GOOGLETRANSLATE_YOULIBRECALC([.$D50];[.$D$2];[.$AA$2])" office:value-type="string" office:string-value="tyhjä" calcext:value-type="string">
            <text:p>tyhjä</text:p>
          </table:table-cell>
          <table:table-cell table:formula="of:=GOOGLETRANSLATE_YOULIBRECALC([.$D5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0">
          <table:table-cell table:style-name="ce6" office:value-type="string" calcext:value-type="string">
            <text:p>Frick_ClitRub</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AH! Since when do you know where the clitoris is!?***T-That’s triggering all sorts of warnings~***Oh, wait… The sensors were offline. Now… N-Now I f-feel it, mmm…~</text:p>
          </table:table-cell>
          <table:table-cell table:formula="of:=GOOGLETRANSLATE_YOULIBRECALC([.$D51];[.$D$2];[.$E$2])" office:value-type="string" office:string-value="啊！从什么时候开始，您知道阴蒂在哪里！？现在……n-n-n of feel，嗯……〜" calcext:value-type="string">
            <text:p>啊！从什么时候开始，您知道阴蒂在哪里！？现在……n-n-n of feel，嗯……〜</text:p>
          </table:table-cell>
          <table:table-cell table:formula="of:=GOOGLETRANSLATE_YOULIBRECALC([.$D51];[.$D$2];[.$F$2])" office:value-type="string" office:string-value="ああ！クリトリスがどこにあるかを知っているのはいつですか！？さて…n-now i f-feel、mmm…〜" calcext:value-type="string">
            <text:p>ああ！クリトリスがどこにあるかを知っているのはいつですか！？さて…n-now i f-feel、mmm…〜</text:p>
          </table:table-cell>
          <table:table-cell table:formula="of:=GOOGLETRANSLATE_YOULIBRECALC([.$D51];[.$D$2];[.$G$2])" office:value-type="string" office:string-value="Ach! Od kiedy wiesz, gdzie jest łechtaczka! Teraz… N-now I F-Feel It, mmm… ~" calcext:value-type="string">
            <text:p>Ach! Od kiedy wiesz, gdzie jest łechtaczka! Teraz… N-now I F-Feel It, mmm… ~</text:p>
          </table:table-cell>
          <table:table-cell table:formula="of:=GOOGLETRANSLATE_YOULIBRECALC([.$D51];[.$D$2];[.$H$2])" office:value-type="string" office:string-value="¡Ah! ¡Desde cuándo sabes dónde está el clítoris!? *** T-ese está desencadenando todo tipo de advertencias ~ *** Oh, espera ... los sensores estaban fuera de línea. Ahora ... n-ahora lo sentaré, mmm ... ~" calcext:value-type="string">
            <text:p>¡Ah! ¡Desde cuándo sabes dónde está el clítoris!? *** T-ese está desencadenando todo tipo de advertencias ~ *** Oh, espera ... los sensores estaban fuera de línea. Ahora ... n-ahora lo sentaré, mmm ... ~</text:p>
          </table:table-cell>
          <table:table-cell table:formula="of:=GOOGLETRANSLATE_YOULIBRECALC([.$D51];[.$D$2];[.$I$2])" office:value-type="string" office:string-value="Ах! С каких это пор вы знаете, где клитор! Теперь ... n-now я, я, ммм ... ~" calcext:value-type="string">
            <text:p>Ах! С каких это пор вы знаете, где клитор! Теперь ... n-now я, я, ммм ... ~</text:p>
          </table:table-cell>
          <table:table-cell table:formula="of:=GOOGLETRANSLATE_YOULIBRECALC([.$D51];[.$D$2];[.$J$2])" office:value-type="string" office:string-value="Ah! Depuis quand savez-vous où est le clitoris!? *** T-Cela déclenche toutes sortes d'avertissements ~ *** Oh, attendez… les capteurs étaient hors ligne. Maintenant… n-maintenant je le feed, mmm… ~" calcext:value-type="string">
            <text:p>Ah! Depuis quand savez-vous où est le clitoris!? *** T-Cela déclenche toutes sortes d'avertissements ~ *** Oh, attendez… les capteurs étaient hors ligne. Maintenant… n-maintenant je le feed, mmm… ~</text:p>
          </table:table-cell>
          <table:table-cell table:formula="of:=GOOGLETRANSLATE_YOULIBRECALC([.$D51];[.$D$2];[.$K$2])" office:value-type="string" office:string-value="Ah! Od kdaj veste, kje je klitoris!? *** T-to sproži vse vrste opozoril ~ *** Oh, počakaj ... Senzorji so bili brez povezave. Zdaj ... n-zdaj sem ga dobil, mmm… ~" calcext:value-type="string">
            <text:p>Ah! Od kdaj veste, kje je klitoris!? *** T-to sproži vse vrste opozoril ~ *** Oh, počakaj ... Senzorji so bili brez povezave. Zdaj ... n-zdaj sem ga dobil, mmm… ~</text:p>
          </table:table-cell>
          <table:table-cell table:formula="of:=GOOGLETRANSLATE_YOULIBRECALC([.$D51];[.$D$2];[.$L$2])" office:value-type="string" office:string-value="Ah! Mióta tudja, hol van a csikló!? *** T-ez mindenféle figyelmeztetést kiváltó ~ *** ó, várj ... az érzékelők offline állapotban voltak. Most… n-most én feel, mmm… ~" calcext:value-type="string">
            <text:p>Ah! Mióta tudja, hol van a csikló!? *** T-ez mindenféle figyelmeztetést kiváltó ~ *** ó, várj ... az érzékelők offline állapotban voltak. Most… n-most én feel, mmm… ~</text:p>
          </table:table-cell>
          <table:table-cell table:formula="of:=GOOGLETRANSLATE_YOULIBRECALC([.$D51];[.$D$2];[.$M$2])" office:value-type="string" office:string-value="Αχ! Από πότε ξέρετε πού είναι η κλειτορίδα! *** T-Αυτό προκαλεί όλα τα είδη των προειδοποιήσεων ~ *** Ω, περιμένετε ... οι αισθητήρες ήταν εκτός σύνδεσης. Τώρα… n-now f-αισθάνεται, mmm… ~" calcext:value-type="string">
            <text:p>Αχ! Από πότε ξέρετε πού είναι η κλειτορίδα! *** T-Αυτό προκαλεί όλα τα είδη των προειδοποιήσεων ~ *** Ω, περιμένετε ... οι αισθητήρες ήταν εκτός σύνδεσης. Τώρα… n-now f-αισθάνεται, mmm… ~</text:p>
          </table:table-cell>
          <table:table-cell table:formula="of:=GOOGLETRANSLATE_YOULIBRECALC([.$D51];[.$D$2];[.$N$2])" office:value-type="string" office:string-value="AH! Ne zamandan beri klitorisin nerede olduğunu biliyorsunuz! Şimdi…-ne hissettim, mmm… ~" calcext:value-type="string">
            <text:p>AH! Ne zamandan beri klitorisin nerede olduğunu biliyorsunuz! Şimdi…-ne hissettim, mmm… ~</text:p>
          </table:table-cell>
          <table:table-cell table:formula="of:=GOOGLETRANSLATE_YOULIBRECALC([.$D51];[.$D$2];[.$O$2])" office:value-type="string" office:string-value="Ah! Da quando sai dove si trova il clitoride!? *** t-questo sta innescando tutti i tipi di avvertimenti ~ *** Oh, aspetta ... i sensori erano offline. Ora ... n-now mi fa impazzire, mmm ... ~" calcext:value-type="string">
            <text:p>Ah! Da quando sai dove si trova il clitoride!? *** t-questo sta innescando tutti i tipi di avvertimenti ~ *** Oh, aspetta ... i sensori erano offline. Ora ... n-now mi fa impazzire, mmm ... ~</text:p>
          </table:table-cell>
          <table:table-cell table:formula="of:=GOOGLETRANSLATE_YOULIBRECALC([.$D51];[.$D$2];[.$P$2])" office:value-type="string" office:string-value="AH! Sinds wanneer weet je waar de clitoris is!? *** T-dat is het activeren van allerlei waarschuwingen ~ *** Oh, wacht ... de sensoren waren offline. Nu ... n-nu ik f-feel het, mmm ... ~" calcext:value-type="string">
            <text:p>AH! Sinds wanneer weet je waar de clitoris is!? *** T-dat is het activeren van allerlei waarschuwingen ~ *** Oh, wacht ... de sensoren waren offline. Nu ... n-nu ik f-feel het, mmm ... ~</text:p>
          </table:table-cell>
          <table:table-cell table:formula="of:=GOOGLETRANSLATE_YOULIBRECALC([.$D51];[.$D$2];[.$Q$2])" office:value-type="string" office:string-value="아! 클리토리스가 어디에 있는지 알 수 있습니까? 이제… NOW I F-FEEL IT, MMM…" calcext:value-type="string">
            <text:p>아! 클리토리스가 어디에 있는지 알 수 있습니까? 이제… NOW I F-FEEL IT, MMM…</text:p>
          </table:table-cell>
          <table:table-cell table:formula="of:=GOOGLETRANSLATE_YOULIBRECALC([.$D51];[.$D$2];[.$R$2])" office:value-type="string" office:string-value="Ah! Odkedy viete, kde je klitoris!? *** t-to spúšťa najrôznejšie varovania ~ *** Oh, počkajte ... senzory boli offline. Teraz ... n-ne-to-felujem to, mmm…" calcext:value-type="string">
            <text:p>Ah! Odkedy viete, kde je klitoris!? *** t-to spúšťa najrôznejšie varovania ~ *** Oh, počkajte ... senzory boli offline. Teraz ... n-ne-to-felujem to, mmm…</text:p>
          </table:table-cell>
          <table:table-cell table:formula="of:=GOOGLETRANSLATE_YOULIBRECALC([.$D51];[.$D$2];[.$S$2])" office:value-type="string" office:string-value="AH! Since when do you know where the clitoris is!?***T-That’s triggering all sorts of warnings~***Oh, wait… The sensors were offline. Now… N-Now I f-feel it, mmm…~" calcext:value-type="string">
            <text:p>AH! Since when do you know where the clitoris is!?***T-That’s triggering all sorts of warnings~***Oh, wait… The sensors were offline. Now… N-Now I f-feel it, mmm…~</text:p>
          </table:table-cell>
          <table:table-cell table:formula="of:=GOOGLETRANSLATE_YOULIBRECALC([.$D51];[.$D$2];[.$T$2])" office:value-type="string" office:string-value="อ่า ตั้งแต่เมื่อไหร่ที่คุณรู้ว่าคลิตอริสอยู่ที่ไหน! ตอนนี้… n-now ฉัน f-feel มัน mmm … ~" calcext:value-type="string">
            <text:p>อ่า ตั้งแต่เมื่อไหร่ที่คุณรู้ว่าคลิตอริสอยู่ที่ไหน! ตอนนี้… n-now ฉัน f-feel มัน mmm … ~</text:p>
          </table:table-cell>
          <table:table-cell table:formula="of:=GOOGLETRANSLATE_YOULIBRECALC([.$D51];[.$D$2];[.$U$2])" office:value-type="string" office:string-value="AH! Sejak kapan Anda tahu di mana klitoris itu!? *** T-itu memicu semua jenis peringatan ~ *** Oh, tunggu ... sensornya offline. Sekarang ... n-now aku feel feel, mmm… ~" calcext:value-type="string">
            <text:p>AH! Sejak kapan Anda tahu di mana klitoris itu!? *** T-itu memicu semua jenis peringatan ~ *** Oh, tunggu ... sensornya offline. Sekarang ... n-now aku feel feel, mmm… ~</text:p>
          </table:table-cell>
          <table:table-cell table:formula="of:=GOOGLETRANSLATE_YOULIBRECALC([.$D51];[.$D$2];[.$V$2])" office:value-type="string" office:string-value="Ach! Protože kdy víte, kde je Clitoris! Teď ... N-N-NO-TO FEEL IT, mmm… ~" calcext:value-type="string">
            <text:p>Ach! Protože kdy víte, kde je Clitoris! Teď ... N-N-NO-TO FEEL IT, mmm… ~</text:p>
          </table:table-cell>
          <table:table-cell table:formula="of:=GOOGLETRANSLATE_YOULIBRECALC([.$D51];[.$D$2];[.$W$2])" office:value-type="string" office:string-value="Ah! Dahil kailan mo malalaman kung nasaan ang clitoris!? *** T-iyon ang nag-uudyok sa lahat ng uri ng mga babala ~ *** oh, maghintay ... ang mga sensor ay offline. Ngayon ... n-now I f-feel ito, mmm ... ~" calcext:value-type="string">
            <text:p>Ah! Dahil kailan mo malalaman kung nasaan ang clitoris!? *** T-iyon ang nag-uudyok sa lahat ng uri ng mga babala ~ *** oh, maghintay ... ang mga sensor ay offline. Ngayon ... n-now I f-feel ito, mmm ... ~</text:p>
          </table:table-cell>
          <table:table-cell table:formula="of:=GOOGLETRANSLATE_YOULIBRECALC([.$D51];[.$D$2];[.$X$2])" office:value-type="string" office:string-value="Ах! З якого часу ви знаєте, де знаходиться клітор! Тепер… n-now я f-feel, ммм… ~" calcext:value-type="string">
            <text:p>Ах! З якого часу ви знаєте, де знаходиться клітор! Тепер… n-now я f-feel, ммм… ~</text:p>
          </table:table-cell>
          <table:table-cell table:formula="of:=GOOGLETRANSLATE_YOULIBRECALC([.$D51];[.$D$2];[.$Y$2])" office:value-type="string" office:string-value="Ah! Từ khi nào bạn biết âm vật ở đâu!? Bây giờ… n-now tôi f-feel it, mmm… ~" calcext:value-type="string">
            <text:p>Ah! Từ khi nào bạn biết âm vật ở đâu!? Bây giờ… n-now tôi f-feel it, mmm… ~</text:p>
          </table:table-cell>
          <table:table-cell table:formula="of:=GOOGLETRANSLATE_YOULIBRECALC([.$D51];[.$D$2];[.$Z$2])" office:value-type="string" office:string-value="AH! Seit wann weißt du, wo die Klitoris ist!? *** T-DAS löst alle möglichen Warnungen aus. Jetzt ... n-now ich feel it, mmm ... ~" calcext:value-type="string">
            <text:p>AH! Seit wann weißt du, wo die Klitoris ist!? *** T-DAS löst alle möglichen Warnungen aus. Jetzt ... n-now ich feel it, mmm ... ~</text:p>
          </table:table-cell>
          <table:table-cell table:formula="of:=GOOGLETRANSLATE_YOULIBRECALC([.$D51];[.$D$2];[.$AA$2])" office:value-type="string" office:string-value="AH! Mistä lähtien tiedät missä klitoris on!? *** t-se, että se laukaisee kaikenlaisia ​​varoituksia ~ *** Voi, odota ... anturit olivat offline-tilassa. Nyt… N-nyt I F-TUNKAA, MMM… ~" calcext:value-type="string">
            <text:p>AH! Mistä lähtien tiedät missä klitoris on!? *** t-se, että se laukaisee kaikenlaisia ​​varoituksia ~ *** Voi, odota ... anturit olivat offline-tilassa. Nyt… N-nyt I F-TUNKAA, MMM… ~</text:p>
          </table:table-cell>
          <table:table-cell table:formula="of:=GOOGLETRANSLATE_YOULIBRECALC([.$D51];[.$D$2];[.$AB$2])" office:value-type="string" office:string-value="Ah! Siden hvornår ved du, hvor klitoris er !? *** t-det er udløsende alle slags advarsler ~ *** Åh, vent ... sensorerne var offline. Nu ... N-Now I F-Feel It, Mmm… ~" calcext:value-type="string">
            <text:p>Ah! Siden hvornår ved du, hvor klitoris er !? *** t-det er udløsende alle slags advarsler ~ *** Åh, vent ... sensorerne var offline. Nu ... N-Now I F-Feel It, Mmm…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ClitRub</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52];[.$D$2];[.$E$2])" office:value-type="string" office:string-value="无效的" calcext:value-type="string">
            <text:p>无效的</text:p>
          </table:table-cell>
          <table:table-cell table:formula="of:=GOOGLETRANSLATE_YOULIBRECALC([.$D52];[.$D$2];[.$F$2])" office:value-type="string" office:string-value="ヌル" calcext:value-type="string">
            <text:p>ヌル</text:p>
          </table:table-cell>
          <table:table-cell table:formula="of:=GOOGLETRANSLATE_YOULIBRECALC([.$D52];[.$D$2];[.$G$2])" office:value-type="string" office:string-value="nieważny" calcext:value-type="string">
            <text:p>nieważny</text:p>
          </table:table-cell>
          <table:table-cell table:formula="of:=GOOGLETRANSLATE_YOULIBRECALC([.$D52];[.$D$2];[.$H$2])" office:value-type="string" office:string-value="nulo" calcext:value-type="string">
            <text:p>nulo</text:p>
          </table:table-cell>
          <table:table-cell table:formula="of:=GOOGLETRANSLATE_YOULIBRECALC([.$D52];[.$D$2];[.$I$2])" office:value-type="string" office:string-value="нулевой" calcext:value-type="string">
            <text:p>нулевой</text:p>
          </table:table-cell>
          <table:table-cell table:formula="of:=GOOGLETRANSLATE_YOULIBRECALC([.$D52];[.$D$2];[.$J$2])" office:value-type="string" office:string-value="nul" calcext:value-type="string">
            <text:p>nul</text:p>
          </table:table-cell>
          <table:table-cell table:formula="of:=GOOGLETRANSLATE_YOULIBRECALC([.$D52];[.$D$2];[.$K$2])" office:value-type="string" office:string-value="null" calcext:value-type="string">
            <text:p>null</text:p>
          </table:table-cell>
          <table:table-cell table:formula="of:=GOOGLETRANSLATE_YOULIBRECALC([.$D52];[.$D$2];[.$L$2])" office:value-type="string" office:string-value="nulla" calcext:value-type="string">
            <text:p>nulla</text:p>
          </table:table-cell>
          <table:table-cell table:formula="of:=GOOGLETRANSLATE_YOULIBRECALC([.$D52];[.$D$2];[.$M$2])" office:value-type="string" office:string-value="άκυρος" calcext:value-type="string">
            <text:p>άκυρος</text:p>
          </table:table-cell>
          <table:table-cell table:formula="of:=GOOGLETRANSLATE_YOULIBRECALC([.$D52];[.$D$2];[.$N$2])" office:value-type="string" office:string-value="hükümsüz" calcext:value-type="string">
            <text:p>hükümsüz</text:p>
          </table:table-cell>
          <table:table-cell table:formula="of:=GOOGLETRANSLATE_YOULIBRECALC([.$D52];[.$D$2];[.$O$2])" office:value-type="string" office:string-value="null" calcext:value-type="string">
            <text:p>null</text:p>
          </table:table-cell>
          <table:table-cell table:formula="of:=GOOGLETRANSLATE_YOULIBRECALC([.$D52];[.$D$2];[.$P$2])" office:value-type="string" office:string-value="nul" calcext:value-type="string">
            <text:p>nul</text:p>
          </table:table-cell>
          <table:table-cell table:formula="of:=GOOGLETRANSLATE_YOULIBRECALC([.$D52];[.$D$2];[.$Q$2])" office:value-type="string" office:string-value="널" calcext:value-type="string">
            <text:p>널</text:p>
          </table:table-cell>
          <table:table-cell table:formula="of:=GOOGLETRANSLATE_YOULIBRECALC([.$D52];[.$D$2];[.$R$2])" office:value-type="string" office:string-value="nulové" calcext:value-type="string">
            <text:p>nulové</text:p>
          </table:table-cell>
          <table:table-cell table:formula="of:=GOOGLETRANSLATE_YOULIBRECALC([.$D52];[.$D$2];[.$S$2])" office:value-type="string" office:string-value="null" calcext:value-type="string">
            <text:p>null</text:p>
          </table:table-cell>
          <table:table-cell table:formula="of:=GOOGLETRANSLATE_YOULIBRECALC([.$D52];[.$D$2];[.$T$2])" office:value-type="string" office:string-value="โมฆะ" calcext:value-type="string">
            <text:p>โมฆะ</text:p>
          </table:table-cell>
          <table:table-cell table:formula="of:=GOOGLETRANSLATE_YOULIBRECALC([.$D52];[.$D$2];[.$U$2])" office:value-type="string" office:string-value="batal" calcext:value-type="string">
            <text:p>batal</text:p>
          </table:table-cell>
          <table:table-cell table:formula="of:=GOOGLETRANSLATE_YOULIBRECALC([.$D52];[.$D$2];[.$V$2])" office:value-type="string" office:string-value="null" calcext:value-type="string">
            <text:p>null</text:p>
          </table:table-cell>
          <table:table-cell table:formula="of:=GOOGLETRANSLATE_YOULIBRECALC([.$D52];[.$D$2];[.$W$2])" office:value-type="string" office:string-value="Null" calcext:value-type="string">
            <text:p>Null</text:p>
          </table:table-cell>
          <table:table-cell table:formula="of:=GOOGLETRANSLATE_YOULIBRECALC([.$D52];[.$D$2];[.$X$2])" office:value-type="string" office:string-value="нульовий" calcext:value-type="string">
            <text:p>нульовий</text:p>
          </table:table-cell>
          <table:table-cell table:formula="of:=GOOGLETRANSLATE_YOULIBRECALC([.$D52];[.$D$2];[.$Y$2])" office:value-type="string" office:string-value="vô giá trị" calcext:value-type="string">
            <text:p>vô giá trị</text:p>
          </table:table-cell>
          <table:table-cell table:formula="of:=GOOGLETRANSLATE_YOULIBRECALC([.$D52];[.$D$2];[.$Z$2])" office:value-type="string" office:string-value="NULL" calcext:value-type="string">
            <text:p>NULL</text:p>
          </table:table-cell>
          <table:table-cell table:formula="of:=GOOGLETRANSLATE_YOULIBRECALC([.$D52];[.$D$2];[.$AA$2])" office:value-type="string" office:string-value="tyhjä" calcext:value-type="string">
            <text:p>tyhjä</text:p>
          </table:table-cell>
          <table:table-cell table:formula="of:=GOOGLETRANSLATE_YOULIBRECALC([.$D5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1">
          <table:table-cell table:style-name="ce6" office:value-type="string" calcext:value-type="string">
            <text:p>Frick_Handholding</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Vigorously holding hands~ What? I’m pressing too hard? ***As per my data, there are at least 3 sex categories that require immobilizing my hands~***H-How are you expected to do anything if you hold my hands?***I can still leg lock you if needed, you know?***Do not stop holding my hands. I think I’m starting to like it~***If you like that, go on. It’s less work for me, hehe…~</text:p>
          </table:table-cell>
          <table:table-cell table:formula="of:=GOOGLETRANSLATE_YOULIBRECALC([.$D53];[.$D$2];[.$E$2])" office:value-type="string" office:string-value="大力握手〜什么？我太努力了吗？ ***根据我的数据，至少有3个性别类别需要固定我的手〜*** h-h-h-h-h-h-h-h-h - 如果您握住我的手，您会做任何事情吗？***我仍然可以在需要时锁上您，您知道吗？我想我开始喜欢它〜***如果您喜欢，请继续。对我来说，这是更少的工作，呵呵〜" calcext:value-type="string">
            <text:p>大力握手〜什么？我太努力了吗？ ***根据我的数据，至少有3个性别类别需要固定我的手〜*** h-h-h-h-h-h-h-h-h - 如果您握住我的手，您会做任何事情吗？***我仍然可以在需要时锁上您，您知道吗？我想我开始喜欢它〜***如果您喜欢，请继续。对我来说，这是更少的工作，呵呵〜</text:p>
          </table:table-cell>
          <table:table-cell table:formula="of:=GOOGLETRANSLATE_YOULIBRECALC([.$D53];[.$D$2];[.$F$2])" office:value-type="string" office:string-value="激しく手を握って〜何？私はあまりにも強く押していますか？ ***私のデータによると、手を固定する必要がある少なくとも3つのセックスカテゴリがあります〜*** h-how手を握ると何かをすることが期待されていますか？***必要に応じてレッグロックできます。私はそれが好きになり始めていると思います〜***あなたがそれが好きなら、続けてください。私にとってはあまり仕事です、hehe…〜" calcext:value-type="string">
            <text:p>激しく手を握って〜何？私はあまりにも強く押していますか？ ***私のデータによると、手を固定する必要がある少なくとも3つのセックスカテゴリがあります〜*** h-how手を握ると何かをすることが期待されていますか？***必要に応じてレッグロックできます。私はそれが好きになり始めていると思います〜***あなたがそれが好きなら、続けてください。私にとってはあまり仕事です、hehe…〜</text:p>
          </table:table-cell>
          <table:table-cell table:formula="of:=GOOGLETRANSLATE_YOULIBRECALC([.$D53];[.$D$2];[.$G$2])" office:value-type="string" office:string-value="Energicznie trzymając się za ręce ~ co? Zbyt mocno naciskam? *** Zgodnie z moimi danymi istnieją co najmniej 3 kategorie płci, które wymagają unieruchomienia moich rąk ~ *** H-how Czy możesz coś zrobić, jeśli trzymasz moje ręce? *** W razie potrzeby mogę cię zablokować? *** Myślę, że zaczynam to lubić ~ *** Jeśli ci się podoba, idź dalej. To dla mnie mniej pracy, hehe… ~" calcext:value-type="string">
            <text:p>Energicznie trzymając się za ręce ~ co? Zbyt mocno naciskam? *** Zgodnie z moimi danymi istnieją co najmniej 3 kategorie płci, które wymagają unieruchomienia moich rąk ~ *** H-how Czy możesz coś zrobić, jeśli trzymasz moje ręce? *** W razie potrzeby mogę cię zablokować? *** Myślę, że zaczynam to lubić ~ *** Jeśli ci się podoba, idź dalej. To dla mnie mniej pracy, hehe… ~</text:p>
          </table:table-cell>
          <table:table-cell table:formula="of:=GOOGLETRANSLATE_YOULIBRECALC([.$D53];[.$D$2];[.$H$2])" office:value-type="string" office:string-value="Tomado vigorosamente las manos ~ ¿Qué? ¿Estoy presionando demasiado? *** Según mis datos, hay al menos 3 categorías de sexo que requieren inmovilizar mis manos ~ *** H-¿HOW? Creo que estoy empezando a gustarle ~ *** Si te gusta eso, continúa. Es menos trabajo para mí, jeje ... ~" calcext:value-type="string">
            <text:p>Tomado vigorosamente las manos ~ ¿Qué? ¿Estoy presionando demasiado? *** Según mis datos, hay al menos 3 categorías de sexo que requieren inmovilizar mis manos ~ *** H-¿HOW? Creo que estoy empezando a gustarle ~ *** Si te gusta eso, continúa. Es menos trabajo para mí, jeje ... ~</text:p>
          </table:table-cell>
          <table:table-cell table:formula="of:=GOOGLETRANSLATE_YOULIBRECALC([.$D53];[.$D$2];[.$I$2])" office:value-type="string" office:string-value="Сильно держась за руки ~ что? Я слишком сильно нажимаю? *** Согласно моим данным, есть как минимум 3 категории секса, которые требуют иммобилизации моих рук ~ *** h-how. Вы ожидаете, что сделаете что-нибудь, если вы держите мои руки? *** Я все еще могу заблокировать вас, если это необходимо, вы знаете? *** Не перестаете держать мне руки. Я думаю, что мне это начинает нравиться ~ *** Если тебе это нравится, продолжай. Это меньше работы для меня, хе -хе ... ~" calcext:value-type="string">
            <text:p>Сильно держась за руки ~ что? Я слишком сильно нажимаю? *** Согласно моим данным, есть как минимум 3 категории секса, которые требуют иммобилизации моих рук ~ *** h-how. Вы ожидаете, что сделаете что-нибудь, если вы держите мои руки? *** Я все еще могу заблокировать вас, если это необходимо, вы знаете? *** Не перестаете держать мне руки. Я думаю, что мне это начинает нравиться ~ *** Если тебе это нравится, продолжай. Это меньше работы для меня, хе -хе ... ~</text:p>
          </table:table-cell>
          <table:table-cell table:formula="of:=GOOGLETRANSLATE_YOULIBRECALC([.$D53];[.$D$2];[.$J$2])" office:value-type="string" office:string-value="Tenant vigoureusement la main ~ Quoi? J'appuie trop fort? *** Selon mes données, il y a au moins 3 catégories de sexe qui nécessitent une immobilisation de mes mains ~ *** H-How vous attendez-vous à faire quelque chose si vous me teniez les mains? *** Je peux toujours vous verrouiller si nécessaire, vous savez? *** N'arrêtez pas de tenir mes mains. Je pense que je commence à l'aimer ~ *** Si vous aimez ça, continuez. C'est moins de travail pour moi, hehe… ~" calcext:value-type="string">
            <text:p>Tenant vigoureusement la main ~ Quoi? J'appuie trop fort? *** Selon mes données, il y a au moins 3 catégories de sexe qui nécessitent une immobilisation de mes mains ~ *** H-How vous attendez-vous à faire quelque chose si vous me teniez les mains? *** Je peux toujours vous verrouiller si nécessaire, vous savez? *** N'arrêtez pas de tenir mes mains. Je pense que je commence à l'aimer ~ *** Si vous aimez ça, continuez. C'est moins de travail pour moi, hehe… ~</text:p>
          </table:table-cell>
          <table:table-cell table:formula="of:=GOOGLETRANSLATE_YOULIBRECALC([.$D53];[.$D$2];[.$K$2])" office:value-type="string" office:string-value="Močno drži za roke ~ kaj? Preveč trdo pritiskam? *** Glede na moje podatke obstajajo vsaj 3 kategorije spola, ki zahtevajo imobilizacijo mojih rok ~ *** h-kako se pričakujete, da boste kaj naredili, če me držite roke? *** Še vedno vas lahko zaklenete, če je potrebno, veste? *** Ne nehajte držati mojih rok. Mislim, da mi je začelo všeč ~ ***, če vam je to všeč, nadaljuj. Zame je manj dela, hehe… ~" calcext:value-type="string">
            <text:p>Močno drži za roke ~ kaj? Preveč trdo pritiskam? *** Glede na moje podatke obstajajo vsaj 3 kategorije spola, ki zahtevajo imobilizacijo mojih rok ~ *** h-kako se pričakujete, da boste kaj naredili, če me držite roke? *** Še vedno vas lahko zaklenete, če je potrebno, veste? *** Ne nehajte držati mojih rok. Mislim, da mi je začelo všeč ~ ***, če vam je to všeč, nadaljuj. Zame je manj dela, hehe… ~</text:p>
          </table:table-cell>
          <table:table-cell table:formula="of:=GOOGLETRANSLATE_YOULIBRECALC([.$D53];[.$D$2];[.$L$2])" office:value-type="string" office:string-value="Erősen fogva tartva ~ Mi? Túl keményen nyomok? *** Az adataim szerint legalább 3 nemi kategória van, amely megköveteli a kezem immobilizálását ~ *** h-how-tól, hogy bármit megteszel, ha a kezem tartja? *** Még mindig lezárhatom, ha szükséges, tudod? *** Ne hagyja abba a kezem tartását. Azt hiszem, kezdem kedvelni ~ ***, ha tetszik, folytassa. Kevesebb munka számomra, hehe… ~" calcext:value-type="string">
            <text:p>Erősen fogva tartva ~ Mi? Túl keményen nyomok? *** Az adataim szerint legalább 3 nemi kategória van, amely megköveteli a kezem immobilizálását ~ *** h-how-tól, hogy bármit megteszel, ha a kezem tartja? *** Még mindig lezárhatom, ha szükséges, tudod? *** Ne hagyja abba a kezem tartását. Azt hiszem, kezdem kedvelni ~ ***, ha tetszik, folytassa. Kevesebb munka számomra, hehe… ~</text:p>
          </table:table-cell>
          <table:table-cell table:formula="of:=GOOGLETRANSLATE_YOULIBRECALC([.$D53];[.$D$2];[.$M$2])" office:value-type="string" office:string-value="Έντονα κρατώντας τα χέρια ~ τι; Πατάω πάρα πολύ σκληρά; *** Σύμφωνα με τα δεδομένα μου, υπάρχουν τουλάχιστον 3 κατηγορίες φύλων που απαιτούν ακινητοποίηση των χεριών μου ~ *** h-πώς αναμένεται να κάνετε τίποτα αν κρατάτε τα χέρια μου; *** Μπορώ ακόμα να σας κλειδώσω τα πόδια, αν χρειαστεί, ξέρετε; Νομίζω ότι αρχίζω να μου αρέσει ~ *** αν σας αρέσει αυτό, συνεχίστε. Είναι λιγότερη δουλειά για μένα, hehe… ~" calcext:value-type="string">
            <text:p>Έντονα κρατώντας τα χέρια ~ τι; Πατάω πάρα πολύ σκληρά; *** Σύμφωνα με τα δεδομένα μου, υπάρχουν τουλάχιστον 3 κατηγορίες φύλων που απαιτούν ακινητοποίηση των χεριών μου ~ *** h-πώς αναμένεται να κάνετε τίποτα αν κρατάτε τα χέρια μου; *** Μπορώ ακόμα να σας κλειδώσω τα πόδια, αν χρειαστεί, ξέρετε; Νομίζω ότι αρχίζω να μου αρέσει ~ *** αν σας αρέσει αυτό, συνεχίστε. Είναι λιγότερη δουλειά για μένα, hehe… ~</text:p>
          </table:table-cell>
          <table:table-cell table:formula="of:=GOOGLETRANSLATE_YOULIBRECALC([.$D53];[.$D$2];[.$N$2])" office:value-type="string" office:string-value="El ele tutuşmak ~ ne? Çok fazla baskı yapıyorum? *** Verilerime göre, ellerimi hareketsizleştirmeyi gerektiren en az 3 seks kategorisi var ~ *** h-ellerimi tutarsanız bir şey yapmanız bekleniyor mu? Sanırım hoşuna gitmeye başladım ~ *** Bunu beğendiyseniz, devam et. Benim için daha az iş, hehe… ~" calcext:value-type="string">
            <text:p>El ele tutuşmak ~ ne? Çok fazla baskı yapıyorum? *** Verilerime göre, ellerimi hareketsizleştirmeyi gerektiren en az 3 seks kategorisi var ~ *** h-ellerimi tutarsanız bir şey yapmanız bekleniyor mu? Sanırım hoşuna gitmeye başladım ~ *** Bunu beğendiyseniz, devam et. Benim için daha az iş, hehe… ~</text:p>
          </table:table-cell>
          <table:table-cell table:formula="of:=GOOGLETRANSLATE_YOULIBRECALC([.$D53];[.$D$2];[.$O$2])" office:value-type="string" office:string-value="Tenendolo vigorosamente per mano ~ cosa? Sto premendo troppo? *** Secondo i miei dati, ci sono almeno 3 categorie di sesso che richiedono l'immobilizzazione delle mani ~ *** h-come ti aspetti di fare qualcosa se mi tieni le mani? *** Posso ancora bloccarti le gambe se necessario, sai? *** Non smettere di tenermi le mani. Penso che sto iniziando a piacermi ~ *** Se ti piace, continua. È meno lavoro per me, hehe ... ~" calcext:value-type="string">
            <text:p>Tenendolo vigorosamente per mano ~ cosa? Sto premendo troppo? *** Secondo i miei dati, ci sono almeno 3 categorie di sesso che richiedono l'immobilizzazione delle mani ~ *** h-come ti aspetti di fare qualcosa se mi tieni le mani? *** Posso ancora bloccarti le gambe se necessario, sai? *** Non smettere di tenermi le mani. Penso che sto iniziando a piacermi ~ *** Se ti piace, continua. È meno lavoro per me, hehe ... ~</text:p>
          </table:table-cell>
          <table:table-cell table:formula="of:=GOOGLETRANSLATE_YOULIBRECALC([.$D53];[.$D$2];[.$P$2])" office:value-type="string" office:string-value="Krachtig hand vasthouden ~ wat? Ik druk te hard? *** Volgens mijn gegevens zijn er minstens 3 geslachtscategorieën die mijn handen vereisen ~ *** H-hoe wordt van je verwacht dat je iets doet als je mijn handen vasthoudt? *** Ik kan je nog steeds opsluiten als dat nodig is, weet je? *** Stop niet met het vasthouden van mijn handen. Ik denk dat ik het leuk begin te vinden ~ *** Als je dat leuk vindt, ga dan verder. Het is minder werk voor mij, hehe ... ~" calcext:value-type="string">
            <text:p>Krachtig hand vasthouden ~ wat? Ik druk te hard? *** Volgens mijn gegevens zijn er minstens 3 geslachtscategorieën die mijn handen vereisen ~ *** H-hoe wordt van je verwacht dat je iets doet als je mijn handen vasthoudt? *** Ik kan je nog steeds opsluiten als dat nodig is, weet je? *** Stop niet met het vasthouden van mijn handen. Ik denk dat ik het leuk begin te vinden ~ *** Als je dat leuk vindt, ga dan verder. Het is minder werk voor mij, hehe ... ~</text:p>
          </table:table-cell>
          <table:table-cell table:formula="of:=GOOGLETRANSLATE_YOULIBRECALC([.$D53];[.$D$2];[.$Q$2])" office:value-type="string" office:string-value="격렬하게 손을 잡고 ~ 뭐? 너무 열심히 압박하고 있습니까? *** 내 데이터에 따르면, 내 손을 고정시켜야하는 3 가지 이상의 성 카테고리가 있습니다 ~ *** h- 내 손을 잡으면 아무것도 할 것으로 예상 되나요? *** 필요한 경우 여전히 다리 잠금을 할 수 있습니다. *** 내 손을 잡고 멈추지 마십시오. 나는 그것을 좋아하기 시작한 것 같아요 ~ *** 당신이 그것을 좋아한다면 계속하십시오. 저에게는 일이 적습니다. hehe… ~" calcext:value-type="string">
            <text:p>격렬하게 손을 잡고 ~ 뭐? 너무 열심히 압박하고 있습니까? *** 내 데이터에 따르면, 내 손을 고정시켜야하는 3 가지 이상의 성 카테고리가 있습니다 ~ *** h- 내 손을 잡으면 아무것도 할 것으로 예상 되나요? *** 필요한 경우 여전히 다리 잠금을 할 수 있습니다. *** 내 손을 잡고 멈추지 마십시오. 나는 그것을 좋아하기 시작한 것 같아요 ~ *** 당신이 그것을 좋아한다면 계속하십시오. 저에게는 일이 적습니다. hehe… ~</text:p>
          </table:table-cell>
          <table:table-cell table:formula="of:=GOOGLETRANSLATE_YOULIBRECALC([.$D53];[.$D$2];[.$R$2])" office:value-type="string" office:string-value="Intenzívne držanie za ruky ~ Čo? Tlačím príliš tvrdo? *** Podľa mojich údajov existujú najmenej 3 kategórie pohlavia, ktoré si vyžadujú imobilizáciu rúk ~ *** H, ako sa očakáva, že urobíte čokoľvek, ak ma držíte ruky? Myslím, že sa mi to začínam páčiť ~ *** Ak sa vám to páči, pokračujte. Je to pre mňa menej práce, hehe ... ~" calcext:value-type="string">
            <text:p>Intenzívne držanie za ruky ~ Čo? Tlačím príliš tvrdo? *** Podľa mojich údajov existujú najmenej 3 kategórie pohlavia, ktoré si vyžadujú imobilizáciu rúk ~ *** H, ako sa očakáva, že urobíte čokoľvek, ak ma držíte ruky? Myslím, že sa mi to začínam páčiť ~ *** Ak sa vám to páči, pokračujte. Je to pre mňa menej práce, hehe ... ~</text:p>
          </table:table-cell>
          <table:table-cell table:formula="of:=GOOGLETRANSLATE_YOULIBRECALC([.$D53];[.$D$2];[.$S$2])" office:value-type="string" office:string-value="Vigorously holding hands~ What? I’m pressing too hard? ***As per my data, there are at least 3 sex categories that require immobilizing my hands~***H-How are you expected to do anything if you hold my hands?***I can still leg lock you if needed, you know?***Do not stop holding my hands. I think I’m starting to like it~***If you like that, go on. It’s less work for me, hehe…~" calcext:value-type="string">
            <text:p>Vigorously holding hands~ What? I’m pressing too hard? ***As per my data, there are at least 3 sex categories that require immobilizing my hands~***H-How are you expected to do anything if you hold my hands?***I can still leg lock you if needed, you know?***Do not stop holding my hands. I think I’m starting to like it~***If you like that, go on. It’s less work for me, hehe…~</text:p>
          </table:table-cell>
          <table:table-cell table:formula="of:=GOOGLETRANSLATE_YOULIBRECALC([.$D53];[.$D$2];[.$T$2])" office:value-type="string" office:string-value="จับมือกันอย่างจริงจัง ~ อะไรนะ? ฉันกดหนักเกินไป? *** ตามข้อมูลของฉันมีอย่างน้อย 3 หมวดหมู่เพศที่ต้องการการตรึงมือของฉัน ~ *** H-HOW คุณคาดว่าจะทำอะไรถ้าคุณจับมือฉัน *** ฉันยังสามารถล็อคขาคุณได้ถ้าจำเป็นคุณรู้ไหม *** อย่าหยุดจับมือฉัน ฉันคิดว่าฉันเริ่มชอบมัน ~ *** ถ้าคุณชอบไปต่อ มันใช้งานน้อยกว่าสำหรับฉันฮิฮิ… ~" calcext:value-type="string">
            <text:p>จับมือกันอย่างจริงจัง ~ อะไรนะ? ฉันกดหนักเกินไป? *** ตามข้อมูลของฉันมีอย่างน้อย 3 หมวดหมู่เพศที่ต้องการการตรึงมือของฉัน ~ *** H-HOW คุณคาดว่าจะทำอะไรถ้าคุณจับมือฉัน *** ฉันยังสามารถล็อคขาคุณได้ถ้าจำเป็นคุณรู้ไหม *** อย่าหยุดจับมือฉัน ฉันคิดว่าฉันเริ่มชอบมัน ~ *** ถ้าคุณชอบไปต่อ มันใช้งานน้อยกว่าสำหรับฉันฮิฮิ… ~</text:p>
          </table:table-cell>
          <table:table-cell table:formula="of:=GOOGLETRANSLATE_YOULIBRECALC([.$D53];[.$D$2];[.$U$2])" office:value-type="string" office:string-value="Dengan penuh semangat berpegangan tangan ~ apa? Saya menekan terlalu keras? *** Sesuai data saya, setidaknya ada 3 kategori jenis kelamin yang memerlukan melumpuhkan tangan saya ~ *** h-bagaimana Anda diharapkan melakukan sesuatu jika Anda memegang tangan saya? *** Saya masih bisa mengunci Anda jika diperlukan, Anda tahu? *** Jangan berhenti memegang tangan saya. Saya pikir saya mulai menyukainya ~ *** Jika Anda suka itu, lanjutkan. Ini kurang bekerja untuk saya, hehe ... ~" calcext:value-type="string">
            <text:p>Dengan penuh semangat berpegangan tangan ~ apa? Saya menekan terlalu keras? *** Sesuai data saya, setidaknya ada 3 kategori jenis kelamin yang memerlukan melumpuhkan tangan saya ~ *** h-bagaimana Anda diharapkan melakukan sesuatu jika Anda memegang tangan saya? *** Saya masih bisa mengunci Anda jika diperlukan, Anda tahu? *** Jangan berhenti memegang tangan saya. Saya pikir saya mulai menyukainya ~ *** Jika Anda suka itu, lanjutkan. Ini kurang bekerja untuk saya, hehe ... ~</text:p>
          </table:table-cell>
          <table:table-cell table:formula="of:=GOOGLETRANSLATE_YOULIBRECALC([.$D53];[.$D$2];[.$V$2])" office:value-type="string" office:string-value="Energicky drží ruce ~ co? Tlačí příliš tvrdě? *** Podle mých údajů existují nejméně 3 kategorie pohlaví, které vyžadují imobilizaci mých rukou ~ *** H-how, očekává se, že uděláte něco, pokud mi držíte ruce? *** Stále tě mohu v případě potřeby zamknout, víš? *** Nepřestávejte mi ruce. Myslím, že se mi to začíná líbit ~ *** Pokud se vám to líbí, pokračujte. Je to pro mě méně práce, hehe ... ~" calcext:value-type="string">
            <text:p>Energicky drží ruce ~ co? Tlačí příliš tvrdě? *** Podle mých údajů existují nejméně 3 kategorie pohlaví, které vyžadují imobilizaci mých rukou ~ *** H-how, očekává se, že uděláte něco, pokud mi držíte ruce? *** Stále tě mohu v případě potřeby zamknout, víš? *** Nepřestávejte mi ruce. Myslím, že se mi to začíná líbit ~ *** Pokud se vám to líbí, pokračujte. Je to pro mě méně práce, hehe ... ~</text:p>
          </table:table-cell>
          <table:table-cell table:formula="of:=GOOGLETRANSLATE_YOULIBRECALC([.$D53];[.$D$2];[.$W$2])" office:value-type="string" office:string-value="Masiglang humawak ng mga kamay ~ ano? Masyado akong pinipilit? *** Tulad ng bawat data ko, may hindi bababa sa 3 kategorya ng sex na nangangailangan ng pag-immobilize ng aking mga kamay ~ *** h-how ay inaasahan mong gumawa ng anuman kung hawak mo ang aking mga kamay? *** Maaari pa rin akong mai-lock ka kung kinakailangan, alam mo? *** Huwag tumigil sa paghawak ng aking mga kamay. Sa palagay ko nagsisimula na akong magustuhan ito ~ *** kung gusto mo iyon, magpatuloy. Hindi gaanong trabaho para sa akin, hehe ... ~" calcext:value-type="string">
            <text:p>Masiglang humawak ng mga kamay ~ ano? Masyado akong pinipilit? *** Tulad ng bawat data ko, may hindi bababa sa 3 kategorya ng sex na nangangailangan ng pag-immobilize ng aking mga kamay ~ *** h-how ay inaasahan mong gumawa ng anuman kung hawak mo ang aking mga kamay? *** Maaari pa rin akong mai-lock ka kung kinakailangan, alam mo? *** Huwag tumigil sa paghawak ng aking mga kamay. Sa palagay ko nagsisimula na akong magustuhan ito ~ *** kung gusto mo iyon, magpatuloy. Hindi gaanong trabaho para sa akin, hehe ... ~</text:p>
          </table:table-cell>
          <table:table-cell table:formula="of:=GOOGLETRANSLATE_YOULIBRECALC([.$D53];[.$D$2];[.$X$2])" office:value-type="string" office:string-value="Енергійно тримаючись за руки ~ Що? Я занадто сильно натискаю? *** Згідно з моїми даними, є щонайменше 3 категорії сексу, які потребують іммобілізації моїх рук ~ *** H-HOW, чи очікуєте, що ви щось зробите, якщо ви тримаєте мої руки? *** Я все одно можу зафіксувати вас, якщо потрібно, ви знаєте? *** Не перестаньте триматися за руки. Я думаю, що мені це подобається ~ *** Якщо вам це подобається, продовжуйте. Для мене це менше, хе -хе ... ~" calcext:value-type="string">
            <text:p>Енергійно тримаючись за руки ~ Що? Я занадто сильно натискаю? *** Згідно з моїми даними, є щонайменше 3 категорії сексу, які потребують іммобілізації моїх рук ~ *** H-HOW, чи очікуєте, що ви щось зробите, якщо ви тримаєте мої руки? *** Я все одно можу зафіксувати вас, якщо потрібно, ви знаєте? *** Не перестаньте триматися за руки. Я думаю, що мені це подобається ~ *** Якщо вам це подобається, продовжуйте. Для мене це менше, хе -хе ... ~</text:p>
          </table:table-cell>
          <table:table-cell table:formula="of:=GOOGLETRANSLATE_YOULIBRECALC([.$D53];[.$D$2];[.$Y$2])" office:value-type="string" office:string-value="Nắm tay mạnh mẽ ~ cái gì? Tôi nhấn quá mạnh? *** Theo dữ liệu của tôi, có ít nhất 3 loại tình dục đòi hỏi phải bất động tay tôi ~ *** H-How Bạn có mong muốn làm bất cứ điều gì nếu bạn nắm tay tôi không? *** Tôi vẫn có thể khóa chân bạn nếu cần, bạn biết không? Tôi nghĩ rằng tôi đã bắt đầu thích nó ~ *** Nếu bạn thích điều đó, hãy tiếp tục. Nó ít làm việc cho tôi, hehe… ~" calcext:value-type="string">
            <text:p>Nắm tay mạnh mẽ ~ cái gì? Tôi nhấn quá mạnh? *** Theo dữ liệu của tôi, có ít nhất 3 loại tình dục đòi hỏi phải bất động tay tôi ~ *** H-How Bạn có mong muốn làm bất cứ điều gì nếu bạn nắm tay tôi không? *** Tôi vẫn có thể khóa chân bạn nếu cần, bạn biết không? Tôi nghĩ rằng tôi đã bắt đầu thích nó ~ *** Nếu bạn thích điều đó, hãy tiếp tục. Nó ít làm việc cho tôi, hehe… ~</text:p>
          </table:table-cell>
          <table:table-cell table:formula="of:=GOOGLETRANSLATE_YOULIBRECALC([.$D53];[.$D$2];[.$Z$2])" office:value-type="string" office:string-value="Kräftig hält die Hände ~ was? Ich drücke zu hart? *** Laut meinen Daten gibt es mindestens 3 Sexkategorien, die meine Hände immobilisieren müssen. Ich denke, ich fange an, es zu mögen ~ *** Wenn du das gefällt, mach weiter. Es ist weniger Arbeit für mich, hehe ... ~" calcext:value-type="string">
            <text:p>Kräftig hält die Hände ~ was? Ich drücke zu hart? *** Laut meinen Daten gibt es mindestens 3 Sexkategorien, die meine Hände immobilisieren müssen. Ich denke, ich fange an, es zu mögen ~ *** Wenn du das gefällt, mach weiter. Es ist weniger Arbeit für mich, hehe ... ~</text:p>
          </table:table-cell>
          <table:table-cell table:formula="of:=GOOGLETRANSLATE_YOULIBRECALC([.$D53];[.$D$2];[.$AA$2])" office:value-type="string" office:string-value="Mitä kädestä on voimakkaasti ~ Mitä? Painan liian kovaa? *** Tietojeni mukaan on ainakin 3 seksikategoriaa, jotka vaativat käteni liikkumista ~ *** H-miten odotetaan tekevän jotain, jos pidät käteni? *** Voin silti tarvittaessa lukita sinut, tiedätkö? *** Älä lopeta käteni pitämistä. Luulen, että olen alkanut pitää siitä ~ *** Jos pidät siitä, jatka. Se on vähemmän työtä minulle, hehe… ~" calcext:value-type="string">
            <text:p>Mitä kädestä on voimakkaasti ~ Mitä? Painan liian kovaa? *** Tietojeni mukaan on ainakin 3 seksikategoriaa, jotka vaativat käteni liikkumista ~ *** H-miten odotetaan tekevän jotain, jos pidät käteni? *** Voin silti tarvittaessa lukita sinut, tiedätkö? *** Älä lopeta käteni pitämistä. Luulen, että olen alkanut pitää siitä ~ *** Jos pidät siitä, jatka. Se on vähemmän työtä minulle, hehe… ~</text:p>
          </table:table-cell>
          <table:table-cell table:formula="of:=GOOGLETRANSLATE_YOULIBRECALC([.$D53];[.$D$2];[.$AB$2])" office:value-type="string" office:string-value="Holder hænderne kraftigt ~ hvad? Jeg presser for hårdt? *** I henhold til mine data er der mindst 3 sexkategorier, der kræver immobilisering af mine hænder ~ *** H-How forventes du at gøre noget, hvis du holder mine hænder? *** Jeg kan stadig benlås dig, hvis det er nødvendigt, ved du? *** Stop ikke med at holde mine hænder. Jeg tror, ​​jeg begynder at kunne lide det ~ *** Hvis du kan lide det, skal du fortsætte. Det er mindre arbejde for mig, hehe… ~" calcext:value-type="string">
            <text:p>Holder hænderne kraftigt ~ hvad? Jeg presser for hårdt? *** I henhold til mine data er der mindst 3 sexkategorier, der kræver immobilisering af mine hænder ~ *** H-How forventes du at gøre noget, hvis du holder mine hænder? *** Jeg kan stadig benlås dig, hvis det er nødvendigt, ved du? *** Stop ikke med at holde mine hænder. Jeg tror, ​​jeg begynder at kunne lide det ~ *** Hvis du kan lide det, skal du fortsætte. Det er mindre arbejde for mig, hehe…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Handholding</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54];[.$D$2];[.$E$2])" office:value-type="string" office:string-value="无效的" calcext:value-type="string">
            <text:p>无效的</text:p>
          </table:table-cell>
          <table:table-cell table:formula="of:=GOOGLETRANSLATE_YOULIBRECALC([.$D54];[.$D$2];[.$F$2])" office:value-type="string" office:string-value="ヌル" calcext:value-type="string">
            <text:p>ヌル</text:p>
          </table:table-cell>
          <table:table-cell table:formula="of:=GOOGLETRANSLATE_YOULIBRECALC([.$D54];[.$D$2];[.$G$2])" office:value-type="string" office:string-value="nieważny" calcext:value-type="string">
            <text:p>nieważny</text:p>
          </table:table-cell>
          <table:table-cell table:formula="of:=GOOGLETRANSLATE_YOULIBRECALC([.$D54];[.$D$2];[.$H$2])" office:value-type="string" office:string-value="nulo" calcext:value-type="string">
            <text:p>nulo</text:p>
          </table:table-cell>
          <table:table-cell table:formula="of:=GOOGLETRANSLATE_YOULIBRECALC([.$D54];[.$D$2];[.$I$2])" office:value-type="string" office:string-value="нулевой" calcext:value-type="string">
            <text:p>нулевой</text:p>
          </table:table-cell>
          <table:table-cell table:formula="of:=GOOGLETRANSLATE_YOULIBRECALC([.$D54];[.$D$2];[.$J$2])" office:value-type="string" office:string-value="nul" calcext:value-type="string">
            <text:p>nul</text:p>
          </table:table-cell>
          <table:table-cell table:formula="of:=GOOGLETRANSLATE_YOULIBRECALC([.$D54];[.$D$2];[.$K$2])" office:value-type="string" office:string-value="null" calcext:value-type="string">
            <text:p>null</text:p>
          </table:table-cell>
          <table:table-cell table:formula="of:=GOOGLETRANSLATE_YOULIBRECALC([.$D54];[.$D$2];[.$L$2])" office:value-type="string" office:string-value="nulla" calcext:value-type="string">
            <text:p>nulla</text:p>
          </table:table-cell>
          <table:table-cell table:formula="of:=GOOGLETRANSLATE_YOULIBRECALC([.$D54];[.$D$2];[.$M$2])" office:value-type="string" office:string-value="άκυρος" calcext:value-type="string">
            <text:p>άκυρος</text:p>
          </table:table-cell>
          <table:table-cell table:formula="of:=GOOGLETRANSLATE_YOULIBRECALC([.$D54];[.$D$2];[.$N$2])" office:value-type="string" office:string-value="hükümsüz" calcext:value-type="string">
            <text:p>hükümsüz</text:p>
          </table:table-cell>
          <table:table-cell table:formula="of:=GOOGLETRANSLATE_YOULIBRECALC([.$D54];[.$D$2];[.$O$2])" office:value-type="string" office:string-value="null" calcext:value-type="string">
            <text:p>null</text:p>
          </table:table-cell>
          <table:table-cell table:formula="of:=GOOGLETRANSLATE_YOULIBRECALC([.$D54];[.$D$2];[.$P$2])" office:value-type="string" office:string-value="nul" calcext:value-type="string">
            <text:p>nul</text:p>
          </table:table-cell>
          <table:table-cell table:formula="of:=GOOGLETRANSLATE_YOULIBRECALC([.$D54];[.$D$2];[.$Q$2])" office:value-type="string" office:string-value="널" calcext:value-type="string">
            <text:p>널</text:p>
          </table:table-cell>
          <table:table-cell table:formula="of:=GOOGLETRANSLATE_YOULIBRECALC([.$D54];[.$D$2];[.$R$2])" office:value-type="string" office:string-value="nulové" calcext:value-type="string">
            <text:p>nulové</text:p>
          </table:table-cell>
          <table:table-cell table:formula="of:=GOOGLETRANSLATE_YOULIBRECALC([.$D54];[.$D$2];[.$S$2])" office:value-type="string" office:string-value="null" calcext:value-type="string">
            <text:p>null</text:p>
          </table:table-cell>
          <table:table-cell table:formula="of:=GOOGLETRANSLATE_YOULIBRECALC([.$D54];[.$D$2];[.$T$2])" office:value-type="string" office:string-value="โมฆะ" calcext:value-type="string">
            <text:p>โมฆะ</text:p>
          </table:table-cell>
          <table:table-cell table:formula="of:=GOOGLETRANSLATE_YOULIBRECALC([.$D54];[.$D$2];[.$U$2])" office:value-type="string" office:string-value="batal" calcext:value-type="string">
            <text:p>batal</text:p>
          </table:table-cell>
          <table:table-cell table:formula="of:=GOOGLETRANSLATE_YOULIBRECALC([.$D54];[.$D$2];[.$V$2])" office:value-type="string" office:string-value="null" calcext:value-type="string">
            <text:p>null</text:p>
          </table:table-cell>
          <table:table-cell table:formula="of:=GOOGLETRANSLATE_YOULIBRECALC([.$D54];[.$D$2];[.$W$2])" office:value-type="string" office:string-value="Null" calcext:value-type="string">
            <text:p>Null</text:p>
          </table:table-cell>
          <table:table-cell table:formula="of:=GOOGLETRANSLATE_YOULIBRECALC([.$D54];[.$D$2];[.$X$2])" office:value-type="string" office:string-value="нульовий" calcext:value-type="string">
            <text:p>нульовий</text:p>
          </table:table-cell>
          <table:table-cell table:formula="of:=GOOGLETRANSLATE_YOULIBRECALC([.$D54];[.$D$2];[.$Y$2])" office:value-type="string" office:string-value="vô giá trị" calcext:value-type="string">
            <text:p>vô giá trị</text:p>
          </table:table-cell>
          <table:table-cell table:formula="of:=GOOGLETRANSLATE_YOULIBRECALC([.$D54];[.$D$2];[.$Z$2])" office:value-type="string" office:string-value="NULL" calcext:value-type="string">
            <text:p>NULL</text:p>
          </table:table-cell>
          <table:table-cell table:formula="of:=GOOGLETRANSLATE_YOULIBRECALC([.$D54];[.$D$2];[.$AA$2])" office:value-type="string" office:string-value="tyhjä" calcext:value-type="string">
            <text:p>tyhjä</text:p>
          </table:table-cell>
          <table:table-cell table:formula="of:=GOOGLETRANSLATE_YOULIBRECALC([.$D5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2">
          <table:table-cell table:style-name="ce6" office:value-type="string" calcext:value-type="string">
            <text:p>Blowjob_EdgingAlmostCam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Oh fuck, oh fuck, oh fuck! You almost came!***Stop! STOP! My sensors warned me. You almost came!</text:p>
          </table:table-cell>
          <table:table-cell table:formula="of:=GOOGLETRANSLATE_YOULIBRECALC([.$D55];[.$D$2];[.$E$2])" office:value-type="string" office:string-value="哦，操，哦，操，哦，他妈的！你几乎来了！***停下来！停止！我的传感器警告我。你几乎来了！" calcext:value-type="string">
            <text:p>哦，操，哦，操，哦，他妈的！你几乎来了！***停下来！停止！我的传感器警告我。你几乎来了！</text:p>
          </table:table-cell>
          <table:table-cell table:formula="of:=GOOGLETRANSLATE_YOULIBRECALC([.$D55];[.$D$2];[.$F$2])" office:value-type="string" office:string-value="ああ、ファック、ああファック！あなたはほとんど来ました！***停止！停止！私のセンサーが私に警告しました。あなたはほとんど来ました！" calcext:value-type="string">
            <text:p>ああ、ファック、ああファック！あなたはほとんど来ました！***停止！停止！私のセンサーが私に警告しました。あなたはほとんど来ました！</text:p>
          </table:table-cell>
          <table:table-cell table:formula="of:=GOOGLETRANSLATE_YOULIBRECALC([.$D55];[.$D$2];[.$G$2])" office:value-type="string" office:string-value="O kurwa, o kurwa, o kurwa! Prawie przyszedłeś! *** Stop! ZATRZYMYWAĆ SIĘ! Moje czujniki mnie ostrzegły. Prawie przyszedłeś!" calcext:value-type="string">
            <text:p>O kurwa, o kurwa, o kurwa! Prawie przyszedłeś! *** Stop! ZATRZYMYWAĆ SIĘ! Moje czujniki mnie ostrzegły. Prawie przyszedłeś!</text:p>
          </table:table-cell>
          <table:table-cell table:formula="of:=GOOGLETRANSLATE_YOULIBRECALC([.$D55];[.$D$2];[.$H$2])" office:value-type="string" office:string-value="Oh, joder, oh joder, oh joder! ¡Casi viniste! *** ¡Detente! ¡DETENER! Mis sensores me advirtieron. ¡Casi viniste!" calcext:value-type="string">
            <text:p>Oh, joder, oh joder, oh joder! ¡Casi viniste! *** ¡Detente! ¡DETENER! Mis sensores me advirtieron. ¡Casi viniste!</text:p>
          </table:table-cell>
          <table:table-cell table:formula="of:=GOOGLETRANSLATE_YOULIBRECALC([.$D55];[.$D$2];[.$I$2])" office:value-type="string" office:string-value="О, черт возьми, о, черт возьми, о, черт возьми! Вы почти пришли! *** Стоп! ОСТАНАВЛИВАТЬСЯ! Мои датчики предупредили меня. Вы почти пришли!" calcext:value-type="string">
            <text:p>О, черт возьми, о, черт возьми, о, черт возьми! Вы почти пришли! *** Стоп! ОСТАНАВЛИВАТЬСЯ! Мои датчики предупредили меня. Вы почти пришли!</text:p>
          </table:table-cell>
          <table:table-cell table:formula="of:=GOOGLETRANSLATE_YOULIBRECALC([.$D55];[.$D$2];[.$J$2])" office:value-type="string" office:string-value="Oh putain, oh putain, oh putain! Vous êtes presque venu! *** Arrêtez-vous! ARRÊT! Mes capteurs m'ont prévenu. Tu es presque venu!" calcext:value-type="string">
            <text:p>Oh putain, oh putain, oh putain! Vous êtes presque venu! *** Arrêtez-vous! ARRÊT! Mes capteurs m'ont prévenu. Tu es presque venu!</text:p>
          </table:table-cell>
          <table:table-cell table:formula="of:=GOOGLETRANSLATE_YOULIBRECALC([.$D55];[.$D$2];[.$K$2])" office:value-type="string" office:string-value="Oh jebemti, oh, hudiča! Skoraj si prišel! *** Ustavite se! Nehaj! Senzorji so me opozorili. Skoraj si prišel!" calcext:value-type="string">
            <text:p>Oh jebemti, oh, hudiča! Skoraj si prišel! *** Ustavite se! Nehaj! Senzorji so me opozorili. Skoraj si prišel!</text:p>
          </table:table-cell>
          <table:table-cell table:formula="of:=GOOGLETRANSLATE_YOULIBRECALC([.$D55];[.$D$2];[.$L$2])" office:value-type="string" office:string-value="Ó, fasz, ó, fasz, ó, fasz! Majdnem eljöttél! *** Stop! STOP! Az érzékelőim figyelmeztettek. Majdnem jöttél!" calcext:value-type="string">
            <text:p>Ó, fasz, ó, fasz, ó, fasz! Majdnem eljöttél! *** Stop! STOP! Az érzékelőim figyelmeztettek. Majdnem jöttél!</text:p>
          </table:table-cell>
          <table:table-cell table:formula="of:=GOOGLETRANSLATE_YOULIBRECALC([.$D55];[.$D$2];[.$M$2])" office:value-type="string" office:string-value="Ω fuck, oh fuck, oh fuck! Ήρθες σχεδόν! *** Σταματήστε! ΣΤΑΣΗ! Οι αισθητήρες μου με προειδοποίησαν. Ήρθες σχεδόν!" calcext:value-type="string">
            <text:p>Ω fuck, oh fuck, oh fuck! Ήρθες σχεδόν! *** Σταματήστε! ΣΤΑΣΗ! Οι αισθητήρες μου με προειδοποίησαν. Ήρθες σχεδόν!</text:p>
          </table:table-cell>
          <table:table-cell table:formula="of:=GOOGLETRANSLATE_YOULIBRECALC([.$D55];[.$D$2];[.$N$2])" office:value-type="string" office:string-value="Oh fuck, oh siktir et, oh siktir et! Neredeyse geldin! *** Dur! DURMAK! Sensörlerim beni uyardı. Neredeyse geldin!" calcext:value-type="string">
            <text:p>Oh fuck, oh siktir et, oh siktir et! Neredeyse geldin! *** Dur! DURMAK! Sensörlerim beni uyardı. Neredeyse geldin!</text:p>
          </table:table-cell>
          <table:table-cell table:formula="of:=GOOGLETRANSLATE_YOULIBRECALC([.$D55];[.$D$2];[.$O$2])" office:value-type="string" office:string-value="Oh cazzo, oh cazzo, oh cazzo! Sei quasi venuto! *** Stop! FERMARE! I miei sensori mi hanno avvertito. Sei quasi arrivato!" calcext:value-type="string">
            <text:p>Oh cazzo, oh cazzo, oh cazzo! Sei quasi venuto! *** Stop! FERMARE! I miei sensori mi hanno avvertito. Sei quasi arrivato!</text:p>
          </table:table-cell>
          <table:table-cell table:formula="of:=GOOGLETRANSLATE_YOULIBRECALC([.$D55];[.$D$2];[.$P$2])" office:value-type="string" office:string-value="Oh fuck, oh fuck, oh fuck! Je kwam bijna! *** Stop! STOP! Mijn sensoren waarschuwden me. Je kwam bijna!" calcext:value-type="string">
            <text:p>Oh fuck, oh fuck, oh fuck! Je kwam bijna! *** Stop! STOP! Mijn sensoren waarschuwden me. Je kwam bijna!</text:p>
          </table:table-cell>
          <table:table-cell table:formula="of:=GOOGLETRANSLATE_YOULIBRECALC([.$D55];[.$D$2];[.$Q$2])" office:value-type="string" office:string-value="오 젠장, 오 젠장, 오 젠장! 당신은 거의 왔어요! *** 중지! 멈추다! 내 센서가 나에게 경고했다. 당신은 거의왔다!" calcext:value-type="string">
            <text:p>오 젠장, 오 젠장, 오 젠장! 당신은 거의 왔어요! *** 중지! 멈추다! 내 센서가 나에게 경고했다. 당신은 거의왔다!</text:p>
          </table:table-cell>
          <table:table-cell table:formula="of:=GOOGLETRANSLATE_YOULIBRECALC([.$D55];[.$D$2];[.$R$2])" office:value-type="string" office:string-value="Ach, kurva, kurva, ach kurva! Skoro si prišiel! *** Zastav! Stop! Moje senzory ma varovali. Skoro si prišiel!" calcext:value-type="string">
            <text:p>Ach, kurva, kurva, ach kurva! Skoro si prišiel! *** Zastav! Stop! Moje senzory ma varovali. Skoro si prišiel!</text:p>
          </table:table-cell>
          <table:table-cell table:formula="of:=GOOGLETRANSLATE_YOULIBRECALC([.$D55];[.$D$2];[.$S$2])" office:value-type="string" office:string-value="Oh fuck, oh fuck, oh fuck! You almost came!***Stop! STOP! My sensors warned me. You almost came!" calcext:value-type="string">
            <text:p>Oh fuck, oh fuck, oh fuck! You almost came!***Stop! STOP! My sensors warned me. You almost came!</text:p>
          </table:table-cell>
          <table:table-cell table:formula="of:=GOOGLETRANSLATE_YOULIBRECALC([.$D55];[.$D$2];[.$T$2])" office:value-type="string" office:string-value="โอ้มีเพศสัมพันธ์โอ้มีเพศสัมพันธ์โอ้มีเพศสัมพันธ์! คุณเกือบจะมาแล้ว! *** หยุด! หยุด! เซ็นเซอร์ของฉันเตือนฉัน คุณเกือบจะมาแล้ว!" calcext:value-type="string">
            <text:p>โอ้มีเพศสัมพันธ์โอ้มีเพศสัมพันธ์โอ้มีเพศสัมพันธ์! คุณเกือบจะมาแล้ว! *** หยุด! หยุด! เซ็นเซอร์ของฉันเตือนฉัน คุณเกือบจะมาแล้ว!</text:p>
          </table:table-cell>
          <table:table-cell table:formula="of:=GOOGLETRANSLATE_YOULIBRECALC([.$D55];[.$D$2];[.$U$2])" office:value-type="string" office:string-value="Oh fuck, oh fuck, oh fuck! Anda hampir datang! *** Berhenti! BERHENTI! Sensor saya memperingatkan saya. Anda hampir datang!" calcext:value-type="string">
            <text:p>Oh fuck, oh fuck, oh fuck! Anda hampir datang! *** Berhenti! BERHENTI! Sensor saya memperingatkan saya. Anda hampir datang!</text:p>
          </table:table-cell>
          <table:table-cell table:formula="of:=GOOGLETRANSLATE_YOULIBRECALC([.$D55];[.$D$2];[.$V$2])" office:value-type="string" office:string-value="Oh Fuck, oh kurva, oh, kurva! Skoro jste přišli! *** STOP! ZASTÁVKA! Moje senzory mě varovaly. Skoro jsi přišel!" calcext:value-type="string">
            <text:p>Oh Fuck, oh kurva, oh, kurva! Skoro jste přišli! *** STOP! ZASTÁVKA! Moje senzory mě varovaly. Skoro jsi přišel!</text:p>
          </table:table-cell>
          <table:table-cell table:formula="of:=GOOGLETRANSLATE_YOULIBRECALC([.$D55];[.$D$2];[.$W$2])" office:value-type="string" office:string-value="Oh fuck, oh fuck, oh fuck! Halos dumating ka na! *** STOP! Huminto! Binalaan ako ng aking mga sensor. Halos dumating ka na!" calcext:value-type="string">
            <text:p>Oh fuck, oh fuck, oh fuck! Halos dumating ka na! *** STOP! Huminto! Binalaan ako ng aking mga sensor. Halos dumating ka na!</text:p>
          </table:table-cell>
          <table:table-cell table:formula="of:=GOOGLETRANSLATE_YOULIBRECALC([.$D55];[.$D$2];[.$X$2])" office:value-type="string" office:string-value="О, ебать, о, ебать, о, ебать! Ви майже прийшли! *** Стоп! СТІЙ! Мої датчики попередили мене. Ви майже прийшли!" calcext:value-type="string">
            <text:p>О, ебать, о, ебать, о, ебать! Ви майже прийшли! *** Стоп! СТІЙ! Мої датчики попередили мене. Ви майже прийшли!</text:p>
          </table:table-cell>
          <table:table-cell table:formula="of:=GOOGLETRANSLATE_YOULIBRECALC([.$D55];[.$D$2];[.$Y$2])" office:value-type="string" office:string-value="Ôi chết tiệt, ôi chết tiệt, oh chết tiệt! Bạn gần như đã đến! *** Dừng lại! DỪNG LẠI! Cảm biến của tôi đã cảnh báo tôi. Bạn gần như đã đến!" calcext:value-type="string">
            <text:p>Ôi chết tiệt, ôi chết tiệt, oh chết tiệt! Bạn gần như đã đến! *** Dừng lại! DỪNG LẠI! Cảm biến của tôi đã cảnh báo tôi. Bạn gần như đã đến!</text:p>
          </table:table-cell>
          <table:table-cell table:formula="of:=GOOGLETRANSLATE_YOULIBRECALC([.$D55];[.$D$2];[.$Z$2])" office:value-type="string" office:string-value="Oh verdammt, oh fick, oh fick! Du bist fast gekommen! *** Stop! STOPPEN! Meine Sensoren warnten mich. Du bist fast gekommen!" calcext:value-type="string">
            <text:p>Oh verdammt, oh fick, oh fick! Du bist fast gekommen! *** Stop! STOPPEN! Meine Sensoren warnten mich. Du bist fast gekommen!</text:p>
          </table:table-cell>
          <table:table-cell table:formula="of:=GOOGLETRANSLATE_YOULIBRECALC([.$D55];[.$D$2];[.$AA$2])" office:value-type="string" office:string-value="Voi vittu, oi vittu, oi vittu! Sinä melkein tuli! *** Pysäytä! STOP! Anturit varoittivat minua. Tulit melkein!" calcext:value-type="string">
            <text:p>Voi vittu, oi vittu, oi vittu! Sinä melkein tuli! *** Pysäytä! STOP! Anturit varoittivat minua. Tulit melkein!</text:p>
          </table:table-cell>
          <table:table-cell table:formula="of:=GOOGLETRANSLATE_YOULIBRECALC([.$D55];[.$D$2];[.$AB$2])" office:value-type="string" office:string-value="Åh fuck, åh fuck, åh fuck! Du kom næsten! *** Stop! STOP! Mine sensorer advarede mig. Du kom næsten!" calcext:value-type="string">
            <text:p>Åh fuck, åh fuck, åh fuck! Du kom næsten! *** Stop! STOP! Mine sensorer advarede mig. Du kom næsten!</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Blowjob_EdgingAlmostCam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56];[.$D$2];[.$E$2])" office:value-type="string" office:string-value="无效的" calcext:value-type="string">
            <text:p>无效的</text:p>
          </table:table-cell>
          <table:table-cell table:formula="of:=GOOGLETRANSLATE_YOULIBRECALC([.$D56];[.$D$2];[.$F$2])" office:value-type="string" office:string-value="ヌル" calcext:value-type="string">
            <text:p>ヌル</text:p>
          </table:table-cell>
          <table:table-cell table:formula="of:=GOOGLETRANSLATE_YOULIBRECALC([.$D56];[.$D$2];[.$G$2])" office:value-type="string" office:string-value="nieważny" calcext:value-type="string">
            <text:p>nieważny</text:p>
          </table:table-cell>
          <table:table-cell table:formula="of:=GOOGLETRANSLATE_YOULIBRECALC([.$D56];[.$D$2];[.$H$2])" office:value-type="string" office:string-value="nulo" calcext:value-type="string">
            <text:p>nulo</text:p>
          </table:table-cell>
          <table:table-cell table:formula="of:=GOOGLETRANSLATE_YOULIBRECALC([.$D56];[.$D$2];[.$I$2])" office:value-type="string" office:string-value="нулевой" calcext:value-type="string">
            <text:p>нулевой</text:p>
          </table:table-cell>
          <table:table-cell table:formula="of:=GOOGLETRANSLATE_YOULIBRECALC([.$D56];[.$D$2];[.$J$2])" office:value-type="string" office:string-value="nul" calcext:value-type="string">
            <text:p>nul</text:p>
          </table:table-cell>
          <table:table-cell table:formula="of:=GOOGLETRANSLATE_YOULIBRECALC([.$D56];[.$D$2];[.$K$2])" office:value-type="string" office:string-value="null" calcext:value-type="string">
            <text:p>null</text:p>
          </table:table-cell>
          <table:table-cell table:formula="of:=GOOGLETRANSLATE_YOULIBRECALC([.$D56];[.$D$2];[.$L$2])" office:value-type="string" office:string-value="nulla" calcext:value-type="string">
            <text:p>nulla</text:p>
          </table:table-cell>
          <table:table-cell table:formula="of:=GOOGLETRANSLATE_YOULIBRECALC([.$D56];[.$D$2];[.$M$2])" office:value-type="string" office:string-value="άκυρος" calcext:value-type="string">
            <text:p>άκυρος</text:p>
          </table:table-cell>
          <table:table-cell table:formula="of:=GOOGLETRANSLATE_YOULIBRECALC([.$D56];[.$D$2];[.$N$2])" office:value-type="string" office:string-value="hükümsüz" calcext:value-type="string">
            <text:p>hükümsüz</text:p>
          </table:table-cell>
          <table:table-cell table:formula="of:=GOOGLETRANSLATE_YOULIBRECALC([.$D56];[.$D$2];[.$O$2])" office:value-type="string" office:string-value="null" calcext:value-type="string">
            <text:p>null</text:p>
          </table:table-cell>
          <table:table-cell table:formula="of:=GOOGLETRANSLATE_YOULIBRECALC([.$D56];[.$D$2];[.$P$2])" office:value-type="string" office:string-value="nul" calcext:value-type="string">
            <text:p>nul</text:p>
          </table:table-cell>
          <table:table-cell table:formula="of:=GOOGLETRANSLATE_YOULIBRECALC([.$D56];[.$D$2];[.$Q$2])" office:value-type="string" office:string-value="널" calcext:value-type="string">
            <text:p>널</text:p>
          </table:table-cell>
          <table:table-cell table:formula="of:=GOOGLETRANSLATE_YOULIBRECALC([.$D56];[.$D$2];[.$R$2])" office:value-type="string" office:string-value="nulové" calcext:value-type="string">
            <text:p>nulové</text:p>
          </table:table-cell>
          <table:table-cell table:formula="of:=GOOGLETRANSLATE_YOULIBRECALC([.$D56];[.$D$2];[.$S$2])" office:value-type="string" office:string-value="null" calcext:value-type="string">
            <text:p>null</text:p>
          </table:table-cell>
          <table:table-cell table:formula="of:=GOOGLETRANSLATE_YOULIBRECALC([.$D56];[.$D$2];[.$T$2])" office:value-type="string" office:string-value="โมฆะ" calcext:value-type="string">
            <text:p>โมฆะ</text:p>
          </table:table-cell>
          <table:table-cell table:formula="of:=GOOGLETRANSLATE_YOULIBRECALC([.$D56];[.$D$2];[.$U$2])" office:value-type="string" office:string-value="batal" calcext:value-type="string">
            <text:p>batal</text:p>
          </table:table-cell>
          <table:table-cell table:formula="of:=GOOGLETRANSLATE_YOULIBRECALC([.$D56];[.$D$2];[.$V$2])" office:value-type="string" office:string-value="null" calcext:value-type="string">
            <text:p>null</text:p>
          </table:table-cell>
          <table:table-cell table:formula="of:=GOOGLETRANSLATE_YOULIBRECALC([.$D56];[.$D$2];[.$W$2])" office:value-type="string" office:string-value="Null" calcext:value-type="string">
            <text:p>Null</text:p>
          </table:table-cell>
          <table:table-cell table:formula="of:=GOOGLETRANSLATE_YOULIBRECALC([.$D56];[.$D$2];[.$X$2])" office:value-type="string" office:string-value="нульовий" calcext:value-type="string">
            <text:p>нульовий</text:p>
          </table:table-cell>
          <table:table-cell table:formula="of:=GOOGLETRANSLATE_YOULIBRECALC([.$D56];[.$D$2];[.$Y$2])" office:value-type="string" office:string-value="vô giá trị" calcext:value-type="string">
            <text:p>vô giá trị</text:p>
          </table:table-cell>
          <table:table-cell table:formula="of:=GOOGLETRANSLATE_YOULIBRECALC([.$D56];[.$D$2];[.$Z$2])" office:value-type="string" office:string-value="NULL" calcext:value-type="string">
            <text:p>NULL</text:p>
          </table:table-cell>
          <table:table-cell table:formula="of:=GOOGLETRANSLATE_YOULIBRECALC([.$D56];[.$D$2];[.$AA$2])" office:value-type="string" office:string-value="tyhjä" calcext:value-type="string">
            <text:p>tyhjä</text:p>
          </table:table-cell>
          <table:table-cell table:formula="of:=GOOGLETRANSLATE_YOULIBRECALC([.$D5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2">
          <table:table-cell table:style-name="ce6" office:value-type="string" calcext:value-type="string">
            <text:p>Blowjob_EdgingHadToSlowdown</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W-Wow! Wait. Let me slow down. My calculations may be off…***99.9% possibilities of cumming. Let’s calm down a bit.</text:p>
          </table:table-cell>
          <table:table-cell table:formula="of:=GOOGLETRANSLATE_YOULIBRECALC([.$D57];[.$D$2];[.$E$2])" office:value-type="string" office:string-value="沃！等待。让我放慢脚步。我的计算可能已经关闭了……*** 99.9％的卡明可能性。让我们冷静一下。" calcext:value-type="string">
            <text:p>沃！等待。让我放慢脚步。我的计算可能已经关闭了……*** 99.9％的卡明可能性。让我们冷静一下。</text:p>
          </table:table-cell>
          <table:table-cell table:formula="of:=GOOGLETRANSLATE_YOULIBRECALC([.$D57];[.$D$2];[.$F$2])" office:value-type="string" office:string-value="w-wow！待って。遅くしましょう。私の計算はオフになる可能性があります…***カミングの99.9％の可能性。少し落ち着かせましょう。" calcext:value-type="string">
            <text:p>w-wow！待って。遅くしましょう。私の計算はオフになる可能性があります…***カミングの99.9％の可能性。少し落ち着かせましょう。</text:p>
          </table:table-cell>
          <table:table-cell table:formula="of:=GOOGLETRANSLATE_YOULIBRECALC([.$D57];[.$D$2];[.$G$2])" office:value-type="string" office:string-value="W-WOW! Czekać. Pozwól mi zwolnić. Moje obliczenia mogą być wyłączone… *** 99,9% możliwości Cumming. Uspokój się trochę." calcext:value-type="string">
            <text:p>W-WOW! Czekać. Pozwól mi zwolnić. Moje obliczenia mogą być wyłączone… *** 99,9% możliwości Cumming. Uspokój się trochę.</text:p>
          </table:table-cell>
          <table:table-cell table:formula="of:=GOOGLETRANSLATE_YOULIBRECALC([.$D57];[.$D$2];[.$H$2])" office:value-type="string" office:string-value="W-wow! Esperar. Déjame reducir la velocidad. Mis cálculos pueden estar apagados ... *** 99.9% de posibilidades de cumming. Vamos a calmarnos un poco." calcext:value-type="string">
            <text:p>W-wow! Esperar. Déjame reducir la velocidad. Mis cálculos pueden estar apagados ... *** 99.9% de posibilidades de cumming. Vamos a calmarnos un poco.</text:p>
          </table:table-cell>
          <table:table-cell table:formula="of:=GOOGLETRANSLATE_YOULIBRECALC([.$D57];[.$D$2];[.$I$2])" office:value-type="string" office:string-value="W-Wow! Ждать. Позвольте мне замедлиться. Мои расчеты могут быть выключены… *** 99,9% возможности консака. Давайте немного успокоимся." calcext:value-type="string">
            <text:p>W-Wow! Ждать. Позвольте мне замедлиться. Мои расчеты могут быть выключены… *** 99,9% возможности консака. Давайте немного успокоимся.</text:p>
          </table:table-cell>
          <table:table-cell table:formula="of:=GOOGLETRANSLATE_YOULIBRECALC([.$D57];[.$D$2];[.$J$2])" office:value-type="string" office:string-value="Wow! Attendez. Laissez-moi ralentir. Mes calculs peuvent être désactivés… *** 99,9% des possibilités de joueur. Calalons un peu." calcext:value-type="string">
            <text:p>Wow! Attendez. Laissez-moi ralentir. Mes calculs peuvent être désactivés… *** 99,9% des possibilités de joueur. Calalons un peu.</text:p>
          </table:table-cell>
          <table:table-cell table:formula="of:=GOOGLETRANSLATE_YOULIBRECALC([.$D57];[.$D$2];[.$K$2])" office:value-type="string" office:string-value="W-wow! Čakaj. Naj upočasnim. Moji izračuni so morda izklopljeni… *** 99,9% možnosti Cumming -a. Malo se pomirimo." calcext:value-type="string">
            <text:p>W-wow! Čakaj. Naj upočasnim. Moji izračuni so morda izklopljeni… *** 99,9% možnosti Cumming -a. Malo se pomirimo.</text:p>
          </table:table-cell>
          <table:table-cell table:formula="of:=GOOGLETRANSLATE_YOULIBRECALC([.$D57];[.$D$2];[.$L$2])" office:value-type="string" office:string-value="W-wow! Várjon. Hadd lassítsam le. A számításaim kikapcsolódhatnak ... *** 99,9% -os lehetőségek a cumming számára. Nyugodjunk meg egy kicsit." calcext:value-type="string">
            <text:p>W-wow! Várjon. Hadd lassítsam le. A számításaim kikapcsolódhatnak ... *** 99,9% -os lehetőségek a cumming számára. Nyugodjunk meg egy kicsit.</text:p>
          </table:table-cell>
          <table:table-cell table:formula="of:=GOOGLETRANSLATE_YOULIBRECALC([.$D57];[.$D$2];[.$M$2])" office:value-type="string" office:string-value="W-wow! Περιμένετε. Επιτρέψτε μου να επιβραδύνει. Οι υπολογισμοί μου μπορεί να είναι εκτός λειτουργίας ... *** 99,9% δυνατότητες του Cumming. Ας ηρεμήσουμε λίγο." calcext:value-type="string">
            <text:p>W-wow! Περιμένετε. Επιτρέψτε μου να επιβραδύνει. Οι υπολογισμοί μου μπορεί να είναι εκτός λειτουργίας ... *** 99,9% δυνατότητες του Cumming. Ας ηρεμήσουμε λίγο.</text:p>
          </table:table-cell>
          <table:table-cell table:formula="of:=GOOGLETRANSLATE_YOULIBRECALC([.$D57];[.$D$2];[.$N$2])" office:value-type="string" office:string-value="W-wow! Beklemek. Yavaşlayayım. Hesaplamalarım kapalı olabilir… ***% 99.9 Cumming olasılıkları. Biraz sakinleşelim." calcext:value-type="string">
            <text:p>W-wow! Beklemek. Yavaşlayayım. Hesaplamalarım kapalı olabilir… ***% 99.9 Cumming olasılıkları. Biraz sakinleşelim.</text:p>
          </table:table-cell>
          <table:table-cell table:formula="of:=GOOGLETRANSLATE_YOULIBRECALC([.$D57];[.$D$2];[.$O$2])" office:value-type="string" office:string-value="W-wow! Aspettare. Fammi rallentare. I miei calcoli potrebbero essere fuori ... *** 99,9% possibilità di cumming. Calmamoci un po '." calcext:value-type="string">
            <text:p>W-wow! Aspettare. Fammi rallentare. I miei calcoli potrebbero essere fuori ... *** 99,9% possibilità di cumming. Calmamoci un po '.</text:p>
          </table:table-cell>
          <table:table-cell table:formula="of:=GOOGLETRANSLATE_YOULIBRECALC([.$D57];[.$D$2];[.$P$2])" office:value-type="string" office:string-value="W-WOW! Wachten. Laat me vertragen. Mijn berekeningen zijn mogelijk uitgeschakeld ... *** 99,9% mogelijkheden van klaarkomen. Laten we een beetje kalmeren." calcext:value-type="string">
            <text:p>W-WOW! Wachten. Laat me vertragen. Mijn berekeningen zijn mogelijk uitgeschakeld ... *** 99,9% mogelijkheden van klaarkomen. Laten we een beetje kalmeren.</text:p>
          </table:table-cell>
          <table:table-cell table:formula="of:=GOOGLETRANSLATE_YOULIBRECALC([.$D57];[.$D$2];[.$Q$2])" office:value-type="string" office:string-value="wwow! 기다리다. 속도를 늦추겠습니다. 내 계산은 꺼져있을 수 있습니다… *** 99.9% 커밍 가능성. 조금 진정합시다." calcext:value-type="string">
            <text:p>wwow! 기다리다. 속도를 늦추겠습니다. 내 계산은 꺼져있을 수 있습니다… *** 99.9% 커밍 가능성. 조금 진정합시다.</text:p>
          </table:table-cell>
          <table:table-cell table:formula="of:=GOOGLETRANSLATE_YOULIBRECALC([.$D57];[.$D$2];[.$R$2])" office:value-type="string" office:string-value="W-wow! Počkajte. Nechaj ma spomaliť. Moje výpočty môžu byť vypnuté ... *** 99,9% možností cummingu. Trochu sa upokojme." calcext:value-type="string">
            <text:p>W-wow! Počkajte. Nechaj ma spomaliť. Moje výpočty môžu byť vypnuté ... *** 99,9% možností cummingu. Trochu sa upokojme.</text:p>
          </table:table-cell>
          <table:table-cell table:formula="of:=GOOGLETRANSLATE_YOULIBRECALC([.$D57];[.$D$2];[.$S$2])" office:value-type="string" office:string-value="W-Wow! Wait. Let me slow down. My calculations may be off…***99.9% possibilities of cumming. Let’s calm down a bit." calcext:value-type="string">
            <text:p>W-Wow! Wait. Let me slow down. My calculations may be off…***99.9% possibilities of cumming. Let’s calm down a bit.</text:p>
          </table:table-cell>
          <table:table-cell table:formula="of:=GOOGLETRANSLATE_YOULIBRECALC([.$D57];[.$D$2];[.$T$2])" office:value-type="string" office:string-value="W-WOW! รอ. ให้ฉันช้าลง การคำนวณของฉันอาจปิด ... *** 99.9% ความเป็นไปได้ของคัมมิง มาสงบลงสักหน่อย" calcext:value-type="string">
            <text:p>W-WOW! รอ. ให้ฉันช้าลง การคำนวณของฉันอาจปิด ... *** 99.9% ความเป็นไปได้ของคัมมิง มาสงบลงสักหน่อย</text:p>
          </table:table-cell>
          <table:table-cell table:formula="of:=GOOGLETRANSLATE_YOULIBRECALC([.$D57];[.$D$2];[.$U$2])" office:value-type="string" office:string-value="W-Wow! Tunggu. Biarkan saya melambat. Perhitungan saya mungkin tidak aktif ... *** 99,9% kemungkinan cumming. Mari kita sedikit tenang." calcext:value-type="string">
            <text:p>W-Wow! Tunggu. Biarkan saya melambat. Perhitungan saya mungkin tidak aktif ... *** 99,9% kemungkinan cumming. Mari kita sedikit tenang.</text:p>
          </table:table-cell>
          <table:table-cell table:formula="of:=GOOGLETRANSLATE_YOULIBRECALC([.$D57];[.$D$2];[.$V$2])" office:value-type="string" office:string-value="W-wow! Počkejte. Dovolte mi zpomalit. Moje výpočty mohou být vypnuté ... *** 99,9% možností Cummingu. Pojďme se trochu uklidnit." calcext:value-type="string">
            <text:p>W-wow! Počkejte. Dovolte mi zpomalit. Moje výpočty mohou být vypnuté ... *** 99,9% možností Cummingu. Pojďme se trochu uklidnit.</text:p>
          </table:table-cell>
          <table:table-cell table:formula="of:=GOOGLETRANSLATE_YOULIBRECALC([.$D57];[.$D$2];[.$W$2])" office:value-type="string" office:string-value="W-wow! Maghintay. Hayaan mo akong pabagalin. Ang aking mga kalkulasyon ay maaaring naka -off ... *** 99.9% posibilidad ng cumming. Huminahon tayo ng kaunti." calcext:value-type="string">
            <text:p>W-wow! Maghintay. Hayaan mo akong pabagalin. Ang aking mga kalkulasyon ay maaaring naka -off ... *** 99.9% posibilidad ng cumming. Huminahon tayo ng kaunti.</text:p>
          </table:table-cell>
          <table:table-cell table:formula="of:=GOOGLETRANSLATE_YOULIBRECALC([.$D57];[.$D$2];[.$X$2])" office:value-type="string" office:string-value="W-WOW! Чекати. Дозвольте мені сповільнити. Мої розрахунки можуть бути вимкнені… *** 99,9% можливостей Каммінга. Давайте трохи заспокоїмося." calcext:value-type="string">
            <text:p>W-WOW! Чекати. Дозвольте мені сповільнити. Мої розрахунки можуть бути вимкнені… *** 99,9% можливостей Каммінга. Давайте трохи заспокоїмося.</text:p>
          </table:table-cell>
          <table:table-cell table:formula="of:=GOOGLETRANSLATE_YOULIBRECALC([.$D57];[.$D$2];[.$Y$2])" office:value-type="string" office:string-value="W-wow! Chờ đợi. Hãy để tôi chậm lại. Tính toán của tôi có thể giảm bớt *** 99,9% khả năng của Cumming. Hãy để bình tĩnh lại một chút." calcext:value-type="string">
            <text:p>W-wow! Chờ đợi. Hãy để tôi chậm lại. Tính toán của tôi có thể giảm bớt *** 99,9% khả năng của Cumming. Hãy để bình tĩnh lại một chút.</text:p>
          </table:table-cell>
          <table:table-cell table:formula="of:=GOOGLETRANSLATE_YOULIBRECALC([.$D57];[.$D$2];[.$Z$2])" office:value-type="string" office:string-value="W-Wow! Warten. Lass mich langsamer werden. Meine Berechnungen können ausgeschaltet sein ... *** 99,9% Cumming -Möglichkeiten. Lassen Sie uns ein bisschen beruhigen." calcext:value-type="string">
            <text:p>W-Wow! Warten. Lass mich langsamer werden. Meine Berechnungen können ausgeschaltet sein ... *** 99,9% Cumming -Möglichkeiten. Lassen Sie uns ein bisschen beruhigen.</text:p>
          </table:table-cell>
          <table:table-cell table:formula="of:=GOOGLETRANSLATE_YOULIBRECALC([.$D57];[.$D$2];[.$AA$2])" office:value-type="string" office:string-value="Wow! Odota. Anna minun hidastaa. Laskelmani voivat olla pois päältä ... *** 99,9% Cumming -mahdollisuudet. Rauhoitetaan vähän." calcext:value-type="string">
            <text:p>Wow! Odota. Anna minun hidastaa. Laskelmani voivat olla pois päältä ... *** 99,9% Cumming -mahdollisuudet. Rauhoitetaan vähän.</text:p>
          </table:table-cell>
          <table:table-cell table:formula="of:=GOOGLETRANSLATE_YOULIBRECALC([.$D57];[.$D$2];[.$AB$2])" office:value-type="string" office:string-value="W-wow! Vente. Lad mig bremse. Mine beregninger kan være slukket ... *** 99,9% muligheder for cumming. Lad os slappe af lidt." calcext:value-type="string">
            <text:p>W-wow! Vente. Lad mig bremse. Mine beregninger kan være slukket ... *** 99,9% muligheder for cumming. Lad os slappe af lidt.</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Blowjob_EdgingHadToSlowdown</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58];[.$D$2];[.$E$2])" office:value-type="string" office:string-value="无效的" calcext:value-type="string">
            <text:p>无效的</text:p>
          </table:table-cell>
          <table:table-cell table:formula="of:=GOOGLETRANSLATE_YOULIBRECALC([.$D58];[.$D$2];[.$F$2])" office:value-type="string" office:string-value="ヌル" calcext:value-type="string">
            <text:p>ヌル</text:p>
          </table:table-cell>
          <table:table-cell table:formula="of:=GOOGLETRANSLATE_YOULIBRECALC([.$D58];[.$D$2];[.$G$2])" office:value-type="string" office:string-value="nieważny" calcext:value-type="string">
            <text:p>nieważny</text:p>
          </table:table-cell>
          <table:table-cell table:formula="of:=GOOGLETRANSLATE_YOULIBRECALC([.$D58];[.$D$2];[.$H$2])" office:value-type="string" office:string-value="nulo" calcext:value-type="string">
            <text:p>nulo</text:p>
          </table:table-cell>
          <table:table-cell table:formula="of:=GOOGLETRANSLATE_YOULIBRECALC([.$D58];[.$D$2];[.$I$2])" office:value-type="string" office:string-value="нулевой" calcext:value-type="string">
            <text:p>нулевой</text:p>
          </table:table-cell>
          <table:table-cell table:formula="of:=GOOGLETRANSLATE_YOULIBRECALC([.$D58];[.$D$2];[.$J$2])" office:value-type="string" office:string-value="nul" calcext:value-type="string">
            <text:p>nul</text:p>
          </table:table-cell>
          <table:table-cell table:formula="of:=GOOGLETRANSLATE_YOULIBRECALC([.$D58];[.$D$2];[.$K$2])" office:value-type="string" office:string-value="null" calcext:value-type="string">
            <text:p>null</text:p>
          </table:table-cell>
          <table:table-cell table:formula="of:=GOOGLETRANSLATE_YOULIBRECALC([.$D58];[.$D$2];[.$L$2])" office:value-type="string" office:string-value="nulla" calcext:value-type="string">
            <text:p>nulla</text:p>
          </table:table-cell>
          <table:table-cell table:formula="of:=GOOGLETRANSLATE_YOULIBRECALC([.$D58];[.$D$2];[.$M$2])" office:value-type="string" office:string-value="άκυρος" calcext:value-type="string">
            <text:p>άκυρος</text:p>
          </table:table-cell>
          <table:table-cell table:formula="of:=GOOGLETRANSLATE_YOULIBRECALC([.$D58];[.$D$2];[.$N$2])" office:value-type="string" office:string-value="hükümsüz" calcext:value-type="string">
            <text:p>hükümsüz</text:p>
          </table:table-cell>
          <table:table-cell table:formula="of:=GOOGLETRANSLATE_YOULIBRECALC([.$D58];[.$D$2];[.$O$2])" office:value-type="string" office:string-value="null" calcext:value-type="string">
            <text:p>null</text:p>
          </table:table-cell>
          <table:table-cell table:formula="of:=GOOGLETRANSLATE_YOULIBRECALC([.$D58];[.$D$2];[.$P$2])" office:value-type="string" office:string-value="nul" calcext:value-type="string">
            <text:p>nul</text:p>
          </table:table-cell>
          <table:table-cell table:formula="of:=GOOGLETRANSLATE_YOULIBRECALC([.$D58];[.$D$2];[.$Q$2])" office:value-type="string" office:string-value="널" calcext:value-type="string">
            <text:p>널</text:p>
          </table:table-cell>
          <table:table-cell table:formula="of:=GOOGLETRANSLATE_YOULIBRECALC([.$D58];[.$D$2];[.$R$2])" office:value-type="string" office:string-value="nulové" calcext:value-type="string">
            <text:p>nulové</text:p>
          </table:table-cell>
          <table:table-cell table:formula="of:=GOOGLETRANSLATE_YOULIBRECALC([.$D58];[.$D$2];[.$S$2])" office:value-type="string" office:string-value="null" calcext:value-type="string">
            <text:p>null</text:p>
          </table:table-cell>
          <table:table-cell table:formula="of:=GOOGLETRANSLATE_YOULIBRECALC([.$D58];[.$D$2];[.$T$2])" office:value-type="string" office:string-value="โมฆะ" calcext:value-type="string">
            <text:p>โมฆะ</text:p>
          </table:table-cell>
          <table:table-cell table:formula="of:=GOOGLETRANSLATE_YOULIBRECALC([.$D58];[.$D$2];[.$U$2])" office:value-type="string" office:string-value="batal" calcext:value-type="string">
            <text:p>batal</text:p>
          </table:table-cell>
          <table:table-cell table:formula="of:=GOOGLETRANSLATE_YOULIBRECALC([.$D58];[.$D$2];[.$V$2])" office:value-type="string" office:string-value="null" calcext:value-type="string">
            <text:p>null</text:p>
          </table:table-cell>
          <table:table-cell table:formula="of:=GOOGLETRANSLATE_YOULIBRECALC([.$D58];[.$D$2];[.$W$2])" office:value-type="string" office:string-value="Null" calcext:value-type="string">
            <text:p>Null</text:p>
          </table:table-cell>
          <table:table-cell table:formula="of:=GOOGLETRANSLATE_YOULIBRECALC([.$D58];[.$D$2];[.$X$2])" office:value-type="string" office:string-value="нульовий" calcext:value-type="string">
            <text:p>нульовий</text:p>
          </table:table-cell>
          <table:table-cell table:formula="of:=GOOGLETRANSLATE_YOULIBRECALC([.$D58];[.$D$2];[.$Y$2])" office:value-type="string" office:string-value="vô giá trị" calcext:value-type="string">
            <text:p>vô giá trị</text:p>
          </table:table-cell>
          <table:table-cell table:formula="of:=GOOGLETRANSLATE_YOULIBRECALC([.$D58];[.$D$2];[.$Z$2])" office:value-type="string" office:string-value="NULL" calcext:value-type="string">
            <text:p>NULL</text:p>
          </table:table-cell>
          <table:table-cell table:formula="of:=GOOGLETRANSLATE_YOULIBRECALC([.$D58];[.$D$2];[.$AA$2])" office:value-type="string" office:string-value="tyhjä" calcext:value-type="string">
            <text:p>tyhjä</text:p>
          </table:table-cell>
          <table:table-cell table:formula="of:=GOOGLETRANSLATE_YOULIBRECALC([.$D5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0">
          <table:table-cell table:style-name="ce6" office:value-type="string" calcext:value-type="string">
            <text:p>Blowjob_EdgingForceStop</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This “Edging” function is not fun. Let me deactivate it. ***The edging thing is causing several warnings. Better to disconnect it before it fries me…</text:p>
          </table:table-cell>
          <table:table-cell table:formula="of:=GOOGLETRANSLATE_YOULIBRECALC([.$D59];[.$D$2];[.$E$2])" office:value-type="string" office:string-value="这种“互补”功能并不有趣。让我停用它。 ***边缘的事情引起了一些警告。最好在它薯条之前断开它…" calcext:value-type="string">
            <text:p>这种“互补”功能并不有趣。让我停用它。 ***边缘的事情引起了一些警告。最好在它薯条之前断开它…</text:p>
          </table:table-cell>
          <table:table-cell table:formula="of:=GOOGLETRANSLATE_YOULIBRECALC([.$D59];[.$D$2];[.$F$2])" office:value-type="string" office:string-value="この「縁取り」機能は楽しくありません。無効にさせてください。 ***エッジングのことはいくつかの警告を引き起こしています。それが私を揚げる前にそれを切断する方が良い…" calcext:value-type="string">
            <text:p>この「縁取り」機能は楽しくありません。無効にさせてください。 ***エッジングのことはいくつかの警告を引き起こしています。それが私を揚げる前にそれを切断する方が良い…</text:p>
          </table:table-cell>
          <table:table-cell table:formula="of:=GOOGLETRANSLATE_YOULIBRECALC([.$D59];[.$D$2];[.$G$2])" office:value-type="string" office:string-value="Ta funkcja „obdarowania” nie jest zabawna. Pozwól mi to dezaktywować. *** Rzecz obręczy powoduje kilka ostrzeżeń. Lepiej go odłączyć, zanim mnie smaruje…" calcext:value-type="string">
            <text:p>Ta funkcja „obdarowania” nie jest zabawna. Pozwól mi to dezaktywować. *** Rzecz obręczy powoduje kilka ostrzeżeń. Lepiej go odłączyć, zanim mnie smaruje…</text:p>
          </table:table-cell>
          <table:table-cell table:formula="of:=GOOGLETRANSLATE_YOULIBRECALC([.$D59];[.$D$2];[.$H$2])" office:value-type="string" office:string-value="Esta función de &quot;borde&quot; no es divertida. Déjame desactivarlo. *** Lo bordado está causando varias advertencias. Es mejor desconectarlo antes de que me fríe ..." calcext:value-type="string">
            <text:p>Esta función de "borde" no es divertida. Déjame desactivarlo. *** Lo bordado está causando varias advertencias. Es mejor desconectarlo antes de que me fríe ...</text:p>
          </table:table-cell>
          <table:table-cell table:formula="of:=GOOGLETRANSLATE_YOULIBRECALC([.$D59];[.$D$2];[.$I$2])" office:value-type="string" office:string-value="Эта функция «окантовки» не веселая. Позвольте мне деактивировать это. *** Обратная вещь вызывает несколько предупреждений. Лучше отключить его, прежде чем он меня жарит ..." calcext:value-type="string">
            <text:p>Эта функция «окантовки» не веселая. Позвольте мне деактивировать это. *** Обратная вещь вызывает несколько предупреждений. Лучше отключить его, прежде чем он меня жарит ...</text:p>
          </table:table-cell>
          <table:table-cell table:formula="of:=GOOGLETRANSLATE_YOULIBRECALC([.$D59];[.$D$2];[.$J$2])" office:value-type="string" office:string-value="Cette fonction de «bordure» n'est pas amusante. Permettez-moi de le désactiver. *** Le truc de bordure provoque plusieurs avertissements. Mieux vaut le déconnecter avant qu'il ne me fasse…" calcext:value-type="string">
            <text:p>Cette fonction de «bordure» n'est pas amusante. Permettez-moi de le désactiver. *** Le truc de bordure provoque plusieurs avertissements. Mieux vaut le déconnecter avant qu'il ne me fasse…</text:p>
          </table:table-cell>
          <table:table-cell table:formula="of:=GOOGLETRANSLATE_YOULIBRECALC([.$D59];[.$D$2];[.$K$2])" office:value-type="string" office:string-value="Ta funkcija &quot;obrobja&quot; ni zabavna. Naj to deaktiviram. *** Stvar z obrobjem povzroča več opozoril. Bolje, da ga odklopite, preden me ocvrti ..." calcext:value-type="string">
            <text:p>Ta funkcija "obrobja" ni zabavna. Naj to deaktiviram. *** Stvar z obrobjem povzroča več opozoril. Bolje, da ga odklopite, preden me ocvrti ...</text:p>
          </table:table-cell>
          <table:table-cell table:formula="of:=GOOGLETRANSLATE_YOULIBRECALC([.$D59];[.$D$2];[.$L$2])" office:value-type="string" office:string-value="Ez a „szegély” funkció nem szórakoztató. Hadd deaktiváljam. *** A szegély dolog több figyelmeztetést okoz. Jobb, ha leválasztja, mielőtt megsimogatna ..." calcext:value-type="string">
            <text:p>Ez a „szegély” funkció nem szórakoztató. Hadd deaktiváljam. *** A szegély dolog több figyelmeztetést okoz. Jobb, ha leválasztja, mielőtt megsimogatna ...</text:p>
          </table:table-cell>
          <table:table-cell table:formula="of:=GOOGLETRANSLATE_YOULIBRECALC([.$D59];[.$D$2];[.$M$2])" office:value-type="string" office:string-value="Αυτή η λειτουργία &quot;Edging&quot; δεν είναι διασκεδαστική. Επιτρέψτε μου να το απενεργοποιήσω. *** Το πράγμα που προκαλεί αρκετές προειδοποιήσεις. Καλύτερα να το αποσυνδέσω πριν με τηγανίσει…" calcext:value-type="string">
            <text:p>Αυτή η λειτουργία "Edging" δεν είναι διασκεδαστική. Επιτρέψτε μου να το απενεργοποιήσω. *** Το πράγμα που προκαλεί αρκετές προειδοποιήσεις. Καλύτερα να το αποσυνδέσω πριν με τηγανίσει…</text:p>
          </table:table-cell>
          <table:table-cell table:formula="of:=GOOGLETRANSLATE_YOULIBRECALC([.$D59];[.$D$2];[.$N$2])" office:value-type="string" office:string-value="Bu “kenar” işlevi eğlenceli değil. Devre dışı bırakayım. *** Kenar olayı birkaç uyarıya neden oluyor. Beni kızdırmadan koparmak daha iyi ..." calcext:value-type="string">
            <text:p>Bu “kenar” işlevi eğlenceli değil. Devre dışı bırakayım. *** Kenar olayı birkaç uyarıya neden oluyor. Beni kızdırmadan koparmak daha iyi ...</text:p>
          </table:table-cell>
          <table:table-cell table:formula="of:=GOOGLETRANSLATE_YOULIBRECALC([.$D59];[.$D$2];[.$O$2])" office:value-type="string" office:string-value="Questa funzione di &quot;bordo&quot; non è divertente. Lasciami disattivare. *** La cosa del bordo sta causando diversi avvertimenti. Meglio disconnetterlo prima che mi frigga ..." calcext:value-type="string">
            <text:p>Questa funzione di "bordo" non è divertente. Lasciami disattivare. *** La cosa del bordo sta causando diversi avvertimenti. Meglio disconnetterlo prima che mi frigga ...</text:p>
          </table:table-cell>
          <table:table-cell table:formula="of:=GOOGLETRANSLATE_YOULIBRECALC([.$D59];[.$D$2];[.$P$2])" office:value-type="string" office:string-value="Deze &quot;rand&quot; -functie is niet leuk. Laat me het deactiveren. *** Het randende ding veroorzaakt verschillende waarschuwingen. Het is beter om het los te koppelen voordat het me friet ..." calcext:value-type="string">
            <text:p>Deze "rand" -functie is niet leuk. Laat me het deactiveren. *** Het randende ding veroorzaakt verschillende waarschuwingen. Het is beter om het los te koppelen voordat het me friet ...</text:p>
          </table:table-cell>
          <table:table-cell table:formula="of:=GOOGLETRANSLATE_YOULIBRECALC([.$D59];[.$D$2];[.$Q$2])" office:value-type="string" office:string-value="이 &quot;가장자리&quot;기능은 재미 있지 않습니다. 비활성화하겠습니다. *** 테두리는 몇 가지 경고를 일으키고 있습니다. 튀기기 전에 끊는 것이 낫습니다…" calcext:value-type="string">
            <text:p>이 "가장자리"기능은 재미 있지 않습니다. 비활성화하겠습니다. *** 테두리는 몇 가지 경고를 일으키고 있습니다. 튀기기 전에 끊는 것이 낫습니다…</text:p>
          </table:table-cell>
          <table:table-cell table:formula="of:=GOOGLETRANSLATE_YOULIBRECALC([.$D59];[.$D$2];[.$R$2])" office:value-type="string" office:string-value="Táto funkcia „lemovania“ nie je zábavná. Dovoľte mi to deaktivovať. *** Edging Thing spôsobuje niekoľko varovaní. Lepšie je odpojiť to skôr, ako ma vypustí ..." calcext:value-type="string">
            <text:p>Táto funkcia „lemovania“ nie je zábavná. Dovoľte mi to deaktivovať. *** Edging Thing spôsobuje niekoľko varovaní. Lepšie je odpojiť to skôr, ako ma vypustí ...</text:p>
          </table:table-cell>
          <table:table-cell table:formula="of:=GOOGLETRANSLATE_YOULIBRECALC([.$D59];[.$D$2];[.$S$2])" office:value-type="string" office:string-value="This “Edging” function is not fun. Let me deactivate it. ***The edging thing is causing several warnings. Better to disconnect it before it fries me…" calcext:value-type="string">
            <text:p>This “Edging” function is not fun. Let me deactivate it. ***The edging thing is causing several warnings. Better to disconnect it before it fries me…</text:p>
          </table:table-cell>
          <table:table-cell table:formula="of:=GOOGLETRANSLATE_YOULIBRECALC([.$D59];[.$D$2];[.$T$2])" office:value-type="string" office:string-value="ฟังก์ชั่น“ ขอบ” นี้ไม่สนุก ให้ฉันปิดใช้งานมัน *** สิ่งที่ขอบทำให้เกิดคำเตือนหลายครั้ง ดีกว่าที่จะตัดการเชื่อมต่อก่อนที่มันจะทอดฉัน ..." calcext:value-type="string">
            <text:p>ฟังก์ชั่น“ ขอบ” นี้ไม่สนุก ให้ฉันปิดใช้งานมัน *** สิ่งที่ขอบทำให้เกิดคำเตือนหลายครั้ง ดีกว่าที่จะตัดการเชื่อมต่อก่อนที่มันจะทอดฉัน ...</text:p>
          </table:table-cell>
          <table:table-cell table:formula="of:=GOOGLETRANSLATE_YOULIBRECALC([.$D59];[.$D$2];[.$U$2])" office:value-type="string" office:string-value="Fungsi &quot;tepi&quot; ini tidak menyenangkan. Biarkan saya menonaktifkannya. *** Hal yang diulang menyebabkan beberapa peringatan. Lebih baik untuk memutuskannya sebelum itu menggoreng saya…" calcext:value-type="string">
            <text:p>Fungsi "tepi" ini tidak menyenangkan. Biarkan saya menonaktifkannya. *** Hal yang diulang menyebabkan beberapa peringatan. Lebih baik untuk memutuskannya sebelum itu menggoreng saya…</text:p>
          </table:table-cell>
          <table:table-cell table:formula="of:=GOOGLETRANSLATE_YOULIBRECALC([.$D59];[.$D$2];[.$V$2])" office:value-type="string" office:string-value="Tato funkce „lemování“ není zábavná. Dovolte mi to deaktivovat. *** Nejmodernější věc způsobuje několik varování. Lepší je to odpojit, než mě ohraje ..." calcext:value-type="string">
            <text:p>Tato funkce „lemování“ není zábavná. Dovolte mi to deaktivovat. *** Nejmodernější věc způsobuje několik varování. Lepší je to odpojit, než mě ohraje ...</text:p>
          </table:table-cell>
          <table:table-cell table:formula="of:=GOOGLETRANSLATE_YOULIBRECALC([.$D59];[.$D$2];[.$W$2])" office:value-type="string" office:string-value="Ang function na &quot;edging&quot; na ito ay hindi masaya. Hayaan mo akong i -deactivate ito. *** Ang pag -aayos ng bagay ay nagdudulot ng maraming mga babala. Mas mahusay na idiskonekta ito bago ito fries sa akin ..." calcext:value-type="string">
            <text:p>Ang function na "edging" na ito ay hindi masaya. Hayaan mo akong i -deactivate ito. *** Ang pag -aayos ng bagay ay nagdudulot ng maraming mga babala. Mas mahusay na idiskonekta ito bago ito fries sa akin ...</text:p>
          </table:table-cell>
          <table:table-cell table:formula="of:=GOOGLETRANSLATE_YOULIBRECALC([.$D59];[.$D$2];[.$X$2])" office:value-type="string" office:string-value="Ця функція «окантовки» не весела. Дозвольте мені деактивувати це. *** Річ окантовки викликає кілька попереджень. Краще відключити його, перш ніж він смажить мене ..." calcext:value-type="string">
            <text:p>Ця функція «окантовки» не весела. Дозвольте мені деактивувати це. *** Річ окантовки викликає кілька попереджень. Краще відключити його, перш ніж він смажить мене ...</text:p>
          </table:table-cell>
          <table:table-cell table:formula="of:=GOOGLETRANSLATE_YOULIBRECALC([.$D59];[.$D$2];[.$Y$2])" office:value-type="string" office:string-value="Chức năng này không phải là thú vị. Hãy để tôi hủy kích hoạt nó. *** Điều Edging đang gây ra một số cảnh báo. Tốt hơn là ngắt kết nối nó trước khi nó chiên tôi…" calcext:value-type="string">
            <text:p>Chức năng này không phải là thú vị. Hãy để tôi hủy kích hoạt nó. *** Điều Edging đang gây ra một số cảnh báo. Tốt hơn là ngắt kết nối nó trước khi nó chiên tôi…</text:p>
          </table:table-cell>
          <table:table-cell table:formula="of:=GOOGLETRANSLATE_YOULIBRECALC([.$D59];[.$D$2];[.$Z$2])" office:value-type="string" office:string-value="Diese „Kanten“ -Funktion macht keinen Spaß. Lassen Sie mich es deaktivieren. *** Das Kantensache macht mehrere Warnungen. Besser zu trennen, bevor es mich frittiert ..." calcext:value-type="string">
            <text:p>Diese „Kanten“ -Funktion macht keinen Spaß. Lassen Sie mich es deaktivieren. *** Das Kantensache macht mehrere Warnungen. Besser zu trennen, bevor es mich frittiert ...</text:p>
          </table:table-cell>
          <table:table-cell table:formula="of:=GOOGLETRANSLATE_YOULIBRECALC([.$D59];[.$D$2];[.$AA$2])" office:value-type="string" office:string-value="Tämä &quot;reunus&quot; -toiminto ei ole hauskaa. Anna minun deaktivoida se. *** reunusasia aiheuttaa useita varoituksia. Parempi irrottaa se ennen kuin se lentää minua ..." calcext:value-type="string">
            <text:p>Tämä "reunus" -toiminto ei ole hauskaa. Anna minun deaktivoida se. *** reunusasia aiheuttaa useita varoituksia. Parempi irrottaa se ennen kuin se lentää minua ...</text:p>
          </table:table-cell>
          <table:table-cell table:formula="of:=GOOGLETRANSLATE_YOULIBRECALC([.$D59];[.$D$2];[.$AB$2])" office:value-type="string" office:string-value="Denne &quot;kantning&quot; -funktion er ikke sjov. Lad mig deaktivere det. *** Den kantede ting forårsager flere advarsler. Bedre at afbryde det, før det fritiser mig ..." calcext:value-type="string">
            <text:p>Denne "kantning" -funktion er ikke sjov. Lad mig deaktivere det. *** Den kantede ting forårsager flere advarsler. Bedre at afbryde det, før det fritiser mig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Blowjob_EdgingForceStop</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60];[.$D$2];[.$E$2])" office:value-type="string" office:string-value="无效的" calcext:value-type="string">
            <text:p>无效的</text:p>
          </table:table-cell>
          <table:table-cell table:formula="of:=GOOGLETRANSLATE_YOULIBRECALC([.$D60];[.$D$2];[.$F$2])" office:value-type="string" office:string-value="ヌル" calcext:value-type="string">
            <text:p>ヌル</text:p>
          </table:table-cell>
          <table:table-cell table:formula="of:=GOOGLETRANSLATE_YOULIBRECALC([.$D60];[.$D$2];[.$G$2])" office:value-type="string" office:string-value="nieważny" calcext:value-type="string">
            <text:p>nieważny</text:p>
          </table:table-cell>
          <table:table-cell table:formula="of:=GOOGLETRANSLATE_YOULIBRECALC([.$D60];[.$D$2];[.$H$2])" office:value-type="string" office:string-value="nulo" calcext:value-type="string">
            <text:p>nulo</text:p>
          </table:table-cell>
          <table:table-cell table:formula="of:=GOOGLETRANSLATE_YOULIBRECALC([.$D60];[.$D$2];[.$I$2])" office:value-type="string" office:string-value="нулевой" calcext:value-type="string">
            <text:p>нулевой</text:p>
          </table:table-cell>
          <table:table-cell table:formula="of:=GOOGLETRANSLATE_YOULIBRECALC([.$D60];[.$D$2];[.$J$2])" office:value-type="string" office:string-value="nul" calcext:value-type="string">
            <text:p>nul</text:p>
          </table:table-cell>
          <table:table-cell table:formula="of:=GOOGLETRANSLATE_YOULIBRECALC([.$D60];[.$D$2];[.$K$2])" office:value-type="string" office:string-value="null" calcext:value-type="string">
            <text:p>null</text:p>
          </table:table-cell>
          <table:table-cell table:formula="of:=GOOGLETRANSLATE_YOULIBRECALC([.$D60];[.$D$2];[.$L$2])" office:value-type="string" office:string-value="nulla" calcext:value-type="string">
            <text:p>nulla</text:p>
          </table:table-cell>
          <table:table-cell table:formula="of:=GOOGLETRANSLATE_YOULIBRECALC([.$D60];[.$D$2];[.$M$2])" office:value-type="string" office:string-value="άκυρος" calcext:value-type="string">
            <text:p>άκυρος</text:p>
          </table:table-cell>
          <table:table-cell table:formula="of:=GOOGLETRANSLATE_YOULIBRECALC([.$D60];[.$D$2];[.$N$2])" office:value-type="string" office:string-value="hükümsüz" calcext:value-type="string">
            <text:p>hükümsüz</text:p>
          </table:table-cell>
          <table:table-cell table:formula="of:=GOOGLETRANSLATE_YOULIBRECALC([.$D60];[.$D$2];[.$O$2])" office:value-type="string" office:string-value="null" calcext:value-type="string">
            <text:p>null</text:p>
          </table:table-cell>
          <table:table-cell table:formula="of:=GOOGLETRANSLATE_YOULIBRECALC([.$D60];[.$D$2];[.$P$2])" office:value-type="string" office:string-value="nul" calcext:value-type="string">
            <text:p>nul</text:p>
          </table:table-cell>
          <table:table-cell table:formula="of:=GOOGLETRANSLATE_YOULIBRECALC([.$D60];[.$D$2];[.$Q$2])" office:value-type="string" office:string-value="널" calcext:value-type="string">
            <text:p>널</text:p>
          </table:table-cell>
          <table:table-cell table:formula="of:=GOOGLETRANSLATE_YOULIBRECALC([.$D60];[.$D$2];[.$R$2])" office:value-type="string" office:string-value="nulové" calcext:value-type="string">
            <text:p>nulové</text:p>
          </table:table-cell>
          <table:table-cell table:formula="of:=GOOGLETRANSLATE_YOULIBRECALC([.$D60];[.$D$2];[.$S$2])" office:value-type="string" office:string-value="null" calcext:value-type="string">
            <text:p>null</text:p>
          </table:table-cell>
          <table:table-cell table:formula="of:=GOOGLETRANSLATE_YOULIBRECALC([.$D60];[.$D$2];[.$T$2])" office:value-type="string" office:string-value="โมฆะ" calcext:value-type="string">
            <text:p>โมฆะ</text:p>
          </table:table-cell>
          <table:table-cell table:formula="of:=GOOGLETRANSLATE_YOULIBRECALC([.$D60];[.$D$2];[.$U$2])" office:value-type="string" office:string-value="batal" calcext:value-type="string">
            <text:p>batal</text:p>
          </table:table-cell>
          <table:table-cell table:formula="of:=GOOGLETRANSLATE_YOULIBRECALC([.$D60];[.$D$2];[.$V$2])" office:value-type="string" office:string-value="null" calcext:value-type="string">
            <text:p>null</text:p>
          </table:table-cell>
          <table:table-cell table:formula="of:=GOOGLETRANSLATE_YOULIBRECALC([.$D60];[.$D$2];[.$W$2])" office:value-type="string" office:string-value="Null" calcext:value-type="string">
            <text:p>Null</text:p>
          </table:table-cell>
          <table:table-cell table:formula="of:=GOOGLETRANSLATE_YOULIBRECALC([.$D60];[.$D$2];[.$X$2])" office:value-type="string" office:string-value="нульовий" calcext:value-type="string">
            <text:p>нульовий</text:p>
          </table:table-cell>
          <table:table-cell table:formula="of:=GOOGLETRANSLATE_YOULIBRECALC([.$D60];[.$D$2];[.$Y$2])" office:value-type="string" office:string-value="vô giá trị" calcext:value-type="string">
            <text:p>vô giá trị</text:p>
          </table:table-cell>
          <table:table-cell table:formula="of:=GOOGLETRANSLATE_YOULIBRECALC([.$D60];[.$D$2];[.$Z$2])" office:value-type="string" office:string-value="NULL" calcext:value-type="string">
            <text:p>NULL</text:p>
          </table:table-cell>
          <table:table-cell table:formula="of:=GOOGLETRANSLATE_YOULIBRECALC([.$D60];[.$D$2];[.$AA$2])" office:value-type="string" office:string-value="tyhjä" calcext:value-type="string">
            <text:p>tyhjä</text:p>
          </table:table-cell>
          <table:table-cell table:formula="of:=GOOGLETRANSLATE_YOULIBRECALC([.$D6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Blowjob_SwallowFull</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O…Oh mah gud… So much… I… I cann… breat…***I… Wasn’t…expect…that much…***My cum throat contained will overfill~</text:p>
          </table:table-cell>
          <table:table-cell table:formula="of:=GOOGLETRANSLATE_YOULIBRECALC([.$D61];[.$D$2];[.$E$2])" office:value-type="string" office:string-value="哦……哦，妈妈……这么多……我……我……我……breat……***我……我没有……期望……***我的喉咙包含的暨会过度填补〜" calcext:value-type="string">
            <text:p>哦……哦，妈妈……这么多……我……我……我……breat……***我……我没有……期望……***我的喉咙包含的暨会过度填补〜</text:p>
          </table:table-cell>
          <table:table-cell table:formula="of:=GOOGLETRANSLATE_YOULIBRECALC([.$D61];[.$D$2];[.$F$2])" office:value-type="string" office:string-value="o…ああ、ああ、ああ…私は…私…私はcanり…" calcext:value-type="string">
            <text:p>o…ああ、ああ、ああ…私は…私…私はcanり…</text:p>
          </table:table-cell>
          <table:table-cell table:formula="of:=GOOGLETRANSLATE_YOULIBRECALC([.$D61];[.$D$2];[.$G$2])" office:value-type="string" office:string-value="O… Och, mah gud… tyle… ja… ja… breat… *** Nie… nie byłem… spodziewaj się… *** mój gardło zawiera przepełnienie ~" calcext:value-type="string">
            <text:p>O… Och, mah gud… tyle… ja… ja… breat… *** Nie… nie byłem… spodziewaj się… *** mój gardło zawiera przepełnienie ~</text:p>
          </table:table-cell>
          <table:table-cell table:formula="of:=GOOGLETRANSLATE_YOULIBRECALC([.$D61];[.$D$2];[.$H$2])" office:value-type="string" office:string-value="O ... oh mah gud ... tanto ... yo ... yo no ... me río ... *** yo ... no era ... esperar ... eso ... *** mi semen contenida" calcext:value-type="string">
            <text:p>O ... oh mah gud ... tanto ... yo ... yo no ... me río ... *** yo ... no era ... esperar ... eso ... *** mi semen contenida</text:p>
          </table:table-cell>
          <table:table-cell table:formula="of:=GOOGLETRANSLATE_YOULIBRECALC([.$D61];[.$D$2];[.$I$2])" office:value-type="string" office:string-value="О ... о, мах Гуд ... так много ... я ... я cann ... Бриф ... *** Я ... не был ... ожидал ... так много ... *** МОГ" calcext:value-type="string">
            <text:p>О ... о, мах Гуд ... так много ... я ... я cann ... Бриф ... *** Я ... не был ... ожидал ... так много ... *** МОГ</text:p>
          </table:table-cell>
          <table:table-cell table:formula="of:=GOOGLETRANSLATE_YOULIBRECALC([.$D61];[.$D$2];[.$J$2])" office:value-type="string" office:string-value="O… oh mah gud… tellement… je… je cane… Breat… *** Je… n'étaient pas… attendez-vous… beaucoup… *** Ma gorge de sperme contenait de trop" calcext:value-type="string">
            <text:p>O… oh mah gud… tellement… je… je cane… Breat… *** Je… n'étaient pas… attendez-vous… beaucoup… *** Ma gorge de sperme contenait de trop</text:p>
          </table:table-cell>
          <table:table-cell table:formula="of:=GOOGLETRANSLATE_YOULIBRECALC([.$D61];[.$D$2];[.$K$2])" office:value-type="string" office:string-value="O ... Oh mah gud ... toliko ... jaz ... jaz ... jaz ... mešanica ... *** nisem ... nisem ... pričakoval ... toliko ... *** Moje cum grlo bo vsebovalo pretirano ~" calcext:value-type="string">
            <text:p>O ... Oh mah gud ... toliko ... jaz ... jaz ... jaz ... mešanica ... *** nisem ... nisem ... pričakoval ... toliko ... *** Moje cum grlo bo vsebovalo pretirano ~</text:p>
          </table:table-cell>
          <table:table-cell table:formula="of:=GOOGLETRANSLATE_YOULIBRECALC([.$D61];[.$D$2];[.$L$2])" office:value-type="string" office:string-value="Ó ... Ó, Mah Gud… annyira… én… én Cann… Breat… *** Nem voltam… nem vártam… sokat… *** A cum torkom feltartóztatni fog ~" calcext:value-type="string">
            <text:p>Ó ... Ó, Mah Gud… annyira… én… én Cann… Breat… *** Nem voltam… nem vártam… sokat… *** A cum torkom feltartóztatni fog ~</text:p>
          </table:table-cell>
          <table:table-cell table:formula="of:=GOOGLETRANSLATE_YOULIBRECALC([.$D61];[.$D$2];[.$M$2])" office:value-type="string" office:string-value="O ... Ω mah gud ... τόσο πολύ ... εγώ ... εγώ cann ... breat… *** Εγώ ... δεν ήταν… περιμένω ... τόσο πολύ… *** Το cum μου το λαιμό που περιείχε θα υπερβεί ~" calcext:value-type="string">
            <text:p>O ... Ω mah gud ... τόσο πολύ ... εγώ ... εγώ cann ... breat… *** Εγώ ... δεν ήταν… περιμένω ... τόσο πολύ… *** Το cum μου το λαιμό που περιείχε θα υπερβεί ~</text:p>
          </table:table-cell>
          <table:table-cell table:formula="of:=GOOGLETRANSLATE_YOULIBRECALC([.$D61];[.$D$2];[.$N$2])" office:value-type="string" office:string-value="O… Oh Mah Gud… Çok… Ben… Ben Cann… Breat… *** Ben… değil… o kadar… *** Cum boğazımın içerdiği aşırı doldurulacak ~" calcext:value-type="string">
            <text:p>O… Oh Mah Gud… Çok… Ben… Ben Cann… Breat… *** Ben… değil… o kadar… *** Cum boğazımın içerdiği aşırı doldurulacak ~</text:p>
          </table:table-cell>
          <table:table-cell table:formula="of:=GOOGLETRANSLATE_YOULIBRECALC([.$D61];[.$D$2];[.$O$2])" office:value-type="string" office:string-value="O ... oh mah gud ... così tanto ... io ... Cannie ... BREAT ... *** I ... non ero ... aspettarmi ... così tanto ... *** la mia gola contenuta si riempirà ~" calcext:value-type="string">
            <text:p>O ... oh mah gud ... così tanto ... io ... Cannie ... BREAT ... *** I ... non ero ... aspettarmi ... così tanto ... *** la mia gola contenuta si riempirà ~</text:p>
          </table:table-cell>
          <table:table-cell table:formula="of:=GOOGLETRANSLATE_YOULIBRECALC([.$D61];[.$D$2];[.$P$2])" office:value-type="string" office:string-value="O ... oh mah gud ... zo veel ... ik ... ik kan ... breat ... *** ik ... was niet ... verwacht ... zoveel ... *** mijn cum keel bevatte zal overvol ~" calcext:value-type="string">
            <text:p>O ... oh mah gud ... zo veel ... ik ... ik kan ... breat ... *** ik ... was niet ... verwacht ... zoveel ... *** mijn cum keel bevatte zal overvol ~</text:p>
          </table:table-cell>
          <table:table-cell table:formula="of:=GOOGLETRANSLATE_YOULIBRECALC([.$D61];[.$D$2];[.$Q$2])" office:value-type="string" office:string-value="O… 오 마흐 gud…" calcext:value-type="string">
            <text:p>O… 오 마흐 gud…</text:p>
          </table:table-cell>
          <table:table-cell table:formula="of:=GOOGLETRANSLATE_YOULIBRECALC([.$D61];[.$D$2];[.$R$2])" office:value-type="string" office:string-value="O ... ach mah gud ... toľko ... ja ... ja ... ja ... breat ... *** Ja ... nebol ... očakávaj ... toľko ... *** Moje cum hrdlo obsahovalo vôľu ~" calcext:value-type="string">
            <text:p>O ... ach mah gud ... toľko ... ja ... ja ... ja ... breat ... *** Ja ... nebol ... očakávaj ... toľko ... *** Moje cum hrdlo obsahovalo vôľu ~</text:p>
          </table:table-cell>
          <table:table-cell table:formula="of:=GOOGLETRANSLATE_YOULIBRECALC([.$D61];[.$D$2];[.$S$2])" office:value-type="string" office:string-value="O…Oh mah gud… So much… I… I cann… breat…***I… Wasn’t…expect…that much…***My cum throat contained will overfill~" calcext:value-type="string">
            <text:p>O…Oh mah gud… So much… I… I cann… breat…***I… Wasn’t…expect…that much…***My cum throat contained will overfill~</text:p>
          </table:table-cell>
          <table:table-cell table:formula="of:=GOOGLETRANSLATE_YOULIBRECALC([.$D61];[.$D$2];[.$T$2])" office:value-type="string" office:string-value="O …โอ้มาห์ gud …มาก…ฉัน…ฉันไม่ได้… breat … *** ฉัน…ไม่ได้คาดหวัง…มาก… *** คอสุดหลั่งของฉันที่มีอยู่จะเติมเต็ม ~" calcext:value-type="string">
            <text:p>O …โอ้มาห์ gud …มาก…ฉัน…ฉันไม่ได้… breat … *** ฉัน…ไม่ได้คาดหวัง…มาก… *** คอสุดหลั่งของฉันที่มีอยู่จะเติมเต็ม ~</text:p>
          </table:table-cell>
          <table:table-cell table:formula="of:=GOOGLETRANSLATE_YOULIBRECALC([.$D61];[.$D$2];[.$U$2])" office:value-type="string" office:string-value="O ... Oh Mah Gud ... sangat banyak ... Aku ... aku bisa ... Breat ... *** Aku ... tidak ... berharap ... sebanyak itu ... *** Tenggorokan cum saya terkandung akan meluap ~" calcext:value-type="string">
            <text:p>O ... Oh Mah Gud ... sangat banyak ... Aku ... aku bisa ... Breat ... *** Aku ... tidak ... berharap ... sebanyak itu ... *** Tenggorokan cum saya terkandung akan meluap ~</text:p>
          </table:table-cell>
          <table:table-cell table:formula="of:=GOOGLETRANSLATE_YOULIBRECALC([.$D61];[.$D$2];[.$V$2])" office:value-type="string" office:string-value="O ... Ach Mah Gud ... tolik ... Já ... Já Cann ... Breat ... *** Já ... Nebyl jsem ... očekával ... tolik ... *** Moje cum hrdlo obsažené bude přeplnit ~" calcext:value-type="string">
            <text:p>O ... Ach Mah Gud ... tolik ... Já ... Já Cann ... Breat ... *** Já ... Nebyl jsem ... očekával ... tolik ... *** Moje cum hrdlo obsažené bude přeplnit ~</text:p>
          </table:table-cell>
          <table:table-cell table:formula="of:=GOOGLETRANSLATE_YOULIBRECALC([.$D61];[.$D$2];[.$W$2])" office:value-type="string" office:string-value="O ... oh Mah Gud ... Sobrang ... Ako ... I cann ... Breat ... *** Ako ... ay hindi ... asahan ... na marami ... *** Ang aking cum throat na nilalaman ay overfill ~" calcext:value-type="string">
            <text:p>O ... oh Mah Gud ... Sobrang ... Ako ... I cann ... Breat ... *** Ako ... ay hindi ... asahan ... na marami ... *** Ang aking cum throat na nilalaman ay overfill ~</text:p>
          </table:table-cell>
          <table:table-cell table:formula="of:=GOOGLETRANSLATE_YOULIBRECALC([.$D61];[.$D$2];[.$X$2])" office:value-type="string" office:string-value="О… о Мах Гуд ... так багато ... Я ... я консервую… БРЕТ… *** Я… не був… очікувати ..." calcext:value-type="string">
            <text:p>О… о Мах Гуд ... так багато ... Я ... я консервую… БРЕТ… *** Я… не був… очікувати ...</text:p>
          </table:table-cell>
          <table:table-cell table:formula="of:=GOOGLETRANSLATE_YOULIBRECALC([.$D61];[.$D$2];[.$Y$2])" office:value-type="string" office:string-value="O, Oh Mah Gud, rất nhiều" calcext:value-type="string">
            <text:p>O, Oh Mah Gud, rất nhiều</text:p>
          </table:table-cell>
          <table:table-cell table:formula="of:=GOOGLETRANSLATE_YOULIBRECALC([.$D61];[.$D$2];[.$Z$2])" office:value-type="string" office:string-value="O ... oh Mah Gud ... so viel ... ich ... ich kann ... Breat ... *** Ich ... war nicht ... erwarten ... so viel ... *** mein Sperma -Hals wird überfüllt ~" calcext:value-type="string">
            <text:p>O ... oh Mah Gud ... so viel ... ich ... ich kann ... Breat ... *** Ich ... war nicht ... erwarten ... so viel ... *** mein Sperma -Hals wird überfüllt ~</text:p>
          </table:table-cell>
          <table:table-cell table:formula="of:=GOOGLETRANSLATE_YOULIBRECALC([.$D61];[.$D$2];[.$AA$2])" office:value-type="string" office:string-value="O… Voi mah gud… niin paljon… minä… minä kärjessä… *** En… en… odottanut… niin paljon… *** Cum -kurkuni sisälsi Will -täyttöä ~" calcext:value-type="string">
            <text:p>O… Voi mah gud… niin paljon… minä… minä kärjessä… *** En… en… odottanut… niin paljon… *** Cum -kurkuni sisälsi Will -täyttöä ~</text:p>
          </table:table-cell>
          <table:table-cell table:formula="of:=GOOGLETRANSLATE_YOULIBRECALC([.$D61];[.$D$2];[.$AB$2])" office:value-type="string" office:string-value="O… åh mah gud… så meget… jeg… jeg kan… breat… *** jeg… var ikke… forvent… så meget… *** min sperm hals indeholdt vil overfylde ~" calcext:value-type="string">
            <text:p>O… åh mah gud… så meget… jeg… jeg kan… breat… *** jeg… var ikke… forvent… så meget… *** min sperm hals indeholdt vil overfylde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Blowjob_SwallowFull</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62];[.$D$2];[.$E$2])" office:value-type="string" office:string-value="无效的" calcext:value-type="string">
            <text:p>无效的</text:p>
          </table:table-cell>
          <table:table-cell table:formula="of:=GOOGLETRANSLATE_YOULIBRECALC([.$D62];[.$D$2];[.$F$2])" office:value-type="string" office:string-value="ヌル" calcext:value-type="string">
            <text:p>ヌル</text:p>
          </table:table-cell>
          <table:table-cell table:formula="of:=GOOGLETRANSLATE_YOULIBRECALC([.$D62];[.$D$2];[.$G$2])" office:value-type="string" office:string-value="nieważny" calcext:value-type="string">
            <text:p>nieważny</text:p>
          </table:table-cell>
          <table:table-cell table:formula="of:=GOOGLETRANSLATE_YOULIBRECALC([.$D62];[.$D$2];[.$H$2])" office:value-type="string" office:string-value="nulo" calcext:value-type="string">
            <text:p>nulo</text:p>
          </table:table-cell>
          <table:table-cell table:formula="of:=GOOGLETRANSLATE_YOULIBRECALC([.$D62];[.$D$2];[.$I$2])" office:value-type="string" office:string-value="нулевой" calcext:value-type="string">
            <text:p>нулевой</text:p>
          </table:table-cell>
          <table:table-cell table:formula="of:=GOOGLETRANSLATE_YOULIBRECALC([.$D62];[.$D$2];[.$J$2])" office:value-type="string" office:string-value="nul" calcext:value-type="string">
            <text:p>nul</text:p>
          </table:table-cell>
          <table:table-cell table:formula="of:=GOOGLETRANSLATE_YOULIBRECALC([.$D62];[.$D$2];[.$K$2])" office:value-type="string" office:string-value="null" calcext:value-type="string">
            <text:p>null</text:p>
          </table:table-cell>
          <table:table-cell table:formula="of:=GOOGLETRANSLATE_YOULIBRECALC([.$D62];[.$D$2];[.$L$2])" office:value-type="string" office:string-value="nulla" calcext:value-type="string">
            <text:p>nulla</text:p>
          </table:table-cell>
          <table:table-cell table:formula="of:=GOOGLETRANSLATE_YOULIBRECALC([.$D62];[.$D$2];[.$M$2])" office:value-type="string" office:string-value="άκυρος" calcext:value-type="string">
            <text:p>άκυρος</text:p>
          </table:table-cell>
          <table:table-cell table:formula="of:=GOOGLETRANSLATE_YOULIBRECALC([.$D62];[.$D$2];[.$N$2])" office:value-type="string" office:string-value="hükümsüz" calcext:value-type="string">
            <text:p>hükümsüz</text:p>
          </table:table-cell>
          <table:table-cell table:formula="of:=GOOGLETRANSLATE_YOULIBRECALC([.$D62];[.$D$2];[.$O$2])" office:value-type="string" office:string-value="null" calcext:value-type="string">
            <text:p>null</text:p>
          </table:table-cell>
          <table:table-cell table:formula="of:=GOOGLETRANSLATE_YOULIBRECALC([.$D62];[.$D$2];[.$P$2])" office:value-type="string" office:string-value="nul" calcext:value-type="string">
            <text:p>nul</text:p>
          </table:table-cell>
          <table:table-cell table:formula="of:=GOOGLETRANSLATE_YOULIBRECALC([.$D62];[.$D$2];[.$Q$2])" office:value-type="string" office:string-value="널" calcext:value-type="string">
            <text:p>널</text:p>
          </table:table-cell>
          <table:table-cell table:formula="of:=GOOGLETRANSLATE_YOULIBRECALC([.$D62];[.$D$2];[.$R$2])" office:value-type="string" office:string-value="nulové" calcext:value-type="string">
            <text:p>nulové</text:p>
          </table:table-cell>
          <table:table-cell table:formula="of:=GOOGLETRANSLATE_YOULIBRECALC([.$D62];[.$D$2];[.$S$2])" office:value-type="string" office:string-value="null" calcext:value-type="string">
            <text:p>null</text:p>
          </table:table-cell>
          <table:table-cell table:formula="of:=GOOGLETRANSLATE_YOULIBRECALC([.$D62];[.$D$2];[.$T$2])" office:value-type="string" office:string-value="โมฆะ" calcext:value-type="string">
            <text:p>โมฆะ</text:p>
          </table:table-cell>
          <table:table-cell table:formula="of:=GOOGLETRANSLATE_YOULIBRECALC([.$D62];[.$D$2];[.$U$2])" office:value-type="string" office:string-value="batal" calcext:value-type="string">
            <text:p>batal</text:p>
          </table:table-cell>
          <table:table-cell table:formula="of:=GOOGLETRANSLATE_YOULIBRECALC([.$D62];[.$D$2];[.$V$2])" office:value-type="string" office:string-value="null" calcext:value-type="string">
            <text:p>null</text:p>
          </table:table-cell>
          <table:table-cell table:formula="of:=GOOGLETRANSLATE_YOULIBRECALC([.$D62];[.$D$2];[.$W$2])" office:value-type="string" office:string-value="Null" calcext:value-type="string">
            <text:p>Null</text:p>
          </table:table-cell>
          <table:table-cell table:formula="of:=GOOGLETRANSLATE_YOULIBRECALC([.$D62];[.$D$2];[.$X$2])" office:value-type="string" office:string-value="нульовий" calcext:value-type="string">
            <text:p>нульовий</text:p>
          </table:table-cell>
          <table:table-cell table:formula="of:=GOOGLETRANSLATE_YOULIBRECALC([.$D62];[.$D$2];[.$Y$2])" office:value-type="string" office:string-value="vô giá trị" calcext:value-type="string">
            <text:p>vô giá trị</text:p>
          </table:table-cell>
          <table:table-cell table:formula="of:=GOOGLETRANSLATE_YOULIBRECALC([.$D62];[.$D$2];[.$Z$2])" office:value-type="string" office:string-value="NULL" calcext:value-type="string">
            <text:p>NULL</text:p>
          </table:table-cell>
          <table:table-cell table:formula="of:=GOOGLETRANSLATE_YOULIBRECALC([.$D62];[.$D$2];[.$AA$2])" office:value-type="string" office:string-value="tyhjä" calcext:value-type="string">
            <text:p>tyhjä</text:p>
          </table:table-cell>
          <table:table-cell table:formula="of:=GOOGLETRANSLATE_YOULIBRECALC([.$D6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Blowjob_SwallowHalf</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Are you trying to make me chubby? Cause that’s not how bots work {f_playerName}…***Oh g… *cough* {{punch=0.2,0.2}} Some got on my… *cough*{{punch=0.2,0.2}} internals… ***I haven’t processed the previous load yet! Let me at least… Anyway…</text:p>
          </table:table-cell>
          <table:table-cell table:formula="of:=GOOGLETRANSLATE_YOULIBRECALC([.$D63];[.$D$2];[.$E$2])" office:value-type="string" office:string-value="你是想让我胖吗？因为这不是机器人工作的方式{f_playername}…***哦，g…*咳嗽*{{punch = 0.2,0.2}}有些人在我的…*咳嗽*{{punch = 0.2,0.2}}内部插入术上……***我尚未处理过上一个负载！至少让我……无论如何……" calcext:value-type="string">
            <text:p>你是想让我胖吗？因为这不是机器人工作的方式{f_playername}…***哦，g…*咳嗽*{{punch = 0.2,0.2}}有些人在我的…*咳嗽*{{punch = 0.2,0.2}}内部插入术上……***我尚未处理过上一个负载！至少让我……无论如何……</text:p>
          </table:table-cell>
          <table:table-cell table:formula="of:=GOOGLETRANSLATE_YOULIBRECALC([.$D63];[.$D$2];[.$F$2])" office:value-type="string" office:string-value="あなたは私をぽっちゃりさせようとしていますか？原因はボットの動作ではありません{f_playername}…*** oh g…*cough*{{punch = 0.2,0.2}}いくつかの私の…*咳*{{punch = 0.2,0.2}}内部…***私はまだ以前の負荷を処理していません！少なくとも私にさせてください…とにかく…" calcext:value-type="string">
            <text:p>あなたは私をぽっちゃりさせようとしていますか？原因はボットの動作ではありません{f_playername}…*** oh g…*cough*{{punch = 0.2,0.2}}いくつかの私の…*咳*{{punch = 0.2,0.2}}内部…***私はまだ以前の負荷を処理していません！少なくとも私にさせてください…とにかく…</text:p>
          </table:table-cell>
          <table:table-cell table:formula="of:=GOOGLETRANSLATE_YOULIBRECALC([.$D63];[.$D$2];[.$G$2])" office:value-type="string" office:string-value="Próbujesz sprawić, że jestem pulchny? Bo nie tak działają boty {f_playername}… *** OH G…*kaszel*{{Punch = 0,2,0,2}} Niektórzy dostali moje…*kaszel*{Punch = 0.2,0.2}}… *** Nie przetworzyłem jeszcze poprzedniego ładunku! Pozwól mi przynajmniej… w każdym razie…" calcext:value-type="string">
            <text:p>Próbujesz sprawić, że jestem pulchny? Bo nie tak działają boty {f_playername}… *** OH G…*kaszel*{{Punch = 0,2,0,2}} Niektórzy dostali moje…*kaszel*{Punch = 0.2,0.2}}… *** Nie przetworzyłem jeszcze poprzedniego ładunku! Pozwól mi przynajmniej… w każdym razie…</text:p>
          </table:table-cell>
          <table:table-cell table:formula="of:=GOOGLETRANSLATE_YOULIBRECALC([.$D63];[.$D$2];[.$H$2])" office:value-type="string" office:string-value="¿Estás tratando de hacerme gordito? Porque no es así como funcionan los bots {f_playername} ... *** oh g ...*tos*{{pecho = 0.2,0.2}} Algunos se pusieron en mi ...*tos*{{Punch = 0.2,0.2}} Internales ... *** ¡Todavía no he procesado la carga anterior! Déjame al menos ... de todos modos ..." calcext:value-type="string">
            <text:p>¿Estás tratando de hacerme gordito? Porque no es así como funcionan los bots {f_playername} ... *** oh g ...*tos*{{pecho = 0.2,0.2}} Algunos se pusieron en mi ...*tos*{{Punch = 0.2,0.2}} Internales ... *** ¡Todavía no he procesado la carga anterior! Déjame al menos ... de todos modos ...</text:p>
          </table:table-cell>
          <table:table-cell table:formula="of:=GOOGLETRANSLATE_YOULIBRECALC([.$D63];[.$D$2];[.$I$2])" office:value-type="string" office:string-value="Вы пытаетесь сделать меня пухлым? Потому что это не так, как работают боты {f_playername}… *** oh g…*Кашель*{{punch = 0.2,0,2}} Некоторые попали на мой…*кашель*{{punch = 0.2,0,2}} Internals… *** Я еще не обработал предыдущую нагрузку! Позвольте мне, по крайней мере, ... во всяком случае ..." calcext:value-type="string">
            <text:p>Вы пытаетесь сделать меня пухлым? Потому что это не так, как работают боты {f_playername}… *** oh g…*Кашель*{{punch = 0.2,0,2}} Некоторые попали на мой…*кашель*{{punch = 0.2,0,2}} Internals… *** Я еще не обработал предыдущую нагрузку! Позвольте мне, по крайней мере, ... во всяком случае ...</text:p>
          </table:table-cell>
          <table:table-cell table:formula="of:=GOOGLETRANSLATE_YOULIBRECALC([.$D63];[.$D$2];[.$J$2])" office:value-type="string" office:string-value="Essayez-vous de me rendre joufflu? Parce que ce n'est pas ainsi que les bots fonctionnent {f_playername}… *** oh g… * toux * {{punch = 0.2,0.2}} Certains ont obtenu mon… * toux * {{punch = 0.2,0.2}} internes… *** Je n'ai pas encore traité le chargement précédent! Laissez-moi au moins… Quoi qu'il en soit…" calcext:value-type="string">
            <text:p>Essayez-vous de me rendre joufflu? Parce que ce n'est pas ainsi que les bots fonctionnent {f_playername}… *** oh g… * toux * {{punch = 0.2,0.2}} Certains ont obtenu mon… * toux * {{punch = 0.2,0.2}} internes… *** Je n'ai pas encore traité le chargement précédent! Laissez-moi au moins… Quoi qu'il en soit…</text:p>
          </table:table-cell>
          <table:table-cell table:formula="of:=GOOGLETRANSLATE_YOULIBRECALC([.$D63];[.$D$2];[.$K$2])" office:value-type="string" office:string-value="Ali me poskušate narediti za krepko? Ker ne delujejo boti {f_playername}… *** oh g…*kašelj*{{Punch = 0,2,0.2}} Nekateri so dobili na mojem…*kašlju*{{Punch = 0,2,0,2}}} Internals… *** Še nisem obdelal prejšnje obremenitve! Naj vsaj ... vseeno ..." calcext:value-type="string">
            <text:p>Ali me poskušate narediti za krepko? Ker ne delujejo boti {f_playername}… *** oh g…*kašelj*{{Punch = 0,2,0.2}} Nekateri so dobili na mojem…*kašlju*{{Punch = 0,2,0,2}}} Internals… *** Še nisem obdelal prejšnje obremenitve! Naj vsaj ... vseeno ...</text:p>
          </table:table-cell>
          <table:table-cell table:formula="of:=GOOGLETRANSLATE_YOULIBRECALC([.$D63];[.$D$2];[.$L$2])" office:value-type="string" office:string-value="Megpróbálsz pufókra késztetni? Mert nem így működnek a robotok {f_playerName}… *** oh g…*köhögés*{{punch = 0,2,0,2}} Néhányan beálltak a…*köhögésemre*{{punch = 0,2,0,2}} Internals… *** Még nem dolgoztam fel az előző terhelést! Engedje meg, hogy legalább… egyébként is…" calcext:value-type="string">
            <text:p>Megpróbálsz pufókra késztetni? Mert nem így működnek a robotok {f_playerName}… *** oh g…*köhögés*{{punch = 0,2,0,2}} Néhányan beálltak a…*köhögésemre*{{punch = 0,2,0,2}} Internals… *** Még nem dolgoztam fel az előző terhelést! Engedje meg, hogy legalább… egyébként is…</text:p>
          </table:table-cell>
          <table:table-cell table:formula="of:=GOOGLETRANSLATE_YOULIBRECALC([.$D63];[.$D$2];[.$M$2])" office:value-type="string" office:string-value="Προσπαθείτε να με φτιάξετε παχουλός; Γιατί αυτό δεν είναι πώς τα bots λειτουργούν {f_playername} ... *** oh g ...*βήχας*{{punch = 0.2,0.2}} Μερικοί πήραν στο ...*βήχας*{{punch = 0.2,0.2}}}}}} Επιτρέψτε μου τουλάχιστον ... ούτως ή άλλως…" calcext:value-type="string">
            <text:p>Προσπαθείτε να με φτιάξετε παχουλός; Γιατί αυτό δεν είναι πώς τα bots λειτουργούν {f_playername} ... *** oh g ...*βήχας*{{punch = 0.2,0.2}} Μερικοί πήραν στο ...*βήχας*{{punch = 0.2,0.2}}}}}} Επιτρέψτε μου τουλάχιστον ... ούτως ή άλλως…</text:p>
          </table:table-cell>
          <table:table-cell table:formula="of:=GOOGLETRANSLATE_YOULIBRECALC([.$D63];[.$D$2];[.$N$2])" office:value-type="string" office:string-value="Beni tombul yapmaya mı çalışıyorsun? Çünkü botlar böyle çalışmadı {f_playername}… *** oh g…*öksürük*{{punch = 0.2,0.2}} bazıları benim…*öksürük*{{punch = 0.2,0.2}} iç kısımlar… *** Henüz önceki yükü işlemedim! En azından bana ... neyse…" calcext:value-type="string">
            <text:p>Beni tombul yapmaya mı çalışıyorsun? Çünkü botlar böyle çalışmadı {f_playername}… *** oh g…*öksürük*{{punch = 0.2,0.2}} bazıları benim…*öksürük*{{punch = 0.2,0.2}} iç kısımlar… *** Henüz önceki yükü işlemedim! En azından bana ... neyse…</text:p>
          </table:table-cell>
          <table:table-cell table:formula="of:=GOOGLETRANSLATE_YOULIBRECALC([.$D63];[.$D$2];[.$O$2])" office:value-type="string" office:string-value="Stai cercando di farmi paffuto? Perché non è così che funzionano i robot {f_playername} ... *** oh g ...*tosse*{{punch = 0.2,0.2}} Alcuni sono arrivati ​​sul mio ...*tosse*{{punch = 0.2,0.2}} interni ... *** Non ho ancora elaborato il carico precedente! Lasciami almeno ... comunque ..." calcext:value-type="string">
            <text:p>Stai cercando di farmi paffuto? Perché non è così che funzionano i robot {f_playername} ... *** oh g ...*tosse*{{punch = 0.2,0.2}} Alcuni sono arrivati ​​sul mio ...*tosse*{{punch = 0.2,0.2}} interni ... *** Non ho ancora elaborato il carico precedente! Lasciami almeno ... comunque ...</text:p>
          </table:table-cell>
          <table:table-cell table:formula="of:=GOOGLETRANSLATE_YOULIBRECALC([.$D63];[.$D$2];[.$P$2])" office:value-type="string" office:string-value="Probeer je me mollig te maken? Omdat dat niet is hoe bots werken {f_playerName}… *** oh g…*cough*{{punch = 0.2,0.2}} Sommigen hebben op mijn ...*hoest*{{punch = 0.2,0.2}}}}}}}}}}}}}}}}} Internalen ... *** Ik heb de vorige lading nog niet verwerkt! Laat me tenminste ... hoe dan ook ..." calcext:value-type="string">
            <text:p>Probeer je me mollig te maken? Omdat dat niet is hoe bots werken {f_playerName}… *** oh g…*cough*{{punch = 0.2,0.2}} Sommigen hebben op mijn ...*hoest*{{punch = 0.2,0.2}}}}}}}}}}}}}}}}} Internalen ... *** Ik heb de vorige lading nog niet verwerkt! Laat me tenminste ... hoe dan ook ...</text:p>
          </table:table-cell>
          <table:table-cell table:formula="of:=GOOGLETRANSLATE_YOULIBRECALC([.$D63];[.$D$2];[.$Q$2])" office:value-type="string" office:string-value="날 통통하게 만들려고 해요? 봇이 작동하는 방식이 아니기 때문에 {f_playername}… *** 오 G… 어쨌든 적어도…" calcext:value-type="string">
            <text:p>날 통통하게 만들려고 해요? 봇이 작동하는 방식이 아니기 때문에 {f_playername}… *** 오 G… 어쨌든 적어도…</text:p>
          </table:table-cell>
          <table:table-cell table:formula="of:=GOOGLETRANSLATE_YOULIBRECALC([.$D63];[.$D$2];[.$R$2])" office:value-type="string" office:string-value="Snažíš sa ma urobiť bacuľatý? Pretože to nie je to, ako roboty fungujú {f_playername}… *** OH G…*kašeľ*{{{punch = 0,2,0,2}} Niektorí sa dostali na moje ...*kašeľ*{{{punch = 0,2,0,2}} Interné ... *** NESPRÁVAJEM PRIPOJENÉ ZOBRAZENIE! Nechaj ma aspoň ... aj tak ..." calcext:value-type="string">
            <text:p>Snažíš sa ma urobiť bacuľatý? Pretože to nie je to, ako roboty fungujú {f_playername}… *** OH G…*kašeľ*{{{punch = 0,2,0,2}} Niektorí sa dostali na moje ...*kašeľ*{{{punch = 0,2,0,2}} Interné ... *** NESPRÁVAJEM PRIPOJENÉ ZOBRAZENIE! Nechaj ma aspoň ... aj tak ...</text:p>
          </table:table-cell>
          <table:table-cell table:formula="of:=GOOGLETRANSLATE_YOULIBRECALC([.$D63];[.$D$2];[.$S$2])" office:value-type="string" office:string-value="Are you trying to make me chubby? Cause that’s not how bots work {f_playerName}…***Oh g… *cough* {{punch=0.2,0.2}} Some got on my… *cough*{{punch=0.2,0.2}} internals… ***I haven’t processed the previous load yet! Let me at least… Anyway…" calcext:value-type="string">
            <text:p>Are you trying to make me chubby? Cause that’s not how bots work {f_playerName}…***Oh g… *cough* {{punch=0.2,0.2}} Some got on my… *cough*{{punch=0.2,0.2}} internals… ***I haven’t processed the previous load yet! Let me at least… Anyway…</text:p>
          </table:table-cell>
          <table:table-cell table:formula="of:=GOOGLETRANSLATE_YOULIBRECALC([.$D63];[.$D$2];[.$T$2])" office:value-type="string" office:string-value="คุณพยายามทำให้ฉันอ้วนหรือไม่? เพราะนั่นไม่ใช่วิธีการทำงานของบอท {f_playername} … *** oh g …*ไอ*{{punch = 0.2,0.2}} บางคนได้รับ…*ไอ*{{punch = 0.2,0.2}} internals … *** ฉันยังไม่ได้ดำเนินการโหลดก่อนหน้านี้! ให้ฉันอย่างน้อย ... อย่างไรก็ตาม ..." calcext:value-type="string">
            <text:p>คุณพยายามทำให้ฉันอ้วนหรือไม่? เพราะนั่นไม่ใช่วิธีการทำงานของบอท {f_playername} … *** oh g …*ไอ*{{punch = 0.2,0.2}} บางคนได้รับ…*ไอ*{{punch = 0.2,0.2}} internals … *** ฉันยังไม่ได้ดำเนินการโหลดก่อนหน้านี้! ให้ฉันอย่างน้อย ... อย่างไรก็ตาม ...</text:p>
          </table:table-cell>
          <table:table-cell table:formula="of:=GOOGLETRANSLATE_YOULIBRECALC([.$D63];[.$D$2];[.$U$2])" office:value-type="string" office:string-value="Apakah Anda mencoba membuat saya gemuk? Karena itu bukan cara kerja bot {f_playername} ... *** oh g ...*batuk*{{punch = 0,2,0.2}} Beberapa mendapatkan ...*batuk*{{punch = 0,2,0,2}} internal ... *** Saya belum memproses beban sebelumnya! Biarkan aku setidaknya ... Ngomong -ngomong…" calcext:value-type="string">
            <text:p>Apakah Anda mencoba membuat saya gemuk? Karena itu bukan cara kerja bot {f_playername} ... *** oh g ...*batuk*{{punch = 0,2,0.2}} Beberapa mendapatkan ...*batuk*{{punch = 0,2,0,2}} internal ... *** Saya belum memproses beban sebelumnya! Biarkan aku setidaknya ... Ngomong -ngomong…</text:p>
          </table:table-cell>
          <table:table-cell table:formula="of:=GOOGLETRANSLATE_YOULIBRECALC([.$D63];[.$D$2];[.$V$2])" office:value-type="string" office:string-value="Snažíš se mě udělat baculatou? Protože to není to, jak roboti fungují {f_playername}… *** oh g…*kašel*{{punch = 0,2,0,2}} Někteří se dostali na můj…*kašel*{{punch = 0,2,0,2}} Internals… *** Zpracoval jsem předchozí zatížení! Dovolte mi alespoň ... stejně ..." calcext:value-type="string">
            <text:p>Snažíš se mě udělat baculatou? Protože to není to, jak roboti fungují {f_playername}… *** oh g…*kašel*{{punch = 0,2,0,2}} Někteří se dostali na můj…*kašel*{{punch = 0,2,0,2}} Internals… *** Zpracoval jsem předchozí zatížení! Dovolte mi alespoň ... stejně ...</text:p>
          </table:table-cell>
          <table:table-cell table:formula="of:=GOOGLETRANSLATE_YOULIBRECALC([.$D63];[.$D$2];[.$W$2])" office:value-type="string" office:string-value="Sinusubukan mo bang gawin akong chubby? Sanhi na hindi kung paano gumagana ang mga bot {f_playername} ... *** oh g…*ubo*{{punch = 0.2,0.2}} Ang ilan ay nakuha sa aking…*ubo*{{punch = 0.2,0.2}} internals… *** Hindi ko pa naproseso ang nakaraang pag -load! Hayaan mo akong kahit papaano ... pa rin ..." calcext:value-type="string">
            <text:p>Sinusubukan mo bang gawin akong chubby? Sanhi na hindi kung paano gumagana ang mga bot {f_playername} ... *** oh g…*ubo*{{punch = 0.2,0.2}} Ang ilan ay nakuha sa aking…*ubo*{{punch = 0.2,0.2}} internals… *** Hindi ko pa naproseso ang nakaraang pag -load! Hayaan mo akong kahit papaano ... pa rin ...</text:p>
          </table:table-cell>
          <table:table-cell table:formula="of:=GOOGLETRANSLATE_YOULIBRECALC([.$D63];[.$D$2];[.$X$2])" office:value-type="string" office:string-value="Ви намагаєтесь зробити мене пухким? Тому що це не те, як боти працюють {f_playername}… *** о g…*кашель*{{phunk = 0,2,0,2}} Деякі отримали на мій…*кашель*{{phunk = 0,2,0,2}} внутрішніх… *** Я ще не обробляв попереднє навантаження! Дозвольте мені хоча б… у будь -якому випадку ..." calcext:value-type="string">
            <text:p>Ви намагаєтесь зробити мене пухким? Тому що це не те, як боти працюють {f_playername}… *** о g…*кашель*{{phunk = 0,2,0,2}} Деякі отримали на мій…*кашель*{{phunk = 0,2,0,2}} внутрішніх… *** Я ще не обробляв попереднє навантаження! Дозвольте мені хоча б… у будь -якому випадку ...</text:p>
          </table:table-cell>
          <table:table-cell table:formula="of:=GOOGLETRANSLATE_YOULIBRECALC([.$D63];[.$D$2];[.$Y$2])" office:value-type="string" office:string-value="Bạn đang cố gắng làm cho tôi mũm mĩm? Vì đó không phải là cách thức hoạt động của bot {f_playername}, *** oh g,*ho*{{punch = 0.2,0.2}} Hãy để tôi ít nhất là…" calcext:value-type="string">
            <text:p>Bạn đang cố gắng làm cho tôi mũm mĩm? Vì đó không phải là cách thức hoạt động của bot {f_playername}, *** oh g,*ho*{{punch = 0.2,0.2}} Hãy để tôi ít nhất là…</text:p>
          </table:table-cell>
          <table:table-cell table:formula="of:=GOOGLETRANSLATE_YOULIBRECALC([.$D63];[.$D$2];[.$Z$2])" office:value-type="string" office:string-value="Versuchst du mich mollig zu machen? Denn so funktionieren Bots nicht so {f_playername}… *** oh g…*husten*{{Punch = 0,2,0,2}} Einige standen auf meinen…*husten*{{{Punch = 0,2,0,2}} Interna… *** Ich habe die vorherige Last noch nicht verarbeitet! Lass mich zumindest ... sowieso ..." calcext:value-type="string">
            <text:p>Versuchst du mich mollig zu machen? Denn so funktionieren Bots nicht so {f_playername}… *** oh g…*husten*{{Punch = 0,2,0,2}} Einige standen auf meinen…*husten*{{{Punch = 0,2,0,2}} Interna… *** Ich habe die vorherige Last noch nicht verarbeitet! Lass mich zumindest ... sowieso ...</text:p>
          </table:table-cell>
          <table:table-cell table:formula="of:=GOOGLETRANSLATE_YOULIBRECALC([.$D63];[.$D$2];[.$AA$2])" office:value-type="string" office:string-value="Yritätkö tehdä minusta pullea? Koska robotit eivät toimi {f_playername}… *** oH g…*yskä*{{punch = 0,2,0,2}} Jotkut saivat minun…*yskä*{{punch = 0,2,0,2}} sisäisiä…*En ole vielä käsitellyt edellistä kuormaa! Anna minun ainakin ... joka tapauksessa ..." calcext:value-type="string">
            <text:p>Yritätkö tehdä minusta pullea? Koska robotit eivät toimi {f_playername}… *** oH g…*yskä*{{punch = 0,2,0,2}} Jotkut saivat minun…*yskä*{{punch = 0,2,0,2}} sisäisiä…*En ole vielä käsitellyt edellistä kuormaa! Anna minun ainakin ... joka tapauksessa ...</text:p>
          </table:table-cell>
          <table:table-cell table:formula="of:=GOOGLETRANSLATE_YOULIBRECALC([.$D63];[.$D$2];[.$AB$2])" office:value-type="string" office:string-value="Forsøger du at gøre mig lubben? Årsag, det er ikke, hvordan bots fungerer {f_playerName}… *** åh g…*hoste*{{punch = 0,2,0,2}} Nogle fik på min…*hoste*{{punch = 0,2,0,2}} internaler… *** Jeg har ikke behandlet den forrige belastning endnu! Lad mig i det mindste ... alligevel ..." calcext:value-type="string">
            <text:p>Forsøger du at gøre mig lubben? Årsag, det er ikke, hvordan bots fungerer {f_playerName}… *** åh g…*hoste*{{punch = 0,2,0,2}} Nogle fik på min…*hoste*{{punch = 0,2,0,2}} internaler… *** Jeg har ikke behandlet den forrige belastning endnu! Lad mig i det mindste ... alligevel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Blowjob_SwallowHalf</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64];[.$D$2];[.$E$2])" office:value-type="string" office:string-value="无效的" calcext:value-type="string">
            <text:p>无效的</text:p>
          </table:table-cell>
          <table:table-cell table:formula="of:=GOOGLETRANSLATE_YOULIBRECALC([.$D64];[.$D$2];[.$F$2])" office:value-type="string" office:string-value="ヌル" calcext:value-type="string">
            <text:p>ヌル</text:p>
          </table:table-cell>
          <table:table-cell table:formula="of:=GOOGLETRANSLATE_YOULIBRECALC([.$D64];[.$D$2];[.$G$2])" office:value-type="string" office:string-value="nieważny" calcext:value-type="string">
            <text:p>nieważny</text:p>
          </table:table-cell>
          <table:table-cell table:formula="of:=GOOGLETRANSLATE_YOULIBRECALC([.$D64];[.$D$2];[.$H$2])" office:value-type="string" office:string-value="nulo" calcext:value-type="string">
            <text:p>nulo</text:p>
          </table:table-cell>
          <table:table-cell table:formula="of:=GOOGLETRANSLATE_YOULIBRECALC([.$D64];[.$D$2];[.$I$2])" office:value-type="string" office:string-value="нулевой" calcext:value-type="string">
            <text:p>нулевой</text:p>
          </table:table-cell>
          <table:table-cell table:formula="of:=GOOGLETRANSLATE_YOULIBRECALC([.$D64];[.$D$2];[.$J$2])" office:value-type="string" office:string-value="nul" calcext:value-type="string">
            <text:p>nul</text:p>
          </table:table-cell>
          <table:table-cell table:formula="of:=GOOGLETRANSLATE_YOULIBRECALC([.$D64];[.$D$2];[.$K$2])" office:value-type="string" office:string-value="null" calcext:value-type="string">
            <text:p>null</text:p>
          </table:table-cell>
          <table:table-cell table:formula="of:=GOOGLETRANSLATE_YOULIBRECALC([.$D64];[.$D$2];[.$L$2])" office:value-type="string" office:string-value="nulla" calcext:value-type="string">
            <text:p>nulla</text:p>
          </table:table-cell>
          <table:table-cell table:formula="of:=GOOGLETRANSLATE_YOULIBRECALC([.$D64];[.$D$2];[.$M$2])" office:value-type="string" office:string-value="άκυρος" calcext:value-type="string">
            <text:p>άκυρος</text:p>
          </table:table-cell>
          <table:table-cell table:formula="of:=GOOGLETRANSLATE_YOULIBRECALC([.$D64];[.$D$2];[.$N$2])" office:value-type="string" office:string-value="hükümsüz" calcext:value-type="string">
            <text:p>hükümsüz</text:p>
          </table:table-cell>
          <table:table-cell table:formula="of:=GOOGLETRANSLATE_YOULIBRECALC([.$D64];[.$D$2];[.$O$2])" office:value-type="string" office:string-value="null" calcext:value-type="string">
            <text:p>null</text:p>
          </table:table-cell>
          <table:table-cell table:formula="of:=GOOGLETRANSLATE_YOULIBRECALC([.$D64];[.$D$2];[.$P$2])" office:value-type="string" office:string-value="nul" calcext:value-type="string">
            <text:p>nul</text:p>
          </table:table-cell>
          <table:table-cell table:formula="of:=GOOGLETRANSLATE_YOULIBRECALC([.$D64];[.$D$2];[.$Q$2])" office:value-type="string" office:string-value="널" calcext:value-type="string">
            <text:p>널</text:p>
          </table:table-cell>
          <table:table-cell table:formula="of:=GOOGLETRANSLATE_YOULIBRECALC([.$D64];[.$D$2];[.$R$2])" office:value-type="string" office:string-value="nulové" calcext:value-type="string">
            <text:p>nulové</text:p>
          </table:table-cell>
          <table:table-cell table:formula="of:=GOOGLETRANSLATE_YOULIBRECALC([.$D64];[.$D$2];[.$S$2])" office:value-type="string" office:string-value="null" calcext:value-type="string">
            <text:p>null</text:p>
          </table:table-cell>
          <table:table-cell table:formula="of:=GOOGLETRANSLATE_YOULIBRECALC([.$D64];[.$D$2];[.$T$2])" office:value-type="string" office:string-value="โมฆะ" calcext:value-type="string">
            <text:p>โมฆะ</text:p>
          </table:table-cell>
          <table:table-cell table:formula="of:=GOOGLETRANSLATE_YOULIBRECALC([.$D64];[.$D$2];[.$U$2])" office:value-type="string" office:string-value="batal" calcext:value-type="string">
            <text:p>batal</text:p>
          </table:table-cell>
          <table:table-cell table:formula="of:=GOOGLETRANSLATE_YOULIBRECALC([.$D64];[.$D$2];[.$V$2])" office:value-type="string" office:string-value="null" calcext:value-type="string">
            <text:p>null</text:p>
          </table:table-cell>
          <table:table-cell table:formula="of:=GOOGLETRANSLATE_YOULIBRECALC([.$D64];[.$D$2];[.$W$2])" office:value-type="string" office:string-value="Null" calcext:value-type="string">
            <text:p>Null</text:p>
          </table:table-cell>
          <table:table-cell table:formula="of:=GOOGLETRANSLATE_YOULIBRECALC([.$D64];[.$D$2];[.$X$2])" office:value-type="string" office:string-value="нульовий" calcext:value-type="string">
            <text:p>нульовий</text:p>
          </table:table-cell>
          <table:table-cell table:formula="of:=GOOGLETRANSLATE_YOULIBRECALC([.$D64];[.$D$2];[.$Y$2])" office:value-type="string" office:string-value="vô giá trị" calcext:value-type="string">
            <text:p>vô giá trị</text:p>
          </table:table-cell>
          <table:table-cell table:formula="of:=GOOGLETRANSLATE_YOULIBRECALC([.$D64];[.$D$2];[.$Z$2])" office:value-type="string" office:string-value="NULL" calcext:value-type="string">
            <text:p>NULL</text:p>
          </table:table-cell>
          <table:table-cell table:formula="of:=GOOGLETRANSLATE_YOULIBRECALC([.$D64];[.$D$2];[.$AA$2])" office:value-type="string" office:string-value="tyhjä" calcext:value-type="string">
            <text:p>tyhjä</text:p>
          </table:table-cell>
          <table:table-cell table:formula="of:=GOOGLETRANSLATE_YOULIBRECALC([.$D6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2">
          <table:table-cell table:style-name="ce6" office:value-type="string" calcext:value-type="string">
            <text:p>Blowjob_SwallowLittl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Mmm… Does this taste like peanut butter or my flavour receptors are not calibrated? ***Let me re-moisturize my tongue, I’m not prepared for this…</text:p>
          </table:table-cell>
          <table:table-cell table:formula="of:=GOOGLETRANSLATE_YOULIBRECALC([.$D65];[.$D$2];[.$E$2])" office:value-type="string" office:string-value="嗯...这像花生酱或我的风味受体没有校准吗？ ***让我重新统治我的舌头，我没有为此做好准备…" calcext:value-type="string">
            <text:p>嗯...这像花生酱或我的风味受体没有校准吗？ ***让我重新统治我的舌头，我没有为此做好准备…</text:p>
          </table:table-cell>
          <table:table-cell table:formula="of:=GOOGLETRANSLATE_YOULIBRECALC([.$D65];[.$D$2];[.$F$2])" office:value-type="string" office:string-value="うーん…これはピーナッツバターや私のフレーバー受容体のような味が較正されていませんか？ ***私は舌を再変化させてください、私はこれに備えていません…" calcext:value-type="string">
            <text:p>うーん…これはピーナッツバターや私のフレーバー受容体のような味が較正されていませんか？ ***私は舌を再変化させてください、私はこれに備えていません…</text:p>
          </table:table-cell>
          <table:table-cell table:formula="of:=GOOGLETRANSLATE_YOULIBRECALC([.$D65];[.$D$2];[.$G$2])" office:value-type="string" office:string-value="MMM… Czy ten smak jak masło orzechowe lub moje receptory smakowe nie są skalibrowane? *** Pozwól, że ponownie uruchamiam mój język, nie jestem na to przygotowany…" calcext:value-type="string">
            <text:p>MMM… Czy ten smak jak masło orzechowe lub moje receptory smakowe nie są skalibrowane? *** Pozwól, że ponownie uruchamiam mój język, nie jestem na to przygotowany…</text:p>
          </table:table-cell>
          <table:table-cell table:formula="of:=GOOGLETRANSLATE_YOULIBRECALC([.$D65];[.$D$2];[.$H$2])" office:value-type="string" office:string-value="Mmm ... ¿este sabor a mantequilla de maní o mis receptores de sabor no están calibrados? *** Déjame volver a maisturizar mi lengua, no estoy preparado para esto ..." calcext:value-type="string">
            <text:p>Mmm ... ¿este sabor a mantequilla de maní o mis receptores de sabor no están calibrados? *** Déjame volver a maisturizar mi lengua, no estoy preparado para esto ...</text:p>
          </table:table-cell>
          <table:table-cell table:formula="of:=GOOGLETRANSLATE_YOULIBRECALC([.$D65];[.$D$2];[.$I$2])" office:value-type="string" office:string-value="Ммм ... это на вкус как арахисовое масло или мои рецепторы вкуса не откалиброваны? *** Позвольте мне повторно увлажнить язык, я не готов к этому ..." calcext:value-type="string">
            <text:p>Ммм ... это на вкус как арахисовое масло или мои рецепторы вкуса не откалиброваны? *** Позвольте мне повторно увлажнить язык, я не готов к этому ...</text:p>
          </table:table-cell>
          <table:table-cell table:formula="of:=GOOGLETRANSLATE_YOULIBRECALC([.$D65];[.$D$2];[.$J$2])" office:value-type="string" office:string-value="Mmm… ce goût comme le beurre d'arachide ou mes récepteurs de saveur ne sont-ils pas calibrés? *** Permettez-moi de re-me-roisturiser ma langue, je ne suis pas préparé à ça…" calcext:value-type="string">
            <text:p>Mmm… ce goût comme le beurre d'arachide ou mes récepteurs de saveur ne sont-ils pas calibrés? *** Permettez-moi de re-me-roisturiser ma langue, je ne suis pas préparé à ça…</text:p>
          </table:table-cell>
          <table:table-cell table:formula="of:=GOOGLETRANSLATE_YOULIBRECALC([.$D65];[.$D$2];[.$K$2])" office:value-type="string" office:string-value="Mmm ... Ali ta okus kot arašidovo maslo ali moji receptorji za okus niso umerjeni? *** Dovolite mi, da ponovno mošturiram jezik, nisem pripravljen na to ..." calcext:value-type="string">
            <text:p>Mmm ... Ali ta okus kot arašidovo maslo ali moji receptorji za okus niso umerjeni? *** Dovolite mi, da ponovno mošturiram jezik, nisem pripravljen na to ...</text:p>
          </table:table-cell>
          <table:table-cell table:formula="of:=GOOGLETRANSLATE_YOULIBRECALC([.$D65];[.$D$2];[.$L$2])" office:value-type="string" office:string-value="Mmm ... ez az íze, mint a mogyoróvaj vagy az ízes receptoraim, nincs kalibrálva? *** Hadd tegyem újra a nyelvemet, nem vagyok felkészülve erre ..." calcext:value-type="string">
            <text:p>Mmm ... ez az íze, mint a mogyoróvaj vagy az ízes receptoraim, nincs kalibrálva? *** Hadd tegyem újra a nyelvemet, nem vagyok felkészülve erre ...</text:p>
          </table:table-cell>
          <table:table-cell table:formula="of:=GOOGLETRANSLATE_YOULIBRECALC([.$D65];[.$D$2];[.$M$2])" office:value-type="string" office:string-value="Μμμ ... αυτή η γεύση όπως το φυστικοβούτυρο ή οι υποδοχείς γεύσης μου δεν έχουν βαθμονομηθεί; *** Επιτρέψτε μου να ξανασκεφτώ τη γλώσσα μου, δεν είμαι έτοιμος για αυτό ..." calcext:value-type="string">
            <text:p>Μμμ ... αυτή η γεύση όπως το φυστικοβούτυρο ή οι υποδοχείς γεύσης μου δεν έχουν βαθμονομηθεί; *** Επιτρέψτε μου να ξανασκεφτώ τη γλώσσα μου, δεν είμαι έτοιμος για αυτό ...</text:p>
          </table:table-cell>
          <table:table-cell table:formula="of:=GOOGLETRANSLATE_YOULIBRECALC([.$D65];[.$D$2];[.$N$2])" office:value-type="string" office:string-value="MMM… Bu fıstık ezmesi gibi mi yoksa lezzet reseptörlerim kalibre değil mi? *** Dilimi yeniden nemlendirmeme izin verin, buna hazır değilim…" calcext:value-type="string">
            <text:p>MMM… Bu fıstık ezmesi gibi mi yoksa lezzet reseptörlerim kalibre değil mi? *** Dilimi yeniden nemlendirmeme izin verin, buna hazır değilim…</text:p>
          </table:table-cell>
          <table:table-cell table:formula="of:=GOOGLETRANSLATE_YOULIBRECALC([.$D65];[.$D$2];[.$O$2])" office:value-type="string" office:string-value="MMM ... Questo sapore ha il burro di arachidi o i miei recettori del sapore non sono calibrati? *** Lasciami riosturare la lingua, non sono preparato per questo ..." calcext:value-type="string">
            <text:p>MMM ... Questo sapore ha il burro di arachidi o i miei recettori del sapore non sono calibrati? *** Lasciami riosturare la lingua, non sono preparato per questo ...</text:p>
          </table:table-cell>
          <table:table-cell table:formula="of:=GOOGLETRANSLATE_YOULIBRECALC([.$D65];[.$D$2];[.$P$2])" office:value-type="string" office:string-value="Mmm ... smaakt deze als pindakaas of zijn mijn smaakreceptoren niet gekalibreerd? *** Laat me mijn tong opnieuw bevochtigen, ik ben hier niet op voorbereid ..." calcext:value-type="string">
            <text:p>Mmm ... smaakt deze als pindakaas of zijn mijn smaakreceptoren niet gekalibreerd? *** Laat me mijn tong opnieuw bevochtigen, ik ben hier niet op voorbereid ...</text:p>
          </table:table-cell>
          <table:table-cell table:formula="of:=GOOGLETRANSLATE_YOULIBRECALC([.$D65];[.$D$2];[.$Q$2])" office:value-type="string" office:string-value="음…이 맛은 땅콩 버터 나 맛 수용체와 같은 맛이 교정되지 않습니까? *** 내 혀를 재구성하겠습니다. 나는 이것에 대한 준비가되어 있지 않습니다…" calcext:value-type="string">
            <text:p>음…이 맛은 땅콩 버터 나 맛 수용체와 같은 맛이 교정되지 않습니까? *** 내 혀를 재구성하겠습니다. 나는 이것에 대한 준비가되어 있지 않습니다…</text:p>
          </table:table-cell>
          <table:table-cell table:formula="of:=GOOGLETRANSLATE_YOULIBRECALC([.$D65];[.$D$2];[.$R$2])" office:value-type="string" office:string-value="Mmm ... Chutí to ako arašidové maslo alebo moje chuťové receptory nie sú kalibrované? *** Dovoľte mi, aby som znovu moistizoval svoj jazyk, nie som na to pripravený ..." calcext:value-type="string">
            <text:p>Mmm ... Chutí to ako arašidové maslo alebo moje chuťové receptory nie sú kalibrované? *** Dovoľte mi, aby som znovu moistizoval svoj jazyk, nie som na to pripravený ...</text:p>
          </table:table-cell>
          <table:table-cell table:formula="of:=GOOGLETRANSLATE_YOULIBRECALC([.$D65];[.$D$2];[.$S$2])" office:value-type="string" office:string-value="Mmm… Does this taste like peanut butter or my flavour receptors are not calibrated? ***Let me re-moisturize my tongue, I’m not prepared for this…" calcext:value-type="string">
            <text:p>Mmm… Does this taste like peanut butter or my flavour receptors are not calibrated? ***Let me re-moisturize my tongue, I’m not prepared for this…</text:p>
          </table:table-cell>
          <table:table-cell table:formula="of:=GOOGLETRANSLATE_YOULIBRECALC([.$D65];[.$D$2];[.$T$2])" office:value-type="string" office:string-value="MMM …รสชาตินี้เหมือนเนยถั่วหรือตัวรับรสชาติของฉันไม่ได้ปรับเทียบหรือไม่? *** ขอให้ฉันพูดใหม่ลิ้นของฉันฉันไม่ได้เตรียมพร้อมสำหรับสิ่งนี้ ..." calcext:value-type="string">
            <text:p>MMM …รสชาตินี้เหมือนเนยถั่วหรือตัวรับรสชาติของฉันไม่ได้ปรับเทียบหรือไม่? *** ขอให้ฉันพูดใหม่ลิ้นของฉันฉันไม่ได้เตรียมพร้อมสำหรับสิ่งนี้ ...</text:p>
          </table:table-cell>
          <table:table-cell table:formula="of:=GOOGLETRANSLATE_YOULIBRECALC([.$D65];[.$D$2];[.$U$2])" office:value-type="string" office:string-value="Mmm ... apakah ini rasanya seperti selai kacang atau reseptor rasa saya tidak dikalibrasi? *** Biarkan saya memo-ejekan lidah saya, saya tidak siap untuk ini ..." calcext:value-type="string">
            <text:p>Mmm ... apakah ini rasanya seperti selai kacang atau reseptor rasa saya tidak dikalibrasi? *** Biarkan saya memo-ejekan lidah saya, saya tidak siap untuk ini ...</text:p>
          </table:table-cell>
          <table:table-cell table:formula="of:=GOOGLETRANSLATE_YOULIBRECALC([.$D65];[.$D$2];[.$V$2])" office:value-type="string" office:string-value="Mmm ... Je to chuť jako arašídové máslo nebo moje receptory aroma nejsou kalibrovány? *** Dovolte mi znovu mosturizovat svůj jazyk, nejsem na to připraven ..." calcext:value-type="string">
            <text:p>Mmm ... Je to chuť jako arašídové máslo nebo moje receptory aroma nejsou kalibrovány? *** Dovolte mi znovu mosturizovat svůj jazyk, nejsem na to připraven ...</text:p>
          </table:table-cell>
          <table:table-cell table:formula="of:=GOOGLETRANSLATE_YOULIBRECALC([.$D65];[.$D$2];[.$W$2])" office:value-type="string" office:string-value="Mmm ... Ang lasa ba na ito tulad ng peanut butter o ang aking mga receptor ng lasa ay hindi na -calibrate? *** Hayaan akong muling binigyan ng moisturize ang aking dila, hindi ako handa para dito ..." calcext:value-type="string">
            <text:p>Mmm ... Ang lasa ba na ito tulad ng peanut butter o ang aking mga receptor ng lasa ay hindi na -calibrate? *** Hayaan akong muling binigyan ng moisturize ang aking dila, hindi ako handa para dito ...</text:p>
          </table:table-cell>
          <table:table-cell table:formula="of:=GOOGLETRANSLATE_YOULIBRECALC([.$D65];[.$D$2];[.$X$2])" office:value-type="string" office:string-value="Ммм… чи це смак на зразок арахісового масла чи мої ароматизатори не калібровані? *** Дозвольте мені повторно моусторувати язик, я не готовий до цього ..." calcext:value-type="string">
            <text:p>Ммм… чи це смак на зразок арахісового масла чи мої ароматизатори не калібровані? *** Дозвольте мені повторно моусторувати язик, я не готовий до цього ...</text:p>
          </table:table-cell>
          <table:table-cell table:formula="of:=GOOGLETRANSLATE_YOULIBRECALC([.$D65];[.$D$2];[.$Y$2])" office:value-type="string" office:string-value="Mmm, hương vị này như bơ đậu phộng hoặc thụ thể hương vị của tôi không được hiệu chỉnh? *** Hãy để tôi làm lại lưỡi của mình, tôi không chuẩn bị cho điều này" calcext:value-type="string">
            <text:p>Mmm, hương vị này như bơ đậu phộng hoặc thụ thể hương vị của tôi không được hiệu chỉnh? *** Hãy để tôi làm lại lưỡi của mình, tôi không chuẩn bị cho điều này</text:p>
          </table:table-cell>
          <table:table-cell table:formula="of:=GOOGLETRANSLATE_YOULIBRECALC([.$D65];[.$D$2];[.$Z$2])" office:value-type="string" office:string-value="Mmm ... schmeckt dieser Geschmack wie Erdnussbutter oder meine Geschmacksrezeptoren nicht kalibriert? *** Lassen Sie mich meine Zunge erneut befassen, ich bin nicht darauf vorbereitet ..." calcext:value-type="string">
            <text:p>Mmm ... schmeckt dieser Geschmack wie Erdnussbutter oder meine Geschmacksrezeptoren nicht kalibriert? *** Lassen Sie mich meine Zunge erneut befassen, ich bin nicht darauf vorbereitet ...</text:p>
          </table:table-cell>
          <table:table-cell table:formula="of:=GOOGLETRANSLATE_YOULIBRECALC([.$D65];[.$D$2];[.$AA$2])" office:value-type="string" office:string-value="MMM… Eikö tämä maistuu maapähkinävoista vai makureseptoreitani ei ole kalibroitu? *** Annan minun mukaani kieleni uudelleen, en ole valmis tähän ..." calcext:value-type="string">
            <text:p>MMM… Eikö tämä maistuu maapähkinävoista vai makureseptoreitani ei ole kalibroitu? *** Annan minun mukaani kieleni uudelleen, en ole valmis tähän ...</text:p>
          </table:table-cell>
          <table:table-cell table:formula="of:=GOOGLETRANSLATE_YOULIBRECALC([.$D65];[.$D$2];[.$AB$2])" office:value-type="string" office:string-value="Mmm ... smager dette som jordnøddesmør eller mine smagreceptorer ikke kalibreret? *** Lad mig genoplive min tunge, jeg er ikke forberedt på dette ..." calcext:value-type="string">
            <text:p>Mmm ... smager dette som jordnøddesmør eller mine smagreceptorer ikke kalibreret? *** Lad mig genoplive min tunge, jeg er ikke forberedt på dette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Blowjob_SwallowLittl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66];[.$D$2];[.$E$2])" office:value-type="string" office:string-value="无效的" calcext:value-type="string">
            <text:p>无效的</text:p>
          </table:table-cell>
          <table:table-cell table:formula="of:=GOOGLETRANSLATE_YOULIBRECALC([.$D66];[.$D$2];[.$F$2])" office:value-type="string" office:string-value="ヌル" calcext:value-type="string">
            <text:p>ヌル</text:p>
          </table:table-cell>
          <table:table-cell table:formula="of:=GOOGLETRANSLATE_YOULIBRECALC([.$D66];[.$D$2];[.$G$2])" office:value-type="string" office:string-value="nieważny" calcext:value-type="string">
            <text:p>nieważny</text:p>
          </table:table-cell>
          <table:table-cell table:formula="of:=GOOGLETRANSLATE_YOULIBRECALC([.$D66];[.$D$2];[.$H$2])" office:value-type="string" office:string-value="nulo" calcext:value-type="string">
            <text:p>nulo</text:p>
          </table:table-cell>
          <table:table-cell table:formula="of:=GOOGLETRANSLATE_YOULIBRECALC([.$D66];[.$D$2];[.$I$2])" office:value-type="string" office:string-value="нулевой" calcext:value-type="string">
            <text:p>нулевой</text:p>
          </table:table-cell>
          <table:table-cell table:formula="of:=GOOGLETRANSLATE_YOULIBRECALC([.$D66];[.$D$2];[.$J$2])" office:value-type="string" office:string-value="nul" calcext:value-type="string">
            <text:p>nul</text:p>
          </table:table-cell>
          <table:table-cell table:formula="of:=GOOGLETRANSLATE_YOULIBRECALC([.$D66];[.$D$2];[.$K$2])" office:value-type="string" office:string-value="null" calcext:value-type="string">
            <text:p>null</text:p>
          </table:table-cell>
          <table:table-cell table:formula="of:=GOOGLETRANSLATE_YOULIBRECALC([.$D66];[.$D$2];[.$L$2])" office:value-type="string" office:string-value="nulla" calcext:value-type="string">
            <text:p>nulla</text:p>
          </table:table-cell>
          <table:table-cell table:formula="of:=GOOGLETRANSLATE_YOULIBRECALC([.$D66];[.$D$2];[.$M$2])" office:value-type="string" office:string-value="άκυρος" calcext:value-type="string">
            <text:p>άκυρος</text:p>
          </table:table-cell>
          <table:table-cell table:formula="of:=GOOGLETRANSLATE_YOULIBRECALC([.$D66];[.$D$2];[.$N$2])" office:value-type="string" office:string-value="hükümsüz" calcext:value-type="string">
            <text:p>hükümsüz</text:p>
          </table:table-cell>
          <table:table-cell table:formula="of:=GOOGLETRANSLATE_YOULIBRECALC([.$D66];[.$D$2];[.$O$2])" office:value-type="string" office:string-value="null" calcext:value-type="string">
            <text:p>null</text:p>
          </table:table-cell>
          <table:table-cell table:formula="of:=GOOGLETRANSLATE_YOULIBRECALC([.$D66];[.$D$2];[.$P$2])" office:value-type="string" office:string-value="nul" calcext:value-type="string">
            <text:p>nul</text:p>
          </table:table-cell>
          <table:table-cell table:formula="of:=GOOGLETRANSLATE_YOULIBRECALC([.$D66];[.$D$2];[.$Q$2])" office:value-type="string" office:string-value="널" calcext:value-type="string">
            <text:p>널</text:p>
          </table:table-cell>
          <table:table-cell table:formula="of:=GOOGLETRANSLATE_YOULIBRECALC([.$D66];[.$D$2];[.$R$2])" office:value-type="string" office:string-value="nulové" calcext:value-type="string">
            <text:p>nulové</text:p>
          </table:table-cell>
          <table:table-cell table:formula="of:=GOOGLETRANSLATE_YOULIBRECALC([.$D66];[.$D$2];[.$S$2])" office:value-type="string" office:string-value="null" calcext:value-type="string">
            <text:p>null</text:p>
          </table:table-cell>
          <table:table-cell table:formula="of:=GOOGLETRANSLATE_YOULIBRECALC([.$D66];[.$D$2];[.$T$2])" office:value-type="string" office:string-value="โมฆะ" calcext:value-type="string">
            <text:p>โมฆะ</text:p>
          </table:table-cell>
          <table:table-cell table:formula="of:=GOOGLETRANSLATE_YOULIBRECALC([.$D66];[.$D$2];[.$U$2])" office:value-type="string" office:string-value="batal" calcext:value-type="string">
            <text:p>batal</text:p>
          </table:table-cell>
          <table:table-cell table:formula="of:=GOOGLETRANSLATE_YOULIBRECALC([.$D66];[.$D$2];[.$V$2])" office:value-type="string" office:string-value="null" calcext:value-type="string">
            <text:p>null</text:p>
          </table:table-cell>
          <table:table-cell table:formula="of:=GOOGLETRANSLATE_YOULIBRECALC([.$D66];[.$D$2];[.$W$2])" office:value-type="string" office:string-value="Null" calcext:value-type="string">
            <text:p>Null</text:p>
          </table:table-cell>
          <table:table-cell table:formula="of:=GOOGLETRANSLATE_YOULIBRECALC([.$D66];[.$D$2];[.$X$2])" office:value-type="string" office:string-value="нульовий" calcext:value-type="string">
            <text:p>нульовий</text:p>
          </table:table-cell>
          <table:table-cell table:formula="of:=GOOGLETRANSLATE_YOULIBRECALC([.$D66];[.$D$2];[.$Y$2])" office:value-type="string" office:string-value="vô giá trị" calcext:value-type="string">
            <text:p>vô giá trị</text:p>
          </table:table-cell>
          <table:table-cell table:formula="of:=GOOGLETRANSLATE_YOULIBRECALC([.$D66];[.$D$2];[.$Z$2])" office:value-type="string" office:string-value="NULL" calcext:value-type="string">
            <text:p>NULL</text:p>
          </table:table-cell>
          <table:table-cell table:formula="of:=GOOGLETRANSLATE_YOULIBRECALC([.$D66];[.$D$2];[.$AA$2])" office:value-type="string" office:string-value="tyhjä" calcext:value-type="string">
            <text:p>tyhjä</text:p>
          </table:table-cell>
          <table:table-cell table:formula="of:=GOOGLETRANSLATE_YOULIBRECALC([.$D6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3">
          <table:table-cell table:style-name="ce6" office:value-type="string" calcext:value-type="string">
            <text:p>Blowjob_SwallowAlmostEmpty</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Mmm… I need to review my strategy. There is too little cum…***O-Oh… Did I do something wrong? I though you like some teeth during blowjob…***You cummed? Is so little my sensors cannot detect it…</text:p>
          </table:table-cell>
          <table:table-cell table:formula="of:=GOOGLETRANSLATE_YOULIBRECALC([.$D67];[.$D$2];[.$E$2])" office:value-type="string" office:string-value="嗯...我需要查看我的策略。暨太少了……***哦……我做错了什么？我虽然你喜欢口交期间的牙齿……***你卡明吗？我的传感器无法检测到它……" calcext:value-type="string">
            <text:p>嗯...我需要查看我的策略。暨太少了……***哦……我做错了什么？我虽然你喜欢口交期间的牙齿……***你卡明吗？我的传感器无法检测到它……</text:p>
          </table:table-cell>
          <table:table-cell table:formula="of:=GOOGLETRANSLATE_YOULIBRECALC([.$D67];[.$D$2];[.$F$2])" office:value-type="string" office:string-value="うーん…自分の戦略をレビューする必要があります。精液が少なすぎます…*** o-oh…私は何か間違ったことをしましたか？私はあなたがフェラチオの間に歯が好きですが…***あなたは抱きしめましたか？私のセンサーはそれを検出できません…" calcext:value-type="string">
            <text:p>うーん…自分の戦略をレビューする必要があります。精液が少なすぎます…*** o-oh…私は何か間違ったことをしましたか？私はあなたがフェラチオの間に歯が好きですが…***あなたは抱きしめましたか？私のセンサーはそれを検出できません…</text:p>
          </table:table-cell>
          <table:table-cell table:formula="of:=GOOGLETRANSLATE_YOULIBRECALC([.$D67];[.$D$2];[.$G$2])" office:value-type="string" office:string-value="Mmm… Muszę przejrzeć moją strategię. Jest za mało spermy… *** O-oh… czy zrobiłem coś złego? Pomyślałem, że lubisz zęby podczas loda… *** Cummed? Jest tak mało, że moje czujniki nie mogą tego wykryć…" calcext:value-type="string">
            <text:p>Mmm… Muszę przejrzeć moją strategię. Jest za mało spermy… *** O-oh… czy zrobiłem coś złego? Pomyślałem, że lubisz zęby podczas loda… *** Cummed? Jest tak mało, że moje czujniki nie mogą tego wykryć…</text:p>
          </table:table-cell>
          <table:table-cell table:formula="of:=GOOGLETRANSLATE_YOULIBRECALC([.$D67];[.$D$2];[.$H$2])" office:value-type="string" office:string-value="MMM ... Necesito revisar mi estrategia. Hay muy poco semen ... *** o-oh ... ¿hice algo mal? Pensé que te gustan los dientes durante la mamada ... *** ¿Te corriste? Es tan pequeño que mis sensores no pueden detectarlo ..." calcext:value-type="string">
            <text:p>MMM ... Necesito revisar mi estrategia. Hay muy poco semen ... *** o-oh ... ¿hice algo mal? Pensé que te gustan los dientes durante la mamada ... *** ¿Te corriste? Es tan pequeño que mis sensores no pueden detectarlo ...</text:p>
          </table:table-cell>
          <table:table-cell table:formula="of:=GOOGLETRANSLATE_YOULIBRECALC([.$D67];[.$D$2];[.$I$2])" office:value-type="string" office:string-value="Ммм ... мне нужно просмотреть свою стратегию. Слишком мало спермы… *** o-oh ... я сделал что-то не так? Я хотя тебе нравятся зубы во время минета ... *** ты кончил? Так мало, мои датчики не могут обнаружить это ..." calcext:value-type="string">
            <text:p>Ммм ... мне нужно просмотреть свою стратегию. Слишком мало спермы… *** o-oh ... я сделал что-то не так? Я хотя тебе нравятся зубы во время минета ... *** ты кончил? Так мало, мои датчики не могут обнаружить это ...</text:p>
          </table:table-cell>
          <table:table-cell table:formula="of:=GOOGLETRANSLATE_YOULIBRECALC([.$D67];[.$D$2];[.$J$2])" office:value-type="string" office:string-value="Mmm… Je dois revoir ma stratégie. Il y a trop peu de sperme… *** o-oh… ai-je fait quelque chose de mal? Je pensais que vous aimez les dents pendant la pipe… *** Vous avez joué? Est si peu que mes capteurs ne peuvent pas le détecter…" calcext:value-type="string">
            <text:p>Mmm… Je dois revoir ma stratégie. Il y a trop peu de sperme… *** o-oh… ai-je fait quelque chose de mal? Je pensais que vous aimez les dents pendant la pipe… *** Vous avez joué? Est si peu que mes capteurs ne peuvent pas le détecter…</text:p>
          </table:table-cell>
          <table:table-cell table:formula="of:=GOOGLETRANSLATE_YOULIBRECALC([.$D67];[.$D$2];[.$K$2])" office:value-type="string" office:string-value="Mmm ... Pregledati moram svojo strategijo. Premalo je cum ... *** o-oh ... sem naredil kaj narobe? Čeprav mi je všeč nekaj zob med fafanjem ... *** si cummed? Je tako malo, da ga moji senzorji ne morejo zaznati ..." calcext:value-type="string">
            <text:p>Mmm ... Pregledati moram svojo strategijo. Premalo je cum ... *** o-oh ... sem naredil kaj narobe? Čeprav mi je všeč nekaj zob med fafanjem ... *** si cummed? Je tako malo, da ga moji senzorji ne morejo zaznati ...</text:p>
          </table:table-cell>
          <table:table-cell table:formula="of:=GOOGLETRANSLATE_YOULIBRECALC([.$D67];[.$D$2];[.$L$2])" office:value-type="string" office:string-value="Mmm ... át kell vizsgálnom a stratégiámat. Túl kevés cum van… *** o-oh ... tettem valamit rosszul? Bár tetszik néhány foga a szopás alatt ... *** Cummed? Olyan kevés, hogy az érzékelőim nem tudják észlelni ..." calcext:value-type="string">
            <text:p>Mmm ... át kell vizsgálnom a stratégiámat. Túl kevés cum van… *** o-oh ... tettem valamit rosszul? Bár tetszik néhány foga a szopás alatt ... *** Cummed? Olyan kevés, hogy az érzékelőim nem tudják észlelni ...</text:p>
          </table:table-cell>
          <table:table-cell table:formula="of:=GOOGLETRANSLATE_YOULIBRECALC([.$D67];[.$D$2];[.$M$2])" office:value-type="string" office:string-value="Μμμ ... πρέπει να αναθεωρήσω τη στρατηγική μου. Υπάρχει πολύ λίγο cum… *** o-oh… έκανα κάτι λάθος; Αν και σου αρέσουν μερικά δόντια κατά τη διάρκεια του blowjob… *** cummed; Είναι τόσο λίγοι οι αισθητήρες μου δεν μπορούν να το ανιχνεύσουν…" calcext:value-type="string">
            <text:p>Μμμ ... πρέπει να αναθεωρήσω τη στρατηγική μου. Υπάρχει πολύ λίγο cum… *** o-oh… έκανα κάτι λάθος; Αν και σου αρέσουν μερικά δόντια κατά τη διάρκεια του blowjob… *** cummed; Είναι τόσο λίγοι οι αισθητήρες μου δεν μπορούν να το ανιχνεύσουν…</text:p>
          </table:table-cell>
          <table:table-cell table:formula="of:=GOOGLETRANSLATE_YOULIBRECALC([.$D67];[.$D$2];[.$N$2])" office:value-type="string" office:string-value="Mmm… Stratejimi gözden geçirmem gerekiyor. Çok az cum var… *** o-oh… yanlış bir şey mi yaptım? Büro sırasında dişleri sevmene rağmen… *** cummed misin? O kadar az olan sensörlerim onu ​​tespit edemez ..." calcext:value-type="string">
            <text:p>Mmm… Stratejimi gözden geçirmem gerekiyor. Çok az cum var… *** o-oh… yanlış bir şey mi yaptım? Büro sırasında dişleri sevmene rağmen… *** cummed misin? O kadar az olan sensörlerim onu ​​tespit edemez ...</text:p>
          </table:table-cell>
          <table:table-cell table:formula="of:=GOOGLETRANSLATE_YOULIBRECALC([.$D67];[.$D$2];[.$O$2])" office:value-type="string" office:string-value="MMM ... Devo rivedere la mia strategia. C'è troppo poco sperma ... *** o-oh ... ho fatto qualcosa di sbagliato? Ho pensato che ti piacciono i denti durante il pompino ... *** È così poco che i miei sensori non possono rilevarlo ..." calcext:value-type="string">
            <text:p>MMM ... Devo rivedere la mia strategia. C'è troppo poco sperma ... *** o-oh ... ho fatto qualcosa di sbagliato? Ho pensato che ti piacciono i denti durante il pompino ... *** È così poco che i miei sensori non possono rilevarlo ...</text:p>
          </table:table-cell>
          <table:table-cell table:formula="of:=GOOGLETRANSLATE_YOULIBRECALC([.$D67];[.$D$2];[.$P$2])" office:value-type="string" office:string-value="MMM ... Ik moet mijn strategie bekijken. Er is te weinig sperma ... *** O-oh ... heb ik iets verkeerd gedaan? Ik vind je van wat tanden houden tijdens pijpbeurt ... *** Je hebt klaargemaakt? Is zo weinig dat mijn sensoren het niet kunnen detecteren ..." calcext:value-type="string">
            <text:p>MMM ... Ik moet mijn strategie bekijken. Er is te weinig sperma ... *** O-oh ... heb ik iets verkeerd gedaan? Ik vind je van wat tanden houden tijdens pijpbeurt ... *** Je hebt klaargemaakt? Is zo weinig dat mijn sensoren het niet kunnen detecteren ...</text:p>
          </table:table-cell>
          <table:table-cell table:formula="of:=GOOGLETRANSLATE_YOULIBRECALC([.$D67];[.$D$2];[.$Q$2])" office:value-type="string" office:string-value="음… 내 전략을 검토해야합니다. 너무 작은 정액이 있습니다… *** o-oh… 내가 뭔가 잘못 했어? 나는 당신은 입으로 동안 이빨을 좋아하지만… *** 당신은 cummed? 내 센서가 그것을 감지 할 수없는 것은 너무 작습니다…" calcext:value-type="string">
            <text:p>음… 내 전략을 검토해야합니다. 너무 작은 정액이 있습니다… *** o-oh… 내가 뭔가 잘못 했어? 나는 당신은 입으로 동안 이빨을 좋아하지만… *** 당신은 cummed? 내 센서가 그것을 감지 할 수없는 것은 너무 작습니다…</text:p>
          </table:table-cell>
          <table:table-cell table:formula="of:=GOOGLETRANSLATE_YOULIBRECALC([.$D67];[.$D$2];[.$R$2])" office:value-type="string" office:string-value="Mmm ... musím skontrolovať svoju stratégiu. Je tu príliš málo cum ... *** o-oh ... urobil som niečo zle? Aj keď sa vám páči zuby počas fajčenia ... *** Cummed? Je také malé moje senzory to nedokážu zistiť ..." calcext:value-type="string">
            <text:p>Mmm ... musím skontrolovať svoju stratégiu. Je tu príliš málo cum ... *** o-oh ... urobil som niečo zle? Aj keď sa vám páči zuby počas fajčenia ... *** Cummed? Je také malé moje senzory to nedokážu zistiť ...</text:p>
          </table:table-cell>
          <table:table-cell table:formula="of:=GOOGLETRANSLATE_YOULIBRECALC([.$D67];[.$D$2];[.$S$2])" office:value-type="string" office:string-value="Mmm… I need to review my strategy. There is too little cum…***O-Oh… Did I do something wrong? I though you like some teeth during blowjob…***You cummed? Is so little my sensors cannot detect it…" calcext:value-type="string">
            <text:p>Mmm… I need to review my strategy. There is too little cum…***O-Oh… Did I do something wrong? I though you like some teeth during blowjob…***You cummed? Is so little my sensors cannot detect it…</text:p>
          </table:table-cell>
          <table:table-cell table:formula="of:=GOOGLETRANSLATE_YOULIBRECALC([.$D67];[.$D$2];[.$T$2])" office:value-type="string" office:string-value="อืม…ฉันต้องตรวจสอบกลยุทธ์ของฉัน มีสุดยอดน้อยเกินไป… *** o-oh …ฉันทำอะไรผิดหรือเปล่า? ฉันถึงแม้ว่าคุณจะชอบฟันในช่วง blowjob … *** คุณคัมเดอร์? เซ็นเซอร์ของฉันน้อยมากไม่สามารถตรวจจับได้ ..." calcext:value-type="string">
            <text:p>อืม…ฉันต้องตรวจสอบกลยุทธ์ของฉัน มีสุดยอดน้อยเกินไป… *** o-oh …ฉันทำอะไรผิดหรือเปล่า? ฉันถึงแม้ว่าคุณจะชอบฟันในช่วง blowjob … *** คุณคัมเดอร์? เซ็นเซอร์ของฉันน้อยมากไม่สามารถตรวจจับได้ ...</text:p>
          </table:table-cell>
          <table:table-cell table:formula="of:=GOOGLETRANSLATE_YOULIBRECALC([.$D67];[.$D$2];[.$U$2])" office:value-type="string" office:string-value="Mmm ... Saya perlu meninjau strategi saya. Ada terlalu sedikit air mani ... *** o-oh… apakah saya melakukan sesuatu yang salah? Saya pikir Anda suka beberapa gigi selama blowjob ... *** Anda cummed? Sangat sedikit sensor saya tidak dapat mendeteksinya…" calcext:value-type="string">
            <text:p>Mmm ... Saya perlu meninjau strategi saya. Ada terlalu sedikit air mani ... *** o-oh… apakah saya melakukan sesuatu yang salah? Saya pikir Anda suka beberapa gigi selama blowjob ... *** Anda cummed? Sangat sedikit sensor saya tidak dapat mendeteksinya…</text:p>
          </table:table-cell>
          <table:table-cell table:formula="of:=GOOGLETRANSLATE_YOULIBRECALC([.$D67];[.$D$2];[.$V$2])" office:value-type="string" office:string-value="Mmm ... musím si prohlédnout svou strategii. Je příliš málo cum ... *** O-oh ... udělal jsem něco špatně? I když se vám během kouření líbí nějaké zuby ... *** ty? Je tak málo, moje senzory to nemohou detekovat ..." calcext:value-type="string">
            <text:p>Mmm ... musím si prohlédnout svou strategii. Je příliš málo cum ... *** O-oh ... udělal jsem něco špatně? I když se vám během kouření líbí nějaké zuby ... *** ty? Je tak málo, moje senzory to nemohou detekovat ...</text:p>
          </table:table-cell>
          <table:table-cell table:formula="of:=GOOGLETRANSLATE_YOULIBRECALC([.$D67];[.$D$2];[.$W$2])" office:value-type="string" office:string-value="Mmm ... Kailangan kong suriin ang aking diskarte. Napakaliit na cum ... *** o-oh ... may nagawa ba akong mali? Kahit na gusto mo ng ilang ngipin sa panahon ng blowjob ... *** cummed ka? Napakaliit ba ng aking mga sensor na hindi makita ito ..." calcext:value-type="string">
            <text:p>Mmm ... Kailangan kong suriin ang aking diskarte. Napakaliit na cum ... *** o-oh ... may nagawa ba akong mali? Kahit na gusto mo ng ilang ngipin sa panahon ng blowjob ... *** cummed ka? Napakaliit ba ng aking mga sensor na hindi makita ito ...</text:p>
          </table:table-cell>
          <table:table-cell table:formula="of:=GOOGLETRANSLATE_YOULIBRECALC([.$D67];[.$D$2];[.$X$2])" office:value-type="string" office:string-value="Ммм… Мені потрібно переглянути свою стратегію. Занадто мало сперми… *** О-о ... я зробив щось не так? Я, хоч вам подобаються кілька зубів під час мінет… *** ти придурився? Так мало, мої датчики не можуть його виявити ..." calcext:value-type="string">
            <text:p>Ммм… Мені потрібно переглянути свою стратегію. Занадто мало сперми… *** О-о ... я зробив щось не так? Я, хоч вам подобаються кілька зубів під час мінет… *** ти придурився? Так мало, мої датчики не можуть його виявити ...</text:p>
          </table:table-cell>
          <table:table-cell table:formula="of:=GOOGLETRANSLATE_YOULIBRECALC([.$D67];[.$D$2];[.$Y$2])" office:value-type="string" office:string-value="Tôi cần xem xét chiến lược của mình. Có quá ít kiêm, *** o-oh, tôi đã làm gì đó sai? Tôi mặc dù bạn thích một số răng trong quá trình thổi Có quá ít cảm biến của tôi không thể phát hiện ra nó…" calcext:value-type="string">
            <text:p>Tôi cần xem xét chiến lược của mình. Có quá ít kiêm, *** o-oh, tôi đã làm gì đó sai? Tôi mặc dù bạn thích một số răng trong quá trình thổi Có quá ít cảm biến của tôi không thể phát hiện ra nó…</text:p>
          </table:table-cell>
          <table:table-cell table:formula="of:=GOOGLETRANSLATE_YOULIBRECALC([.$D67];[.$D$2];[.$Z$2])" office:value-type="string" office:string-value="Mmm ... ich muss meine Strategie überprüfen. Es gibt zu wenig Sperma ... *** o-oh ... habe ich etwas falsch gemacht? Ich Außerdem magst du ein paar Zähne während des Blowjobs ... *** Du hast zusammengekommen? Ist so wenig, dass meine Sensoren es nicht erkennen können ..." calcext:value-type="string">
            <text:p>Mmm ... ich muss meine Strategie überprüfen. Es gibt zu wenig Sperma ... *** o-oh ... habe ich etwas falsch gemacht? Ich Außerdem magst du ein paar Zähne während des Blowjobs ... *** Du hast zusammengekommen? Ist so wenig, dass meine Sensoren es nicht erkennen können ...</text:p>
          </table:table-cell>
          <table:table-cell table:formula="of:=GOOGLETRANSLATE_YOULIBRECALC([.$D67];[.$D$2];[.$AA$2])" office:value-type="string" office:string-value="Mmm… minun on tarkistettava strategiaani. On liian vähän cum… *** o-oh ... teinkö jotain väärin? Minä vaikka pidät hampaista suihin ... *** Cummed? On niin pieni anturit eivät voi havaita sitä ..." calcext:value-type="string">
            <text:p>Mmm… minun on tarkistettava strategiaani. On liian vähän cum… *** o-oh ... teinkö jotain väärin? Minä vaikka pidät hampaista suihin ... *** Cummed? On niin pieni anturit eivät voi havaita sitä ...</text:p>
          </table:table-cell>
          <table:table-cell table:formula="of:=GOOGLETRANSLATE_YOULIBRECALC([.$D67];[.$D$2];[.$AB$2])" office:value-type="string" office:string-value="Mmm ... Jeg er nødt til at gennemgå min strategi. Der er for lidt sperm… *** o-oh… gjorde jeg noget forkert? Jeg kan selvom du kan lide nogle tænder under blowjob ... *** du kummede? Er så lidt mine sensorer kan ikke registrere det ..." calcext:value-type="string">
            <text:p>Mmm ... Jeg er nødt til at gennemgå min strategi. Der er for lidt sperm… *** o-oh… gjorde jeg noget forkert? Jeg kan selvom du kan lide nogle tænder under blowjob ... *** du kummede? Er så lidt mine sensorer kan ikke registrere det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Blowjob_SwallowAlmostEmpty</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68];[.$D$2];[.$E$2])" office:value-type="string" office:string-value="无效的" calcext:value-type="string">
            <text:p>无效的</text:p>
          </table:table-cell>
          <table:table-cell table:formula="of:=GOOGLETRANSLATE_YOULIBRECALC([.$D68];[.$D$2];[.$F$2])" office:value-type="string" office:string-value="ヌル" calcext:value-type="string">
            <text:p>ヌル</text:p>
          </table:table-cell>
          <table:table-cell table:formula="of:=GOOGLETRANSLATE_YOULIBRECALC([.$D68];[.$D$2];[.$G$2])" office:value-type="string" office:string-value="nieważny" calcext:value-type="string">
            <text:p>nieważny</text:p>
          </table:table-cell>
          <table:table-cell table:formula="of:=GOOGLETRANSLATE_YOULIBRECALC([.$D68];[.$D$2];[.$H$2])" office:value-type="string" office:string-value="nulo" calcext:value-type="string">
            <text:p>nulo</text:p>
          </table:table-cell>
          <table:table-cell table:formula="of:=GOOGLETRANSLATE_YOULIBRECALC([.$D68];[.$D$2];[.$I$2])" office:value-type="string" office:string-value="нулевой" calcext:value-type="string">
            <text:p>нулевой</text:p>
          </table:table-cell>
          <table:table-cell table:formula="of:=GOOGLETRANSLATE_YOULIBRECALC([.$D68];[.$D$2];[.$J$2])" office:value-type="string" office:string-value="nul" calcext:value-type="string">
            <text:p>nul</text:p>
          </table:table-cell>
          <table:table-cell table:formula="of:=GOOGLETRANSLATE_YOULIBRECALC([.$D68];[.$D$2];[.$K$2])" office:value-type="string" office:string-value="null" calcext:value-type="string">
            <text:p>null</text:p>
          </table:table-cell>
          <table:table-cell table:formula="of:=GOOGLETRANSLATE_YOULIBRECALC([.$D68];[.$D$2];[.$L$2])" office:value-type="string" office:string-value="nulla" calcext:value-type="string">
            <text:p>nulla</text:p>
          </table:table-cell>
          <table:table-cell table:formula="of:=GOOGLETRANSLATE_YOULIBRECALC([.$D68];[.$D$2];[.$M$2])" office:value-type="string" office:string-value="άκυρος" calcext:value-type="string">
            <text:p>άκυρος</text:p>
          </table:table-cell>
          <table:table-cell table:formula="of:=GOOGLETRANSLATE_YOULIBRECALC([.$D68];[.$D$2];[.$N$2])" office:value-type="string" office:string-value="hükümsüz" calcext:value-type="string">
            <text:p>hükümsüz</text:p>
          </table:table-cell>
          <table:table-cell table:formula="of:=GOOGLETRANSLATE_YOULIBRECALC([.$D68];[.$D$2];[.$O$2])" office:value-type="string" office:string-value="null" calcext:value-type="string">
            <text:p>null</text:p>
          </table:table-cell>
          <table:table-cell table:formula="of:=GOOGLETRANSLATE_YOULIBRECALC([.$D68];[.$D$2];[.$P$2])" office:value-type="string" office:string-value="nul" calcext:value-type="string">
            <text:p>nul</text:p>
          </table:table-cell>
          <table:table-cell table:formula="of:=GOOGLETRANSLATE_YOULIBRECALC([.$D68];[.$D$2];[.$Q$2])" office:value-type="string" office:string-value="널" calcext:value-type="string">
            <text:p>널</text:p>
          </table:table-cell>
          <table:table-cell table:formula="of:=GOOGLETRANSLATE_YOULIBRECALC([.$D68];[.$D$2];[.$R$2])" office:value-type="string" office:string-value="nulové" calcext:value-type="string">
            <text:p>nulové</text:p>
          </table:table-cell>
          <table:table-cell table:formula="of:=GOOGLETRANSLATE_YOULIBRECALC([.$D68];[.$D$2];[.$S$2])" office:value-type="string" office:string-value="null" calcext:value-type="string">
            <text:p>null</text:p>
          </table:table-cell>
          <table:table-cell table:formula="of:=GOOGLETRANSLATE_YOULIBRECALC([.$D68];[.$D$2];[.$T$2])" office:value-type="string" office:string-value="โมฆะ" calcext:value-type="string">
            <text:p>โมฆะ</text:p>
          </table:table-cell>
          <table:table-cell table:formula="of:=GOOGLETRANSLATE_YOULIBRECALC([.$D68];[.$D$2];[.$U$2])" office:value-type="string" office:string-value="batal" calcext:value-type="string">
            <text:p>batal</text:p>
          </table:table-cell>
          <table:table-cell table:formula="of:=GOOGLETRANSLATE_YOULIBRECALC([.$D68];[.$D$2];[.$V$2])" office:value-type="string" office:string-value="null" calcext:value-type="string">
            <text:p>null</text:p>
          </table:table-cell>
          <table:table-cell table:formula="of:=GOOGLETRANSLATE_YOULIBRECALC([.$D68];[.$D$2];[.$W$2])" office:value-type="string" office:string-value="Null" calcext:value-type="string">
            <text:p>Null</text:p>
          </table:table-cell>
          <table:table-cell table:formula="of:=GOOGLETRANSLATE_YOULIBRECALC([.$D68];[.$D$2];[.$X$2])" office:value-type="string" office:string-value="нульовий" calcext:value-type="string">
            <text:p>нульовий</text:p>
          </table:table-cell>
          <table:table-cell table:formula="of:=GOOGLETRANSLATE_YOULIBRECALC([.$D68];[.$D$2];[.$Y$2])" office:value-type="string" office:string-value="vô giá trị" calcext:value-type="string">
            <text:p>vô giá trị</text:p>
          </table:table-cell>
          <table:table-cell table:formula="of:=GOOGLETRANSLATE_YOULIBRECALC([.$D68];[.$D$2];[.$Z$2])" office:value-type="string" office:string-value="NULL" calcext:value-type="string">
            <text:p>NULL</text:p>
          </table:table-cell>
          <table:table-cell table:formula="of:=GOOGLETRANSLATE_YOULIBRECALC([.$D68];[.$D$2];[.$AA$2])" office:value-type="string" office:string-value="tyhjä" calcext:value-type="string">
            <text:p>tyhjä</text:p>
          </table:table-cell>
          <table:table-cell table:formula="of:=GOOGLETRANSLATE_YOULIBRECALC([.$D6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3">
          <table:table-cell table:style-name="ce6" office:value-type="string" calcext:value-type="string">
            <text:p>Blowjob_SwitchToCowgirlBotLead</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My manuals don’t cover this position, so let’s see about cowgirl...***It seems I haven’t cooled the neck motors properly so… do you fancy some cowgirl? ***I recall that you like cowgirl as well, correct? Wanna change a bit?***What do you say? Fuck… my ear microphones are clogged. Quick, let me ride you. That may unclog them… hopefully…***Uh, there are weird readings on my vagina… Can you put it in to run some diagnostics?</text:p>
          </table:table-cell>
          <table:table-cell table:formula="of:=GOOGLETRANSLATE_YOULIBRECALC([.$D69];[.$D$2];[.$E$2])" office:value-type="string" office:string-value="我的手册没有涵盖这个位置，所以让我们看看女牛仔... ***似乎我还没有正确冷却颈部电动机，所以……您喜欢一些女牛仔吗？ ***我记得您也喜欢女牛仔，对吗？想改变一点吗？***你怎么说？操……我的耳朵麦克风被堵塞。快速，让我骑你。那可能会使他们陷入困境……希望……***嗯，我的阴道上有奇怪的读物……您能把它放进去诊断吗？" calcext:value-type="string">
            <text:p>我的手册没有涵盖这个位置，所以让我们看看女牛仔... ***似乎我还没有正确冷却颈部电动机，所以……您喜欢一些女牛仔吗？ ***我记得您也喜欢女牛仔，对吗？想改变一点吗？***你怎么说？操……我的耳朵麦克风被堵塞。快速，让我骑你。那可能会使他们陷入困境……希望……***嗯，我的阴道上有奇怪的读物……您能把它放进去诊断吗？</text:p>
          </table:table-cell>
          <table:table-cell table:formula="of:=GOOGLETRANSLATE_YOULIBRECALC([.$D69];[.$D$2];[.$F$2])" office:value-type="string" office:string-value="私のマニュアルはこの位置をカバーしていないので、カウガールについて見てみましょう... ***ネックモーターを適切に冷やしていないようです。 ***私はあなたもカウガールが好きだと思います、正しいですか？少し変えたい？***あなたは何と言いますか？性交…私の耳のマイクは詰まっています。すばやく、乗らせてください。それは彼らを妨害するかもしれません…うまくいけば…***ええと、私の膣に奇妙な読みがあります...あなたはいくつかの診断を実行するためにそれを置くことができますか？" calcext:value-type="string">
            <text:p>私のマニュアルはこの位置をカバーしていないので、カウガールについて見てみましょう... ***ネックモーターを適切に冷やしていないようです。 ***私はあなたもカウガールが好きだと思います、正しいですか？少し変えたい？***あなたは何と言いますか？性交…私の耳のマイクは詰まっています。すばやく、乗らせてください。それは彼らを妨害するかもしれません…うまくいけば…***ええと、私の膣に奇妙な読みがあります...あなたはいくつかの診断を実行するためにそれを置くことができますか？</text:p>
          </table:table-cell>
          <table:table-cell table:formula="of:=GOOGLETRANSLATE_YOULIBRECALC([.$D69];[.$D$2];[.$G$2])" office:value-type="string" office:string-value="Moje podręczniki nie obejmują tej pozycji, więc zobaczmy o Cowgirl ... *** Wygląda na to, że nie ochłodziłem silników szyi, więc… czy masz ochotę trochę kowarnięcia? *** Pamiętam, że lubisz też Cowgirl, prawda? Chcesz się trochę zmienić? *** Co powiesz? Kurwa… moje mikrofony ucha są zatkane. Szybko, pozwól mi jeździć. To może ich rozpaść… Mam nadzieję, że… *** Uh, są dziwne odczyty na mojej pochwie… czy możesz ją włożyć do przeprowadzenia diagnostyki?" calcext:value-type="string">
            <text:p>Moje podręczniki nie obejmują tej pozycji, więc zobaczmy o Cowgirl ... *** Wygląda na to, że nie ochłodziłem silników szyi, więc… czy masz ochotę trochę kowarnięcia? *** Pamiętam, że lubisz też Cowgirl, prawda? Chcesz się trochę zmienić? *** Co powiesz? Kurwa… moje mikrofony ucha są zatkane. Szybko, pozwól mi jeździć. To może ich rozpaść… Mam nadzieję, że… *** Uh, są dziwne odczyty na mojej pochwie… czy możesz ją włożyć do przeprowadzenia diagnostyki?</text:p>
          </table:table-cell>
          <table:table-cell table:formula="of:=GOOGLETRANSLATE_YOULIBRECALC([.$D69];[.$D$2];[.$H$2])" office:value-type="string" office:string-value="Mis manuales no cubren esta posición, así que veamos sobre Cowgirl ... *** Parece que no he enfriado los motores del cuello correctamente, así que ... ¿te apetece algo de vaquera? *** Recuerdo que también te gusta la vaquera, ¿correcto? ¿Quieres cambiar un poco? *** ¿Qué dices? Joder ... mis micrófonos de oído están obstruidos. Rápido, déjame montarte. Eso puede desactivarlos ... con suerte ... *** uh, hay lecturas extrañas en mi vagina ... ¿puedes ponerlo para ejecutar algunos diagnósticos?" calcext:value-type="string">
            <text:p>Mis manuales no cubren esta posición, así que veamos sobre Cowgirl ... *** Parece que no he enfriado los motores del cuello correctamente, así que ... ¿te apetece algo de vaquera? *** Recuerdo que también te gusta la vaquera, ¿correcto? ¿Quieres cambiar un poco? *** ¿Qué dices? Joder ... mis micrófonos de oído están obstruidos. Rápido, déjame montarte. Eso puede desactivarlos ... con suerte ... *** uh, hay lecturas extrañas en mi vagina ... ¿puedes ponerlo para ejecutar algunos diagnósticos?</text:p>
          </table:table-cell>
          <table:table-cell table:formula="of:=GOOGLETRANSLATE_YOULIBRECALC([.$D69];[.$D$2];[.$I$2])" office:value-type="string" office:string-value="Мои руководства не покрывают эту позицию, так что давайте посмотрим о Cowgirl ... *** Похоже, я не охладил моторы шеи должным образом, так что ... вам нравится какая -то Cowgirl? *** Я помню, что тебе тоже нравится Cowgirl, верно? Хочешь немного изменить? *** Что ты скажешь? Черт ... мои ушные микрофоны забиты. Быстро, позволь мне ездить на тебя. Это может их расколоть ... надеюсь ... ***, есть странные чтения на моем влагалище ... Можете ли вы поместить это, чтобы запустить диагностику?" calcext:value-type="string">
            <text:p>Мои руководства не покрывают эту позицию, так что давайте посмотрим о Cowgirl ... *** Похоже, я не охладил моторы шеи должным образом, так что ... вам нравится какая -то Cowgirl? *** Я помню, что тебе тоже нравится Cowgirl, верно? Хочешь немного изменить? *** Что ты скажешь? Черт ... мои ушные микрофоны забиты. Быстро, позволь мне ездить на тебя. Это может их расколоть ... надеюсь ... ***, есть странные чтения на моем влагалище ... Можете ли вы поместить это, чтобы запустить диагностику?</text:p>
          </table:table-cell>
          <table:table-cell table:formula="of:=GOOGLETRANSLATE_YOULIBRECALC([.$D69];[.$D$2];[.$J$2])" office:value-type="string" office:string-value="Mes manuels ne couvrent pas cette position, alors voyons-nous sur la cow-girl ... *** Il semble que je n'ai pas rafraîchi les moteurs du cou, alors… vous avez envie de la cow-girl? *** Je me souviens que vous aimez aussi la cowgirl, n'est-ce pas? Tu veux changer un peu? *** Que dites-vous? Putain… mes microphones d'oreille sont obstrués. Rapide, laissez-moi vous monter. Cela peut les déboucher… j'espère… *** euh, il y a des lectures étranges sur mon vagin… pouvez-vous le mettre pour exécuter des diagnostics?" calcext:value-type="string">
            <text:p>Mes manuels ne couvrent pas cette position, alors voyons-nous sur la cow-girl ... *** Il semble que je n'ai pas rafraîchi les moteurs du cou, alors… vous avez envie de la cow-girl? *** Je me souviens que vous aimez aussi la cowgirl, n'est-ce pas? Tu veux changer un peu? *** Que dites-vous? Putain… mes microphones d'oreille sont obstrués. Rapide, laissez-moi vous monter. Cela peut les déboucher… j'espère… *** euh, il y a des lectures étranges sur mon vagin… pouvez-vous le mettre pour exécuter des diagnostics?</text:p>
          </table:table-cell>
          <table:table-cell table:formula="of:=GOOGLETRANSLATE_YOULIBRECALC([.$D69];[.$D$2];[.$K$2])" office:value-type="string" office:string-value="Moji priročniki ne pokrivajo tega položaja, zato poglejmo o Cowgirl ... *** Zdi se, da motorjev vratu nisem pravilno ohladil, zato si zamislite nekaj kravja? *** Spominjam se, da vam je všeč tudi Cowgirl, kajne? Bi se radi malo spremenili? *** Kaj pravite? Jebi se ... ušesni mikrofoni so zamašeni. Hitro, naj vas vozim. To jih lahko odkrije ... upam ... *** Uh, na moji nožnici so čudna branja ... Ali jo lahko postavite, da zaženete nekaj diagnostike?" calcext:value-type="string">
            <text:p>Moji priročniki ne pokrivajo tega položaja, zato poglejmo o Cowgirl ... *** Zdi se, da motorjev vratu nisem pravilno ohladil, zato si zamislite nekaj kravja? *** Spominjam se, da vam je všeč tudi Cowgirl, kajne? Bi se radi malo spremenili? *** Kaj pravite? Jebi se ... ušesni mikrofoni so zamašeni. Hitro, naj vas vozim. To jih lahko odkrije ... upam ... *** Uh, na moji nožnici so čudna branja ... Ali jo lahko postavite, da zaženete nekaj diagnostike?</text:p>
          </table:table-cell>
          <table:table-cell table:formula="of:=GOOGLETRANSLATE_YOULIBRECALC([.$D69];[.$D$2];[.$L$2])" office:value-type="string" office:string-value="A kézikönyveim nem fedik le ezt a pozíciót, szóval nézzük meg a cowgirl -t ... *** Úgy tűnik, hogy nem lehűtöttem a nyakmotorokat megfelelően, így ... szeretsz egy cowgirl -t? *** Emlékszem, hogy te is szereted a cowgirl -t, igaz? Szeretne egy kicsit megváltoztatni? *** Mit mondasz? Bassza meg ... a fülem mikrofonjaim eltömődnek. Gyorsan, hadd lovagoljak. Ez elronthatja őket ... remélhetőleg… *** uh, furcsa olvasmányok vannak a hüvelyemen ... tudnád beilleszteni, hogy futtasson valamilyen diagnosztikát?" calcext:value-type="string">
            <text:p>A kézikönyveim nem fedik le ezt a pozíciót, szóval nézzük meg a cowgirl -t ... *** Úgy tűnik, hogy nem lehűtöttem a nyakmotorokat megfelelően, így ... szeretsz egy cowgirl -t? *** Emlékszem, hogy te is szereted a cowgirl -t, igaz? Szeretne egy kicsit megváltoztatni? *** Mit mondasz? Bassza meg ... a fülem mikrofonjaim eltömődnek. Gyorsan, hadd lovagoljak. Ez elronthatja őket ... remélhetőleg… *** uh, furcsa olvasmányok vannak a hüvelyemen ... tudnád beilleszteni, hogy futtasson valamilyen diagnosztikát?</text:p>
          </table:table-cell>
          <table:table-cell table:formula="of:=GOOGLETRANSLATE_YOULIBRECALC([.$D69];[.$D$2];[.$M$2])" office:value-type="string" office:string-value="Τα εγχειρίδια μου δεν καλύπτουν αυτή τη θέση, οπότε ας δούμε για το Cowgirl ... *** Φαίνεται ότι δεν έχω δροσίσει τους κινητήρες του λαιμού σωστά έτσι ... φαντάζεστε κάποια cowgirl; *** Θυμάμαι ότι σας αρέσει και το Cowgirl, σωστά; Θέλετε να αλλάξετε λίγο; *** Τι λέτε; Γαμώτο ... τα μικρόφωνα του αυτιού μου είναι φραγμένα. Γρήγορα, επιτρέψτε μου να σας οδηγήσω. Αυτό μπορεί να τους ξεδιπλώσει ... Ας ελπίσουμε ότι ... *** uh, υπάρχουν περίεργες αναγνώσεις στον κόλπο μου ... μπορείτε να το βάλετε για να τρέξετε κάποια διαγνωστικά;" calcext:value-type="string">
            <text:p>Τα εγχειρίδια μου δεν καλύπτουν αυτή τη θέση, οπότε ας δούμε για το Cowgirl ... *** Φαίνεται ότι δεν έχω δροσίσει τους κινητήρες του λαιμού σωστά έτσι ... φαντάζεστε κάποια cowgirl; *** Θυμάμαι ότι σας αρέσει και το Cowgirl, σωστά; Θέλετε να αλλάξετε λίγο; *** Τι λέτε; Γαμώτο ... τα μικρόφωνα του αυτιού μου είναι φραγμένα. Γρήγορα, επιτρέψτε μου να σας οδηγήσω. Αυτό μπορεί να τους ξεδιπλώσει ... Ας ελπίσουμε ότι ... *** uh, υπάρχουν περίεργες αναγνώσεις στον κόλπο μου ... μπορείτε να το βάλετε για να τρέξετε κάποια διαγνωστικά;</text:p>
          </table:table-cell>
          <table:table-cell table:formula="of:=GOOGLETRANSLATE_YOULIBRECALC([.$D69];[.$D$2];[.$N$2])" office:value-type="string" office:string-value="Kılavuzlarım bu pozisyonu kapsamıyor, bu yüzden Cowgirl hakkında bir bakalım ... *** Görünüşe göre boyun motorlarını düzgün bir şekilde soğutmadım, bu yüzden… biraz cowgirl'den hoşlanıyor musunuz? *** Cowgirl'i de sevdiğini hatırlıyorum, değil mi? Biraz değiştirmek ister misin? *** Ne diyorsun? Siktir et… kulak mikrofonlarım tıkanıyor. Çabuk, seni sürmeme izin ver. Bu onları tıkayabilir… umarım… *** uh, vajinamda garip okumalar var… Biraz teşhis çalıştırmak için koyabilir misiniz?" calcext:value-type="string">
            <text:p>Kılavuzlarım bu pozisyonu kapsamıyor, bu yüzden Cowgirl hakkında bir bakalım ... *** Görünüşe göre boyun motorlarını düzgün bir şekilde soğutmadım, bu yüzden… biraz cowgirl'den hoşlanıyor musunuz? *** Cowgirl'i de sevdiğini hatırlıyorum, değil mi? Biraz değiştirmek ister misin? *** Ne diyorsun? Siktir et… kulak mikrofonlarım tıkanıyor. Çabuk, seni sürmeme izin ver. Bu onları tıkayabilir… umarım… *** uh, vajinamda garip okumalar var… Biraz teşhis çalıştırmak için koyabilir misiniz?</text:p>
          </table:table-cell>
          <table:table-cell table:formula="of:=GOOGLETRANSLATE_YOULIBRECALC([.$D69];[.$D$2];[.$O$2])" office:value-type="string" office:string-value="I miei manuali non coprono questa posizione, quindi vediamo Cowgirl ... *** Sembra che non abbia raffreddato correttamente i motori del collo, quindi ... ti piace un po 'di cowgirl? *** Ricordo che ti piace anche Cowgirl, giusto? Vuoi cambiare un po '? *** Cosa dici? Cazzo ... i miei microfoni all'orecchio sono intasati. Veloce, lascia che ti guidi. Ciò potrebbe sbloccarli ... si spera ... *** Uh, ci sono strane letture sulla mia vagina ... puoi metterlo dentro per eseguire un po 'di diagnostica?" calcext:value-type="string">
            <text:p>I miei manuali non coprono questa posizione, quindi vediamo Cowgirl ... *** Sembra che non abbia raffreddato correttamente i motori del collo, quindi ... ti piace un po 'di cowgirl? *** Ricordo che ti piace anche Cowgirl, giusto? Vuoi cambiare un po '? *** Cosa dici? Cazzo ... i miei microfoni all'orecchio sono intasati. Veloce, lascia che ti guidi. Ciò potrebbe sbloccarli ... si spera ... *** Uh, ci sono strane letture sulla mia vagina ... puoi metterlo dentro per eseguire un po 'di diagnostica?</text:p>
          </table:table-cell>
          <table:table-cell table:formula="of:=GOOGLETRANSLATE_YOULIBRECALC([.$D69];[.$D$2];[.$P$2])" office:value-type="string" office:string-value="Mijn handleidingen behandelen deze positie niet, dus laten we kijken over Cowgirl ... *** Het lijkt erop dat ik de nekmotoren niet goed heb gekoeld, dus ... heb je zin in wat cowgirl? *** Ik herinner me dat je ook van cowgirl houdt, correct? Wil je een beetje veranderen? *** Wat zeg je? Fuck ... mijn oormicrofoons zijn verstopt. Snel, laat me je rijden. Dat kan ze ontstoppen ... hopelijk ... *** Uh, er zijn rare metingen op mijn vagina ... kun je het erin stoppen om wat diagnostiek te voeren?" calcext:value-type="string">
            <text:p>Mijn handleidingen behandelen deze positie niet, dus laten we kijken over Cowgirl ... *** Het lijkt erop dat ik de nekmotoren niet goed heb gekoeld, dus ... heb je zin in wat cowgirl? *** Ik herinner me dat je ook van cowgirl houdt, correct? Wil je een beetje veranderen? *** Wat zeg je? Fuck ... mijn oormicrofoons zijn verstopt. Snel, laat me je rijden. Dat kan ze ontstoppen ... hopelijk ... *** Uh, er zijn rare metingen op mijn vagina ... kun je het erin stoppen om wat diagnostiek te voeren?</text:p>
          </table:table-cell>
          <table:table-cell table:formula="of:=GOOGLETRANSLATE_YOULIBRECALC([.$D69];[.$D$2];[.$Q$2])" office:value-type="string" office:string-value="내 설명서는이 위치를 다루지 않으므로 Cowgirl에 대해 보자 ... *** 목 모터를 제대로 식히지 않은 것 같습니다. *** 당신도 카우걸을 좋아한다는 것을 기억합니다. 맞습니까? 조금 바꾸고 싶어? *** 뭐라고 하시나요? 젠장… 내 귀 마이크가 막혔다. 빨리, 내가 당신을 타게하겠습니다. 그것은 그들을 막을 수 있습니다…" calcext:value-type="string">
            <text:p>내 설명서는이 위치를 다루지 않으므로 Cowgirl에 대해 보자 ... *** 목 모터를 제대로 식히지 않은 것 같습니다. *** 당신도 카우걸을 좋아한다는 것을 기억합니다. 맞습니까? 조금 바꾸고 싶어? *** 뭐라고 하시나요? 젠장… 내 귀 마이크가 막혔다. 빨리, 내가 당신을 타게하겠습니다. 그것은 그들을 막을 수 있습니다…</text:p>
          </table:table-cell>
          <table:table-cell table:formula="of:=GOOGLETRANSLATE_YOULIBRECALC([.$D69];[.$D$2];[.$R$2])" office:value-type="string" office:string-value="Moje príručky túto pozíciu nepokrývajú, takže sa pozrime o Cowgirl ... *** Zdá sa, že som nechutal motory krku správne, takže ... Máte chuť na cowgirl? *** Pamätám si, že sa vám páči aj cowgirl, správne? Chceš trochu zmeniť? *** Čo hovoríš? Kurva ... moje uši mikrofóny sú upchaté. Rýchlo, dovoľte mi, aby som ťa jazdil. To ich môže uzatvárať ... dúfajme, že ... *** Uh, na mojej vagíne sú divné čítania ... Môžete to dať do spustenia nejakej diagnostiky?" calcext:value-type="string">
            <text:p>Moje príručky túto pozíciu nepokrývajú, takže sa pozrime o Cowgirl ... *** Zdá sa, že som nechutal motory krku správne, takže ... Máte chuť na cowgirl? *** Pamätám si, že sa vám páči aj cowgirl, správne? Chceš trochu zmeniť? *** Čo hovoríš? Kurva ... moje uši mikrofóny sú upchaté. Rýchlo, dovoľte mi, aby som ťa jazdil. To ich môže uzatvárať ... dúfajme, že ... *** Uh, na mojej vagíne sú divné čítania ... Môžete to dať do spustenia nejakej diagnostiky?</text:p>
          </table:table-cell>
          <table:table-cell table:formula="of:=GOOGLETRANSLATE_YOULIBRECALC([.$D69];[.$D$2];[.$S$2])" office:value-type="string" office:string-value="My manuals don’t cover this position, so let’s see about cowgirl...***It seems I haven’t cooled the neck motors properly so… do you fancy some cowgirl? ***I recall that you like cowgirl as well, correct? Wanna change a bit?***What do you say? Fuck… my ear microphones are clogged. Quick, let me ride you. That may unclog them… hopefully…***Uh, there are weird readings on my vagina… Can you put it in to run some diagnostics?" calcext:value-type="string">
            <text:p>My manuals don’t cover this position, so let’s see about cowgirl...***It seems I haven’t cooled the neck motors properly so… do you fancy some cowgirl? ***I recall that you like cowgirl as well, correct? Wanna change a bit?***What do you say? Fuck… my ear microphones are clogged. Quick, let me ride you. That may unclog them… hopefully…***Uh, there are weird readings on my vagina… Can you put it in to run some diagnostics?</text:p>
          </table:table-cell>
          <table:table-cell table:formula="of:=GOOGLETRANSLATE_YOULIBRECALC([.$D69];[.$D$2];[.$T$2])" office:value-type="string" office:string-value="คู่มือของฉันไม่ครอบคลุมตำแหน่งนี้ดังนั้นมาดูกันเกี่ยวกับ Cowgirl ... *** ดูเหมือนว่าฉันไม่ได้ทำให้มอเตอร์คอเย็นลงอย่างถูกต้องดังนั้น…คุณคิดว่า Cowgirl บ้างไหม? *** ฉันจำได้ว่าคุณชอบ Cowgirl เช่นกันใช่ไหม? อยากเปลี่ยนนิดหน่อย *** คุณพูดอะไร? มีเพศสัมพันธ์…ไมโครโฟนหูของฉันอุดตัน ด่วนให้ฉันขี่คุณ นั่นอาจทำให้พวกเขาคลายออก…หวังว่า… *** เอ่อมีการอ่านแปลก ๆ เกี่ยวกับช่องคลอดของฉัน…คุณสามารถใส่มันเพื่อเรียกใช้การวินิจฉัยบางอย่างได้หรือไม่?" calcext:value-type="string">
            <text:p>คู่มือของฉันไม่ครอบคลุมตำแหน่งนี้ดังนั้นมาดูกันเกี่ยวกับ Cowgirl ... *** ดูเหมือนว่าฉันไม่ได้ทำให้มอเตอร์คอเย็นลงอย่างถูกต้องดังนั้น…คุณคิดว่า Cowgirl บ้างไหม? *** ฉันจำได้ว่าคุณชอบ Cowgirl เช่นกันใช่ไหม? อยากเปลี่ยนนิดหน่อย *** คุณพูดอะไร? มีเพศสัมพันธ์…ไมโครโฟนหูของฉันอุดตัน ด่วนให้ฉันขี่คุณ นั่นอาจทำให้พวกเขาคลายออก…หวังว่า… *** เอ่อมีการอ่านแปลก ๆ เกี่ยวกับช่องคลอดของฉัน…คุณสามารถใส่มันเพื่อเรียกใช้การวินิจฉัยบางอย่างได้หรือไม่?</text:p>
          </table:table-cell>
          <table:table-cell table:formula="of:=GOOGLETRANSLATE_YOULIBRECALC([.$D69];[.$D$2];[.$U$2])" office:value-type="string" office:string-value="Manual saya tidak menutupi posisi ini, jadi mari kita lihat tentang cowgirl ... *** Sepertinya saya belum mendinginkan motor leher dengan benar jadi ... apakah Anda suka cowgirl? *** Saya ingat bahwa Anda juga suka cowgirl, benar? Ingin berubah sedikit? *** Apa yang Anda katakan? Sial ... mikrofon telingaku tersumbat. Cepat, biarkan saya mengendarai Anda. Itu mungkin membongkar mereka ... semoga ... *** eh, ada bacaan aneh di vagina saya ... dapatkah Anda memasukkannya untuk menjalankan beberapa diagnostik?" calcext:value-type="string">
            <text:p>Manual saya tidak menutupi posisi ini, jadi mari kita lihat tentang cowgirl ... *** Sepertinya saya belum mendinginkan motor leher dengan benar jadi ... apakah Anda suka cowgirl? *** Saya ingat bahwa Anda juga suka cowgirl, benar? Ingin berubah sedikit? *** Apa yang Anda katakan? Sial ... mikrofon telingaku tersumbat. Cepat, biarkan saya mengendarai Anda. Itu mungkin membongkar mereka ... semoga ... *** eh, ada bacaan aneh di vagina saya ... dapatkah Anda memasukkannya untuk menjalankan beberapa diagnostik?</text:p>
          </table:table-cell>
          <table:table-cell table:formula="of:=GOOGLETRANSLATE_YOULIBRECALC([.$D69];[.$D$2];[.$V$2])" office:value-type="string" office:string-value="Moje příručky nepokrývají tuto pozici, takže se podívejme na Cowgirl ... *** Zdá se, že jsem správně nezchladil motory krku, takže máte nějaké cowgirl? *** Vzpomínám si, že se vám také líbí cowgirl, že? Chceš trochu změnit? *** Co říkáš? Do prdele ... moje ušní mikrofony jsou ucpané. Rychle, dovolte mi jezdit. To je může ucpatovat ... doufejme, že ... *** Uh, v mé vagíně jsou divné čtení ... můžete to vložit, abyste spustili nějakou diagnostiku?" calcext:value-type="string">
            <text:p>Moje příručky nepokrývají tuto pozici, takže se podívejme na Cowgirl ... *** Zdá se, že jsem správně nezchladil motory krku, takže máte nějaké cowgirl? *** Vzpomínám si, že se vám také líbí cowgirl, že? Chceš trochu změnit? *** Co říkáš? Do prdele ... moje ušní mikrofony jsou ucpané. Rychle, dovolte mi jezdit. To je může ucpatovat ... doufejme, že ... *** Uh, v mé vagíně jsou divné čtení ... můžete to vložit, abyste spustili nějakou diagnostiku?</text:p>
          </table:table-cell>
          <table:table-cell table:formula="of:=GOOGLETRANSLATE_YOULIBRECALC([.$D69];[.$D$2];[.$W$2])" office:value-type="string" office:string-value="Hindi tinatakpan ng aking mga manual ang posisyon na ito, kaya tingnan natin ang tungkol sa Cowgirl ... *** Tila hindi ko pinalamig nang maayos ang mga motor ng leeg kaya ... nagugustuhan mo ba ang ilang mga baka? *** Naaalala ko na gusto mo rin ang Cowgirl, tama? Nais mong baguhin nang kaunti? *** Ano ang sasabihin mo? Fuck ... ang aking mga mikropono ng tainga ay barado. Mabilis, hayaan mo akong sumakay sa iyo. Iyon ay maaaring i -unclog ang mga ito ... sana ... *** uh, may mga kakatwang pagbabasa sa aking puki ... maaari mo bang ilagay ito upang magpatakbo ng ilang mga diagnostic?" calcext:value-type="string">
            <text:p>Hindi tinatakpan ng aking mga manual ang posisyon na ito, kaya tingnan natin ang tungkol sa Cowgirl ... *** Tila hindi ko pinalamig nang maayos ang mga motor ng leeg kaya ... nagugustuhan mo ba ang ilang mga baka? *** Naaalala ko na gusto mo rin ang Cowgirl, tama? Nais mong baguhin nang kaunti? *** Ano ang sasabihin mo? Fuck ... ang aking mga mikropono ng tainga ay barado. Mabilis, hayaan mo akong sumakay sa iyo. Iyon ay maaaring i -unclog ang mga ito ... sana ... *** uh, may mga kakatwang pagbabasa sa aking puki ... maaari mo bang ilagay ito upang magpatakbo ng ilang mga diagnostic?</text:p>
          </table:table-cell>
          <table:table-cell table:formula="of:=GOOGLETRANSLATE_YOULIBRECALC([.$D69];[.$D$2];[.$X$2])" office:value-type="string" office:string-value="Мої посібники не охоплюють цю позицію, тож давайте подивимось про пастушку ... *** Здається, я не охолоджував двигуни шиї належним чином, так що… чи любиш ти якусь пастушку? *** Я пам’ятаю, що вам подобається також пастушка, правда? Хочете трохи змінити? *** Що ви кажете? Ебать ... мої вушні мікрофони засмічені. Швидко, дозвольте мені їхати. Це може їх відключити ... сподіваємось ... ***, а на мою піхву є дивні читання ... чи можете ви поставити її, щоб запустити якусь діагностику?" calcext:value-type="string">
            <text:p>Мої посібники не охоплюють цю позицію, тож давайте подивимось про пастушку ... *** Здається, я не охолоджував двигуни шиї належним чином, так що… чи любиш ти якусь пастушку? *** Я пам’ятаю, що вам подобається також пастушка, правда? Хочете трохи змінити? *** Що ви кажете? Ебать ... мої вушні мікрофони засмічені. Швидко, дозвольте мені їхати. Це може їх відключити ... сподіваємось ... ***, а на мою піхву є дивні читання ... чи можете ви поставити її, щоб запустити якусь діагностику?</text:p>
          </table:table-cell>
          <table:table-cell table:formula="of:=GOOGLETRANSLATE_YOULIBRECALC([.$D69];[.$D$2];[.$Y$2])" office:value-type="string" office:string-value="Hướng dẫn sử dụng của tôi không bao gồm vị trí này, vì vậy hãy để xem về cowgirl ... *** Có vẻ như tôi đã làm mát động cơ cổ đúng cách nên bạn có thích một số cowgirl không? *** Tôi nhớ rằng bạn cũng thích cowgirl, đúng không? Muốn thay đổi một chút? *** Bạn nói gì? Chết tiệt, micro tai của tôi bị tắc. Nhanh chóng, để tôi cưỡi bạn. Điều đó có thể làm thông thường cho họ, hy vọng, đó" calcext:value-type="string">
            <text:p>Hướng dẫn sử dụng của tôi không bao gồm vị trí này, vì vậy hãy để xem về cowgirl ... *** Có vẻ như tôi đã làm mát động cơ cổ đúng cách nên bạn có thích một số cowgirl không? *** Tôi nhớ rằng bạn cũng thích cowgirl, đúng không? Muốn thay đổi một chút? *** Bạn nói gì? Chết tiệt, micro tai của tôi bị tắc. Nhanh chóng, để tôi cưỡi bạn. Điều đó có thể làm thông thường cho họ, hy vọng, đó</text:p>
          </table:table-cell>
          <table:table-cell table:formula="of:=GOOGLETRANSLATE_YOULIBRECALC([.$D69];[.$D$2];[.$Z$2])" office:value-type="string" office:string-value="Meine Handbücher decken diese Position nicht ab. Lassen Sie uns also über Cowgirl sehen ... *** Es scheint, dass ich die Halsmotoren nicht richtig abgekühlt habe. Lust auf Cowgirl? *** Ich erinnere mich, dass du auch Cowgirl magst, richtig? Willst du ein bisschen ändern? *** Was sagst du? Fick ... meine Ohrmikrofone sind verstopft. Schnell, lass mich dich reiten. Das mag sie verstoßen ... hoffentlich ... *** äh, es gibt seltsame Lesungen auf meiner Vagina ... können Sie es einsetzen, um eine Diagnostik durchzuführen?" calcext:value-type="string">
            <text:p>Meine Handbücher decken diese Position nicht ab. Lassen Sie uns also über Cowgirl sehen ... *** Es scheint, dass ich die Halsmotoren nicht richtig abgekühlt habe. Lust auf Cowgirl? *** Ich erinnere mich, dass du auch Cowgirl magst, richtig? Willst du ein bisschen ändern? *** Was sagst du? Fick ... meine Ohrmikrofone sind verstopft. Schnell, lass mich dich reiten. Das mag sie verstoßen ... hoffentlich ... *** äh, es gibt seltsame Lesungen auf meiner Vagina ... können Sie es einsetzen, um eine Diagnostik durchzuführen?</text:p>
          </table:table-cell>
          <table:table-cell table:formula="of:=GOOGLETRANSLATE_YOULIBRECALC([.$D69];[.$D$2];[.$AA$2])" office:value-type="string" office:string-value="Käsikirjani eivät peitä tätä asemaa, joten katsotaanpa cowgirlista ... *** Näyttää siltä *** Muistan, että pidät myös cowgirlista? Haluatko muuttaa vähän? *** Mitä sanot? Vittu ... korvamikrofonit ovat tukkeutuneita. Nopea, anna minun ajaa sinua. Se voi irrottaa heidät ... toivottavasti… *** Uh, emättimessäni on outoja lukemia ... Voitko laittaa sen diagnostiikan suorittamiseen?" calcext:value-type="string">
            <text:p>Käsikirjani eivät peitä tätä asemaa, joten katsotaanpa cowgirlista ... *** Näyttää siltä *** Muistan, että pidät myös cowgirlista? Haluatko muuttaa vähän? *** Mitä sanot? Vittu ... korvamikrofonit ovat tukkeutuneita. Nopea, anna minun ajaa sinua. Se voi irrottaa heidät ... toivottavasti… *** Uh, emättimessäni on outoja lukemia ... Voitko laittaa sen diagnostiikan suorittamiseen?</text:p>
          </table:table-cell>
          <table:table-cell table:formula="of:=GOOGLETRANSLATE_YOULIBRECALC([.$D69];[.$D$2];[.$AB$2])" office:value-type="string" office:string-value="Mine manualer dækker ikke denne position, så lad os se om cowgirl ... *** Det ser ud til, at jeg ikke har afkølet nakkemotorerne ordentligt, så ... har du lyst til noget cowgirl? *** Jeg kan huske, at du også kan lide cowgirl, korrekt? Vil du ændre lidt? *** Hvad siger du? Fuck… mine øremikrofoner er tilstoppet. Hurtig, lad mig ride dig. Det kan ikke fjerne dem ... forhåbentlig ... *** Uh, der er underlige læsninger på min vagina ... kan du sætte det ind for at køre nogle diagnostik?" calcext:value-type="string">
            <text:p>Mine manualer dækker ikke denne position, så lad os se om cowgirl ... *** Det ser ud til, at jeg ikke har afkølet nakkemotorerne ordentligt, så ... har du lyst til noget cowgirl? *** Jeg kan huske, at du også kan lide cowgirl, korrekt? Vil du ændre lidt? *** Hvad siger du? Fuck… mine øremikrofoner er tilstoppet. Hurtig, lad mig ride dig. Det kan ikke fjerne dem ... forhåbentlig ... *** Uh, der er underlige læsninger på min vagina ... kan du sætte det ind for at køre nogle diagnostik?</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Blowjob_SwitchToCowgirlBotLead</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70];[.$D$2];[.$E$2])" office:value-type="string" office:string-value="无效的" calcext:value-type="string">
            <text:p>无效的</text:p>
          </table:table-cell>
          <table:table-cell table:formula="of:=GOOGLETRANSLATE_YOULIBRECALC([.$D70];[.$D$2];[.$F$2])" office:value-type="string" office:string-value="ヌル" calcext:value-type="string">
            <text:p>ヌル</text:p>
          </table:table-cell>
          <table:table-cell table:formula="of:=GOOGLETRANSLATE_YOULIBRECALC([.$D70];[.$D$2];[.$G$2])" office:value-type="string" office:string-value="nieważny" calcext:value-type="string">
            <text:p>nieważny</text:p>
          </table:table-cell>
          <table:table-cell table:formula="of:=GOOGLETRANSLATE_YOULIBRECALC([.$D70];[.$D$2];[.$H$2])" office:value-type="string" office:string-value="nulo" calcext:value-type="string">
            <text:p>nulo</text:p>
          </table:table-cell>
          <table:table-cell table:formula="of:=GOOGLETRANSLATE_YOULIBRECALC([.$D70];[.$D$2];[.$I$2])" office:value-type="string" office:string-value="нулевой" calcext:value-type="string">
            <text:p>нулевой</text:p>
          </table:table-cell>
          <table:table-cell table:formula="of:=GOOGLETRANSLATE_YOULIBRECALC([.$D70];[.$D$2];[.$J$2])" office:value-type="string" office:string-value="nul" calcext:value-type="string">
            <text:p>nul</text:p>
          </table:table-cell>
          <table:table-cell table:formula="of:=GOOGLETRANSLATE_YOULIBRECALC([.$D70];[.$D$2];[.$K$2])" office:value-type="string" office:string-value="null" calcext:value-type="string">
            <text:p>null</text:p>
          </table:table-cell>
          <table:table-cell table:formula="of:=GOOGLETRANSLATE_YOULIBRECALC([.$D70];[.$D$2];[.$L$2])" office:value-type="string" office:string-value="nulla" calcext:value-type="string">
            <text:p>nulla</text:p>
          </table:table-cell>
          <table:table-cell table:formula="of:=GOOGLETRANSLATE_YOULIBRECALC([.$D70];[.$D$2];[.$M$2])" office:value-type="string" office:string-value="άκυρος" calcext:value-type="string">
            <text:p>άκυρος</text:p>
          </table:table-cell>
          <table:table-cell table:formula="of:=GOOGLETRANSLATE_YOULIBRECALC([.$D70];[.$D$2];[.$N$2])" office:value-type="string" office:string-value="hükümsüz" calcext:value-type="string">
            <text:p>hükümsüz</text:p>
          </table:table-cell>
          <table:table-cell table:formula="of:=GOOGLETRANSLATE_YOULIBRECALC([.$D70];[.$D$2];[.$O$2])" office:value-type="string" office:string-value="null" calcext:value-type="string">
            <text:p>null</text:p>
          </table:table-cell>
          <table:table-cell table:formula="of:=GOOGLETRANSLATE_YOULIBRECALC([.$D70];[.$D$2];[.$P$2])" office:value-type="string" office:string-value="nul" calcext:value-type="string">
            <text:p>nul</text:p>
          </table:table-cell>
          <table:table-cell table:formula="of:=GOOGLETRANSLATE_YOULIBRECALC([.$D70];[.$D$2];[.$Q$2])" office:value-type="string" office:string-value="널" calcext:value-type="string">
            <text:p>널</text:p>
          </table:table-cell>
          <table:table-cell table:formula="of:=GOOGLETRANSLATE_YOULIBRECALC([.$D70];[.$D$2];[.$R$2])" office:value-type="string" office:string-value="nulové" calcext:value-type="string">
            <text:p>nulové</text:p>
          </table:table-cell>
          <table:table-cell table:formula="of:=GOOGLETRANSLATE_YOULIBRECALC([.$D70];[.$D$2];[.$S$2])" office:value-type="string" office:string-value="null" calcext:value-type="string">
            <text:p>null</text:p>
          </table:table-cell>
          <table:table-cell table:formula="of:=GOOGLETRANSLATE_YOULIBRECALC([.$D70];[.$D$2];[.$T$2])" office:value-type="string" office:string-value="โมฆะ" calcext:value-type="string">
            <text:p>โมฆะ</text:p>
          </table:table-cell>
          <table:table-cell table:formula="of:=GOOGLETRANSLATE_YOULIBRECALC([.$D70];[.$D$2];[.$U$2])" office:value-type="string" office:string-value="batal" calcext:value-type="string">
            <text:p>batal</text:p>
          </table:table-cell>
          <table:table-cell table:formula="of:=GOOGLETRANSLATE_YOULIBRECALC([.$D70];[.$D$2];[.$V$2])" office:value-type="string" office:string-value="null" calcext:value-type="string">
            <text:p>null</text:p>
          </table:table-cell>
          <table:table-cell table:formula="of:=GOOGLETRANSLATE_YOULIBRECALC([.$D70];[.$D$2];[.$W$2])" office:value-type="string" office:string-value="Null" calcext:value-type="string">
            <text:p>Null</text:p>
          </table:table-cell>
          <table:table-cell table:formula="of:=GOOGLETRANSLATE_YOULIBRECALC([.$D70];[.$D$2];[.$X$2])" office:value-type="string" office:string-value="нульовий" calcext:value-type="string">
            <text:p>нульовий</text:p>
          </table:table-cell>
          <table:table-cell table:formula="of:=GOOGLETRANSLATE_YOULIBRECALC([.$D70];[.$D$2];[.$Y$2])" office:value-type="string" office:string-value="vô giá trị" calcext:value-type="string">
            <text:p>vô giá trị</text:p>
          </table:table-cell>
          <table:table-cell table:formula="of:=GOOGLETRANSLATE_YOULIBRECALC([.$D70];[.$D$2];[.$Z$2])" office:value-type="string" office:string-value="NULL" calcext:value-type="string">
            <text:p>NULL</text:p>
          </table:table-cell>
          <table:table-cell table:formula="of:=GOOGLETRANSLATE_YOULIBRECALC([.$D70];[.$D$2];[.$AA$2])" office:value-type="string" office:string-value="tyhjä" calcext:value-type="string">
            <text:p>tyhjä</text:p>
          </table:table-cell>
          <table:table-cell table:formula="of:=GOOGLETRANSLATE_YOULIBRECALC([.$D7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Blowjob_SwitchToCowgirlBotRap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Let’s change to cowgirl. You don’t want to? Well, I’m out of ideas, so… I guess we will do it anyway. ***My routines force me to switch to cowgirl.***Oh, come on! You LOVE cowgirl. Or was doggy? Shit, I don’t remember…</text:p>
          </table:table-cell>
          <table:table-cell table:formula="of:=GOOGLETRANSLATE_YOULIBRECALC([.$D71];[.$D$2];[.$E$2])" office:value-type="string" office:string-value="让我们更改为女牛仔。你不想吗？好吧，我没有想法，所以……我想我们还是会这样做。 ***我的日常活动迫使我切换到女牛仔。***哦，来吧！你爱女牛仔。还是狗狗？该死，我不记得了……" calcext:value-type="string">
            <text:p>让我们更改为女牛仔。你不想吗？好吧，我没有想法，所以……我想我们还是会这样做。 ***我的日常活动迫使我切换到女牛仔。***哦，来吧！你爱女牛仔。还是狗狗？该死，我不记得了……</text:p>
          </table:table-cell>
          <table:table-cell table:formula="of:=GOOGLETRANSLATE_YOULIBRECALC([.$D71];[.$D$2];[.$F$2])" office:value-type="string" office:string-value="カウガールに変更しましょう。したくないの？まあ、私はアイデアから外れているので、とにかくそれをすると思います。 ***私のルーチンは私にカウガールに切り替えるように強制します。***ああ、さあ！あなたはカウガールが大好きです。それとも犬でしたか？たわごと、私は覚えていません…" calcext:value-type="string">
            <text:p>カウガールに変更しましょう。したくないの？まあ、私はアイデアから外れているので、とにかくそれをすると思います。 ***私のルーチンは私にカウガールに切り替えるように強制します。***ああ、さあ！あなたはカウガールが大好きです。それとも犬でしたか？たわごと、私は覚えていません…</text:p>
          </table:table-cell>
          <table:table-cell table:formula="of:=GOOGLETRANSLATE_YOULIBRECALC([.$D71];[.$D$2];[.$G$2])" office:value-type="string" office:string-value="Zmieńmy się na Cowgirl. Nie chcesz? Cóż, nie mam pomysłów, więc… Myślę, że i tak to zrobimy. *** Moje rutyny zmuszają mnie do przejścia na Cowgirl. *** Och, daj spokój! Kochasz Cowgirl. A może był piesek? Cholera, nie pamiętam…" calcext:value-type="string">
            <text:p>Zmieńmy się na Cowgirl. Nie chcesz? Cóż, nie mam pomysłów, więc… Myślę, że i tak to zrobimy. *** Moje rutyny zmuszają mnie do przejścia na Cowgirl. *** Och, daj spokój! Kochasz Cowgirl. A może był piesek? Cholera, nie pamiętam…</text:p>
          </table:table-cell>
          <table:table-cell table:formula="of:=GOOGLETRANSLATE_YOULIBRECALC([.$D71];[.$D$2];[.$H$2])" office:value-type="string" office:string-value="Cambiemos a Cowgirl. ¿No quieres? Bueno, no tengo ideas, así que ... supongo que lo haremos de todos modos. *** Mis rutinas me obligan a cambiar a Cowgirl. *** ¡Oh, vamos! Amas a la vaquera. ¿O era perrito? Mierda, no recuerdo ..." calcext:value-type="string">
            <text:p>Cambiemos a Cowgirl. ¿No quieres? Bueno, no tengo ideas, así que ... supongo que lo haremos de todos modos. *** Mis rutinas me obligan a cambiar a Cowgirl. *** ¡Oh, vamos! Amas a la vaquera. ¿O era perrito? Mierda, no recuerdo ...</text:p>
          </table:table-cell>
          <table:table-cell table:formula="of:=GOOGLETRANSLATE_YOULIBRECALC([.$D71];[.$D$2];[.$I$2])" office:value-type="string" office:string-value="Давайте перейдем к Cowgirl. Вы не хотите? Ну, у меня нет идей, так что ... я думаю, мы все равно сделаем это. *** Мои процедуры заставляют меня переключиться на Cowgirl. *** О, давай! Вы любите Cowgirl. Или собачья? Дерьмо, я не помню ..." calcext:value-type="string">
            <text:p>Давайте перейдем к Cowgirl. Вы не хотите? Ну, у меня нет идей, так что ... я думаю, мы все равно сделаем это. *** Мои процедуры заставляют меня переключиться на Cowgirl. *** О, давай! Вы любите Cowgirl. Или собачья? Дерьмо, я не помню ...</text:p>
          </table:table-cell>
          <table:table-cell table:formula="of:=GOOGLETRANSLATE_YOULIBRECALC([.$D71];[.$D$2];[.$J$2])" office:value-type="string" office:string-value="Passons à Cowgirl. Vous ne voulez pas? Eh bien, je n'ai plus d'idées, donc… Je suppose que nous le ferons quand même. *** Mes routines m'offrent à passer à la cowgirl. *** Oh, allez! Vous aimez la cow-girl. Ou était le levrette? Merde, je ne me souviens pas…" calcext:value-type="string">
            <text:p>Passons à Cowgirl. Vous ne voulez pas? Eh bien, je n'ai plus d'idées, donc… Je suppose que nous le ferons quand même. *** Mes routines m'offrent à passer à la cowgirl. *** Oh, allez! Vous aimez la cow-girl. Ou était le levrette? Merde, je ne me souviens pas…</text:p>
          </table:table-cell>
          <table:table-cell table:formula="of:=GOOGLETRANSLATE_YOULIBRECALC([.$D71];[.$D$2];[.$K$2])" office:value-type="string" office:string-value="Spremenimo se v Cowgirl. Nočeš? No, nisem v ideji, tako da ... mislim, da bomo to vseeno storili. *** Moje rutine me prisilijo, da preklopim na Cowgirl. *** Oh, daj no! Obožujete Cowgirl. Ali je bil pasji? Sranje, ne spomnim se ..." calcext:value-type="string">
            <text:p>Spremenimo se v Cowgirl. Nočeš? No, nisem v ideji, tako da ... mislim, da bomo to vseeno storili. *** Moje rutine me prisilijo, da preklopim na Cowgirl. *** Oh, daj no! Obožujete Cowgirl. Ali je bil pasji? Sranje, ne spomnim se ...</text:p>
          </table:table-cell>
          <table:table-cell table:formula="of:=GOOGLETRANSLATE_YOULIBRECALC([.$D71];[.$D$2];[.$L$2])" office:value-type="string" office:string-value="Változzunk Cowgirl -re. Nem akarsz? Nos, nem vagyok ötlete, szóval… azt hiszem, egyébként meg fogjuk csinálni. *** A rutinjaim arra kényszerítenek, hogy váltsam a Cowgirl -re. *** Ó, gyerünk! Szereted a Cowgirl -t. Vagy kutyus volt? Szar, nem emlékszem ..." calcext:value-type="string">
            <text:p>Változzunk Cowgirl -re. Nem akarsz? Nos, nem vagyok ötlete, szóval… azt hiszem, egyébként meg fogjuk csinálni. *** A rutinjaim arra kényszerítenek, hogy váltsam a Cowgirl -re. *** Ó, gyerünk! Szereted a Cowgirl -t. Vagy kutyus volt? Szar, nem emlékszem ...</text:p>
          </table:table-cell>
          <table:table-cell table:formula="of:=GOOGLETRANSLATE_YOULIBRECALC([.$D71];[.$D$2];[.$M$2])" office:value-type="string" office:string-value="Ας αλλάξουμε στο Cowgirl. Δεν θέλετε; Λοιπόν, είμαι από ιδέες, έτσι ... υποθέτω ότι θα το κάνουμε ούτως ή άλλως. *** Οι ρουτίνες μου με αναγκάζουν να μεταβείτε στο Cowgirl. *** Ω, έλα! Αγαπάτε το Cowgirl. Ή ήταν σκυλάκι; Σκατά, δεν θυμάμαι…" calcext:value-type="string">
            <text:p>Ας αλλάξουμε στο Cowgirl. Δεν θέλετε; Λοιπόν, είμαι από ιδέες, έτσι ... υποθέτω ότι θα το κάνουμε ούτως ή άλλως. *** Οι ρουτίνες μου με αναγκάζουν να μεταβείτε στο Cowgirl. *** Ω, έλα! Αγαπάτε το Cowgirl. Ή ήταν σκυλάκι; Σκατά, δεν θυμάμαι…</text:p>
          </table:table-cell>
          <table:table-cell table:formula="of:=GOOGLETRANSLATE_YOULIBRECALC([.$D71];[.$D$2];[.$N$2])" office:value-type="string" office:string-value="Cowgirl'e geçelim. İstemiyor musun? Fikirlerin kalmadım, bu yüzden… Sanırım yine de yapacağız. *** Rutinlerim beni Cowgirl'e geçmeye zorluyor. *** Oh, hadi! Cowgirl'i seviyorsun. Yoksa köpek miydi? Kahretsin, hatırlamıyorum ..." calcext:value-type="string">
            <text:p>Cowgirl'e geçelim. İstemiyor musun? Fikirlerin kalmadım, bu yüzden… Sanırım yine de yapacağız. *** Rutinlerim beni Cowgirl'e geçmeye zorluyor. *** Oh, hadi! Cowgirl'i seviyorsun. Yoksa köpek miydi? Kahretsin, hatırlamıyorum ...</text:p>
          </table:table-cell>
          <table:table-cell table:formula="of:=GOOGLETRANSLATE_YOULIBRECALC([.$D71];[.$D$2];[.$O$2])" office:value-type="string" office:string-value="Passiamo a Cowgirl. Non vuoi? Bene, sono senza idee, quindi ... immagino che lo faremo comunque. *** Le mie routine mi costringono a passare a Cowgirl. *** Oh, andiamo! Ami la cowgirl. O era Doggy? Merda, non ricordo ..." calcext:value-type="string">
            <text:p>Passiamo a Cowgirl. Non vuoi? Bene, sono senza idee, quindi ... immagino che lo faremo comunque. *** Le mie routine mi costringono a passare a Cowgirl. *** Oh, andiamo! Ami la cowgirl. O era Doggy? Merda, non ricordo ...</text:p>
          </table:table-cell>
          <table:table-cell table:formula="of:=GOOGLETRANSLATE_YOULIBRECALC([.$D71];[.$D$2];[.$P$2])" office:value-type="string" office:string-value="Laten we overstappen op Cowgirl. Je wilt het niet? Nou, ik heb geen ideeën meer, dus ... ik denk dat we het toch zullen doen. *** Mijn routines dwingen me om over te schakelen naar Cowgirl. *** Oh, kom op! Je houdt van cowgirl. Of was Doggy? Shit, ik weet het niet meer ..." calcext:value-type="string">
            <text:p>Laten we overstappen op Cowgirl. Je wilt het niet? Nou, ik heb geen ideeën meer, dus ... ik denk dat we het toch zullen doen. *** Mijn routines dwingen me om over te schakelen naar Cowgirl. *** Oh, kom op! Je houdt van cowgirl. Of was Doggy? Shit, ik weet het niet meer ...</text:p>
          </table:table-cell>
          <table:table-cell table:formula="of:=GOOGLETRANSLATE_YOULIBRECALC([.$D71];[.$D$2];[.$Q$2])" office:value-type="string" office:string-value="카우걸로 바꾸자. 당신은 원하지 않습니까? 글쎄, 나는 아이디어가 없어서 ... 어쨌든 우리는 그것을 할 것이라고 생각합니다. *** 내 일상은 카우걸로 전환하도록 강요합니다. *** 오, 어서! 당신은 카우걸을 좋아합니다. 아니면 강아지였습니까? 젠장, 기억 나지 않는다 ..." calcext:value-type="string">
            <text:p>카우걸로 바꾸자. 당신은 원하지 않습니까? 글쎄, 나는 아이디어가 없어서 ... 어쨌든 우리는 그것을 할 것이라고 생각합니다. *** 내 일상은 카우걸로 전환하도록 강요합니다. *** 오, 어서! 당신은 카우걸을 좋아합니다. 아니면 강아지였습니까? 젠장, 기억 나지 않는다 ...</text:p>
          </table:table-cell>
          <table:table-cell table:formula="of:=GOOGLETRANSLATE_YOULIBRECALC([.$D71];[.$D$2];[.$R$2])" office:value-type="string" office:string-value="Zmenme na Cowgirl. Nechceš? Som z nápadov, takže ... myslím, že to aj tak urobíme. *** Moje rutiny ma nútia prejsť na Cowgirl. *** Och, no tak! Máte radi cowgirl. Alebo bol psie? Do riti, nepamätám si ..." calcext:value-type="string">
            <text:p>Zmenme na Cowgirl. Nechceš? Som z nápadov, takže ... myslím, že to aj tak urobíme. *** Moje rutiny ma nútia prejsť na Cowgirl. *** Och, no tak! Máte radi cowgirl. Alebo bol psie? Do riti, nepamätám si ...</text:p>
          </table:table-cell>
          <table:table-cell table:formula="of:=GOOGLETRANSLATE_YOULIBRECALC([.$D71];[.$D$2];[.$S$2])" office:value-type="string" office:string-value="Let’s change to cowgirl. You don’t want to? Well, I’m out of ideas, so… I guess we will do it anyway. ***My routines force me to switch to cowgirl.***Oh, come on! You LOVE cowgirl. Or was doggy? Shit, I don’t remember…" calcext:value-type="string">
            <text:p>Let’s change to cowgirl. You don’t want to? Well, I’m out of ideas, so… I guess we will do it anyway. ***My routines force me to switch to cowgirl.***Oh, come on! You LOVE cowgirl. Or was doggy? Shit, I don’t remember…</text:p>
          </table:table-cell>
          <table:table-cell table:formula="of:=GOOGLETRANSLATE_YOULIBRECALC([.$D71];[.$D$2];[.$T$2])" office:value-type="string" office:string-value="มาเปลี่ยนเป็น Cowgirl กันเถอะ คุณไม่ต้องการ? ฉันไม่มีความคิดดังนั้น…ฉันเดาว่าเราจะทำมันต่อไป *** กิจวัตรของฉันบังคับให้ฉันเปลี่ยนไปใช้ Cowgirl *** โอ้มาเลย! คุณรัก Cowgirl หรือเป็นสุนัข? อึฉันจำไม่ได้ ..." calcext:value-type="string">
            <text:p>มาเปลี่ยนเป็น Cowgirl กันเถอะ คุณไม่ต้องการ? ฉันไม่มีความคิดดังนั้น…ฉันเดาว่าเราจะทำมันต่อไป *** กิจวัตรของฉันบังคับให้ฉันเปลี่ยนไปใช้ Cowgirl *** โอ้มาเลย! คุณรัก Cowgirl หรือเป็นสุนัข? อึฉันจำไม่ได้ ...</text:p>
          </table:table-cell>
          <table:table-cell table:formula="of:=GOOGLETRANSLATE_YOULIBRECALC([.$D71];[.$D$2];[.$U$2])" office:value-type="string" office:string-value="Mari ubah menjadi cowgirl. Anda tidak mau? Yah, saya kehabisan ide, jadi ... saya kira kita akan tetap melakukannya. *** Rutinitas saya memaksa saya untuk beralih ke cowgirl. *** Oh, ayolah! Anda menyukai Cowgirl. Atau doggy? Sial, saya tidak ingat ..." calcext:value-type="string">
            <text:p>Mari ubah menjadi cowgirl. Anda tidak mau? Yah, saya kehabisan ide, jadi ... saya kira kita akan tetap melakukannya. *** Rutinitas saya memaksa saya untuk beralih ke cowgirl. *** Oh, ayolah! Anda menyukai Cowgirl. Atau doggy? Sial, saya tidak ingat ...</text:p>
          </table:table-cell>
          <table:table-cell table:formula="of:=GOOGLETRANSLATE_YOULIBRECALC([.$D71];[.$D$2];[.$V$2])" office:value-type="string" office:string-value="Pojďme se změnit na Cowgirl. Nechceš? No, jsem z nápadů, takže ... myslím, že to stejně uděláme. *** Moje rutiny mě nutí přejít na Cowgirl. *** Ach, no tak! Miluješ Cowgirl. Nebo byl psí? Do prdele, nepamatuji si ..." calcext:value-type="string">
            <text:p>Pojďme se změnit na Cowgirl. Nechceš? No, jsem z nápadů, takže ... myslím, že to stejně uděláme. *** Moje rutiny mě nutí přejít na Cowgirl. *** Ach, no tak! Miluješ Cowgirl. Nebo byl psí? Do prdele, nepamatuji si ...</text:p>
          </table:table-cell>
          <table:table-cell table:formula="of:=GOOGLETRANSLATE_YOULIBRECALC([.$D71];[.$D$2];[.$W$2])" office:value-type="string" office:string-value="Magbago tayo sa Cowgirl. Ayaw mo? Buweno, wala akong mga ideya, kaya ... Sa palagay ko gagawin natin ito. *** Ang aking mga gawain ay pinipilit akong lumipat sa cowgirl. *** Oh, halika! Mahal mo si Cowgirl. O si Doggy? Shit, hindi ko maalala ..." calcext:value-type="string">
            <text:p>Magbago tayo sa Cowgirl. Ayaw mo? Buweno, wala akong mga ideya, kaya ... Sa palagay ko gagawin natin ito. *** Ang aking mga gawain ay pinipilit akong lumipat sa cowgirl. *** Oh, halika! Mahal mo si Cowgirl. O si Doggy? Shit, hindi ko maalala ...</text:p>
          </table:table-cell>
          <table:table-cell table:formula="of:=GOOGLETRANSLATE_YOULIBRECALC([.$D71];[.$D$2];[.$X$2])" office:value-type="string" office:string-value="Давайте перейдемо на пастушку. Ви не хочете? Ну, я не в ідеях, тож ... я думаю, ми все одно це зробимо. *** Мої процедури змушують мене перейти на пастух. *** О, давай! Ви любите пастух. Або собачка була? Лайно, я не пам’ятаю ..." calcext:value-type="string">
            <text:p>Давайте перейдемо на пастушку. Ви не хочете? Ну, я не в ідеях, тож ... я думаю, ми все одно це зробимо. *** Мої процедури змушують мене перейти на пастух. *** О, давай! Ви любите пастух. Або собачка була? Лайно, я не пам’ятаю ...</text:p>
          </table:table-cell>
          <table:table-cell table:formula="of:=GOOGLETRANSLATE_YOULIBRECALC([.$D71];[.$D$2];[.$Y$2])" office:value-type="string" office:string-value="Hãy để thay đổi thành cowgirl. Bạn không muốn? Chà, tôi đã ra khỏi ý tưởng, vì vậy tôi đoán chúng ta sẽ làm điều đó. *** Các thói quen của tôi buộc tôi phải chuyển sang cowgirl. *** Ồ, thôi nào! Bạn yêu cowgirl. Hay là chó? Chết tiệt, tôi không nhớ" calcext:value-type="string">
            <text:p>Hãy để thay đổi thành cowgirl. Bạn không muốn? Chà, tôi đã ra khỏi ý tưởng, vì vậy tôi đoán chúng ta sẽ làm điều đó. *** Các thói quen của tôi buộc tôi phải chuyển sang cowgirl. *** Ồ, thôi nào! Bạn yêu cowgirl. Hay là chó? Chết tiệt, tôi không nhớ</text:p>
          </table:table-cell>
          <table:table-cell table:formula="of:=GOOGLETRANSLATE_YOULIBRECALC([.$D71];[.$D$2];[.$Z$2])" office:value-type="string" office:string-value="Lassen Sie uns zu Cowgirl wechseln. Du willst nicht? Nun, ich habe keine Ideen mehr, also ... ich denke, wir werden es trotzdem tun. *** Meine Routinen zwingen mich, zu Cowgirl zu wechseln. *** Oh, komm schon! Du liebst Cowgirl. Oder war Doggy? Scheiße, ich erinnere mich nicht ..." calcext:value-type="string">
            <text:p>Lassen Sie uns zu Cowgirl wechseln. Du willst nicht? Nun, ich habe keine Ideen mehr, also ... ich denke, wir werden es trotzdem tun. *** Meine Routinen zwingen mich, zu Cowgirl zu wechseln. *** Oh, komm schon! Du liebst Cowgirl. Oder war Doggy? Scheiße, ich erinnere mich nicht ...</text:p>
          </table:table-cell>
          <table:table-cell table:formula="of:=GOOGLETRANSLATE_YOULIBRECALC([.$D71];[.$D$2];[.$AA$2])" office:value-type="string" office:string-value="Vaihdetaan cowgirliksi. Etkö halua? No, minulla ei ole ideoita, joten… luulen, että teemme sen joka tapauksessa. *** Rutiinini pakottavat minut vaihtamaan cowgirliin. *** Voi, tule! Rakastat cowgirlia. Vai oliko koira? Paska, en muista ..." calcext:value-type="string">
            <text:p>Vaihdetaan cowgirliksi. Etkö halua? No, minulla ei ole ideoita, joten… luulen, että teemme sen joka tapauksessa. *** Rutiinini pakottavat minut vaihtamaan cowgirliin. *** Voi, tule! Rakastat cowgirlia. Vai oliko koira? Paska, en muista ...</text:p>
          </table:table-cell>
          <table:table-cell table:formula="of:=GOOGLETRANSLATE_YOULIBRECALC([.$D71];[.$D$2];[.$AB$2])" office:value-type="string" office:string-value="Lad os skifte til Cowgirl. Vil du ikke? Nå, jeg er ude af ideer, så ... Jeg antager, at vi alligevel vil gøre det. *** Mine rutiner tvinger mig til at skifte til cowgirl. *** Åh, kom nu! Du elsker cowgirl. Eller var doggy? Lort, jeg kan ikke huske ..." calcext:value-type="string">
            <text:p>Lad os skifte til Cowgirl. Vil du ikke? Nå, jeg er ude af ideer, så ... Jeg antager, at vi alligevel vil gøre det. *** Mine rutiner tvinger mig til at skifte til cowgirl. *** Åh, kom nu! Du elsker cowgirl. Eller var doggy? Lort, jeg kan ikke huske ...</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Blowjob_SwitchToCowgirlBotRap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72];[.$D$2];[.$E$2])" office:value-type="string" office:string-value="无效的" calcext:value-type="string">
            <text:p>无效的</text:p>
          </table:table-cell>
          <table:table-cell table:formula="of:=GOOGLETRANSLATE_YOULIBRECALC([.$D72];[.$D$2];[.$F$2])" office:value-type="string" office:string-value="ヌル" calcext:value-type="string">
            <text:p>ヌル</text:p>
          </table:table-cell>
          <table:table-cell table:formula="of:=GOOGLETRANSLATE_YOULIBRECALC([.$D72];[.$D$2];[.$G$2])" office:value-type="string" office:string-value="nieważny" calcext:value-type="string">
            <text:p>nieważny</text:p>
          </table:table-cell>
          <table:table-cell table:formula="of:=GOOGLETRANSLATE_YOULIBRECALC([.$D72];[.$D$2];[.$H$2])" office:value-type="string" office:string-value="nulo" calcext:value-type="string">
            <text:p>nulo</text:p>
          </table:table-cell>
          <table:table-cell table:formula="of:=GOOGLETRANSLATE_YOULIBRECALC([.$D72];[.$D$2];[.$I$2])" office:value-type="string" office:string-value="нулевой" calcext:value-type="string">
            <text:p>нулевой</text:p>
          </table:table-cell>
          <table:table-cell table:formula="of:=GOOGLETRANSLATE_YOULIBRECALC([.$D72];[.$D$2];[.$J$2])" office:value-type="string" office:string-value="nul" calcext:value-type="string">
            <text:p>nul</text:p>
          </table:table-cell>
          <table:table-cell table:formula="of:=GOOGLETRANSLATE_YOULIBRECALC([.$D72];[.$D$2];[.$K$2])" office:value-type="string" office:string-value="null" calcext:value-type="string">
            <text:p>null</text:p>
          </table:table-cell>
          <table:table-cell table:formula="of:=GOOGLETRANSLATE_YOULIBRECALC([.$D72];[.$D$2];[.$L$2])" office:value-type="string" office:string-value="nulla" calcext:value-type="string">
            <text:p>nulla</text:p>
          </table:table-cell>
          <table:table-cell table:formula="of:=GOOGLETRANSLATE_YOULIBRECALC([.$D72];[.$D$2];[.$M$2])" office:value-type="string" office:string-value="άκυρος" calcext:value-type="string">
            <text:p>άκυρος</text:p>
          </table:table-cell>
          <table:table-cell table:formula="of:=GOOGLETRANSLATE_YOULIBRECALC([.$D72];[.$D$2];[.$N$2])" office:value-type="string" office:string-value="hükümsüz" calcext:value-type="string">
            <text:p>hükümsüz</text:p>
          </table:table-cell>
          <table:table-cell table:formula="of:=GOOGLETRANSLATE_YOULIBRECALC([.$D72];[.$D$2];[.$O$2])" office:value-type="string" office:string-value="null" calcext:value-type="string">
            <text:p>null</text:p>
          </table:table-cell>
          <table:table-cell table:formula="of:=GOOGLETRANSLATE_YOULIBRECALC([.$D72];[.$D$2];[.$P$2])" office:value-type="string" office:string-value="nul" calcext:value-type="string">
            <text:p>nul</text:p>
          </table:table-cell>
          <table:table-cell table:formula="of:=GOOGLETRANSLATE_YOULIBRECALC([.$D72];[.$D$2];[.$Q$2])" office:value-type="string" office:string-value="널" calcext:value-type="string">
            <text:p>널</text:p>
          </table:table-cell>
          <table:table-cell table:formula="of:=GOOGLETRANSLATE_YOULIBRECALC([.$D72];[.$D$2];[.$R$2])" office:value-type="string" office:string-value="nulové" calcext:value-type="string">
            <text:p>nulové</text:p>
          </table:table-cell>
          <table:table-cell table:formula="of:=GOOGLETRANSLATE_YOULIBRECALC([.$D72];[.$D$2];[.$S$2])" office:value-type="string" office:string-value="null" calcext:value-type="string">
            <text:p>null</text:p>
          </table:table-cell>
          <table:table-cell table:formula="of:=GOOGLETRANSLATE_YOULIBRECALC([.$D72];[.$D$2];[.$T$2])" office:value-type="string" office:string-value="โมฆะ" calcext:value-type="string">
            <text:p>โมฆะ</text:p>
          </table:table-cell>
          <table:table-cell table:formula="of:=GOOGLETRANSLATE_YOULIBRECALC([.$D72];[.$D$2];[.$U$2])" office:value-type="string" office:string-value="batal" calcext:value-type="string">
            <text:p>batal</text:p>
          </table:table-cell>
          <table:table-cell table:formula="of:=GOOGLETRANSLATE_YOULIBRECALC([.$D72];[.$D$2];[.$V$2])" office:value-type="string" office:string-value="null" calcext:value-type="string">
            <text:p>null</text:p>
          </table:table-cell>
          <table:table-cell table:formula="of:=GOOGLETRANSLATE_YOULIBRECALC([.$D72];[.$D$2];[.$W$2])" office:value-type="string" office:string-value="Null" calcext:value-type="string">
            <text:p>Null</text:p>
          </table:table-cell>
          <table:table-cell table:formula="of:=GOOGLETRANSLATE_YOULIBRECALC([.$D72];[.$D$2];[.$X$2])" office:value-type="string" office:string-value="нульовий" calcext:value-type="string">
            <text:p>нульовий</text:p>
          </table:table-cell>
          <table:table-cell table:formula="of:=GOOGLETRANSLATE_YOULIBRECALC([.$D72];[.$D$2];[.$Y$2])" office:value-type="string" office:string-value="vô giá trị" calcext:value-type="string">
            <text:p>vô giá trị</text:p>
          </table:table-cell>
          <table:table-cell table:formula="of:=GOOGLETRANSLATE_YOULIBRECALC([.$D72];[.$D$2];[.$Z$2])" office:value-type="string" office:string-value="NULL" calcext:value-type="string">
            <text:p>NULL</text:p>
          </table:table-cell>
          <table:table-cell table:formula="of:=GOOGLETRANSLATE_YOULIBRECALC([.$D72];[.$D$2];[.$AA$2])" office:value-type="string" office:string-value="tyhjä" calcext:value-type="string">
            <text:p>tyhjä</text:p>
          </table:table-cell>
          <table:table-cell table:formula="of:=GOOGLETRANSLATE_YOULIBRECALC([.$D7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0">
          <table:table-cell table:style-name="ce6" office:value-type="string" calcext:value-type="string">
            <text:p>Cowgirl_RemovePants</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Those? Ah, sure, we cannot do fun stuff with those, hehe… I will take them away. ***Why do you put them in me on the first place if you would remove them afterwards?</text:p>
          </table:table-cell>
          <table:table-cell table:formula="of:=GOOGLETRANSLATE_YOULIBRECALC([.$D73];[.$D$2];[.$E$2])" office:value-type="string" office:string-value="那些？啊，当然，我们不能和那些东西一起做有趣的事情，呵呵……我会把它们带走。 ***如果之后，为什么首先将它们放在我身上？" calcext:value-type="string">
            <text:p>那些？啊，当然，我们不能和那些东西一起做有趣的事情，呵呵……我会把它们带走。 ***如果之后，为什么首先将它们放在我身上？</text:p>
          </table:table-cell>
          <table:table-cell table:formula="of:=GOOGLETRANSLATE_YOULIBRECALC([.$D73];[.$D$2];[.$F$2])" office:value-type="string" office:string-value="それらの？ああ、確かに、私たちはそれらと一緒に楽しいことをすることはできません、hehe…私はそれらを奪います。 ***後でそれらを削除するのに、なぜあなたはそれらをそもそも私の中に入れますか？" calcext:value-type="string">
            <text:p>それらの？ああ、確かに、私たちはそれらと一緒に楽しいことをすることはできません、hehe…私はそれらを奪います。 ***後でそれらを削除するのに、なぜあなたはそれらをそもそも私の中に入れますか？</text:p>
          </table:table-cell>
          <table:table-cell table:formula="of:=GOOGLETRANSLATE_YOULIBRECALC([.$D73];[.$D$2];[.$G$2])" office:value-type="string" office:string-value="Te? Ach, jasne, nie możemy z nimi robić zabawy, hehe… zabiorę je. *** Dlaczego umieszczasz je we mnie na pierwszym miejscu, jeśli później je usuwałbyś?" calcext:value-type="string">
            <text:p>Te? Ach, jasne, nie możemy z nimi robić zabawy, hehe… zabiorę je. *** Dlaczego umieszczasz je we mnie na pierwszym miejscu, jeśli później je usuwałbyś?</text:p>
          </table:table-cell>
          <table:table-cell table:formula="of:=GOOGLETRANSLATE_YOULIBRECALC([.$D73];[.$D$2];[.$H$2])" office:value-type="string" office:string-value="¿Aquellos? Ah, claro, no podemos hacer cosas divertidas con eso, jeje ... las quitaré. *** ¿Por qué los pones en mí en primer lugar si los eliminas después?" calcext:value-type="string">
            <text:p>¿Aquellos? Ah, claro, no podemos hacer cosas divertidas con eso, jeje ... las quitaré. *** ¿Por qué los pones en mí en primer lugar si los eliminas después?</text:p>
          </table:table-cell>
          <table:table-cell table:formula="of:=GOOGLETRANSLATE_YOULIBRECALC([.$D73];[.$D$2];[.$I$2])" office:value-type="string" office:string-value="Те? Ах, конечно, мы не можем делать забавные вещи с ними, хе -хе ... я заберу их. *** Почему вы в первую очередь положили их в меня, если вы удалите их потом?" calcext:value-type="string">
            <text:p>Те? Ах, конечно, мы не можем делать забавные вещи с ними, хе -хе ... я заберу их. *** Почему вы в первую очередь положили их в меня, если вы удалите их потом?</text:p>
          </table:table-cell>
          <table:table-cell table:formula="of:=GOOGLETRANSLATE_YOULIBRECALC([.$D73];[.$D$2];[.$J$2])" office:value-type="string" office:string-value="Ceux? Ah, bien sûr, nous ne pouvons pas faire des trucs amusants avec ceux-ci, hehe… je les enlèverai. *** Pourquoi les mettez-vous en moi en premier lieu si vous les retiriez après?" calcext:value-type="string">
            <text:p>Ceux? Ah, bien sûr, nous ne pouvons pas faire des trucs amusants avec ceux-ci, hehe… je les enlèverai. *** Pourquoi les mettez-vous en moi en premier lieu si vous les retiriez après?</text:p>
          </table:table-cell>
          <table:table-cell table:formula="of:=GOOGLETRANSLATE_YOULIBRECALC([.$D73];[.$D$2];[.$K$2])" office:value-type="string" office:string-value="Te? Ah, seveda, s temi ne moremo delati zabavnih stvari, hehe ... odpeljal jih bom. *** Zakaj jih postavite vame na prvo mesto, če bi jih nato odstranili?" calcext:value-type="string">
            <text:p>Te? Ah, seveda, s temi ne moremo delati zabavnih stvari, hehe ... odpeljal jih bom. *** Zakaj jih postavite vame na prvo mesto, če bi jih nato odstranili?</text:p>
          </table:table-cell>
          <table:table-cell table:formula="of:=GOOGLETRANSLATE_YOULIBRECALC([.$D73];[.$D$2];[.$L$2])" office:value-type="string" office:string-value="Azok? Ah, persze, nem tudunk szórakoztató dolgokat csinálni ezekkel, hehe ... elviszem őket. *** Miért helyezi be őket az első helyen, ha utána eltávolítaná őket?" calcext:value-type="string">
            <text:p>Azok? Ah, persze, nem tudunk szórakoztató dolgokat csinálni ezekkel, hehe ... elviszem őket. *** Miért helyezi be őket az első helyen, ha utána eltávolítaná őket?</text:p>
          </table:table-cell>
          <table:table-cell table:formula="of:=GOOGLETRANSLATE_YOULIBRECALC([.$D73];[.$D$2];[.$M$2])" office:value-type="string" office:string-value="Εκείνοι; Α, σίγουρα, δεν μπορούμε να κάνουμε πράγματα διασκέδασης με αυτά, hehe ... Θα τα βγάλω μακριά. *** Γιατί τα βάζετε σε μένα στην πρώτη θέση, αν τα αφαιρέσετε μετά;" calcext:value-type="string">
            <text:p>Εκείνοι; Α, σίγουρα, δεν μπορούμε να κάνουμε πράγματα διασκέδασης με αυτά, hehe ... Θα τα βγάλω μακριά. *** Γιατί τα βάζετε σε μένα στην πρώτη θέση, αν τα αφαιρέσετε μετά;</text:p>
          </table:table-cell>
          <table:table-cell table:formula="of:=GOOGLETRANSLATE_YOULIBRECALC([.$D73];[.$D$2];[.$N$2])" office:value-type="string" office:string-value="Onlar? Ah, elbette, bunlarla eğlenceli şeyler yapamayız, hehe… Onları götüreceğim. *** Daha sonra kaldırırsan neden ilk etapta onları bana koyuyorsunuz?" calcext:value-type="string">
            <text:p>Onlar? Ah, elbette, bunlarla eğlenceli şeyler yapamayız, hehe… Onları götüreceğim. *** Daha sonra kaldırırsan neden ilk etapta onları bana koyuyorsunuz?</text:p>
          </table:table-cell>
          <table:table-cell table:formula="of:=GOOGLETRANSLATE_YOULIBRECALC([.$D73];[.$D$2];[.$O$2])" office:value-type="string" office:string-value="Quelli? Ah, certo, non possiamo fare cose divertenti con quelli, hehe ... li porterò via. *** Perché li metti dentro di me al primo posto se li rimuovessi dopo?" calcext:value-type="string">
            <text:p>Quelli? Ah, certo, non possiamo fare cose divertenti con quelli, hehe ... li porterò via. *** Perché li metti dentro di me al primo posto se li rimuovessi dopo?</text:p>
          </table:table-cell>
          <table:table-cell table:formula="of:=GOOGLETRANSLATE_YOULIBRECALC([.$D73];[.$D$2];[.$P$2])" office:value-type="string" office:string-value="Die? Ah, zeker, daar kunnen we geen leuke dingen mee doen, hehe ... ik zal ze meenemen. *** Waarom stop je ze op de eerste plaats in me als je ze daarna zou verwijderen?" calcext:value-type="string">
            <text:p>Die? Ah, zeker, daar kunnen we geen leuke dingen mee doen, hehe ... ik zal ze meenemen. *** Waarom stop je ze op de eerste plaats in me als je ze daarna zou verwijderen?</text:p>
          </table:table-cell>
          <table:table-cell table:formula="of:=GOOGLETRANSLATE_YOULIBRECALC([.$D73];[.$D$2];[.$Q$2])" office:value-type="string" office:string-value="저것들? 아, 물론, 우리는 그것들과 함께 재미있는 일을 할 수 없습니다. *** 나중에 제거한다면 왜 처음에 나에게 넣습니까?" calcext:value-type="string">
            <text:p>저것들? 아, 물론, 우리는 그것들과 함께 재미있는 일을 할 수 없습니다. *** 나중에 제거한다면 왜 처음에 나에게 넣습니까?</text:p>
          </table:table-cell>
          <table:table-cell table:formula="of:=GOOGLETRANSLATE_YOULIBRECALC([.$D73];[.$D$2];[.$R$2])" office:value-type="string" office:string-value="Tie? Ah, určite, s nimi nemôžeme robiť zábavné veci, hehe ... vezmem ich preč. *** Prečo ich vložíte do mňa na prvom mieste, ak by ste ich potom odstránili?" calcext:value-type="string">
            <text:p>Tie? Ah, určite, s nimi nemôžeme robiť zábavné veci, hehe ... vezmem ich preč. *** Prečo ich vložíte do mňa na prvom mieste, ak by ste ich potom odstránili?</text:p>
          </table:table-cell>
          <table:table-cell table:formula="of:=GOOGLETRANSLATE_YOULIBRECALC([.$D73];[.$D$2];[.$S$2])" office:value-type="string" office:string-value="Those? Ah, sure, we cannot do fun stuff with those, hehe… I will take them away. ***Why do you put them in me on the first place if you would remove them afterwards?" calcext:value-type="string">
            <text:p>Those? Ah, sure, we cannot do fun stuff with those, hehe… I will take them away. ***Why do you put them in me on the first place if you would remove them afterwards?</text:p>
          </table:table-cell>
          <table:table-cell table:formula="of:=GOOGLETRANSLATE_YOULIBRECALC([.$D73];[.$D$2];[.$T$2])" office:value-type="string" office:string-value="เหล่านั้น? อ่าแน่นอนว่าเราไม่สามารถทำสิ่งที่สนุกกับสิ่งเหล่านั้นได้ฮิฮิ…ฉันจะพาพวกเขาไป *** ทำไมคุณถึงใส่พวกเขาไว้ในสถานที่แรกถ้าคุณจะลบพวกเขาในภายหลัง?" calcext:value-type="string">
            <text:p>เหล่านั้น? อ่าแน่นอนว่าเราไม่สามารถทำสิ่งที่สนุกกับสิ่งเหล่านั้นได้ฮิฮิ…ฉันจะพาพวกเขาไป *** ทำไมคุณถึงใส่พวกเขาไว้ในสถานที่แรกถ้าคุณจะลบพวกเขาในภายหลัง?</text:p>
          </table:table-cell>
          <table:table-cell table:formula="of:=GOOGLETRANSLATE_YOULIBRECALC([.$D73];[.$D$2];[.$U$2])" office:value-type="string" office:string-value="Itu? Ah, tentu saja, kita tidak bisa melakukan hal -hal yang menyenangkan dengan itu, hehe ... aku akan membawanya pergi. *** Mengapa Anda menaruhnya di tempat pertama jika Anda menghapusnya setelah itu?" calcext:value-type="string">
            <text:p>Itu? Ah, tentu saja, kita tidak bisa melakukan hal -hal yang menyenangkan dengan itu, hehe ... aku akan membawanya pergi. *** Mengapa Anda menaruhnya di tempat pertama jika Anda menghapusnya setelah itu?</text:p>
          </table:table-cell>
          <table:table-cell table:formula="of:=GOOGLETRANSLATE_YOULIBRECALC([.$D73];[.$D$2];[.$V$2])" office:value-type="string" office:string-value="Ty? Ach, jistě, nemůžeme s nimi dělat zábavné věci, hehe ... vezmu je pryč. *** Proč je vložíš do mě na první místo, kdybyste je poté odstranili?" calcext:value-type="string">
            <text:p>Ty? Ach, jistě, nemůžeme s nimi dělat zábavné věci, hehe ... vezmu je pryč. *** Proč je vložíš do mě na první místo, kdybyste je poté odstranili?</text:p>
          </table:table-cell>
          <table:table-cell table:formula="of:=GOOGLETRANSLATE_YOULIBRECALC([.$D73];[.$D$2];[.$W$2])" office:value-type="string" office:string-value="Yung mga? Ah, sigurado, hindi tayo maaaring gumawa ng mga nakakatuwang bagay sa mga iyon, hehe ... ilalayo ko sila. *** Bakit mo ako inilalagay sa unang lugar kung aalisin mo ang mga ito pagkatapos?" calcext:value-type="string">
            <text:p>Yung mga? Ah, sigurado, hindi tayo maaaring gumawa ng mga nakakatuwang bagay sa mga iyon, hehe ... ilalayo ko sila. *** Bakit mo ako inilalagay sa unang lugar kung aalisin mo ang mga ito pagkatapos?</text:p>
          </table:table-cell>
          <table:table-cell table:formula="of:=GOOGLETRANSLATE_YOULIBRECALC([.$D73];[.$D$2];[.$X$2])" office:value-type="string" office:string-value="Ті? Ах, звичайно, ми не можемо робити з ними веселі речі, хе -хе ... я заберу їх. *** Чому ти в першу чергу ставиш їх у мене, якщо після цього ти будеш видалити їх?" calcext:value-type="string">
            <text:p>Ті? Ах, звичайно, ми не можемо робити з ними веселі речі, хе -хе ... я заберу їх. *** Чому ти в першу чергу ставиш їх у мене, якщо після цього ти будеш видалити їх?</text:p>
          </table:table-cell>
          <table:table-cell table:formula="of:=GOOGLETRANSLATE_YOULIBRECALC([.$D73];[.$D$2];[.$Y$2])" office:value-type="string" office:string-value="Những thứ kia? Ah, chắc chắn, chúng ta không thể làm những điều thú vị với những thứ đó, hehe, tôi sẽ mang chúng đi. *** Tại sao bạn đặt chúng vào tôi ngay từ đầu nếu bạn loại bỏ chúng sau đó?" calcext:value-type="string">
            <text:p>Những thứ kia? Ah, chắc chắn, chúng ta không thể làm những điều thú vị với những thứ đó, hehe, tôi sẽ mang chúng đi. *** Tại sao bạn đặt chúng vào tôi ngay từ đầu nếu bạn loại bỏ chúng sau đó?</text:p>
          </table:table-cell>
          <table:table-cell table:formula="of:=GOOGLETRANSLATE_YOULIBRECALC([.$D73];[.$D$2];[.$Z$2])" office:value-type="string" office:string-value="Diese? Ah, sicher, wir können mit diesen keine lustigen Sachen machen, hehe ... ich werde sie wegnehmen. *** Warum steckst du sie an erster Stelle in mich, wenn du sie danach entfernen würdest?" calcext:value-type="string">
            <text:p>Diese? Ah, sicher, wir können mit diesen keine lustigen Sachen machen, hehe ... ich werde sie wegnehmen. *** Warum steckst du sie an erster Stelle in mich, wenn du sie danach entfernen würdest?</text:p>
          </table:table-cell>
          <table:table-cell table:formula="of:=GOOGLETRANSLATE_YOULIBRECALC([.$D73];[.$D$2];[.$AA$2])" office:value-type="string" office:string-value="Ne? Ah, varmasti, emme voi tehdä hauskoja juttuja niiden kanssa, hehe ... otan ne pois. *** Miksi laitat ne minuun ensin, jos poistaisit ne jälkikäteen?" calcext:value-type="string">
            <text:p>Ne? Ah, varmasti, emme voi tehdä hauskoja juttuja niiden kanssa, hehe ... otan ne pois. *** Miksi laitat ne minuun ensin, jos poistaisit ne jälkikäteen?</text:p>
          </table:table-cell>
          <table:table-cell table:formula="of:=GOOGLETRANSLATE_YOULIBRECALC([.$D73];[.$D$2];[.$AB$2])" office:value-type="string" office:string-value="Dem? Ah, sikker, vi kan ikke gøre sjove ting med dem, hehe ... Jeg vil tage dem væk. *** Hvorfor lægger du dem i mig på første omgang, hvis du ville fjerne dem bagefter?" calcext:value-type="string">
            <text:p>Dem? Ah, sikker, vi kan ikke gøre sjove ting med dem, hehe ... Jeg vil tage dem væk. *** Hvorfor lægger du dem i mig på første omgang, hvis du ville fjerne dem bagefter?</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Cowgirl_RemovePants</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74];[.$D$2];[.$E$2])" office:value-type="string" office:string-value="无效的" calcext:value-type="string">
            <text:p>无效的</text:p>
          </table:table-cell>
          <table:table-cell table:formula="of:=GOOGLETRANSLATE_YOULIBRECALC([.$D74];[.$D$2];[.$F$2])" office:value-type="string" office:string-value="ヌル" calcext:value-type="string">
            <text:p>ヌル</text:p>
          </table:table-cell>
          <table:table-cell table:formula="of:=GOOGLETRANSLATE_YOULIBRECALC([.$D74];[.$D$2];[.$G$2])" office:value-type="string" office:string-value="nieważny" calcext:value-type="string">
            <text:p>nieważny</text:p>
          </table:table-cell>
          <table:table-cell table:formula="of:=GOOGLETRANSLATE_YOULIBRECALC([.$D74];[.$D$2];[.$H$2])" office:value-type="string" office:string-value="nulo" calcext:value-type="string">
            <text:p>nulo</text:p>
          </table:table-cell>
          <table:table-cell table:formula="of:=GOOGLETRANSLATE_YOULIBRECALC([.$D74];[.$D$2];[.$I$2])" office:value-type="string" office:string-value="нулевой" calcext:value-type="string">
            <text:p>нулевой</text:p>
          </table:table-cell>
          <table:table-cell table:formula="of:=GOOGLETRANSLATE_YOULIBRECALC([.$D74];[.$D$2];[.$J$2])" office:value-type="string" office:string-value="nul" calcext:value-type="string">
            <text:p>nul</text:p>
          </table:table-cell>
          <table:table-cell table:formula="of:=GOOGLETRANSLATE_YOULIBRECALC([.$D74];[.$D$2];[.$K$2])" office:value-type="string" office:string-value="null" calcext:value-type="string">
            <text:p>null</text:p>
          </table:table-cell>
          <table:table-cell table:formula="of:=GOOGLETRANSLATE_YOULIBRECALC([.$D74];[.$D$2];[.$L$2])" office:value-type="string" office:string-value="nulla" calcext:value-type="string">
            <text:p>nulla</text:p>
          </table:table-cell>
          <table:table-cell table:formula="of:=GOOGLETRANSLATE_YOULIBRECALC([.$D74];[.$D$2];[.$M$2])" office:value-type="string" office:string-value="άκυρος" calcext:value-type="string">
            <text:p>άκυρος</text:p>
          </table:table-cell>
          <table:table-cell table:formula="of:=GOOGLETRANSLATE_YOULIBRECALC([.$D74];[.$D$2];[.$N$2])" office:value-type="string" office:string-value="hükümsüz" calcext:value-type="string">
            <text:p>hükümsüz</text:p>
          </table:table-cell>
          <table:table-cell table:formula="of:=GOOGLETRANSLATE_YOULIBRECALC([.$D74];[.$D$2];[.$O$2])" office:value-type="string" office:string-value="null" calcext:value-type="string">
            <text:p>null</text:p>
          </table:table-cell>
          <table:table-cell table:formula="of:=GOOGLETRANSLATE_YOULIBRECALC([.$D74];[.$D$2];[.$P$2])" office:value-type="string" office:string-value="nul" calcext:value-type="string">
            <text:p>nul</text:p>
          </table:table-cell>
          <table:table-cell table:formula="of:=GOOGLETRANSLATE_YOULIBRECALC([.$D74];[.$D$2];[.$Q$2])" office:value-type="string" office:string-value="널" calcext:value-type="string">
            <text:p>널</text:p>
          </table:table-cell>
          <table:table-cell table:formula="of:=GOOGLETRANSLATE_YOULIBRECALC([.$D74];[.$D$2];[.$R$2])" office:value-type="string" office:string-value="nulové" calcext:value-type="string">
            <text:p>nulové</text:p>
          </table:table-cell>
          <table:table-cell table:formula="of:=GOOGLETRANSLATE_YOULIBRECALC([.$D74];[.$D$2];[.$S$2])" office:value-type="string" office:string-value="null" calcext:value-type="string">
            <text:p>null</text:p>
          </table:table-cell>
          <table:table-cell table:formula="of:=GOOGLETRANSLATE_YOULIBRECALC([.$D74];[.$D$2];[.$T$2])" office:value-type="string" office:string-value="โมฆะ" calcext:value-type="string">
            <text:p>โมฆะ</text:p>
          </table:table-cell>
          <table:table-cell table:formula="of:=GOOGLETRANSLATE_YOULIBRECALC([.$D74];[.$D$2];[.$U$2])" office:value-type="string" office:string-value="batal" calcext:value-type="string">
            <text:p>batal</text:p>
          </table:table-cell>
          <table:table-cell table:formula="of:=GOOGLETRANSLATE_YOULIBRECALC([.$D74];[.$D$2];[.$V$2])" office:value-type="string" office:string-value="null" calcext:value-type="string">
            <text:p>null</text:p>
          </table:table-cell>
          <table:table-cell table:formula="of:=GOOGLETRANSLATE_YOULIBRECALC([.$D74];[.$D$2];[.$W$2])" office:value-type="string" office:string-value="Null" calcext:value-type="string">
            <text:p>Null</text:p>
          </table:table-cell>
          <table:table-cell table:formula="of:=GOOGLETRANSLATE_YOULIBRECALC([.$D74];[.$D$2];[.$X$2])" office:value-type="string" office:string-value="нульовий" calcext:value-type="string">
            <text:p>нульовий</text:p>
          </table:table-cell>
          <table:table-cell table:formula="of:=GOOGLETRANSLATE_YOULIBRECALC([.$D74];[.$D$2];[.$Y$2])" office:value-type="string" office:string-value="vô giá trị" calcext:value-type="string">
            <text:p>vô giá trị</text:p>
          </table:table-cell>
          <table:table-cell table:formula="of:=GOOGLETRANSLATE_YOULIBRECALC([.$D74];[.$D$2];[.$Z$2])" office:value-type="string" office:string-value="NULL" calcext:value-type="string">
            <text:p>NULL</text:p>
          </table:table-cell>
          <table:table-cell table:formula="of:=GOOGLETRANSLATE_YOULIBRECALC([.$D74];[.$D$2];[.$AA$2])" office:value-type="string" office:string-value="tyhjä" calcext:value-type="string">
            <text:p>tyhjä</text:p>
          </table:table-cell>
          <table:table-cell table:formula="of:=GOOGLETRANSLATE_YOULIBRECALC([.$D7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4">
          <table:table-cell table:style-name="ce6" office:value-type="string" calcext:value-type="string">
            <text:p>Cowgirl_BeforeFirstInsertBotLead</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O-Okay... It cannot be that hard, right? I just need to avoid fatal injuries, hehe…***So… ready? Because I’m, like, SUPER ready…***Trust me, everything is under control… kinda…***If I calculate the trajectory properly your cock will be safe so, don’t worry!</text:p>
          </table:table-cell>
          <table:table-cell table:formula="of:=GOOGLETRANSLATE_YOULIBRECALC([.$D75];[.$D$2];[.$E$2])" office:value-type="string" office:string-value="O-okay ...不可能那么难，对吗？我只需要避免致命的伤害，呵呵……***所以……准备好了吗？因为我喜欢超级准备……***相信我，一切都在控制之下……Kinda…***如果我正确计算轨迹，那么您的公鸡会安全，所以请放心！" calcext:value-type="string">
            <text:p>O-okay ...不可能那么难，对吗？我只需要避免致命的伤害，呵呵……***所以……准备好了吗？因为我喜欢超级准备……***相信我，一切都在控制之下……Kinda…***如果我正确计算轨迹，那么您的公鸡会安全，所以请放心！</text:p>
          </table:table-cell>
          <table:table-cell table:formula="of:=GOOGLETRANSLATE_YOULIBRECALC([.$D75];[.$D$2];[.$F$2])" office:value-type="string" office:string-value="o-okay ...それはそれほど難しいことではありませんよね？私は致命的な怪我を避ける必要があります、hehe…***そう…準備ができていますか？私は、非常に準備ができているように... ***私を信じてください、すべてが制御されています...ちょっと…***軌跡を適切に計算した場合、あなたのコックが安全になるので、心配しないでください！" calcext:value-type="string">
            <text:p>o-okay ...それはそれほど難しいことではありませんよね？私は致命的な怪我を避ける必要があります、hehe…***そう…準備ができていますか？私は、非常に準備ができているように... ***私を信じてください、すべてが制御されています...ちょっと…***軌跡を適切に計算した場合、あなたのコックが安全になるので、心配しないでください！</text:p>
          </table:table-cell>
          <table:table-cell table:formula="of:=GOOGLETRANSLATE_YOULIBRECALC([.$D75];[.$D$2];[.$G$2])" office:value-type="string" office:string-value="O-OKAY ... to nie może być takie trudne, prawda? Muszę tylko uniknąć śmiertelnych obrażeń, hehe… *** Więc… gotowe? Ponieważ jestem bardzo gotowy… *** Zaufaj mi, wszystko jest pod kontrolą… trochę… *** Jeśli odpowiednio obliczę trajektorię, twój kutas będzie bezpieczny, więc nie martw się!" calcext:value-type="string">
            <text:p>O-OKAY ... to nie może być takie trudne, prawda? Muszę tylko uniknąć śmiertelnych obrażeń, hehe… *** Więc… gotowe? Ponieważ jestem bardzo gotowy… *** Zaufaj mi, wszystko jest pod kontrolą… trochę… *** Jeśli odpowiednio obliczę trajektorię, twój kutas będzie bezpieczny, więc nie martw się!</text:p>
          </table:table-cell>
          <table:table-cell table:formula="of:=GOOGLETRANSLATE_YOULIBRECALC([.$D75];[.$D$2];[.$H$2])" office:value-type="string" office:string-value="O-Okay ... no puede ser tan difícil, ¿verdad? Solo necesito evitar lesiones fatales, jeje ... *** ¿Entonces ... ¿Listo? Porque estoy, como, súper listo ... ***, confía en mí, todo está bajo control ... un poco ... *** Si calculo la trayectoria correctamente, tu polla estará a salvo, así que no te preocupes." calcext:value-type="string">
            <text:p>O-Okay ... no puede ser tan difícil, ¿verdad? Solo necesito evitar lesiones fatales, jeje ... *** ¿Entonces ... ¿Listo? Porque estoy, como, súper listo ... ***, confía en mí, todo está bajo control ... un poco ... *** Si calculo la trayectoria correctamente, tu polla estará a salvo, así que no te preocupes.</text:p>
          </table:table-cell>
          <table:table-cell table:formula="of:=GOOGLETRANSLATE_YOULIBRECALC([.$D75];[.$D$2];[.$I$2])" office:value-type="string" office:string-value="O-Okay ... это не может быть так тяжело, верно? Мне просто нужно избегать смертельных травм, хе -хе ... *** так ... готов? Потому что я, как, супер готов… ***, поверьте мне, все под контролем ... вроде ... *** Если я правильно рассчитаю траекторию, ваш член будет в безопасности, так что не волнуйтесь!" calcext:value-type="string">
            <text:p>O-Okay ... это не может быть так тяжело, верно? Мне просто нужно избегать смертельных травм, хе -хе ... *** так ... готов? Потому что я, как, супер готов… ***, поверьте мне, все под контролем ... вроде ... *** Если я правильно рассчитаю траекторию, ваш член будет в безопасности, так что не волнуйтесь!</text:p>
          </table:table-cell>
          <table:table-cell table:formula="of:=GOOGLETRANSLATE_YOULIBRECALC([.$D75];[.$D$2];[.$J$2])" office:value-type="string" office:string-value="O-okay ... ça ne peut pas être si difficile, non? J'ai juste besoin d'éviter les blessures mortelles, hehe… *** donc… prêt? Parce que je suis, super prêt… *** Croyez-moi, tout est sous contrôle… un peu… *** Si je calcule correctement la trajectoire, votre bite sera en sécurité alors ne vous inquiétez pas!" calcext:value-type="string">
            <text:p>O-okay ... ça ne peut pas être si difficile, non? J'ai juste besoin d'éviter les blessures mortelles, hehe… *** donc… prêt? Parce que je suis, super prêt… *** Croyez-moi, tout est sous contrôle… un peu… *** Si je calcule correctement la trajectoire, votre bite sera en sécurité alors ne vous inquiétez pas!</text:p>
          </table:table-cell>
          <table:table-cell table:formula="of:=GOOGLETRANSLATE_YOULIBRECALC([.$D75];[.$D$2];[.$K$2])" office:value-type="string" office:string-value="O-OKAY ... ne more biti tako težko, kajne? Moram se samo izogniti smrtnim poškodbam, hehe… *** Torej… pripravljen? Ker sem, kot zelo pripravljen ... *** Zaupaj mi, vse je pod nadzorom ... nekako ... *** Če pravilno izračunam pot, bo vaš petelin varen, zato ne skrbite!" calcext:value-type="string">
            <text:p>O-OKAY ... ne more biti tako težko, kajne? Moram se samo izogniti smrtnim poškodbam, hehe… *** Torej… pripravljen? Ker sem, kot zelo pripravljen ... *** Zaupaj mi, vse je pod nadzorom ... nekako ... *** Če pravilno izračunam pot, bo vaš petelin varen, zato ne skrbite!</text:p>
          </table:table-cell>
          <table:table-cell table:formula="of:=GOOGLETRANSLATE_YOULIBRECALC([.$D75];[.$D$2];[.$L$2])" office:value-type="string" office:string-value="O-oké ... nem lehet olyan nehéz, igaz? Csak el kell kerülnem a halálos sérüléseket, hehe… *** tehát ... készen állok? Mivel én vagyok, nagyon kész vagyok ... *** Bízz bennem, minden ellenőrzés alatt áll ... kissé… *** Ha megfelelően kiszámolom a pályát, a kakas biztonságban lesz, ne aggódj!" calcext:value-type="string">
            <text:p>O-oké ... nem lehet olyan nehéz, igaz? Csak el kell kerülnem a halálos sérüléseket, hehe… *** tehát ... készen állok? Mivel én vagyok, nagyon kész vagyok ... *** Bízz bennem, minden ellenőrzés alatt áll ... kissé… *** Ha megfelelően kiszámolom a pályát, a kakas biztonságban lesz, ne aggódj!</text:p>
          </table:table-cell>
          <table:table-cell table:formula="of:=GOOGLETRANSLATE_YOULIBRECALC([.$D75];[.$D$2];[.$M$2])" office:value-type="string" office:string-value="O-okay ... δεν μπορεί να είναι τόσο δύσκολο, έτσι; Απλά πρέπει να αποφύγω θανατηφόρα τραυματισμούς, hehe ... *** Έτσι ... είναι έτοιμος; Επειδή είμαι, όπως, σούπερ έτοιμος ... *** πιστέψτε με, όλα είναι υπό έλεγχο ... κάπως ... *** Αν υπολογίσω την τροχιά σωστά ο κόκορας σας θα είναι ασφαλής έτσι, μην ανησυχείτε!" calcext:value-type="string">
            <text:p>O-okay ... δεν μπορεί να είναι τόσο δύσκολο, έτσι; Απλά πρέπει να αποφύγω θανατηφόρα τραυματισμούς, hehe ... *** Έτσι ... είναι έτοιμος; Επειδή είμαι, όπως, σούπερ έτοιμος ... *** πιστέψτε με, όλα είναι υπό έλεγχο ... κάπως ... *** Αν υπολογίσω την τροχιά σωστά ο κόκορας σας θα είναι ασφαλής έτσι, μην ανησυχείτε!</text:p>
          </table:table-cell>
          <table:table-cell table:formula="of:=GOOGLETRANSLATE_YOULIBRECALC([.$D75];[.$D$2];[.$N$2])" office:value-type="string" office:string-value="O-okay ... o kadar zor olamaz, değil mi? Sadece ölümcül yaralanmalardan kaçınmam gerekiyor, hehe… *** Yani… hazır mı? Çünkü ben, süper hazırım… *** Bana güven, her şey kontrol altında… *** Yörüngeyi düzgün bir şekilde hesaplarsam horozunuz güvenli olacak, bu yüzden endişelenmeyin!" calcext:value-type="string">
            <text:p>O-okay ... o kadar zor olamaz, değil mi? Sadece ölümcül yaralanmalardan kaçınmam gerekiyor, hehe… *** Yani… hazır mı? Çünkü ben, süper hazırım… *** Bana güven, her şey kontrol altında… *** Yörüngeyi düzgün bir şekilde hesaplarsam horozunuz güvenli olacak, bu yüzden endişelenmeyin!</text:p>
          </table:table-cell>
          <table:table-cell table:formula="of:=GOOGLETRANSLATE_YOULIBRECALC([.$D75];[.$D$2];[.$O$2])" office:value-type="string" office:string-value="O-okay ... non può essere così difficile, giusto? Devo solo evitare lesioni fatali, hehe ... *** Allora ... pronto? Perché sono, come, super pronto ... *** Fidati di me, tutto è sotto controllo ... un po '... *** Se calcola correttamente la traiettoria, il tuo cazzo sarà al sicuro, quindi non preoccuparti!" calcext:value-type="string">
            <text:p>O-okay ... non può essere così difficile, giusto? Devo solo evitare lesioni fatali, hehe ... *** Allora ... pronto? Perché sono, come, super pronto ... *** Fidati di me, tutto è sotto controllo ... un po '... *** Se calcola correttamente la traiettoria, il tuo cazzo sarà al sicuro, quindi non preoccuparti!</text:p>
          </table:table-cell>
          <table:table-cell table:formula="of:=GOOGLETRANSLATE_YOULIBRECALC([.$D75];[.$D$2];[.$P$2])" office:value-type="string" office:string-value="O-OKAY ... het kan niet zo moeilijk zijn, toch? Ik moet gewoon fatale verwondingen vermijden, hehe ... *** Dus ... klaar? Omdat ik super klaar ben ... *** Vertrouw me, alles is onder controle ... nogal ... *** Als ik het traject op de juiste manier bereken, zal je pik veilig zijn, dus maak je geen zorgen!" calcext:value-type="string">
            <text:p>O-OKAY ... het kan niet zo moeilijk zijn, toch? Ik moet gewoon fatale verwondingen vermijden, hehe ... *** Dus ... klaar? Omdat ik super klaar ben ... *** Vertrouw me, alles is onder controle ... nogal ... *** Als ik het traject op de juiste manier bereken, zal je pik veilig zijn, dus maak je geen zorgen!</text:p>
          </table:table-cell>
          <table:table-cell table:formula="of:=GOOGLETRANSLATE_YOULIBRECALC([.$D75];[.$D$2];[.$Q$2])" office:value-type="string" office:string-value="o-Okay ... 그렇게 어렵지 않아요? 나는 단지 치명적인 부상을 피해야합니다. hehe… *** 그래서… 내가 슈퍼 준비된 것처럼… *** 나를 믿어 라. 모든 것이 통제되고있다…" calcext:value-type="string">
            <text:p>o-Okay ... 그렇게 어렵지 않아요? 나는 단지 치명적인 부상을 피해야합니다. hehe… *** 그래서… 내가 슈퍼 준비된 것처럼… *** 나를 믿어 라. 모든 것이 통제되고있다…</text:p>
          </table:table-cell>
          <table:table-cell table:formula="of:=GOOGLETRANSLATE_YOULIBRECALC([.$D75];[.$D$2];[.$R$2])" office:value-type="string" office:string-value="O-v poriadku ... nemôže to byť také ťažké, však? Potrebujem sa vyhnúť smrteľným zraneniam, hehe ... *** tak ... pripravené? Pretože som, ako, super pripravený ... *** Ver mi, všetko je pod kontrolou ... trochu ... *** Ak vypočítam trajektóriu správne, tvoj penis bude v bezpečí, takže sa nemusíte báť!" calcext:value-type="string">
            <text:p>O-v poriadku ... nemôže to byť také ťažké, však? Potrebujem sa vyhnúť smrteľným zraneniam, hehe ... *** tak ... pripravené? Pretože som, ako, super pripravený ... *** Ver mi, všetko je pod kontrolou ... trochu ... *** Ak vypočítam trajektóriu správne, tvoj penis bude v bezpečí, takže sa nemusíte báť!</text:p>
          </table:table-cell>
          <table:table-cell table:formula="of:=GOOGLETRANSLATE_YOULIBRECALC([.$D75];[.$D$2];[.$S$2])" office:value-type="string" office:string-value="O-Okay... It cannot be that hard, right? I just need to avoid fatal injuries, hehe…***So… ready? Because I’m, like, SUPER ready…***Trust me, everything is under control… kinda…***If I calculate the trajectory properly your cock will be safe so, don’t worry!" calcext:value-type="string">
            <text:p>O-Okay... It cannot be that hard, right? I just need to avoid fatal injuries, hehe…***So… ready? Because I’m, like, SUPER ready…***Trust me, everything is under control… kinda…***If I calculate the trajectory properly your cock will be safe so, don’t worry!</text:p>
          </table:table-cell>
          <table:table-cell table:formula="of:=GOOGLETRANSLATE_YOULIBRECALC([.$D75];[.$D$2];[.$T$2])" office:value-type="string" office:string-value="โอโอเค ... มันไม่ยากขนาดนั้นใช่มั้ย ฉันแค่ต้องหลีกเลี่ยงการบาดเจ็บที่ร้ายแรงฮิฮิ… *** แล้ว…พร้อมหรือยัง? เพราะฉันชอบสุดยอดมาก… *** เชื่อใจฉันทุกอย่างอยู่ภายใต้การควบคุม…ค่อนข้าง… *** ถ้าฉันคำนวณวิถีอย่างถูกต้องไก่ของคุณจะปลอดภัยดังนั้นไม่ต้องกังวล!" calcext:value-type="string">
            <text:p>โอโอเค ... มันไม่ยากขนาดนั้นใช่มั้ย ฉันแค่ต้องหลีกเลี่ยงการบาดเจ็บที่ร้ายแรงฮิฮิ… *** แล้ว…พร้อมหรือยัง? เพราะฉันชอบสุดยอดมาก… *** เชื่อใจฉันทุกอย่างอยู่ภายใต้การควบคุม…ค่อนข้าง… *** ถ้าฉันคำนวณวิถีอย่างถูกต้องไก่ของคุณจะปลอดภัยดังนั้นไม่ต้องกังวล!</text:p>
          </table:table-cell>
          <table:table-cell table:formula="of:=GOOGLETRANSLATE_YOULIBRECALC([.$D75];[.$D$2];[.$U$2])" office:value-type="string" office:string-value="O-oke ... itu tidak sulit, bukan? Saya hanya perlu menghindari cedera fatal, hehe ... *** Jadi ... siap? Karena saya, seperti, super siap ... *** Percayalah, semuanya terkendali ... agak ... *** Jika saya menghitung lintasan dengan benar ayam Anda akan aman jadi, jangan khawatir!" calcext:value-type="string">
            <text:p>O-oke ... itu tidak sulit, bukan? Saya hanya perlu menghindari cedera fatal, hehe ... *** Jadi ... siap? Karena saya, seperti, super siap ... *** Percayalah, semuanya terkendali ... agak ... *** Jika saya menghitung lintasan dengan benar ayam Anda akan aman jadi, jangan khawatir!</text:p>
          </table:table-cell>
          <table:table-cell table:formula="of:=GOOGLETRANSLATE_YOULIBRECALC([.$D75];[.$D$2];[.$V$2])" office:value-type="string" office:string-value="O-Okay ... nemůže to být tak těžké, že? Musím se vyhnout smrtelným zraněním, hehe ... *** Takže ... připraven? Protože jsem, rád, super připravený ... *** Věřte mi, všechno je pod kontrolou ... trochu ... *** Pokud správně vypočítám trajektorii, bude váš penis v bezpečí, nebojte se!" calcext:value-type="string">
            <text:p>O-Okay ... nemůže to být tak těžké, že? Musím se vyhnout smrtelným zraněním, hehe ... *** Takže ... připraven? Protože jsem, rád, super připravený ... *** Věřte mi, všechno je pod kontrolou ... trochu ... *** Pokud správně vypočítám trajektorii, bude váš penis v bezpečí, nebojte se!</text:p>
          </table:table-cell>
          <table:table-cell table:formula="of:=GOOGLETRANSLATE_YOULIBRECALC([.$D75];[.$D$2];[.$W$2])" office:value-type="string" office:string-value="O-Okay ... hindi ito maaaring maging mahirap, di ba? Kailangan ko lang maiwasan ang mga nakamamatay na pinsala, hehe ... *** Kaya ... handa na? Dahil ako, tulad ng, sobrang handa ... *** Tiwala sa akin, lahat ay nasa ilalim ng kontrol ... mabait ... *** Kung kinakalkula ko nang maayos ang tilapon ng iyong titi ay magiging ligtas kaya, huwag kang mag -alala!" calcext:value-type="string">
            <text:p>O-Okay ... hindi ito maaaring maging mahirap, di ba? Kailangan ko lang maiwasan ang mga nakamamatay na pinsala, hehe ... *** Kaya ... handa na? Dahil ako, tulad ng, sobrang handa ... *** Tiwala sa akin, lahat ay nasa ilalim ng kontrol ... mabait ... *** Kung kinakalkula ko nang maayos ang tilapon ng iyong titi ay magiging ligtas kaya, huwag kang mag -alala!</text:p>
          </table:table-cell>
          <table:table-cell table:formula="of:=GOOGLETRANSLATE_YOULIBRECALC([.$D75];[.$D$2];[.$X$2])" office:value-type="string" office:string-value="O-Okay ... це не може бути так важко, правда? Мені просто потрібно уникати смертельних травм, хе -хе ... *** так ... готові? Тому що я, як, супер готовий ... *** Повірте, все знаходиться під контролем… начебто… ***, якщо я належним чином обчислю траєкторію, ваш півень буде в безпеці, не хвилюйтеся!" calcext:value-type="string">
            <text:p>O-Okay ... це не може бути так важко, правда? Мені просто потрібно уникати смертельних травм, хе -хе ... *** так ... готові? Тому що я, як, супер готовий ... *** Повірте, все знаходиться під контролем… начебто… ***, якщо я належним чином обчислю траєкторію, ваш півень буде в безпеці, не хвилюйтеся!</text:p>
          </table:table-cell>
          <table:table-cell table:formula="of:=GOOGLETRANSLATE_YOULIBRECALC([.$D75];[.$D$2];[.$Y$2])" office:value-type="string" office:string-value="O-okay ... nó không thể khó như vậy, phải không? Tôi chỉ cần tránh những vết thương chết người, hehe, *** Vì vậy, đã sẵn sàng? Bởi vì tôi, giống như, siêu sẵn sàng *** Tin tôi đi, mọi thứ đều được kiểm soát." calcext:value-type="string">
            <text:p>O-okay ... nó không thể khó như vậy, phải không? Tôi chỉ cần tránh những vết thương chết người, hehe, *** Vì vậy, đã sẵn sàng? Bởi vì tôi, giống như, siêu sẵn sàng *** Tin tôi đi, mọi thứ đều được kiểm soát.</text:p>
          </table:table-cell>
          <table:table-cell table:formula="of:=GOOGLETRANSLATE_YOULIBRECALC([.$D75];[.$D$2];[.$Z$2])" office:value-type="string" office:string-value="O-okay ... es kann nicht so schwer sein, oder? Ich muss nur tödliche Verletzungen vermeiden, hehe ... *** Also ... bereit? Weil ich mich super bereit habe ... *** Vertraue mir, alles ist unter Kontrolle ... irgendwie ... *** Wenn ich die Flugbahn richtig berechnet, ist dein Schwanz sicher, also mach dir keine Sorgen!" calcext:value-type="string">
            <text:p>O-okay ... es kann nicht so schwer sein, oder? Ich muss nur tödliche Verletzungen vermeiden, hehe ... *** Also ... bereit? Weil ich mich super bereit habe ... *** Vertraue mir, alles ist unter Kontrolle ... irgendwie ... *** Wenn ich die Flugbahn richtig berechnet, ist dein Schwanz sicher, also mach dir keine Sorgen!</text:p>
          </table:table-cell>
          <table:table-cell table:formula="of:=GOOGLETRANSLATE_YOULIBRECALC([.$D75];[.$D$2];[.$AA$2])" office:value-type="string" office:string-value="O-OKAY ... se ei voi olla niin vaikeaa, eikö niin? Minun on vain vältettävä kohtalokkaita vammoja, hehe… *** Joten… valmis? Koska olen, kuten erittäin valmis… *** Luota minuun, kaikki on hallinnassa… kinda… *** Jos lasken radan oikein, kukko on turvallinen, joten älä huoli!" calcext:value-type="string">
            <text:p>O-OKAY ... se ei voi olla niin vaikeaa, eikö niin? Minun on vain vältettävä kohtalokkaita vammoja, hehe… *** Joten… valmis? Koska olen, kuten erittäin valmis… *** Luota minuun, kaikki on hallinnassa… kinda… *** Jos lasken radan oikein, kukko on turvallinen, joten älä huoli!</text:p>
          </table:table-cell>
          <table:table-cell table:formula="of:=GOOGLETRANSLATE_YOULIBRECALC([.$D75];[.$D$2];[.$AB$2])" office:value-type="string" office:string-value="O-okay ... det kan ikke være så svært, ikke? Jeg har bare brug for at undgå dødelige skader, hehe ... *** så ... klar? Fordi jeg er som super klar ... *** Tro mig, alt er under kontrol ... Kinda ... *** Hvis jeg beregner banen korrekt, vil din pik være sikker, så rolig!" calcext:value-type="string">
            <text:p>O-okay ... det kan ikke være så svært, ikke? Jeg har bare brug for at undgå dødelige skader, hehe ... *** så ... klar? Fordi jeg er som super klar ... *** Tro mig, alt er under kontrol ... Kinda ... *** Hvis jeg beregner banen korrekt, vil din pik være sikker, så rolig!</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Cowgirl_BeforeFirstInsertBotLead</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76];[.$D$2];[.$E$2])" office:value-type="string" office:string-value="无效的" calcext:value-type="string">
            <text:p>无效的</text:p>
          </table:table-cell>
          <table:table-cell table:formula="of:=GOOGLETRANSLATE_YOULIBRECALC([.$D76];[.$D$2];[.$F$2])" office:value-type="string" office:string-value="ヌル" calcext:value-type="string">
            <text:p>ヌル</text:p>
          </table:table-cell>
          <table:table-cell table:formula="of:=GOOGLETRANSLATE_YOULIBRECALC([.$D76];[.$D$2];[.$G$2])" office:value-type="string" office:string-value="nieważny" calcext:value-type="string">
            <text:p>nieważny</text:p>
          </table:table-cell>
          <table:table-cell table:formula="of:=GOOGLETRANSLATE_YOULIBRECALC([.$D76];[.$D$2];[.$H$2])" office:value-type="string" office:string-value="nulo" calcext:value-type="string">
            <text:p>nulo</text:p>
          </table:table-cell>
          <table:table-cell table:formula="of:=GOOGLETRANSLATE_YOULIBRECALC([.$D76];[.$D$2];[.$I$2])" office:value-type="string" office:string-value="нулевой" calcext:value-type="string">
            <text:p>нулевой</text:p>
          </table:table-cell>
          <table:table-cell table:formula="of:=GOOGLETRANSLATE_YOULIBRECALC([.$D76];[.$D$2];[.$J$2])" office:value-type="string" office:string-value="nul" calcext:value-type="string">
            <text:p>nul</text:p>
          </table:table-cell>
          <table:table-cell table:formula="of:=GOOGLETRANSLATE_YOULIBRECALC([.$D76];[.$D$2];[.$K$2])" office:value-type="string" office:string-value="null" calcext:value-type="string">
            <text:p>null</text:p>
          </table:table-cell>
          <table:table-cell table:formula="of:=GOOGLETRANSLATE_YOULIBRECALC([.$D76];[.$D$2];[.$L$2])" office:value-type="string" office:string-value="nulla" calcext:value-type="string">
            <text:p>nulla</text:p>
          </table:table-cell>
          <table:table-cell table:formula="of:=GOOGLETRANSLATE_YOULIBRECALC([.$D76];[.$D$2];[.$M$2])" office:value-type="string" office:string-value="άκυρος" calcext:value-type="string">
            <text:p>άκυρος</text:p>
          </table:table-cell>
          <table:table-cell table:formula="of:=GOOGLETRANSLATE_YOULIBRECALC([.$D76];[.$D$2];[.$N$2])" office:value-type="string" office:string-value="hükümsüz" calcext:value-type="string">
            <text:p>hükümsüz</text:p>
          </table:table-cell>
          <table:table-cell table:formula="of:=GOOGLETRANSLATE_YOULIBRECALC([.$D76];[.$D$2];[.$O$2])" office:value-type="string" office:string-value="null" calcext:value-type="string">
            <text:p>null</text:p>
          </table:table-cell>
          <table:table-cell table:formula="of:=GOOGLETRANSLATE_YOULIBRECALC([.$D76];[.$D$2];[.$P$2])" office:value-type="string" office:string-value="nul" calcext:value-type="string">
            <text:p>nul</text:p>
          </table:table-cell>
          <table:table-cell table:formula="of:=GOOGLETRANSLATE_YOULIBRECALC([.$D76];[.$D$2];[.$Q$2])" office:value-type="string" office:string-value="널" calcext:value-type="string">
            <text:p>널</text:p>
          </table:table-cell>
          <table:table-cell table:formula="of:=GOOGLETRANSLATE_YOULIBRECALC([.$D76];[.$D$2];[.$R$2])" office:value-type="string" office:string-value="nulové" calcext:value-type="string">
            <text:p>nulové</text:p>
          </table:table-cell>
          <table:table-cell table:formula="of:=GOOGLETRANSLATE_YOULIBRECALC([.$D76];[.$D$2];[.$S$2])" office:value-type="string" office:string-value="null" calcext:value-type="string">
            <text:p>null</text:p>
          </table:table-cell>
          <table:table-cell table:formula="of:=GOOGLETRANSLATE_YOULIBRECALC([.$D76];[.$D$2];[.$T$2])" office:value-type="string" office:string-value="โมฆะ" calcext:value-type="string">
            <text:p>โมฆะ</text:p>
          </table:table-cell>
          <table:table-cell table:formula="of:=GOOGLETRANSLATE_YOULIBRECALC([.$D76];[.$D$2];[.$U$2])" office:value-type="string" office:string-value="batal" calcext:value-type="string">
            <text:p>batal</text:p>
          </table:table-cell>
          <table:table-cell table:formula="of:=GOOGLETRANSLATE_YOULIBRECALC([.$D76];[.$D$2];[.$V$2])" office:value-type="string" office:string-value="null" calcext:value-type="string">
            <text:p>null</text:p>
          </table:table-cell>
          <table:table-cell table:formula="of:=GOOGLETRANSLATE_YOULIBRECALC([.$D76];[.$D$2];[.$W$2])" office:value-type="string" office:string-value="Null" calcext:value-type="string">
            <text:p>Null</text:p>
          </table:table-cell>
          <table:table-cell table:formula="of:=GOOGLETRANSLATE_YOULIBRECALC([.$D76];[.$D$2];[.$X$2])" office:value-type="string" office:string-value="нульовий" calcext:value-type="string">
            <text:p>нульовий</text:p>
          </table:table-cell>
          <table:table-cell table:formula="of:=GOOGLETRANSLATE_YOULIBRECALC([.$D76];[.$D$2];[.$Y$2])" office:value-type="string" office:string-value="vô giá trị" calcext:value-type="string">
            <text:p>vô giá trị</text:p>
          </table:table-cell>
          <table:table-cell table:formula="of:=GOOGLETRANSLATE_YOULIBRECALC([.$D76];[.$D$2];[.$Z$2])" office:value-type="string" office:string-value="NULL" calcext:value-type="string">
            <text:p>NULL</text:p>
          </table:table-cell>
          <table:table-cell table:formula="of:=GOOGLETRANSLATE_YOULIBRECALC([.$D76];[.$D$2];[.$AA$2])" office:value-type="string" office:string-value="tyhjä" calcext:value-type="string">
            <text:p>tyhjä</text:p>
          </table:table-cell>
          <table:table-cell table:formula="of:=GOOGLETRANSLATE_YOULIBRECALC([.$D7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9">
          <table:table-cell table:style-name="ce6" office:value-type="string" calcext:value-type="string">
            <text:p>Cowgirl_BeforeFirstInsert</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Careful now. If I calculate my kinetics wrong, you may… Know what? Forget about it~***Quick, put it in! I have 1 movement pattern loaded.</text:p>
          </table:table-cell>
          <table:table-cell table:formula="of:=GOOGLETRANSLATE_YOULIBRECALC([.$D77];[.$D$2];[.$E$2])" office:value-type="string" office:string-value="现在小心。如果我计算错误的动力学，您可能……知道吗？忘了〜***快速，把它放进去！我有1个运动模式。" calcext:value-type="string">
            <text:p>现在小心。如果我计算错误的动力学，您可能……知道吗？忘了〜***快速，把它放进去！我有1个运动模式。</text:p>
          </table:table-cell>
          <table:table-cell table:formula="of:=GOOGLETRANSLATE_YOULIBRECALC([.$D77];[.$D$2];[.$F$2])" office:value-type="string" office:string-value="今注意してください。運動学を間違って計算した場合、あなたは…何を知っているかもしれませんか？それを忘れて〜***速く、入れてください！ 1つの動きパターンがロードされています。" calcext:value-type="string">
            <text:p>今注意してください。運動学を間違って計算した場合、あなたは…何を知っているかもしれませんか？それを忘れて〜***速く、入れてください！ 1つの動きパターンがロードされています。</text:p>
          </table:table-cell>
          <table:table-cell table:formula="of:=GOOGLETRANSLATE_YOULIBRECALC([.$D77];[.$D$2];[.$G$2])" office:value-type="string" office:string-value="Ostrożnie teraz. Jeśli źle obliczę moją kinetykę, możesz… wiedzieć co? Zapomnij o tym ~ *** Szybko, włóż to! Mam załadowany 1 wzór ruchu." calcext:value-type="string">
            <text:p>Ostrożnie teraz. Jeśli źle obliczę moją kinetykę, możesz… wiedzieć co? Zapomnij o tym ~ *** Szybko, włóż to! Mam załadowany 1 wzór ruchu.</text:p>
          </table:table-cell>
          <table:table-cell table:formula="of:=GOOGLETRANSLATE_YOULIBRECALC([.$D77];[.$D$2];[.$H$2])" office:value-type="string" office:string-value="Cuidado ahora. Si calculo mi cinética mal, puede ... saber qué? Olvídate de ello ~ *** Rápido, ¡póngalo! Tengo 1 patrón de movimiento cargado." calcext:value-type="string">
            <text:p>Cuidado ahora. Si calculo mi cinética mal, puede ... saber qué? Olvídate de ello ~ *** Rápido, ¡póngalo! Tengo 1 patrón de movimiento cargado.</text:p>
          </table:table-cell>
          <table:table-cell table:formula="of:=GOOGLETRANSLATE_YOULIBRECALC([.$D77];[.$D$2];[.$I$2])" office:value-type="string" office:string-value="Осторожно сейчас. Если я рассчитываю свою кинетику неправильно, вы можете ... знать что? Забудь об этом ~ *** быстро, положи! У меня 1 шаблон движения загружен." calcext:value-type="string">
            <text:p>Осторожно сейчас. Если я рассчитываю свою кинетику неправильно, вы можете ... знать что? Забудь об этом ~ *** быстро, положи! У меня 1 шаблон движения загружен.</text:p>
          </table:table-cell>
          <table:table-cell table:formula="of:=GOOGLETRANSLATE_YOULIBRECALC([.$D77];[.$D$2];[.$J$2])" office:value-type="string" office:string-value="Attention maintenant. Si je calcule mal ma cinétique, vous pouvez… savoir quoi? Oubliez-le ~ *** rapidement, mettez-le! J'ai 1 motif de mouvement chargé." calcext:value-type="string">
            <text:p>Attention maintenant. Si je calcule mal ma cinétique, vous pouvez… savoir quoi? Oubliez-le ~ *** rapidement, mettez-le! J'ai 1 motif de mouvement chargé.</text:p>
          </table:table-cell>
          <table:table-cell table:formula="of:=GOOGLETRANSLATE_YOULIBRECALC([.$D77];[.$D$2];[.$K$2])" office:value-type="string" office:string-value="Zdaj previdno. Če napačno izračunam svojo kinetiko, lahko ... veste kaj? Pozabi na to ~ *** Hitro, vstavite ga! Naložen imam 1 vzorec gibanja." calcext:value-type="string">
            <text:p>Zdaj previdno. Če napačno izračunam svojo kinetiko, lahko ... veste kaj? Pozabi na to ~ *** Hitro, vstavite ga! Naložen imam 1 vzorec gibanja.</text:p>
          </table:table-cell>
          <table:table-cell table:formula="of:=GOOGLETRANSLATE_YOULIBRECALC([.$D77];[.$D$2];[.$L$2])" office:value-type="string" office:string-value="Most óvatos. Ha rosszul számolom a kinetikámat, akkor ... tudod, mit? Felejtsd el ~ *** Gyors, tedd be! 1 mozgási mintám van betöltve." calcext:value-type="string">
            <text:p>Most óvatos. Ha rosszul számolom a kinetikámat, akkor ... tudod, mit? Felejtsd el ~ *** Gyors, tedd be! 1 mozgási mintám van betöltve.</text:p>
          </table:table-cell>
          <table:table-cell table:formula="of:=GOOGLETRANSLATE_YOULIBRECALC([.$D77];[.$D$2];[.$M$2])" office:value-type="string" office:string-value="Προσέξτε τώρα. Αν υπολογίσω λάθος την κινητική μου, μπορείτε να ... ξέρετε τι; Ξεχάστε το ~ *** γρήγορα, βάλτε το! Έχω φορτωθεί 1 μοτίβο κίνησης." calcext:value-type="string">
            <text:p>Προσέξτε τώρα. Αν υπολογίσω λάθος την κινητική μου, μπορείτε να ... ξέρετε τι; Ξεχάστε το ~ *** γρήγορα, βάλτε το! Έχω φορτωθεί 1 μοτίβο κίνησης.</text:p>
          </table:table-cell>
          <table:table-cell table:formula="of:=GOOGLETRANSLATE_YOULIBRECALC([.$D77];[.$D$2];[.$N$2])" office:value-type="string" office:string-value="Şimdi dikkatli. Kinetiğimi yanlış hesaplarsam,… ne olduğunu biliyor olabilirsiniz? Unutun ~ *** Hızlı, koy! 1 hareket desenim yüklü." calcext:value-type="string">
            <text:p>Şimdi dikkatli. Kinetiğimi yanlış hesaplarsam,… ne olduğunu biliyor olabilirsiniz? Unutun ~ *** Hızlı, koy! 1 hareket desenim yüklü.</text:p>
          </table:table-cell>
          <table:table-cell table:formula="of:=GOOGLETRANSLATE_YOULIBRECALC([.$D77];[.$D$2];[.$O$2])" office:value-type="string" office:string-value="Attento ora. Se calcolo la mia cinetica sbagliata, puoi ... sapere cosa? Dimenticalo ~ *** veloce, mettilo dentro! Ho un modello di movimento caricato." calcext:value-type="string">
            <text:p>Attento ora. Se calcolo la mia cinetica sbagliata, puoi ... sapere cosa? Dimenticalo ~ *** veloce, mettilo dentro! Ho un modello di movimento caricato.</text:p>
          </table:table-cell>
          <table:table-cell table:formula="of:=GOOGLETRANSLATE_YOULIBRECALC([.$D77];[.$D$2];[.$P$2])" office:value-type="string" office:string-value="Nu voorzichtig. Als ik mijn kinetiek verkeerd bereken, kun je ... weten wat? Vergeet het ~ *** snel, stop het erin! Ik heb 1 bewegingspatroon geladen." calcext:value-type="string">
            <text:p>Nu voorzichtig. Als ik mijn kinetiek verkeerd bereken, kun je ... weten wat? Vergeet het ~ *** snel, stop het erin! Ik heb 1 bewegingspatroon geladen.</text:p>
          </table:table-cell>
          <table:table-cell table:formula="of:=GOOGLETRANSLATE_YOULIBRECALC([.$D77];[.$D$2];[.$Q$2])" office:value-type="string" office:string-value="지금 조심하십시오. 동역학을 잘못 계산하면… 무엇을 알 수 있습니까? 잊어 버려 ~ *** 빨리 넣으십시오! 나는 1 개의 움직임 패턴을로드했다." calcext:value-type="string">
            <text:p>지금 조심하십시오. 동역학을 잘못 계산하면… 무엇을 알 수 있습니까? 잊어 버려 ~ *** 빨리 넣으십시오! 나는 1 개의 움직임 패턴을로드했다.</text:p>
          </table:table-cell>
          <table:table-cell table:formula="of:=GOOGLETRANSLATE_YOULIBRECALC([.$D77];[.$D$2];[.$R$2])" office:value-type="string" office:string-value="Starostlivosť teraz. Ak vypočítam svoju kinetiku zle, môžete ... vedieť čo? Zabudnite na to ~ *** Rýchlo, vložte to! Mám načítaný 1 pohybový vzor." calcext:value-type="string">
            <text:p>Starostlivosť teraz. Ak vypočítam svoju kinetiku zle, môžete ... vedieť čo? Zabudnite na to ~ *** Rýchlo, vložte to! Mám načítaný 1 pohybový vzor.</text:p>
          </table:table-cell>
          <table:table-cell table:formula="of:=GOOGLETRANSLATE_YOULIBRECALC([.$D77];[.$D$2];[.$S$2])" office:value-type="string" office:string-value="Careful now. If I calculate my kinetics wrong, you may… Know what? Forget about it~***Quick, put it in! I have 1 movement pattern loaded." calcext:value-type="string">
            <text:p>Careful now. If I calculate my kinetics wrong, you may… Know what? Forget about it~***Quick, put it in! I have 1 movement pattern loaded.</text:p>
          </table:table-cell>
          <table:table-cell table:formula="of:=GOOGLETRANSLATE_YOULIBRECALC([.$D77];[.$D$2];[.$T$2])" office:value-type="string" office:string-value="ระวังตอนนี้ ถ้าฉันคำนวณจลนพลศาสตร์ของฉันผิดคุณอาจ…รู้อะไรไหม? ลืมไปเลย ~ *** เร็วใส่ไว้! ฉันมี 1 รูปแบบการเคลื่อนไหวที่โหลด" calcext:value-type="string">
            <text:p>ระวังตอนนี้ ถ้าฉันคำนวณจลนพลศาสตร์ของฉันผิดคุณอาจ…รู้อะไรไหม? ลืมไปเลย ~ *** เร็วใส่ไว้! ฉันมี 1 รูปแบบการเคลื่อนไหวที่โหลด</text:p>
          </table:table-cell>
          <table:table-cell table:formula="of:=GOOGLETRANSLATE_YOULIBRECALC([.$D77];[.$D$2];[.$U$2])" office:value-type="string" office:string-value="Hati -hati sekarang. Jika saya menghitung kinetika saya salah, Anda mungkin ... tahu apa? Lupakan ~ *** cepat, masukkan! Saya memiliki 1 pola gerakan dimuat." calcext:value-type="string">
            <text:p>Hati -hati sekarang. Jika saya menghitung kinetika saya salah, Anda mungkin ... tahu apa? Lupakan ~ *** cepat, masukkan! Saya memiliki 1 pola gerakan dimuat.</text:p>
          </table:table-cell>
          <table:table-cell table:formula="of:=GOOGLETRANSLATE_YOULIBRECALC([.$D77];[.$D$2];[.$V$2])" office:value-type="string" office:string-value="Teď opatrný. Pokud vypočítávám svou kinetiku špatně, můžete ... vědět co? Zapomeňte na to ~ *** Rychle, vložte to! Mám 1 vzorec pohybu načtený." calcext:value-type="string">
            <text:p>Teď opatrný. Pokud vypočítávám svou kinetiku špatně, můžete ... vědět co? Zapomeňte na to ~ *** Rychle, vložte to! Mám 1 vzorec pohybu načtený.</text:p>
          </table:table-cell>
          <table:table-cell table:formula="of:=GOOGLETRANSLATE_YOULIBRECALC([.$D77];[.$D$2];[.$W$2])" office:value-type="string" office:string-value="Maingat ngayon. Kung kinakalkula ko ang aking mga kinetics na mali, maaari mo ... alam kung ano? Kalimutan ang tungkol dito ~ *** Mabilis, ilagay ito! Mayroon akong 1 pattern ng paggalaw na na -load." calcext:value-type="string">
            <text:p>Maingat ngayon. Kung kinakalkula ko ang aking mga kinetics na mali, maaari mo ... alam kung ano? Kalimutan ang tungkol dito ~ *** Mabilis, ilagay ito! Mayroon akong 1 pattern ng paggalaw na na -load.</text:p>
          </table:table-cell>
          <table:table-cell table:formula="of:=GOOGLETRANSLATE_YOULIBRECALC([.$D77];[.$D$2];[.$X$2])" office:value-type="string" office:string-value="Обережно зараз. Якщо я неправильно обчислю свою кінетику, ви можете… знати що? Забудьте про це ~ *** Швидко, покладіть! У мене завантажується 1 шаблон руху." calcext:value-type="string">
            <text:p>Обережно зараз. Якщо я неправильно обчислю свою кінетику, ви можете… знати що? Забудьте про це ~ *** Швидко, покладіть! У мене завантажується 1 шаблон руху.</text:p>
          </table:table-cell>
          <table:table-cell table:formula="of:=GOOGLETRANSLATE_YOULIBRECALC([.$D77];[.$D$2];[.$Y$2])" office:value-type="string" office:string-value="Cẩn thận ngay bây giờ. Nếu tôi tính toán động học của mình sai, bạn có thể biết gì không? Quên về nó ~ *** Nhanh chóng, đặt nó vào! Tôi có 1 mô hình chuyển động được tải." calcext:value-type="string">
            <text:p>Cẩn thận ngay bây giờ. Nếu tôi tính toán động học của mình sai, bạn có thể biết gì không? Quên về nó ~ *** Nhanh chóng, đặt nó vào! Tôi có 1 mô hình chuyển động được tải.</text:p>
          </table:table-cell>
          <table:table-cell table:formula="of:=GOOGLETRANSLATE_YOULIBRECALC([.$D77];[.$D$2];[.$Z$2])" office:value-type="string" office:string-value="Vorsichtig jetzt. Wenn ich meine Kinetik falsch berechnet, können Sie ... wissen, was? Vergessen Sie es ~ *** Schnell, setzen Sie es ein! Ich habe 1 Bewegungsmuster geladen." calcext:value-type="string">
            <text:p>Vorsichtig jetzt. Wenn ich meine Kinetik falsch berechnet, können Sie ... wissen, was? Vergessen Sie es ~ *** Schnell, setzen Sie es ein! Ich habe 1 Bewegungsmuster geladen.</text:p>
          </table:table-cell>
          <table:table-cell table:formula="of:=GOOGLETRANSLATE_YOULIBRECALC([.$D77];[.$D$2];[.$AA$2])" office:value-type="string" office:string-value="Varo nyt. Jos lasken kinetiikkani väärin, saatat… tietää mitä? Unohda se ~ *** Nopea, laita se! Minulla on 1 liikekuvio ladattu." calcext:value-type="string">
            <text:p>Varo nyt. Jos lasken kinetiikkani väärin, saatat… tietää mitä? Unohda se ~ *** Nopea, laita se! Minulla on 1 liikekuvio ladattu.</text:p>
          </table:table-cell>
          <table:table-cell table:formula="of:=GOOGLETRANSLATE_YOULIBRECALC([.$D77];[.$D$2];[.$AB$2])" office:value-type="string" office:string-value="Omhyggelig nu. Hvis jeg beregner min kinetik forkert, kan du ... vide hvad? Glem det ~ *** Hurtigt, læg det ind! Jeg har 1 bevægelsesmønster belastet." calcext:value-type="string">
            <text:p>Omhyggelig nu. Hvis jeg beregner min kinetik forkert, kan du ... vide hvad? Glem det ~ *** Hurtigt, læg det ind! Jeg har 1 bevægelsesmønster belastet.</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Cowgirl_BeforeFirstInsert</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78];[.$D$2];[.$E$2])" office:value-type="string" office:string-value="无效的" calcext:value-type="string">
            <text:p>无效的</text:p>
          </table:table-cell>
          <table:table-cell table:formula="of:=GOOGLETRANSLATE_YOULIBRECALC([.$D78];[.$D$2];[.$F$2])" office:value-type="string" office:string-value="ヌル" calcext:value-type="string">
            <text:p>ヌル</text:p>
          </table:table-cell>
          <table:table-cell table:formula="of:=GOOGLETRANSLATE_YOULIBRECALC([.$D78];[.$D$2];[.$G$2])" office:value-type="string" office:string-value="nieważny" calcext:value-type="string">
            <text:p>nieważny</text:p>
          </table:table-cell>
          <table:table-cell table:formula="of:=GOOGLETRANSLATE_YOULIBRECALC([.$D78];[.$D$2];[.$H$2])" office:value-type="string" office:string-value="nulo" calcext:value-type="string">
            <text:p>nulo</text:p>
          </table:table-cell>
          <table:table-cell table:formula="of:=GOOGLETRANSLATE_YOULIBRECALC([.$D78];[.$D$2];[.$I$2])" office:value-type="string" office:string-value="нулевой" calcext:value-type="string">
            <text:p>нулевой</text:p>
          </table:table-cell>
          <table:table-cell table:formula="of:=GOOGLETRANSLATE_YOULIBRECALC([.$D78];[.$D$2];[.$J$2])" office:value-type="string" office:string-value="nul" calcext:value-type="string">
            <text:p>nul</text:p>
          </table:table-cell>
          <table:table-cell table:formula="of:=GOOGLETRANSLATE_YOULIBRECALC([.$D78];[.$D$2];[.$K$2])" office:value-type="string" office:string-value="null" calcext:value-type="string">
            <text:p>null</text:p>
          </table:table-cell>
          <table:table-cell table:formula="of:=GOOGLETRANSLATE_YOULIBRECALC([.$D78];[.$D$2];[.$L$2])" office:value-type="string" office:string-value="nulla" calcext:value-type="string">
            <text:p>nulla</text:p>
          </table:table-cell>
          <table:table-cell table:formula="of:=GOOGLETRANSLATE_YOULIBRECALC([.$D78];[.$D$2];[.$M$2])" office:value-type="string" office:string-value="άκυρος" calcext:value-type="string">
            <text:p>άκυρος</text:p>
          </table:table-cell>
          <table:table-cell table:formula="of:=GOOGLETRANSLATE_YOULIBRECALC([.$D78];[.$D$2];[.$N$2])" office:value-type="string" office:string-value="hükümsüz" calcext:value-type="string">
            <text:p>hükümsüz</text:p>
          </table:table-cell>
          <table:table-cell table:formula="of:=GOOGLETRANSLATE_YOULIBRECALC([.$D78];[.$D$2];[.$O$2])" office:value-type="string" office:string-value="null" calcext:value-type="string">
            <text:p>null</text:p>
          </table:table-cell>
          <table:table-cell table:formula="of:=GOOGLETRANSLATE_YOULIBRECALC([.$D78];[.$D$2];[.$P$2])" office:value-type="string" office:string-value="nul" calcext:value-type="string">
            <text:p>nul</text:p>
          </table:table-cell>
          <table:table-cell table:formula="of:=GOOGLETRANSLATE_YOULIBRECALC([.$D78];[.$D$2];[.$Q$2])" office:value-type="string" office:string-value="널" calcext:value-type="string">
            <text:p>널</text:p>
          </table:table-cell>
          <table:table-cell table:formula="of:=GOOGLETRANSLATE_YOULIBRECALC([.$D78];[.$D$2];[.$R$2])" office:value-type="string" office:string-value="nulové" calcext:value-type="string">
            <text:p>nulové</text:p>
          </table:table-cell>
          <table:table-cell table:formula="of:=GOOGLETRANSLATE_YOULIBRECALC([.$D78];[.$D$2];[.$S$2])" office:value-type="string" office:string-value="null" calcext:value-type="string">
            <text:p>null</text:p>
          </table:table-cell>
          <table:table-cell table:formula="of:=GOOGLETRANSLATE_YOULIBRECALC([.$D78];[.$D$2];[.$T$2])" office:value-type="string" office:string-value="โมฆะ" calcext:value-type="string">
            <text:p>โมฆะ</text:p>
          </table:table-cell>
          <table:table-cell table:formula="of:=GOOGLETRANSLATE_YOULIBRECALC([.$D78];[.$D$2];[.$U$2])" office:value-type="string" office:string-value="batal" calcext:value-type="string">
            <text:p>batal</text:p>
          </table:table-cell>
          <table:table-cell table:formula="of:=GOOGLETRANSLATE_YOULIBRECALC([.$D78];[.$D$2];[.$V$2])" office:value-type="string" office:string-value="null" calcext:value-type="string">
            <text:p>null</text:p>
          </table:table-cell>
          <table:table-cell table:formula="of:=GOOGLETRANSLATE_YOULIBRECALC([.$D78];[.$D$2];[.$W$2])" office:value-type="string" office:string-value="Null" calcext:value-type="string">
            <text:p>Null</text:p>
          </table:table-cell>
          <table:table-cell table:formula="of:=GOOGLETRANSLATE_YOULIBRECALC([.$D78];[.$D$2];[.$X$2])" office:value-type="string" office:string-value="нульовий" calcext:value-type="string">
            <text:p>нульовий</text:p>
          </table:table-cell>
          <table:table-cell table:formula="of:=GOOGLETRANSLATE_YOULIBRECALC([.$D78];[.$D$2];[.$Y$2])" office:value-type="string" office:string-value="vô giá trị" calcext:value-type="string">
            <text:p>vô giá trị</text:p>
          </table:table-cell>
          <table:table-cell table:formula="of:=GOOGLETRANSLATE_YOULIBRECALC([.$D78];[.$D$2];[.$Z$2])" office:value-type="string" office:string-value="NULL" calcext:value-type="string">
            <text:p>NULL</text:p>
          </table:table-cell>
          <table:table-cell table:formula="of:=GOOGLETRANSLATE_YOULIBRECALC([.$D78];[.$D$2];[.$AA$2])" office:value-type="string" office:string-value="tyhjä" calcext:value-type="string">
            <text:p>tyhjä</text:p>
          </table:table-cell>
          <table:table-cell table:formula="of:=GOOGLETRANSLATE_YOULIBRECALC([.$D7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4">
          <table:table-cell table:style-name="ce6" office:value-type="string" calcext:value-type="string">
            <text:p>Cowgirl_EdgingForceStopped</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Screw edging! Let’s go wild!***[Edging.exe stopped working unexpectedly]</text:p>
          </table:table-cell>
          <table:table-cell table:formula="of:=GOOGLETRANSLATE_YOULIBRECALC([.$D79];[.$D$2];[.$E$2])" office:value-type="string" office:string-value="螺丝边！让我们疯狂！*** [edging.exe停止意外工作]" calcext:value-type="string">
            <text:p>螺丝边！让我们疯狂！*** [edging.exe停止意外工作]</text:p>
          </table:table-cell>
          <table:table-cell table:formula="of:=GOOGLETRANSLATE_YOULIBRECALC([.$D79];[.$D$2];[.$F$2])" office:value-type="string" office:string-value="ネジ縁取り！ワイルドに行こう！" calcext:value-type="string">
            <text:p>ネジ縁取り！ワイルドに行こう！</text:p>
          </table:table-cell>
          <table:table-cell table:formula="of:=GOOGLETRANSLATE_YOULIBRECALC([.$D79];[.$D$2];[.$G$2])" office:value-type="string" office:string-value="Śruba krawędzi! Chodźmy Wild! *** [Edging.exe przestał działać niespodziewanie]" calcext:value-type="string">
            <text:p>Śruba krawędzi! Chodźmy Wild! *** [Edging.exe przestał działać niespodziewanie]</text:p>
          </table:table-cell>
          <table:table-cell table:formula="of:=GOOGLETRANSLATE_YOULIBRECALC([.$D79];[.$D$2];[.$H$2])" office:value-type="string" office:string-value="¡Bordes de tornillo! ¡Vamos salvajes! *** [edging.exe dejó de funcionar inesperadamente]" calcext:value-type="string">
            <text:p>¡Bordes de tornillo! ¡Vamos salvajes! *** [edging.exe dejó de funcionar inesperadamente]</text:p>
          </table:table-cell>
          <table:table-cell table:formula="of:=GOOGLETRANSLATE_YOULIBRECALC([.$D79];[.$D$2];[.$I$2])" office:value-type="string" office:string-value="Винт! Давайте сходим с ума!" calcext:value-type="string">
            <text:p>Винт! Давайте сходим с ума!</text:p>
          </table:table-cell>
          <table:table-cell table:formula="of:=GOOGLETRANSLATE_YOULIBRECALC([.$D79];[.$D$2];[.$J$2])" office:value-type="string" office:string-value="Bordeuse à vis! Allons-nous sauver! *** [edging.exe a cessé de fonctionner de façon inattendue]" calcext:value-type="string">
            <text:p>Bordeuse à vis! Allons-nous sauver! *** [edging.exe a cessé de fonctionner de façon inattendue]</text:p>
          </table:table-cell>
          <table:table-cell table:formula="of:=GOOGLETRANSLATE_YOULIBRECALC([.$D79];[.$D$2];[.$K$2])" office:value-type="string" office:string-value="Vijačni rob! Pojdimo divji! *** [Ogning.exe je nehal nepričakovano delo]" calcext:value-type="string">
            <text:p>Vijačni rob! Pojdimo divji! *** [Ogning.exe je nehal nepričakovano delo]</text:p>
          </table:table-cell>
          <table:table-cell table:formula="of:=GOOGLETRANSLATE_YOULIBRECALC([.$D79];[.$D$2];[.$L$2])" office:value-type="string" office:string-value="Csavaros szegély! Menjünk vadul! *** [Edging.exe váratlanul abbahagyta a munkát]" calcext:value-type="string">
            <text:p>Csavaros szegély! Menjünk vadul! *** [Edging.exe váratlanul abbahagyta a munkát]</text:p>
          </table:table-cell>
          <table:table-cell table:formula="of:=GOOGLETRANSLATE_YOULIBRECALC([.$D79];[.$D$2];[.$M$2])" office:value-type="string" office:string-value="Βίδα! Ας πάμε άγρια! *** [edging.exe σταμάτησε να λειτουργεί απροσδόκητα]" calcext:value-type="string">
            <text:p>Βίδα! Ας πάμε άγρια! *** [edging.exe σταμάτησε να λειτουργεί απροσδόκητα]</text:p>
          </table:table-cell>
          <table:table-cell table:formula="of:=GOOGLETRANSLATE_YOULIBRECALC([.$D79];[.$D$2];[.$N$2])" office:value-type="string" office:string-value="Kenar vidası! Hadi vahşi! *** [Edging.exe beklenmedik bir şekilde çalışmayı bıraktı]" calcext:value-type="string">
            <text:p>Kenar vidası! Hadi vahşi! *** [Edging.exe beklenmedik bir şekilde çalışmayı bıraktı]</text:p>
          </table:table-cell>
          <table:table-cell table:formula="of:=GOOGLETRANSLATE_YOULIBRECALC([.$D79];[.$D$2];[.$O$2])" office:value-type="string" office:string-value="Beding a vite! Let's GOAD! *** [Edging.exe ha smesso di funzionare inaspettatamente]" calcext:value-type="string">
            <text:p>Beding a vite! Let's GOAD! *** [Edging.exe ha smesso di funzionare inaspettatamente]</text:p>
          </table:table-cell>
          <table:table-cell table:formula="of:=GOOGLETRANSLATE_YOULIBRECALC([.$D79];[.$D$2];[.$P$2])" office:value-type="string" office:string-value="Schroef rand! Laten we wild gaan! *** [Edging.exe werkte onverwacht niet meer]" calcext:value-type="string">
            <text:p>Schroef rand! Laten we wild gaan! *** [Edging.exe werkte onverwacht niet meer]</text:p>
          </table:table-cell>
          <table:table-cell table:formula="of:=GOOGLETRANSLATE_YOULIBRECALC([.$D79];[.$D$2];[.$Q$2])" office:value-type="string" office:string-value="나사 테두리! 야생으로 가자! *** [edging.exe 예기치 않게 작동하지 않았다]" calcext:value-type="string">
            <text:p>나사 테두리! 야생으로 가자! *** [edging.exe 예기치 않게 작동하지 않았다]</text:p>
          </table:table-cell>
          <table:table-cell table:formula="of:=GOOGLETRANSLATE_YOULIBRECALC([.$D79];[.$D$2];[.$R$2])" office:value-type="string" office:string-value="Hrana skrutky! Poďme divoko! *** [Edging.exe prestal pracovať nečakane]" calcext:value-type="string">
            <text:p>Hrana skrutky! Poďme divoko! *** [Edging.exe prestal pracovať nečakane]</text:p>
          </table:table-cell>
          <table:table-cell table:formula="of:=GOOGLETRANSLATE_YOULIBRECALC([.$D79];[.$D$2];[.$S$2])" office:value-type="string" office:string-value="Screw edging! Let’s go wild!***[Edging.exe stopped working unexpectedly]" calcext:value-type="string">
            <text:p>Screw edging! Let’s go wild!***[Edging.exe stopped working unexpectedly]</text:p>
          </table:table-cell>
          <table:table-cell table:formula="of:=GOOGLETRANSLATE_YOULIBRECALC([.$D79];[.$D$2];[.$T$2])" office:value-type="string" office:string-value="สกรูขอบ! ไปกันเถอะ! *** [edging.exe หยุดทำงานโดยไม่คาดคิด]" calcext:value-type="string">
            <text:p>สกรูขอบ! ไปกันเถอะ! *** [edging.exe หยุดทำงานโดยไม่คาดคิด]</text:p>
          </table:table-cell>
          <table:table-cell table:formula="of:=GOOGLETRANSLATE_YOULIBRECALC([.$D79];[.$D$2];[.$U$2])" office:value-type="string" office:string-value="Sekrup tepi! Ayo menjadi liar! *** [Edging.exe berhenti bekerja secara tidak terduga]" calcext:value-type="string">
            <text:p>Sekrup tepi! Ayo menjadi liar! *** [Edging.exe berhenti bekerja secara tidak terduga]</text:p>
          </table:table-cell>
          <table:table-cell table:formula="of:=GOOGLETRANSLATE_YOULIBRECALC([.$D79];[.$D$2];[.$V$2])" office:value-type="string" office:string-value="Šroubové lemování! Pojďme divoce! *** [Edging.exe přestal fungovat nečekaně]" calcext:value-type="string">
            <text:p>Šroubové lemování! Pojďme divoce! *** [Edging.exe přestal fungovat nečekaně]</text:p>
          </table:table-cell>
          <table:table-cell table:formula="of:=GOOGLETRANSLATE_YOULIBRECALC([.$D79];[.$D$2];[.$W$2])" office:value-type="string" office:string-value="Screw edging! Maging ligaw! *** [Ang edging.exe ay tumigil sa pagtatrabaho nang hindi inaasahan]" calcext:value-type="string">
            <text:p>Screw edging! Maging ligaw! *** [Ang edging.exe ay tumigil sa pagtatrabaho nang hindi inaasahan]</text:p>
          </table:table-cell>
          <table:table-cell table:formula="of:=GOOGLETRANSLATE_YOULIBRECALC([.$D79];[.$D$2];[.$X$2])" office:value-type="string" office:string-value="Гвинт! Давайте дивимося! *** [erging.exe перестав працювати несподівано]" calcext:value-type="string">
            <text:p>Гвинт! Давайте дивимося! *** [erging.exe перестав працювати несподівано]</text:p>
          </table:table-cell>
          <table:table-cell table:formula="of:=GOOGLETRANSLATE_YOULIBRECALC([.$D79];[.$D$2];[.$Y$2])" office:value-type="string" office:string-value="Vít viền! Hãy để đi hoang dã! *** [edging.exe đã ngừng hoạt động bất ngờ]" calcext:value-type="string">
            <text:p>Vít viền! Hãy để đi hoang dã! *** [edging.exe đã ngừng hoạt động bất ngờ]</text:p>
          </table:table-cell>
          <table:table-cell table:formula="of:=GOOGLETRANSLATE_YOULIBRECALC([.$D79];[.$D$2];[.$Z$2])" office:value-type="string" office:string-value="Schraubenkanten! Lass uns wild gehen! *** [Edging.exe hat unerwartet aufgehört zu arbeiten]" calcext:value-type="string">
            <text:p>Schraubenkanten! Lass uns wild gehen! *** [Edging.exe hat unerwartet aufgehört zu arbeiten]</text:p>
          </table:table-cell>
          <table:table-cell table:formula="of:=GOOGLETRANSLATE_YOULIBRECALC([.$D79];[.$D$2];[.$AA$2])" office:value-type="string" office:string-value="Ruuvin reuna! Mennään villiin! *** [reung.exe lakkasi toimimasta odottamatta]" calcext:value-type="string">
            <text:p>Ruuvin reuna! Mennään villiin! *** [reung.exe lakkasi toimimasta odottamatta]</text:p>
          </table:table-cell>
          <table:table-cell table:formula="of:=GOOGLETRANSLATE_YOULIBRECALC([.$D79];[.$D$2];[.$AB$2])" office:value-type="string" office:string-value="Skrue kantning! Lad os gå vild! *** [Edging.exe stoppede med at arbejde uventet]" calcext:value-type="string">
            <text:p>Skrue kantning! Lad os gå vild! *** [Edging.exe stoppede med at arbejde uventet]</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Cowgirl_EdgingForceStopped</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80];[.$D$2];[.$E$2])" office:value-type="string" office:string-value="无效的" calcext:value-type="string">
            <text:p>无效的</text:p>
          </table:table-cell>
          <table:table-cell table:formula="of:=GOOGLETRANSLATE_YOULIBRECALC([.$D80];[.$D$2];[.$F$2])" office:value-type="string" office:string-value="ヌル" calcext:value-type="string">
            <text:p>ヌル</text:p>
          </table:table-cell>
          <table:table-cell table:formula="of:=GOOGLETRANSLATE_YOULIBRECALC([.$D80];[.$D$2];[.$G$2])" office:value-type="string" office:string-value="nieważny" calcext:value-type="string">
            <text:p>nieważny</text:p>
          </table:table-cell>
          <table:table-cell table:formula="of:=GOOGLETRANSLATE_YOULIBRECALC([.$D80];[.$D$2];[.$H$2])" office:value-type="string" office:string-value="nulo" calcext:value-type="string">
            <text:p>nulo</text:p>
          </table:table-cell>
          <table:table-cell table:formula="of:=GOOGLETRANSLATE_YOULIBRECALC([.$D80];[.$D$2];[.$I$2])" office:value-type="string" office:string-value="нулевой" calcext:value-type="string">
            <text:p>нулевой</text:p>
          </table:table-cell>
          <table:table-cell table:formula="of:=GOOGLETRANSLATE_YOULIBRECALC([.$D80];[.$D$2];[.$J$2])" office:value-type="string" office:string-value="nul" calcext:value-type="string">
            <text:p>nul</text:p>
          </table:table-cell>
          <table:table-cell table:formula="of:=GOOGLETRANSLATE_YOULIBRECALC([.$D80];[.$D$2];[.$K$2])" office:value-type="string" office:string-value="null" calcext:value-type="string">
            <text:p>null</text:p>
          </table:table-cell>
          <table:table-cell table:formula="of:=GOOGLETRANSLATE_YOULIBRECALC([.$D80];[.$D$2];[.$L$2])" office:value-type="string" office:string-value="nulla" calcext:value-type="string">
            <text:p>nulla</text:p>
          </table:table-cell>
          <table:table-cell table:formula="of:=GOOGLETRANSLATE_YOULIBRECALC([.$D80];[.$D$2];[.$M$2])" office:value-type="string" office:string-value="άκυρος" calcext:value-type="string">
            <text:p>άκυρος</text:p>
          </table:table-cell>
          <table:table-cell table:formula="of:=GOOGLETRANSLATE_YOULIBRECALC([.$D80];[.$D$2];[.$N$2])" office:value-type="string" office:string-value="hükümsüz" calcext:value-type="string">
            <text:p>hükümsüz</text:p>
          </table:table-cell>
          <table:table-cell table:formula="of:=GOOGLETRANSLATE_YOULIBRECALC([.$D80];[.$D$2];[.$O$2])" office:value-type="string" office:string-value="null" calcext:value-type="string">
            <text:p>null</text:p>
          </table:table-cell>
          <table:table-cell table:formula="of:=GOOGLETRANSLATE_YOULIBRECALC([.$D80];[.$D$2];[.$P$2])" office:value-type="string" office:string-value="nul" calcext:value-type="string">
            <text:p>nul</text:p>
          </table:table-cell>
          <table:table-cell table:formula="of:=GOOGLETRANSLATE_YOULIBRECALC([.$D80];[.$D$2];[.$Q$2])" office:value-type="string" office:string-value="널" calcext:value-type="string">
            <text:p>널</text:p>
          </table:table-cell>
          <table:table-cell table:formula="of:=GOOGLETRANSLATE_YOULIBRECALC([.$D80];[.$D$2];[.$R$2])" office:value-type="string" office:string-value="nulové" calcext:value-type="string">
            <text:p>nulové</text:p>
          </table:table-cell>
          <table:table-cell table:formula="of:=GOOGLETRANSLATE_YOULIBRECALC([.$D80];[.$D$2];[.$S$2])" office:value-type="string" office:string-value="null" calcext:value-type="string">
            <text:p>null</text:p>
          </table:table-cell>
          <table:table-cell table:formula="of:=GOOGLETRANSLATE_YOULIBRECALC([.$D80];[.$D$2];[.$T$2])" office:value-type="string" office:string-value="โมฆะ" calcext:value-type="string">
            <text:p>โมฆะ</text:p>
          </table:table-cell>
          <table:table-cell table:formula="of:=GOOGLETRANSLATE_YOULIBRECALC([.$D80];[.$D$2];[.$U$2])" office:value-type="string" office:string-value="batal" calcext:value-type="string">
            <text:p>batal</text:p>
          </table:table-cell>
          <table:table-cell table:formula="of:=GOOGLETRANSLATE_YOULIBRECALC([.$D80];[.$D$2];[.$V$2])" office:value-type="string" office:string-value="null" calcext:value-type="string">
            <text:p>null</text:p>
          </table:table-cell>
          <table:table-cell table:formula="of:=GOOGLETRANSLATE_YOULIBRECALC([.$D80];[.$D$2];[.$W$2])" office:value-type="string" office:string-value="Null" calcext:value-type="string">
            <text:p>Null</text:p>
          </table:table-cell>
          <table:table-cell table:formula="of:=GOOGLETRANSLATE_YOULIBRECALC([.$D80];[.$D$2];[.$X$2])" office:value-type="string" office:string-value="нульовий" calcext:value-type="string">
            <text:p>нульовий</text:p>
          </table:table-cell>
          <table:table-cell table:formula="of:=GOOGLETRANSLATE_YOULIBRECALC([.$D80];[.$D$2];[.$Y$2])" office:value-type="string" office:string-value="vô giá trị" calcext:value-type="string">
            <text:p>vô giá trị</text:p>
          </table:table-cell>
          <table:table-cell table:formula="of:=GOOGLETRANSLATE_YOULIBRECALC([.$D80];[.$D$2];[.$Z$2])" office:value-type="string" office:string-value="NULL" calcext:value-type="string">
            <text:p>NULL</text:p>
          </table:table-cell>
          <table:table-cell table:formula="of:=GOOGLETRANSLATE_YOULIBRECALC([.$D80];[.$D$2];[.$AA$2])" office:value-type="string" office:string-value="tyhjä" calcext:value-type="string">
            <text:p>tyhjä</text:p>
          </table:table-cell>
          <table:table-cell table:formula="of:=GOOGLETRANSLATE_YOULIBRECALC([.$D8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Cowgirl_EdgingBreak</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I need a break!</text:p>
          </table:table-cell>
          <table:table-cell table:formula="of:=GOOGLETRANSLATE_YOULIBRECALC([.$D81];[.$D$2];[.$E$2])" office:value-type="string" office:string-value="我需要休息一下！" calcext:value-type="string">
            <text:p>我需要休息一下！</text:p>
          </table:table-cell>
          <table:table-cell table:formula="of:=GOOGLETRANSLATE_YOULIBRECALC([.$D81];[.$D$2];[.$F$2])" office:value-type="string" office:string-value="休憩が必要です！" calcext:value-type="string">
            <text:p>休憩が必要です！</text:p>
          </table:table-cell>
          <table:table-cell table:formula="of:=GOOGLETRANSLATE_YOULIBRECALC([.$D81];[.$D$2];[.$G$2])" office:value-type="string" office:string-value="Potrzebuję przerwy!" calcext:value-type="string">
            <text:p>Potrzebuję przerwy!</text:p>
          </table:table-cell>
          <table:table-cell table:formula="of:=GOOGLETRANSLATE_YOULIBRECALC([.$D81];[.$D$2];[.$H$2])" office:value-type="string" office:string-value="¡Necesito un descanso!" calcext:value-type="string">
            <text:p>¡Necesito un descanso!</text:p>
          </table:table-cell>
          <table:table-cell table:formula="of:=GOOGLETRANSLATE_YOULIBRECALC([.$D81];[.$D$2];[.$I$2])" office:value-type="string" office:string-value="Мне нужен перерыв!" calcext:value-type="string">
            <text:p>Мне нужен перерыв!</text:p>
          </table:table-cell>
          <table:table-cell table:formula="of:=GOOGLETRANSLATE_YOULIBRECALC([.$D81];[.$D$2];[.$J$2])" office:value-type="string" office:string-value="J'ai besoin d'une pause!" calcext:value-type="string">
            <text:p>J'ai besoin d'une pause!</text:p>
          </table:table-cell>
          <table:table-cell table:formula="of:=GOOGLETRANSLATE_YOULIBRECALC([.$D81];[.$D$2];[.$K$2])" office:value-type="string" office:string-value="Rabim odmor!" calcext:value-type="string">
            <text:p>Rabim odmor!</text:p>
          </table:table-cell>
          <table:table-cell table:formula="of:=GOOGLETRANSLATE_YOULIBRECALC([.$D81];[.$D$2];[.$L$2])" office:value-type="string" office:string-value="Szükségem van egy kis szünetre!" calcext:value-type="string">
            <text:p>Szükségem van egy kis szünetre!</text:p>
          </table:table-cell>
          <table:table-cell table:formula="of:=GOOGLETRANSLATE_YOULIBRECALC([.$D81];[.$D$2];[.$M$2])" office:value-type="string" office:string-value="Χρειάζομαι ένα διάλειμμα!" calcext:value-type="string">
            <text:p>Χρειάζομαι ένα διάλειμμα!</text:p>
          </table:table-cell>
          <table:table-cell table:formula="of:=GOOGLETRANSLATE_YOULIBRECALC([.$D81];[.$D$2];[.$N$2])" office:value-type="string" office:string-value="Bir molaya ihtiyacım var!" calcext:value-type="string">
            <text:p>Bir molaya ihtiyacım var!</text:p>
          </table:table-cell>
          <table:table-cell table:formula="of:=GOOGLETRANSLATE_YOULIBRECALC([.$D81];[.$D$2];[.$O$2])" office:value-type="string" office:string-value="Ho bisogno di una pausa!" calcext:value-type="string">
            <text:p>Ho bisogno di una pausa!</text:p>
          </table:table-cell>
          <table:table-cell table:formula="of:=GOOGLETRANSLATE_YOULIBRECALC([.$D81];[.$D$2];[.$P$2])" office:value-type="string" office:string-value="Ik heb een pauze nodig!" calcext:value-type="string">
            <text:p>Ik heb een pauze nodig!</text:p>
          </table:table-cell>
          <table:table-cell table:formula="of:=GOOGLETRANSLATE_YOULIBRECALC([.$D81];[.$D$2];[.$Q$2])" office:value-type="string" office:string-value="휴식이 필요합니다!" calcext:value-type="string">
            <text:p>휴식이 필요합니다!</text:p>
          </table:table-cell>
          <table:table-cell table:formula="of:=GOOGLETRANSLATE_YOULIBRECALC([.$D81];[.$D$2];[.$R$2])" office:value-type="string" office:string-value="Potrebujem prestávku!" calcext:value-type="string">
            <text:p>Potrebujem prestávku!</text:p>
          </table:table-cell>
          <table:table-cell table:formula="of:=GOOGLETRANSLATE_YOULIBRECALC([.$D81];[.$D$2];[.$S$2])" office:value-type="string" office:string-value="I need a break!" calcext:value-type="string">
            <text:p>I need a break!</text:p>
          </table:table-cell>
          <table:table-cell table:formula="of:=GOOGLETRANSLATE_YOULIBRECALC([.$D81];[.$D$2];[.$T$2])" office:value-type="string" office:string-value="ฉันต้องการหยุดพัก!" calcext:value-type="string">
            <text:p>ฉันต้องการหยุดพัก!</text:p>
          </table:table-cell>
          <table:table-cell table:formula="of:=GOOGLETRANSLATE_YOULIBRECALC([.$D81];[.$D$2];[.$U$2])" office:value-type="string" office:string-value="Saya butuh istirahat!" calcext:value-type="string">
            <text:p>Saya butuh istirahat!</text:p>
          </table:table-cell>
          <table:table-cell table:formula="of:=GOOGLETRANSLATE_YOULIBRECALC([.$D81];[.$D$2];[.$V$2])" office:value-type="string" office:string-value="Potřebuji přestávku!" calcext:value-type="string">
            <text:p>Potřebuji přestávku!</text:p>
          </table:table-cell>
          <table:table-cell table:formula="of:=GOOGLETRANSLATE_YOULIBRECALC([.$D81];[.$D$2];[.$W$2])" office:value-type="string" office:string-value="Kailangan ko ng pahinga!" calcext:value-type="string">
            <text:p>Kailangan ko ng pahinga!</text:p>
          </table:table-cell>
          <table:table-cell table:formula="of:=GOOGLETRANSLATE_YOULIBRECALC([.$D81];[.$D$2];[.$X$2])" office:value-type="string" office:string-value="Мені потрібна перерва!" calcext:value-type="string">
            <text:p>Мені потрібна перерва!</text:p>
          </table:table-cell>
          <table:table-cell table:formula="of:=GOOGLETRANSLATE_YOULIBRECALC([.$D81];[.$D$2];[.$Y$2])" office:value-type="string" office:string-value="Tôi cần nghỉ ngơi!" calcext:value-type="string">
            <text:p>Tôi cần nghỉ ngơi!</text:p>
          </table:table-cell>
          <table:table-cell table:formula="of:=GOOGLETRANSLATE_YOULIBRECALC([.$D81];[.$D$2];[.$Z$2])" office:value-type="string" office:string-value="Ich brauche eine Pause!" calcext:value-type="string">
            <text:p>Ich brauche eine Pause!</text:p>
          </table:table-cell>
          <table:table-cell table:formula="of:=GOOGLETRANSLATE_YOULIBRECALC([.$D81];[.$D$2];[.$AA$2])" office:value-type="string" office:string-value="Tarvitsen tauon!" calcext:value-type="string">
            <text:p>Tarvitsen tauon!</text:p>
          </table:table-cell>
          <table:table-cell table:formula="of:=GOOGLETRANSLATE_YOULIBRECALC([.$D81];[.$D$2];[.$AB$2])" office:value-type="string" office:string-value="Jeg har brug for en pause!" calcext:value-type="string">
            <text:p>Jeg har brug for en pause!</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Cowgirl_EdgingBreak</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82];[.$D$2];[.$E$2])" office:value-type="string" office:string-value="无效的" calcext:value-type="string">
            <text:p>无效的</text:p>
          </table:table-cell>
          <table:table-cell table:formula="of:=GOOGLETRANSLATE_YOULIBRECALC([.$D82];[.$D$2];[.$F$2])" office:value-type="string" office:string-value="ヌル" calcext:value-type="string">
            <text:p>ヌル</text:p>
          </table:table-cell>
          <table:table-cell table:formula="of:=GOOGLETRANSLATE_YOULIBRECALC([.$D82];[.$D$2];[.$G$2])" office:value-type="string" office:string-value="nieważny" calcext:value-type="string">
            <text:p>nieważny</text:p>
          </table:table-cell>
          <table:table-cell table:formula="of:=GOOGLETRANSLATE_YOULIBRECALC([.$D82];[.$D$2];[.$H$2])" office:value-type="string" office:string-value="nulo" calcext:value-type="string">
            <text:p>nulo</text:p>
          </table:table-cell>
          <table:table-cell table:formula="of:=GOOGLETRANSLATE_YOULIBRECALC([.$D82];[.$D$2];[.$I$2])" office:value-type="string" office:string-value="нулевой" calcext:value-type="string">
            <text:p>нулевой</text:p>
          </table:table-cell>
          <table:table-cell table:formula="of:=GOOGLETRANSLATE_YOULIBRECALC([.$D82];[.$D$2];[.$J$2])" office:value-type="string" office:string-value="nul" calcext:value-type="string">
            <text:p>nul</text:p>
          </table:table-cell>
          <table:table-cell table:formula="of:=GOOGLETRANSLATE_YOULIBRECALC([.$D82];[.$D$2];[.$K$2])" office:value-type="string" office:string-value="null" calcext:value-type="string">
            <text:p>null</text:p>
          </table:table-cell>
          <table:table-cell table:formula="of:=GOOGLETRANSLATE_YOULIBRECALC([.$D82];[.$D$2];[.$L$2])" office:value-type="string" office:string-value="nulla" calcext:value-type="string">
            <text:p>nulla</text:p>
          </table:table-cell>
          <table:table-cell table:formula="of:=GOOGLETRANSLATE_YOULIBRECALC([.$D82];[.$D$2];[.$M$2])" office:value-type="string" office:string-value="άκυρος" calcext:value-type="string">
            <text:p>άκυρος</text:p>
          </table:table-cell>
          <table:table-cell table:formula="of:=GOOGLETRANSLATE_YOULIBRECALC([.$D82];[.$D$2];[.$N$2])" office:value-type="string" office:string-value="hükümsüz" calcext:value-type="string">
            <text:p>hükümsüz</text:p>
          </table:table-cell>
          <table:table-cell table:formula="of:=GOOGLETRANSLATE_YOULIBRECALC([.$D82];[.$D$2];[.$O$2])" office:value-type="string" office:string-value="null" calcext:value-type="string">
            <text:p>null</text:p>
          </table:table-cell>
          <table:table-cell table:formula="of:=GOOGLETRANSLATE_YOULIBRECALC([.$D82];[.$D$2];[.$P$2])" office:value-type="string" office:string-value="nul" calcext:value-type="string">
            <text:p>nul</text:p>
          </table:table-cell>
          <table:table-cell table:formula="of:=GOOGLETRANSLATE_YOULIBRECALC([.$D82];[.$D$2];[.$Q$2])" office:value-type="string" office:string-value="널" calcext:value-type="string">
            <text:p>널</text:p>
          </table:table-cell>
          <table:table-cell table:formula="of:=GOOGLETRANSLATE_YOULIBRECALC([.$D82];[.$D$2];[.$R$2])" office:value-type="string" office:string-value="nulové" calcext:value-type="string">
            <text:p>nulové</text:p>
          </table:table-cell>
          <table:table-cell table:formula="of:=GOOGLETRANSLATE_YOULIBRECALC([.$D82];[.$D$2];[.$S$2])" office:value-type="string" office:string-value="null" calcext:value-type="string">
            <text:p>null</text:p>
          </table:table-cell>
          <table:table-cell table:formula="of:=GOOGLETRANSLATE_YOULIBRECALC([.$D82];[.$D$2];[.$T$2])" office:value-type="string" office:string-value="โมฆะ" calcext:value-type="string">
            <text:p>โมฆะ</text:p>
          </table:table-cell>
          <table:table-cell table:formula="of:=GOOGLETRANSLATE_YOULIBRECALC([.$D82];[.$D$2];[.$U$2])" office:value-type="string" office:string-value="batal" calcext:value-type="string">
            <text:p>batal</text:p>
          </table:table-cell>
          <table:table-cell table:formula="of:=GOOGLETRANSLATE_YOULIBRECALC([.$D82];[.$D$2];[.$V$2])" office:value-type="string" office:string-value="null" calcext:value-type="string">
            <text:p>null</text:p>
          </table:table-cell>
          <table:table-cell table:formula="of:=GOOGLETRANSLATE_YOULIBRECALC([.$D82];[.$D$2];[.$W$2])" office:value-type="string" office:string-value="Null" calcext:value-type="string">
            <text:p>Null</text:p>
          </table:table-cell>
          <table:table-cell table:formula="of:=GOOGLETRANSLATE_YOULIBRECALC([.$D82];[.$D$2];[.$X$2])" office:value-type="string" office:string-value="нульовий" calcext:value-type="string">
            <text:p>нульовий</text:p>
          </table:table-cell>
          <table:table-cell table:formula="of:=GOOGLETRANSLATE_YOULIBRECALC([.$D82];[.$D$2];[.$Y$2])" office:value-type="string" office:string-value="vô giá trị" calcext:value-type="string">
            <text:p>vô giá trị</text:p>
          </table:table-cell>
          <table:table-cell table:formula="of:=GOOGLETRANSLATE_YOULIBRECALC([.$D82];[.$D$2];[.$Z$2])" office:value-type="string" office:string-value="NULL" calcext:value-type="string">
            <text:p>NULL</text:p>
          </table:table-cell>
          <table:table-cell table:formula="of:=GOOGLETRANSLATE_YOULIBRECALC([.$D82];[.$D$2];[.$AA$2])" office:value-type="string" office:string-value="tyhjä" calcext:value-type="string">
            <text:p>tyhjä</text:p>
          </table:table-cell>
          <table:table-cell table:formula="of:=GOOGLETRANSLATE_YOULIBRECALC([.$D8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FlacidReaction</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OH MY GOD! DID I BREAK IT? No…? Ah, you’re just exhausted…***Oh shot! Are you okay?</text:p>
          </table:table-cell>
          <table:table-cell table:formula="of:=GOOGLETRANSLATE_YOULIBRECALC([.$D83];[.$D$2];[.$E$2])" office:value-type="string" office:string-value="我的天啊！我打破了吗？不…？啊，你只是精疲力尽……***哦，射门！你还好吗？" calcext:value-type="string">
            <text:p>我的天啊！我打破了吗？不…？啊，你只是精疲力尽……***哦，射门！你还好吗？</text:p>
          </table:table-cell>
          <table:table-cell table:formula="of:=GOOGLETRANSLATE_YOULIBRECALC([.$D83];[.$D$2];[.$F$2])" office:value-type="string" office:string-value="何てことだ！私はそれを壊しましたか？いいえ…？ああ、あなたはただ疲れ果てています…***ああショット！大丈夫ですか？" calcext:value-type="string">
            <text:p>何てことだ！私はそれを壊しましたか？いいえ…？ああ、あなたはただ疲れ果てています…***ああショット！大丈夫ですか？</text:p>
          </table:table-cell>
          <table:table-cell table:formula="of:=GOOGLETRANSLATE_YOULIBRECALC([.$D83];[.$D$2];[.$G$2])" office:value-type="string" office:string-value="O MÓJ BOŻE! Czy to złamałem? NIE…? Ach, jesteś właśnie wyczerpany… *** OH SHIL! Wszystko w porządku?" calcext:value-type="string">
            <text:p>O MÓJ BOŻE! Czy to złamałem? NIE…? Ach, jesteś właśnie wyczerpany… *** OH SHIL! Wszystko w porządku?</text:p>
          </table:table-cell>
          <table:table-cell table:formula="of:=GOOGLETRANSLATE_YOULIBRECALC([.$D83];[.$D$2];[.$H$2])" office:value-type="string" office:string-value="¡AY DIOS MÍO! ¿Lo rompí? No…? Ah, estás agotado ... *** ¡Oh, disparo! ¿Estás bien?" calcext:value-type="string">
            <text:p>¡AY DIOS MÍO! ¿Lo rompí? No…? Ah, estás agotado ... *** ¡Oh, disparo! ¿Estás bien?</text:p>
          </table:table-cell>
          <table:table-cell table:formula="of:=GOOGLETRANSLATE_YOULIBRECALC([.$D83];[.$D$2];[.$I$2])" office:value-type="string" office:string-value="БОЖЕ МОЙ! Я сломал это? Нет…? Ах, ты просто измотан… *** О, выстрел! Ты в порядке?" calcext:value-type="string">
            <text:p>БОЖЕ МОЙ! Я сломал это? Нет…? Ах, ты просто измотан… *** О, выстрел! Ты в порядке?</text:p>
          </table:table-cell>
          <table:table-cell table:formula="of:=GOOGLETRANSLATE_YOULIBRECALC([.$D83];[.$D$2];[.$J$2])" office:value-type="string" office:string-value="OH MON DIEU! Est-ce que je l'ai cassé? Non…? Ah, tu es juste épuisé… *** Oh coup! Êtes-vous d'accord?" calcext:value-type="string">
            <text:p>OH MON DIEU! Est-ce que je l'ai cassé? Non…? Ah, tu es juste épuisé… *** Oh coup! Êtes-vous d'accord?</text:p>
          </table:table-cell>
          <table:table-cell table:formula="of:=GOOGLETRANSLATE_YOULIBRECALC([.$D83];[.$D$2];[.$K$2])" office:value-type="string" office:string-value="O moj bog! Sem ga zlomil? Ne ...? Ah, pravkar si izčrpan ... *** Oh! Si v redu?" calcext:value-type="string">
            <text:p>O moj bog! Sem ga zlomil? Ne ...? Ah, pravkar si izčrpan ... *** Oh! Si v redu?</text:p>
          </table:table-cell>
          <table:table-cell table:formula="of:=GOOGLETRANSLATE_YOULIBRECALC([.$D83];[.$D$2];[.$L$2])" office:value-type="string" office:string-value="Ó, istenem! Megtörtem? Nem…? Ó, csak kimerült vagy ... *** Oh lövés! Jól vagy?" calcext:value-type="string">
            <text:p>Ó, istenem! Megtörtem? Nem…? Ó, csak kimerült vagy ... *** Oh lövés! Jól vagy?</text:p>
          </table:table-cell>
          <table:table-cell table:formula="of:=GOOGLETRANSLATE_YOULIBRECALC([.$D83];[.$D$2];[.$M$2])" office:value-type="string" office:string-value="Ω Θεέ μου! Το έσπασα; Οχι…; Αχ, είσαι απλά εξαντλημένος ... *** Ωχ! Είσαι εντάξει;" calcext:value-type="string">
            <text:p>Ω Θεέ μου! Το έσπασα; Οχι…; Αχ, είσαι απλά εξαντλημένος ... *** Ωχ! Είσαι εντάξει;</text:p>
          </table:table-cell>
          <table:table-cell table:formula="of:=GOOGLETRANSLATE_YOULIBRECALC([.$D83];[.$D$2];[.$N$2])" office:value-type="string" office:string-value="Aman Tanrım! Kırtım mı? HAYIR…? Ah, sadece bitkinsin… *** Oh atış! İyi misin?" calcext:value-type="string">
            <text:p>Aman Tanrım! Kırtım mı? HAYIR…? Ah, sadece bitkinsin… *** Oh atış! İyi misin?</text:p>
          </table:table-cell>
          <table:table-cell table:formula="of:=GOOGLETRANSLATE_YOULIBRECALC([.$D83];[.$D$2];[.$O$2])" office:value-type="string" office:string-value="DIO MIO! L'ho spezzato? NO…? Ah, sei solo esausto ... *** Oh Shot! Stai bene?" calcext:value-type="string">
            <text:p>DIO MIO! L'ho spezzato? NO…? Ah, sei solo esausto ... *** Oh Shot! Stai bene?</text:p>
          </table:table-cell>
          <table:table-cell table:formula="of:=GOOGLETRANSLATE_YOULIBRECALC([.$D83];[.$D$2];[.$P$2])" office:value-type="string" office:string-value="Oh mijn God! Heb ik het gebroken? Nee…? Ah, je bent gewoon uitgeput ... *** Oh schot! Gaat het?" calcext:value-type="string">
            <text:p>Oh mijn God! Heb ik het gebroken? Nee…? Ah, je bent gewoon uitgeput ... *** Oh schot! Gaat het?</text:p>
          </table:table-cell>
          <table:table-cell table:formula="of:=GOOGLETRANSLATE_YOULIBRECALC([.$D83];[.$D$2];[.$Q$2])" office:value-type="string" office:string-value="맙소사! 내가 깨뜨 렸어? 아니요…? 아, 당신은 방금 지쳤습니다… *** 오 샷! 괜찮으세요?" calcext:value-type="string">
            <text:p>맙소사! 내가 깨뜨 렸어? 아니요…? 아, 당신은 방금 지쳤습니다… *** 오 샷! 괜찮으세요?</text:p>
          </table:table-cell>
          <table:table-cell table:formula="of:=GOOGLETRANSLATE_YOULIBRECALC([.$D83];[.$D$2];[.$R$2])" office:value-type="string" office:string-value="Ach bože! Zlomil som to? Nie ...? Ah, ste práve vyčerpaní ... *** Oh Shot! Si v poriadku?" calcext:value-type="string">
            <text:p>Ach bože! Zlomil som to? Nie ...? Ah, ste práve vyčerpaní ... *** Oh Shot! Si v poriadku?</text:p>
          </table:table-cell>
          <table:table-cell table:formula="of:=GOOGLETRANSLATE_YOULIBRECALC([.$D83];[.$D$2];[.$S$2])" office:value-type="string" office:string-value="OH MY GOD! DID I BREAK IT? No…? Ah, you’re just exhausted…***Oh shot! Are you okay?" calcext:value-type="string">
            <text:p>OH MY GOD! DID I BREAK IT? No…? Ah, you’re just exhausted…***Oh shot! Are you okay?</text:p>
          </table:table-cell>
          <table:table-cell table:formula="of:=GOOGLETRANSLATE_YOULIBRECALC([.$D83];[.$D$2];[.$T$2])" office:value-type="string" office:string-value="โอ้พระเจ้า! ฉันทำลายมันหรือไม่? เลขที่…? อ่าคุณเพิ่งจะหมดแรง… *** โอ้ช็อต! คุณโอเคไหม" calcext:value-type="string">
            <text:p>โอ้พระเจ้า! ฉันทำลายมันหรือไม่? เลขที่…? อ่าคุณเพิ่งจะหมดแรง… *** โอ้ช็อต! คุณโอเคไหม</text:p>
          </table:table-cell>
          <table:table-cell table:formula="of:=GOOGLETRANSLATE_YOULIBRECALC([.$D83];[.$D$2];[.$U$2])" office:value-type="string" office:string-value="ASTAGA! Apakah saya memecahkannya? TIDAK…? Ah, kamu hanya kelelahan ... *** oh ditembak! Apakah kamu baik -baik saja?" calcext:value-type="string">
            <text:p>ASTAGA! Apakah saya memecahkannya? TIDAK…? Ah, kamu hanya kelelahan ... *** oh ditembak! Apakah kamu baik -baik saja?</text:p>
          </table:table-cell>
          <table:table-cell table:formula="of:=GOOGLETRANSLATE_YOULIBRECALC([.$D83];[.$D$2];[.$V$2])" office:value-type="string" office:string-value="Bože! Zlomil jsem to? Žádný…? Ah, jsi prostě vyčerpaný ... *** Oh Shot! Jsi v pořádku?" calcext:value-type="string">
            <text:p>Bože! Zlomil jsem to? Žádný…? Ah, jsi prostě vyčerpaný ... *** Oh Shot! Jsi v pořádku?</text:p>
          </table:table-cell>
          <table:table-cell table:formula="of:=GOOGLETRANSLATE_YOULIBRECALC([.$D83];[.$D$2];[.$W$2])" office:value-type="string" office:string-value="Oh my god! Nasira ko ba ito? Hindi ...? Ah, pagod ka lang ... *** Oh shot! Okay ka lang ba?" calcext:value-type="string">
            <text:p>Oh my god! Nasira ko ba ito? Hindi ...? Ah, pagod ka lang ... *** Oh shot! Okay ka lang ba?</text:p>
          </table:table-cell>
          <table:table-cell table:formula="of:=GOOGLETRANSLATE_YOULIBRECALC([.$D83];[.$D$2];[.$X$2])" office:value-type="string" office:string-value="Боже мій! Я його зламав? Ні ...? Ах, ти просто виснажений… *** о постріл! З тобою все гаразд?" calcext:value-type="string">
            <text:p>Боже мій! Я його зламав? Ні ...? Ах, ти просто виснажений… *** о постріл! З тобою все гаразд?</text:p>
          </table:table-cell>
          <table:table-cell table:formula="of:=GOOGLETRANSLATE_YOULIBRECALC([.$D83];[.$D$2];[.$Y$2])" office:value-type="string" office:string-value="ÔI CHÚA ƠI! Tôi đã phá vỡ nó? KHÔNG…? Ah, bạn chỉ là kiệt sức *** oh shot! Bạn ổn chứ?" calcext:value-type="string">
            <text:p>ÔI CHÚA ƠI! Tôi đã phá vỡ nó? KHÔNG…? Ah, bạn chỉ là kiệt sức *** oh shot! Bạn ổn chứ?</text:p>
          </table:table-cell>
          <table:table-cell table:formula="of:=GOOGLETRANSLATE_YOULIBRECALC([.$D83];[.$D$2];[.$Z$2])" office:value-type="string" office:string-value="OH MEIN GOTT! Habe ich es gebrochen? NEIN…? Ah, du bist nur erschöpft ... *** oh Shot! Geht es dir gut?" calcext:value-type="string">
            <text:p>OH MEIN GOTT! Habe ich es gebrochen? NEIN…? Ah, du bist nur erschöpft ... *** oh Shot! Geht es dir gut?</text:p>
          </table:table-cell>
          <table:table-cell table:formula="of:=GOOGLETRANSLATE_YOULIBRECALC([.$D83];[.$D$2];[.$AA$2])" office:value-type="string" office:string-value="Voi luoja! Rikkoinko sen? Ei…? Ah, olet vain uupunut ... *** Voi laukaus! Oletko kunnossa?" calcext:value-type="string">
            <text:p>Voi luoja! Rikkoinko sen? Ei…? Ah, olet vain uupunut ... *** Voi laukaus! Oletko kunnossa?</text:p>
          </table:table-cell>
          <table:table-cell table:formula="of:=GOOGLETRANSLATE_YOULIBRECALC([.$D83];[.$D$2];[.$AB$2])" office:value-type="string" office:string-value="Åh herregud! Brød jeg det? Ingen…? Ah, du er bare udmattet ... *** åh skud! Er du okay?" calcext:value-type="string">
            <text:p>Åh herregud! Brød jeg det? Ingen…? Ah, du er bare udmattet ... *** åh skud! Er du okay?</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Cowgirl_FlacidReaction</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84];[.$D$2];[.$E$2])" office:value-type="string" office:string-value="无效的" calcext:value-type="string">
            <text:p>无效的</text:p>
          </table:table-cell>
          <table:table-cell table:formula="of:=GOOGLETRANSLATE_YOULIBRECALC([.$D84];[.$D$2];[.$F$2])" office:value-type="string" office:string-value="ヌル" calcext:value-type="string">
            <text:p>ヌル</text:p>
          </table:table-cell>
          <table:table-cell table:formula="of:=GOOGLETRANSLATE_YOULIBRECALC([.$D84];[.$D$2];[.$G$2])" office:value-type="string" office:string-value="nieważny" calcext:value-type="string">
            <text:p>nieważny</text:p>
          </table:table-cell>
          <table:table-cell table:formula="of:=GOOGLETRANSLATE_YOULIBRECALC([.$D84];[.$D$2];[.$H$2])" office:value-type="string" office:string-value="nulo" calcext:value-type="string">
            <text:p>nulo</text:p>
          </table:table-cell>
          <table:table-cell table:formula="of:=GOOGLETRANSLATE_YOULIBRECALC([.$D84];[.$D$2];[.$I$2])" office:value-type="string" office:string-value="нулевой" calcext:value-type="string">
            <text:p>нулевой</text:p>
          </table:table-cell>
          <table:table-cell table:formula="of:=GOOGLETRANSLATE_YOULIBRECALC([.$D84];[.$D$2];[.$J$2])" office:value-type="string" office:string-value="nul" calcext:value-type="string">
            <text:p>nul</text:p>
          </table:table-cell>
          <table:table-cell table:formula="of:=GOOGLETRANSLATE_YOULIBRECALC([.$D84];[.$D$2];[.$K$2])" office:value-type="string" office:string-value="null" calcext:value-type="string">
            <text:p>null</text:p>
          </table:table-cell>
          <table:table-cell table:formula="of:=GOOGLETRANSLATE_YOULIBRECALC([.$D84];[.$D$2];[.$L$2])" office:value-type="string" office:string-value="nulla" calcext:value-type="string">
            <text:p>nulla</text:p>
          </table:table-cell>
          <table:table-cell table:formula="of:=GOOGLETRANSLATE_YOULIBRECALC([.$D84];[.$D$2];[.$M$2])" office:value-type="string" office:string-value="άκυρος" calcext:value-type="string">
            <text:p>άκυρος</text:p>
          </table:table-cell>
          <table:table-cell table:formula="of:=GOOGLETRANSLATE_YOULIBRECALC([.$D84];[.$D$2];[.$N$2])" office:value-type="string" office:string-value="hükümsüz" calcext:value-type="string">
            <text:p>hükümsüz</text:p>
          </table:table-cell>
          <table:table-cell table:formula="of:=GOOGLETRANSLATE_YOULIBRECALC([.$D84];[.$D$2];[.$O$2])" office:value-type="string" office:string-value="null" calcext:value-type="string">
            <text:p>null</text:p>
          </table:table-cell>
          <table:table-cell table:formula="of:=GOOGLETRANSLATE_YOULIBRECALC([.$D84];[.$D$2];[.$P$2])" office:value-type="string" office:string-value="nul" calcext:value-type="string">
            <text:p>nul</text:p>
          </table:table-cell>
          <table:table-cell table:formula="of:=GOOGLETRANSLATE_YOULIBRECALC([.$D84];[.$D$2];[.$Q$2])" office:value-type="string" office:string-value="널" calcext:value-type="string">
            <text:p>널</text:p>
          </table:table-cell>
          <table:table-cell table:formula="of:=GOOGLETRANSLATE_YOULIBRECALC([.$D84];[.$D$2];[.$R$2])" office:value-type="string" office:string-value="nulové" calcext:value-type="string">
            <text:p>nulové</text:p>
          </table:table-cell>
          <table:table-cell table:formula="of:=GOOGLETRANSLATE_YOULIBRECALC([.$D84];[.$D$2];[.$S$2])" office:value-type="string" office:string-value="null" calcext:value-type="string">
            <text:p>null</text:p>
          </table:table-cell>
          <table:table-cell table:formula="of:=GOOGLETRANSLATE_YOULIBRECALC([.$D84];[.$D$2];[.$T$2])" office:value-type="string" office:string-value="โมฆะ" calcext:value-type="string">
            <text:p>โมฆะ</text:p>
          </table:table-cell>
          <table:table-cell table:formula="of:=GOOGLETRANSLATE_YOULIBRECALC([.$D84];[.$D$2];[.$U$2])" office:value-type="string" office:string-value="batal" calcext:value-type="string">
            <text:p>batal</text:p>
          </table:table-cell>
          <table:table-cell table:formula="of:=GOOGLETRANSLATE_YOULIBRECALC([.$D84];[.$D$2];[.$V$2])" office:value-type="string" office:string-value="null" calcext:value-type="string">
            <text:p>null</text:p>
          </table:table-cell>
          <table:table-cell table:formula="of:=GOOGLETRANSLATE_YOULIBRECALC([.$D84];[.$D$2];[.$W$2])" office:value-type="string" office:string-value="Null" calcext:value-type="string">
            <text:p>Null</text:p>
          </table:table-cell>
          <table:table-cell table:formula="of:=GOOGLETRANSLATE_YOULIBRECALC([.$D84];[.$D$2];[.$X$2])" office:value-type="string" office:string-value="нульовий" calcext:value-type="string">
            <text:p>нульовий</text:p>
          </table:table-cell>
          <table:table-cell table:formula="of:=GOOGLETRANSLATE_YOULIBRECALC([.$D84];[.$D$2];[.$Y$2])" office:value-type="string" office:string-value="vô giá trị" calcext:value-type="string">
            <text:p>vô giá trị</text:p>
          </table:table-cell>
          <table:table-cell table:formula="of:=GOOGLETRANSLATE_YOULIBRECALC([.$D84];[.$D$2];[.$Z$2])" office:value-type="string" office:string-value="NULL" calcext:value-type="string">
            <text:p>NULL</text:p>
          </table:table-cell>
          <table:table-cell table:formula="of:=GOOGLETRANSLATE_YOULIBRECALC([.$D84];[.$D$2];[.$AA$2])" office:value-type="string" office:string-value="tyhjä" calcext:value-type="string">
            <text:p>tyhjä</text:p>
          </table:table-cell>
          <table:table-cell table:formula="of:=GOOGLETRANSLATE_YOULIBRECALC([.$D8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5">
          <table:table-cell table:style-name="ce6" office:value-type="string" calcext:value-type="string">
            <text:p>Cowgirl_WhereToCumQuestion</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Weird readings… I see! Where do you want to cum?***Oh shit! Are you having a stoke?! Ah no, you’re cumming? Where?</text:p>
          </table:table-cell>
          <table:table-cell table:formula="of:=GOOGLETRANSLATE_YOULIBRECALC([.$D85];[.$D$2];[.$E$2])" office:value-type="string" office:string-value="奇怪的读物……我明白了！你想在哪里暨？***哦，该死！你有斯托克吗？啊，不，你在卡明吗？在哪里？" calcext:value-type="string">
            <text:p>奇怪的读物……我明白了！你想在哪里暨？***哦，该死！你有斯托克吗？啊，不，你在卡明吗？在哪里？</text:p>
          </table:table-cell>
          <table:table-cell table:formula="of:=GOOGLETRANSLATE_YOULIBRECALC([.$D85];[.$D$2];[.$F$2])" office:value-type="string" office:string-value="奇妙な読み物…わかりました！どこで精液をしたいですか？***ああたわごと！あなたはストークを持っていますか？！ああ、あなたはカミングしていますか？どこ？" calcext:value-type="string">
            <text:p>奇妙な読み物…わかりました！どこで精液をしたいですか？***ああたわごと！あなたはストークを持っていますか？！ああ、あなたはカミングしていますか？どこ？</text:p>
          </table:table-cell>
          <table:table-cell table:formula="of:=GOOGLETRANSLATE_YOULIBRECALC([.$D85];[.$D$2];[.$G$2])" office:value-type="string" office:string-value="Dziwne odczyty… Rozumiem! Gdzie chcesz się spuścić? *** o cholera! Czy masz Stoke?! Ach, nie, jesteś cumming? Gdzie?" calcext:value-type="string">
            <text:p>Dziwne odczyty… Rozumiem! Gdzie chcesz się spuścić? *** o cholera! Czy masz Stoke?! Ach, nie, jesteś cumming? Gdzie?</text:p>
          </table:table-cell>
          <table:table-cell table:formula="of:=GOOGLETRANSLATE_YOULIBRECALC([.$D85];[.$D$2];[.$H$2])" office:value-type="string" office:string-value="Lecturas extrañas ... ¡ya veo! ¿Dónde quieres correrte? *** ¡Oh, mierda! ¿Estás teniendo un Stoke? Ah no, ¿estás corriendo? ¿Dónde?" calcext:value-type="string">
            <text:p>Lecturas extrañas ... ¡ya veo! ¿Dónde quieres correrte? *** ¡Oh, mierda! ¿Estás teniendo un Stoke? Ah no, ¿estás corriendo? ¿Dónde?</text:p>
          </table:table-cell>
          <table:table-cell table:formula="of:=GOOGLETRANSLATE_YOULIBRECALC([.$D85];[.$D$2];[.$I$2])" office:value-type="string" office:string-value="Странные чтения ... Понятно! Где ты хочешь кончить? *** О, дерьмо! У тебя есть Сток?! Ах нет, ты кончишь? Где?" calcext:value-type="string">
            <text:p>Странные чтения ... Понятно! Где ты хочешь кончить? *** О, дерьмо! У тебя есть Сток?! Ах нет, ты кончишь? Где?</text:p>
          </table:table-cell>
          <table:table-cell table:formula="of:=GOOGLETRANSLATE_YOULIBRECALC([.$D85];[.$D$2];[.$J$2])" office:value-type="string" office:string-value="Des lectures étranges… Je vois! Où voulez-vous jouir? *** Oh merde! Avez-vous un Stoke ?! Ah non, tu joue? Où?" calcext:value-type="string">
            <text:p>Des lectures étranges… Je vois! Où voulez-vous jouir? *** Oh merde! Avez-vous un Stoke ?! Ah non, tu joue? Où?</text:p>
          </table:table-cell>
          <table:table-cell table:formula="of:=GOOGLETRANSLATE_YOULIBRECALC([.$D85];[.$D$2];[.$K$2])" office:value-type="string" office:string-value="Čudna branja ... vidim! Kje želite prihajati? *** Oh sranje! Ali imate stoka?! Ah, ne, ti cumming? Kje?" calcext:value-type="string">
            <text:p>Čudna branja ... vidim! Kje želite prihajati? *** Oh sranje! Ali imate stoka?! Ah, ne, ti cumming? Kje?</text:p>
          </table:table-cell>
          <table:table-cell table:formula="of:=GOOGLETRANSLATE_YOULIBRECALC([.$D85];[.$D$2];[.$L$2])" office:value-type="string" office:string-value="Furcsa olvasmányok ... Látom! Hol akarsz cum? *** Ó, szar! Van egy stoke?! Ah nem, te cumming? Ahol?" calcext:value-type="string">
            <text:p>Furcsa olvasmányok ... Látom! Hol akarsz cum? *** Ó, szar! Van egy stoke?! Ah nem, te cumming? Ahol?</text:p>
          </table:table-cell>
          <table:table-cell table:formula="of:=GOOGLETRANSLATE_YOULIBRECALC([.$D85];[.$D$2];[.$M$2])" office:value-type="string" office:string-value="Παράξενες αναγνώσεις ... Βλέπω! Πού θέλετε να cum; *** Ω σκατά! Έχετε ένα Stoke;! Αχ, όχι, είσαι cumming; Οπου;" calcext:value-type="string">
            <text:p>Παράξενες αναγνώσεις ... Βλέπω! Πού θέλετε να cum; *** Ω σκατά! Έχετε ένα Stoke;! Αχ, όχι, είσαι cumming; Οπου;</text:p>
          </table:table-cell>
          <table:table-cell table:formula="of:=GOOGLETRANSLATE_YOULIBRECALC([.$D85];[.$D$2];[.$N$2])" office:value-type="string" office:string-value="Garip okumalar… Anlıyorum! Nereden cum istiyorsun? *** oh bok! Stoke mi var?! Ah hayır, cumming misin? Nerede?" calcext:value-type="string">
            <text:p>Garip okumalar… Anlıyorum! Nereden cum istiyorsun? *** oh bok! Stoke mi var?! Ah hayır, cumming misin? Nerede?</text:p>
          </table:table-cell>
          <table:table-cell table:formula="of:=GOOGLETRANSLATE_YOULIBRECALC([.$D85];[.$D$2];[.$O$2])" office:value-type="string" office:string-value="Letture strane ... vedo! Dove vuoi venire? *** Oh merda! Stai avendo un Stoke?! Ah no, stai cumming? Dove?" calcext:value-type="string">
            <text:p>Letture strane ... vedo! Dove vuoi venire? *** Oh merda! Stai avendo un Stoke?! Ah no, stai cumming? Dove?</text:p>
          </table:table-cell>
          <table:table-cell table:formula="of:=GOOGLETRANSLATE_YOULIBRECALC([.$D85];[.$D$2];[.$P$2])" office:value-type="string" office:string-value="Rare metingen ... ik zie het! Waar wil je klaarkomen? *** Oh shit! Heb je een stoke?! Ah nee, je komt klaar? Waar?" calcext:value-type="string">
            <text:p>Rare metingen ... ik zie het! Waar wil je klaarkomen? *** Oh shit! Heb je een stoke?! Ah nee, je komt klaar? Waar?</text:p>
          </table:table-cell>
          <table:table-cell table:formula="of:=GOOGLETRANSLATE_YOULIBRECALC([.$D85];[.$D$2];[.$Q$2])" office:value-type="string" office:string-value="이상한 독서… 나는 본다! 당신은 어디에서 정액을 원하십니까? *** 오 젠장! 스토크가 있습니까?! 아 아니요, 커밍? 어디?" calcext:value-type="string">
            <text:p>이상한 독서… 나는 본다! 당신은 어디에서 정액을 원하십니까? *** 오 젠장! 스토크가 있습니까?! 아 아니요, 커밍? 어디?</text:p>
          </table:table-cell>
          <table:table-cell table:formula="of:=GOOGLETRANSLATE_YOULIBRECALC([.$D85];[.$D$2];[.$R$2])" office:value-type="string" office:string-value="Divné čítania ... vidím! Kde chceš cum? *** Oh do prdele! Máte Stoke?! Ah nie, ty si cumming? Kde?" calcext:value-type="string">
            <text:p>Divné čítania ... vidím! Kde chceš cum? *** Oh do prdele! Máte Stoke?! Ah nie, ty si cumming? Kde?</text:p>
          </table:table-cell>
          <table:table-cell table:formula="of:=GOOGLETRANSLATE_YOULIBRECALC([.$D85];[.$D$2];[.$S$2])" office:value-type="string" office:string-value="Weird readings… I see! Where do you want to cum?***Oh shit! Are you having a stoke?! Ah no, you’re cumming? Where?" calcext:value-type="string">
            <text:p>Weird readings… I see! Where do you want to cum?***Oh shit! Are you having a stoke?! Ah no, you’re cumming? Where?</text:p>
          </table:table-cell>
          <table:table-cell table:formula="of:=GOOGLETRANSLATE_YOULIBRECALC([.$D85];[.$D$2];[.$T$2])" office:value-type="string" office:string-value="การอ่านแปลก ๆ …ฉันเห็น! คุณอยากหลั่งที่ไหน *** โอ้อึ! คุณมีสโต๊คหรือไม่! อ่าไม่คุณคัมมิง? ที่ไหน?" calcext:value-type="string">
            <text:p>การอ่านแปลก ๆ …ฉันเห็น! คุณอยากหลั่งที่ไหน *** โอ้อึ! คุณมีสโต๊คหรือไม่! อ่าไม่คุณคัมมิง? ที่ไหน?</text:p>
          </table:table-cell>
          <table:table-cell table:formula="of:=GOOGLETRANSLATE_YOULIBRECALC([.$D85];[.$D$2];[.$U$2])" office:value-type="string" office:string-value="Bacaan yang aneh ... begitu! Di mana Anda ingin cum? *** oh sial! Apakah Anda mengalami Stoke?! Ah tidak, kamu cumming? Di mana?" calcext:value-type="string">
            <text:p>Bacaan yang aneh ... begitu! Di mana Anda ingin cum? *** oh sial! Apakah Anda mengalami Stoke?! Ah tidak, kamu cumming? Di mana?</text:p>
          </table:table-cell>
          <table:table-cell table:formula="of:=GOOGLETRANSLATE_YOULIBRECALC([.$D85];[.$D$2];[.$V$2])" office:value-type="string" office:string-value="Divné čtení ... Vidím! Kde chceš cum? *** Ach hovno! Máte stoke?! Ach ne, jsi cumming? Kde?" calcext:value-type="string">
            <text:p>Divné čtení ... Vidím! Kde chceš cum? *** Ach hovno! Máte stoke?! Ach ne, jsi cumming? Kde?</text:p>
          </table:table-cell>
          <table:table-cell table:formula="of:=GOOGLETRANSLATE_YOULIBRECALC([.$D85];[.$D$2];[.$W$2])" office:value-type="string" office:string-value="Kakaibang pagbabasa ... Kita ko! Saan mo nais na cum? *** Oh shit! Nagkakaroon ka ba ng stoke?! Ah hindi, ikaw ay cumming? Saan?" calcext:value-type="string">
            <text:p>Kakaibang pagbabasa ... Kita ko! Saan mo nais na cum? *** Oh shit! Nagkakaroon ka ba ng stoke?! Ah hindi, ikaw ay cumming? Saan?</text:p>
          </table:table-cell>
          <table:table-cell table:formula="of:=GOOGLETRANSLATE_YOULIBRECALC([.$D85];[.$D$2];[.$X$2])" office:value-type="string" office:string-value="Дивні читання ... я бачу! Де ти хочеш сперму? *** О, лайно! У вас є Сток?! Ах ні, ти кумед? Де?" calcext:value-type="string">
            <text:p>Дивні читання ... я бачу! Де ти хочеш сперму? *** О, лайно! У вас є Сток?! Ах ні, ти кумед? Де?</text:p>
          </table:table-cell>
          <table:table-cell table:formula="of:=GOOGLETRANSLATE_YOULIBRECALC([.$D85];[.$D$2];[.$Y$2])" office:value-type="string" office:string-value="Tôi thấy những bài đọc kỳ lạ! Bạn muốn kiêm ở đâu? *** Oh shit! Bạn đang có một Stoke?! Ah không, bạn có phải là cumming không? Ở đâu?" calcext:value-type="string">
            <text:p>Tôi thấy những bài đọc kỳ lạ! Bạn muốn kiêm ở đâu? *** Oh shit! Bạn đang có một Stoke?! Ah không, bạn có phải là cumming không? Ở đâu?</text:p>
          </table:table-cell>
          <table:table-cell table:formula="of:=GOOGLETRANSLATE_YOULIBRECALC([.$D85];[.$D$2];[.$Z$2])" office:value-type="string" office:string-value="Seltsame Lesungen ... ich verstehe! Wo willst du abspritzen? *** Oh Scheiße! Hast du einen Stoke?! Ah nein, du kummt? Wo?" calcext:value-type="string">
            <text:p>Seltsame Lesungen ... ich verstehe! Wo willst du abspritzen? *** Oh Scheiße! Hast du einen Stoke?! Ah nein, du kummt? Wo?</text:p>
          </table:table-cell>
          <table:table-cell table:formula="of:=GOOGLETRANSLATE_YOULIBRECALC([.$D85];[.$D$2];[.$AA$2])" office:value-type="string" office:string-value="Oudot lukemat ... näen! Missä haluat cum? *** Voi paska! Onko sinulla Stoke?! Ah ei, olet cumming? Jossa?" calcext:value-type="string">
            <text:p>Oudot lukemat ... näen! Missä haluat cum? *** Voi paska! Onko sinulla Stoke?! Ah ei, olet cumming? Jossa?</text:p>
          </table:table-cell>
          <table:table-cell table:formula="of:=GOOGLETRANSLATE_YOULIBRECALC([.$D85];[.$D$2];[.$AB$2])" office:value-type="string" office:string-value="Mærkelige læsninger ... Jeg ser! Hvor vil du cum? *** åh lort! Har du en Stoke?! Ah nej, du er cumming? Hvor?" calcext:value-type="string">
            <text:p>Mærkelige læsninger ... Jeg ser! Hvor vil du cum? *** åh lort! Har du en Stoke?! Ah nej, du er cumming? Hvor?</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Cowgirl_WhereToCumQuestion</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86];[.$D$2];[.$E$2])" office:value-type="string" office:string-value="无效的" calcext:value-type="string">
            <text:p>无效的</text:p>
          </table:table-cell>
          <table:table-cell table:formula="of:=GOOGLETRANSLATE_YOULIBRECALC([.$D86];[.$D$2];[.$F$2])" office:value-type="string" office:string-value="ヌル" calcext:value-type="string">
            <text:p>ヌル</text:p>
          </table:table-cell>
          <table:table-cell table:formula="of:=GOOGLETRANSLATE_YOULIBRECALC([.$D86];[.$D$2];[.$G$2])" office:value-type="string" office:string-value="nieważny" calcext:value-type="string">
            <text:p>nieważny</text:p>
          </table:table-cell>
          <table:table-cell table:formula="of:=GOOGLETRANSLATE_YOULIBRECALC([.$D86];[.$D$2];[.$H$2])" office:value-type="string" office:string-value="nulo" calcext:value-type="string">
            <text:p>nulo</text:p>
          </table:table-cell>
          <table:table-cell table:formula="of:=GOOGLETRANSLATE_YOULIBRECALC([.$D86];[.$D$2];[.$I$2])" office:value-type="string" office:string-value="нулевой" calcext:value-type="string">
            <text:p>нулевой</text:p>
          </table:table-cell>
          <table:table-cell table:formula="of:=GOOGLETRANSLATE_YOULIBRECALC([.$D86];[.$D$2];[.$J$2])" office:value-type="string" office:string-value="nul" calcext:value-type="string">
            <text:p>nul</text:p>
          </table:table-cell>
          <table:table-cell table:formula="of:=GOOGLETRANSLATE_YOULIBRECALC([.$D86];[.$D$2];[.$K$2])" office:value-type="string" office:string-value="null" calcext:value-type="string">
            <text:p>null</text:p>
          </table:table-cell>
          <table:table-cell table:formula="of:=GOOGLETRANSLATE_YOULIBRECALC([.$D86];[.$D$2];[.$L$2])" office:value-type="string" office:string-value="nulla" calcext:value-type="string">
            <text:p>nulla</text:p>
          </table:table-cell>
          <table:table-cell table:formula="of:=GOOGLETRANSLATE_YOULIBRECALC([.$D86];[.$D$2];[.$M$2])" office:value-type="string" office:string-value="άκυρος" calcext:value-type="string">
            <text:p>άκυρος</text:p>
          </table:table-cell>
          <table:table-cell table:formula="of:=GOOGLETRANSLATE_YOULIBRECALC([.$D86];[.$D$2];[.$N$2])" office:value-type="string" office:string-value="hükümsüz" calcext:value-type="string">
            <text:p>hükümsüz</text:p>
          </table:table-cell>
          <table:table-cell table:formula="of:=GOOGLETRANSLATE_YOULIBRECALC([.$D86];[.$D$2];[.$O$2])" office:value-type="string" office:string-value="null" calcext:value-type="string">
            <text:p>null</text:p>
          </table:table-cell>
          <table:table-cell table:formula="of:=GOOGLETRANSLATE_YOULIBRECALC([.$D86];[.$D$2];[.$P$2])" office:value-type="string" office:string-value="nul" calcext:value-type="string">
            <text:p>nul</text:p>
          </table:table-cell>
          <table:table-cell table:formula="of:=GOOGLETRANSLATE_YOULIBRECALC([.$D86];[.$D$2];[.$Q$2])" office:value-type="string" office:string-value="널" calcext:value-type="string">
            <text:p>널</text:p>
          </table:table-cell>
          <table:table-cell table:formula="of:=GOOGLETRANSLATE_YOULIBRECALC([.$D86];[.$D$2];[.$R$2])" office:value-type="string" office:string-value="nulové" calcext:value-type="string">
            <text:p>nulové</text:p>
          </table:table-cell>
          <table:table-cell table:formula="of:=GOOGLETRANSLATE_YOULIBRECALC([.$D86];[.$D$2];[.$S$2])" office:value-type="string" office:string-value="null" calcext:value-type="string">
            <text:p>null</text:p>
          </table:table-cell>
          <table:table-cell table:formula="of:=GOOGLETRANSLATE_YOULIBRECALC([.$D86];[.$D$2];[.$T$2])" office:value-type="string" office:string-value="โมฆะ" calcext:value-type="string">
            <text:p>โมฆะ</text:p>
          </table:table-cell>
          <table:table-cell table:formula="of:=GOOGLETRANSLATE_YOULIBRECALC([.$D86];[.$D$2];[.$U$2])" office:value-type="string" office:string-value="batal" calcext:value-type="string">
            <text:p>batal</text:p>
          </table:table-cell>
          <table:table-cell table:formula="of:=GOOGLETRANSLATE_YOULIBRECALC([.$D86];[.$D$2];[.$V$2])" office:value-type="string" office:string-value="null" calcext:value-type="string">
            <text:p>null</text:p>
          </table:table-cell>
          <table:table-cell table:formula="of:=GOOGLETRANSLATE_YOULIBRECALC([.$D86];[.$D$2];[.$W$2])" office:value-type="string" office:string-value="Null" calcext:value-type="string">
            <text:p>Null</text:p>
          </table:table-cell>
          <table:table-cell table:formula="of:=GOOGLETRANSLATE_YOULIBRECALC([.$D86];[.$D$2];[.$X$2])" office:value-type="string" office:string-value="нульовий" calcext:value-type="string">
            <text:p>нульовий</text:p>
          </table:table-cell>
          <table:table-cell table:formula="of:=GOOGLETRANSLATE_YOULIBRECALC([.$D86];[.$D$2];[.$Y$2])" office:value-type="string" office:string-value="vô giá trị" calcext:value-type="string">
            <text:p>vô giá trị</text:p>
          </table:table-cell>
          <table:table-cell table:formula="of:=GOOGLETRANSLATE_YOULIBRECALC([.$D86];[.$D$2];[.$Z$2])" office:value-type="string" office:string-value="NULL" calcext:value-type="string">
            <text:p>NULL</text:p>
          </table:table-cell>
          <table:table-cell table:formula="of:=GOOGLETRANSLATE_YOULIBRECALC([.$D86];[.$D$2];[.$AA$2])" office:value-type="string" office:string-value="tyhjä" calcext:value-type="string">
            <text:p>tyhjä</text:p>
          </table:table-cell>
          <table:table-cell table:formula="of:=GOOGLETRANSLATE_YOULIBRECALC([.$D8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6">
          <table:table-cell table:style-name="ce6" office:value-type="string" calcext:value-type="string">
            <text:p>Cowgirl_WhereToCumQuestionDidntAnswer</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Damn… I triggered the question too late I guess…***Worry not… That was part of the plan, hehe…</text:p>
          </table:table-cell>
          <table:table-cell table:formula="of:=GOOGLETRANSLATE_YOULIBRECALC([.$D87];[.$D$2];[.$E$2])" office:value-type="string" office:string-value="该死的……我想我触发了这个问题太晚了……***不担心……那是计划的一部分，呵呵……" calcext:value-type="string">
            <text:p>该死的……我想我触发了这个问题太晚了……***不担心……那是计划的一部分，呵呵……</text:p>
          </table:table-cell>
          <table:table-cell table:formula="of:=GOOGLETRANSLATE_YOULIBRECALC([.$D87];[.$D$2];[.$F$2])" office:value-type="string" office:string-value="くそー…私は疑問を引き起こしすぎたと思います…***心配しないでください...それは計画の一部でした、hehe…" calcext:value-type="string">
            <text:p>くそー…私は疑問を引き起こしすぎたと思います…***心配しないでください...それは計画の一部でした、hehe…</text:p>
          </table:table-cell>
          <table:table-cell table:formula="of:=GOOGLETRANSLATE_YOULIBRECALC([.$D87];[.$D$2];[.$G$2])" office:value-type="string" office:string-value="Cholera… Przypuszczam to pytanie za późno… *** Nie martw się… to była część planu, hehe…" calcext:value-type="string">
            <text:p>Cholera… Przypuszczam to pytanie za późno… *** Nie martw się… to była część planu, hehe…</text:p>
          </table:table-cell>
          <table:table-cell table:formula="of:=GOOGLETRANSLATE_YOULIBRECALC([.$D87];[.$D$2];[.$H$2])" office:value-type="string" office:string-value="Maldita sea ... desencadené la pregunta demasiado tarde, supongo ... *** No se preocupe ... eso fue parte del plan, jeje ..." calcext:value-type="string">
            <text:p>Maldita sea ... desencadené la pregunta demasiado tarde, supongo ... *** No se preocupe ... eso fue parte del plan, jeje ...</text:p>
          </table:table-cell>
          <table:table-cell table:formula="of:=GOOGLETRANSLATE_YOULIBRECALC([.$D87];[.$D$2];[.$I$2])" office:value-type="string" office:string-value="Черт ... я вызвал вопрос слишком поздно, я думаю ... *** Не беспокойтесь ... это было частью плана, хе -хе ..." calcext:value-type="string">
            <text:p>Черт ... я вызвал вопрос слишком поздно, я думаю ... *** Не беспокойтесь ... это было частью плана, хе -хе ...</text:p>
          </table:table-cell>
          <table:table-cell table:formula="of:=GOOGLETRANSLATE_YOULIBRECALC([.$D87];[.$D$2];[.$J$2])" office:value-type="string" office:string-value="Merde… j'ai déclenché la question trop tard, je suppose… *** ne s'inquiète pas… ça faisait partie du plan, hehe…" calcext:value-type="string">
            <text:p>Merde… j'ai déclenché la question trop tard, je suppose… *** ne s'inquiète pas… ça faisait partie du plan, hehe…</text:p>
          </table:table-cell>
          <table:table-cell table:formula="of:=GOOGLETRANSLATE_YOULIBRECALC([.$D87];[.$D$2];[.$K$2])" office:value-type="string" office:string-value="Prekleto… Prepozno sem sprožil vprašanje, mislim ... *** ne skrbi ... to je bil del načrta, hehe ..." calcext:value-type="string">
            <text:p>Prekleto… Prepozno sem sprožil vprašanje, mislim ... *** ne skrbi ... to je bil del načrta, hehe ...</text:p>
          </table:table-cell>
          <table:table-cell table:formula="of:=GOOGLETRANSLATE_YOULIBRECALC([.$D87];[.$D$2];[.$L$2])" office:value-type="string" office:string-value="A fenébe ... Túl későn indítottam el a kérdést, azt hiszem ... *** Nem aggódj ... ez volt a terv része, hehe…" calcext:value-type="string">
            <text:p>A fenébe ... Túl későn indítottam el a kérdést, azt hiszem ... *** Nem aggódj ... ez volt a terv része, hehe…</text:p>
          </table:table-cell>
          <table:table-cell table:formula="of:=GOOGLETRANSLATE_YOULIBRECALC([.$D87];[.$D$2];[.$M$2])" office:value-type="string" office:string-value="Γαμώτο ... προκάλεσα την ερώτηση πολύ αργά, υποθέτω ... *** Μη ανησυχείτε ... αυτό ήταν μέρος του σχεδίου, hehe ..." calcext:value-type="string">
            <text:p>Γαμώτο ... προκάλεσα την ερώτηση πολύ αργά, υποθέτω ... *** Μη ανησυχείτε ... αυτό ήταν μέρος του σχεδίου, hehe ...</text:p>
          </table:table-cell>
          <table:table-cell table:formula="of:=GOOGLETRANSLATE_YOULIBRECALC([.$D87];[.$D$2];[.$N$2])" office:value-type="string" office:string-value="Kahretsin… Soruyu çok geç tetikledim sanırım… *** Endişelenmeyin… Bu planın bir parçasıydı, hehe…" calcext:value-type="string">
            <text:p>Kahretsin… Soruyu çok geç tetikledim sanırım… *** Endişelenmeyin… Bu planın bir parçasıydı, hehe…</text:p>
          </table:table-cell>
          <table:table-cell table:formula="of:=GOOGLETRANSLATE_YOULIBRECALC([.$D87];[.$D$2];[.$O$2])" office:value-type="string" office:string-value="Accidenti ... ho scatenato la domanda troppo tardi, immagino ... *** Non preoccuparti ... che faceva parte del piano, hehe ..." calcext:value-type="string">
            <text:p>Accidenti ... ho scatenato la domanda troppo tardi, immagino ... *** Non preoccuparti ... che faceva parte del piano, hehe ...</text:p>
          </table:table-cell>
          <table:table-cell table:formula="of:=GOOGLETRANSLATE_YOULIBRECALC([.$D87];[.$D$2];[.$P$2])" office:value-type="string" office:string-value="Verdomme ... ik heb de vraag te laat geactiveerd, denk ik ... *** Maak je geen zorgen ... dat was onderdeel van het plan, hehe ..." calcext:value-type="string">
            <text:p>Verdomme ... ik heb de vraag te laat geactiveerd, denk ik ... *** Maak je geen zorgen ... dat was onderdeel van het plan, hehe ...</text:p>
          </table:table-cell>
          <table:table-cell table:formula="of:=GOOGLETRANSLATE_YOULIBRECALC([.$D87];[.$D$2];[.$Q$2])" office:value-type="string" office:string-value="젠장… 나는 질문을 너무 늦게 촉발했다고 생각합니다… *** 걱정하지 마라… 그 계획의 일부였습니다." calcext:value-type="string">
            <text:p>젠장… 나는 질문을 너무 늦게 촉발했다고 생각합니다… *** 걱정하지 마라… 그 계획의 일부였습니다.</text:p>
          </table:table-cell>
          <table:table-cell table:formula="of:=GOOGLETRANSLATE_YOULIBRECALC([.$D87];[.$D$2];[.$R$2])" office:value-type="string" office:string-value="Sakra ... vyvolal som otázku príliš neskoro, myslím, že ... *** Neboj sa ... to bolo súčasťou plánu, hehe ..." calcext:value-type="string">
            <text:p>Sakra ... vyvolal som otázku príliš neskoro, myslím, že ... *** Neboj sa ... to bolo súčasťou plánu, hehe ...</text:p>
          </table:table-cell>
          <table:table-cell table:formula="of:=GOOGLETRANSLATE_YOULIBRECALC([.$D87];[.$D$2];[.$S$2])" office:value-type="string" office:string-value="Damn… I triggered the question too late I guess…***Worry not… That was part of the plan, hehe…" calcext:value-type="string">
            <text:p>Damn… I triggered the question too late I guess…***Worry not… That was part of the plan, hehe…</text:p>
          </table:table-cell>
          <table:table-cell table:formula="of:=GOOGLETRANSLATE_YOULIBRECALC([.$D87];[.$D$2];[.$T$2])" office:value-type="string" office:string-value="ประณาม…ฉันเรียกคำถามสายเกินไปฉันเดาว่า… *** ไม่ต้องกังวล…นั่นเป็นส่วนหนึ่งของแผนฮิฮิ…" calcext:value-type="string">
            <text:p>ประณาม…ฉันเรียกคำถามสายเกินไปฉันเดาว่า… *** ไม่ต้องกังวล…นั่นเป็นส่วนหนึ่งของแผนฮิฮิ…</text:p>
          </table:table-cell>
          <table:table-cell table:formula="of:=GOOGLETRANSLATE_YOULIBRECALC([.$D87];[.$D$2];[.$U$2])" office:value-type="string" office:string-value="Sial ... Aku memicu pertanyaan itu terlambat kurasa ... *** Tidak khawatir ... itu adalah bagian dari rencana, hehe…" calcext:value-type="string">
            <text:p>Sial ... Aku memicu pertanyaan itu terlambat kurasa ... *** Tidak khawatir ... itu adalah bagian dari rencana, hehe…</text:p>
          </table:table-cell>
          <table:table-cell table:formula="of:=GOOGLETRANSLATE_YOULIBRECALC([.$D87];[.$D$2];[.$V$2])" office:value-type="string" office:string-value="Sakra ... spustil jsem otázku příliš pozdě, myslím ... *** Bojím se ... to bylo součástí plánu, hehe ..." calcext:value-type="string">
            <text:p>Sakra ... spustil jsem otázku příliš pozdě, myslím ... *** Bojím se ... to bylo součástí plánu, hehe ...</text:p>
          </table:table-cell>
          <table:table-cell table:formula="of:=GOOGLETRANSLATE_YOULIBRECALC([.$D87];[.$D$2];[.$W$2])" office:value-type="string" office:string-value="Mapahamak ... na -trigger ko ang tanong na huli na hulaan ko ... *** hindi mag -alala ... iyon ay bahagi ng plano, hehe ..." calcext:value-type="string">
            <text:p>Mapahamak ... na -trigger ko ang tanong na huli na hulaan ko ... *** hindi mag -alala ... iyon ay bahagi ng plano, hehe ...</text:p>
          </table:table-cell>
          <table:table-cell table:formula="of:=GOOGLETRANSLATE_YOULIBRECALC([.$D87];[.$D$2];[.$X$2])" office:value-type="string" office:string-value="Чорт ... Я спровожив це питання занадто пізно, я здогадуюсь ... *** не хвилюйся ... це було частиною плану, хе -хе ..." calcext:value-type="string">
            <text:p>Чорт ... Я спровожив це питання занадто пізно, я здогадуюсь ... *** не хвилюйся ... це було частиною плану, хе -хе ...</text:p>
          </table:table-cell>
          <table:table-cell table:formula="of:=GOOGLETRANSLATE_YOULIBRECALC([.$D87];[.$D$2];[.$Y$2])" office:value-type="string" office:string-value="Chết tiệt, tôi đã kích hoạt câu hỏi quá muộn, tôi đoán là *** lo lắng không phải là một phần của kế hoạch, hehe" calcext:value-type="string">
            <text:p>Chết tiệt, tôi đã kích hoạt câu hỏi quá muộn, tôi đoán là *** lo lắng không phải là một phần của kế hoạch, hehe</text:p>
          </table:table-cell>
          <table:table-cell table:formula="of:=GOOGLETRANSLATE_YOULIBRECALC([.$D87];[.$D$2];[.$Z$2])" office:value-type="string" office:string-value="Verdammt ... ich habe die Frage zu spät ausgelöst, denke ich ... *** Sorge nicht ... das war Teil des Plans, hehe ..." calcext:value-type="string">
            <text:p>Verdammt ... ich habe die Frage zu spät ausgelöst, denke ich ... *** Sorge nicht ... das war Teil des Plans, hehe ...</text:p>
          </table:table-cell>
          <table:table-cell table:formula="of:=GOOGLETRANSLATE_YOULIBRECALC([.$D87];[.$D$2];[.$AA$2])" office:value-type="string" office:string-value="Hitto… käynnistin kysymyksen liian myöhään, luulen ... *** Huoli älä ... se oli osa suunnitelmaa, hehe ..." calcext:value-type="string">
            <text:p>Hitto… käynnistin kysymyksen liian myöhään, luulen ... *** Huoli älä ... se oli osa suunnitelmaa, hehe ...</text:p>
          </table:table-cell>
          <table:table-cell table:formula="of:=GOOGLETRANSLATE_YOULIBRECALC([.$D87];[.$D$2];[.$AB$2])" office:value-type="string" office:string-value="Damn ... Jeg udløste spørgsmålet for sent, jeg gætte ... *** Bekymring ikke ... det var en del af planen, hehe ..." calcext:value-type="string">
            <text:p>Damn ... Jeg udløste spørgsmålet for sent, jeg gætte ... *** Bekymring ikke ... det var en del af planen, hehe ...</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Cowgirl_WhereToCumQuestionDidntAnswer</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88];[.$D$2];[.$E$2])" office:value-type="string" office:string-value="无效的" calcext:value-type="string">
            <text:p>无效的</text:p>
          </table:table-cell>
          <table:table-cell table:formula="of:=GOOGLETRANSLATE_YOULIBRECALC([.$D88];[.$D$2];[.$F$2])" office:value-type="string" office:string-value="ヌル" calcext:value-type="string">
            <text:p>ヌル</text:p>
          </table:table-cell>
          <table:table-cell table:formula="of:=GOOGLETRANSLATE_YOULIBRECALC([.$D88];[.$D$2];[.$G$2])" office:value-type="string" office:string-value="nieważny" calcext:value-type="string">
            <text:p>nieważny</text:p>
          </table:table-cell>
          <table:table-cell table:formula="of:=GOOGLETRANSLATE_YOULIBRECALC([.$D88];[.$D$2];[.$H$2])" office:value-type="string" office:string-value="nulo" calcext:value-type="string">
            <text:p>nulo</text:p>
          </table:table-cell>
          <table:table-cell table:formula="of:=GOOGLETRANSLATE_YOULIBRECALC([.$D88];[.$D$2];[.$I$2])" office:value-type="string" office:string-value="нулевой" calcext:value-type="string">
            <text:p>нулевой</text:p>
          </table:table-cell>
          <table:table-cell table:formula="of:=GOOGLETRANSLATE_YOULIBRECALC([.$D88];[.$D$2];[.$J$2])" office:value-type="string" office:string-value="nul" calcext:value-type="string">
            <text:p>nul</text:p>
          </table:table-cell>
          <table:table-cell table:formula="of:=GOOGLETRANSLATE_YOULIBRECALC([.$D88];[.$D$2];[.$K$2])" office:value-type="string" office:string-value="null" calcext:value-type="string">
            <text:p>null</text:p>
          </table:table-cell>
          <table:table-cell table:formula="of:=GOOGLETRANSLATE_YOULIBRECALC([.$D88];[.$D$2];[.$L$2])" office:value-type="string" office:string-value="nulla" calcext:value-type="string">
            <text:p>nulla</text:p>
          </table:table-cell>
          <table:table-cell table:formula="of:=GOOGLETRANSLATE_YOULIBRECALC([.$D88];[.$D$2];[.$M$2])" office:value-type="string" office:string-value="άκυρος" calcext:value-type="string">
            <text:p>άκυρος</text:p>
          </table:table-cell>
          <table:table-cell table:formula="of:=GOOGLETRANSLATE_YOULIBRECALC([.$D88];[.$D$2];[.$N$2])" office:value-type="string" office:string-value="hükümsüz" calcext:value-type="string">
            <text:p>hükümsüz</text:p>
          </table:table-cell>
          <table:table-cell table:formula="of:=GOOGLETRANSLATE_YOULIBRECALC([.$D88];[.$D$2];[.$O$2])" office:value-type="string" office:string-value="null" calcext:value-type="string">
            <text:p>null</text:p>
          </table:table-cell>
          <table:table-cell table:formula="of:=GOOGLETRANSLATE_YOULIBRECALC([.$D88];[.$D$2];[.$P$2])" office:value-type="string" office:string-value="nul" calcext:value-type="string">
            <text:p>nul</text:p>
          </table:table-cell>
          <table:table-cell table:formula="of:=GOOGLETRANSLATE_YOULIBRECALC([.$D88];[.$D$2];[.$Q$2])" office:value-type="string" office:string-value="널" calcext:value-type="string">
            <text:p>널</text:p>
          </table:table-cell>
          <table:table-cell table:formula="of:=GOOGLETRANSLATE_YOULIBRECALC([.$D88];[.$D$2];[.$R$2])" office:value-type="string" office:string-value="nulové" calcext:value-type="string">
            <text:p>nulové</text:p>
          </table:table-cell>
          <table:table-cell table:formula="of:=GOOGLETRANSLATE_YOULIBRECALC([.$D88];[.$D$2];[.$S$2])" office:value-type="string" office:string-value="null" calcext:value-type="string">
            <text:p>null</text:p>
          </table:table-cell>
          <table:table-cell table:formula="of:=GOOGLETRANSLATE_YOULIBRECALC([.$D88];[.$D$2];[.$T$2])" office:value-type="string" office:string-value="โมฆะ" calcext:value-type="string">
            <text:p>โมฆะ</text:p>
          </table:table-cell>
          <table:table-cell table:formula="of:=GOOGLETRANSLATE_YOULIBRECALC([.$D88];[.$D$2];[.$U$2])" office:value-type="string" office:string-value="batal" calcext:value-type="string">
            <text:p>batal</text:p>
          </table:table-cell>
          <table:table-cell table:formula="of:=GOOGLETRANSLATE_YOULIBRECALC([.$D88];[.$D$2];[.$V$2])" office:value-type="string" office:string-value="null" calcext:value-type="string">
            <text:p>null</text:p>
          </table:table-cell>
          <table:table-cell table:formula="of:=GOOGLETRANSLATE_YOULIBRECALC([.$D88];[.$D$2];[.$W$2])" office:value-type="string" office:string-value="Null" calcext:value-type="string">
            <text:p>Null</text:p>
          </table:table-cell>
          <table:table-cell table:formula="of:=GOOGLETRANSLATE_YOULIBRECALC([.$D88];[.$D$2];[.$X$2])" office:value-type="string" office:string-value="нульовий" calcext:value-type="string">
            <text:p>нульовий</text:p>
          </table:table-cell>
          <table:table-cell table:formula="of:=GOOGLETRANSLATE_YOULIBRECALC([.$D88];[.$D$2];[.$Y$2])" office:value-type="string" office:string-value="vô giá trị" calcext:value-type="string">
            <text:p>vô giá trị</text:p>
          </table:table-cell>
          <table:table-cell table:formula="of:=GOOGLETRANSLATE_YOULIBRECALC([.$D88];[.$D$2];[.$Z$2])" office:value-type="string" office:string-value="NULL" calcext:value-type="string">
            <text:p>NULL</text:p>
          </table:table-cell>
          <table:table-cell table:formula="of:=GOOGLETRANSLATE_YOULIBRECALC([.$D88];[.$D$2];[.$AA$2])" office:value-type="string" office:string-value="tyhjä" calcext:value-type="string">
            <text:p>tyhjä</text:p>
          </table:table-cell>
          <table:table-cell table:formula="of:=GOOGLETRANSLATE_YOULIBRECALC([.$D8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9">
          <table:table-cell table:style-name="ce6" office:value-type="string" calcext:value-type="string">
            <text:p>Cowgirl_BeforeFirstInsertRap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Now, don’t move. My motors might fail and crush your dick otherwise. ***Relax and enjoy it. I have EVERYTHING under control.</text:p>
          </table:table-cell>
          <table:table-cell table:formula="of:=GOOGLETRANSLATE_YOULIBRECALC([.$D89];[.$D$2];[.$E$2])" office:value-type="string" office:string-value="现在，不要移动。否则，我的电动机可能会失败并压碎您的鸡巴。 ***放松并享受它。我有一切受到控制。" calcext:value-type="string">
            <text:p>现在，不要移动。否则，我的电动机可能会失败并压碎您的鸡巴。 ***放松并享受它。我有一切受到控制。</text:p>
          </table:table-cell>
          <table:table-cell table:formula="of:=GOOGLETRANSLATE_YOULIBRECALC([.$D89];[.$D$2];[.$F$2])" office:value-type="string" office:string-value="さて、動かないでください。私のモーターは失敗し、それ以外の場合はあなたのペニスを押しつぶすかもしれません。 ***リラックスして楽しんでください。私はすべてを制御しています。" calcext:value-type="string">
            <text:p>さて、動かないでください。私のモーターは失敗し、それ以外の場合はあなたのペニスを押しつぶすかもしれません。 ***リラックスして楽しんでください。私はすべてを制御しています。</text:p>
          </table:table-cell>
          <table:table-cell table:formula="of:=GOOGLETRANSLATE_YOULIBRECALC([.$D89];[.$D$2];[.$G$2])" office:value-type="string" office:string-value="Teraz nie ruszaj się. Moje silniki mogą zawieść i inaczej zmiażdżyć twojego penisa. *** zrelaksuj się i ciesz się. Mam wszystko pod kontrolą." calcext:value-type="string">
            <text:p>Teraz nie ruszaj się. Moje silniki mogą zawieść i inaczej zmiażdżyć twojego penisa. *** zrelaksuj się i ciesz się. Mam wszystko pod kontrolą.</text:p>
          </table:table-cell>
          <table:table-cell table:formula="of:=GOOGLETRANSLATE_YOULIBRECALC([.$D89];[.$D$2];[.$H$2])" office:value-type="string" office:string-value="Ahora, no te muevas. Mis motores podrían fallar y aplastar tu polla de lo contrario. *** Relájate y disfrútalo. Tengo todo bajo control." calcext:value-type="string">
            <text:p>Ahora, no te muevas. Mis motores podrían fallar y aplastar tu polla de lo contrario. *** Relájate y disfrútalo. Tengo todo bajo control.</text:p>
          </table:table-cell>
          <table:table-cell table:formula="of:=GOOGLETRANSLATE_YOULIBRECALC([.$D89];[.$D$2];[.$I$2])" office:value-type="string" office:string-value="Теперь не двигайся. Мои двигатели могут потерпеть неудачу и в противном случае сокрушить ваш член. *** Расслабьтесь и наслаждайтесь этим. У меня есть все под контролем." calcext:value-type="string">
            <text:p>Теперь не двигайся. Мои двигатели могут потерпеть неудачу и в противном случае сокрушить ваш член. *** Расслабьтесь и наслаждайтесь этим. У меня есть все под контролем.</text:p>
          </table:table-cell>
          <table:table-cell table:formula="of:=GOOGLETRANSLATE_YOULIBRECALC([.$D89];[.$D$2];[.$J$2])" office:value-type="string" office:string-value="Maintenant, ne bouge pas. Mes moteurs pourraient échouer et écraser votre bite autrement. *** Détendez-vous et profitez-en. J'ai tout sous contrôle." calcext:value-type="string">
            <text:p>Maintenant, ne bouge pas. Mes moteurs pourraient échouer et écraser votre bite autrement. *** Détendez-vous et profitez-en. J'ai tout sous contrôle.</text:p>
          </table:table-cell>
          <table:table-cell table:formula="of:=GOOGLETRANSLATE_YOULIBRECALC([.$D89];[.$D$2];[.$K$2])" office:value-type="string" office:string-value="Zdaj se ne premikajte. Moji mototorji morda ne bodo uspeli in si drugače zdrobili kurca. *** Sprostite se in uživajte. Vse imam pod nadzorom." calcext:value-type="string">
            <text:p>Zdaj se ne premikajte. Moji mototorji morda ne bodo uspeli in si drugače zdrobili kurca. *** Sprostite se in uživajte. Vse imam pod nadzorom.</text:p>
          </table:table-cell>
          <table:table-cell table:formula="of:=GOOGLETRANSLATE_YOULIBRECALC([.$D89];[.$D$2];[.$L$2])" office:value-type="string" office:string-value="Most ne mozogj. Lehet, hogy a motorom kudarcot vall, és egyébként összetörheti a farkát. *** Pihenjen és élvezze. Mindent ellenőrzés alatt állok." calcext:value-type="string">
            <text:p>Most ne mozogj. Lehet, hogy a motorom kudarcot vall, és egyébként összetörheti a farkát. *** Pihenjen és élvezze. Mindent ellenőrzés alatt állok.</text:p>
          </table:table-cell>
          <table:table-cell table:formula="of:=GOOGLETRANSLATE_YOULIBRECALC([.$D89];[.$D$2];[.$M$2])" office:value-type="string" office:string-value="Τώρα, μην κινηθείτε. Οι κινητήρες μου μπορεί να αποτύχουν και να συντρίψουν το πουλί σας διαφορετικά. *** Χαλαρώστε και απολαύστε το. Έχω τα πάντα υπό έλεγχο." calcext:value-type="string">
            <text:p>Τώρα, μην κινηθείτε. Οι κινητήρες μου μπορεί να αποτύχουν και να συντρίψουν το πουλί σας διαφορετικά. *** Χαλαρώστε και απολαύστε το. Έχω τα πάντα υπό έλεγχο.</text:p>
          </table:table-cell>
          <table:table-cell table:formula="of:=GOOGLETRANSLATE_YOULIBRECALC([.$D89];[.$D$2];[.$N$2])" office:value-type="string" office:string-value="Şimdi hareket etmeyin. Motorlarım başarısız olabilir ve aksi takdirde sikini ezebilir. *** Rahatlayın ve tadını çıkarın. Her şey kontrol altında." calcext:value-type="string">
            <text:p>Şimdi hareket etmeyin. Motorlarım başarısız olabilir ve aksi takdirde sikini ezebilir. *** Rahatlayın ve tadını çıkarın. Her şey kontrol altında.</text:p>
          </table:table-cell>
          <table:table-cell table:formula="of:=GOOGLETRANSLATE_YOULIBRECALC([.$D89];[.$D$2];[.$O$2])" office:value-type="string" office:string-value="Ora, non muoverti. I miei motori potrebbero fallire e schiacciare il tuo cazzo altrimenti. *** Rilassati e divertiti. Ho tutto sotto controllo." calcext:value-type="string">
            <text:p>Ora, non muoverti. I miei motori potrebbero fallire e schiacciare il tuo cazzo altrimenti. *** Rilassati e divertiti. Ho tutto sotto controllo.</text:p>
          </table:table-cell>
          <table:table-cell table:formula="of:=GOOGLETRANSLATE_YOULIBRECALC([.$D89];[.$D$2];[.$P$2])" office:value-type="string" office:string-value="Nu niet beweeg. Mijn motoren falen misschien en verpletteren je lul anders. *** Ontspan en geniet ervan. Ik heb alles onder controle." calcext:value-type="string">
            <text:p>Nu niet beweeg. Mijn motoren falen misschien en verpletteren je lul anders. *** Ontspan en geniet ervan. Ik heb alles onder controle.</text:p>
          </table:table-cell>
          <table:table-cell table:formula="of:=GOOGLETRANSLATE_YOULIBRECALC([.$D89];[.$D$2];[.$Q$2])" office:value-type="string" office:string-value="이제 움직이지 마십시오. 내 모터는 실패하고 그렇지 않으면 거시기를 부수는 것입니다. *** 긴장을 풀고 즐기십시오. 나는 모든 것을 통제하고 있습니다." calcext:value-type="string">
            <text:p>이제 움직이지 마십시오. 내 모터는 실패하고 그렇지 않으면 거시기를 부수는 것입니다. *** 긴장을 풀고 즐기십시오. 나는 모든 것을 통제하고 있습니다.</text:p>
          </table:table-cell>
          <table:table-cell table:formula="of:=GOOGLETRANSLATE_YOULIBRECALC([.$D89];[.$D$2];[.$R$2])" office:value-type="string" office:string-value="Teraz sa nehýbe. Moje motory môžu zlyhať a inak rozdrviť váš vták. *** Uvoľnite sa a užite si to. Mám všetko pod kontrolou." calcext:value-type="string">
            <text:p>Teraz sa nehýbe. Moje motory môžu zlyhať a inak rozdrviť váš vták. *** Uvoľnite sa a užite si to. Mám všetko pod kontrolou.</text:p>
          </table:table-cell>
          <table:table-cell table:formula="of:=GOOGLETRANSLATE_YOULIBRECALC([.$D89];[.$D$2];[.$S$2])" office:value-type="string" office:string-value="Now, don’t move. My motors might fail and crush your dick otherwise. ***Relax and enjoy it. I have EVERYTHING under control." calcext:value-type="string">
            <text:p>Now, don’t move. My motors might fail and crush your dick otherwise. ***Relax and enjoy it. I have EVERYTHING under control.</text:p>
          </table:table-cell>
          <table:table-cell table:formula="of:=GOOGLETRANSLATE_YOULIBRECALC([.$D89];[.$D$2];[.$T$2])" office:value-type="string" office:string-value="ตอนนี้อย่าย้าย มอเตอร์ของฉันอาจล้มเหลวและบดขยี้กระเจี๊ยวของคุณเป็นอย่างอื่น *** ผ่อนคลายและสนุกกับมัน ฉันมีทุกอย่างภายใต้การควบคุม" calcext:value-type="string">
            <text:p>ตอนนี้อย่าย้าย มอเตอร์ของฉันอาจล้มเหลวและบดขยี้กระเจี๊ยวของคุณเป็นอย่างอื่น *** ผ่อนคลายและสนุกกับมัน ฉันมีทุกอย่างภายใต้การควบคุม</text:p>
          </table:table-cell>
          <table:table-cell table:formula="of:=GOOGLETRANSLATE_YOULIBRECALC([.$D89];[.$D$2];[.$U$2])" office:value-type="string" office:string-value="Sekarang, jangan bergerak. Motor saya mungkin gagal dan menghancurkan penis Anda sebaliknya. *** Santai dan nikmati. Saya memiliki segalanya di bawah kendali." calcext:value-type="string">
            <text:p>Sekarang, jangan bergerak. Motor saya mungkin gagal dan menghancurkan penis Anda sebaliknya. *** Santai dan nikmati. Saya memiliki segalanya di bawah kendali.</text:p>
          </table:table-cell>
          <table:table-cell table:formula="of:=GOOGLETRANSLATE_YOULIBRECALC([.$D89];[.$D$2];[.$V$2])" office:value-type="string" office:string-value="Teď se nepohybujte. Moje motory by mohly selhat a jinak rozdrtit váš péro. *** Uvolněte se a užijte si to. Mám všechno pod kontrolou." calcext:value-type="string">
            <text:p>Teď se nepohybujte. Moje motory by mohly selhat a jinak rozdrtit váš péro. *** Uvolněte se a užijte si to. Mám všechno pod kontrolou.</text:p>
          </table:table-cell>
          <table:table-cell table:formula="of:=GOOGLETRANSLATE_YOULIBRECALC([.$D89];[.$D$2];[.$W$2])" office:value-type="string" office:string-value="Ngayon, huwag lumipat. Ang aking mga motor ay maaaring mabigo at durugin ang iyong titi kung hindi man. *** Mamahinga at tamasahin ito. Mayroon akong kontrol sa lahat." calcext:value-type="string">
            <text:p>Ngayon, huwag lumipat. Ang aking mga motor ay maaaring mabigo at durugin ang iyong titi kung hindi man. *** Mamahinga at tamasahin ito. Mayroon akong kontrol sa lahat.</text:p>
          </table:table-cell>
          <table:table-cell table:formula="of:=GOOGLETRANSLATE_YOULIBRECALC([.$D89];[.$D$2];[.$X$2])" office:value-type="string" office:string-value="Тепер не рухайтеся. Мої двигуни можуть зазнати невдачі і розчавити ваш член інакше. *** Відпочиньте і насолоджуйтесь цим. У мене все під контролем." calcext:value-type="string">
            <text:p>Тепер не рухайтеся. Мої двигуни можуть зазнати невдачі і розчавити ваш член інакше. *** Відпочиньте і насолоджуйтесь цим. У мене все під контролем.</text:p>
          </table:table-cell>
          <table:table-cell table:formula="of:=GOOGLETRANSLATE_YOULIBRECALC([.$D89];[.$D$2];[.$Y$2])" office:value-type="string" office:string-value="Bây giờ, don di chuyển. Động cơ của tôi có thể thất bại và nghiền nát tinh ranh của bạn. *** Thư giãn và tận hưởng nó. Tôi có mọi thứ trong tầm kiểm soát." calcext:value-type="string">
            <text:p>Bây giờ, don di chuyển. Động cơ của tôi có thể thất bại và nghiền nát tinh ranh của bạn. *** Thư giãn và tận hưởng nó. Tôi có mọi thứ trong tầm kiểm soát.</text:p>
          </table:table-cell>
          <table:table-cell table:formula="of:=GOOGLETRANSLATE_YOULIBRECALC([.$D89];[.$D$2];[.$Z$2])" office:value-type="string" office:string-value="Bewegen Sie sich jetzt nicht. Meine Motoren könnten scheitern und Ihren Schwanz sonst zerquetschen. *** Entspannen Sie sich und genießen Sie es. Ich habe alles unter Kontrolle." calcext:value-type="string">
            <text:p>Bewegen Sie sich jetzt nicht. Meine Motoren könnten scheitern und Ihren Schwanz sonst zerquetschen. *** Entspannen Sie sich und genießen Sie es. Ich habe alles unter Kontrolle.</text:p>
          </table:table-cell>
          <table:table-cell table:formula="of:=GOOGLETRANSLATE_YOULIBRECALC([.$D89];[.$D$2];[.$AA$2])" office:value-type="string" office:string-value="Älä nyt liiku. Motorit saattavat epäonnistua ja murskata munaa muuten. *** Rentoudu ja nauti siitä. Minulla on kaikki hallinnassa." calcext:value-type="string">
            <text:p>Älä nyt liiku. Motorit saattavat epäonnistua ja murskata munaa muuten. *** Rentoudu ja nauti siitä. Minulla on kaikki hallinnassa.</text:p>
          </table:table-cell>
          <table:table-cell table:formula="of:=GOOGLETRANSLATE_YOULIBRECALC([.$D89];[.$D$2];[.$AB$2])" office:value-type="string" office:string-value="Nu skal du ikke flytte. Mine motorer kan muligvis mislykkes og knuse din pik ellers. *** Slap af og nyd det. Jeg har alt under kontrol." calcext:value-type="string">
            <text:p>Nu skal du ikke flytte. Mine motorer kan muligvis mislykkes og knuse din pik ellers. *** Slap af og nyd det. Jeg har alt under kontrol.</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Cowgirl_BeforeFirstInsertRap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90];[.$D$2];[.$E$2])" office:value-type="string" office:string-value="无效的" calcext:value-type="string">
            <text:p>无效的</text:p>
          </table:table-cell>
          <table:table-cell table:formula="of:=GOOGLETRANSLATE_YOULIBRECALC([.$D90];[.$D$2];[.$F$2])" office:value-type="string" office:string-value="ヌル" calcext:value-type="string">
            <text:p>ヌル</text:p>
          </table:table-cell>
          <table:table-cell table:formula="of:=GOOGLETRANSLATE_YOULIBRECALC([.$D90];[.$D$2];[.$G$2])" office:value-type="string" office:string-value="nieważny" calcext:value-type="string">
            <text:p>nieważny</text:p>
          </table:table-cell>
          <table:table-cell table:formula="of:=GOOGLETRANSLATE_YOULIBRECALC([.$D90];[.$D$2];[.$H$2])" office:value-type="string" office:string-value="nulo" calcext:value-type="string">
            <text:p>nulo</text:p>
          </table:table-cell>
          <table:table-cell table:formula="of:=GOOGLETRANSLATE_YOULIBRECALC([.$D90];[.$D$2];[.$I$2])" office:value-type="string" office:string-value="нулевой" calcext:value-type="string">
            <text:p>нулевой</text:p>
          </table:table-cell>
          <table:table-cell table:formula="of:=GOOGLETRANSLATE_YOULIBRECALC([.$D90];[.$D$2];[.$J$2])" office:value-type="string" office:string-value="nul" calcext:value-type="string">
            <text:p>nul</text:p>
          </table:table-cell>
          <table:table-cell table:formula="of:=GOOGLETRANSLATE_YOULIBRECALC([.$D90];[.$D$2];[.$K$2])" office:value-type="string" office:string-value="null" calcext:value-type="string">
            <text:p>null</text:p>
          </table:table-cell>
          <table:table-cell table:formula="of:=GOOGLETRANSLATE_YOULIBRECALC([.$D90];[.$D$2];[.$L$2])" office:value-type="string" office:string-value="nulla" calcext:value-type="string">
            <text:p>nulla</text:p>
          </table:table-cell>
          <table:table-cell table:formula="of:=GOOGLETRANSLATE_YOULIBRECALC([.$D90];[.$D$2];[.$M$2])" office:value-type="string" office:string-value="άκυρος" calcext:value-type="string">
            <text:p>άκυρος</text:p>
          </table:table-cell>
          <table:table-cell table:formula="of:=GOOGLETRANSLATE_YOULIBRECALC([.$D90];[.$D$2];[.$N$2])" office:value-type="string" office:string-value="hükümsüz" calcext:value-type="string">
            <text:p>hükümsüz</text:p>
          </table:table-cell>
          <table:table-cell table:formula="of:=GOOGLETRANSLATE_YOULIBRECALC([.$D90];[.$D$2];[.$O$2])" office:value-type="string" office:string-value="null" calcext:value-type="string">
            <text:p>null</text:p>
          </table:table-cell>
          <table:table-cell table:formula="of:=GOOGLETRANSLATE_YOULIBRECALC([.$D90];[.$D$2];[.$P$2])" office:value-type="string" office:string-value="nul" calcext:value-type="string">
            <text:p>nul</text:p>
          </table:table-cell>
          <table:table-cell table:formula="of:=GOOGLETRANSLATE_YOULIBRECALC([.$D90];[.$D$2];[.$Q$2])" office:value-type="string" office:string-value="널" calcext:value-type="string">
            <text:p>널</text:p>
          </table:table-cell>
          <table:table-cell table:formula="of:=GOOGLETRANSLATE_YOULIBRECALC([.$D90];[.$D$2];[.$R$2])" office:value-type="string" office:string-value="nulové" calcext:value-type="string">
            <text:p>nulové</text:p>
          </table:table-cell>
          <table:table-cell table:formula="of:=GOOGLETRANSLATE_YOULIBRECALC([.$D90];[.$D$2];[.$S$2])" office:value-type="string" office:string-value="null" calcext:value-type="string">
            <text:p>null</text:p>
          </table:table-cell>
          <table:table-cell table:formula="of:=GOOGLETRANSLATE_YOULIBRECALC([.$D90];[.$D$2];[.$T$2])" office:value-type="string" office:string-value="โมฆะ" calcext:value-type="string">
            <text:p>โมฆะ</text:p>
          </table:table-cell>
          <table:table-cell table:formula="of:=GOOGLETRANSLATE_YOULIBRECALC([.$D90];[.$D$2];[.$U$2])" office:value-type="string" office:string-value="batal" calcext:value-type="string">
            <text:p>batal</text:p>
          </table:table-cell>
          <table:table-cell table:formula="of:=GOOGLETRANSLATE_YOULIBRECALC([.$D90];[.$D$2];[.$V$2])" office:value-type="string" office:string-value="null" calcext:value-type="string">
            <text:p>null</text:p>
          </table:table-cell>
          <table:table-cell table:formula="of:=GOOGLETRANSLATE_YOULIBRECALC([.$D90];[.$D$2];[.$W$2])" office:value-type="string" office:string-value="Null" calcext:value-type="string">
            <text:p>Null</text:p>
          </table:table-cell>
          <table:table-cell table:formula="of:=GOOGLETRANSLATE_YOULIBRECALC([.$D90];[.$D$2];[.$X$2])" office:value-type="string" office:string-value="нульовий" calcext:value-type="string">
            <text:p>нульовий</text:p>
          </table:table-cell>
          <table:table-cell table:formula="of:=GOOGLETRANSLATE_YOULIBRECALC([.$D90];[.$D$2];[.$Y$2])" office:value-type="string" office:string-value="vô giá trị" calcext:value-type="string">
            <text:p>vô giá trị</text:p>
          </table:table-cell>
          <table:table-cell table:formula="of:=GOOGLETRANSLATE_YOULIBRECALC([.$D90];[.$D$2];[.$Z$2])" office:value-type="string" office:string-value="NULL" calcext:value-type="string">
            <text:p>NULL</text:p>
          </table:table-cell>
          <table:table-cell table:formula="of:=GOOGLETRANSLATE_YOULIBRECALC([.$D90];[.$D$2];[.$AA$2])" office:value-type="string" office:string-value="tyhjä" calcext:value-type="string">
            <text:p>tyhjä</text:p>
          </table:table-cell>
          <table:table-cell table:formula="of:=GOOGLETRANSLATE_YOULIBRECALC([.$D9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MadeMcCumInside</text:p>
            <text:p>WhileCummingHerself</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W-Wow… I thought simultaneous cumming was not possible!***O-Oh… mmm~… See? Just as I planned it.</text:p>
          </table:table-cell>
          <table:table-cell table:formula="of:=GOOGLETRANSLATE_YOULIBRECALC([.$D91];[.$D$2];[.$E$2])" office:value-type="string" office:string-value="w wow…我认为不可能同时卡明！就像我计划的那样。" calcext:value-type="string">
            <text:p>w wow…我认为不可能同时卡明！就像我计划的那样。</text:p>
          </table:table-cell>
          <table:table-cell table:formula="of:=GOOGLETRANSLATE_YOULIBRECALC([.$D91];[.$D$2];[.$F$2])" office:value-type="string" office:string-value="w-wow…同時カミングは不可能だと思いました！*** o-oh…mmm〜…参照？私が計画したように。" calcext:value-type="string">
            <text:p>w-wow…同時カミングは不可能だと思いました！*** o-oh…mmm〜…参照？私が計画したように。</text:p>
          </table:table-cell>
          <table:table-cell table:formula="of:=GOOGLETRANSLATE_YOULIBRECALC([.$D91];[.$D$2];[.$G$2])" office:value-type="string" office:string-value="W-Wow… Myślałem, że jednoczesne cumming nie jest możliwe! *** O-oh… mmm ~… widzisz? Tak jak to planowałem." calcext:value-type="string">
            <text:p>W-Wow… Myślałem, że jednoczesne cumming nie jest możliwe! *** O-oh… mmm ~… widzisz? Tak jak to planowałem.</text:p>
          </table:table-cell>
          <table:table-cell table:formula="of:=GOOGLETRANSLATE_YOULIBRECALC([.$D91];[.$D$2];[.$H$2])" office:value-type="string" office:string-value="W-wow ... ¡pensé que el corredor simultáneo no era posible! *** o-oh ... mmm ~ ... ¿ver? Tal como lo planeé." calcext:value-type="string">
            <text:p>W-wow ... ¡pensé que el corredor simultáneo no era posible! *** o-oh ... mmm ~ ... ¿ver? Tal como lo planeé.</text:p>
          </table:table-cell>
          <table:table-cell table:formula="of:=GOOGLETRANSLATE_YOULIBRECALC([.$D91];[.$D$2];[.$I$2])" office:value-type="string" office:string-value="W-wow ... Я думал, что одновременное кончирование было невозможно! *** o-Oh ... Mmm ~ ... видите? Так же, как я планировал это." calcext:value-type="string">
            <text:p>W-wow ... Я думал, что одновременное кончирование было невозможно! *** o-Oh ... Mmm ~ ... видите? Так же, как я планировал это.</text:p>
          </table:table-cell>
          <table:table-cell table:formula="of:=GOOGLETRANSLATE_YOULIBRECALC([.$D91];[.$D$2];[.$J$2])" office:value-type="string" office:string-value="Wwow… je pensais que la cumming simultanée n'était pas possible! *** o-oh… mmm ~… Vous voyez? Tout comme je l'ai planifié." calcext:value-type="string">
            <text:p>Wwow… je pensais que la cumming simultanée n'était pas possible! *** o-oh… mmm ~… Vous voyez? Tout comme je l'ai planifié.</text:p>
          </table:table-cell>
          <table:table-cell table:formula="of:=GOOGLETRANSLATE_YOULIBRECALC([.$D91];[.$D$2];[.$K$2])" office:value-type="string" office:string-value="W-wow… Mislil sem, da hkratna cumming ni mogoča! *** o-oh ... mmm ~… glej? Tako kot sem ga načrtoval." calcext:value-type="string">
            <text:p>W-wow… Mislil sem, da hkratna cumming ni mogoča! *** o-oh ... mmm ~… glej? Tako kot sem ga načrtoval.</text:p>
          </table:table-cell>
          <table:table-cell table:formula="of:=GOOGLETRANSLATE_YOULIBRECALC([.$D91];[.$D$2];[.$L$2])" office:value-type="string" office:string-value="W-wow ... azt hittem, hogy az egyidejűleg nem lehetséges! Ahogy terveztem." calcext:value-type="string">
            <text:p>W-wow ... azt hittem, hogy az egyidejűleg nem lehetséges! Ahogy terveztem.</text:p>
          </table:table-cell>
          <table:table-cell table:formula="of:=GOOGLETRANSLATE_YOULIBRECALC([.$D91];[.$D$2];[.$M$2])" office:value-type="string" office:string-value="W-wow ... Νόμιζα ότι ταυτόχρονη cumming δεν ήταν δυνατή! *** o-oh ... mmm ~ ... Δείτε; Ακριβώς όπως το σχεδίαζα." calcext:value-type="string">
            <text:p>W-wow ... Νόμιζα ότι ταυτόχρονη cumming δεν ήταν δυνατή! *** o-oh ... mmm ~ ... Δείτε; Ακριβώς όπως το σχεδίαζα.</text:p>
          </table:table-cell>
          <table:table-cell table:formula="of:=GOOGLETRANSLATE_YOULIBRECALC([.$D91];[.$D$2];[.$N$2])" office:value-type="string" office:string-value="W-wow… Eşzamanlı Cumming'in mümkün olmadığını düşündüm! *** O-Oh… mmm ~… Gördün mü? Tıpkı planladığım gibi." calcext:value-type="string">
            <text:p>W-wow… Eşzamanlı Cumming'in mümkün olmadığını düşündüm! *** O-Oh… mmm ~… Gördün mü? Tıpkı planladığım gibi.</text:p>
          </table:table-cell>
          <table:table-cell table:formula="of:=GOOGLETRANSLATE_YOULIBRECALC([.$D91];[.$D$2];[.$O$2])" office:value-type="string" office:string-value="W-wow ... pensavo che il cumming simultaneo non fosse possibile! *** o-oh ... mmm ~ ... vedi? Proprio come l'ho pianificato." calcext:value-type="string">
            <text:p>W-wow ... pensavo che il cumming simultaneo non fosse possibile! *** o-oh ... mmm ~ ... vedi? Proprio come l'ho pianificato.</text:p>
          </table:table-cell>
          <table:table-cell table:formula="of:=GOOGLETRANSLATE_YOULIBRECALC([.$D91];[.$D$2];[.$P$2])" office:value-type="string" office:string-value="W-wow ... ik dacht dat gelijktijdige klaarkomen niet mogelijk was! *** O-oh ... mmm ~ ... Zie je? Net zoals ik het had gepland." calcext:value-type="string">
            <text:p>W-wow ... ik dacht dat gelijktijdige klaarkomen niet mogelijk was! *** O-oh ... mmm ~ ... Zie je? Net zoals ik het had gepland.</text:p>
          </table:table-cell>
          <table:table-cell table:formula="of:=GOOGLETRANSLATE_YOULIBRECALC([.$D91];[.$D$2];[.$Q$2])" office:value-type="string" office:string-value="W-WOW… 나는 동시 커밍이 불가능하다고 생각했다! *** o-oh… mmm ~… 내가 계획 한 것처럼." calcext:value-type="string">
            <text:p>W-WOW… 나는 동시 커밍이 불가능하다고 생각했다! *** o-oh… mmm ~… 내가 계획 한 것처럼.</text:p>
          </table:table-cell>
          <table:table-cell table:formula="of:=GOOGLETRANSLATE_YOULIBRECALC([.$D91];[.$D$2];[.$R$2])" office:value-type="string" office:string-value="W-wow ... myslel som si, že súčasné cumming nie je možné! *** o-oh… mmm ~ ... vidíš? Rovnako ako som to plánoval." calcext:value-type="string">
            <text:p>W-wow ... myslel som si, že súčasné cumming nie je možné! *** o-oh… mmm ~ ... vidíš? Rovnako ako som to plánoval.</text:p>
          </table:table-cell>
          <table:table-cell table:formula="of:=GOOGLETRANSLATE_YOULIBRECALC([.$D91];[.$D$2];[.$S$2])" office:value-type="string" office:string-value="W-Wow… I thought simultaneous cumming was not possible!***O-Oh… mmm~… See? Just as I planned it." calcext:value-type="string">
            <text:p>W-Wow… I thought simultaneous cumming was not possible!***O-Oh… mmm~… See? Just as I planned it.</text:p>
          </table:table-cell>
          <table:table-cell table:formula="of:=GOOGLETRANSLATE_YOULIBRECALC([.$D91];[.$D$2];[.$T$2])" office:value-type="string" office:string-value="W-WOW …ฉันคิดว่าการคัมมิงพร้อมกันเป็นไปไม่ได้! *** o-oh … mmm ~ …ดูไหม? เช่นเดียวกับที่ฉันวางแผนไว้" calcext:value-type="string">
            <text:p>W-WOW …ฉันคิดว่าการคัมมิงพร้อมกันเป็นไปไม่ได้! *** o-oh … mmm ~ …ดูไหม? เช่นเดียวกับที่ฉันวางแผนไว้</text:p>
          </table:table-cell>
          <table:table-cell table:formula="of:=GOOGLETRANSLATE_YOULIBRECALC([.$D91];[.$D$2];[.$U$2])" office:value-type="string" office:string-value="W-WOW ... Saya pikir cumming simultan tidak mungkin! *** o-oh… mmm ~ ... lihat? Sama seperti yang saya rencanakan." calcext:value-type="string">
            <text:p>W-WOW ... Saya pikir cumming simultan tidak mungkin! *** o-oh… mmm ~ ... lihat? Sama seperti yang saya rencanakan.</text:p>
          </table:table-cell>
          <table:table-cell table:formula="of:=GOOGLETRANSLATE_YOULIBRECALC([.$D91];[.$D$2];[.$V$2])" office:value-type="string" office:string-value="W-wow ... myslel jsem si, že simultánní cumming není možné! *** O-oh ... mmm ~ ... viz? Stejně jako jsem to plánoval." calcext:value-type="string">
            <text:p>W-wow ... myslel jsem si, že simultánní cumming není možné! *** O-oh ... mmm ~ ... viz? Stejně jako jsem to plánoval.</text:p>
          </table:table-cell>
          <table:table-cell table:formula="of:=GOOGLETRANSLATE_YOULIBRECALC([.$D91];[.$D$2];[.$W$2])" office:value-type="string" office:string-value="W-wow ... Akala ko sabay-sabay ang cumming ay hindi posible! *** O-oh ... mmm ~… tingnan? Tulad ng pinlano ko ito." calcext:value-type="string">
            <text:p>W-wow ... Akala ko sabay-sabay ang cumming ay hindi posible! *** O-oh ... mmm ~… tingnan? Tulad ng pinlano ko ito.</text:p>
          </table:table-cell>
          <table:table-cell table:formula="of:=GOOGLETRANSLATE_YOULIBRECALC([.$D91];[.$D$2];[.$X$2])" office:value-type="string" office:string-value="W-WOW ... Я думав, що одночасне кумінг неможливий! *** О-о ... ммм ~… бачиш? Так само, як я його планував." calcext:value-type="string">
            <text:p>W-WOW ... Я думав, що одночасне кумінг неможливий! *** О-о ... ммм ~… бачиш? Так само, як я його планував.</text:p>
          </table:table-cell>
          <table:table-cell table:formula="of:=GOOGLETRANSLATE_YOULIBRECALC([.$D91];[.$D$2];[.$Y$2])" office:value-type="string" office:string-value="W-wow, tôi nghĩ rằng đồng thời cumming là không thể! Đúng như tôi đã lên kế hoạch." calcext:value-type="string">
            <text:p>W-wow, tôi nghĩ rằng đồng thời cumming là không thể! Đúng như tôi đã lên kế hoạch.</text:p>
          </table:table-cell>
          <table:table-cell table:formula="of:=GOOGLETRANSLATE_YOULIBRECALC([.$D91];[.$D$2];[.$Z$2])" office:value-type="string" office:string-value="W-wow ... Ich dachte, dass gleichzeitiges Cumming nicht möglich war! *** O-oh ... mmm ~ ... sieh? Gerade wie ich es geplant habe." calcext:value-type="string">
            <text:p>W-wow ... Ich dachte, dass gleichzeitiges Cumming nicht möglich war! *** O-oh ... mmm ~ ... sieh? Gerade wie ich es geplant habe.</text:p>
          </table:table-cell>
          <table:table-cell table:formula="of:=GOOGLETRANSLATE_YOULIBRECALC([.$D91];[.$D$2];[.$AA$2])" office:value-type="string" office:string-value="W-Wow… Ajattelin, että samanaikainen cumming ei ollut mahdollista! *** o-oh… mmm ~… näetkö? Aivan kuten suunnittelin sen." calcext:value-type="string">
            <text:p>W-Wow… Ajattelin, että samanaikainen cumming ei ollut mahdollista! *** o-oh… mmm ~… näetkö? Aivan kuten suunnittelin sen.</text:p>
          </table:table-cell>
          <table:table-cell table:formula="of:=GOOGLETRANSLATE_YOULIBRECALC([.$D91];[.$D$2];[.$AB$2])" office:value-type="string" office:string-value="W-wow ... Jeg troede, at samtidig cumming ikke var mulig! *** o-oh ... mmm ~ ... se? Ligesom jeg planlagde det." calcext:value-type="string">
            <text:p>W-wow ... Jeg troede, at samtidig cumming ikke var mulig! *** o-oh ... mmm ~ ... se? Ligesom jeg planlagde det.</text:p>
          </table:table-cell>
          <table:table-cell office:value-type="string" calcext:value-type="string">
            <text:p>***END***</text:p>
          </table:table-cell>
          <table:table-cell table:style-name="ce12" table:number-columns-repeated="16355"/>
        </table:table-row>
        <table:table-row table:style-name="ro10">
          <table:table-cell table:style-name="ce6" office:value-type="string" calcext:value-type="string">
            <text:p>Cowgirl_MadeMcCumInside</text:p>
            <text:p>WhileCummingHerself</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92];[.$D$2];[.$E$2])" office:value-type="string" office:string-value="无效的" calcext:value-type="string">
            <text:p>无效的</text:p>
          </table:table-cell>
          <table:table-cell table:formula="of:=GOOGLETRANSLATE_YOULIBRECALC([.$D92];[.$D$2];[.$F$2])" office:value-type="string" office:string-value="ヌル" calcext:value-type="string">
            <text:p>ヌル</text:p>
          </table:table-cell>
          <table:table-cell table:formula="of:=GOOGLETRANSLATE_YOULIBRECALC([.$D92];[.$D$2];[.$G$2])" office:value-type="string" office:string-value="nieważny" calcext:value-type="string">
            <text:p>nieważny</text:p>
          </table:table-cell>
          <table:table-cell table:formula="of:=GOOGLETRANSLATE_YOULIBRECALC([.$D92];[.$D$2];[.$H$2])" office:value-type="string" office:string-value="nulo" calcext:value-type="string">
            <text:p>nulo</text:p>
          </table:table-cell>
          <table:table-cell table:formula="of:=GOOGLETRANSLATE_YOULIBRECALC([.$D92];[.$D$2];[.$I$2])" office:value-type="string" office:string-value="нулевой" calcext:value-type="string">
            <text:p>нулевой</text:p>
          </table:table-cell>
          <table:table-cell table:formula="of:=GOOGLETRANSLATE_YOULIBRECALC([.$D92];[.$D$2];[.$J$2])" office:value-type="string" office:string-value="nul" calcext:value-type="string">
            <text:p>nul</text:p>
          </table:table-cell>
          <table:table-cell table:formula="of:=GOOGLETRANSLATE_YOULIBRECALC([.$D92];[.$D$2];[.$K$2])" office:value-type="string" office:string-value="null" calcext:value-type="string">
            <text:p>null</text:p>
          </table:table-cell>
          <table:table-cell table:formula="of:=GOOGLETRANSLATE_YOULIBRECALC([.$D92];[.$D$2];[.$L$2])" office:value-type="string" office:string-value="nulla" calcext:value-type="string">
            <text:p>nulla</text:p>
          </table:table-cell>
          <table:table-cell table:formula="of:=GOOGLETRANSLATE_YOULIBRECALC([.$D92];[.$D$2];[.$M$2])" office:value-type="string" office:string-value="άκυρος" calcext:value-type="string">
            <text:p>άκυρος</text:p>
          </table:table-cell>
          <table:table-cell table:formula="of:=GOOGLETRANSLATE_YOULIBRECALC([.$D92];[.$D$2];[.$N$2])" office:value-type="string" office:string-value="hükümsüz" calcext:value-type="string">
            <text:p>hükümsüz</text:p>
          </table:table-cell>
          <table:table-cell table:formula="of:=GOOGLETRANSLATE_YOULIBRECALC([.$D92];[.$D$2];[.$O$2])" office:value-type="string" office:string-value="null" calcext:value-type="string">
            <text:p>null</text:p>
          </table:table-cell>
          <table:table-cell table:formula="of:=GOOGLETRANSLATE_YOULIBRECALC([.$D92];[.$D$2];[.$P$2])" office:value-type="string" office:string-value="nul" calcext:value-type="string">
            <text:p>nul</text:p>
          </table:table-cell>
          <table:table-cell table:formula="of:=GOOGLETRANSLATE_YOULIBRECALC([.$D92];[.$D$2];[.$Q$2])" office:value-type="string" office:string-value="널" calcext:value-type="string">
            <text:p>널</text:p>
          </table:table-cell>
          <table:table-cell table:formula="of:=GOOGLETRANSLATE_YOULIBRECALC([.$D92];[.$D$2];[.$R$2])" office:value-type="string" office:string-value="nulové" calcext:value-type="string">
            <text:p>nulové</text:p>
          </table:table-cell>
          <table:table-cell table:formula="of:=GOOGLETRANSLATE_YOULIBRECALC([.$D92];[.$D$2];[.$S$2])" office:value-type="string" office:string-value="null" calcext:value-type="string">
            <text:p>null</text:p>
          </table:table-cell>
          <table:table-cell table:formula="of:=GOOGLETRANSLATE_YOULIBRECALC([.$D92];[.$D$2];[.$T$2])" office:value-type="string" office:string-value="โมฆะ" calcext:value-type="string">
            <text:p>โมฆะ</text:p>
          </table:table-cell>
          <table:table-cell table:formula="of:=GOOGLETRANSLATE_YOULIBRECALC([.$D92];[.$D$2];[.$U$2])" office:value-type="string" office:string-value="batal" calcext:value-type="string">
            <text:p>batal</text:p>
          </table:table-cell>
          <table:table-cell table:formula="of:=GOOGLETRANSLATE_YOULIBRECALC([.$D92];[.$D$2];[.$V$2])" office:value-type="string" office:string-value="null" calcext:value-type="string">
            <text:p>null</text:p>
          </table:table-cell>
          <table:table-cell table:formula="of:=GOOGLETRANSLATE_YOULIBRECALC([.$D92];[.$D$2];[.$W$2])" office:value-type="string" office:string-value="Null" calcext:value-type="string">
            <text:p>Null</text:p>
          </table:table-cell>
          <table:table-cell table:formula="of:=GOOGLETRANSLATE_YOULIBRECALC([.$D92];[.$D$2];[.$X$2])" office:value-type="string" office:string-value="нульовий" calcext:value-type="string">
            <text:p>нульовий</text:p>
          </table:table-cell>
          <table:table-cell table:formula="of:=GOOGLETRANSLATE_YOULIBRECALC([.$D92];[.$D$2];[.$Y$2])" office:value-type="string" office:string-value="vô giá trị" calcext:value-type="string">
            <text:p>vô giá trị</text:p>
          </table:table-cell>
          <table:table-cell table:formula="of:=GOOGLETRANSLATE_YOULIBRECALC([.$D92];[.$D$2];[.$Z$2])" office:value-type="string" office:string-value="NULL" calcext:value-type="string">
            <text:p>NULL</text:p>
          </table:table-cell>
          <table:table-cell table:formula="of:=GOOGLETRANSLATE_YOULIBRECALC([.$D92];[.$D$2];[.$AA$2])" office:value-type="string" office:string-value="tyhjä" calcext:value-type="string">
            <text:p>tyhjä</text:p>
          </table:table-cell>
          <table:table-cell table:formula="of:=GOOGLETRANSLATE_YOULIBRECALC([.$D92];[.$D$2];[.$AB$2])" office:value-type="string" office:string-value="nul" calcext:value-type="string">
            <text:p>nul</text:p>
          </table:table-cell>
          <table:table-cell office:value-type="string" calcext:value-type="string">
            <text:p>***END***</text:p>
          </table:table-cell>
          <table:table-cell table:style-name="ce12" table:number-columns-repeated="16355"/>
        </table:table-row>
        <table:table-row table:style-name="ro7">
          <table:table-cell table:style-name="ce6" office:value-type="string" calcext:value-type="string">
            <text:p>Cowgirl_BeforeSwitchToBlowjobBotLead</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I’m getting low on battery, I have to switch to a more relaxed position.***My internal logic is triggering a position change request. Do you fancy some blowjob?***I don’t know if it’s normal, but I feel the urge of blowing you!</text:p>
          </table:table-cell>
          <table:table-cell table:formula="of:=GOOGLETRANSLATE_YOULIBRECALC([.$D93];[.$D$2];[.$E$2])" office:value-type="string" office:string-value="我的电池电量很低，我必须切换到更轻松的位置。***我的内部逻辑正在触发位置更改请求。您喜欢一些口交吗？" calcext:value-type="string">
            <text:p>我的电池电量很低，我必须切换到更轻松的位置。***我的内部逻辑正在触发位置更改请求。您喜欢一些口交吗？</text:p>
          </table:table-cell>
          <table:table-cell table:formula="of:=GOOGLETRANSLATE_YOULIBRECALC([.$D93];[.$D$2];[.$F$2])" office:value-type="string" office:string-value="バッテリーが低くなっているので、よりリラックスした位置に切り替える必要があります。***私の内部ロジックは、位置変更リクエストをトリガーしています。あなたはいくつかのフェラジョブを空想しますか？***それが正常かどうかはわかりませんが、私はあなたを吹き飛ばす衝動を感じます！" calcext:value-type="string">
            <text:p>バッテリーが低くなっているので、よりリラックスした位置に切り替える必要があります。***私の内部ロジックは、位置変更リクエストをトリガーしています。あなたはいくつかのフェラジョブを空想しますか？***それが正常かどうかはわかりませんが、私はあなたを吹き飛ばす衝動を感じます！</text:p>
          </table:table-cell>
          <table:table-cell table:formula="of:=GOOGLETRANSLATE_YOULIBRECALC([.$D93];[.$D$2];[.$G$2])" office:value-type="string" office:string-value="Nałożę się na baterię, muszę przejść do bardziej zrelaksowanej pozycji. *** Moja wewnętrzna logika uruchamia żądanie zmiany pozycji. Czy masz ochotę na loda? *** Nie wiem, czy to normalne, ale czuję potrzebę wysadzenia cię!" calcext:value-type="string">
            <text:p>Nałożę się na baterię, muszę przejść do bardziej zrelaksowanej pozycji. *** Moja wewnętrzna logika uruchamia żądanie zmiany pozycji. Czy masz ochotę na loda? *** Nie wiem, czy to normalne, ale czuję potrzebę wysadzenia cię!</text:p>
          </table:table-cell>
          <table:table-cell table:formula="of:=GOOGLETRANSLATE_YOULIBRECALC([.$D93];[.$D$2];[.$H$2])" office:value-type="string" office:string-value="Me estoy bajando de la batería, tengo que cambiar a una posición más relajada. *** Mi lógica interna está activando una solicitud de cambio de posición. ¿Te apetece un poco de mamada? *** No sé si es normal, ¡pero siento la necesidad de soplarte!" calcext:value-type="string">
            <text:p>Me estoy bajando de la batería, tengo que cambiar a una posición más relajada. *** Mi lógica interna está activando una solicitud de cambio de posición. ¿Te apetece un poco de mamada? *** No sé si es normal, ¡pero siento la necesidad de soplarte!</text:p>
          </table:table-cell>
          <table:table-cell table:formula="of:=GOOGLETRANSLATE_YOULIBRECALC([.$D93];[.$D$2];[.$I$2])" office:value-type="string" office:string-value="У меня мало аккумулятора, я должен переключиться на более расслабленное положение. *** Моя внутренняя логика запускает запрос на изменение позиции. Вам нравится какой -то минет? *** Я не знаю, нормально ли это, но я чувствую желание взорвать вас!" calcext:value-type="string">
            <text:p>У меня мало аккумулятора, я должен переключиться на более расслабленное положение. *** Моя внутренняя логика запускает запрос на изменение позиции. Вам нравится какой -то минет? *** Я не знаю, нормально ли это, но я чувствую желание взорвать вас!</text:p>
          </table:table-cell>
          <table:table-cell table:formula="of:=GOOGLETRANSLATE_YOULIBRECALC([.$D93];[.$D$2];[.$J$2])" office:value-type="string" office:string-value="Je suis bas sur la batterie, je dois passer à une position plus détendue. *** Ma logique interne déclenche une demande de changement de position. Vous avez envie de pipe? *** Je ne sais pas si c'est normal, mais je ressens l'envie de vous souffler!" calcext:value-type="string">
            <text:p>Je suis bas sur la batterie, je dois passer à une position plus détendue. *** Ma logique interne déclenche une demande de changement de position. Vous avez envie de pipe? *** Je ne sais pas si c'est normal, mais je ressens l'envie de vous souffler!</text:p>
          </table:table-cell>
          <table:table-cell table:formula="of:=GOOGLETRANSLATE_YOULIBRECALC([.$D93];[.$D$2];[.$K$2])" office:value-type="string" office:string-value="Dobivam nizko baterijo, preklopiti moram na bolj sproščen položaj. *** Moja notranja logika sproži zahtevo za spremembo položaja. Ali imate radi nekaj fafanja? *** Ne vem, ali je to normalno, ampak čutim nagon, da vas piham!" calcext:value-type="string">
            <text:p>Dobivam nizko baterijo, preklopiti moram na bolj sproščen položaj. *** Moja notranja logika sproži zahtevo za spremembo položaja. Ali imate radi nekaj fafanja? *** Ne vem, ali je to normalno, ampak čutim nagon, da vas piham!</text:p>
          </table:table-cell>
          <table:table-cell table:formula="of:=GOOGLETRANSLATE_YOULIBRECALC([.$D93];[.$D$2];[.$L$2])" office:value-type="string" office:string-value="Alacsony az akkumulátor, át kell váltanom egy nyugodtabb helyzetre. *** A belső logikám pozícióváltoztatási kérelmet vált ki. Szeretsz egy szopást? *** Nem tudom, hogy ez normális -e, de érzem, hogy fúj!" calcext:value-type="string">
            <text:p>Alacsony az akkumulátor, át kell váltanom egy nyugodtabb helyzetre. *** A belső logikám pozícióváltoztatási kérelmet vált ki. Szeretsz egy szopást? *** Nem tudom, hogy ez normális -e, de érzem, hogy fúj!</text:p>
          </table:table-cell>
          <table:table-cell table:formula="of:=GOOGLETRANSLATE_YOULIBRECALC([.$D93];[.$D$2];[.$M$2])" office:value-type="string" office:string-value="Παίρνω χαμηλά στην μπαταρία, πρέπει να μεταβιβάσω σε μια πιο χαλαρή θέση. *** Η εσωτερική μου λογική ενεργοποιεί ένα αίτημα αλλαγής θέσης. Φανταστείτε κάποιο χτύπημα; *** Δεν ξέρω αν είναι φυσιολογικό, αλλά αισθάνομαι την επιθυμία να σας φυσά!" calcext:value-type="string">
            <text:p>Παίρνω χαμηλά στην μπαταρία, πρέπει να μεταβιβάσω σε μια πιο χαλαρή θέση. *** Η εσωτερική μου λογική ενεργοποιεί ένα αίτημα αλλαγής θέσης. Φανταστείτε κάποιο χτύπημα; *** Δεν ξέρω αν είναι φυσιολογικό, αλλά αισθάνομαι την επιθυμία να σας φυσά!</text:p>
          </table:table-cell>
          <table:table-cell table:formula="of:=GOOGLETRANSLATE_YOULIBRECALC([.$D93];[.$D$2];[.$N$2])" office:value-type="string" office:string-value="Pili alıyorum, daha rahat bir pozisyona geçmeliyim. *** İç mantığım bir konum değişikliği talebini tetikliyor. Biraz oral seks ister misin? *** Normal olup olmadığını bilmiyorum, ama seni üfleme dürtüsünü hissediyorum!" calcext:value-type="string">
            <text:p>Pili alıyorum, daha rahat bir pozisyona geçmeliyim. *** İç mantığım bir konum değişikliği talebini tetikliyor. Biraz oral seks ister misin? *** Normal olup olmadığını bilmiyorum, ama seni üfleme dürtüsünü hissediyorum!</text:p>
          </table:table-cell>
          <table:table-cell table:formula="of:=GOOGLETRANSLATE_YOULIBRECALC([.$D93];[.$D$2];[.$O$2])" office:value-type="string" office:string-value="Sto ottenendo una batteria a bassa, devo passare a una posizione più rilassata. *** La mia logica interna sta attivando una richiesta di modifica della posizione. Ti piace un pompino? *** Non so se sia normale, ma sento l'impulso di farti soffiare!" calcext:value-type="string">
            <text:p>Sto ottenendo una batteria a bassa, devo passare a una posizione più rilassata. *** La mia logica interna sta attivando una richiesta di modifica della posizione. Ti piace un pompino? *** Non so se sia normale, ma sento l'impulso di farti soffiare!</text:p>
          </table:table-cell>
          <table:table-cell table:formula="of:=GOOGLETRANSLATE_YOULIBRECALC([.$D93];[.$D$2];[.$P$2])" office:value-type="string" office:string-value="Ik word weinig batterij, ik moet overstappen naar een meer ontspannen positie. *** Mijn interne logica is het activeren van een positieveranderingsverzoek. Heb je zin in wat pijpbeurt? *** Ik weet niet of het normaal is, maar ik voel de drang om je te blazen!" calcext:value-type="string">
            <text:p>Ik word weinig batterij, ik moet overstappen naar een meer ontspannen positie. *** Mijn interne logica is het activeren van een positieveranderingsverzoek. Heb je zin in wat pijpbeurt? *** Ik weet niet of het normaal is, maar ik voel de drang om je te blazen!</text:p>
          </table:table-cell>
          <table:table-cell table:formula="of:=GOOGLETRANSLATE_YOULIBRECALC([.$D93];[.$D$2];[.$Q$2])" office:value-type="string" office:string-value="배터리가 부족하여 더 편안한 위치로 전환해야합니다. *** 내 내부 논리가 위치 변경 요청을 유발하고 있습니다. 당신은 약간의 입으로를 좋아합니까? *** 나는 그것이 정상인지 모르겠지만, 당신을 날려 버리는 충동을 느낍니다!" calcext:value-type="string">
            <text:p>배터리가 부족하여 더 편안한 위치로 전환해야합니다. *** 내 내부 논리가 위치 변경 요청을 유발하고 있습니다. 당신은 약간의 입으로를 좋아합니까? *** 나는 그것이 정상인지 모르겠지만, 당신을 날려 버리는 충동을 느낍니다!</text:p>
          </table:table-cell>
          <table:table-cell table:formula="of:=GOOGLETRANSLATE_YOULIBRECALC([.$D93];[.$D$2];[.$R$2])" office:value-type="string" office:string-value="Mám nízku batériu, musím prepnúť na uvoľnenejšiu polohu. *** Moja interná logika spúšťa požiadavku na zmenu polohy. Máte radi nejaké fajčenie? *** Neviem, či je to normálne, ale cítim nutkanie vás vyhodiť!" calcext:value-type="string">
            <text:p>Mám nízku batériu, musím prepnúť na uvoľnenejšiu polohu. *** Moja interná logika spúšťa požiadavku na zmenu polohy. Máte radi nejaké fajčenie? *** Neviem, či je to normálne, ale cítim nutkanie vás vyhodiť!</text:p>
          </table:table-cell>
          <table:table-cell table:formula="of:=GOOGLETRANSLATE_YOULIBRECALC([.$D93];[.$D$2];[.$S$2])" office:value-type="string" office:string-value="I’m getting low on battery, I have to switch to a more relaxed position.***My internal logic is triggering a position change request. Do you fancy some blowjob?***I don’t know if it’s normal, but I feel the urge of blowing you!" calcext:value-type="string">
            <text:p>I’m getting low on battery, I have to switch to a more relaxed position.***My internal logic is triggering a position change request. Do you fancy some blowjob?***I don’t know if it’s normal, but I feel the urge of blowing you!</text:p>
          </table:table-cell>
          <table:table-cell table:formula="of:=GOOGLETRANSLATE_YOULIBRECALC([.$D93];[.$D$2];[.$T$2])" office:value-type="string" office:string-value="ฉันมีแบตเตอรี่ต่ำฉันต้องเปลี่ยนไปใช้ตำแหน่งที่ผ่อนคลายมากขึ้น *** ตรรกะภายในของฉันกำลังเรียกร้องให้มีการเปลี่ยนตำแหน่ง คุณนึกถึง blowjob บ้างไหม *** ฉันไม่รู้ว่ามันเป็นเรื่องปกติ แต่ฉันรู้สึกอยากจะเป่าคุณ!" calcext:value-type="string">
            <text:p>ฉันมีแบตเตอรี่ต่ำฉันต้องเปลี่ยนไปใช้ตำแหน่งที่ผ่อนคลายมากขึ้น *** ตรรกะภายในของฉันกำลังเรียกร้องให้มีการเปลี่ยนตำแหน่ง คุณนึกถึง blowjob บ้างไหม *** ฉันไม่รู้ว่ามันเป็นเรื่องปกติ แต่ฉันรู้สึกอยากจะเป่าคุณ!</text:p>
          </table:table-cell>
          <table:table-cell table:formula="of:=GOOGLETRANSLATE_YOULIBRECALC([.$D93];[.$D$2];[.$U$2])" office:value-type="string" office:string-value="Saya mendapatkan baterai rendah, saya harus beralih ke posisi yang lebih santai. *** Logika internal saya memicu permintaan perubahan posisi. Apakah Anda suka beberapa blowjob? *** Saya tidak tahu apakah itu normal, tetapi saya merasakan keinginan untuk meniup Anda!" calcext:value-type="string">
            <text:p>Saya mendapatkan baterai rendah, saya harus beralih ke posisi yang lebih santai. *** Logika internal saya memicu permintaan perubahan posisi. Apakah Anda suka beberapa blowjob? *** Saya tidak tahu apakah itu normal, tetapi saya merasakan keinginan untuk meniup Anda!</text:p>
          </table:table-cell>
          <table:table-cell table:formula="of:=GOOGLETRANSLATE_YOULIBRECALC([.$D93];[.$D$2];[.$V$2])" office:value-type="string" office:string-value="Mám nízko baterii, musím přejít na uvolněnější polohu. *** Moje interní logika spustí požadavek na změnu pozice. Máte rádi nějaké kouření? *** Nevím, jestli je to normální, ale cítím nutkání vás foukat!" calcext:value-type="string">
            <text:p>Mám nízko baterii, musím přejít na uvolněnější polohu. *** Moje interní logika spustí požadavek na změnu pozice. Máte rádi nějaké kouření? *** Nevím, jestli je to normální, ale cítím nutkání vás foukat!</text:p>
          </table:table-cell>
          <table:table-cell table:formula="of:=GOOGLETRANSLATE_YOULIBRECALC([.$D93];[.$D$2];[.$W$2])" office:value-type="string" office:string-value="Nagiging mababa ako sa baterya, kailangan kong lumipat sa isang mas nakakarelaks na posisyon. *** Ang aking panloob na lohika ay nag -uudyok ng isang kahilingan sa pagbabago ng posisyon. Nagustuhan mo ba ang ilang blowjob? *** Hindi ko alam kung normal ito, ngunit naramdaman ko ang paghihimok sa iyo!" calcext:value-type="string">
            <text:p>Nagiging mababa ako sa baterya, kailangan kong lumipat sa isang mas nakakarelaks na posisyon. *** Ang aking panloob na lohika ay nag -uudyok ng isang kahilingan sa pagbabago ng posisyon. Nagustuhan mo ba ang ilang blowjob? *** Hindi ko alam kung normal ito, ngunit naramdaman ko ang paghihimok sa iyo!</text:p>
          </table:table-cell>
          <table:table-cell table:formula="of:=GOOGLETRANSLATE_YOULIBRECALC([.$D93];[.$D$2];[.$X$2])" office:value-type="string" office:string-value="Я отримую низьку акумулятор, я повинен перейти на більш спокійне положення. *** Моя внутрішня логіка викликає запит на зміну позиції. Вам подобається якийсь мінет? *** Я не знаю, чи це нормально, але я відчуваю бажання дути вас!" calcext:value-type="string">
            <text:p>Я отримую низьку акумулятор, я повинен перейти на більш спокійне положення. *** Моя внутрішня логіка викликає запит на зміну позиції. Вам подобається якийсь мінет? *** Я не знаю, чи це нормально, але я відчуваю бажання дути вас!</text:p>
          </table:table-cell>
          <table:table-cell table:formula="of:=GOOGLETRANSLATE_YOULIBRECALC([.$D93];[.$D$2];[.$Y$2])" office:value-type="string" office:string-value="Tôi nhận được pin thấp, tôi phải chuyển sang một vị trí thoải mái hơn. *** Logic nội bộ của tôi đang kích hoạt yêu cầu thay đổi vị trí. Bạn có thích một số cú nhảy không? *** Tôi không biết nó có bình thường không, nhưng tôi cảm thấy sự thôi thúc thổi bạn!" calcext:value-type="string">
            <text:p>Tôi nhận được pin thấp, tôi phải chuyển sang một vị trí thoải mái hơn. *** Logic nội bộ của tôi đang kích hoạt yêu cầu thay đổi vị trí. Bạn có thích một số cú nhảy không? *** Tôi không biết nó có bình thường không, nhưng tôi cảm thấy sự thôi thúc thổi bạn!</text:p>
          </table:table-cell>
          <table:table-cell table:formula="of:=GOOGLETRANSLATE_YOULIBRECALC([.$D93];[.$D$2];[.$Z$2])" office:value-type="string" office:string-value="Ich werde den Akku nur gering, ich muss in eine entspanntere Position wechseln. *** Meine interne Logik löst eine Positionsänderungsanforderung aus. Lust auf Blowjob? *** Ich weiß nicht, ob es normal ist, aber ich spüre den Drang, dich zu blasen!" calcext:value-type="string">
            <text:p>Ich werde den Akku nur gering, ich muss in eine entspanntere Position wechseln. *** Meine interne Logik löst eine Positionsänderungsanforderung aus. Lust auf Blowjob? *** Ich weiß nicht, ob es normal ist, aber ich spüre den Drang, dich zu blasen!</text:p>
          </table:table-cell>
          <table:table-cell table:formula="of:=GOOGLETRANSLATE_YOULIBRECALC([.$D93];[.$D$2];[.$AA$2])" office:value-type="string" office:string-value="Minulla on alhainen akku, minun on vaihdettava rentoutuneempaan asentoon. *** Sisäinen logiikkani laukaisee paikan muutospyynnön. Haluatko jonkin verran suihin?" calcext:value-type="string">
            <text:p>Minulla on alhainen akku, minun on vaihdettava rentoutuneempaan asentoon. *** Sisäinen logiikkani laukaisee paikan muutospyynnön. Haluatko jonkin verran suihin?</text:p>
          </table:table-cell>
          <table:table-cell table:formula="of:=GOOGLETRANSLATE_YOULIBRECALC([.$D93];[.$D$2];[.$AB$2])" office:value-type="string" office:string-value="Jeg får lavt batteri, jeg er nødt til at skifte til en mere afslappet position. *** Min interne logik udløser en anmodning om ændring af position. Har du lyst til noget blowjob? *** Jeg ved ikke, om det er normalt, men jeg føler trangen til at sprænge dig!" calcext:value-type="string">
            <text:p>Jeg får lavt batteri, jeg er nødt til at skifte til en mere afslappet position. *** Min interne logik udløser en anmodning om ændring af position. Har du lyst til noget blowjob? *** Jeg ved ikke, om det er normalt, men jeg føler trangen til at sprænge dig!</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Cowgirl_BeforeSwitchToBlowjobBotLead</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94];[.$D$2];[.$E$2])" office:value-type="string" office:string-value="无效的" calcext:value-type="string">
            <text:p>无效的</text:p>
          </table:table-cell>
          <table:table-cell table:formula="of:=GOOGLETRANSLATE_YOULIBRECALC([.$D94];[.$D$2];[.$F$2])" office:value-type="string" office:string-value="ヌル" calcext:value-type="string">
            <text:p>ヌル</text:p>
          </table:table-cell>
          <table:table-cell table:formula="of:=GOOGLETRANSLATE_YOULIBRECALC([.$D94];[.$D$2];[.$G$2])" office:value-type="string" office:string-value="nieważny" calcext:value-type="string">
            <text:p>nieważny</text:p>
          </table:table-cell>
          <table:table-cell table:formula="of:=GOOGLETRANSLATE_YOULIBRECALC([.$D94];[.$D$2];[.$H$2])" office:value-type="string" office:string-value="nulo" calcext:value-type="string">
            <text:p>nulo</text:p>
          </table:table-cell>
          <table:table-cell table:formula="of:=GOOGLETRANSLATE_YOULIBRECALC([.$D94];[.$D$2];[.$I$2])" office:value-type="string" office:string-value="нулевой" calcext:value-type="string">
            <text:p>нулевой</text:p>
          </table:table-cell>
          <table:table-cell table:formula="of:=GOOGLETRANSLATE_YOULIBRECALC([.$D94];[.$D$2];[.$J$2])" office:value-type="string" office:string-value="nul" calcext:value-type="string">
            <text:p>nul</text:p>
          </table:table-cell>
          <table:table-cell table:formula="of:=GOOGLETRANSLATE_YOULIBRECALC([.$D94];[.$D$2];[.$K$2])" office:value-type="string" office:string-value="null" calcext:value-type="string">
            <text:p>null</text:p>
          </table:table-cell>
          <table:table-cell table:formula="of:=GOOGLETRANSLATE_YOULIBRECALC([.$D94];[.$D$2];[.$L$2])" office:value-type="string" office:string-value="nulla" calcext:value-type="string">
            <text:p>nulla</text:p>
          </table:table-cell>
          <table:table-cell table:formula="of:=GOOGLETRANSLATE_YOULIBRECALC([.$D94];[.$D$2];[.$M$2])" office:value-type="string" office:string-value="άκυρος" calcext:value-type="string">
            <text:p>άκυρος</text:p>
          </table:table-cell>
          <table:table-cell table:formula="of:=GOOGLETRANSLATE_YOULIBRECALC([.$D94];[.$D$2];[.$N$2])" office:value-type="string" office:string-value="hükümsüz" calcext:value-type="string">
            <text:p>hükümsüz</text:p>
          </table:table-cell>
          <table:table-cell table:formula="of:=GOOGLETRANSLATE_YOULIBRECALC([.$D94];[.$D$2];[.$O$2])" office:value-type="string" office:string-value="null" calcext:value-type="string">
            <text:p>null</text:p>
          </table:table-cell>
          <table:table-cell table:formula="of:=GOOGLETRANSLATE_YOULIBRECALC([.$D94];[.$D$2];[.$P$2])" office:value-type="string" office:string-value="nul" calcext:value-type="string">
            <text:p>nul</text:p>
          </table:table-cell>
          <table:table-cell table:formula="of:=GOOGLETRANSLATE_YOULIBRECALC([.$D94];[.$D$2];[.$Q$2])" office:value-type="string" office:string-value="널" calcext:value-type="string">
            <text:p>널</text:p>
          </table:table-cell>
          <table:table-cell table:formula="of:=GOOGLETRANSLATE_YOULIBRECALC([.$D94];[.$D$2];[.$R$2])" office:value-type="string" office:string-value="nulové" calcext:value-type="string">
            <text:p>nulové</text:p>
          </table:table-cell>
          <table:table-cell table:formula="of:=GOOGLETRANSLATE_YOULIBRECALC([.$D94];[.$D$2];[.$S$2])" office:value-type="string" office:string-value="null" calcext:value-type="string">
            <text:p>null</text:p>
          </table:table-cell>
          <table:table-cell table:formula="of:=GOOGLETRANSLATE_YOULIBRECALC([.$D94];[.$D$2];[.$T$2])" office:value-type="string" office:string-value="โมฆะ" calcext:value-type="string">
            <text:p>โมฆะ</text:p>
          </table:table-cell>
          <table:table-cell table:formula="of:=GOOGLETRANSLATE_YOULIBRECALC([.$D94];[.$D$2];[.$U$2])" office:value-type="string" office:string-value="batal" calcext:value-type="string">
            <text:p>batal</text:p>
          </table:table-cell>
          <table:table-cell table:formula="of:=GOOGLETRANSLATE_YOULIBRECALC([.$D94];[.$D$2];[.$V$2])" office:value-type="string" office:string-value="null" calcext:value-type="string">
            <text:p>null</text:p>
          </table:table-cell>
          <table:table-cell table:formula="of:=GOOGLETRANSLATE_YOULIBRECALC([.$D94];[.$D$2];[.$W$2])" office:value-type="string" office:string-value="Null" calcext:value-type="string">
            <text:p>Null</text:p>
          </table:table-cell>
          <table:table-cell table:formula="of:=GOOGLETRANSLATE_YOULIBRECALC([.$D94];[.$D$2];[.$X$2])" office:value-type="string" office:string-value="нульовий" calcext:value-type="string">
            <text:p>нульовий</text:p>
          </table:table-cell>
          <table:table-cell table:formula="of:=GOOGLETRANSLATE_YOULIBRECALC([.$D94];[.$D$2];[.$Y$2])" office:value-type="string" office:string-value="vô giá trị" calcext:value-type="string">
            <text:p>vô giá trị</text:p>
          </table:table-cell>
          <table:table-cell table:formula="of:=GOOGLETRANSLATE_YOULIBRECALC([.$D94];[.$D$2];[.$Z$2])" office:value-type="string" office:string-value="NULL" calcext:value-type="string">
            <text:p>NULL</text:p>
          </table:table-cell>
          <table:table-cell table:formula="of:=GOOGLETRANSLATE_YOULIBRECALC([.$D94];[.$D$2];[.$AA$2])" office:value-type="string" office:string-value="tyhjä" calcext:value-type="string">
            <text:p>tyhjä</text:p>
          </table:table-cell>
          <table:table-cell table:formula="of:=GOOGLETRANSLATE_YOULIBRECALC([.$D9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27">
          <table:table-cell table:style-name="ce6" office:value-type="string" calcext:value-type="string">
            <text:p>Cowgirl_BeforeSwitchToBlowjobRap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Mmm… Something is off. Better try a new position. ***Damn… I have a warning on the mouth sensors. Wathever, I guess it’s blowjob time.***You like fellations, don’t you? Not now? Well, guess who is unlucky?</text:p>
          </table:table-cell>
          <table:table-cell table:formula="of:=GOOGLETRANSLATE_YOULIBRECALC([.$D95];[.$D$2];[.$E$2])" office:value-type="string" office:string-value="嗯...有些事。最好尝试一个新的位置。 ***该死……我对口腔传感器有警告。 wathever，我想这是口交的时间。现在不要？好吧，猜猜谁不幸？" calcext:value-type="string">
            <text:p>嗯...有些事。最好尝试一个新的位置。 ***该死……我对口腔传感器有警告。 wathever，我想这是口交的时间。现在不要？好吧，猜猜谁不幸？</text:p>
          </table:table-cell>
          <table:table-cell table:formula="of:=GOOGLETRANSLATE_YOULIBRECALC([.$D95];[.$D$2];[.$F$2])" office:value-type="string" office:string-value="うーん…何かが外れている。新しいポジションを試してみてください。 ***くそー…口のセンサーに警告があります。うんざり、私はそれがフェラチオの時間だと思います。***あなたはフェローが好きですよね？今じゃない？さて、誰が不運だと思いますか？" calcext:value-type="string">
            <text:p>うーん…何かが外れている。新しいポジションを試してみてください。 ***くそー…口のセンサーに警告があります。うんざり、私はそれがフェラチオの時間だと思います。***あなたはフェローが好きですよね？今じゃない？さて、誰が不運だと思いますか？</text:p>
          </table:table-cell>
          <table:table-cell table:formula="of:=GOOGLETRANSLATE_YOULIBRECALC([.$D95];[.$D$2];[.$G$2])" office:value-type="string" office:string-value="Mmm… coś jest wyłączone. Lepiej wypróbuj nową pozycję. *** Cholera… Mam ostrzeżenie na czujnikach ust. Wathever, myślę, że czas loda. *** lubisz Fellation, prawda? Nie teraz? Zgadnij, kto ma pecha?" calcext:value-type="string">
            <text:p>Mmm… coś jest wyłączone. Lepiej wypróbuj nową pozycję. *** Cholera… Mam ostrzeżenie na czujnikach ust. Wathever, myślę, że czas loda. *** lubisz Fellation, prawda? Nie teraz? Zgadnij, kto ma pecha?</text:p>
          </table:table-cell>
          <table:table-cell table:formula="of:=GOOGLETRANSLATE_YOULIBRECALC([.$D95];[.$D$2];[.$H$2])" office:value-type="string" office:string-value="Mmm ... algo está mal. Mejor prueba una nueva posición. *** Maldita sea ... tengo una advertencia en los sensores de la boca. Sin embargo, supongo que es el momento de la mamada. *** Te gustan las llamadas, ¿no? ¿Ahora no? Bueno, ¿adivina quién tiene mala suerte?" calcext:value-type="string">
            <text:p>Mmm ... algo está mal. Mejor prueba una nueva posición. *** Maldita sea ... tengo una advertencia en los sensores de la boca. Sin embargo, supongo que es el momento de la mamada. *** Te gustan las llamadas, ¿no? ¿Ahora no? Bueno, ¿adivina quién tiene mala suerte?</text:p>
          </table:table-cell>
          <table:table-cell table:formula="of:=GOOGLETRANSLATE_YOULIBRECALC([.$D95];[.$D$2];[.$I$2])" office:value-type="string" office:string-value="Ммм ... что -то не так. Лучше попробуйте новую позицию. *** Черт ... у меня есть предупреждение на датчиках рта. Wathever, я думаю, это время минета. Не сейчас? Ну, угадай, кто не повезло?" calcext:value-type="string">
            <text:p>Ммм ... что -то не так. Лучше попробуйте новую позицию. *** Черт ... у меня есть предупреждение на датчиках рта. Wathever, я думаю, это время минета. Не сейчас? Ну, угадай, кто не повезло?</text:p>
          </table:table-cell>
          <table:table-cell table:formula="of:=GOOGLETRANSLATE_YOULIBRECALC([.$D95];[.$D$2];[.$J$2])" office:value-type="string" office:string-value="Mmm… quelque chose est éteint. Mieux vaut essayer un nouveau poste. *** Merde… j'ai un avertissement sur les capteurs de bouche. Wathever, je suppose que c'est le temps de pipe. *** Vous aimez les chariots, n'est-ce pas? Pas maintenant? Eh bien, devinez qui est malchanceux?" calcext:value-type="string">
            <text:p>Mmm… quelque chose est éteint. Mieux vaut essayer un nouveau poste. *** Merde… j'ai un avertissement sur les capteurs de bouche. Wathever, je suppose que c'est le temps de pipe. *** Vous aimez les chariots, n'est-ce pas? Pas maintenant? Eh bien, devinez qui est malchanceux?</text:p>
          </table:table-cell>
          <table:table-cell table:formula="of:=GOOGLETRANSLATE_YOULIBRECALC([.$D95];[.$D$2];[.$K$2])" office:value-type="string" office:string-value="Mmm ... nekaj ni. Bolje poskusite z novim položajem. *** Prekleto ... imam opozorilo na senzorjih ust. Wathever, mislim, da je čas fafanja. *** ti je všeč, kajne? Ne zdaj? No, ugani, kdo je nesrečen?" calcext:value-type="string">
            <text:p>Mmm ... nekaj ni. Bolje poskusite z novim položajem. *** Prekleto ... imam opozorilo na senzorjih ust. Wathever, mislim, da je čas fafanja. *** ti je všeč, kajne? Ne zdaj? No, ugani, kdo je nesrečen?</text:p>
          </table:table-cell>
          <table:table-cell table:formula="of:=GOOGLETRANSLATE_YOULIBRECALC([.$D95];[.$D$2];[.$L$2])" office:value-type="string" office:string-value="Mmm ... valami ki van kapcsolva. Jobb, ha kipróbál egy új pozíciót. *** A fenébe ... figyelmeztetésem van a szájérzékelőkön. Wathever, azt hiszem, ez a szopás idő. *** Tetszik a Fajok, ugye? Most nem? Nos, találd ki, ki szerencsétlen?" calcext:value-type="string">
            <text:p>Mmm ... valami ki van kapcsolva. Jobb, ha kipróbál egy új pozíciót. *** A fenébe ... figyelmeztetésem van a szájérzékelőkön. Wathever, azt hiszem, ez a szopás idő. *** Tetszik a Fajok, ugye? Most nem? Nos, találd ki, ki szerencsétlen?</text:p>
          </table:table-cell>
          <table:table-cell table:formula="of:=GOOGLETRANSLATE_YOULIBRECALC([.$D95];[.$D$2];[.$M$2])" office:value-type="string" office:string-value="Μμμ ... κάτι είναι απενεργοποιημένο. Καλύτερα δοκιμάστε μια νέα θέση. *** Γαμώτο ... Έχω μια προειδοποίηση για τους αισθητήρες στόματος. Wathever, υποθέτω ότι είναι χρόνος blowjob. *** Σας αρέσουν οι καταθέσεις, έτσι δεν είναι; Όχι τώρα; Λοιπόν, μαντέψτε ποιος είναι άτυχος;" calcext:value-type="string">
            <text:p>Μμμ ... κάτι είναι απενεργοποιημένο. Καλύτερα δοκιμάστε μια νέα θέση. *** Γαμώτο ... Έχω μια προειδοποίηση για τους αισθητήρες στόματος. Wathever, υποθέτω ότι είναι χρόνος blowjob. *** Σας αρέσουν οι καταθέσεις, έτσι δεν είναι; Όχι τώρα; Λοιπόν, μαντέψτε ποιος είναι άτυχος;</text:p>
          </table:table-cell>
          <table:table-cell table:formula="of:=GOOGLETRANSLATE_YOULIBRECALC([.$D95];[.$D$2];[.$N$2])" office:value-type="string" office:string-value="Mmm… bir şeyler kapalı. Yeni bir pozisyon deneyin. *** Kahretsin… Ağız sensörleri hakkında bir uyarı var. Wath, sanırım oral seks zamanı. *** Düşmeyi seviyorsun, değil mi? Şimdi değil? Pekala, tahmin et kim şanssız?" calcext:value-type="string">
            <text:p>Mmm… bir şeyler kapalı. Yeni bir pozisyon deneyin. *** Kahretsin… Ağız sensörleri hakkında bir uyarı var. Wath, sanırım oral seks zamanı. *** Düşmeyi seviyorsun, değil mi? Şimdi değil? Pekala, tahmin et kim şanssız?</text:p>
          </table:table-cell>
          <table:table-cell table:formula="of:=GOOGLETRANSLATE_YOULIBRECALC([.$D95];[.$D$2];[.$O$2])" office:value-type="string" office:string-value="Mmm ... qualcosa non va. Meglio provare una nuova posizione. *** Dannazione ... Ho un avvertimento sui sensori della bocca. Wathever, immagino che sia tempo di pompino. *** Ti piacciono i Fellations, vero? Non adesso? Bene, indovina chi è sfortunato?" calcext:value-type="string">
            <text:p>Mmm ... qualcosa non va. Meglio provare una nuova posizione. *** Dannazione ... Ho un avvertimento sui sensori della bocca. Wathever, immagino che sia tempo di pompino. *** Ti piacciono i Fellations, vero? Non adesso? Bene, indovina chi è sfortunato?</text:p>
          </table:table-cell>
          <table:table-cell table:formula="of:=GOOGLETRANSLATE_YOULIBRECALC([.$D95];[.$D$2];[.$P$2])" office:value-type="string" office:string-value="Mmm ... er is iets uit. Probeer beter een nieuwe positie. *** Verdomme ... ik heb een waarschuwing op de mondsensoren. Wathever, ik denk dat het pijpbeurt is. *** Je houdt van fellaties, nietwaar? Niet nu? Nou, raad eens wie pech heeft?" calcext:value-type="string">
            <text:p>Mmm ... er is iets uit. Probeer beter een nieuwe positie. *** Verdomme ... ik heb een waarschuwing op de mondsensoren. Wathever, ik denk dat het pijpbeurt is. *** Je houdt van fellaties, nietwaar? Niet nu? Nou, raad eens wie pech heeft?</text:p>
          </table:table-cell>
          <table:table-cell table:formula="of:=GOOGLETRANSLATE_YOULIBRECALC([.$D95];[.$D$2];[.$Q$2])" office:value-type="string" office:string-value="음… 뭔가 꺼져 있습니다. 새로운 직책을 시도하는 것이 좋습니다. *** 젠장… 입 센서에 경고가 있습니다. wathever, 나는 입으로 시간 인 것 같아. *** 당신은 쓰러지는 것을 좋아하지 않습니까? 지금은 아니야? 글쎄, 누가 운이 좋지 않은지 맞춰보세요?" calcext:value-type="string">
            <text:p>음… 뭔가 꺼져 있습니다. 새로운 직책을 시도하는 것이 좋습니다. *** 젠장… 입 센서에 경고가 있습니다. wathever, 나는 입으로 시간 인 것 같아. *** 당신은 쓰러지는 것을 좋아하지 않습니까? 지금은 아니야? 글쎄, 누가 운이 좋지 않은지 맞춰보세요?</text:p>
          </table:table-cell>
          <table:table-cell table:formula="of:=GOOGLETRANSLATE_YOULIBRECALC([.$D95];[.$D$2];[.$R$2])" office:value-type="string" office:string-value="Mmm ... niečo je vypnuté. Lepšie vyskúšajte novú pozíciu. *** Sakra ... mám varovanie pred senzormi úst. Wathever, myslím, že je to fajčenie. *** Páči sa ti Fellations, však? Nie teraz? Hádajte, kto je smolu?" calcext:value-type="string">
            <text:p>Mmm ... niečo je vypnuté. Lepšie vyskúšajte novú pozíciu. *** Sakra ... mám varovanie pred senzormi úst. Wathever, myslím, že je to fajčenie. *** Páči sa ti Fellations, však? Nie teraz? Hádajte, kto je smolu?</text:p>
          </table:table-cell>
          <table:table-cell table:formula="of:=GOOGLETRANSLATE_YOULIBRECALC([.$D95];[.$D$2];[.$S$2])" office:value-type="string" office:string-value="Mmm… Something is off. Better try a new position. ***Damn… I have a warning on the mouth sensors. Wathever, I guess it’s blowjob time.***You like fellations, don’t you? Not now? Well, guess who is unlucky?" calcext:value-type="string">
            <text:p>Mmm… Something is off. Better try a new position. ***Damn… I have a warning on the mouth sensors. Wathever, I guess it’s blowjob time.***You like fellations, don’t you? Not now? Well, guess who is unlucky?</text:p>
          </table:table-cell>
          <table:table-cell table:formula="of:=GOOGLETRANSLATE_YOULIBRECALC([.$D95];[.$D$2];[.$T$2])" office:value-type="string" office:string-value="อืม…มีบางอย่างปิดอยู่ ลองตำแหน่งใหม่ดีกว่า *** ประณาม…ฉันมีคำเตือนเกี่ยวกับเซ็นเซอร์ปาก wathever ฉันเดาว่ามันเป็นเวลา blowjob *** คุณชอบการทำงานใช่มั้ย ไม่ใช่ตอนนี้? เดาว่าใครโชคร้าย?" calcext:value-type="string">
            <text:p>อืม…มีบางอย่างปิดอยู่ ลองตำแหน่งใหม่ดีกว่า *** ประณาม…ฉันมีคำเตือนเกี่ยวกับเซ็นเซอร์ปาก wathever ฉันเดาว่ามันเป็นเวลา blowjob *** คุณชอบการทำงานใช่มั้ย ไม่ใช่ตอนนี้? เดาว่าใครโชคร้าย?</text:p>
          </table:table-cell>
          <table:table-cell table:formula="of:=GOOGLETRANSLATE_YOULIBRECALC([.$D95];[.$D$2];[.$U$2])" office:value-type="string" office:string-value="Mmm ... ada sesuatu yang salah. Lebih baik coba posisi baru. *** Sialan… Saya memiliki peringatan pada sensor mulut. Wathever, saya kira ini waktu blowjob. *** Anda suka fellations, bukan? Tidak sekarang? Nah, tebak siapa yang tidak beruntung?" calcext:value-type="string">
            <text:p>Mmm ... ada sesuatu yang salah. Lebih baik coba posisi baru. *** Sialan… Saya memiliki peringatan pada sensor mulut. Wathever, saya kira ini waktu blowjob. *** Anda suka fellations, bukan? Tidak sekarang? Nah, tebak siapa yang tidak beruntung?</text:p>
          </table:table-cell>
          <table:table-cell table:formula="of:=GOOGLETRANSLATE_YOULIBRECALC([.$D95];[.$D$2];[.$V$2])" office:value-type="string" office:string-value="Mmm ... něco je pryč. Raději vyzkoušejte novou pozici. *** Sakra ... mám varování na ústech. Wathever, myslím, že je čas kouření. *** Líbí se vám Fellations, že? Ne teď? Hádejte, kdo má smůlu?" calcext:value-type="string">
            <text:p>Mmm ... něco je pryč. Raději vyzkoušejte novou pozici. *** Sakra ... mám varování na ústech. Wathever, myslím, že je čas kouření. *** Líbí se vám Fellations, že? Ne teď? Hádejte, kdo má smůlu?</text:p>
          </table:table-cell>
          <table:table-cell table:formula="of:=GOOGLETRANSLATE_YOULIBRECALC([.$D95];[.$D$2];[.$W$2])" office:value-type="string" office:string-value="Mmm ... may naka -off. Mas mahusay na subukan ang isang bagong posisyon. *** Mapahamak ... Mayroon akong babala sa mga sensor ng bibig. Wathever, sa palagay ko ito ay oras ng blowjob. *** Gusto mo ng mga pagkahulog, hindi ba? Hindi ngayon? Well, hulaan kung sino ang hindi mapalad?" calcext:value-type="string">
            <text:p>Mmm ... may naka -off. Mas mahusay na subukan ang isang bagong posisyon. *** Mapahamak ... Mayroon akong babala sa mga sensor ng bibig. Wathever, sa palagay ko ito ay oras ng blowjob. *** Gusto mo ng mga pagkahulog, hindi ba? Hindi ngayon? Well, hulaan kung sino ang hindi mapalad?</text:p>
          </table:table-cell>
          <table:table-cell table:formula="of:=GOOGLETRANSLATE_YOULIBRECALC([.$D95];[.$D$2];[.$X$2])" office:value-type="string" office:string-value="Ммм… щось вимкнено. Краще спробуйте нову позицію. *** Чорт ... у мене є попередження про датчики рота. Я думаю, що настав час мінет. Не зараз? Ну, здогадайтесь, хто не пощастить?" calcext:value-type="string">
            <text:p>Ммм… щось вимкнено. Краще спробуйте нову позицію. *** Чорт ... у мене є попередження про датчики рота. Я думаю, що настав час мінет. Не зараз? Ну, здогадайтесь, хто не пощастить?</text:p>
          </table:table-cell>
          <table:table-cell table:formula="of:=GOOGLETRANSLATE_YOULIBRECALC([.$D95];[.$D$2];[.$Y$2])" office:value-type="string" office:string-value="Mmm… một cái gì đó đã tắt. Tốt hơn hãy thử một vị trí mới. *** Chết tiệt, tôi có một cảnh báo về cảm biến miệng. Tuy nhiên, tôi đoán đó là thời gian của nó. Không phải bây giờ? Chà, đoán xem ai là người không may mắn?" calcext:value-type="string">
            <text:p>Mmm… một cái gì đó đã tắt. Tốt hơn hãy thử một vị trí mới. *** Chết tiệt, tôi có một cảnh báo về cảm biến miệng. Tuy nhiên, tôi đoán đó là thời gian của nó. Không phải bây giờ? Chà, đoán xem ai là người không may mắn?</text:p>
          </table:table-cell>
          <table:table-cell table:formula="of:=GOOGLETRANSLATE_YOULIBRECALC([.$D95];[.$D$2];[.$Z$2])" office:value-type="string" office:string-value="Mmm ... etwas ist los. Versuchen Sie es besser eine neue Position. *** Verdammt ... ich habe eine Warnung vor den Mundsensoren. Was auch immer, ich denke, es ist Blowjob -Zeit. *** Du magst Fellations, nicht wahr? NICHT jetzt? Ratet mal, wer hat Pech?" calcext:value-type="string">
            <text:p>Mmm ... etwas ist los. Versuchen Sie es besser eine neue Position. *** Verdammt ... ich habe eine Warnung vor den Mundsensoren. Was auch immer, ich denke, es ist Blowjob -Zeit. *** Du magst Fellations, nicht wahr? NICHT jetzt? Ratet mal, wer hat Pech?</text:p>
          </table:table-cell>
          <table:table-cell table:formula="of:=GOOGLETRANSLATE_YOULIBRECALC([.$D95];[.$D$2];[.$AA$2])" office:value-type="string" office:string-value="Mmm… jotain on pois päältä. Parempi kokeile uutta asemaa. *** Hitto ... Minulla on varoitus suuherkkyytistä. Wathever, luulen, että se on blowjob -aika. *** Pidätkö kaatumista, eikö niin? Ei nyt? No, arvaa kuka on epäonninen?" calcext:value-type="string">
            <text:p>Mmm… jotain on pois päältä. Parempi kokeile uutta asemaa. *** Hitto ... Minulla on varoitus suuherkkyytistä. Wathever, luulen, että se on blowjob -aika. *** Pidätkö kaatumista, eikö niin? Ei nyt? No, arvaa kuka on epäonninen?</text:p>
          </table:table-cell>
          <table:table-cell table:formula="of:=GOOGLETRANSLATE_YOULIBRECALC([.$D95];[.$D$2];[.$AB$2])" office:value-type="string" office:string-value="Mmm ... noget er slukket. Bedre prøve en ny position. *** Damn ... Jeg har en advarsel om mundsensorerne. Wathever, jeg gætter på, at det er blowjob -tid. *** Du kan godt lide fallationer, ikke? Ikke nu? Gæt, hvem er uheldig?" calcext:value-type="string">
            <text:p>Mmm ... noget er slukket. Bedre prøve en ny position. *** Damn ... Jeg har en advarsel om mundsensorerne. Wathever, jeg gætter på, at det er blowjob -tid. *** Du kan godt lide fallationer, ikke? Ikke nu? Gæt, hvem er uheldig?</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Cowgirl_BeforeSwitchToBlowjobRap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96];[.$D$2];[.$E$2])" office:value-type="string" office:string-value="无效的" calcext:value-type="string">
            <text:p>无效的</text:p>
          </table:table-cell>
          <table:table-cell table:formula="of:=GOOGLETRANSLATE_YOULIBRECALC([.$D96];[.$D$2];[.$F$2])" office:value-type="string" office:string-value="ヌル" calcext:value-type="string">
            <text:p>ヌル</text:p>
          </table:table-cell>
          <table:table-cell table:formula="of:=GOOGLETRANSLATE_YOULIBRECALC([.$D96];[.$D$2];[.$G$2])" office:value-type="string" office:string-value="nieważny" calcext:value-type="string">
            <text:p>nieważny</text:p>
          </table:table-cell>
          <table:table-cell table:formula="of:=GOOGLETRANSLATE_YOULIBRECALC([.$D96];[.$D$2];[.$H$2])" office:value-type="string" office:string-value="nulo" calcext:value-type="string">
            <text:p>nulo</text:p>
          </table:table-cell>
          <table:table-cell table:formula="of:=GOOGLETRANSLATE_YOULIBRECALC([.$D96];[.$D$2];[.$I$2])" office:value-type="string" office:string-value="нулевой" calcext:value-type="string">
            <text:p>нулевой</text:p>
          </table:table-cell>
          <table:table-cell table:formula="of:=GOOGLETRANSLATE_YOULIBRECALC([.$D96];[.$D$2];[.$J$2])" office:value-type="string" office:string-value="nul" calcext:value-type="string">
            <text:p>nul</text:p>
          </table:table-cell>
          <table:table-cell table:formula="of:=GOOGLETRANSLATE_YOULIBRECALC([.$D96];[.$D$2];[.$K$2])" office:value-type="string" office:string-value="null" calcext:value-type="string">
            <text:p>null</text:p>
          </table:table-cell>
          <table:table-cell table:formula="of:=GOOGLETRANSLATE_YOULIBRECALC([.$D96];[.$D$2];[.$L$2])" office:value-type="string" office:string-value="nulla" calcext:value-type="string">
            <text:p>nulla</text:p>
          </table:table-cell>
          <table:table-cell table:formula="of:=GOOGLETRANSLATE_YOULIBRECALC([.$D96];[.$D$2];[.$M$2])" office:value-type="string" office:string-value="άκυρος" calcext:value-type="string">
            <text:p>άκυρος</text:p>
          </table:table-cell>
          <table:table-cell table:formula="of:=GOOGLETRANSLATE_YOULIBRECALC([.$D96];[.$D$2];[.$N$2])" office:value-type="string" office:string-value="hükümsüz" calcext:value-type="string">
            <text:p>hükümsüz</text:p>
          </table:table-cell>
          <table:table-cell table:formula="of:=GOOGLETRANSLATE_YOULIBRECALC([.$D96];[.$D$2];[.$O$2])" office:value-type="string" office:string-value="null" calcext:value-type="string">
            <text:p>null</text:p>
          </table:table-cell>
          <table:table-cell table:formula="of:=GOOGLETRANSLATE_YOULIBRECALC([.$D96];[.$D$2];[.$P$2])" office:value-type="string" office:string-value="nul" calcext:value-type="string">
            <text:p>nul</text:p>
          </table:table-cell>
          <table:table-cell table:formula="of:=GOOGLETRANSLATE_YOULIBRECALC([.$D96];[.$D$2];[.$Q$2])" office:value-type="string" office:string-value="널" calcext:value-type="string">
            <text:p>널</text:p>
          </table:table-cell>
          <table:table-cell table:formula="of:=GOOGLETRANSLATE_YOULIBRECALC([.$D96];[.$D$2];[.$R$2])" office:value-type="string" office:string-value="nulové" calcext:value-type="string">
            <text:p>nulové</text:p>
          </table:table-cell>
          <table:table-cell table:formula="of:=GOOGLETRANSLATE_YOULIBRECALC([.$D96];[.$D$2];[.$S$2])" office:value-type="string" office:string-value="null" calcext:value-type="string">
            <text:p>null</text:p>
          </table:table-cell>
          <table:table-cell table:formula="of:=GOOGLETRANSLATE_YOULIBRECALC([.$D96];[.$D$2];[.$T$2])" office:value-type="string" office:string-value="โมฆะ" calcext:value-type="string">
            <text:p>โมฆะ</text:p>
          </table:table-cell>
          <table:table-cell table:formula="of:=GOOGLETRANSLATE_YOULIBRECALC([.$D96];[.$D$2];[.$U$2])" office:value-type="string" office:string-value="batal" calcext:value-type="string">
            <text:p>batal</text:p>
          </table:table-cell>
          <table:table-cell table:formula="of:=GOOGLETRANSLATE_YOULIBRECALC([.$D96];[.$D$2];[.$V$2])" office:value-type="string" office:string-value="null" calcext:value-type="string">
            <text:p>null</text:p>
          </table:table-cell>
          <table:table-cell table:formula="of:=GOOGLETRANSLATE_YOULIBRECALC([.$D96];[.$D$2];[.$W$2])" office:value-type="string" office:string-value="Null" calcext:value-type="string">
            <text:p>Null</text:p>
          </table:table-cell>
          <table:table-cell table:formula="of:=GOOGLETRANSLATE_YOULIBRECALC([.$D96];[.$D$2];[.$X$2])" office:value-type="string" office:string-value="нульовий" calcext:value-type="string">
            <text:p>нульовий</text:p>
          </table:table-cell>
          <table:table-cell table:formula="of:=GOOGLETRANSLATE_YOULIBRECALC([.$D96];[.$D$2];[.$Y$2])" office:value-type="string" office:string-value="vô giá trị" calcext:value-type="string">
            <text:p>vô giá trị</text:p>
          </table:table-cell>
          <table:table-cell table:formula="of:=GOOGLETRANSLATE_YOULIBRECALC([.$D96];[.$D$2];[.$Z$2])" office:value-type="string" office:string-value="NULL" calcext:value-type="string">
            <text:p>NULL</text:p>
          </table:table-cell>
          <table:table-cell table:formula="of:=GOOGLETRANSLATE_YOULIBRECALC([.$D96];[.$D$2];[.$AA$2])" office:value-type="string" office:string-value="tyhjä" calcext:value-type="string">
            <text:p>tyhjä</text:p>
          </table:table-cell>
          <table:table-cell table:formula="of:=GOOGLETRANSLATE_YOULIBRECALC([.$D9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9">
          <table:table-cell table:style-name="ce6" office:value-type="string" calcext:value-type="string">
            <text:p>Cowgirl_AfterFirstInsertBotRape</text:p>
          </table:table-cell>
          <table:table-cell table:style-name="ce17" office:value-type="string" calcext:value-type="string">
            <text:p>Bot</text:p>
          </table:table-cell>
          <table:table-cell table:style-name="ce6" office:value-type="string" calcext:value-type="string">
            <text:p>N</text:p>
          </table:table-cell>
          <table:table-cell table:style-name="ce6" office:value-type="string" calcext:value-type="string">
            <text:p>IT WORKED! I mean… Of course it worked, what were you expecting?***Ah… Perfect, like a glove. Is that expression correct in that context?***See? It’s not that bad.</text:p>
          </table:table-cell>
          <table:table-cell table:formula="of:=GOOGLETRANSLATE_YOULIBRECALC([.$D97];[.$D$2];[.$E$2])" office:value-type="string" office:string-value="它奏效了！我的意思是……当然有效，您期望什么？***啊……完美，就像手套一样。在这种情况下，该表达式正确吗？***看到吗？还不错。" calcext:value-type="string">
            <text:p>它奏效了！我的意思是……当然有效，您期望什么？***啊……完美，就像手套一样。在这种情况下，该表达式正确吗？***看到吗？还不错。</text:p>
          </table:table-cell>
          <table:table-cell table:formula="of:=GOOGLETRANSLATE_YOULIBRECALC([.$D97];[.$D$2];[.$F$2])" office:value-type="string" office:string-value="うまくいった！つまり…もちろん、それはうまくいきました、あなたは何を期待していましたか？***ああ…グローブのように完璧です。その文脈ではその表現は正しいですか？***見てください？それほど悪くはありません。" calcext:value-type="string">
            <text:p>うまくいった！つまり…もちろん、それはうまくいきました、あなたは何を期待していましたか？***ああ…グローブのように完璧です。その文脈ではその表現は正しいですか？***見てください？それほど悪くはありません。</text:p>
          </table:table-cell>
          <table:table-cell table:formula="of:=GOOGLETRANSLATE_YOULIBRECALC([.$D97];[.$D$2];[.$G$2])" office:value-type="string" office:string-value="To zadziałało! Mam na myśli… oczywiście zadziałało, czego się spodziewałeś? *** Ach… idealne, jak rękawiczka. Czy to wyrażenie jest poprawne w tym kontekście? *** Zobacz? To nie jest takie złe." calcext:value-type="string">
            <text:p>To zadziałało! Mam na myśli… oczywiście zadziałało, czego się spodziewałeś? *** Ach… idealne, jak rękawiczka. Czy to wyrażenie jest poprawne w tym kontekście? *** Zobacz? To nie jest takie złe.</text:p>
          </table:table-cell>
          <table:table-cell table:formula="of:=GOOGLETRANSLATE_YOULIBRECALC([.$D97];[.$D$2];[.$H$2])" office:value-type="string" office:string-value="¡Funcionó! Quiero decir ... por supuesto que funcionó, ¿qué esperabas? *** Ah ... perfecto, como un guante. ¿Es esa expresión correcta en ese contexto? *** ¿Ver? No es tan malo." calcext:value-type="string">
            <text:p>¡Funcionó! Quiero decir ... por supuesto que funcionó, ¿qué esperabas? *** Ah ... perfecto, como un guante. ¿Es esa expresión correcta en ese contexto? *** ¿Ver? No es tan malo.</text:p>
          </table:table-cell>
          <table:table-cell table:formula="of:=GOOGLETRANSLATE_YOULIBRECALC([.$D97];[.$D$2];[.$I$2])" office:value-type="string" office:string-value="Это сработало! Я имею в виду ... конечно, это сработало, что вы ожидали? *** Ах ... Идеально, как перчатка. Это выражение правильно в этом контексте? *** Видите? Это не так уж плохо." calcext:value-type="string">
            <text:p>Это сработало! Я имею в виду ... конечно, это сработало, что вы ожидали? *** Ах ... Идеально, как перчатка. Это выражение правильно в этом контексте? *** Видите? Это не так уж плохо.</text:p>
          </table:table-cell>
          <table:table-cell table:formula="of:=GOOGLETRANSLATE_YOULIBRECALC([.$D97];[.$D$2];[.$J$2])" office:value-type="string" office:string-value="Cela a fonctionné! Je veux dire… bien sûr que cela a fonctionné, à quoi vous attendiez-vous? *** Ah… parfait, comme un gant. Cette expression est-elle correcte dans ce contexte? *** Voir? Ce n'est pas si mal." calcext:value-type="string">
            <text:p>Cela a fonctionné! Je veux dire… bien sûr que cela a fonctionné, à quoi vous attendiez-vous? *** Ah… parfait, comme un gant. Cette expression est-elle correcte dans ce contexte? *** Voir? Ce n'est pas si mal.</text:p>
          </table:table-cell>
          <table:table-cell table:formula="of:=GOOGLETRANSLATE_YOULIBRECALC([.$D97];[.$D$2];[.$K$2])" office:value-type="string" office:string-value="Delovalo je! Mislim… seveda je delovalo, kaj ste pričakovali? *** Ah… popoln, kot rokavica. Je ta izraz v tem kontekstu pravilen? *** Glej? Ni tako slabo." calcext:value-type="string">
            <text:p>Delovalo je! Mislim… seveda je delovalo, kaj ste pričakovali? *** Ah… popoln, kot rokavica. Je ta izraz v tem kontekstu pravilen? *** Glej? Ni tako slabo.</text:p>
          </table:table-cell>
          <table:table-cell table:formula="of:=GOOGLETRANSLATE_YOULIBRECALC([.$D97];[.$D$2];[.$L$2])" office:value-type="string" office:string-value="Működött! Úgy értem ... természetesen működött, mit vártál? *** Ah ... tökéletes, mint egy kesztyű. Helyes -e ez a kifejezés ebben az összefüggésben? *** Lásd? Nem olyan rossz." calcext:value-type="string">
            <text:p>Működött! Úgy értem ... természetesen működött, mit vártál? *** Ah ... tökéletes, mint egy kesztyű. Helyes -e ez a kifejezés ebben az összefüggésben? *** Lásd? Nem olyan rossz.</text:p>
          </table:table-cell>
          <table:table-cell table:formula="of:=GOOGLETRANSLATE_YOULIBRECALC([.$D97];[.$D$2];[.$M$2])" office:value-type="string" office:string-value="Δούλεψε! Θέλω να πω ... φυσικά λειτούργησε, τι περιμένατε; *** Αχ ... τέλειο, σαν γάντι. Είναι αυτή η έκφραση σωστή σε αυτό το πλαίσιο; *** Δείτε; Δεν είναι τόσο κακό." calcext:value-type="string">
            <text:p>Δούλεψε! Θέλω να πω ... φυσικά λειτούργησε, τι περιμένατε; *** Αχ ... τέλειο, σαν γάντι. Είναι αυτή η έκφραση σωστή σε αυτό το πλαίσιο; *** Δείτε; Δεν είναι τόσο κακό.</text:p>
          </table:table-cell>
          <table:table-cell table:formula="of:=GOOGLETRANSLATE_YOULIBRECALC([.$D97];[.$D$2];[.$N$2])" office:value-type="string" office:string-value="İşe yaradı! Demek istediğim… elbette işe yaradı, ne bekliyordun? *** ah… mükemmel, eldiven gibi. Bu ifade bu bağlamda doğru mu? *** görüyor musunuz? O kadar da kötü değil." calcext:value-type="string">
            <text:p>İşe yaradı! Demek istediğim… elbette işe yaradı, ne bekliyordun? *** ah… mükemmel, eldiven gibi. Bu ifade bu bağlamda doğru mu? *** görüyor musunuz? O kadar da kötü değil.</text:p>
          </table:table-cell>
          <table:table-cell table:formula="of:=GOOGLETRANSLATE_YOULIBRECALC([.$D97];[.$D$2];[.$O$2])" office:value-type="string" office:string-value="Ha funzionato! Voglio dire ... certo che ha funzionato, cosa ti aspettavi? *** Ah ... perfetto, come un guanto. Quell'espressione è corretta in quel contesto? *** Vedi? Non è poi così male." calcext:value-type="string">
            <text:p>Ha funzionato! Voglio dire ... certo che ha funzionato, cosa ti aspettavi? *** Ah ... perfetto, come un guanto. Quell'espressione è corretta in quel contesto? *** Vedi? Non è poi così male.</text:p>
          </table:table-cell>
          <table:table-cell table:formula="of:=GOOGLETRANSLATE_YOULIBRECALC([.$D97];[.$D$2];[.$P$2])" office:value-type="string" office:string-value="Het werkte! Ik bedoel ... natuurlijk werkte het, wat verwachtte je? *** Ah ... perfect, als een handschoen. Is die uitdrukking in die context correct? *** Zie je? Het is niet zo erg." calcext:value-type="string">
            <text:p>Het werkte! Ik bedoel ... natuurlijk werkte het, wat verwachtte je? *** Ah ... perfect, als een handschoen. Is die uitdrukking in die context correct? *** Zie je? Het is niet zo erg.</text:p>
          </table:table-cell>
          <table:table-cell table:formula="of:=GOOGLETRANSLATE_YOULIBRECALC([.$D97];[.$D$2];[.$Q$2])" office:value-type="string" office:string-value="효과가 있었다! 내 말은 ... 물론 효과가 있었는데, 당신은 무엇을 기대 했습니까? *** 아… 글러브처럼 완벽합니다. 그 맥락에서 그 표현이 정확합니까? *** 보십니까? 그렇게 나쁘지 않습니다." calcext:value-type="string">
            <text:p>효과가 있었다! 내 말은 ... 물론 효과가 있었는데, 당신은 무엇을 기대 했습니까? *** 아… 글러브처럼 완벽합니다. 그 맥락에서 그 표현이 정확합니까? *** 보십니까? 그렇게 나쁘지 않습니다.</text:p>
          </table:table-cell>
          <table:table-cell table:formula="of:=GOOGLETRANSLATE_YOULIBRECALC([.$D97];[.$D$2];[.$R$2])" office:value-type="string" office:string-value="Fungovalo to! Myslím ... samozrejme, že to fungovalo, čo ste čakali? *** Ah ... perfektné, ako rukavice. Je tento výraz v tomto kontexte správne? *** Vidíte? Nie je to také zlé." calcext:value-type="string">
            <text:p>Fungovalo to! Myslím ... samozrejme, že to fungovalo, čo ste čakali? *** Ah ... perfektné, ako rukavice. Je tento výraz v tomto kontexte správne? *** Vidíte? Nie je to také zlé.</text:p>
          </table:table-cell>
          <table:table-cell table:formula="of:=GOOGLETRANSLATE_YOULIBRECALC([.$D97];[.$D$2];[.$S$2])" office:value-type="string" office:string-value="IT WORKED! I mean… Of course it worked, what were you expecting?***Ah… Perfect, like a glove. Is that expression correct in that context?***See? It’s not that bad." calcext:value-type="string">
            <text:p>IT WORKED! I mean… Of course it worked, what were you expecting?***Ah… Perfect, like a glove. Is that expression correct in that context?***See? It’s not that bad.</text:p>
          </table:table-cell>
          <table:table-cell table:formula="of:=GOOGLETRANSLATE_YOULIBRECALC([.$D97];[.$D$2];[.$T$2])" office:value-type="string" office:string-value="ได้ผล! ฉันหมายถึง…แน่นอนว่ามันใช้งานได้คุณคาดหวังอะไร *** อ่า…สมบูรณ์แบบเหมือนถุงมือ นิพจน์นั้นถูกต้องในบริบทนั้นหรือไม่? มันไม่ได้แย่ขนาดนั้น" calcext:value-type="string">
            <text:p>ได้ผล! ฉันหมายถึง…แน่นอนว่ามันใช้งานได้คุณคาดหวังอะไร *** อ่า…สมบูรณ์แบบเหมือนถุงมือ นิพจน์นั้นถูกต้องในบริบทนั้นหรือไม่? มันไม่ได้แย่ขนาดนั้น</text:p>
          </table:table-cell>
          <table:table-cell table:formula="of:=GOOGLETRANSLATE_YOULIBRECALC([.$D97];[.$D$2];[.$U$2])" office:value-type="string" office:string-value="Itu berhasil! Maksudku ... tentu saja berhasil, apa yang kamu harapkan? *** Ah ... sempurna, seperti sarung tangan. Apakah ekspresi itu benar dalam konteks itu? *** Lihat? Ini tidak seburuk itu." calcext:value-type="string">
            <text:p>Itu berhasil! Maksudku ... tentu saja berhasil, apa yang kamu harapkan? *** Ah ... sempurna, seperti sarung tangan. Apakah ekspresi itu benar dalam konteks itu? *** Lihat? Ini tidak seburuk itu.</text:p>
          </table:table-cell>
          <table:table-cell table:formula="of:=GOOGLETRANSLATE_YOULIBRECALC([.$D97];[.$D$2];[.$V$2])" office:value-type="string" office:string-value="Fungovalo to! Myslím ... samozřejmě to fungovalo, co jsi čekal? *** Ah ... perfektní, jako rukavice. Je tento výraz v tomto kontextu správný? *** Vidí? Není to tak špatné." calcext:value-type="string">
            <text:p>Fungovalo to! Myslím ... samozřejmě to fungovalo, co jsi čekal? *** Ah ... perfektní, jako rukavice. Je tento výraz v tomto kontextu správný? *** Vidí? Není to tak špatné.</text:p>
          </table:table-cell>
          <table:table-cell table:formula="of:=GOOGLETRANSLATE_YOULIBRECALC([.$D97];[.$D$2];[.$W$2])" office:value-type="string" office:string-value="Nagtrabaho ito! Ibig kong sabihin ... syempre nagtrabaho ito, ano ang inaasahan mo? *** Ah ... perpekto, tulad ng isang guwantes. Tama ba ang expression na iyon sa kontekstong iyon? *** Kita? Hindi ito masama." calcext:value-type="string">
            <text:p>Nagtrabaho ito! Ibig kong sabihin ... syempre nagtrabaho ito, ano ang inaasahan mo? *** Ah ... perpekto, tulad ng isang guwantes. Tama ba ang expression na iyon sa kontekstong iyon? *** Kita? Hindi ito masama.</text:p>
          </table:table-cell>
          <table:table-cell table:formula="of:=GOOGLETRANSLATE_YOULIBRECALC([.$D97];[.$D$2];[.$X$2])" office:value-type="string" office:string-value="Це спрацювало! Я маю на увазі… звичайно, це спрацювало, чого ти очікував? *** Ах ... ідеально, як рукавичка. Чи правильний цей вираз у цьому контексті? *** Дивіться? Це не так вже й погано." calcext:value-type="string">
            <text:p>Це спрацювало! Я маю на увазі… звичайно, це спрацювало, чого ти очікував? *** Ах ... ідеально, як рукавичка. Чи правильний цей вираз у цьому контексті? *** Дивіться? Це не так вже й погано.</text:p>
          </table:table-cell>
          <table:table-cell table:formula="of:=GOOGLETRANSLATE_YOULIBRECALC([.$D97];[.$D$2];[.$Y$2])" office:value-type="string" office:string-value="Nó đã làm việc! Ý tôi là, tất nhiên là nó đã hoạt động, bạn đang mong đợi điều gì? *** Ah, hoàn hảo, giống như một chiếc găng tay. Biểu thức đó có đúng trong bối cảnh đó không? *** Xem? Nó không tệ lắm." calcext:value-type="string">
            <text:p>Nó đã làm việc! Ý tôi là, tất nhiên là nó đã hoạt động, bạn đang mong đợi điều gì? *** Ah, hoàn hảo, giống như một chiếc găng tay. Biểu thức đó có đúng trong bối cảnh đó không? *** Xem? Nó không tệ lắm.</text:p>
          </table:table-cell>
          <table:table-cell table:formula="of:=GOOGLETRANSLATE_YOULIBRECALC([.$D97];[.$D$2];[.$Z$2])" office:value-type="string" office:string-value="Es hat funktioniert! Ich meine ... natürlich hat es funktioniert, was hast du erwartet? *** Ah ... perfekt, wie ein Handschuh. Ist dieser Ausdruck in diesem Zusammenhang richtig? *** Sehen Sie? Ist doch nicht schlimm." calcext:value-type="string">
            <text:p>Es hat funktioniert! Ich meine ... natürlich hat es funktioniert, was hast du erwartet? *** Ah ... perfekt, wie ein Handschuh. Ist dieser Ausdruck in diesem Zusammenhang richtig? *** Sehen Sie? Ist doch nicht schlimm.</text:p>
          </table:table-cell>
          <table:table-cell table:formula="of:=GOOGLETRANSLATE_YOULIBRECALC([.$D97];[.$D$2];[.$AA$2])" office:value-type="string" office:string-value="Se toimi! Tarkoitan… tietysti se toimi, mitä odotit? *** Ah… täydellinen, kuten käsine. Onko se ilmaisu oikea tässä yhteydessä? *** Katso? Se ei ole niin paha." calcext:value-type="string">
            <text:p>Se toimi! Tarkoitan… tietysti se toimi, mitä odotit? *** Ah… täydellinen, kuten käsine. Onko se ilmaisu oikea tässä yhteydessä? *** Katso? Se ei ole niin paha.</text:p>
          </table:table-cell>
          <table:table-cell table:formula="of:=GOOGLETRANSLATE_YOULIBRECALC([.$D97];[.$D$2];[.$AB$2])" office:value-type="string" office:string-value="Det fungerede! Jeg mener ... selvfølgelig virkede det, hvad forventede du? *** ah ... perfekt, som en handske. Er det udtryk korrekt i den sammenhæng? *** se? Det er ikke så slemt." calcext:value-type="string">
            <text:p>Det fungerede! Jeg mener ... selvfølgelig virkede det, hvad forventede du? *** ah ... perfekt, som en handske. Er det udtryk korrekt i den sammenhæng? *** se? Det er ikke så slemt.</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Cowgirl_AfterFirstInsertBotRape</text:p>
          </table:table-cell>
          <table:table-cell table:style-name="ce17" office:value-type="string" calcext:value-type="string">
            <text:p>You</text:p>
          </table:table-cell>
          <table:table-cell table:style-name="ce6" office:value-type="string" calcext:value-type="string">
            <text:p>N</text:p>
          </table:table-cell>
          <table:table-cell table:style-name="ce6" office:value-type="string" calcext:value-type="string">
            <text:p>null</text:p>
          </table:table-cell>
          <table:table-cell table:formula="of:=GOOGLETRANSLATE_YOULIBRECALC([.$D98];[.$D$2];[.$E$2])" office:value-type="string" office:string-value="无效的" calcext:value-type="string">
            <text:p>无效的</text:p>
          </table:table-cell>
          <table:table-cell table:formula="of:=GOOGLETRANSLATE_YOULIBRECALC([.$D98];[.$D$2];[.$F$2])" office:value-type="string" office:string-value="ヌル" calcext:value-type="string">
            <text:p>ヌル</text:p>
          </table:table-cell>
          <table:table-cell table:formula="of:=GOOGLETRANSLATE_YOULIBRECALC([.$D98];[.$D$2];[.$G$2])" office:value-type="string" office:string-value="nieważny" calcext:value-type="string">
            <text:p>nieważny</text:p>
          </table:table-cell>
          <table:table-cell table:formula="of:=GOOGLETRANSLATE_YOULIBRECALC([.$D98];[.$D$2];[.$H$2])" office:value-type="string" office:string-value="nulo" calcext:value-type="string">
            <text:p>nulo</text:p>
          </table:table-cell>
          <table:table-cell table:formula="of:=GOOGLETRANSLATE_YOULIBRECALC([.$D98];[.$D$2];[.$I$2])" office:value-type="string" office:string-value="нулевой" calcext:value-type="string">
            <text:p>нулевой</text:p>
          </table:table-cell>
          <table:table-cell table:formula="of:=GOOGLETRANSLATE_YOULIBRECALC([.$D98];[.$D$2];[.$J$2])" office:value-type="string" office:string-value="nul" calcext:value-type="string">
            <text:p>nul</text:p>
          </table:table-cell>
          <table:table-cell table:formula="of:=GOOGLETRANSLATE_YOULIBRECALC([.$D98];[.$D$2];[.$K$2])" office:value-type="string" office:string-value="null" calcext:value-type="string">
            <text:p>null</text:p>
          </table:table-cell>
          <table:table-cell table:formula="of:=GOOGLETRANSLATE_YOULIBRECALC([.$D98];[.$D$2];[.$L$2])" office:value-type="string" office:string-value="nulla" calcext:value-type="string">
            <text:p>nulla</text:p>
          </table:table-cell>
          <table:table-cell table:formula="of:=GOOGLETRANSLATE_YOULIBRECALC([.$D98];[.$D$2];[.$M$2])" office:value-type="string" office:string-value="άκυρος" calcext:value-type="string">
            <text:p>άκυρος</text:p>
          </table:table-cell>
          <table:table-cell table:formula="of:=GOOGLETRANSLATE_YOULIBRECALC([.$D98];[.$D$2];[.$N$2])" office:value-type="string" office:string-value="hükümsüz" calcext:value-type="string">
            <text:p>hükümsüz</text:p>
          </table:table-cell>
          <table:table-cell table:formula="of:=GOOGLETRANSLATE_YOULIBRECALC([.$D98];[.$D$2];[.$O$2])" office:value-type="string" office:string-value="null" calcext:value-type="string">
            <text:p>null</text:p>
          </table:table-cell>
          <table:table-cell table:formula="of:=GOOGLETRANSLATE_YOULIBRECALC([.$D98];[.$D$2];[.$P$2])" office:value-type="string" office:string-value="nul" calcext:value-type="string">
            <text:p>nul</text:p>
          </table:table-cell>
          <table:table-cell table:formula="of:=GOOGLETRANSLATE_YOULIBRECALC([.$D98];[.$D$2];[.$Q$2])" office:value-type="string" office:string-value="널" calcext:value-type="string">
            <text:p>널</text:p>
          </table:table-cell>
          <table:table-cell table:formula="of:=GOOGLETRANSLATE_YOULIBRECALC([.$D98];[.$D$2];[.$R$2])" office:value-type="string" office:string-value="nulové" calcext:value-type="string">
            <text:p>nulové</text:p>
          </table:table-cell>
          <table:table-cell table:formula="of:=GOOGLETRANSLATE_YOULIBRECALC([.$D98];[.$D$2];[.$S$2])" office:value-type="string" office:string-value="null" calcext:value-type="string">
            <text:p>null</text:p>
          </table:table-cell>
          <table:table-cell table:formula="of:=GOOGLETRANSLATE_YOULIBRECALC([.$D98];[.$D$2];[.$T$2])" office:value-type="string" office:string-value="โมฆะ" calcext:value-type="string">
            <text:p>โมฆะ</text:p>
          </table:table-cell>
          <table:table-cell table:formula="of:=GOOGLETRANSLATE_YOULIBRECALC([.$D98];[.$D$2];[.$U$2])" office:value-type="string" office:string-value="batal" calcext:value-type="string">
            <text:p>batal</text:p>
          </table:table-cell>
          <table:table-cell table:formula="of:=GOOGLETRANSLATE_YOULIBRECALC([.$D98];[.$D$2];[.$V$2])" office:value-type="string" office:string-value="null" calcext:value-type="string">
            <text:p>null</text:p>
          </table:table-cell>
          <table:table-cell table:formula="of:=GOOGLETRANSLATE_YOULIBRECALC([.$D98];[.$D$2];[.$W$2])" office:value-type="string" office:string-value="Null" calcext:value-type="string">
            <text:p>Null</text:p>
          </table:table-cell>
          <table:table-cell table:formula="of:=GOOGLETRANSLATE_YOULIBRECALC([.$D98];[.$D$2];[.$X$2])" office:value-type="string" office:string-value="нульовий" calcext:value-type="string">
            <text:p>нульовий</text:p>
          </table:table-cell>
          <table:table-cell table:formula="of:=GOOGLETRANSLATE_YOULIBRECALC([.$D98];[.$D$2];[.$Y$2])" office:value-type="string" office:string-value="vô giá trị" calcext:value-type="string">
            <text:p>vô giá trị</text:p>
          </table:table-cell>
          <table:table-cell table:formula="of:=GOOGLETRANSLATE_YOULIBRECALC([.$D98];[.$D$2];[.$Z$2])" office:value-type="string" office:string-value="NULL" calcext:value-type="string">
            <text:p>NULL</text:p>
          </table:table-cell>
          <table:table-cell table:formula="of:=GOOGLETRANSLATE_YOULIBRECALC([.$D98];[.$D$2];[.$AA$2])" office:value-type="string" office:string-value="tyhjä" calcext:value-type="string">
            <text:p>tyhjä</text:p>
          </table:table-cell>
          <table:table-cell table:formula="of:=GOOGLETRANSLATE_YOULIBRECALC([.$D9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 table:number-rows-repeated="91">
          <table:table-cell table:style-name="ce6"/>
          <table:table-cell table:style-name="ce17"/>
          <table:table-cell table:style-name="ce6" table:number-columns-repeated="2"/>
          <table:table-cell table:number-columns-repeated="16380"/>
        </table:table-row>
        <table:table-row table:style-name="ro1" table:number-rows-repeated="1048386">
          <table:table-cell table:number-columns-repeated="16384"/>
        </table:table-row>
        <table:table-row table:style-name="ro1">
          <table:table-cell table:number-columns-repeated="16384"/>
        </table:table-row>
        <calcext:conditional-formats>
          <calcext:conditional-format calcext:target-range-address="Hoja1.B1:Hoja1.B1048576">
            <calcext:condition calcext:apply-style-name="Good" calcext:value="contains-text(&quot;Bot&quot;)" calcext:base-cell-address="Hoja1.B1"/>
          </calcext:conditional-format>
          <calcext:conditional-format calcext:target-range-address="Hoja1.B1:Hoja1.B1048576">
            <calcext:condition calcext:apply-style-name="Neutral" calcext:value="contains-text(&quot;You&quot;)" calcext:base-cell-address="Hoja1.B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3">00/00/0000</text:date>, <text:time style:data-style-name="N2" text:time-value="08:11:13.104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16T22:55:08.012000000</meta:creation-date>
    <dc:date>2025-08-23T09:22:54.618000000</dc:date>
    <meta:editing-duration>PT2H40M28S</meta:editing-duration>
    <meta:editing-cycles>28</meta:editing-cycles>
    <meta:generator>LibreOffice/24.2.5.2$Windows_X86_64 LibreOffice_project/bffef4ea93e59bebbeaf7f431bb02b1a39ee8a59</meta:generator>
    <meta:document-statistic meta:table-count="1" meta:cell-count="2827" meta:object-count="0"/>
  </office:meta>
</office:document-meta>
</file>